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nux Libertine G1" svg:font-family="'Linux Libertine G'"/>
    <style:font-face style:name="Linux libertine g" svg:font-family="'Linux libertine g'"/>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0.69pt"/>
    </style:style>
    <style:style style:name="co2" style:family="table-column">
      <style:table-column-properties fo:break-before="auto" style:column-width="70.16pt"/>
    </style:style>
    <style:style style:name="co3" style:family="table-column">
      <style:table-column-properties fo:break-before="auto" style:column-width="47.96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T1" style:family="text">
      <style:text-properties fo:font-size="11pt" style:font-style-asian="normal" fo:font-weight="normal" style:text-underline-style="none" style:text-underline-color="font-color" style:text-line-through-type="none" fo:font-style="normal" style:text-outline="false" fo:color="#000000" style:text-position="0% 100%" style:font-name="Linux Libertine G" fo:text-shadow="none" style:font-name-complex="Linux Libertine G" style:font-size-asian="11pt" style:font-size-complex="11pt" style:font-weight-asian="normal" style:font-weight-complex="normal" style:font-style-complex="normal"/>
    </style:style>
    <style:style style:name="T2"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complex="Arial" style:font-name="Arial"/>
    </style:style>
    <style:style style:name="T3"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Linux Libertine G" style:font-name-complex="Linux Libertine G"/>
    </style:style>
    <style:style style:name="T4"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Arial" style:font-name-complex="Arial"/>
    </style:style>
    <style:style style:name="T5" style:family="text">
      <style:text-properties style:text-position="0% 100%" style:font-name="Arial" style:font-style-asian="normal" style:font-weight-complex="normal" style:font-weight-asian="normal" style:font-size-complex="11pt" style:font-size-asian="11pt" style:font-name-complex="Arial" fo:text-shadow="none" fo:color="#000000" style:text-outline="false" fo:font-style="normal" style:text-line-through-type="none" style:text-underline-style="none" style:text-underline-color="font-color" fo:font-weight="normal" fo:font-size="11pt" style:font-style-complex="normal"/>
    </style:style>
    <style:style style:name="T6" style:family="text">
      <style:text-properties style:text-position="0% 100%"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font-style-complex="normal" style:font-name="Linux Libertine G" style:font-name-complex="Linux Libertine G"/>
    </style:style>
    <style:style style:name="T7" style:family="text">
      <style:text-properties style:font-name="Linux Libertine G" fo:font-size="11pt" fo:font-weight="normal" style:text-underline-style="none" style:text-underline-color="font-color" style:text-line-through-type="none" fo:font-style="normal" style:text-outline="false" fo:color="#000000" style:font-style-complex="normal" style:text-position="0% 100%" fo:text-shadow="none" style:font-name-complex="Linux Libertine G" style:font-size-asian="11pt" style:font-size-complex="11pt" style:font-weight-asian="normal" style:font-weight-complex="normal" style:font-style-asian="normal"/>
    </style:style>
    <style:style style:name="T8" style:family="text">
      <style:text-properties fo:font-size="11pt" fo:font-weight="normal" style:text-underline-style="none" style:text-underline-color="font-color" style:text-line-through-type="none" fo:font-style="normal" style:text-outline="false" fo:color="#000000" style:font-style-complex="normal" style:text-position="0% 100%" fo:text-shadow="none" style:font-size-asian="11pt" style:font-size-complex="11pt" style:font-weight-asian="normal" style:font-weight-complex="normal" style:font-style-asian="normal" style:font-name="Arial" style:font-name-complex="Arial"/>
    </style:style>
    <style:style style:name="T9" style:family="text">
      <style:text-properties fo:font-size="11pt" fo:font-weight="normal" style:text-underline-style="none" style:text-underline-color="font-color" style:text-line-through-type="none" fo:font-style="normal" style:text-outline="false" fo:color="#000000" style:font-style-complex="normal" style:text-position="0% 100%" fo:text-shadow="none" style:font-size-asian="11pt" style:font-size-complex="11pt" style:font-weight-asian="normal" style:font-weight-complex="normal" style:font-style-asian="normal" style:font-name-complex="Linux Libertine G" style:font-name="Linux Libertine G"/>
    </style:style>
    <style:style style:name="T10" style:family="text">
      <style:text-properties fo:font-size="11pt" fo:font-weight="normal" style:text-underline-style="none" style:text-underline-color="font-color" style:text-line-through-type="none" fo:font-style="normal" style:text-outline="false" fo:color="#000000" style:font-style-complex="normal" style:text-position="0% 100%" fo:text-shadow="none" style:font-size-asian="11pt" style:font-size-complex="11pt" style:font-weight-asian="normal" style:font-weight-complex="normal" style:font-style-asian="normal" style:font-name="Linux Libertine G" style:font-name-complex="Linux Libertine G"/>
    </style:style>
    <style:style style:name="T11" style:family="text">
      <style:text-properties style:text-position="0% 100%" style:font-name="Linux Libertine G" fo:font-size="11pt" fo:font-weight="normal" style:text-underline-style="none" style:text-underline-color="font-color" style:text-line-through-type="none" fo:font-style="normal" style:text-outline="false" fo:color="#000000" fo:text-shadow="none" style:font-name-complex="Linux Libertine G" style:font-size-asian="11pt" style:font-size-complex="11pt" style:font-weight-asian="normal" style:font-weight-complex="normal" style:font-style-asian="normal" style:font-style-complex="normal"/>
    </style:style>
    <style:style style:name="T12" style:family="text">
      <style:text-properties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style-complex="normal" style:font-name="Arial" style:font-name-complex="Arial"/>
    </style:style>
    <style:style style:name="T13" style:family="text">
      <style:text-properties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style-complex="normal" style:font-name="Linux Libertine G" style:font-name-complex="Linux Libertine G"/>
    </style:style>
    <style:style style:name="T14"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complex="Linux Libertine G" style:font-name="Linux Libertine G"/>
    </style:style>
    <style:style style:name="T15"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name-complex="Linux Libertine G" style:font-size-asian="11pt" style:font-size-complex="11pt" style:font-weight-asian="normal" style:font-weight-complex="normal" style:font-style-asian="normal" style:font-name="Linux Libertine G"/>
    </style:style>
    <style:style style:name="T16"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name="Arial" style:font-name-complex="Arial"/>
    </style:style>
    <style:style style:name="T17"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name="Linux Libertine G" style:font-name-complex="Linux Libertine G"/>
    </style:style>
    <style:style style:name="T18" style:family="text">
      <style:text-properties fo:font-size="11pt" style:font-style-asian="normal" style:font-weight-complex="normal" style:font-weight-asian="normal" style:font-size-asian="11pt" style:font-name-complex="Linux Libertine G" style:text-position="0% 100%" style:text-line-through-type="none" fo:color="#000000" fo:text-shadow="none" style:font-size-complex="11pt" style:font-name="Linux Libertine G" style:font-style-complex="normal" style:text-outline="false" fo:font-style="normal" style:text-underline-style="none" style:text-underline-color="font-color" fo:font-weight="normal"/>
    </style:style>
    <style:style style:name="T19" style:family="text">
      <style:text-properties fo:font-size="11pt" style:font-style-asian="normal" style:font-weight-complex="normal" style:font-weight-asian="normal" style:font-size-asian="11pt" style:text-position="0% 100%" style:text-line-through-type="none" fo:color="#000000" fo:text-shadow="none" style:font-size-complex="11pt" style:font-style-complex="normal" style:text-outline="false" fo:font-style="normal" style:text-underline-style="none" style:text-underline-color="font-color" fo:font-weight="normal" style:font-name="Arial" style:font-name-complex="Arial"/>
    </style:style>
    <style:style style:name="T20" style:family="text">
      <style:text-properties fo:font-size="11pt" style:font-style-asian="normal" style:font-weight-complex="normal" style:font-weight-asian="normal" style:font-size-asian="11pt" style:text-position="0% 100%" style:text-line-through-type="none" fo:color="#000000" fo:text-shadow="none" style:font-size-complex="11pt" style:font-style-complex="normal" style:text-outline="false" fo:font-style="normal" style:text-underline-style="none" style:text-underline-color="font-color" fo:font-weight="normal" style:font-name="Linux Libertine G" style:font-name-complex="Linux Libertine G"/>
    </style:style>
    <style:style style:name="T21" style:family="text">
      <style:text-properties fo:font-size="11pt" style:font-style-asian="normal" style:font-weight-complex="normal" style:font-weight-asian="normal" style:font-size-asian="11pt" style:text-position="0% 100%" style:text-line-through-type="none" fo:color="#000000" fo:text-shadow="none" style:font-size-complex="11pt" style:font-style-complex="normal" style:text-outline="false" fo:font-style="normal" style:text-underline-style="none" style:text-underline-color="font-color" fo:font-weight="normal" style:font-name-complex="Arial" style:font-name="Arial"/>
    </style:style>
    <style:style style:name="T22" style:family="text">
      <style:text-properties fo:font-size="11pt" style:font-style-asian="normal" style:font-weight-complex="normal" style:font-weight-asian="normal" style:font-size-asian="11pt" style:text-position="0% 100%" style:text-line-through-type="none" fo:color="#000000" fo:text-shadow="none" style:font-size-complex="11pt" style:font-style-complex="normal" style:text-outline="false" fo:font-style="normal" style:text-underline-style="none" style:text-underline-color="font-color" fo:font-weight="normal" style:font-name-complex="Linux Libertine G" style:font-name="Linux Libertine G"/>
    </style:style>
    <style:style style:name="T23" style:family="text">
      <style:text-properties style:text-position="0% 100%" style:font-name="Linux Libertine G" style:font-style-asian="normal" style:font-weight-complex="normal" style:font-weight-asian="normal" style:font-size-complex="11pt" style:font-size-asian="11pt" style:font-name-complex="Linux Libertine G" fo:text-shadow="none" fo:color="#000000" style:text-outline="false" fo:font-style="normal" style:text-line-through-type="none" style:text-underline-style="none" style:text-underline-color="font-color" fo:font-weight="normal" fo:font-size="11pt" style:font-style-complex="normal"/>
    </style:style>
    <style:style style:name="T24" style:family="text">
      <style:text-properties style:text-position="0% 100%"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font-style-complex="normal" style:font-name="Arial" style:font-name-complex="Arial"/>
    </style:style>
    <style:style style:name="T25" style:family="text">
      <style:text-properties style:font-name="Linux Libertine G" fo:font-size="11pt" fo:font-weight="normal" style:text-underline-style="none" style:text-underline-color="font-color" fo:font-style="normal" style:text-outline="false" style:font-name-complex="Linux Libertine G" style:text-line-through-type="none" fo:color="#000000" fo:text-shadow="none" style:font-size-complex="11pt" style:font-style-complex="normal" style:text-position="0% 100%" style:font-size-asian="11pt" style:font-weight-asian="normal" style:font-weight-complex="normal" style:font-style-asian="normal"/>
    </style:style>
    <style:style style:name="T26" style:family="text">
      <style:text-properties fo:font-size="11pt" fo:font-weight="normal" style:text-underline-style="none" style:text-underline-color="font-color" fo:font-style="normal" style:text-outline="false" style:text-line-through-type="none" fo:color="#000000" fo:text-shadow="none" style:font-size-complex="11pt" style:font-style-complex="normal" style:text-position="0% 100%" style:font-size-asian="11pt" style:font-weight-asian="normal" style:font-weight-complex="normal" style:font-style-asian="normal" style:font-name="Arial" style:font-name-complex="Arial"/>
    </style:style>
    <style:style style:name="T27" style:family="text">
      <style:text-properties fo:font-size="11pt" fo:font-weight="normal" style:text-underline-style="none" style:text-underline-color="font-color" fo:font-style="normal" style:text-outline="false" style:text-line-through-type="none" fo:color="#000000" fo:text-shadow="none" style:font-size-complex="11pt" style:font-style-complex="normal" style:text-position="0% 100%" style:font-size-asian="11pt" style:font-weight-asian="normal" style:font-weight-complex="normal" style:font-style-asian="normal" style:font-name="Linux Libertine G" style:font-name-complex="Linux Libertine G"/>
    </style:style>
    <style:style style:name="T28" style:family="text">
      <style:text-properties fo:font-size="11pt" fo:font-weight="normal" style:text-underline-style="none" style:text-underline-color="font-color" fo:font-style="normal" style:text-outline="false" style:text-line-through-type="none" fo:color="#000000" fo:text-shadow="none" style:font-size-complex="11pt" style:font-style-complex="normal" style:text-position="0% 100%" style:font-size-asian="11pt" style:font-weight-asian="normal" style:font-weight-complex="normal" style:font-style-asian="normal" style:font-name-complex="Arial" style:font-name="Arial"/>
    </style:style>
    <style:style style:name="T29" style:family="text">
      <style:text-properties fo:font-size="11pt" fo:font-weight="normal" style:text-underline-style="none" style:text-underline-color="font-color" fo:font-style="normal" style:text-outline="false" style:text-line-through-type="none" fo:color="#000000" fo:text-shadow="none" style:font-size-complex="11pt" style:font-style-complex="normal" style:text-position="0% 100%" style:font-size-asian="11pt" style:font-weight-asian="normal" style:font-weight-complex="normal" style:font-style-asian="normal" style:font-name-complex="Linux Libertine G" style:font-name="Linux Libertine G"/>
    </style:style>
    <style:style style:name="T30" style:family="text">
      <style:text-properties style:font-name="Linux Libertine G" style:font-style-complex="normal" style:font-style-asian="normal" style:font-weight-complex="normal" style:font-weight-asian="normal" style:font-size-complex="11pt" style:font-size-asian="11pt" style:font-name-complex="Linux Libertine G" fo:text-shadow="none" fo:color="#000000" style:text-outline="false" fo:font-style="normal" style:text-line-through-type="none" style:text-underline-style="none" style:text-underline-color="font-color" fo:font-weight="normal" fo:font-size="11pt" style:text-position="0% 100%"/>
    </style:style>
    <style:style style:name="T31" style:family="text">
      <style:text-properties style:font-style-complex="normal"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text-position="0% 100%" style:font-name="Arial" style:font-name-complex="Arial"/>
    </style:style>
    <style:style style:name="T32" style:family="text">
      <style:text-properties style:font-style-complex="normal"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text-position="0% 100%" style:font-name="Linux Libertine G" style:font-name-complex="Linux Libertine G"/>
    </style:style>
    <style:style style:name="T33" style:family="text">
      <style:text-properties fo:font-style="normal" style:font-weight-complex="normal" fo:color="#000000" style:font-name-complex="Linux Libertine G" style:text-underline-style="none" style:text-underline-color="font-color" fo:font-weight="normal" fo:font-size="11pt" style:text-position="0% 100%" style:text-line-through-type="none" style:font-size-complex="11pt" style:text-outline="false" style:font-name="Linux Libertine G" style:font-style-asian="normal" style:font-weight-asian="normal" style:font-size-asian="11pt" style:font-style-complex="normal" fo:text-shadow="none"/>
    </style:style>
    <style:style style:name="T34" style:family="text">
      <style:text-properties fo:font-style="normal" style:font-weight-complex="normal" fo:color="#000000" style:text-underline-style="none" style:text-underline-color="font-color" fo:font-weight="normal" fo:font-size="11pt" style:text-position="0% 100%" style:text-line-through-type="none" style:font-size-complex="11pt" style:text-outline="false" style:font-style-asian="normal" style:font-weight-asian="normal" style:font-size-asian="11pt" style:font-style-complex="normal" fo:text-shadow="none" style:font-name="Arial" style:font-name-complex="Arial"/>
    </style:style>
    <style:style style:name="T35" style:family="text">
      <style:text-properties fo:font-style="normal" style:font-weight-complex="normal" fo:color="#000000" style:text-underline-style="none" style:text-underline-color="font-color" fo:font-weight="normal" fo:font-size="11pt" style:text-position="0% 100%" style:text-line-through-type="none" style:font-size-complex="11pt" style:text-outline="false" style:font-style-asian="normal" style:font-weight-asian="normal" style:font-size-asian="11pt" style:font-style-complex="normal" fo:text-shadow="none" style:font-name="Linux Libertine G" style:font-name-complex="Linux Libertine G"/>
    </style:style>
    <style:style style:name="T36" style:family="text">
      <style:text-properties fo:font-style="normal" style:font-weight-complex="normal" fo:color="#000000" style:text-underline-style="none" style:text-underline-color="font-color" fo:font-weight="normal" fo:font-size="11pt" style:text-position="0% 100%" style:text-line-through-type="none" style:font-size-complex="11pt" style:text-outline="false" style:font-style-asian="normal" style:font-weight-asian="normal" style:font-size-asian="11pt" style:font-style-complex="normal" fo:text-shadow="none" style:font-name-complex="Arial" style:font-name="Arial"/>
    </style:style>
    <style:style style:name="T37" style:family="text">
      <style:text-properties fo:font-style="normal" style:font-weight-complex="normal" fo:color="#000000" style:text-underline-style="none" style:text-underline-color="font-color" fo:font-weight="normal" fo:font-size="11pt" style:text-position="0% 100%" style:text-line-through-type="none" style:font-size-complex="11pt" style:text-outline="false" style:font-style-asian="normal" style:font-weight-asian="normal" style:font-size-asian="11pt" style:font-style-complex="normal" fo:text-shadow="none" style:font-name-complex="Linux Libertine G" style:font-name="Linux Libertine G"/>
    </style:style>
    <style:style style:name="T38" style:family="text">
      <style:text-properties fo:font-size="11pt" style:font-style-asian="normal" fo:font-weight="normal" style:text-underline-style="none" style:text-underline-color="font-color" style:text-line-through-type="none" fo:font-style="normal" style:text-outline="false" fo:color="#000000" style:text-position="0% 100%" style:font-name="Arial" fo:text-shadow="none" style:font-name-complex="Arial" style:font-size-asian="11pt" style:font-size-complex="11pt" style:font-weight-asian="normal" style:font-weight-complex="normal" style:font-style-complex="normal"/>
    </style:style>
    <style:style style:name="T39" style:family="text">
      <style:text-properties style:text-underline-style="none" style:text-underline-color="font-color" style:font-weight-asian="normal" style:font-size-asian="11pt" style:font-name-complex="Linux Libertine G" style:text-position="0% 100%" fo:font-size="11pt" fo:font-weight="normal" style:font-size-complex="11pt" fo:text-shadow="none" fo:color="#000000" style:text-line-through-type="none" style:font-weight-complex="normal" style:font-style-asian="normal" style:font-name="Linux Libertine G" style:font-style-complex="normal" style:text-outline="false" fo:font-style="normal"/>
    </style:style>
    <style:style style:name="T40" style:family="text">
      <style:text-properties style:text-underline-style="none" style:text-underline-color="font-color" style:font-weight-asian="normal" style:font-size-asian="11pt" style:text-position="0% 100%" fo:font-size="11pt" fo:font-weight="normal" style:font-size-complex="11pt" fo:text-shadow="none" fo:color="#000000" style:text-line-through-type="none" style:font-weight-complex="normal" style:font-style-asian="normal" style:font-style-complex="normal" style:text-outline="false" fo:font-style="normal" style:font-name="Arial" style:font-name-complex="Arial"/>
    </style:style>
    <style:style style:name="T41" style:family="text">
      <style:text-properties style:text-underline-style="none" style:text-underline-color="font-color" style:font-weight-asian="normal" style:font-size-asian="11pt" style:text-position="0% 100%" fo:font-size="11pt" fo:font-weight="normal" style:font-size-complex="11pt" fo:text-shadow="none" fo:color="#000000" style:text-line-through-type="none" style:font-weight-complex="normal" style:font-style-asian="normal" style:font-style-complex="normal" style:text-outline="false" fo:font-style="normal" style:font-name="Linux Libertine G" style:font-name-complex="Linux Libertine G"/>
    </style:style>
    <style:style style:name="T42" style:family="text">
      <style:text-properties style:text-underline-style="none" style:text-underline-color="font-color" style:font-weight-asian="normal" style:font-size-asian="11pt" style:text-position="0% 100%" fo:font-size="11pt" fo:font-weight="normal" style:font-size-complex="11pt" fo:text-shadow="none" fo:color="#000000" style:text-line-through-type="none" style:font-weight-complex="normal" style:font-style-asian="normal" style:font-style-complex="normal" style:text-outline="false" fo:font-style="normal" style:font-name-complex="Arial" style:font-name="Arial"/>
    </style:style>
    <style:style style:name="T43" style:family="text">
      <style:text-properties style:text-underline-style="none" style:text-underline-color="font-color" style:font-weight-asian="normal" style:font-size-asian="11pt" style:text-position="0% 100%" fo:font-size="11pt" fo:font-weight="normal" style:font-size-complex="11pt" fo:text-shadow="none" fo:color="#000000" style:text-line-through-type="none" style:font-weight-complex="normal" style:font-style-asian="normal" style:font-style-complex="normal" style:text-outline="false" fo:font-style="normal" style:font-name-complex="Linux Libertine G" style:font-name="Linux Libertine G"/>
    </style:style>
    <style:style style:name="T44" style:family="text">
      <style:text-properties style:font-name="Arial" fo:font-size="11pt" fo:font-weight="normal" style:text-underline-style="none" style:text-underline-color="font-color" style:text-line-through-type="none" fo:font-style="normal" style:text-outline="false" fo:color="#000000" style:font-style-complex="normal" style:text-position="0% 100%" fo:text-shadow="none" style:font-name-complex="Arial" style:font-size-asian="11pt" style:font-size-complex="11pt" style:font-weight-asian="normal" style:font-weight-complex="normal" style:font-style-asian="normal"/>
    </style:style>
    <style:style style:name="T45" style:family="text">
      <style:text-properties fo:font-size="11pt" fo:font-weight="normal" style:text-underline-style="none" style:text-underline-color="font-color" style:text-line-through-type="none" fo:font-style="normal" style:text-outline="false" fo:color="#000000" style:font-style-complex="normal" style:text-position="0% 100%" fo:text-shadow="none" style:font-size-asian="11pt" style:font-size-complex="11pt" style:font-weight-asian="normal" style:font-weight-complex="normal" style:font-style-asian="normal" style:font-name-complex="Arial" style:font-name="Arial"/>
    </style:style>
    <style:style style:name="T46" style:family="text">
      <style:text-properties style:font-name="Arial" style:font-style-complex="normal" style:font-style-asian="normal" style:font-weight-complex="normal" style:font-weight-asian="normal" style:font-size-complex="11pt" style:font-size-asian="11pt" style:font-name-complex="Arial" fo:text-shadow="none" fo:color="#000000" style:text-outline="false" fo:font-style="normal" style:text-line-through-type="none" style:text-underline-style="none" style:text-underline-color="font-color" fo:font-weight="normal" fo:font-size="11pt" style:text-position="0% 100%"/>
    </style:style>
    <style:style style:name="T47" style:family="text">
      <style:text-properties style:font-style-complex="normal" style:text-position="0% 100%" fo:font-size="11pt" fo:font-weight="normal" style:text-underline-style="none" style:text-underline-color="font-color" style:text-line-through-type="none" fo:font-style="normal" style:text-outline="false" fo:text-shadow="none" fo:color="#000000" style:font-name-complex="Linux Libertine G" style:font-size-asian="11pt" style:font-size-complex="11pt" style:font-weight-asian="normal" style:font-weight-complex="normal" style:font-style-asian="normal" style:font-name="Linux Libertine G"/>
    </style:style>
    <style:style style:name="T48" style:family="text">
      <style:text-properties style:font-style-complex="normal" style:text-position="0% 100%" fo:font-size="11pt" fo:font-weight="normal" style:text-underline-style="none" style:text-underline-color="font-color" style:text-line-through-type="none" fo:font-style="normal" style:text-outline="false" fo:text-shadow="none" fo:color="#000000" style:font-size-asian="11pt" style:font-size-complex="11pt" style:font-weight-asian="normal" style:font-weight-complex="normal" style:font-style-asian="normal" style:font-name="Arial" style:font-name-complex="Arial"/>
    </style:style>
    <style:style style:name="T49" style:family="text">
      <style:text-properties style:font-style-complex="normal" style:text-position="0% 100%" fo:font-size="11pt" fo:font-weight="normal" style:text-underline-style="none" style:text-underline-color="font-color" style:text-line-through-type="none" fo:font-style="normal" style:text-outline="false" fo:text-shadow="none" fo:color="#000000" style:font-size-asian="11pt" style:font-size-complex="11pt" style:font-weight-asian="normal" style:font-weight-complex="normal" style:font-style-asian="normal" style:font-name-complex="Linux Libertine G" style:font-name="Linux Libertine G"/>
    </style:style>
    <style:style style:name="T50" style:family="text">
      <style:text-properties style:font-style-complex="normal" style:text-position="0% 100%" fo:font-size="11pt" fo:font-weight="normal" style:text-underline-style="none" style:text-underline-color="font-color" style:text-line-through-type="none" fo:font-style="normal" style:text-outline="false" fo:text-shadow="none" fo:color="#000000" style:font-size-asian="11pt" style:font-size-complex="11pt" style:font-weight-asian="normal" style:font-weight-complex="normal" style:font-style-asian="normal" style:font-name="Linux Libertine G" style:font-name-complex="Linux Libertine G"/>
    </style:style>
    <style:style style:name="T51" style:family="text">
      <style:text-properties style:text-outline="false" style:font-name-complex="Linux Libertine G" style:text-position="0% 100%" fo:font-size="11pt" fo:font-weight="normal" style:text-underline-style="none" style:text-underline-color="font-color" style:text-line-through-type="none" fo:font-style="normal" fo:color="#000000" fo:text-shadow="none" style:font-size-asian="11pt" style:font-size-complex="11pt" style:font-weight-asian="normal" style:font-weight-complex="normal" style:font-style-asian="normal" style:font-name="Linux Libertine G" style:font-style-complex="normal"/>
    </style:style>
    <style:style style:name="T52" style:family="text">
      <style:text-properties style:text-outline="false" style:text-position="0% 100%" fo:font-size="11pt" fo:font-weight="normal" style:text-underline-style="none" style:text-underline-color="font-color" style:text-line-through-type="none" fo:font-style="normal" fo:color="#000000" fo:text-shadow="none" style:font-size-asian="11pt" style:font-size-complex="11pt" style:font-weight-asian="normal" style:font-weight-complex="normal" style:font-style-asian="normal" style:font-style-complex="normal" style:font-name="Arial" style:font-name-complex="Arial"/>
    </style:style>
    <style:style style:name="T53" style:family="text">
      <style:text-properties style:text-outline="false" style:text-position="0% 100%" fo:font-size="11pt" fo:font-weight="normal" style:text-underline-style="none" style:text-underline-color="font-color" style:text-line-through-type="none" fo:font-style="normal" fo:color="#000000" fo:text-shadow="none" style:font-size-asian="11pt" style:font-size-complex="11pt" style:font-weight-asian="normal" style:font-weight-complex="normal" style:font-style-asian="normal" style:font-style-complex="normal" style:font-name="Linux Libertine G" style:font-name-complex="Linux Libertine G"/>
    </style:style>
    <style:style style:name="T54" style:family="text">
      <style:text-properties style:text-outline="false" style:text-position="0% 100%" fo:font-size="11pt" fo:font-weight="normal" style:text-underline-style="none" style:text-underline-color="font-color" style:text-line-through-type="none" fo:font-style="normal" fo:color="#000000" fo:text-shadow="none" style:font-size-asian="11pt" style:font-size-complex="11pt" style:font-weight-asian="normal" style:font-weight-complex="normal" style:font-style-asian="normal" style:font-style-complex="normal" style:font-name-complex="Arial" style:font-name="Arial"/>
    </style:style>
    <style:style style:name="T55" style:family="text">
      <style:text-properties style:font-style-complex="normal" style:text-position="0% 100%" fo:font-size="11pt" fo:font-weight="normal" style:text-underline-style="none" style:text-underline-color="font-color" style:text-line-through-type="none" fo:font-style="normal" style:text-outline="false" fo:text-shadow="none" fo:color="#000000" style:font-name-complex="Arial" style:font-size-asian="11pt" style:font-size-complex="11pt" style:font-weight-asian="normal" style:font-weight-complex="normal" style:font-style-asian="normal" style:font-name="Arial"/>
    </style:style>
    <style:style style:name="T56" style:family="text">
      <style:text-properties style:font-style-complex="normal" style:text-position="0% 100%" fo:font-size="11pt" fo:font-weight="normal" style:text-underline-style="none" style:text-underline-color="font-color" style:text-line-through-type="none" fo:font-style="normal" style:text-outline="false" fo:text-shadow="none" fo:color="#000000" style:font-size-asian="11pt" style:font-size-complex="11pt" style:font-weight-asian="normal" style:font-weight-complex="normal" style:font-style-asian="normal" style:font-name-complex="Arial" style:font-name="Arial"/>
    </style:style>
    <style:style style:name="T57" style:family="text">
      <style:text-properties fo:font-weight="normal" style:font-size-asian="11pt" style:text-outline="false" style:text-line-through-type="none" fo:font-size="11pt" style:text-underline-style="none" style:text-underline-color="font-color" style:font-name-complex="Linux Libertine G" fo:color="#000000" style:font-weight-complex="normal" fo:font-style="normal" fo:text-shadow="none" style:font-style-complex="normal" style:font-weight-asian="normal" style:font-style-asian="normal" style:font-name="Linux Libertine G" style:font-size-complex="11pt" style:text-position="0% 100%"/>
    </style:style>
    <style:style style:name="T58" style:family="text">
      <style:text-properties fo:font-weight="normal" style:font-size-asian="11pt" style:text-outline="false" style:text-line-through-type="none" fo:font-size="11pt" style:text-underline-style="none" style:text-underline-color="font-color" fo:color="#000000" style:font-weight-complex="normal" fo:font-style="normal" fo:text-shadow="none" style:font-style-complex="normal" style:font-weight-asian="normal" style:font-style-asian="normal" style:font-size-complex="11pt" style:text-position="0% 100%" style:font-name="Arial" style:font-name-complex="Arial"/>
    </style:style>
    <style:style style:name="T59" style:family="text">
      <style:text-properties fo:font-weight="normal" style:font-size-asian="11pt" style:text-outline="false" style:text-line-through-type="none" fo:font-size="11pt" style:text-underline-style="none" style:text-underline-color="font-color" fo:color="#000000" style:font-weight-complex="normal" fo:font-style="normal" fo:text-shadow="none" style:font-style-complex="normal" style:font-weight-asian="normal" style:font-style-asian="normal" style:font-size-complex="11pt" style:text-position="0% 100%" style:font-name="Linux Libertine G" style:font-name-complex="Linux Libertine G"/>
    </style:style>
    <style:style style:name="T60" style:family="text">
      <style:text-properties fo:font-weight="normal" style:font-size-asian="11pt" style:text-outline="false" style:text-line-through-type="none" fo:font-size="11pt" style:text-underline-style="none" style:text-underline-color="font-color" fo:color="#000000" style:font-weight-complex="normal" fo:font-style="normal" fo:text-shadow="none" style:font-style-complex="normal" style:font-weight-asian="normal" style:font-style-asian="normal" style:font-size-complex="11pt" style:text-position="0% 100%" style:font-name-complex="Arial" style:font-name="Arial"/>
    </style:style>
    <style:style style:name="T61" style:family="text">
      <style:text-properties fo:font-weight="normal" style:font-size-asian="11pt" style:text-outline="false" style:text-line-through-type="none" fo:font-size="11pt" style:text-underline-style="none" style:text-underline-color="font-color" fo:color="#000000" style:font-weight-complex="normal" fo:font-style="normal" fo:text-shadow="none" style:font-style-complex="normal" style:font-weight-asian="normal" style:font-style-asian="normal" style:font-size-complex="11pt" style:text-position="0% 100%" style:font-name-complex="Linux Libertine G" style:font-name="Linux Libertine G"/>
    </style:style>
    <style:style style:name="T62" style:family="text">
      <style:text-properties style:font-size-complex="11pt" style:text-line-through-type="none" style:font-name-complex="Linux Libertine G" fo:font-style="normal" style:text-outline="false" style:text-underline-style="none" style:text-underline-color="font-color" fo:font-weight="normal" fo:color="#000000" fo:font-size="11pt" style:font-name="Linux Libertine G" fo:text-shadow="none" style:font-style-asian="normal" style:font-weight-complex="normal" style:text-position="0% 100%" style:font-weight-asian="normal" style:font-size-asian="11pt" style:font-style-complex="normal"/>
    </style:style>
    <style:style style:name="T63" style:family="text">
      <style:text-properties style:font-size-complex="11pt" style:text-line-through-type="none" fo:font-style="normal" style:text-outline="false" style:text-underline-style="none" style:text-underline-color="font-color" fo:font-weight="normal" fo:color="#000000" fo:font-size="11pt" fo:text-shadow="none" style:font-style-asian="normal" style:font-weight-complex="normal" style:text-position="0% 100%" style:font-weight-asian="normal" style:font-size-asian="11pt" style:font-style-complex="normal" style:font-name="Arial" style:font-name-complex="Arial"/>
    </style:style>
    <style:style style:name="T64" style:family="text">
      <style:text-properties style:font-size-complex="11pt" style:text-line-through-type="none" fo:font-style="normal" style:text-outline="false" style:text-underline-style="none" style:text-underline-color="font-color" fo:font-weight="normal" fo:color="#000000" fo:font-size="11pt" fo:text-shadow="none" style:font-style-asian="normal" style:font-weight-complex="normal" style:text-position="0% 100%" style:font-weight-asian="normal" style:font-size-asian="11pt" style:font-style-complex="normal" style:font-name="Linux Libertine G" style:font-name-complex="Linux Libertine G"/>
    </style:style>
    <style:style style:name="T65" style:family="text">
      <style:text-properties style:font-size-complex="11pt" style:text-line-through-type="none" fo:font-style="normal" style:text-outline="false" style:text-underline-style="none" style:text-underline-color="font-color" fo:font-weight="normal" fo:color="#000000" fo:font-size="11pt" fo:text-shadow="none" style:font-style-asian="normal" style:font-weight-complex="normal" style:text-position="0% 100%" style:font-weight-asian="normal" style:font-size-asian="11pt" style:font-style-complex="normal" style:font-name-complex="Arial" style:font-name="Arial"/>
    </style:style>
    <style:style style:name="T66" style:family="text">
      <style:text-properties style:font-size-complex="11pt" style:text-line-through-type="none" fo:font-style="normal" style:text-outline="false" style:text-underline-style="none" style:text-underline-color="font-color" fo:font-weight="normal" fo:color="#000000" fo:font-size="11pt" fo:text-shadow="none" style:font-style-asian="normal" style:font-weight-complex="normal" style:text-position="0% 100%" style:font-weight-asian="normal" style:font-size-asian="11pt" style:font-style-complex="normal" style:font-name-complex="Linux Libertine G" style:font-name="Linux Libertine G"/>
    </style:style>
    <style:style style:name="T67" style:family="text">
      <style:text-properties fo:font-weight="normal" style:font-size-asian="11pt" fo:text-shadow="none" style:font-style-complex="normal" style:font-weight-asian="normal" style:font-style-asian="normal" style:font-name="Linux Libertine G" style:font-size-complex="11pt" style:text-position="0% 100%" style:font-weight-complex="normal" fo:font-style="normal" style:text-outline="false" style:text-line-through-type="none" fo:font-size="11pt" style:text-underline-style="none" style:text-underline-color="font-color" style:font-name-complex="Linux Libertine G" fo:color="#000000"/>
    </style:style>
    <style:style style:name="T68" style:family="text">
      <style:text-properties fo:font-weight="normal" style:font-size-asian="11pt" fo:text-shadow="none" style:font-style-complex="normal" style:font-weight-asian="normal" style:font-style-asian="normal" style:font-size-complex="11pt" style:text-position="0% 100%" style:font-weight-complex="normal" fo:font-style="normal" style:text-outline="false" style:text-line-through-type="none" fo:font-size="11pt" style:text-underline-style="none" style:text-underline-color="font-color" fo:color="#000000" style:font-name="Arial" style:font-name-complex="Arial"/>
    </style:style>
    <style:style style:name="T69" style:family="text">
      <style:text-properties fo:font-weight="normal" style:font-size-asian="11pt" fo:text-shadow="none" style:font-style-complex="normal" style:font-weight-asian="normal" style:font-style-asian="normal" style:font-size-complex="11pt" style:text-position="0% 100%" style:font-weight-complex="normal" fo:font-style="normal" style:text-outline="false" style:text-line-through-type="none" fo:font-size="11pt" style:text-underline-style="none" style:text-underline-color="font-color" fo:color="#000000" style:font-name="Linux Libertine G" style:font-name-complex="Linux Libertine G"/>
    </style:style>
    <style:style style:name="T70" style:family="text">
      <style:text-properties fo:font-weight="normal" style:font-size-asian="11pt" fo:text-shadow="none" style:font-style-complex="normal" style:font-weight-asian="normal" style:font-style-asian="normal" style:font-size-complex="11pt" style:text-position="0% 100%" style:font-weight-complex="normal" fo:font-style="normal" style:text-outline="false" style:text-line-through-type="none" fo:font-size="11pt" style:text-underline-style="none" style:text-underline-color="font-color" fo:color="#000000" style:font-name-complex="Arial" style:font-name="Arial"/>
    </style:style>
    <style:style style:name="T71" style:family="text">
      <style:text-properties fo:font-weight="normal" style:font-size-asian="11pt" fo:text-shadow="none" style:font-style-complex="normal" style:font-weight-asian="normal" style:font-style-asian="normal" style:font-size-complex="11pt" style:text-position="0% 100%" style:font-weight-complex="normal" fo:font-style="normal" style:text-outline="false" style:text-line-through-type="none" fo:font-size="11pt" style:text-underline-style="none" style:text-underline-color="font-color" fo:color="#000000" style:font-name-complex="Linux Libertine G" style:font-name="Linux Libertine G"/>
    </style:style>
    <style:style style:name="T72" style:family="text">
      <style:text-properties style:font-size-asian="11pt" fo:font-weight="normal" style:text-outline="false" style:text-line-through-type="none" fo:font-size="11pt" style:text-underline-style="none" style:text-underline-color="font-color" style:font-name-complex="Linux Libertine G" fo:color="#000000" style:text-position="0% 100%" style:font-weight-complex="normal" fo:font-style="normal" style:font-size-complex="11pt" style:font-name="Linux Libertine G" style:font-style-asian="normal" style:font-weight-asian="normal" style:font-style-complex="normal" fo:text-shadow="none"/>
    </style:style>
    <style:style style:name="T73" style:family="text">
      <style:text-properties style:font-size-asian="11pt" fo:font-weight="normal" style:text-outline="false" style:text-line-through-type="none" fo:font-size="11pt" style:text-underline-style="none" style:text-underline-color="font-color" fo:color="#000000" style:text-position="0% 100%" style:font-weight-complex="normal" fo:font-style="normal" style:font-size-complex="11pt" style:font-style-asian="normal" style:font-weight-asian="normal" style:font-style-complex="normal" fo:text-shadow="none" style:font-name="Arial" style:font-name-complex="Arial"/>
    </style:style>
    <style:style style:name="T74" style:family="text">
      <style:text-properties style:font-size-asian="11pt" fo:font-weight="normal" style:text-outline="false" style:text-line-through-type="none" fo:font-size="11pt" style:text-underline-style="none" style:text-underline-color="font-color" fo:color="#000000" style:text-position="0% 100%" style:font-weight-complex="normal" fo:font-style="normal" style:font-size-complex="11pt" style:font-style-asian="normal" style:font-weight-asian="normal" style:font-style-complex="normal" fo:text-shadow="none" style:font-name="Linux Libertine G" style:font-name-complex="Linux Libertine G"/>
    </style:style>
    <style:style style:name="T75" style:family="text">
      <style:text-properties style:font-size-asian="11pt" fo:font-weight="normal" style:text-outline="false" style:text-line-through-type="none" fo:font-size="11pt" style:text-underline-style="none" style:text-underline-color="font-color" fo:color="#000000" style:text-position="0% 100%" style:font-weight-complex="normal" fo:font-style="normal" style:font-size-complex="11pt" style:font-style-asian="normal" style:font-weight-asian="normal" style:font-style-complex="normal" fo:text-shadow="none" style:font-name-complex="Arial" style:font-name="Arial"/>
    </style:style>
    <style:style style:name="T76" style:family="text">
      <style:text-properties style:font-size-asian="11pt" fo:font-weight="normal" style:text-outline="false" style:text-line-through-type="none" fo:font-size="11pt" style:text-underline-style="none" style:text-underline-color="font-color" fo:color="#000000" style:text-position="0% 100%" style:font-weight-complex="normal" fo:font-style="normal" style:font-size-complex="11pt" style:font-style-asian="normal" style:font-weight-asian="normal" style:font-style-complex="normal" fo:text-shadow="none" style:font-name-complex="Linux Libertine G" style:font-name="Linux Libertine G"/>
    </style:style>
    <style:style style:name="T77" style:family="text">
      <style:text-properties style:text-outline="false" style:text-position="0% 100%" fo:font-size="11pt" fo:font-weight="normal" style:font-weight-asian="normal" fo:font-style="normal" style:font-name-complex="Arial" style:text-line-through-type="none" fo:color="#000000" fo:text-shadow="none" style:font-size-complex="11pt" style:font-style-complex="normal" style:font-size-asian="11pt" style:text-underline-style="none" style:text-underline-color="font-color" style:font-weight-complex="normal" style:font-style-asian="normal" style:font-name="Arial"/>
    </style:style>
    <style:style style:name="T78" style:family="text">
      <style:text-properties style:text-outline="false" style:text-position="0% 100%" fo:font-size="11pt" fo:font-weight="normal" style:font-weight-asian="normal" fo:font-style="normal" style:text-line-through-type="none" fo:color="#000000" fo:text-shadow="none" style:font-size-complex="11pt" style:font-style-complex="normal" style:font-size-asian="11pt" style:text-underline-style="none" style:text-underline-color="font-color" style:font-weight-complex="normal" style:font-style-asian="normal" style:font-name="Linux Libertine G" style:font-name-complex="Linux Libertine G"/>
    </style:style>
    <style:style style:name="T79" style:family="text">
      <style:text-properties style:text-outline="false" style:text-position="0% 100%" fo:font-size="11pt" fo:font-weight="normal" style:font-weight-asian="normal" fo:font-style="normal" style:text-line-through-type="none" fo:color="#000000" fo:text-shadow="none" style:font-size-complex="11pt" style:font-style-complex="normal" style:font-size-asian="11pt" style:text-underline-style="none" style:text-underline-color="font-color" style:font-weight-complex="normal" style:font-style-asian="normal" style:font-name="Arial" style:font-name-complex="Arial"/>
    </style:style>
    <style:style style:name="T80" style:family="text">
      <style:text-properties style:text-outline="false" style:text-position="0% 100%" fo:font-size="11pt" fo:font-weight="normal" style:font-weight-asian="normal" fo:font-style="normal" style:text-line-through-type="none" fo:color="#000000" fo:text-shadow="none" style:font-size-complex="11pt" style:font-style-complex="normal" style:font-size-asian="11pt" style:text-underline-style="none" style:text-underline-color="font-color" style:font-weight-complex="normal" style:font-style-asian="normal" style:font-name-complex="Linux Libertine G" style:font-name="Linux Libertine G"/>
    </style:style>
    <style:style style:name="T81" style:family="text">
      <style:text-properties style:text-outline="false" style:text-position="0% 100%" fo:font-size="11pt" fo:font-weight="normal" style:font-weight-asian="normal" fo:font-style="normal" style:text-line-through-type="none" fo:color="#000000" fo:text-shadow="none" style:font-size-complex="11pt" style:font-style-complex="normal" style:font-size-asian="11pt" style:text-underline-style="none" style:text-underline-color="font-color" style:font-weight-complex="normal" style:font-style-asian="normal" style:font-name-complex="Arial" style:font-name="Arial"/>
    </style:style>
    <style:style style:name="T82" style:family="text">
      <style:text-properties fo:font-weight="normal" style:font-size-asian="11pt" style:font-name="Linux Libertine G" style:font-style-asian="normal" style:font-weight-asian="normal" style:font-style-complex="normal" fo:text-shadow="none" fo:font-style="normal" style:text-outline="false" style:font-size-complex="11pt" style:text-position="0% 100%" style:font-weight-complex="normal" fo:color="#000000" style:font-name-complex="Linux Libertine G" style:text-underline-style="none" style:text-underline-color="font-color" fo:font-size="11pt" style:text-line-through-type="none"/>
    </style:style>
    <style:style style:name="T83" style:family="text">
      <style:text-properties fo:font-weight="normal" style:font-size-asian="11pt" style:font-style-asian="normal" style:font-weight-asian="normal" style:font-style-complex="normal" fo:text-shadow="none" fo:font-style="normal" style:text-outline="false" style:font-size-complex="11pt" style:text-position="0% 100%" style:font-weight-complex="normal" fo:color="#000000" style:text-underline-style="none" style:text-underline-color="font-color" fo:font-size="11pt" style:text-line-through-type="none" style:font-name="Arial" style:font-name-complex="Arial"/>
    </style:style>
    <style:style style:name="T84" style:family="text">
      <style:text-properties fo:font-weight="normal" style:font-size-asian="11pt" style:font-style-asian="normal" style:font-weight-asian="normal" style:font-style-complex="normal" fo:text-shadow="none" fo:font-style="normal" style:text-outline="false" style:font-size-complex="11pt" style:text-position="0% 100%" style:font-weight-complex="normal" fo:color="#000000" style:text-underline-style="none" style:text-underline-color="font-color" fo:font-size="11pt" style:text-line-through-type="none" style:font-name="Linux Libertine G" style:font-name-complex="Linux Libertine G"/>
    </style:style>
    <style:style style:name="T85" style:family="text">
      <style:text-properties fo:font-weight="normal" style:font-size-asian="11pt" style:font-style-asian="normal" style:font-weight-asian="normal" style:font-style-complex="normal" fo:text-shadow="none" fo:font-style="normal" style:text-outline="false" style:font-size-complex="11pt" style:text-position="0% 100%" style:font-weight-complex="normal" fo:color="#000000" style:text-underline-style="none" style:text-underline-color="font-color" fo:font-size="11pt" style:text-line-through-type="none" style:font-name-complex="Arial" style:font-name="Arial"/>
    </style:style>
    <style:style style:name="T86" style:family="text">
      <style:text-properties fo:font-weight="normal" style:font-size-asian="11pt" style:font-style-asian="normal" style:font-weight-asian="normal" style:font-style-complex="normal" fo:text-shadow="none" fo:font-style="normal" style:text-outline="false" style:font-size-complex="11pt" style:text-position="0% 100%" style:font-weight-complex="normal" fo:color="#000000" style:text-underline-style="none" style:text-underline-color="font-color" fo:font-size="11pt" style:text-line-through-type="none" style:font-name-complex="Linux Libertine G" style:font-name="Linux Libertine G"/>
    </style:style>
    <style:style style:name="T87" style:family="text">
      <style:text-properties fo:font-style="normal" style:font-weight-complex="normal" fo:color="#000000" style:font-name-complex="Linux Libertine G" style:text-line-through-type="none" style:text-underline-style="none" style:text-underline-color="font-color" fo:font-weight="normal" style:text-position="0% 100%" fo:font-size="11pt" style:font-style-asian="normal" style:text-outline="false" style:font-name="Linux Libertine G" style:font-weight-asian="normal" style:font-size-complex="11pt" style:font-style-complex="normal" style:font-size-asian="11pt" fo:text-shadow="none"/>
    </style:style>
    <style:style style:name="T88"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weight-asian="normal" style:font-size-complex="11pt" style:font-style-complex="normal" style:font-size-asian="11pt" fo:text-shadow="none" style:font-name="Arial" style:font-name-complex="Arial"/>
    </style:style>
    <style:style style:name="T89"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weight-asian="normal" style:font-size-complex="11pt" style:font-style-complex="normal" style:font-size-asian="11pt" fo:text-shadow="none" style:font-name="Linux Libertine G" style:font-name-complex="Linux Libertine G"/>
    </style:style>
    <style:style style:name="T90"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weight-asian="normal" style:font-size-complex="11pt" style:font-style-complex="normal" style:font-size-asian="11pt" fo:text-shadow="none" style:font-name-complex="Arial" style:font-name="Arial"/>
    </style:style>
    <style:style style:name="T91"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weight-asian="normal" style:font-size-complex="11pt" style:font-style-complex="normal" style:font-size-asian="11pt" fo:text-shadow="none" style:font-name-complex="Linux Libertine G" style:font-name="Linux Libertine G"/>
    </style:style>
    <style:style style:name="T92" style:family="text">
      <style:text-properties fo:font-weight="normal" style:font-size-asian="11pt" style:font-size-complex="11pt" style:font-name="Linux Libertine G" style:font-style-asian="normal" style:font-weight-asian="normal" style:font-style-complex="normal" fo:text-shadow="none" style:font-weight-complex="normal" fo:font-style="normal" style:text-position="0% 100%" fo:color="#000000" style:font-name-complex="Linux Libertine G" style:text-underline-style="none" style:text-underline-color="font-color" fo:font-size="11pt" style:text-line-through-type="none" style:text-outline="false"/>
    </style:style>
    <style:style style:name="T93" style:family="text">
      <style:text-properties fo:font-weight="normal" style:font-size-asian="11pt" style:font-size-complex="11pt" style:font-style-asian="normal" style:font-weight-asian="normal" style:font-style-complex="normal" fo:text-shadow="none" style:font-weight-complex="normal" fo:font-style="normal" style:text-position="0% 100%" fo:color="#000000" style:text-underline-style="none" style:text-underline-color="font-color" fo:font-size="11pt" style:text-line-through-type="none" style:text-outline="false" style:font-name="Arial" style:font-name-complex="Arial"/>
    </style:style>
    <style:style style:name="T94" style:family="text">
      <style:text-properties fo:font-weight="normal" style:font-size-asian="11pt" style:font-size-complex="11pt" style:font-style-asian="normal" style:font-weight-asian="normal" style:font-style-complex="normal" fo:text-shadow="none" style:font-weight-complex="normal" fo:font-style="normal" style:text-position="0% 100%" fo:color="#000000" style:text-underline-style="none" style:text-underline-color="font-color" fo:font-size="11pt" style:text-line-through-type="none" style:text-outline="false" style:font-name="Linux Libertine G" style:font-name-complex="Linux Libertine G"/>
    </style:style>
    <style:style style:name="T95" style:family="text">
      <style:text-properties fo:font-weight="normal" style:font-size-asian="11pt" style:font-size-complex="11pt" style:font-style-asian="normal" style:font-weight-asian="normal" style:font-style-complex="normal" fo:text-shadow="none" style:font-weight-complex="normal" fo:font-style="normal" style:text-position="0% 100%" fo:color="#000000" style:text-underline-style="none" style:text-underline-color="font-color" fo:font-size="11pt" style:text-line-through-type="none" style:text-outline="false" style:font-name-complex="Arial" style:font-name="Arial"/>
    </style:style>
    <style:style style:name="T96" style:family="text">
      <style:text-properties fo:font-weight="normal" style:font-size-asian="11pt" style:font-size-complex="11pt" style:font-style-asian="normal" style:font-weight-asian="normal" style:font-style-complex="normal" fo:text-shadow="none" style:font-weight-complex="normal" fo:font-style="normal" style:text-position="0% 100%" fo:color="#000000" style:text-underline-style="none" style:text-underline-color="font-color" fo:font-size="11pt" style:text-line-through-type="none" style:text-outline="false" style:font-name-complex="Linux Libertine G" style:font-name="Linux Libertine G"/>
    </style:style>
    <style:style style:name="T97" style:family="text">
      <style:text-properties style:font-size-asian="11pt" fo:font-weight="normal" style:text-underline-style="none" style:text-underline-color="font-color" fo:color="#000000" style:font-name-complex="Arial" fo:font-size="11pt" style:text-line-through-type="none" style:text-outline="false" fo:font-style="normal" style:text-position="0% 100%" style:font-weight-complex="normal" style:font-weight-asian="normal" fo:text-shadow="none" style:font-style-complex="normal" style:font-name="Arial" style:font-size-complex="11pt" style:font-style-asian="normal"/>
    </style:style>
    <style:style style:name="T98" style:family="text">
      <style:text-properties style:font-size-asian="11pt" fo:font-weight="normal" style:text-underline-style="none" style:text-underline-color="font-color" fo:color="#000000" fo:font-size="11pt" style:text-line-through-type="none" style:text-outline="false" fo:font-style="normal" style:text-position="0% 100%" style:font-weight-complex="normal" style:font-weight-asian="normal" fo:text-shadow="none" style:font-style-complex="normal" style:font-size-complex="11pt" style:font-style-asian="normal" style:font-name="Linux Libertine G" style:font-name-complex="Linux Libertine G"/>
    </style:style>
    <style:style style:name="T99" style:family="text">
      <style:text-properties style:font-size-asian="11pt" fo:font-weight="normal" style:text-underline-style="none" style:text-underline-color="font-color" fo:color="#000000" fo:font-size="11pt" style:text-line-through-type="none" style:text-outline="false" fo:font-style="normal" style:text-position="0% 100%" style:font-weight-complex="normal" style:font-weight-asian="normal" fo:text-shadow="none" style:font-style-complex="normal" style:font-size-complex="11pt" style:font-style-asian="normal" style:font-name="Arial" style:font-name-complex="Arial"/>
    </style:style>
    <style:style style:name="T100" style:family="text">
      <style:text-properties style:font-size-asian="11pt" fo:font-weight="normal" style:text-underline-style="none" style:text-underline-color="font-color" fo:color="#000000" fo:font-size="11pt" style:text-line-through-type="none" style:text-outline="false" fo:font-style="normal" style:text-position="0% 100%" style:font-weight-complex="normal" style:font-weight-asian="normal" fo:text-shadow="none" style:font-style-complex="normal" style:font-size-complex="11pt" style:font-style-asian="normal" style:font-name-complex="Linux Libertine G" style:font-name="Linux Libertine G"/>
    </style:style>
    <style:style style:name="T101" style:family="text">
      <style:text-properties style:font-size-asian="11pt" fo:font-weight="normal" style:text-underline-style="none" style:text-underline-color="font-color" fo:color="#000000" fo:font-size="11pt" style:text-line-through-type="none" style:text-outline="false" fo:font-style="normal" style:text-position="0% 100%" style:font-weight-complex="normal" style:font-weight-asian="normal" fo:text-shadow="none" style:font-style-complex="normal" style:font-size-complex="11pt" style:font-style-asian="normal" style:font-name-complex="Arial" style:font-name="Arial"/>
    </style:style>
    <style:style style:name="T102" style:family="text">
      <style:text-properties style:font-weight-asian="normal" fo:font-style="normal" style:text-outline="false" style:font-name="Linux Libertine G" style:font-style-asian="normal" style:font-weight-complex="normal" style:font-style-complex="normal" style:font-size-complex="11pt" fo:text-shadow="none" fo:color="#000000" style:text-line-through-type="none" style:font-name-complex="Linux Libertine G" style:text-underline-style="none" style:text-underline-color="font-color" fo:font-weight="normal" fo:font-size="11pt" style:text-position="0% 100%" style:font-size-asian="11pt"/>
    </style:style>
    <style:style style:name="T103" style:family="text">
      <style:text-properties style:font-weight-asian="normal" fo:font-style="normal" style:text-outline="false" style:font-style-asian="normal" style:font-weight-complex="normal" style:font-style-complex="normal" style:font-size-complex="11pt" fo:text-shadow="none" fo:color="#000000" style:text-line-through-type="none" style:text-underline-style="none" style:text-underline-color="font-color" fo:font-weight="normal" fo:font-size="11pt" style:text-position="0% 100%" style:font-size-asian="11pt" style:font-name="Arial" style:font-name-complex="Arial"/>
    </style:style>
    <style:style style:name="T104" style:family="text">
      <style:text-properties style:font-weight-asian="normal" fo:font-style="normal" style:text-outline="false" style:font-style-asian="normal" style:font-weight-complex="normal" style:font-style-complex="normal" style:font-size-complex="11pt" fo:text-shadow="none" fo:color="#000000" style:text-line-through-type="none" style:text-underline-style="none" style:text-underline-color="font-color" fo:font-weight="normal" fo:font-size="11pt" style:text-position="0% 100%" style:font-size-asian="11pt" style:font-name="Linux Libertine G" style:font-name-complex="Linux Libertine G"/>
    </style:style>
    <style:style style:name="T105" style:family="text">
      <style:text-properties style:font-weight-asian="normal" fo:font-style="normal" style:text-outline="false" style:font-style-asian="normal" style:font-weight-complex="normal" style:font-style-complex="normal" style:font-size-complex="11pt" fo:text-shadow="none" fo:color="#000000" style:text-line-through-type="none" style:text-underline-style="none" style:text-underline-color="font-color" fo:font-weight="normal" fo:font-size="11pt" style:text-position="0% 100%" style:font-size-asian="11pt" style:font-name-complex="Arial" style:font-name="Arial"/>
    </style:style>
    <style:style style:name="T106" style:family="text">
      <style:text-properties style:font-weight-asian="normal" fo:font-style="normal" style:text-outline="false" style:font-style-asian="normal" style:font-weight-complex="normal" style:font-style-complex="normal" style:font-size-complex="11pt" fo:text-shadow="none" fo:color="#000000" style:text-line-through-type="none" style:text-underline-style="none" style:text-underline-color="font-color" fo:font-weight="normal" fo:font-size="11pt" style:text-position="0% 100%" style:font-size-asian="11pt" style:font-name-complex="Linux Libertine G" style:font-name="Linux Libertine G"/>
    </style:style>
    <style:style style:name="T107" style:family="text">
      <style:text-properties style:font-size-asian="11pt" fo:font-weight="normal" style:text-line-through-type="none" fo:font-size="11pt" style:text-underline-style="none" style:text-underline-color="font-color" style:font-name-complex="Linux Libertine G" fo:color="#000000" style:font-weight-complex="normal" style:text-position="0% 100%" style:text-outline="false" fo:font-style="normal" fo:text-shadow="none" style:font-style-complex="normal" style:font-weight-asian="normal" style:font-style-asian="normal" style:font-name="Linux Libertine G" style:font-size-complex="11pt"/>
    </style:style>
    <style:style style:name="T108" style:family="text">
      <style:text-properties style:font-size-asian="11pt" fo:font-weight="normal" style:text-line-through-type="none" fo:font-size="11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1pt" style:font-name="Arial" style:font-name-complex="Arial"/>
    </style:style>
    <style:style style:name="T109" style:family="text">
      <style:text-properties style:font-size-asian="11pt" fo:font-weight="normal" style:text-line-through-type="none" fo:font-size="11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1pt" style:font-name="Linux Libertine G" style:font-name-complex="Linux Libertine G"/>
    </style:style>
    <style:style style:name="T110" style:family="text">
      <style:text-properties style:font-size-asian="11pt" fo:font-weight="normal" style:text-line-through-type="none" fo:font-size="11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1pt" style:font-name-complex="Arial" style:font-name="Arial"/>
    </style:style>
    <style:style style:name="T111" style:family="text">
      <style:text-properties style:font-size-asian="11pt" fo:font-weight="normal" style:text-line-through-type="none" fo:font-size="11pt" style:text-underline-style="none" style:text-underline-color="font-color" fo:color="#000000" style:font-weight-complex="normal" style:text-position="0% 100%" style:text-outline="false" fo:font-style="normal" fo:text-shadow="none" style:font-style-complex="normal" style:font-weight-asian="normal" style:font-style-asian="normal" style:font-size-complex="11pt" style:font-name-complex="Linux Libertine G" style:font-name="Linux Libertine G"/>
    </style:style>
    <style:style style:name="T112" style:family="text">
      <style:text-properties fo:font-weight="normal" style:font-size-asian="11pt" style:font-weight-asian="normal" style:font-style-complex="normal" fo:text-shadow="none" fo:font-style="normal" style:text-outline="false" style:text-line-through-type="none" fo:font-size="11pt" style:font-style-asian="normal" style:font-name="Linux Libertine G" style:font-size-complex="11pt" style:text-position="0% 100%" style:font-weight-complex="normal" fo:color="#000000" style:font-name-complex="Linux Libertine G" style:text-underline-style="none" style:text-underline-color="font-color"/>
    </style:style>
    <style:style style:name="T113" style:family="text">
      <style:text-properties fo:font-weight="normal" style:font-size-asian="11pt" style:font-weight-asian="normal" style:font-style-complex="normal" fo:text-shadow="none" fo:font-style="normal" style:text-outline="false" style:text-line-through-type="none" fo:font-size="11pt" style:font-style-asian="normal" style:font-size-complex="11pt" style:text-position="0% 100%" style:font-weight-complex="normal" fo:color="#000000" style:text-underline-style="none" style:text-underline-color="font-color" style:font-name="Arial" style:font-name-complex="Arial"/>
    </style:style>
    <style:style style:name="T114" style:family="text">
      <style:text-properties fo:font-weight="normal" style:font-size-asian="11pt" style:font-weight-asian="normal" style:font-style-complex="normal" fo:text-shadow="none" fo:font-style="normal" style:text-outline="false" style:text-line-through-type="none" fo:font-size="11pt" style:font-style-asian="normal" style:font-size-complex="11pt" style:text-position="0% 100%" style:font-weight-complex="normal" fo:color="#000000" style:text-underline-style="none" style:text-underline-color="font-color" style:font-name="Linux Libertine G" style:font-name-complex="Linux Libertine G"/>
    </style:style>
    <style:style style:name="T115" style:family="text">
      <style:text-properties fo:font-weight="normal" style:font-size-asian="11pt" style:font-weight-asian="normal" style:font-style-complex="normal" fo:text-shadow="none" fo:font-style="normal" style:text-outline="false" style:text-line-through-type="none" fo:font-size="11pt" style:font-style-asian="normal" style:font-size-complex="11pt" style:text-position="0% 100%" style:font-weight-complex="normal" fo:color="#000000" style:text-underline-style="none" style:text-underline-color="font-color" style:font-name-complex="Arial" style:font-name="Arial"/>
    </style:style>
    <style:style style:name="T116" style:family="text">
      <style:text-properties fo:font-weight="normal" style:font-size-asian="11pt" style:font-weight-asian="normal" style:font-style-complex="normal" fo:text-shadow="none" fo:font-style="normal" style:text-outline="false" style:text-line-through-type="none" fo:font-size="11pt" style:font-style-asian="normal" style:font-size-complex="11pt" style:text-position="0% 100%" style:font-weight-complex="normal" fo:color="#000000" style:text-underline-style="none" style:text-underline-color="font-color" style:font-name-complex="Linux Libertine G" style:font-name="Linux Libertine G"/>
    </style:style>
    <style:style style:name="T117" style:family="text">
      <style:text-properties fo:font-weight="normal" style:font-size-asian="11pt" fo:text-shadow="none" fo:font-style="normal" style:text-outline="false" style:text-line-through-type="none" fo:font-size="11pt" style:text-underline-style="none" style:text-underline-color="font-color" style:font-name-complex="Linux Libertine G" style:font-style-complex="normal" style:font-weight-asian="normal" style:font-style-asian="normal" style:font-name="Linux Libertine G" style:font-size-complex="11pt" style:text-position="0% 100%" style:font-weight-complex="normal" fo:color="#000000"/>
    </style:style>
    <style:style style:name="T118" style:family="text">
      <style:text-properties fo:font-weight="normal" style:font-size-asian="11pt" fo:text-shadow="none" fo:font-style="normal" style:text-outline="false" style:text-line-through-type="none" fo:font-size="11pt" style:text-underline-style="none" style:text-underline-color="font-color" style:font-style-complex="normal" style:font-weight-asian="normal" style:font-style-asian="normal" style:font-size-complex="11pt" style:text-position="0% 100%" style:font-weight-complex="normal" fo:color="#000000" style:font-name="Arial" style:font-name-complex="Arial"/>
    </style:style>
    <style:style style:name="T119" style:family="text">
      <style:text-properties fo:font-weight="normal" style:font-size-asian="11pt" fo:text-shadow="none" fo:font-style="normal" style:text-outline="false" style:text-line-through-type="none" fo:font-size="11pt" style:text-underline-style="none" style:text-underline-color="font-color" style:font-style-complex="normal" style:font-weight-asian="normal" style:font-style-asian="normal" style:font-size-complex="11pt" style:text-position="0% 100%" style:font-weight-complex="normal" fo:color="#000000" style:font-name="Linux Libertine G" style:font-name-complex="Linux Libertine G"/>
    </style:style>
    <style:style style:name="T120" style:family="text">
      <style:text-properties fo:font-weight="normal" style:font-size-asian="11pt" fo:text-shadow="none" fo:font-style="normal" style:text-outline="false" style:text-line-through-type="none" fo:font-size="11pt" style:text-underline-style="none" style:text-underline-color="font-color" style:font-style-complex="normal" style:font-weight-asian="normal" style:font-style-asian="normal" style:font-size-complex="11pt" style:text-position="0% 100%" style:font-weight-complex="normal" fo:color="#000000" style:font-name-complex="Arial" style:font-name="Arial"/>
    </style:style>
    <style:style style:name="T121" style:family="text">
      <style:text-properties fo:font-weight="normal" style:font-size-asian="11pt" fo:text-shadow="none" fo:font-style="normal" style:text-outline="false" style:text-line-through-type="none" fo:font-size="11pt" style:text-underline-style="none" style:text-underline-color="font-color" style:font-style-complex="normal" style:font-weight-asian="normal" style:font-style-asian="normal" style:font-size-complex="11pt" style:text-position="0% 100%" style:font-weight-complex="normal" fo:color="#000000" style:font-name-complex="Linux Libertine G" style:font-name="Linux Libertine G"/>
    </style:style>
    <style:style style:name="T122" style:family="text">
      <style:text-properties style:font-size-complex="11pt" style:text-line-through-type="none" style:font-name-complex="Arial" fo:font-style="normal" style:text-outline="false" style:text-underline-style="none" style:text-underline-color="font-color" fo:font-weight="normal" fo:color="#000000" fo:font-size="11pt" style:font-name="Arial" fo:text-shadow="none" style:font-style-asian="normal" style:font-weight-complex="normal" style:text-position="0% 100%" style:font-weight-asian="normal" style:font-size-asian="11pt" style:font-style-complex="normal"/>
    </style:style>
    <style:style style:name="T123" style:family="text">
      <style:text-properties style:font-size-asian="11pt" fo:font-weight="normal" style:text-underline-style="none" style:text-underline-color="font-color" fo:color="#000000" style:font-name-complex="Linux Libertine G" fo:font-size="11pt" style:text-line-through-type="none" style:text-outline="false" fo:font-style="normal" style:text-position="0% 100%" style:font-weight-complex="normal" style:font-weight-asian="normal" fo:text-shadow="none" style:font-style-complex="normal" style:font-name="Linux Libertine G" style:font-size-complex="11pt" style:font-style-asian="normal"/>
    </style:style>
    <style:style style:name="T124" style:family="text">
      <style:text-properties fo:font-weight="normal" style:font-size-asian="11pt" style:font-style-asian="normal" style:font-size-complex="11pt" style:font-name="Linux Libertine G" style:font-style-complex="normal" fo:text-shadow="none" style:font-weight-asian="normal" style:font-weight-complex="normal" fo:font-style="normal" style:text-position="0% 100%" style:text-underline-style="none" style:text-underline-color="font-color" fo:color="#000000" style:font-name-complex="Linux Libertine G" style:text-line-through-type="none" style:text-outline="false" fo:font-size="11pt"/>
    </style:style>
    <style:style style:name="T125" style:family="text">
      <style:text-properties fo:font-weight="normal" style:font-size-asian="11pt" style:font-style-asian="normal" style:font-size-complex="11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1pt" style:font-name="Arial" style:font-name-complex="Arial"/>
    </style:style>
    <style:style style:name="T126" style:family="text">
      <style:text-properties fo:font-weight="normal" style:font-size-asian="11pt" style:font-style-asian="normal" style:font-size-complex="11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1pt" style:font-name="Linux Libertine G" style:font-name-complex="Linux Libertine G"/>
    </style:style>
    <style:style style:name="T127" style:family="text">
      <style:text-properties fo:font-weight="normal" style:font-size-asian="11pt" style:font-style-asian="normal" style:font-size-complex="11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1pt" style:font-name-complex="Arial" style:font-name="Arial"/>
    </style:style>
    <style:style style:name="T128" style:family="text">
      <style:text-properties fo:font-weight="normal" style:font-size-asian="11pt" style:font-style-asian="normal" style:font-size-complex="11pt" style:font-style-complex="normal" fo:text-shadow="none" style:font-weight-asian="normal" style:font-weight-complex="normal" fo:font-style="normal" style:text-position="0% 100%" style:text-underline-style="none" style:text-underline-color="font-color" fo:color="#000000" style:text-line-through-type="none" style:text-outline="false" fo:font-size="11pt" style:font-name-complex="Linux Libertine G" style:font-name="Linux Libertine G"/>
    </style:style>
    <style:style style:name="T129" style:family="text">
      <style:text-properties fo:font-style="normal" style:font-weight-complex="normal" fo:color="#000000" style:font-name-complex="Linux Libertine G" style:text-line-through-type="none" style:text-underline-style="none" style:text-underline-color="font-color" fo:font-weight="normal" style:text-position="0% 100%" fo:font-size="11pt" style:font-style-asian="normal" style:text-outline="false" style:font-size-complex="11pt" style:font-weight-asian="normal" style:font-name="Linux Libertine G" style:font-style-complex="normal" fo:text-shadow="none" style:font-size-asian="11pt"/>
    </style:style>
    <style:style style:name="T130"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size-complex="11pt" style:font-weight-asian="normal" style:font-style-complex="normal" fo:text-shadow="none" style:font-size-asian="11pt" style:font-name="Arial" style:font-name-complex="Arial"/>
    </style:style>
    <style:style style:name="T131"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size-complex="11pt" style:font-weight-asian="normal" style:font-style-complex="normal" fo:text-shadow="none" style:font-size-asian="11pt" style:font-name="Linux Libertine G" style:font-name-complex="Linux Libertine G"/>
    </style:style>
    <style:style style:name="T132"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size-complex="11pt" style:font-weight-asian="normal" style:font-style-complex="normal" fo:text-shadow="none" style:font-size-asian="11pt" style:font-name-complex="Arial" style:font-name="Arial"/>
    </style:style>
    <style:style style:name="T133" style:family="text">
      <style:text-properties fo:font-style="normal" style:font-weight-complex="normal" fo:color="#000000" style:text-line-through-type="none" style:text-underline-style="none" style:text-underline-color="font-color" fo:font-weight="normal" style:text-position="0% 100%" fo:font-size="11pt" style:font-style-asian="normal" style:text-outline="false" style:font-size-complex="11pt" style:font-weight-asian="normal" style:font-style-complex="normal" fo:text-shadow="none" style:font-size-asian="11pt" style:font-name-complex="Linux Libertine G" style:font-name="Linux Libertine G"/>
    </style:style>
    <style:style style:name="T134" style:family="text">
      <style:text-properties style:font-size-asian="11pt" fo:font-weight="normal" style:font-style-complex="normal" fo:text-shadow="none" fo:font-style="normal" style:text-outline="false" style:text-line-through-type="none" fo:font-size="11pt" style:text-underline-style="none" style:text-underline-color="font-color" style:font-weight-asian="normal" style:font-style-asian="normal" style:font-name="Linux Libertine G" style:font-size-complex="11pt" style:text-position="0% 100%" style:font-weight-complex="normal" fo:color="#000000" style:font-name-complex="Linux Libertine G"/>
    </style:style>
    <style:style style:name="T135" style:family="text">
      <style:text-properties style:font-size-asian="11pt" fo:font-weight="normal" style:font-style-complex="normal" fo:text-shadow="none" fo:font-style="normal" style:text-outline="false" style:text-line-through-type="none" fo:font-size="11pt" style:text-underline-style="none" style:text-underline-color="font-color" style:font-weight-asian="normal" style:font-style-asian="normal" style:font-size-complex="11pt" style:text-position="0% 100%" style:font-weight-complex="normal" fo:color="#000000" style:font-name="Arial" style:font-name-complex="Arial"/>
    </style:style>
    <style:style style:name="T136" style:family="text">
      <style:text-properties style:font-size-asian="11pt" fo:font-weight="normal" style:font-style-complex="normal" fo:text-shadow="none" fo:font-style="normal" style:text-outline="false" style:text-line-through-type="none" fo:font-size="11pt" style:text-underline-style="none" style:text-underline-color="font-color" style:font-weight-asian="normal" style:font-style-asian="normal" style:font-size-complex="11pt" style:text-position="0% 100%" style:font-weight-complex="normal" fo:color="#000000" style:font-name="Linux Libertine G" style:font-name-complex="Linux Libertine G"/>
    </style:style>
    <style:style style:name="T137" style:family="text">
      <style:text-properties style:font-size-asian="11pt" fo:font-weight="normal" style:font-style-complex="normal" fo:text-shadow="none" fo:font-style="normal" style:text-outline="false" style:text-line-through-type="none" fo:font-size="11pt" style:text-underline-style="none" style:text-underline-color="font-color" style:font-weight-asian="normal" style:font-style-asian="normal" style:font-size-complex="11pt" style:text-position="0% 100%" style:font-weight-complex="normal" fo:color="#000000" style:font-name-complex="Arial" style:font-name="Arial"/>
    </style:style>
    <style:style style:name="T138" style:family="text">
      <style:text-properties style:font-size-asian="11pt" fo:font-weight="normal" style:font-style-complex="normal" fo:text-shadow="none" fo:font-style="normal" style:text-outline="false" style:text-line-through-type="none" fo:font-size="11pt" style:text-underline-style="none" style:text-underline-color="font-color" style:font-weight-asian="normal" style:font-style-asian="normal" style:font-size-complex="11pt" style:text-position="0% 100%" style:font-weight-complex="normal" fo:color="#000000" style:font-name-complex="Linux Libertine G" style:font-name="Linux Libertine G"/>
    </style:style>
    <style:style style:name="T139" style:family="text">
      <style:text-properties fo:font-style="normal" style:font-weight-complex="normal" fo:color="#000000" style:font-name-complex="Arial" style:text-line-through-type="none" style:text-underline-style="none" style:text-underline-color="font-color" fo:font-weight="normal" style:text-position="0% 100%" fo:font-size="11pt" style:font-style-asian="normal" style:text-outline="false" style:font-size-complex="11pt" style:font-weight-asian="normal" style:font-name="Arial" style:font-style-complex="normal" fo:text-shadow="none" style:font-size-asian="11pt"/>
    </style:style>
    <style:style style:name="T140" style:family="text">
      <style:text-properties style:text-underline-style="none" style:text-underline-color="font-color" style:font-weight-asian="normal" style:font-size-asian="11pt" style:font-name-complex="Arial" style:text-position="0% 100%" fo:font-size="11pt" fo:font-weight="normal" style:font-size-complex="11pt" fo:text-shadow="none" fo:color="#000000" style:text-line-through-type="none" style:font-weight-complex="normal" style:font-style-asian="normal" style:font-name="Arial" style:font-style-complex="normal" style:text-outline="false" fo:font-style="normal"/>
    </style:style>
    <style:style style:name="T141" style:family="text">
      <style:text-properties style:font-size-asian="11pt" fo:font-weight="normal" style:font-style-complex="normal" fo:text-shadow="none" fo:font-style="normal" style:text-outline="false" style:text-line-through-type="none" fo:font-size="11pt" style:text-underline-style="none" style:text-underline-color="font-color" style:font-weight-asian="normal" style:font-style-asian="normal" style:font-name="Arial" style:font-size-complex="11pt" style:text-position="0% 100%" style:font-weight-complex="normal" fo:color="#000000" style:font-name-complex="Arial"/>
    </style:style>
    <style:style style:name="T142"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name-complex="Arial" style:font-size-asian="11pt" style:font-size-complex="11pt" style:font-weight-asian="normal" style:font-weight-complex="normal" style:font-style-asian="normal" style:font-name="Arial"/>
    </style:style>
    <style:style style:name="T143" style:family="text">
      <style:text-properties style:font-size-asian="11pt" fo:font-weight="normal" fo:font-style="normal" style:text-outline="false" style:text-line-through-type="none" fo:font-size="11pt" style:text-underline-style="none" style:text-underline-color="font-color" style:font-name-complex="Linux Libertine G" fo:color="#000000" fo:text-shadow="none" style:font-style-complex="normal" style:font-weight-asian="normal" style:font-style-asian="normal" style:font-name="Linux Libertine G" style:font-size-complex="11pt" style:text-position="0% 100%" style:font-weight-complex="normal"/>
    </style:style>
    <style:style style:name="T144" style:family="text">
      <style:text-properties style:font-size-asian="11pt" fo:font-weight="normal" fo:font-style="normal" style:text-outline="false" style:text-line-through-type="none" fo:font-size="11pt" style:text-underline-style="none" style:text-underline-color="font-color" fo:color="#000000" fo:text-shadow="none" style:font-style-complex="normal" style:font-weight-asian="normal" style:font-style-asian="normal" style:font-size-complex="11pt" style:text-position="0% 100%" style:font-weight-complex="normal" style:font-name="Arial" style:font-name-complex="Arial"/>
    </style:style>
    <style:style style:name="T145" style:family="text">
      <style:text-properties style:font-size-asian="11pt" fo:font-weight="normal" fo:font-style="normal" style:text-outline="false" style:text-line-through-type="none" fo:font-size="11pt" style:text-underline-style="none" style:text-underline-color="font-color" fo:color="#000000" fo:text-shadow="none" style:font-style-complex="normal" style:font-weight-asian="normal" style:font-style-asian="normal" style:font-size-complex="11pt" style:text-position="0% 100%" style:font-weight-complex="normal" style:font-name="Linux Libertine G" style:font-name-complex="Linux Libertine G"/>
    </style:style>
    <style:style style:name="T146" style:family="text">
      <style:text-properties style:font-size-asian="11pt" fo:font-weight="normal" fo:font-style="normal" style:text-outline="false" style:text-line-through-type="none" fo:font-size="11pt" style:text-underline-style="none" style:text-underline-color="font-color" fo:color="#000000" fo:text-shadow="none" style:font-style-complex="normal" style:font-weight-asian="normal" style:font-style-asian="normal" style:font-size-complex="11pt" style:text-position="0% 100%" style:font-weight-complex="normal" style:font-name-complex="Linux Libertine G" style:font-name="Linux Libertine G"/>
    </style:style>
    <style:style style:name="T147" style:family="text">
      <style:text-properties style:font-size-asian="11pt" fo:font-weight="normal" fo:font-style="normal" style:text-outline="false" style:text-line-through-type="none" fo:font-size="11pt" style:text-underline-style="none" style:text-underline-color="font-color" fo:color="#000000" fo:text-shadow="none" style:font-style-complex="normal" style:font-weight-asian="normal" style:font-style-asian="normal" style:font-size-complex="11pt" style:text-position="0% 100%" style:font-weight-complex="normal" style:font-name-complex="Arial"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2" table:number-columns-repeated="998" table:default-cell-style-name="Default"/>
        <table:table-row table:style-name="ro1">
          <table:table-cell table:style-name="ce1" office:value-type="string" calcext:value-type="string">
            <text:p>comment</text:p>
          </table:table-cell>
          <table:table-cell table:style-name="ce1" office:value-type="string" calcext:value-type="string">
            <text:p>rate_class</text:p>
          </table:table-cell>
          <table:table-cell table:number-columns-repeated="1022"/>
        </table:table-row>
        <table:table-row table:style-name="ro1">
          <table:table-cell table:style-name="ce2" office:value-type="string" calcext:value-type="string">
            <text:p><text:span text:style-name="T1">基本上，同人無限流的作者第一二本都是很不錯的，比如學霸，李家成功等等。</text:span><text:span text:style-name="T2">&lt;br&gt;</text:span><text:span text:style-name="T3">但是只要書中出現自嗨現象，書的內容直接能下降三個檔次。</text:span><text:span text:style-name="T4">&lt;br&gt;</text:span><text:span text:style-name="T3">毒的不能看，我確實不太明白，難道現在喜歡自嗨宅臭無病呻吟類的讀者就這麼多？？？每個作者都越來越智障，無限流是拿來生存超脫的又不是拿來搞笑犯傻的，真是無語</text:span><text:span text:style-name="T4">&lt;br&gt;</text:span><text:span text:style-name="T3">通篇的邏輯問題，還搞得主角好像厲害一樣，鑽主神的漏洞？？？？？？這不是把讀者當傻逼就是作者是傻逼，我個人傾向後者</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逼價上漲時，在座的每一個舔🐶都說自己是無辜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三少還是那個三少，專注小學啟蒙教育十三年！</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虔誠基督徒主角，在我眼裡和虔誠的綠教徒是一樣的。一星送你上天</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能不能不要販賣基督教私貨？還與世無爭的信仰，十字軍就這麼被你一筆帶過了？就算是新教，當年新教革命的時候也不知道殺了多少人。路德宗都是如此了，更別提更加激進的加爾文宗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之前將那個試圖在元素高塔放火的傢伙放走沒有殺掉已經是非常不爽了。後來那個帶兵攻打元素高塔，試圖搶奪主角女人的傢伙又沒有殺。毒草棄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你可以罵任何人傻逼，唯獨不能罵三少傻逼。三少的書，避開所有毒點，返璞歸真，大道至簡，從來不耍多餘套路，爽點毫不含糊，我小白看得就是爽，就是肯花錢。再說了大家都是看網路小說，你他娘推薦的大神精品世界名著套路讓我頭疼，情節讓我憋屈。看完了不是一樣的垃圾玩意兒嗎</text:span><text:span text:style-name="T2">?</text:span><text:span text:style-name="T3">反正都是混時間，憑啥罵我看三少</text:span><text:span text:style-name="T4">?</text:span><text:span text:style-name="T3">！！傻逼你有三少錢多嗎，快去搬磚╰</text:span><text:span text:style-name="T4">_╯&lt;br&gt;</text:span><text:span text:style-name="T3">網文之王。中華文豪。海外輸出。文化標籤。五星奉上</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5">4</text:span><text:span text:style-name="T6">個輪回者大大咧咧的在酒吧討論任務？這種主神空間是怎麼活下來的，拜拜了您。</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幾個毒點。一，互聯網公司不是科網行業的全部，微軟就不是互聯網公司，但微軟對世界的影響之廣大之深遠，迄今沒有一家互聯網公司可以媲美，作者對新興科技產業的推崇目前來看僅限於互聯網，太狹隘。二，程式師和電腦科學家不可同日而語，真正改變世界的是電腦科學家，不是程式師，我很不解男主角“程式師”的傲氣。三，理工專業並不比商科社會科學專業高級，作者金融狗、圍著金融狗轉的律師云云，有“狗眼看人低”的嫌疑，或許跟他心目中“金融狗”瞧不起“程式猿”的嘴臉不謀而合。</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對一個想殺你的女人這麼寬宏大量，就因為她有才華有理想？錯，純粹是想上她，為了幾十億的身價，什麼女人沒有，為了下半身也是拼了老命。主角是被荷爾蒙控制了腦子，那兩個女朋友是被強行降智商了嗎？這種女人都敢放任她繼續和主角有勾搭的機會？</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表妹也是個智商不滿七十的貨，居然給有未婚妻的表哥和綠茶心機婊拉纖，這是成年人幹的出的事麼？還有那個費羅麗明知道程教授有潛規則的風評，晚上被要求去程教授家就隱隱有預感，費羅麗居然還一個人晚上乖乖送上門，這種女人沒被強姦也是日了哈士奇。</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本書這麼猛吹李彥宏是不是舔得很爽？可惜啊，李彥宏為了錢不只做了免費殺毒，百度全家桶都揚名國外了，還有買賣貼吧，企業百科收費修改，競價排名，假藥廣告喪盡天良。這樣一個人你說他成功有錢有眼光都可以，可是你書裡面吹得太過被現實打臉了，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最開始的簡介是什麼知識無用，被人噴慘了。現在換了個新的簡介。這是一個改進的地方。至於內容，劇毒。其實這本書也有好的地方，但架不住作者一直玩命的給讀者下毒，而且給人的感覺不是因為寫作功力啊什麼的客觀原因寫成這樣，就是誠心誠意為了噁心人才這麼寫的。作者的某些情節體現的思維方式說好聽叫不成熟，說不好聽叫跟正常人不一樣。人的時間這麼寶貴，幹點什麼不好啊，不要看這個耽誤時間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說真話，除了情節內容劇毒其它都湊合，但是整本書跟終結學霸屁關係沒有。所謂高科技文一點科技含量沒有，所有技術全是上輩子別人研究完的垃圾，連個關係網都沒搞起來還敢賺那麼多錢！劇毒沒問題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又嘗試看了下，還是看不下去。。</text:span><text:span text:style-name="T2">&lt;br&gt;</text:span><text:span text:style-name="T3">一個有著金大象的重生者搞了半天，就只是把前輩們走過的路再走一遍順便把前輩們打垮，這也就算了，你特麼還是失憶的……</text:span><text:span text:style-name="T4">&lt;br&gt;</text:span><text:span text:style-name="T3">這麼屌你為什麼重生前還只是一個被</text:span><text:span text:style-name="T4">360</text:span><text:span text:style-name="T3">搶飯碗的手機驅動工程師？</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居然還有人宣傳讀書無用論的，笑死</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看了，總感覺作者寫的不對味，感情戲就不說了，開始的高中生活就有兩個</text:span><text:span text:style-name="T8">N……</text:span><text:span text:style-name="T9">女同學，打臉裝逼情節過度生硬，看著就想吐。</text:span><text:span text:style-name="T8">&lt;br&gt;</text:span><text:span text:style-name="T10">和那些老一輩說話基本都扯點古文顯示自己經歷豐富。。。。像是李彥宏叫主角年輕人，然後扯了一通虛頭巴腦的東西。。問題是人家李彥宏那時候也就</text:span><text:span text:style-name="T8">35</text:span><text:span text:style-name="T10">歲，哪裡來的那個閒心叫一個</text:span><text:span text:style-name="T8">18</text:span><text:span text:style-name="T10">歲的小夥子年輕人。。。</text:span><text:span text:style-name="T8">&lt;br&gt;</text:span><text:span text:style-name="T10">又說創業，因為第一個做的輸入法，得罪了一個富二代和百度，輸入法被富二代收購了，然後主角想繼續重新做輸入法，開始組建公司，奇葩的事來了，主角說不想被敵對方發現這個公司是他的，因此用他高二的表妹做法人代表，因為好控制，然後創建了公司，公司名字和剛做輸入法時候創建的下載用網頁一個名字。。。。。</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了一百多章，只能說，邏輯不自恰，合理黨的毒草。第一，民族政策沒有那麼玄乎，第二木蟾蜍和肉蟾蜍分別好大好嗎？飛機安檢就呵呵了。而且沒有四川飛美國的直達的。第三，美國的交易不是雙方簽字就生效的，需要雙方律師在場或者公正生效的。第四，原農場主無故失蹤，不可能這麼風平浪靜的。第五，宰殺沒有那麼貴的，</text:span><text:span text:style-name="T12">150</text:span><text:span text:style-name="T13">美元宰殺一頭牛，想錢想瘋了嗎？那是雇傭屠宰場幫忙宰殺的價格。第六下水處理不是說的不賺錢的，傻子才認為不賺錢還要花去</text:span><text:span text:style-name="T12">80%</text:span><text:span text:style-name="T13">利潤處理。第八美國法院不是你說的那麼簡單，雖然是社區法院。第九，科莫多巨蜥五米長那是到尾巴尖，而且五米的就算很大了，福特探險者你往哪裝籠子？第十，隱形不代表虛幻了，還放車頂上，不重</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不覺得屁股有問題，畢竟作者沒有去過美國，相關內容從電視劇遊記科普瞭解，寫的難免有有差。</text:span><text:span text:style-name="T8">&lt;br&gt;</text:span><text:span text:style-name="T9">讓我受不了的是跪女，嘴上說著無情等價交換。</text:span><text:span text:style-name="T8">&lt;br&gt;</text:span><text:span text:style-name="T10">但救了一女的，日後相遇這女的無理取鬧的糾纏，調查不說，出事情讓男主出庭作證男主不肯就威脅？？？？然後男主同意了，沒錯，同意了！！！！之後這女人朋友的弟弟去亞馬遜有危險聯繫不上，這個富家女</text:span><text:span text:style-name="T8">mb</text:span><text:span text:style-name="T10">的也去湊熱鬧，說要救人？？？？？？？還硬要男主陪去救人，男主居然</text:span><text:span text:style-name="T8">tmd</text:span><text:span text:style-name="T10">同意了？？？？？？？？？真是噁心的要死</text:span><text:span text:style-name="T8">&lt;br&gt;</text:span><text:span text:style-name="T10">相關內容還多的數不勝數，簡直跪舔的噁心要死</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我沒看，只是看</text:span><text:span text:style-name="T2">&lt;a href="/name/</text:span><text:span text:style-name="T14">紈絝邪皇</text:span><text:span text:style-name="T4">" target='_blank'&gt;</text:span><text:span text:style-name="T3">《紈絝邪皇》</text:span><text:span text:style-name="T4">&lt;/a&gt;</text:span><text:span text:style-name="T3">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text:span><text:span text:style-name="T4">~</text:span><text:span text:style-name="T3">所以，今後此作者的書，見一本黑一本！</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劇毒，掛著學霸的招牌寫著女頻的狗血言情文。整本書的劇情是重生的男主為了上輩子和她分手的女主跪舔來跪舔去，終於成功開了一家</text:span><text:span text:style-name="T12">Mp3</text:span><text:span text:style-name="T13">公司，以為是成功人士了，結果還是被女主給分了。其中高科技發展部分描寫只占篇幅</text:span><text:span text:style-name="T12">1/10</text:span><text:span text:style-name="T13">，其他都是跪舔女主的描寫和低級打臉的劇情。低級到什麼程度呢？車行經理的兒子猥褻男豬的曖昧女伴，男豬一怒之下拿出黑卡買了一輛最貴的車，在精神上狠狠的打擊了對方。而且女主也相當不討喜，整一個花瓶，男豬成功時候沒她的影子，低谷的時候也沒她，整天都是自己的細膩小心思，最後和男主分手原因竟然是距離太近，想靜靜。最後總結一下，這個作者一直撲街不是沒原因的，別人寫書給讀者看，他是自嗨。</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看這本的時候，很不不懂什麼東方西方，修真魔幻之類的設定，還是個小白，對唐三東西方不分這個在我看來毒的不能再毒的毒點根本都不在意，就是瞎看。當時認為，這唐三太有才了，百度百科都能搜到這人，好厲害啊，因為這個原因，我又去看了了光之子等書，只要是是唐三寫的，當時都想看。結果，沒想到在讀這些書的過程中，慢慢漲了見識，脫離了小白的行列，覺得唐三的書一本不如一本，當我看到冰火魔廚的時候，已經被唐三毒翻了。在這，我還要感謝唐三，是他告訴了我，我以前是個小白，看過的大部分書都是垃圾，網文裡面最底層的那種書，有一些作者，只寫這種垃圾賺小白的錢。</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毒草</text:span><text:span text:style-name="T8">&lt;br&gt;</text:span><text:span text:style-name="T9">龍空你們這堆人刷分吧</text:span><text:span text:style-name="T8">....</text:span><text:span text:style-name="T10">這書能有</text:span><text:span text:style-name="T8">7</text:span><text:span text:style-name="T10">分</text:span><text:span text:style-name="T8">?</text:span><text:span text:style-name="T10">不就日本輕小說套路嗎</text:span><text:span text:style-name="T8">?</text:span><text:span text:style-name="T10">超級無聊且智障</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只能說死宅真噁心</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女裝沒什麼 但是一直各種水女裝 穿女裝就莫名噁心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感覺作者還能拿女裝曖昧水個</text:span><text:span text:style-name="T2">2000</text:span><text:span text:style-name="T3">章，然後主角依然是個處男，因為被周圍的變態女威脅女裝太多次而導致彎了。不停女裝曖昧不斷又不給肉吃，這主角是個正常的不陽痿的高中生，你信嗎。作者→</text:span><text:span text:style-name="T4">_→</text:span><text:span text:style-name="T3">劇情？主線？推女╭</text:span><text:span text:style-name="T4">(╯ε╰)╮</text:span><text:span text:style-name="T3">那是什麼？不需要。只要主角女裝就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喪失，非常大喪失，喜歡汙的朋友可以一觀！但是這書被迫太監了，原因是作者寫這書被他母上大人發現了，不太監不足以體現母上的威嚴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講真的，</text:span><text:span text:style-name="T12">60</text:span><text:span text:style-name="T13">章前我覺的找到了本仙草，作者很用心的給角色找畫師出插圖。結果作者突然開始給男主玩女裝，一次不行還玩兩次，男主嘴上不要卻毫無底線的穿女裝出門，美其名曰答應了妹妹。這妹妹讓哥哥穿女裝出門見人，還女裝狀態下和蘑菇武內崇他們談天說地，這叫腹黑？羞恥心只存在于作者不輕不淡的兩句話。不知道作者自己是個女裝癖愛好者還是故意惡趣味的搞一般向讀者，喜歡男主玩女裝的，可入。三觀和本人南轅北轍，看到</text:span><text:span text:style-name="T12">60</text:span><text:span text:style-name="T13">章直接棄了，毒草能吃，翔是真的下不去嘴。個人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師姐被人殺死在主角床上，主角竟然說出這種說：“孟師姐，你好端端的死在了我的床上，這是怎麼回事呀！我倉鼠還沒還你呢！”</text:span><text:span text:style-name="T16">-----------</text:span><text:span text:style-name="T17">各位，你們說這種作者腦不腦殘，簡直是狗日的標準</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實子系列】本書原名</text:span><text:span text:style-name="T19">&lt;a href="/name/</text:span><text:span text:style-name="T20">重生之子承父液</text:span><text:span text:style-name="T21">" target='_blank'&gt;</text:span><text:span text:style-name="T20">《重生之子承父液》</text:span><text:span text:style-name="T19">&lt;/a&gt;</text:span><text:span text:style-name="T20">，現已河蟹</text:span><text:span text:style-name="T21">^_^</text:span><text:span text:style-name="T22">：</text:span><text:span text:style-name="T19">&lt;br&gt;</text:span><text:span text:style-name="T20">上輩子有個渣爹，安溪想要子承父業卻被利用到骨灰渣渣。</text:span><text:span text:style-name="T19">&lt;br&gt;</text:span><text:span text:style-name="T20">這輩子還是那個渣爹，安溪當機立斷包袱都不要了直接逃。</text:span><text:span text:style-name="T19">&lt;br&gt;</text:span><text:span text:style-name="T20">發家致富奔小康，卻不料被子、承、父、液！</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書主角是個徹底的黑心爛人，只是一開始不明顯而已。之前裝個風度翩翩到處勾搭姑娘，把女孩子勾動心了然後既不收也不拒絕，就讓她們傷心。中間利用身份哄騙一堆散修來說幫他們渡金丹劫，目的只是把其中一個人殺了把他的劍搶了。大約</text:span><text:span text:style-name="T2">70%</text:span><text:span text:style-name="T3">多到</text:span><text:span text:style-name="T4">80%</text:span><text:span text:style-name="T3">上下的時候，把穿越原身的姐姐強</text:span><text:span text:style-name="T4">X</text:span><text:span text:style-name="T3">了，然後哄騙她說給她機緣放她走。在她取機緣的時候把她殺了，用金手指強行收編成自己的守護靈……再怎麼叢林法則，再怎麼大道無礙，是人就要有底線。完全沒有底線的，是畜生，不是修真。</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我沒看，只是看</text:span><text:span text:style-name="T2">&lt;a href="/name/</text:span><text:span text:style-name="T14">紈絝邪皇</text:span><text:span text:style-name="T4">" target='_blank'&gt;</text:span><text:span text:style-name="T3">《紈絝邪皇》</text:span><text:span text:style-name="T4">&lt;/a&gt;</text:span><text:span text:style-name="T3">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text:span><text:span text:style-name="T4">~</text:span><text:span text:style-name="T3">所以，今後此作者的書，見一本黑一本！</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怎麼能夠忘記你捏！西幻的設定，但是一個魔法師公會的會長，開口閉口就是</text:span><text:span text:style-name="T2">"</text:span><text:span text:style-name="T3">老子</text:span><text:span text:style-name="T4">""</text:span><text:span text:style-name="T3">媽的</text:span><text:span text:style-name="T4">"</text:span><text:span text:style-name="T3">等一些不堪入耳的話，不懂這是一個怎樣神奇的世界。魔法師們一個個都像街頭混混一樣，可能作者認為魔法師就是這樣，以及這樣才有氣勢。除了主角，各個都智硬，都是沒眼光的傻逼。先是都各種看不起主角，然後被主角的身份驚呆，再跪舔，媽蛋世界上哪來那麼多對任何人都要歧視都要踩的傻逼？！推薦人們說是爽文，爽個蛋蛋！一樣的劇情來回個千百遍，中間再注水，為了打臉而打臉。</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種漢奸，走狗作者，屁股歪到姥姥家了。</text:span><text:span text:style-name="T16">5</text:span><text:span text:style-name="T17">級有什麼用？寫了幾本白開水，這本新書沒人看了，撲街的不能再撲了，開始來龍空發表漢奸，走狗言論，搏些存在感，搏些眼球，噁心！</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是個作</text:span><text:span text:style-name="T2">/</text:span><text:span text:style-name="T14">四聲</text:span><text:span text:style-name="T4">/</text:span><text:span text:style-name="T3">貨。為了說過一句話的插班女，考大學也不能好好考了，讀書也不能好好讀了，工作不能好好幹了，結婚生孩子養家都不能正經過日子。。。。尼瑪就是個見過幾個月的女的啊！！！就是說過一句話的女的！！！！就是個都沒開頭的暗戀！！…用得著那麼作？？！</text:span><text:span text:style-name="T4">&lt;br&gt;</text:span><text:span text:style-name="T3">要這玩意正經的失戀不得特意去染愛滋病然後自爆呀！</text:span><text:span text:style-name="T4">&lt;br&gt;</text:span><text:span text:style-name="T3">然後，主角重生了，然後找了另外的女朋友！！尼瑪！！</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有個女的喜歡主角， 然後被人強</text:span><text:span text:style-name="T2">JIAN</text:span><text:span text:style-name="T3">了 於是主角就和強</text:span><text:span text:style-name="T4">JIAN</text:span><text:span text:style-name="T3">犯做朋友 要撮合強</text:span><text:span text:style-name="T4">JIAN</text:span><text:span text:style-name="T3">犯和前女友 要讓一個強姦犯來給被強姦者以幸福 </text:span><text:span text:style-name="T4">MDZZ</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越寫越爛的作者中牧童肯定是其中的一個，貓膩是矯情到死，牧童是彆扭至死。現在想起來，還是三少好，哪怕是喂翔，人家也是從開始就喂，不合你口味，你還可以捂鼻跑開。牧童是花花綠綠的糖果紙包得嚴嚴實實，待你想瞧仔細些，哇靠，好大一坨！！！</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小牧童的新書，他的的書前期是仙草，中期是良草，後期是毒草。</text:span><text:span text:style-name="T8">&lt;br&gt;</text:span><text:span text:style-name="T9">每本書寫到後面都會寫崩，前期明明輕鬆愉快的風格，越往後寫各種黑暗重口味的情節就出來了。</text:span><text:span text:style-name="T8">&lt;br&gt;</text:span><text:span text:style-name="T10">想不到這本新書一開始就這麼重口，女協警在派出所裡被</text:span><text:span text:style-name="T8">qj</text:span><text:span text:style-name="T10">，主角就在隔壁，等到衣服被脫光，官二代褲子都脫了準備挺腰，主角才跳了出來。我還以為只是個配角，結果後面的情節看來，不是女一就是女二。</text:span><text:span text:style-name="T8">&lt;br&gt;</text:span><text:span text:style-name="T10">以前的書裡雖然有黑暗情節，但確是和情節有關聯，不能說作者什麼。</text:span><text:span text:style-name="T8">&lt;br&gt;</text:span><text:span text:style-name="T10">想不到新書更進一步。看來作者覺醒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女友被人強姦了 ，於是主角就和強姦犯做朋友， 要撮合強姦犯和前女友 ，要讓一個強姦犯來給被強姦者以幸福。</text:span><text:span text:style-name="T2">&lt;br&gt;</text:span><text:span text:style-name="T3">？？？這作者腦子裡裝的是</text:span><text:span text:style-name="T4">shi</text:span><text:span text:style-name="T3">嗎？</text:span><text:span text:style-name="T4">&lt;br&gt;</text:span><text:span text:style-name="T3">同時高能預警一下，該傻嗶作者每本書都有極其噁心的綠帽情節 ，本本都是強暴，總之就是不寫強暴會死，尤其是某本書主角親妹妹被強暴後剝皮煮了吃的情節更是噁心的要死</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主角在聊天的時候，沒有任何遮掩的表示出自己的淡定，然後女主說你好淡定，非是一般的武者。主角表示大吃一驚，明明自己兩世為人，居然被一個小女孩一眼看出自己的淡定啥的。媽的，</text:span><text:span text:style-name="T24">mdzz</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火星也是追了很久的作者了，但是不知道經歷了什麼，你個男頻小說你竟然把重點放在你的女性觀眾身上，貼吧那個女小吧瘋狂刪綠帽的帖子，然後私聊問候您全家，最牛批的是她們認為出軌是應該的！豐富了人生的經歷，我真是服了這群女權婊，求求你們做個人吧，別禍害那些女生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挖個坑，然後拉上一坨大便，順手把它捏成點心樣，等它風乾，聞不出什麼臭味來之後，再撒上一點砒霜，如此黃白相間，看起來似乎真有那麼點乾糧的樣子對不對？</text:span><text:span text:style-name="T26">&lt;br&gt;</text:span><text:span text:style-name="T27">等你吃了以後…</text:span><text:span text:style-name="T28">&lt;br&gt;</text:span><text:span text:style-name="T29">臥槽，這他媽好歹毒的心思！不僅喂屎，還在屎裡下毒！</text:span><text:span text:style-name="T26">&lt;br&gt;</text:span><text:span text:style-name="T27">永遠用龜頭代替人頭思考的傻逼主角</text:span><text:span text:style-name="T28">(</text:span><text:span text:style-name="T29">作者</text:span><text:span text:style-name="T26">)</text:span><text:span text:style-name="T29">，偏偏還要時時刻刻裝出一副“老子是一個有過去的，滄桑的，成熟男人”的淡定姿態，東施效顰！</text:span><text:span text:style-name="T26">&lt;br&gt;</text:span><text:span text:style-name="T27">天下大亂，群雄逐鹿的宏大場景能寫成兩三個江湖草莽的裝逼之旅，</text:span><text:span text:style-name="T26">MDZZ!&lt;br&gt;</text:span><text:span text:style-name="T27">說作者葷段子寫得不錯，看在裡番的份上，忍了！</text:span><text:span text:style-name="T26">&lt;br&gt;</text:span><text:span text:style-name="T27">但是！你以為閱文無數的本大爺看不出來你他媽抄襲？所謂的裡番就是把別人書裡的肉戲稍微改下名字，糊誰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前面批判了本書，其他書友告訴我作者是新手後面越寫越好，本著負責的心態耐心看了下去（其實是書荒），現在特來更正一下，首先，前</text:span><text:span text:style-name="T12">100</text:span><text:span text:style-name="T13">多章的情節真的很雷很不合理文筆也不怎麼樣，但是作者進步很快，熬過前面我居然欲罷不能的一口氣看完了，因為河蟹太監現在還有點遺憾，拋開部分不合理這本書看的真的很爽，特別是攻略一個一個妹紙，</text:span><text:span text:style-name="T12">h</text:span><text:span text:style-name="T13">段子也是肉香四溢，雖然後期朱砂妹紙一個一個接連飛升很不爽，可能是作者急著結尾，結果還是在完本前河蟹了，可惜還有幾個妹紙沒拿下，作者現在也不寫書了，不得不說是個遺憾。如果你喜歡後宮把妹這類的爽文，可以試試這本書</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了作者寫的書我對於裡面的設定簡直不敢苟同，幾個小小的學徒就能在有法師主持的法師塔里密謀如何反抗法師塔的主人，那這法師塔有個蛋用啊，連一環法術召喚出的隱形單位都不能探測，簡直史上最垃圾的法師塔，再說法師塔的主人，最為一個擁有法師塔的大法師，連一個小學徒放在自己身上的零環法術秘法印記都偵測不出來，簡直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全文亮點就‘復活貞子’這段，本來還想看看作者有沒有讓人出乎意料的腦洞，結果就是強行下毒，就圍著下半身轉了，寫了半天就是為了艸。緊接其後的副本聊齋毒點更多，比如分手強行刷鍋給前女友、貞子殺人是無意的是可以原諒、小倩作為姥姥幫兇就是不能原諒的，強行身世孤苦還要克死個孤兒院的小姐姐（看到這我就想不如讓主角這個賤人死球），自私自利為了自己坑死新人，殺女友，殺女友時還文青下，從女友臨死的眼神看出再也不見，人家除非腦殘臨死會想這句話？！估計最想說的就是後悔這輩子遇見你這個渣，主角就是自大加自私的色情狂的人渣，自己的手辦想艸，鬼也想艸，最不能忍連自己的坐騎也想艸，我就想問問這是有多饑渴！！！！！</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懷揣</text:span><text:span text:style-name="T12">1000+</text:span><text:span text:style-name="T13">大洋，父母雙亡。不上班，似乎想靠打遊戲做人生贏家，但是看了</text:span><text:span text:style-name="T12">30W</text:span><text:span text:style-name="T13">字麼有看見賺了一分錢，目前三餐靠速食麵，然後一個更窮的室友偶爾帶點油條，你是要鬧哪樣</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見過毒的現實劇情，沒見過這麼毒的。我的天呐，主角寄人籬下，因為沒有上交工資，被二叔二嬸踹門威脅，要打死主角，然後主角一邊哭一邊戴上了頭盔開始……玩！遊！戲！港真，作者你誠實說吧，你是資深網癮少年吧！劇毒！劇毒！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好好的重生網游爽文，作者非要往主角頭上加點綠，前世的事一筆帶過不就好了嗎，非要寫女主多麼愛男主，結果又因為現實不得不嫁給其他有錢醜男，好吧，現在重生文不帶點綠作者就不會寫，我忍了，結果後來，主角又叫女主去做網路主播，尼瑪，作者要是寫網路主播要是在未來已經是一個成熟的禁止賣肉的行業也就罷了，偏偏前面還有個以賣肉為主的</text:span><text:span text:style-name="T16">3g</text:span><text:span text:style-name="T17">組合，呵呵，女主在前世嫁給其他人不能讓作者你滿足，現在還要讓她給更多男人看，我也是服了，以前作者不寫女主，還能看，現在寫的什麼東西</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無比，各種人物跪舔主角，除了一個名字沒有一點原來人物的影子，主角親自下場各種世界搶商品，</text:span><text:span text:style-name="T16">mdzz</text:span><text:span text:style-name="T17">，開毛線店，征服多元宇宙不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說創意這本也不是諸天商人流的開山之作，說文筆小學生水準，說劇情作者想像力不是一般的匱乏，最難以下嚥的是書裡各種同人只是套著相同名字的討食犬：想像一下視華山派為自己根本寧願丟棄一切底線的嶽不群眼巴巴的賣華山秘笈，隋煬帝腦子進水般的求助主角，作者有沒有瞭解過幫隋文帝打天下時的隋煬帝？看著這些披著原著皮的智障們跪舔主角，讓我不是一般的噁心，我是搞不懂為啥有人能給它打</text:span><text:span text:style-name="T16">4</text:span><text:span text:style-name="T17">星，分明是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記憶最深的是前期來了個大佬，狠人大帝，她的心願你們應該都知道為了服了復活哥哥，拍自己的道果小囡囡進萬界樓，把吞天魔罐都給賣了……我能說什麼，反正雖然是隨機可能來任何人，但是來的絕對是敢在主角面前裝逼主角就能以更大的逼壓下去，在主角面前任何人都要保持恭敬，不管是什麼角色，入了萬界樓一段時間後就沒幾個能保留下風骨的，哪怕是最冷酷的劍修也要麼折斷要麼學會彎曲，哪怕仙神在他面前也只是凡人的模樣，下到人間皇帝，上到玉皇大帝，都能捨棄一身帝王威嚴，為了利益卑微屈膝。我看了這本書後，竟沒能看到其中有誰能保留自己的傲骨，最大的想法竟然是來幾個狠角色抽主角幾巴掌。我從不喜歡看虐主文，但是這書的主角真賊雞兒噁心</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種小說只要寫到中期，最大問題就暴露出來，主角完全可有可無，沒有任何存在的價值，你把一條狗放那，給他設定該幹的事，也完全不影響劇情的推動與展開，無論是奇遇或是後宮或是爽點，跟主角一點關係沒有，完全就是在講其他作者寫的各個小說主角的故事，噁心的一批，主角一輩子的面癱，永遠的波瀾不驚，永遠的清心寡欲沒有任何欲望，噁心，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超級奇葩，給你舉個栗子。比如說你要去西餐店，結果硬是給你上餃子，然後還和你強行解釋這個餃子是在他們西餐有多少年歷史的。在漫威裡不寫超能力之類的，就寫武俠，武功，行你喜歡可以，你去直接寫武俠小說行不行。為什麼我吃餃子非要上西餐店。大家想看漫威文就是想看超能力，大腦洞。根本不瞭解受眾想什麼，好沒完沒了的解釋武功系統是在漫威裡有由來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打個比方，復仇者聯盟</text:span><text:span text:style-name="T12">1</text:span><text:span text:style-name="T13">的時候鋼鐵俠拯救了危在旦夕世界，要換成真實世界呢？鋼鐵俠拯救世界這事本就在</text:span><text:span text:style-name="T12">55</text:span><text:span text:style-name="T13">之間，畢竟電影世界有編劇導演的意志必定要一個圓滿美好的結局，但真實世界呢？誰能保證他一定成功？不成功的結果呢？世界末日，生在這樣一個世界主角居然渾渾噩噩想過普通人生活這是神經大條還是腦殘啊 ，真是世界充滿不確定性不會按照所謂的電影劇情演出，在這個毀滅邊緣的世界要麼瘋狂要麼死亡，你不是那些無限流的穿越者隨時可以提褲子走人，你是土著了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很屌絲，就算是獲得了力量，靠力量吃飯了，還要強說自己不用力量。作者前期強行壓制主角混的慘，想弄出個不靠力量的主角。可是後來主角混的好，還不是靠力量。好像主角之前混的慘，是因為作者沒有開始寫作。作者一開始寫小說，主角才擺脫之前的慘，開始好點</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前面幾章還可以，越到後面越垃圾。簡單說吧，主角就是一個吊絲慫逼，還是跪舔任何</text:span><text:span text:style-name="T12">NPC</text:span><text:span text:style-name="T13">的那種。什麼男的女的，什麼組織什麼惡魔，只要是個</text:span><text:span text:style-name="T12">NPC</text:span><text:span text:style-name="T13">他就可以跪舔。太噁心了。本來給三星，現在降為一星。</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跪女嚴重，神盾局的兩個特工找上門來，主角一個超凡力量在手的人物，被凡人女特工給了一耳光，不僅不報復回去。主角還笑眯眯的套近乎當沒事發生。 </text:span><text:span text:style-name="T16">&lt;br&gt;</text:span><text:span text:style-name="T17">到了後面的雙子出場更是勸退感嚴重</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抄襲</text:span><text:span text:style-name="T2">&lt;a href="/name/</text:span><text:span text:style-name="T3">仙界獨尊</text:span><text:span text:style-name="T4">" target='_blank'&gt;</text:span><text:span text:style-name="T3">《仙界獨尊》</text:span><text:span text:style-name="T4">&lt;/a&gt;</text:span><text:span text:style-name="T3">，調色板見</text:span><text:span text:style-name="T4">http://www.lkong.net/forum.php?mod=viewthread&amp;amp;tid=1669329&amp;amp;extra=%26page%3D1&amp;amp;page=1</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複製被發現刪了就不是抄襲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因為這個寫手的前作，我對於他的屁股抱有懷疑態度，而且，這個寫手總喜歡在文中摻一些很</text:span><text:span text:style-name="T16">LOW</text:span><text:span text:style-name="T17">的私貨，似乎讓人覺得，他對於社會的認知都是從小說裡學來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明明很輕易也很應當獲得某些利益。但是和神盾局的交往中，卻有點故意壓制主角。主角這麼牛逼人物，有的是人願意花錢養著。但是主角就是想不到或者不願意。然後神盾局出現，主角就好像幾輩子沒有見過錢，老是向神盾局討要錢。神盾局也好像根本不知道主角的能力有多麼牛逼，連點錢也不願意給。神盾局把那點可憐的錢當作世上最好的東西吊著主角，主角也甘願這麼跟著，偶爾也來點調皮。好噁心</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上竄下跳十幾年，所有劇情照常發生，這很同人</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新章真的噁心，我可以接受主角貪財，但絕不接受主角為錢喪失尊嚴</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聽著，死局幫派人找我麻煩，我殺了他們。這點你們沒有追究，算我欠你們一個人情。</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補充評價一下，一個修仙門派大多數弟子蠅營狗苟，作為執法的天刑堂弟子長袖善舞、極善鑽營、籠絡了不少人心……對於這樣的門派，我也想問一句，怎麼還不滅門？</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如果主角有超人的實力，就算他對人跪下，然後舔他的鞋，舔他屁眼，最後，猛然一巴掌把對方拍成餅子，然後自言自語：“怎麼怎麼和老子的味道不一樣，草！浪費老子心情。” 這時候我也許會覺得這神經病患者有個性，我還會看下去的。然而主角只是個螻蟻都不如的弱雞，卻到</text:span><text:span text:style-name="T16">BUG</text:span><text:span text:style-name="T17">滿天飛的漫威裡到處裝逼，卻又裝成傻逼，然後所有人又配合他裝。。。我說不下去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在漫威世界 練功啊？開局就一口猛毒，看不下去</text:span><text:span text:style-name="T26">&lt;br&gt;</text:span><text:span text:style-name="T27">現在中國式練功真是無孔不入啊，宇宙要練功，都市要練功 異界還是練功</text:span><text:span text:style-name="T28">&lt;br&gt;</text:span><text:span text:style-name="T29">到了動漫裡依然練功。真特麼噁心 </text:span><text:span text:style-name="T26">&lt;br&gt;</text:span><text:span text:style-name="T27">有些人吼啊，漫威世界本來就有內功啊！</text:span><text:span text:style-name="T28">&lt;br&gt;</text:span><text:span text:style-name="T29">不知道作者從哪找來的幾十年前的漫威設定，強行解釋練功問題。</text:span><text:span text:style-name="T26">&lt;br&gt;</text:span><text:span text:style-name="T29">但是大家印象中的漫威是什麼，超能力高科技，這才是爽點。</text:span><text:span text:style-name="T26">&lt;br&gt;</text:span><text:span text:style-name="T27">作者不寫這些，強行寫練功，為何？</text:span><text:span text:style-name="T26">&lt;br&gt;</text:span><text:span text:style-name="T27">君不見榜單上大部分都是練功修仙麼，所以作者也往上靠咯</text:span><text:span text:style-name="T26">&lt;br&gt;</text:span><text:span text:style-name="T27">反正又不期待賺我們這些不喜歡看練功修仙非主流的小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除了蜜汁自信之外，還陽痿。</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被作者設定成了傻逼，第七章主角在大街上發現一個穿越者，然後穿越者在大街上對抗官府，主角二話不說上去就是幫忙。這是什麼腦子？？？好比在美國紐約大街碰到一個陌生華人拒捕，然後二話不說就沖上去對抗員警？？？這這這…這是精神病院出來的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到第八章，主角作為真仙，往地面一滾，躲過致命一擊，真仙之間的打鬥是這樣的，你覺得還能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弱智流主角，每次都有幾個人密謀幹掉主角並付諸行動，主角爆種反殺，然後這幾個人發誓再不打主角的主意，主角放過這幾人。下次這幾人又來刺殺主角，主角再放過，這樣的主角不死沒天理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作者喜歡虐主是出了名的，上本書主角裝逼不成被人開腸破肚腸子流了一地，這本書又給主角強行製造困難，每個世界的魔法都不一樣，主角都需要重新適應，在這期間主角就是菜雞，任人欺負。一旦適應了也可有辦法，從來都沒見過魔法的麻瓜都能研究出讓主角魔力全失的毒藥，嗯給主角喝下，又可以開心的欺負主角了。</text:span><text:span text:style-name="T16">&lt;br&gt;</text:span><text:span text:style-name="T17">真好奇寫了那麼多書，一點進步也沒有，這是一種什麼樣天賦？</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三章離不開女人，上本這樣，這本還是這樣，上本好歹開始還矜持一下，這本直接沒兩章就來了，沒女人你會死嗎？這麼喜歡女人乾脆去寫小黃文好了。這作者的書以後一律毒草。</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不知道你一個中國穿越者是怎麼不識漢字不會漢語的？因為你穿成了日本人？</text:span><text:span text:style-name="T12">&lt;br&gt;ps</text:span><text:span text:style-name="T13">：中後期主角明確說明自己不會漢語、漢字，這是原文： 失策了剛剛不應該說日語的…… </text:span><text:span text:style-name="T12">&lt;br&gt;</text:span><text:span text:style-name="T13">零觀咋了下舌，不過話說，我似乎也不會說其他國家的語言啊，鬱悶！</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不知道你一個中國穿越者是怎麼不識漢字不會漢語的？因為你穿成了日本人？</text:span><text:span text:style-name="T2">&lt;br&gt;ps</text:span><text:span text:style-name="T3">：中後期主角明確說明自己不會漢語、漢字 </text:span><text:span text:style-name="T4">&lt;br&gt;</text:span><text:span text:style-name="T3">這是原文： 失策了剛剛不應該說日語的……</text:span><text:span text:style-name="T4">&lt;br&gt;</text:span><text:span text:style-name="T3">零觀咋了下舌，不過話說，我似乎也不會說其他國家的語言啊，鬱悶！</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重生成日本人，</text:span><text:span text:style-name="T31">68</text:span><text:span text:style-name="T32">章女主在人群中變大，上下盡露，後面還脫光衣服和黃毛濕吻。這書居然寫了幾百萬字，真是</text:span><text:span text:style-name="T31">6666666.</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有一個女蠻子向主角挑戰，主角拒絕了。怎麼拒絕的呢？我絕對不跟你打，如果你實在要打我不還手。這一段太噁心人了。如果不想和她打的話，應該說我不想和你打，你敢動手我就宰了你這樣才對。打不還手太毒了，棄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後期是垃圾，而且三觀不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劇毒無比，毒死我了…………這是我最近半年來看過的最毒的書…………不管是合理性還是內容都毒的我死去活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自稱重生人士的弱智寫的意淫小說，現實中不知道是不是家裡人跟小說一樣被官二代強姦做成肉便器了，一股子憤世嫉俗卻又毫無大腦的樣子、</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劇毒虐文，簡直腦子有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本書是作者寫來報復社會的，滿滿的負能量在文字中簡直要溢出來，我被噁心壞了，我看書是想尋找點簡單快樂來輕鬆下的，這本絕對讓你分分鐘心情變差！上面竟然還有評說這書配角智商線上，我實在是無語！我還是去看小白文吧！這智商沒法言說！</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廢話太多，自嗨嚴重，狗屁不通。日本戰國的士兵身高平均能到接近一米七，鬼子自己都不會信。廢話多的嚴重影響閱讀體驗，屁大個點能注水一章，這本書能火，說明這類書真是一群矬子。</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最開始我真的很喜歡，特別是到了武俠的世界裡，女主得到了武功，創建了門派，我感覺這樣的女主有大女主的傾向，她的精神世界自由無比。可是後期簡直是劇毒，自從有了四爺（雍正），女主就完全戀愛腦了，致力於當好站在男人背後的傳統意義上的好女人，？？？？而且最毒最毒的是，在穿越的世界裡孝順撿來的父母，真正生養自己的父母卻被女主角拋在了原世界，你所謂的“孝道”呢？家長里短數不盡，極品親戚歡聚一堂，作者仿佛跟你掏心窩子說話的語氣看多了是在噁心！！！噁心！！！有時候發現，你喜歡的文最好不要太長，因為他們到了後期完全變成了作者向你吐出自己嚼出的人生感悟的階段！！！</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嘔——作者吃相難看。能堅持著寫這麼低智的小說也不容易。</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莫名其妙的四爺成了男主，之後女主就成了附屬品，後面全是劇毒劇毒劇毒！！！！！女主只是男主的金手指，什麼事情都是男主做，女主一切都順從男主。讓人感覺這篇文章浪費時間</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耽美。這本書很多人推，但是對我來說真的是劇毒，主角穿越到一個亡國之君的身上，一來就十分主動的在城門當著自己大軍的面給叛賊之首也就是開國新君，下跪還奉上玉璽，簡直讓我想穿進書裡幹掉他。奴顏婢膝，苟延殘喘，苟且偷生，關鍵亡國之君再混蛋，總有幾個好祖宗吧，感覺連祖宗的臉都丟盡了！！！又怎麼對得起到最後時刻還沒有背叛的大軍？？？你他媽要是個勾踐就算了，狗都沒他忠心，畢竟是要和開國新君談戀愛的戀愛腦呢。吐。</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女頻是真的玻璃心。本來懶得點進來打分的，非得撕到熱評第一讓我看見，說一句就拉黑，不得不說這推書我給</text:span><text:span text:style-name="T16">10</text:span><text:span text:style-name="T17">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主角要做獨立動畫，日式</text:span><text:span text:style-name="T26">2d</text:span><text:span text:style-name="T27">動畫工作量很大，決定做</text:span><text:span text:style-name="T28">3d</text:span><text:span text:style-name="T29">動畫，但是沒有</text:span><text:span text:style-name="T26">3d</text:span><text:span text:style-name="T27">軟體，決定自己編個瑪雅，然後自己做</text:span><text:span text:style-name="T28">3d</text:span><text:span text:style-name="T29">動畫。我真心給跪了。作者這到底是有多瞧不起程式設計和</text:span><text:span text:style-name="T26">3d</text:span><text:span text:style-name="T29">動畫啊。從程式設計，到程式完成，修復</text:span><text:span text:style-name="T26">bug</text:span><text:span text:style-name="T27">，運用程式，原畫，</text:span><text:span text:style-name="T26">3d</text:span><text:span text:style-name="T27">建模，逐幀</text:span><text:span text:style-name="T26">k</text:span><text:span text:style-name="T27">動作，特效，音效，後期剪輯——所有的，主角一人搞定。這和在石器時代徒手擼出戰列艦也沒什麼區別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聽人說</text:span><text:span text:style-name="T8">&lt;a href="/name/</text:span><text:span text:style-name="T9">灰燼</text:span><text:span text:style-name="T8">" target='_blank'&gt;</text:span><text:span text:style-name="T10">《灰燼》</text:span><text:span text:style-name="T8">&lt;/a&gt;</text:span><text:span text:style-name="T10">爛尾？解釋一下，我從超級英雄世界那一卷開始，就打算完本了，一直在等機會，一直在收尾，直到三卷後，終於感覺時機成熟，然後我果斷而又麻利的炸死了主角！</text:span><text:span text:style-name="T8">yeah... </text:span><text:span text:style-name="T10">主角掛了，之後有人要我爆位址，要給我寄刀片。於是，我又補了一章誠意滿滿的隱藏結局，治癒一下大家受傷的心靈。我費了這麼大的功夫才弄死主角，又治癒了大家，這算爛尾咩？要爛的話，早就爛了啊！我是無辜的！</text:span><text:span text:style-name="T8">----</text:span><text:span text:style-name="T10">作者原話</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跪女腿軟宅臭，任由妹子各種欺辱毒舌，主角各種心疼跪舔。</text:span><text:span text:style-name="T2">&lt;br&gt;</text:span><text:span text:style-name="T14">另外還是個軟腳蝦，例如食零副本，主角實力堪比類型</text:span><text:span text:style-name="T4">a</text:span><text:span text:style-name="T3">，對策室請主角去本部，名義上‘檢查身體’，實際上和讓主角投降引頸受戮沒任何區別，當時打不過但逃完全沒問題，但主角硬跪了，將自己好好地送上去給對策室當槍利用，實在噁心的不能再噁心。</text:span><text:span text:style-name="T4">&lt;br&gt;mb</text:span><text:span text:style-name="T3">的花了無數字數鋪墊主角怎麼怎麼屌，結果對比自己弱的人轉眼跪，把自己的生死交給他人，樂的當槍使？</text:span><text:span text:style-name="T4">mb</text:span><text:span text:style-name="T3">這書和屎沒有任何區別</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離了原著不會寫書系列，這主角有沒有他都一樣，原著劇情不到的角色怎麼都不會死，要殺的時候總是有各種理由意外，原著死期到的角色主角也救不了，這有</text:span><text:span text:style-name="T2">lv5</text:span><text:span text:style-name="T14">電擊使能力的主角是有多廢？各種強行走原著</text:span><text:span text:style-name="T4">&lt;br&gt;</text:span><text:span text:style-name="T3">看這書還不如直接看原著，腦殘作者</text:span><text:span text:style-name="T4">sb</text:span><text:span text:style-name="T3">主角</text:span><text:span text:style-name="T4">&lt;br&gt;</text:span><text:span text:style-name="T3">忘改星了，鄙視自己</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直女癌辣雞作者必須一星</text:span><text:span text:style-name="T2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關於屬性的二設讓人出戲，劇情</text:span><text:span text:style-name="T16">...</text:span><text:span text:style-name="T17">怎麼說呢，吉安娜腦子秀逗了才會找一個半路送信的民兵讓他帶自己去找克爾蘇加德</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啊啊啊，受不了了，怎麼一堆作者都把科學當科技啊。如果真的有神秘力量，那神秘力量一定也是科學的才對啊，怎麼一超出理解就不信科學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一刀砍爆了阿修羅寄託在鳴人身上的查克拉，理由是千年之前的恩怨不應該由後人來承擔。那麼，問題就出來，一個因為不熟悉劇情所以表現毫無卵用的主角，為什麼會知道鳴人是阿修羅轉世？作者長點心好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無聊極了，用起點的文風寫晉江的內容，好的沒學壞的學了全。</text:span><text:span text:style-name="T12">&lt;br&gt;</text:span><text:span text:style-name="T13">起點文風就是說大白話，沒什麼文筆風格；晉江內容就說宅鬥，先喂你吃屎然後告訴你可以吐出來了以此作為爽點，可以吐出來啦！開不開心？爽不爽？</text:span><text:span text:style-name="T12">&lt;br&gt;</text:span><text:span text:style-name="T13">反正我是欣賞不來這種東西。</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府天的書總結一下就是做奴才，做好奴才，做長長久久的奴才。</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極端自私的反人類主角，去尼瑪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的女權主義已經矯枉過正到扭曲。作者上一本快穿題材，因為不考慮背景，可以輕鬆吐槽，缺點被掩蓋了。這一部小說，涉及大時代背景群像，作者知識量不足以支撐，就一塌糊塗。而且作者還——眾人皆醉我獨醒，眾人皆濁我獨清，一副你們渣渣我高冷的姿態。作者多讀書少看電視劇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垃圾作者必須一星</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說給你打一分就給你打一分，光明正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三觀也是沒誰了，一星不能再多</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女權婊？稍微不合你意就全殺光？還要披著近代歷史的皮，站在道德制高點上借古諷今的黑中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說女權的，說資料的，說智商的那些個讀者，你們真的看明白這本書了？這個作者明顯就是用極其荒誕的故事在反洗腦，不荒誕估計他也不敢寫。沒看懂的你們真的小學畢業了嗎？沒畢業跑來評論別人做什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智障玩意，寫同人最基本的世界設定不去查官方資料，直接百度現實資料往同人裡套，還一副專家的樣子瞎</text:span><text:span text:style-name="T2">BB</text:span><text:span text:style-name="T3">什麼官方說北伐死五萬是因為伺服器壓力的原因，魔獸主城</text:span><text:span text:style-name="T4">NPC</text:span><text:span text:style-name="T3">不足一萬</text:span><text:span text:style-name="T4">........</text:span><text:span text:style-name="T3">作者吃屎長大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前</text:span><text:span text:style-name="T8">20</text:span><text:span text:style-name="T9">章帖入</text:span><text:span text:style-name="T8">2</text:span><text:span text:style-name="T10">段原文：“最後一個問題，我憑什麼相信你？你不過是一個士兵，吉安娜貴為庫爾提拉斯的王女，她憑什麼會聽你的話？”</text:span><text:span text:style-name="T8">&lt;br&gt;“</text:span><text:span text:style-name="T10">因為我們已經私定終身了！這個東西你不會不認識吧，她將這東西送給了我，作為定情信物！所以，我能勸服她加入天災軍團，但不是現在！</text:span><text:span text:style-name="T8">&lt;br&gt;2</text:span><text:span text:style-name="T10">他猛地抓住了一臉冷漠的吉安娜的手臂，蠻橫的將她拉入了懷裡，粗魯的吻上了她的嘴唇，還用舌頭撬開了她的牙齒，王女出身，人生前</text:span><text:span text:style-name="T8">22</text:span><text:span text:style-name="T10">年一直待在達拉然的大小姐什麼時候接觸過這個，她下意識的就要反狼。真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蛤的書都是前面不錯，後面就開始喂屎了。</text:span><text:span text:style-name="T12">&lt;br&gt;</text:span><text:span text:style-name="T13">太平軍啥玩意啊，變法除了春秋戰國時還能成功，之後的世界還有哪個組織能成功？還不是砸碎一切再建新組織，還不如單幹</text:span><text:span text:style-name="T12">&lt;br&gt;</text:span><text:span text:style-name="T13">那個賤男的書也是，前面好好的，後面援共就算了，有了那麼大的力量還要給自己找領導神經啊？就算自己不當領導支援一下就行了，還千里去當狗，太噁心了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只看了第一章三行左右，穿越者不熟知劇情，必出劇毒情節。作者明知劇情卻要設定穿越者不熟劇情，必是想寫，主角一下子沒想到劇情從而無法料敵先機，而導致失敗的情節，更可以達到因寫作水準太低不用脫離原著劇情的目的，此毒與因聖母而放走敵人，從而引發後續情節之毒，有異曲同工之妙。作者開篇就為投毒而做好了準備，豈可看之，看之必吃屎，凡此設定必有奇毒。 </text:span><text:span text:style-name="T16">17.01.24</text:span><text:span text:style-name="T17">評</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先說作者，作者殺死水門夫婦之後直接說了不會復活，人死了還復活幹嘛寫死他們。</text:span><text:span text:style-name="T34">&lt;br&gt;</text:span><text:span text:style-name="T35">朋友你等等？？？？主角作為一個海賊粉不瞭解後期劇情也就算了，你一個作者睜眼說瞎話在這裡裝傻逼存心噁心讀者是不是就太過分了？</text:span><text:span text:style-name="T36">&lt;br&gt;</text:span><text:span text:style-name="T37">且不說你故意寫死水門夫婦，輪回眼被你吃了？輪回天生之術被你沖走了？</text:span><text:span text:style-name="T36">AB</text:span><text:span text:style-name="T37">都把操作方法扔進劇情了</text:span><text:span text:style-name="T36">&lt;br&gt;</text:span><text:span text:style-name="T37">見不得別人闔家圓滿？故意寫出這種傻逼劇情你腦子裡裝的是屎嗎？】</text:span><text:span text:style-name="T34">&lt;br&gt;</text:span><text:span text:style-name="T37">【再說主角你</text:span><text:span text:style-name="T36">tm</text:span><text:span text:style-name="T35">知道兇手是誰，不去報仇，一百八十度靈車飄逸，轉頭甩鍋要去殺尾獸</text:span><text:span text:style-name="T36">...</text:span><text:span text:style-name="T35">尾獸：</text:span><text:span text:style-name="T34">?</text:span><text:span text:style-name="T35">】</text:span><text:span text:style-name="T34">&lt;br&gt;</text:span><text:span text:style-name="T35">【最後整體看劇情，第一卷的內容，有他沒他劇情有差別嗎？反正就是主角跟原著角色混了個臉熟，該死的還是死了，該贏得還是贏了</text:span><text:span text:style-name="T34">,</text:span><text:span text:style-name="T35">你寫你媽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到</text:span><text:span text:style-name="T12">VIP</text:span><text:span text:style-name="T13">總感覺有點不對頭，這主角怎麼老讓配角啊？？？尼瑪你認親爹親媽還要考慮養子的心情？</text:span><text:span text:style-name="T12">EXM</text:span><text:span text:style-name="T13">？？我很震驚了，然後看作者名，忍不住吐血三升，閃靈神他媽還在寫文啊！日了狗了我，嘔吐嘔吐恨不得把挖了自己的眼睛，我看了一堆什麼狗屎玩意！！！！閃靈真是我這種主角控的絕世巨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只看了兩章，這亂七八糟的什麼鬼啊。主角像個神經病，路人也差不多。難道是無厘頭惡搞流的？但往後翻了幾章，看著也不像啊，反正對我來說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女主，虐主流。這是一本浪費我感情的書，多年以後看到還想吐槽……</text:span><text:span text:style-name="T19">&lt;br&gt;</text:span><text:span text:style-name="T20">教的兒子戾力沖天，五歲時就把女主打的滿頭血，女主還說兒子孝順。</text:span><text:span text:style-name="T21">&lt;br&gt;</text:span><text:span text:style-name="T20">作者既想讓女主高嫁，又想立牌坊，結果不倫不類。全家餓死都沒出現的舅舅，救了前程遠大的官員後想起了把女主嫁給官員嫡長子……</text:span><text:span text:style-name="T19">&lt;br&gt;</text:span><text:span text:style-name="T20">女主還哭哭啼啼，舅舅沒人性，阻礙她被餓死的幸福人生，每天自怨自艾。</text:span><text:span text:style-name="T21">&lt;br&gt;</text:span><text:span text:style-name="T22">初見未來婆婆時候假裝是神經病智障傻逼，那叫一個影后上身，婆婆在她婚後第二天把她送小莊子，傻逼留在家裡幹嘛？女主又怪城裡人看不起鄉下人…</text:span><text:span text:style-name="T19">&lt;br&gt;</text:span><text:span text:style-name="T20">後來更雷，只差要嫁給兒子了，把兒媳擠得沒地兒站…</text:span><text:span text:style-name="T19">&lt;br&gt;</text:span><text:span text:style-name="T20">從小告訴兒子他爹是渣男，父子似仇人，她倒跟渣男顛鸞倒鳳又生了幾個娃……神</text:span><text:span text:style-name="T19">tmd</text:span><text:span text:style-name="T20">現實風</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個作者早就上了我的黑名單，但是偶然看到這本書，評價很高而且據說很有趣很輕鬆和以前不一樣，就去看了下，結果一張就被雷走。一個強姦犯的重生……男主正要強姦的時候看到身下女人上吊的“未來場景”被嚇萎了，女人逃過一劫。然後男主發現自己“未來死于馬上風”，立馬潔身自好……這女人上輩子應該被強姦以後就自殺了，這就是一個強姦犯的重生。作者各種誇男主美貌，萌，為男主辯解他不知道，女人掙扎破口大駡他當情趣，作者又明確的寫了，男主好色但是不喜歡去青樓，專門找清白門戶小姑娘小媳婦用權勢和錢財強迫對方，這在我看來就是人渣設定，不愧是我黑名單裡的作者。</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妹妹被抓去當奴隸，老媽被人關起來當性奴</text:span><text:span text:style-name="T16">...</text:span><text:span text:style-name="T17">呵呵，能寫出這麼精彩的故事，作者一定是經歷過吧 ，惹不起，惹不起</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開頭確實驚豔，雖然有借梗成分但不妨礙本身創意</text:span><text:span text:style-name="T16">...</text:span><text:span text:style-name="T17">只是往後是什麼鬼，作者帳號被損友盜了嗎？好好的食人魔一言不合就偽娘了，女性家屬莫名其妙就被抓走一天問候百八十遍了，崩出翔了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作者的文筆不錯，主角，主角強大的食人魔部落描寫有聲有色，所以當主角部落被滅，主角的母親妹妹被抓去當</text:span><text:span text:style-name="T31">RBQ</text:span><text:span text:style-name="T32">而主角投入滅族仇人手下討生活時你會有一種為什麼現在的作者都愛在屎上塗一層蜂蜜的變態行為，</text:span><text:span text:style-name="T31">MDZZ</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38">&lt;a href="/n/</text:span><text:span text:style-name="T3">哀傷之霜</text:span><text:span text:style-name="T4">" target='_blank'&gt;@</text:span><text:span text:style-name="T3">哀傷之霜 </text:span><text:span text:style-name="T4">&lt;/a&gt;: </text:span><text:span text:style-name="T3">我從未見過如此噁心的小說，好好的食人魔不當去當個廢材人，垃圾妓女之王，妹妹被人當打手，老媽被人狠狠艸</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簡介就毒，才少年就有了</text:span><text:span text:style-name="T12">999</text:span><text:span text:style-name="T13">個情緣，找的是雞吧！不如改名司機和他的</text:span><text:span text:style-name="T12">999</text:span><text:span text:style-name="T13">只雞的故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本書簡直不能看啊，垃圾啊，讓人難以接受的抖</text:span><text:span text:style-name="T16">M</text:span><text:span text:style-name="T17">還添腳丫子還有日本人簡直沒發看。懶得換帳號了，實名舉報！——（另外我第一次知道有這種地方……咳咳，別的批評在下跪拜接受）</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一副高富帥</text:span><text:span text:style-name="T2">+</text:span><text:span text:style-name="T14">龍傲天的行事風格，你非要給他安排個苦孩子的出身背景</text:span><text:span text:style-name="T4">+</text:span><text:span text:style-name="T3">亂好人的性格</text:span><text:span text:style-name="T4">....</text:span><text:span text:style-name="T3">這真是</text:span><text:span text:style-name="T4">...</text:span><text:span text:style-name="T3">差評</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命犯殺星，父母雙亡，身邊還有個小蘿莉，父母死因有隱情。被人當槍使，還屁顛屁顛跑去英雄救美，城市裡還能遇到流浪孩，這是什麼年代，什麼開頭，張無忌都沒如此牛逼。 </text:span><text:span text:style-name="T16">17.01.24</text:span><text:span text:style-name="T17">評</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看到一個腦殘粉啊 </text:span><text:span text:style-name="T24">233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如果是個窮鬼你們說女主角會不會反抗哈哈哈哈哈哈哈哈哈哈哈哈哈哈哈哈哈哈哈哈</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社會我中秋。</text:span><text:span text:style-name="T16">&lt;br&gt;</text:span><text:span text:style-name="T17">什麼玩意兒？閱至第二章，從頭到尾，沒幾句話能讀通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以掛反掛</text:span><text:span text:style-name="T16">,</text:span><text:span text:style-name="T17">以白制白…結果比小白文更白癡</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現在</text:span><text:span text:style-name="T16">sis</text:span><text:span text:style-name="T17">的作者都不會寫這麼低級的劇情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那些莫名其妙打高分的，是有多饑渴？直接去看黃文不痛快多了？用得著給這玩意兒打這麼高分？說難聽點，連很多小黃文，都不會象這書裡的情節那麼無腦吧？</text:span><text:span text:style-name="T12">&lt;br&gt;</text:span><text:span text:style-name="T13">校花是通信連，拿這個脅迫她跟自己上床？確定這不是白癡</text:span><text:span text:style-name="T12">YY</text:span><text:span text:style-name="T13">？真的小黃文連這麼爛的情節都不敢寫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此作者已經進我黑名單，話說上本傻</text:span><text:span text:style-name="T16">X</text:span><text:span text:style-name="T17">屎賤人最後結局是什麼？收了幾個妹子？</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人形自走炮，女的尼瑪無腦倒貼就算了</text:span><text:span text:style-name="T2">...</text:span><text:span text:style-name="T3">寫的簡直就是婊子人盡可妻</text:span><text:span text:style-name="T4">.&lt;br&gt;</text:span><text:span text:style-name="T3">反正</text:span><text:span text:style-name="T4">40</text:span><text:span text:style-name="T3">章沒看出有什麼意思，不建議觀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文青作者的書總是有一種魔力，不管現在看起來什麼樣，到最後都會變成屎一樣的東西。。。</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們讀者也尊重生命，可以救人，但不是花一萬兩銀子買五個僕人，那是腦殘的冤大頭！一個人的生命不能用金錢衡量，但主角的表現卻像是傻逼！作者想表達的東西反而被鄙視，這是你想要的？作者文青？有病？自以為是？我寧可主角是一個普通的靠努力奮鬥去爭取明天的人，也不願看到一個自以為是吊炸天的有金手指的有為青年，二逼總是自以為是！</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什麼啊，就偷拍妹子聞聞衣服，稍微威脅一下就能強上？裡番都不帶這麼無腦的吧……索然無味</text:span><text:span text:style-name="T16">&lt;br&gt;</text:span><text:span text:style-name="T17">對了，主角明明脅迫啪啪啪那麼多次了，女主還是那麼噁心他，怕不是短小喔</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幸虧裡面的女生都是蠢貨，不然估計寫不下去了，男主那點把柄也能拿來讓女生跟他上床，扯蛋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真是隨便拿點什麼東西就能逼迫校花上床。</text:span><text:span text:style-name="T2">&lt;br&gt;</text:span><text:span text:style-name="T3">真是完全看不下去。</text:span><text:span text:style-name="T4">&lt;br&gt;</text:span><text:span text:style-name="T3">我單要看黃為啥不直接去看黃文。</text:span><text:span text:style-name="T4">&lt;br&gt;</text:span><text:span text:style-name="T3">你既然不是純粹的小黃文就拿出點有意思的劇情啊，也不要求你寫的多完善，起碼別讓我感覺蠢行不行？</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又是西方和東瀛異能人士在國內大殺特殺，主角發威</text:span><text:span text:style-name="T31">.</text:span><text:span text:style-name="T32">最噁心這種情節</text:span><text:span text:style-name="T31">.</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很好</text:span><text:span text:style-name="T4">,</text:span><text:span text:style-name="T3">但這作者的書總讓我覺得噁心</text:span><text:span text:style-name="T4">,</text:span><text:span text:style-name="T3">十分噁心</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9">弱智毒草，開頭就是女朋友被世界五百強女總裁</text:span><text:span text:style-name="T40">ntr</text:span><text:span text:style-name="T41">。接著女總裁差點被幾個搶劫犯輪，被主角救了就喜歡上主角。</text:span><text:span text:style-name="T40">&lt;br&gt;</text:span><text:span text:style-name="T41">然後一個日本女忍者殺了國家的人搶了東西，因為找不到東西只能關了四十八小時放了她，轉頭女忍者又在國內搶東西。作者肯定警匪片看多了。</text:span><text:span text:style-name="T40">&lt;br&gt;</text:span><text:span text:style-name="T41">十幾年的兄弟，漂亮得沒一個女人比得上，兩年前已經死了，這兩年身邊的原來是他雙胞胎妹妹。暴露後整天要讓主角爽爽，讓主角想出火就來找自己。</text:span><text:span text:style-name="T42">&lt;br&gt;</text:span><text:span text:style-name="T43">作者估計是個劍三粉，後面全是寫劍三的。</text:span><text:span text:style-name="T40">&lt;br&gt;</text:span><text:span text:style-name="T41">穿到劍三，兵荒馬亂的世界，到處是餓死的人，主角帶了一袋鹽過去，被人打破散落一地。所有看到的人都可惜，這麼好的鹽就這麼毀了。</text:span><text:span text:style-name="T40">&lt;br&gt;</text:span><text:span text:style-name="T41">土都吃的人，鹽掉地上就不能吃了？</text:span><text:span text:style-name="T40">mdzz</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到買僕人為僕人置辦服侍那裡，咋一看哪是買僕人啊，簡直就是買了幾個祖宗。</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三年書齡以上的幾乎看不下去！</text:span><text:span text:style-name="T16">1</text:span><text:span text:style-name="T17">萬兩銀子買了五個僕人（不買小丫頭就被人殺了，作者說生命是無價的）！買僕人就算了，看看我們漂亮的主角給僕人父子三人準備的服飾：鑲銀手杖、絲綢禮帽、手錶、懷錶、領帶！這是買了三個爹嗎？全世界誰家僕人戴禮帽？拿手杖？這是老爺的標配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說清朝的官話是滿語？清末還有幾個滿族人會滿語了？就這水準寫留美幼童？</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穿越到清朝</text:span><text:span text:style-name="T12">12</text:span><text:span text:style-name="T13">歲的流浪兒，被打暈抓去當赴美學童湊數。結果在船上醒來後先敲詐負責此事的三品大員，然後被人家幕僚覺得心術不正外加不老實，準備幹掉。於是拿著之前王府小胖子給的扳指去找王府管事詐了一萬兩回來，找老外當保鏢外加買槍，頓時覺得自己行了，小胖子問他怎麼會的英語，男主表示我頭被打了之後就會了，於是小胖子準備拿貼身丫頭打爛頭試試，結果小丫頭一家鬧起來要被打死，於是男主表示，這小丫頭一家我要了，你開個價，小胖子表示</text:span><text:span text:style-name="T12">1</text:span><text:span text:style-name="T13">萬兩。自己嘴賤，花錢救人，接著男主心想，這小丫頭我要供她上學胭脂水粉首飾華服都要有，總之要富養，人家丫頭一家也要打扮起來。關鍵是男主自己身上就幾十美金，嗯，很強勢。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以前看到屁股大法，現在又看到道德大法。</text:span><text:span text:style-name="T12">&lt;br&gt;</text:span><text:span text:style-name="T13">我個人一直是那句話，愛國不是智障的理由，如果愛國讓你表現得腦殘，這個國家遲早藥丸，雖然我覺得腦殘天生，愛國主義不應該背鍋。</text:span><text:span text:style-name="T12">&lt;br&gt;</text:span><text:span text:style-name="T13">現在也是這句話，善心仁義不是傻逼的理由，如果善心仁義表現得如此傻逼，那善人會絕種的，所以我為了善良的可持續發展，我堅定得認為，本身傻逼做什麼都會傻逼，和善良無關。</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來極道流就夠崩啦，這本跟風作居然還從娃娃開始抓起。</text:span><text:span text:style-name="T2">&lt;br&gt;</text:span><text:span text:style-name="T3">開頭說讀書可以明智加精神，於是主角看了十萬八千藏書通讀儒道佛典，本本寫滿注釋（總不可能是晶片寫的）又建了個吟月閣歸納，結果搞了半天作個詩還得抄水調歌頭……</text:span><text:span text:style-name="T4">&lt;br&gt;</text:span><text:span text:style-name="T3">這他媽哪是琴棋書畫樣樣精通經商設計隨手拈來的神童！分明是草包充文才——心無逼數硬裝逼！ </text:span><text:span text:style-name="T4">&lt;br&gt;</text:span><text:span text:style-name="T3">為了裝逼拋棄邏輯，後續可想而知。</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跟幻雨的百煉成仙一個毛樣，前戲半小時正戲</text:span><text:span text:style-name="T12">30</text:span><text:span text:style-name="T13">秒，然後重複前戲半小時，更新正戲</text:span><text:span text:style-name="T12">30</text:span><text:span text:style-name="T13">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作者智障吧？疑似踩個花瓶被老師教育一下也能忍三年報復？</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藍晶以為現在還是過去讀者不挑食的時代？時代的眼淚，給一星都嫌多！</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44">&lt;a href="/n/</text:span><text:span text:style-name="T9">韻齊</text:span><text:span text:style-name="T45">" target='_blank'&gt;@</text:span><text:span text:style-name="T10">韻齊 </text:span><text:span text:style-name="T8">&lt;/a&gt;17</text:span><text:span text:style-name="T10">年</text:span><text:span text:style-name="T8">6</text:span><text:span text:style-name="T10">月註冊的馬甲，龍空發言為零，從第一條評論到最後條評論，</text:span><text:span text:style-name="T8">90%</text:span><text:span text:style-name="T10">以上的內容是在這本書下的評論噴人，大概是作品撲街，閑的很？</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已棄，基本上一個好的開局已經被主角的跪舔、抖</text:span><text:span text:style-name="T16">M</text:span><text:span text:style-name="T17">以及蛋疼親戚毀得差不多了。還拿著老一套糊弄讀者，不想著與時俱進的所謂遠古神，還是就讓他死在遠古算了。</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46">632</text:span><text:span text:style-name="T32">章“有道理，就像民國的時候，這個主義、那個思想很容易忽悠人，全世界至少三分之一的人被忽悠拐了，等到資訊時代一到，大家的眼界都開闊了，腦子也變聰明了，再想忽悠就沒那麼容易了。”江寧若有所思。</text:span><text:span text:style-name="T31">&lt;br&gt;</text:span><text:span text:style-name="T32">看到這段應該知道這個作者的屁股坐在哪了，這個作者徹底上我的黑名單</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說實話如果遇到的是長公主這樣無敵的女王大人 讓我跪舔我也就跪了，但總不能出個母的就要跪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想寫深度就別用艦娘題材。</text:span><text:span text:style-name="T16">&lt;br&gt;</text:span><text:span text:style-name="T17">題材與文風相差太多，差評送出。</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猴傳奇簡直有毒，主角穿越成一隻猴子沒想到連腦子也變成了屎。被觀音練習關了</text:span><text:span text:style-name="T16">2</text:span><text:span text:style-name="T17">次還在洋洋自得看不起孫悟空，更雷的是被京娘戴了綠帽還覺得要不能殺姦夫免得她守寡，毒上加毒的是李玉兒也看到主角喜歡被綠的心態爆炸疑似也給他奉上了最喜歡的綠顏色帽子，主角腦子簡直有屎。在平時被耍得團團轉和殺人時從沒想過自己是現代穿越者，被戴綠帽時卻自詡是現代人所以就喜歡戴綠帽，吐了一口老血。屎中的極品，第一次見到這麼辣雞喜歡吃有屎的主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矯揉造作，不知所謂，主角有被迫害妄想症</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文青作者，</text:span><text:span text:style-name="T45">S…</text:span><text:span text:style-name="T9">主角。</text:span><text:span text:style-name="T8">&lt;br&gt;</text:span><text:span text:style-name="T10">總有刁民想害朕，學法律的主角因為兩件小事覺得學校主任針對自己，於是忍了三年，畢業的時候用裝滿水的熱水瓶，從樓上丟了下去差點砸死主任。有人解釋說主任確實是壞蛋，主角身世很可憐，後面都有解釋。</text:span><text:span text:style-name="T8">&lt;br&gt;</text:span><text:span text:style-name="T10">我卻覺得根本是作者被罵後打的補丁。 </text:span><text:span text:style-name="T8">&lt;br&gt;</text:span><text:span text:style-name="T10">詳情看這個帖子</text:span><text:span text:style-name="T8">&lt;br&gt;http://www.lkong.net/thread-1419715-1-1.html</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矯揉造作，不知所謂，主角有被迫害妄想症。測試下有</text:span><text:span text:style-name="T16">n</text:span><text:span text:style-name="T17">粉噴嗎</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這作者智障吧？疑似踩個花瓶被老師教育一下也能忍三年報復？</text:span><text:span text:style-name="T24">+10086</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47">真是什麼</text:span><text:span text:style-name="T48">zz</text:span><text:span text:style-name="T49">都有，</text:span><text:span text:style-name="T48">zz</text:span><text:span text:style-name="T50">作者</text:span><text:span text:style-name="T48">+zz</text:span><text:span text:style-name="T50">粉，按</text:span><text:span text:style-name="T48">zz</text:span><text:span text:style-name="T50">粉的說法就是，勞資雖然讀書差點，</text:span><text:span text:style-name="T48">nc</text:span><text:span text:style-name="T50">點，但是班主任經常罰我做功課什麼的，這特麼是針對我啊絕逼不能忍啊，殺他全家都不過分吧，都欺負到頭上來了，至於有人說我做錯了，笑話，老子是主角，就算錯也是世界的錯，沒錯也得編點錯。。。。</text:span><text:span text:style-name="T48">MDZZ</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其實我是想給這書打個高分的，但我又怕別人看到我的五星拿個破鏡子來</text:span><text:span text:style-name="T16">gay</text:span><text:span text:style-name="T17">我</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不止是跪舔女人，而是跪舔一切雌性生物，連寵物都能踩在主角的頭上撒尿，如果細菌也能分公母，這主角肯定也是見之即跪而且弄出幾萬種花樣使勁舔。這個作者一生黑</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第一章就違和感滿滿，材料物理系的研究生看網路小說也就算了，還特麼看這麼白的，那小說名字</text:span><text:span text:style-name="T2">&lt;a href="/name/</text:span><text:span text:style-name="T3">鬥動主宰</text:span><text:span text:style-name="T4">" target='_blank'&gt;</text:span><text:span text:style-name="T3">《鬥動主宰》</text:span><text:span text:style-name="T4">&lt;/a&gt;</text:span><text:span text:style-name="T3">什麼鬼，一看就是把土豆三本書的名字組合起來的產物。憑良心說無論鬥破還是武動還是大主宰，書名至少說得過去，可【鬥動主宰】……尼瑪的誠心來下毒的吧，光是這個書名就能把我逼走了。沒錯我就是那種不看內容只看了一章就來挑黑點亂噴的傢伙，一星毒草拿走不謝。</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的設定根本不符合研究生的身份。不談劑量都是耍流氓，開頭那個不明氣體是什麼都不知道就敢敞開了吸？也不怕弄死自己？初中生就學過的聞化學試劑方法都不會。就算發現是好東西了，總量有限的條件也不會實驗室趕緊用紅外光譜儀測量一下有效成分，嘗試人工合成，反而要找新的礦石？作者一定不是大學裡學化學相關的專業的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好幾個地方，作者直接複製黏貼，結果亂入弄隔壁小說主角名字，賊尷尬。。。。</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題材不錯，但作者智商是硬傷。</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最初的邪修，對主角的性格實在不喜呀。而且主角開始表現的一點也不像個科研者，哪怕科研者只是自己的偽裝，但都裝了怎麼多年了，最起碼的科研素質也該有點吧？用光自己的“靈石”後，在不確定是否真的是“靈石”的情況下，就立馬想要偷別人的來用，沒有一點想要和同事一起研究的意識，甚至在此之前都沒有對自身的變化從科學角度做個詳細的分析，完全是個癮君子的表現。知道這是因為作者本身也沒有多少科研意識，但依然很想吐槽呀。</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去海灘上還是夏威夷海灘上躺躺就能正好碰到啥中華武術協會的牛人，還一眼看出主角也很牛，然後就招攬</text:span><text:span text:style-name="T16">............</text:span><text:span text:style-name="T17">是不是很眼熟，小白文基本都這套路</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種智商水準的寫手就不該寫什麼科研型豬腳，還跑去加入什麼龍組打架。。。太</text:span><text:span text:style-name="T16">TMD</text:span><text:span text:style-name="T17">丟人了</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38">79</text:span><text:span text:style-name="T14">年抄</text:span><text:span text:style-name="T4">&lt;a href="/name/</text:span><text:span text:style-name="T3">鬥破蒼穹</text:span><text:span text:style-name="T4">" target='_blank'&gt;</text:span><text:span text:style-name="T3">《鬥破蒼穹》</text:span><text:span text:style-name="T4">&lt;/a&gt;.....&lt;br&gt;</text:span><text:span text:style-name="T3">當年的香港同胞胃口真好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前排提示，這裡的劇毒都沒有打書評，不要只看評論</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白得不能再白的小白文</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小白文，白成傻缺了。前文剛說，雙穿門技術資料隨便拿，技術人員只是個掩飾手段，下一章就沒技術人員不行了，要重視科研人員，給技術人員高額提成，反而不給管理人員提成，作者還自以為是創意是公平而洋洋得意。。人物對話也是白得慘不忍睹，見到還沒出道的陳玉蓮就說你適合演小龍女，不適合演黃蓉，看的尷尬癌都犯了。還有靠</text:span><text:span text:style-name="T52">&lt;a href="/name/</text:span><text:span text:style-name="T53">鬥破蒼穹</text:span><text:span text:style-name="T52">" target='_blank'&gt;</text:span><text:span text:style-name="T53">《鬥破蒼穹》</text:span><text:span text:style-name="T52">&lt;/a&gt;</text:span><text:span text:style-name="T53">賺第一桶金，你確定</text:span><text:span text:style-name="T54">80</text:span><text:span text:style-name="T53">年代喜歡這麼白的小說？那時候都要講文采的，正是文青病爆發流行的前夕。</text:span><text:span text:style-name="T52">&lt;br&gt;</text:span><text:span text:style-name="T53">還有寫技術顛三倒四，作者自己都不懂，寫劇情，毫無亮點平鋪直敘，人物對話像神經病一樣讓人出戲，除這些就是滿篇的科普經濟企業的發展歷史和一堆莫名其妙的私貨。劇毒，不知道怎麼刷到</text:span><text:span text:style-name="T52">6</text:span><text:span text:style-name="T53">分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八十年代花幾十億收購金庸版權，大概相當於現在花幾百億收購金庸版權，主角還沾沾自喜，這不是傻缺什麼是傻缺？而且那時候也沒有什麼大</text:span><text:span text:style-name="T16">IP</text:span><text:span text:style-name="T17">概念，花個幾十萬其實就能買下，主角真商業奇才</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無論作者怎樣跪舔網文大神，大神也不會在書裡幫你推薦，大神的讀者也不會來讀你的書。因為差距太大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唧唧歪歪廢話了六章還不動手，各種內心藐視，一開打就被揍翻，回來以後到是把人揍翻了，那個強行膜蛤和結尾的戰吼看的真他媽尷尬，逼裝成這樣你也是人才。傻逼小說自嗨去吧你</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身抄時代歌曲就不討喜</text:span><text:span text:style-name="T2">'</text:span><text:span text:style-name="T3">還非得強行跪舔蛤蛤</text:span><text:span text:style-name="T4">'</text:span><text:span text:style-name="T3">你這麼舔</text:span><text:span text:style-name="T4">'</text:span><text:span text:style-name="T3">人皇上也不會給你官當當</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看到有人拿這書類比</text:span><text:span text:style-name="T2">&lt;a href="/name/</text:span><text:span text:style-name="T3">奧術神座</text:span><text:span text:style-name="T4">" target='_blank'&gt;</text:span><text:span text:style-name="T3">《奧術神座》</text:span><text:span text:style-name="T4">&lt;/a&gt;</text:span><text:span text:style-name="T3">，拿這書主角類比陳昂，我簡直無話可說，主角是一個身處高魔世界僅僅知道很多知識沒有一點力量還自命不凡的傻逼，這就已經毒死人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主角不是個科學工作者，更談不上科學家，而是一個無知又喜歡賣弄的小丑。</text:span><text:span text:style-name="T2">&lt;br&gt;</text:span><text:span text:style-name="T14">然後，作者缺乏基本的科學素養，比如他知道粉塵爆炸這個詞，但不知道具體的發生條件。</text:span><text:span text:style-name="T4">&lt;br&gt;</text:span><text:span text:style-name="T3">最後，作者對西方世界不太瞭解，比如主角是一個手下實力有限的非第一順位王子，卻能隨時處死王國都城監獄的看守隊長。</text:span><text:span text:style-name="T4">&lt;br&gt;</text:span><text:span text:style-name="T3">不理解能給這本書</text:span><text:span text:style-name="T4">5</text:span><text:span text:style-name="T3">星的是什麼想法。</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當看到作者一本正經的“推導”出皇帝是基因鎖三階，皇帝失敗是因為沒有走皮划艇路線的時候，本人只能說：作者，你該去吃藥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屌絲把自己的意淫寫下來</text:span><text:span text:style-name="T12">&lt;br&gt;</text:span><text:span text:style-name="T13">風風火火的發洩一通戾氣</text:span><text:span text:style-name="T12">&lt;br&gt;</text:span><text:span text:style-name="T13">完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① 女主之一在某國外酒吧當著男主角的面半個屁股都做別人懷裡了，在哪裡還互相咬耳朵，和龍套調豔舞，主角還在那繼續喝馬尿。</text:span><text:span text:style-name="T2">&lt;br&gt;② </text:span><text:span text:style-name="T3">女主之一在國外一個謝幕會上和男配牽手唱表白歌。。。</text:span><text:span text:style-name="T4">&lt;br&gt;③ </text:span><text:span text:style-name="T3">某女主之一日本萬人騎，幾天換一個炮友，見豬腳的時候還在和炮友啪啪。。。曾經受傷男主還為她給醫院下跪。</text:span><text:span text:style-name="T4">&lt;br&gt;④ </text:span><text:span text:style-name="T3">某女主之一為了錢給別人做二奶，做了幾年，當時男主失憶談的女朋友為了錢就和男主短了關係，從前的清純做了二奶就沒了。。。後來主角回復後，再次見面那女的悔的腸子都青了，男主也收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⑤ 把豬腳弄失憶當乞丐掃大街追個清純的妹子還為了錢為了父母家庭好點給別人當二奶。 ⑥ 某女主以前談個男朋友家族不同意私奔六年，當著男主的面摸胸熱吻。 ⑦ 某女主小學妹，一會說喜歡男主一會給男主說這是我男朋友，一會說我要結婚了，曾經和男主曖昧不一男主還笑呵呵的說恭喜恭喜。 【提供者】：貼吧＋劉健安</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別名綠欠抽，本書真名</text:span><text:span text:style-name="T4">:</text:span><text:span text:style-name="T3">綠帽如雲之國際綠巨人</text:span><text:span text:style-name="T4">&lt;br&gt;</text:span><text:span text:style-name="T3">開不起後宮就別開，你以為自己取了個中二滿滿的外號“凱撒”就可以隨意撩撥女性啦？太天真啦！下次記得不要取這種傻逼外號了，改為無敵浩克或者成吉思汗吧</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作者被肛不一定是開玩笑哦。</text:span><text:span text:style-name="T52">&lt;br&gt;</text:span><text:span text:style-name="T53">翻了翻書裡作者化身就叫過鴨，舍友對主角的印象是那裡像草莓一樣，只是柄比較長。</text:span><text:span text:style-name="T52">&lt;br&gt;</text:span><text:span text:style-name="T53">書裡</text:span><text:span text:style-name="T52">npc</text:span><text:span text:style-name="T53">開車主角第一反應就是玩後門。</text:span><text:span text:style-name="T54">&lt;br&gt;</text:span><text:span text:style-name="T53">你說作者不是基佬我是不信的的，說不定約炮以為約的</text:span><text:span text:style-name="T52">0,</text:span><text:span text:style-name="T53">誰知道卻是</text:span><text:span text:style-name="T52">1</text:span><text:span text:style-name="T53">於是被肛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真</text:span><text:span text:style-name="T12">·</text:span><text:span text:style-name="T13">腦袋有坑，身為自帶忽悠系統的幕後黑手，次次主動在官方面前曝光，堅持必須利用國家的力量才能讓更多人相信自己的忽悠。他先搞了個恐怖手遊，故意暴露在國家面前，然後國家果斷出手封鎖媒體報導，壓的一點水花沒有。主角怒了，用系統把整個過程錄成視頻投放網路，國家施施然引導輿論，幾大導演月臺說這是他們最新拍攝的電影。主角沒招了擼袖子自己上，偽裝成一個從墓裡被挖出來的民國武林高手，又故意跟官方照面，心裡還很美滋滋</text:span><text:span text:style-name="T12">:</text:span><text:span text:style-name="T13">這次我要借助國家的力量，自上而下地宣傳武功是存在的！我說同志，這不把你關進實驗室切片研究長生不死的秘密，都對不起你這麼努力地蹦噠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為什麼老是要在監獄裡面玩遊戲？是誰帶了這個壞頭？在監獄玩遊戲加時髦值是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我自己也打了一分。總之建議大家別看吧，賺錢的方式很多種，我這個肯定不對的。希望大家都寫正確三觀的作品，不要教壞小孩子。感謝</text:span><text:span text:style-name="T24">40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能把爽文寫成綠文的神奇作者，骨子裡的綠帽情節與生俱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很可怕的小說。。。在這樣的網路環境下設定這樣的背景，安排這樣的主線，這是一種什麼樣的精神，這是有多喜歡日本，文化入侵真是可怕，別人當然不關我事，但是將來子女要是也這麼喜歡日本我豈不是會憋屈到吐血。</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特定人群比較喜歡，評分虛高，這個作者書一出來每次都是九分多，前幾次花錢去看了一下，不說多噁心吧，反正距離預期差距太大，本書正常評價</text:span><text:span text:style-name="T16">6-7</text:span><text:span text:style-name="T17">星，有不少違和的地方，望“正常”讀者周知</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種書為什麼老有人推薦，一年多寫十幾萬字的書。推薦來坑爹麼。</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55">1945</text:span><text:span text:style-name="T50">主角是日本人純正的日本人（不是魂穿）日漫也就算了但這是</text:span><text:span text:style-name="T56">1945</text:span><text:span text:style-name="T50">，敏感而已嚴肅。書客觀來說不錯，但我不想日本人怎麼帶領日本群眾怎麼打倒財閥華族。</text:span><text:span text:style-name="T48">&lt;br&gt;</text:span><text:span text:style-name="T50">第二、</text:span><text:span text:style-name="T48">1945</text:span><text:span text:style-name="T50">這種背景不管男主身邊女僕還是美國議會魔女都帶有濃厚日本</text:span><text:span text:style-name="T48">acg</text:span><text:span text:style-name="T50">風格，帶有濃濃違和感，就像苦瓜拿去炒雞蛋。我想知道作者你到底喜歡日本還是討厭日本，當然人不是非黑即白，還是說作品單純喜歡日本文化？</text:span><text:span text:style-name="T48">&lt;br&gt;</text:span><text:span text:style-name="T50">第三、這種背景的小說，大家還是喜歡看在日本為非作歹無下限的事。比如在日本販毒、日本黑社會之類大家容忍限度很高。但你要是作什麼為日本好之類……還是小心被舉報。最後劇毒評價</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川桑，家鄉的🌸開了，🎏隨風飄揚，🎐掛在窗簷下，風一🌬，叮叮噹當🎶。想起來又到了做口嚼酒🍶的時節了，以前你在的時候，家裡都會做很多好吃的，香噴噴的🍙，新鮮可口的三文魚🍣，還有你最喜歡的海鮮拉麵🍥🍜，回來看看吧，哥哥嫂嫂🎎想你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可以，可以，一堆日雜在這麼洗地。果然被屠殺的不是自己，就不關自己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放不開啊，怕被人認為是人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書已經不是水幾章換換思路的問題了，純粹就是騙錢的，建議別看，實在要看就看盜版，別浪費錢。</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患難與共支線魔改過頭，滿口謊言的蛇蠍碧池薩蒂亞搖身一變成了拯救妹妹打開城門的好姐姐，給叛國罪安了個合情合理可歌可泣的好理由，然後一切黑鍋都是凱馬圖和紅衛的，賊雞兒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 至於人類……真的是一個卑鄙而又殘忍的種族，又弱小，又無恥，以互相殘殺為樂，把殺人魔王奉為天神頂禮膜拜；又無知，又惡毒，所到之處都是生靈塗炭，把血淚灑遍了整個大地。這個種族沒有任何值得尊敬的地方，但是就是這樣的種族，卻偶然能在血泊當中掙扎著，迸發出智慧的閃光……而這一道道閃光，就是我為之著迷的地方，是我做出自己選擇的一切理由。”………………………………………………………………………把殺人魔王當天神一樣，還所過之處，血流遍地，這他媽不就日本人嗎？你要寫就直接寫日本人好了，何苦扯上人類？</text:span><text:span text:style-name="T16">&lt;br&gt;</text:span><text:span text:style-name="T17">有點腦子也知道這本小說要投到日本出版社呀，在中國網文寫，活該你被罵。當然每年日本出版那麼多小說，能不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縱觀歷代開國皇帝唯有朱元璋稱得上“得國之正”，大明歷代皇帝變著花樣的玩，但是有造反的嗎？（除了最後一位，但那也是碰上天災人禍）。大明一生，不和親，不稱臣，不納貢，天子守國門，君王死社稷。 “誅明”作者這樣的稱呼都能寫出來，不論寫得多好，反正沒臉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那些說明朝是被朱元璋害死的人是白癡嗎？人家朱元璋制定的制度，本就是貼合明朝初年的，到後面社會現實改變了，制度理應跟著改。可後世皇帝想改革的時候，士大夫階層作為既得利益者，卻扯著祖宗法度不可改的名義拼命阻撓改革，並綁架民眾、把皇帝架空了，導致改革進行不下去。這也能怪朱元璋？呵呵！！！這種理論，就相當於小時候你媽給你做了一雙鞋子，等你長大了，那鞋子不合腳了，你不自己買雙新鞋子，卻罵你媽水準太爛、做的鞋子不合腳！</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賣淫合法化。那可是公知們夢寐以求的事情。也是，反正不是你親娘賣，也不是你姐姐妹妹賣。憐憫之心都沒。這些姐兒從哪裡來？覺得這是天堂的諸位，看來覺得自己一定是穿越技術高超，這種慘事絕對不會輪到自己。一個人的思想一定會反映到日常言行中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送個劇毒。到異世界創立魔法體系，在剛剛創立的開始就著急忙慌的教人，而這個人不知道是個什麼玩意（一個路邊遇到的來歷不清楚的陌生人），免費教了這人後，而這個人不願意頂著首席大弟子這種稱呼</text:span><text:span text:style-name="T19">(</text:span><text:span text:style-name="T20">學人東西，不認創立者的老師身份</text:span><text:span text:style-name="T21">)</text:span><text:span text:style-name="T20">，就著急忙慌的和這人訂立契約，只要對方幫忙推廣魔法就共用魔法創始人身份</text:span><text:span text:style-name="T19">(</text:span><text:span text:style-name="T20">什麼玩意</text:span><text:span text:style-name="T21">----</text:span><text:span text:style-name="T22">作者和這個被教學的人</text:span><text:span text:style-name="T19">)</text:span><text:span text:style-name="T20">。對了，隨便教別人的原因是認為魔法體系和刀劍一樣，對他和這個世界沒什麼影響</text:span><text:span text:style-name="T19">(</text:span><text:span text:style-name="T20">真沒有影響？真和刀劍一樣？笑死。</text:span><text:span text:style-name="T19">)</text:span><text:span text:style-name="T20">，這裡好多毒點，所以看到這裡，實在毒死我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瑞根的文筆確實沒得說，但那屎一樣的劇情真</text:span><text:span text:style-name="T8">tm</text:span><text:span text:style-name="T9">噁心人。</text:span><text:span text:style-name="T8">&lt;br&gt;</text:span><text:span text:style-name="T10">重生前被小人整，女朋友老爸也被整，然後分手嫁給了小人的兒子。一年後就被踹了，再見面曾經的廠花變成老年婦女。</text:span><text:span text:style-name="T8">&lt;br&gt;</text:span><text:span text:style-name="T10">然後老師的女兒，一個鄰家女孩也是被小人的兒子強姦了，玩了一年然後又被踹了，淪落成破鞋。最後不知道是當小姐還是三奶去了。</text:span><text:span text:style-name="T8">&lt;br&gt;</text:span><text:span text:style-name="T10">重生後</text:span><text:span text:style-name="T8">tm</text:span><text:span text:style-name="T10">居然是在就快插進去的時候才阻止了強姦發生，最後打了一頓就完事了。然後主角就去偏遠地區上班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改了評分，看到指責熊貓挑嘴那段完全顯示了作者的屁股所在，在美國的老鄉國寶想吃點家鄉味的竹子就這麼該被諷刺嗎？！那你的豬腳幹嘛從國內帶雞鴨豬出國？！作為貓粉，後悔以前看書沒仔細！改成一星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龍空人抱團互相吹捧，龍空評分是看作者是自己人</text:span><text:span text:style-name="T4">+1</text:span><text:span text:style-name="T3">，</text:span><text:span text:style-name="T4">dnd+1,</text:span><text:span text:style-name="T3">後宮種馬</text:span><text:span text:style-name="T4">+1</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本來還以為是創立魔法，建立魔網，最後成神的小說，看到那裡我估計是流浪仙人一類的，去異世界做好人專門傳授魔法，也就是一般小說裡的隨身老爺爺流，對於低俗的我來說是劇毒。再多嘴一句作者在本世界都不能好好寫小說讓人開心，怎麼到了異世界就算是成了魔鬼也要做好人了？？？這是多麼虛偽的行徑？作者你寫小說願意免費不？願意被人看了後說煞筆不？願意別人模仿了你的小說，你還願意和對方互稱兄弟讓對方在你的小說下同署作者名不？如果你自己都不願意，怎麼就能寫出噁心地這麼幹的主角來噁心人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又是這作者，本本都有這個原因那個原因都給了</text:span><text:span text:style-name="T12">1</text:span><text:span text:style-name="T13">星，這本直接半吊子公知水準還是</text:span><text:span text:style-name="T12">1</text:span><text:span text:style-name="T13">星不送</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網路寫手怎麼各個都是眼高於頂，誰在他眼裡都是垃圾，都沒他牛比</text:span><text:span text:style-name="T2">?</text:span><text:span text:style-name="T14">哪來的自信？你爸爸是李剛也不至於這麼牛逼啊？在這個貨眼裡所有</text:span><text:span text:style-name="T4">nba</text:span><text:span text:style-name="T3">的教練和球員都是坨屎？你丫看過幾場球啊？能別這麼牛逼不？有褒有貶才是一本書該有的。。。你丫讓現在的勇士和</text:span><text:span text:style-name="T4">20</text:span><text:span text:style-name="T3">年前的尼克斯用</text:span><text:span text:style-name="T4">20</text:span><text:span text:style-name="T3">年前的規則打球試試。規則不同打球的方式就不同，以前身體接觸都是不吹犯規的你以為以前有這麼多的外線機會讓你投籃啊，接不到球才是常態，一個人跟著拽拉的再牛逼也沒多少機會投籃，和現在散步一樣的外線一接觸就犯規的時代不一樣。。。。</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此刻心情就如</text:span><text:span text:style-name="T16">111</text:span><text:span text:style-name="T17">章的標題一樣，在此宣佈此書藥丸，註定一閃而過的流星，己從書架移除</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5">110</text:span><text:span text:style-name="T6">章實在令我大開眼界。。頭一次看到反向金手指看的如此明目張膽的，而且還花了整整一章解釋其合理性。作者是在赤裸裸的鄙視我們的智商？？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噴啥不帶腦子，不是沒腦子，不想想真正有意義的東西光想著否定，軍人不是你這種人渣可以評價的，作者</text:span><text:span text:style-name="T16">0</text:span><text:span text:style-name="T17">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路過，順便問候作者全家</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海瑞餓殺自己女兒？呵呵。</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噴你麻痹，連烈士都噴，還噴神，就噴糞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侮辱英烈。</text:span><text:span text:style-name="T2">&lt;br&gt;</text:span><text:span text:style-name="T3">黑名單</text:span><text:span text:style-name="T4">+1</text:span><text:span text:style-name="T3">。</text:span><text:span text:style-name="T4">&lt;br&gt;</text:span><text:span text:style-name="T3">祝智障作者全家火葬場。</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對於一個公然宣稱 學習無用論的人 我不抱任何希望</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蒼蠅營營地叫著，以為得意，以為比死了的戰士更英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想模仿</text:span><text:span text:style-name="T2">&lt;a href="/name/</text:span><text:span text:style-name="T14">太受歡迎了怎麼辦</text:span><text:span text:style-name="T4">" target='_blank'&gt;</text:span><text:span text:style-name="T3">《太受歡迎了怎麼辦》</text:span><text:span text:style-name="T4">&lt;/a&gt;</text:span><text:span text:style-name="T3">自以為是的發表了一大段私貨，這種文風要是有理有據有文采還可以有點雜文的樣子。</text:span><text:span text:style-name="T4">&lt;br&gt;</text:span><text:span text:style-name="T3">奈何作者是個傻逼，看了幾個論壇帖子用著十年前的美分論點來定體問 ，導致全書像一個三流論壇的噴子貼，也正應了書的名字。</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操你媽逼，什麼人都噴，看到第六章我操你媽逼，你是人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原來是這</text:span><text:span text:style-name="T16">SB</text:span><text:span text:style-name="T17">的書，說“那些費心學習的人，還不如百度一下”，公然宣稱學習無用的廢渣，能指望他寫出什麼玩意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7">這作者</text:span><text:span text:style-name="T58">&lt;br&gt;</text:span><text:span text:style-name="T59">一</text:span><text:span text:style-name="T60">:</text:span><text:span text:style-name="T61">噴我龍空為“豬的大地”！</text:span><text:span text:style-name="T60">&lt;br&gt;</text:span><text:span text:style-name="T61">二</text:span><text:span text:style-name="T58">:</text:span><text:span text:style-name="T59">情節有拐彎抹角侮辱烈士“黃，董”二人！</text:span><text:span text:style-name="T60">&lt;br&gt;</text:span><text:span text:style-name="T61">三</text:span><text:span text:style-name="T60">:</text:span><text:span text:style-name="T59">稍加修飾的罵看</text:span><text:span text:style-name="T60">d</text:span><text:span text:style-name="T61">版的讀者“死</text:span><text:span text:style-name="T58">:</text:span><text:span text:style-name="T61">父母，娶不到老婆，斷子</text:span><text:span text:style-name="T60">:</text:span><text:span text:style-name="T59">絕孫”</text:span><text:span text:style-name="T58">&lt;br&gt;</text:span><text:span text:style-name="T59">總結</text:span><text:span text:style-name="T58">:</text:span><text:span text:style-name="T59">乾貨挺多，三觀不正！</text:span><text:span text:style-name="T58">&lt;br&gt;</text:span><text:span text:style-name="T59">上一本就各種噴各種自以為是！</text:span><text:span text:style-name="T58">&lt;br&gt;</text:span><text:span text:style-name="T59">大家看著辦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辯論水準太差，視野不廣闊、邏輯不嚴密、思辯不深刻、屁股不正常、腦袋不清楚</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可惜不能打負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屎裡摻屎，一些人竟吃得一臉陶醉</text:span><text:span text:style-name="T2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一向認為這個作者是少有的帶腦子寫書的，上本書下架惋惜了好久， 這次養肥後讀到第六章。。。。。。從此粉轉黑。有句話怎麼說的來著？路線錯誤，知識越多越反動。</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第六章</text:span><text:span text:style-name="T12">&lt;br&gt;</text:span><text:span text:style-name="T13">那些堵槍眼炸碉堡的……對不起，為了政治正確，我無意評價那些人，但是大家也可以拋開政治正確自己捫心想一想。所謂的‘軍人榮譽感’有時候又何嘗不是一種宗教式的崇拜？我不認為這個世上的道德，是以號召人去死來實踐的——我的回答完了。”</text:span><text:span text:style-name="T12">&lt;br&gt;</text:span><text:span text:style-name="T13">就這段，垃圾作者一生黑，你自己是個垃圾，就以為所有人都和你一樣。</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因為第六章，所以我打一星。沒有先烈的犧牲，我們哪來的幸福生活，端起碗吃飯，放下碗罵娘，真讓人瞧不起。他們為了國家人民的利益而犧牲生命，難道是為了自己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某公司的某作者提供稿件水準不足無法登稿，但離發書只有短短幾日，無可奈何中，主角自信滿滿，稱自己能填補那幾萬字，便在該公司直接碼起字來。</text:span><text:span text:style-name="T8">&lt;br&gt;</text:span><text:span text:style-name="T9">而後主角以極度的專注抄書中，公司眾人震驚哇寫得超強，遂開直播。直播觀眾震驚哇超強超專注的不愧是主角。</text:span><text:span text:style-name="T8">&lt;br&gt;</text:span><text:span text:style-name="T10">幾天後，直播間積累觀眾</text:span><text:span text:style-name="T8">1000</text:span><text:span text:style-name="T10">，收入</text:span><text:span text:style-name="T8">100000</text:span><text:span text:style-name="T10">。</text:span><text:span text:style-name="T8">&lt;br&gt;——</text:span><text:span text:style-name="T10">嘔</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本書，主角三觀極其不正，主角以精英自居，充滿了對弱勢群體的鄙視，高智商對低智商的嘲弄，認為低智商或者說平均智商的人沒有存在的價值。對下崗工人，農民，低端服務業從業者，網文寫手各種冷嘲熱諷。</text:span><text:span text:style-name="T16">&lt;br&gt;</text:span><text:span text:style-name="T17">你窮因為你懶，你也配姓趙，你混不好因為你弱智，這種輪調比比皆是。 極端的功利主義，設定主角通過尋找法律漏洞獲利，引起立法部門重視，來推動法律完善。然而主角因為沒有從業資質，通過高校法律援助中心這樣一個公益性質的組織，獲得相應資格，打著法律援助的幌子來掙錢，第一桶金是建築行業技術專利的“技術性碰瓷”。</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5">SB</text:span><text:span text:style-name="T6">作者。怕是個畜生投胎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辯論應該是個邏輯論證的過程，沒有定何為溫飽，怎樣的大環境下談道德，是普遍談還是個體談，是原來本身就是道德之士還是沒有接受過道德教育的人。脫離了具體的問題的辯論沒有任何意義，進行的也只是詭辯而已。其次，世界設定的就有毛病，可以很負責任的說血管的彈性和重力關係不大。再次，作者的世界不是因為情緒波動容易傷身，而是作者筆下的人物動不動就情緒大波動。最後，作者這動不動周圍群眾怎麼怎麼的遠古先抑後揚寫法直接勸退。補充，之所以前人沒有從詆毀革命先烈方向想，士因為英雄和先烈是一個國家和民族的精神體現，作者你有什麼好沾沾自喜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吃【人血饅頭】的作者，吃完末了還說一句：“你的血怎麼這麼臭？”</text:span><text:span text:style-name="T2">&lt;br&gt;</text:span><text:span text:style-name="T14">【有缺點的戰士終竟是戰士，完美的蒼蠅也終竟不過是蒼蠅】</text:span><text:span text:style-name="T4">&lt;br&gt;</text:span><text:span text:style-name="T3">道德就是為了讓更多人溫飽，無名的戰士們就是連溫飽都不得才站起來反抗的。</text:span><text:span text:style-name="T4">&lt;br&gt;</text:span><text:span text:style-name="T3">利就是義，多數人的利益就是大義。</text:span><text:span text:style-name="T4">&lt;br&gt;</text:span><text:span text:style-name="T3">反觀作者咬文嚼字扭曲詞義，下乘的手法，既無智商也無道德。</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第六章</text:span><text:span text:style-name="T12">&lt;br&gt;</text:span><text:span text:style-name="T13">那些堵槍眼炸碉堡的……對不起，為了政治正確，我無意評價那些人，但是大家也可以拋開政治正確自己捫心想一想。所謂的‘軍人榮譽感’有時候又何嘗不是一種宗教式的崇拜？我不認為這個世上的道德，是以號召人去死來實踐的——我的回答完了。”</text:span><text:span text:style-name="T12">&lt;br&gt;</text:span><text:span text:style-name="T13">這國怎？陷沉思，定體問是吧，劇毒你拿好，這個作者我見一本黑一本。</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注意…這是這書讀者噴差評者的話</text:span><text:span text:style-name="T2">&lt;br&gt;</text:span><text:span text:style-name="T14">狗雞 吧犢子知道你是怎麼被生下來的麼？當年你 媽生你的時候，正被一群野狗操 得爽，你 媽剛要把你這個狗 逼崽 子從逼裡生出來，又被你的野 爹們用雞 吧頂了回去，折騰了三天三夜你還沒滾出你 </text:span><text:span text:style-name="T4">***</text:span><text:span text:style-name="T3">，最後還是老子賞給幾個乞丐幾毛錢，讓他們把你的野 爹們趕走並往你 媽 逼裡射幾升尿以潤滑你 媽的 逼然後再用大口徑的虎口鉗夾住你的雞 吧一起往外拉 這才把你這個上古時期龜鱉豬狗蚊鼠雜交操 出來的有肛門無口的變異腔腸動物拉的屎中的爛蛆 腦癱智障腦出血小兒</text:span><text:span text:style-name="T4">**</text:span><text:span text:style-name="T3">症老年癡呆症四肢發育不完全大腦中無神經元的變異</text:span><text:span text:style-name="T4">**</text:span><text:span text:style-name="T3">狗中的賤 逼生下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摘一段魯迅的話吧</text:span><text:span text:style-name="T2">:&lt;br&gt;</text:span><text:span text:style-name="T3">戰士戰死了的時候，蒼蠅們所首先發見的是他的缺點和傷痕，嘬著，營營地叫著，以為得意，以為比死了的戰士更英雄。但是戰士已經戰死了，不再來揮去他們。於是乎蒼蠅們即更其營營地叫，自以為倒是不朽的聲音，因為它們的完全，遠在戰士之上。</text:span><text:span text:style-name="T4">&lt;br&gt;</text:span><text:span text:style-name="T3">的確的，誰也沒有發見過蒼蠅的缺點和創傷。</text:span><text:span text:style-name="T4">&lt;br&gt;</text:span><text:span text:style-name="T3">然而，有缺點的戰士終究是戰士，完美的蒼蠅也終究不過是蒼蠅。</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可以卑微如塵土，不可扭曲如蛆蟲。這個作者是蛆蟲的典範，還自我感覺良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書。。。水準不行還學夾帶私活，好似鳳姐色誘人賣國一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你遭遇各種危及生命的事件後，想來也是不需要員警、消防官兵等來為你冒險解危甚至犧牲的吧？何必呢，在書裡暴露自己如此卑劣的真實內在，嘩眾取寵都談不上，只是招來大家的唾駡罷了。可恥的小人，徹底拉黑。</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46">sb</text:span><text:span text:style-name="T32">作者</text:span><text:span text:style-name="T31">sb</text:span><text:span text:style-name="T32">讀者湊一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自以為高智商精英、上流人士的傻逼，懷著滿肚子對勞苦大眾、先賢英烈的鄙視，卻欲做權貴狗而不得的滿腔憤懣，化成了這本“書”——如果這種污穢不堪的玩意兒也能叫書的話。</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我都說了是寫著玩的，你們愛信不信。當然，既然簽了約那麼多人收藏了，好歹寫完。</text:span><text:span text:style-name="T8">&lt;br&gt;</text:span><text:span text:style-name="T9">開頭用了</text:span><text:span text:style-name="T8">deadline</text:span><text:span text:style-name="T10">，一幫人出來噴。我只是寫得順手。寫</text:span><text:span text:style-name="T8">ddl</text:span><text:span text:style-name="T10">太業內了怕你們看不懂，死線這翻譯多少有點問題。隨手就英文帶出來。都是簡單的單詞，都不說四六級的問題，不可能看不懂吧。一幫</text:span><text:span text:style-name="T8">******</text:span><text:span text:style-name="T10">出來噴。過濾的就是你們這幫。</text:span><text:span text:style-name="T8">&lt;br&gt;…………</text:span><text:span text:style-name="T10">翻了下評論，這是作者原話，現在作者這麼恐怖的嗎？喜歡懟讀者？難怪感覺這本書味道怪怪的，原來是優越感的味道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到作者一邊霸氣地將後世文章歌曲拿來當原創說：拿來就是我的，誰要那些人還沒寫呐……一邊說總比後世那些抄襲要高尚吧……從未見如此厚顏無恥之人</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浮士德？？？不知道為什麼欽定主角就算了，還告訴主角你可以抄？這主角也是莫名其妙，撲街死的作者，死了就能跟浮士德談笑風生，有這心理素質活著會混那麼慘？而且在浮士德知道的情況下做文抄公就不覺得羞恥嗎？我是理解不了這種有知情人還抄書裝逼的設定，羞恥</text:span><text:span text:style-name="T16">PLAY</text:span><text:span text:style-name="T17">很有趣嗎？</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再次證明很多狗屁遠古大神之所以能成神，僅僅只是出道早而已，並不代表你水準有多強！！！一邊以大神自居滿臉看不起小白網文，一邊自己又寫最爛俗的文抄流小白文，精神分裂啊？哪來的這麼強的優越感？還跟讀者對罵呢，牛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重看此書。憋屈很多。嘲諷打臉。中後期王守田靈魂綠帽。前期那個李承業的老婆，主角都不認識她，人家結婚了，作者非要安排主角內心一痛。然後那個素兒，自己的女人，還跟那個李承業四目相對，癡癡的望。再有，文中說有修煉的鬼往主角老婆肚子裡投胎。這豈不是吃奶吃到大？</text:span><text:span text:style-name="T12">//</text:span><text:span text:style-name="T13">主角明明重生了還處處被動，動不動就心中一片冰寒。辛辛苦苦種田練兵，水泥都搞出來了，還不如人家搗弄一下氣運。那還練兵幹嘛？還打仗幹嘛？主角動不動就心中嫉妒苦澀。怯懦軟弱。別人跪拜他，氣運一沖，他還差點暈過去。其實就是作者明晃晃地喂屎。</text:span><text:span text:style-name="T12">//</text:span><text:span text:style-name="T13">這傻逼氣運設定定義模糊，隨心所欲，前後矛盾。主角不能操控氣運，反而是氣運操控他。其實就是作者操縱主角的工具</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嫁人沒問題，早早說清楚了，咱不看，去看其他書就是，最恨的是作者自己沒立場的這種書，前期裝百合，寫個上百章了告訴你，“不好意思，我要嫁人”。滾你大爺</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嫁人向長篇，毫無立場的作者，瞎承諾給讀者造成巨大精神傷害，上過百吧黑名單的作者，除抖</text:span><text:span text:style-name="T16">m</text:span><text:span text:style-name="T17">外不推薦看，揉成一團的大雜燴，異世穿越變身蘿莉無敵龍傲天掉節操百合曖昧，先拋出魚餌吸引兩黨，最後被人收入後宮，對某黨來說不亞於強行喂屎，作者的承諾呢？你的擔架呢？⊙﹏⊙口怕，插一本【穿越之我杯具了】主角穿越成了被趕出門，懷孕了的豪門灰姑娘惡婦，因為性格大變，變得有魅力，又被原配邪魅總裁看上了，然後就是扯皮，最終主角生了孩子母性氾濫放棄抵抗，成功被人抱走，一陣惡寒，作者絕對是女的</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46">30+</text:span><text:span text:style-name="T32">大叔主動倒貼成為作者化身真</text:span><text:span text:style-name="T31">·</text:span><text:span text:style-name="T32">男主的後宮之一，前期宣傳變百 單身暖味，然後轉成變嫁倒貼。就沖作者這人品我給個劇毒不過分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本以前還挺喜歡的百合小說，人物刻畫的討人喜歡，但是聽說後面被別人收入後宮了，想想雞皮疙瘩都出來了，吃屎去吧作者，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親媽爆炸，用噁心已經不足以表達我內心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慈禧救不了中國。救中國，就必須讓中國工業化，這需要工業人口，這就需要普及教育。好，讓你開金大腿成功，當時全球各國凝聚一國靠的是民族國家這一概念。那麼民族意識覺醒的工業人口首先要幹掉的是滿族統治者。不要僥倖，即便忠君愛國，但外國人為了更好統治中國，會讓中國動亂，好渾水摸魚，所以一定會教大家民族之別。階級、民族矛盾都會被導向民族矛盾。再一個，哪怕你成功了，你選的道路也不可能是共產主義道路，否則手底下的人就要先幹死你。那麼走私有制道路，工廠主的利潤哪裡來？哦喲，你賺錢了，那我地租漲一漲。那麼問題就來了，這個國家的支柱是什麼階級？地主階級還是工人階級，你要救中國，幫後者，呵呵，地主階級實力強大於是</text:span><text:span text:style-name="T2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穿越成慈禧，最好的改變歷史方式不就是自殺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穿清就算了，還他媽的穿清送逼。送逼就算了，還他媽的穿成女人老佛爺送逼給韃子。我想說，作者有多賤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穿清不造反就算了，你丫的還穿成慈禧，作為一個民族主義者，我恨不得把慈禧鞭屍，雖然我很想用最惡毒的字眼毒罵作者，但理智告訴我，不要再侮辱漢字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變身文在我這最高兩分，順便說句其他的，屁股黨打一星可以理解，皇漢打一星我也可以理解，但是認為給一星就是腦殘就是憤青的，即使我們不談立場你們真覺得這書真能五星？你好意思打五星憑什麼不允許人家打一星？</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反人類的變身破鞋流」</text:span><text:span text:style-name="T16">&lt;br&gt;</text:span><text:span text:style-name="T17">不說能完整看完，哪怕能看個二十章菊花不痛的人我都敬他是個英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無恥！這些給高分的是什麼心態，自己受到了傷害就要做倀鬼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神開頭啊，主角一上來就被喪屍犬給爆菊花了！！！這還是口味最輕的劇情內容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天，一個作者帶著他的犬過街時，一輛大卡車直沖過來，作者被撞死，而他的犬為了日主人的屍體，也慘死在車輪下。作者和狗一起到了天堂前。 天使攔住他倆，為難地說：“天堂只剩下一個名額了！你們兩個必須有一個去地獄” 作者一聽，連忙問：“我的狗不知道什麼天堂地獄，讓我來決定誰去天堂吧？”天使說：“抱歉，每一個靈魂都是平等的，你要通過比賽決定誰上天堂。”作者問：“什麼？”天使說：“比賽很簡單，賽跑！從這裡跑到天堂的大門。</text:span><text:span text:style-name="T2">&lt;br&gt;</text:span><text:span text:style-name="T3">作者向狗發出了前進的命令，就在狗到達終點的那一刹那，作者落向地獄的方向。他的狗見了，急忙掉轉頭，追著主人狂奔。滿心懊悔的大叫：“別跑啊，我要操死你！” </text:span><text:span text:style-name="T4">&lt;br&gt;—&lt;br&gt;</text:span><text:span text:style-name="T3">改編自某個傻</text:span><text:span text:style-name="T4">X</text:span><text:span text:style-name="T3">的轉發</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那麼多智障被毒了還評仙草報復社會？</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各種說仙草，完全是在扯淡。才參加完中忍考試的主角就能配合阿斯瑪抵抗鼬和鬼鮫？殊不知在絕對實力面前，什麼戰術都是無用的。何況還是面對寫輪眼和人形尾獸。前面還行，中期就自嗨嚴重。力量體現崩潰。前面糧草</text:span><text:span text:style-name="T12">+</text:span><text:span text:style-name="T13">，中期最多</text:span><text:span text:style-name="T12">3</text:span><text:span text:style-name="T13">星。鑒於評分不實，一星降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去尼瑪的雪白的乳房，你</text:span><text:span text:style-name="T16">TMD</text:span><text:span text:style-name="T17">熱血熱的腦子有病歪了吧！還敬禮！戰士要求低，還低的過分？去尼瑪的！把你老婆拿出來給百八個人樂呵樂呵！就不低了……傻逼作者，劇毒同時感謝前靠試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用老婆的奶子來振奮軍心，這書也是奇，也許主角看來自家後宮變妓院也是為大家而舍小家的忠義之士嘛！</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幫人不知道怎麼把三台複讀機從臺灣商人手裡拿回來看得我蛋疼，相比于時空穿越者這麼關係重大的事，一個臺灣小商人實在沒轍你就是把他弄成意外死亡也就那麼回事，不知道作者這麼強行糾結有什麼卵意義？一個國家最高保密級別的行動組為這種事糾結，蠢得讓人心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客觀的給一星因為有這種毒點的書我忍不了】一開始覺得主角不討喜，但是做為普通人不是不能理解，所以我忍了。到了女主出來的時候，那種純純的感情已經讓我覺得主角有點親切了，結果最毒的一點出來了——國家領導人主動給主角塞女人。簡直狗屎。為了開後宮找各種看起來很有道理其實完全狗屁的理論還讓國家領導人拉皮條？？好好寫單女主我都可以給你仙草，非要摻屎。女二說我不要名分，男主還情聖一樣說節操沒低到可以這樣對一個跟自己發生了關係的女人，呵呵呵，就你那節操，我真為第一個女主不值。她憑什麼要這麼個“破鞋”？男主的黃瓜已經不粉了！老實的女人就活該當接盤俠？ 不過看男主忽悠世界的情節還可以</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寫作援共，讀作耍讀者，嚴重懷疑是果粉寫出來黑共產黨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從內容推測，作者其實並非一個願意援共的人，至少不是一個樂意援共的人。其粗劣的故事邏輯架構，失智的人物情商，完全是在編湊一本援共爽文，售賣與我輩。無非是自知文筆與構思不足以自立，故而打起援共的旗，賣一波“屁股正”罷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如果不是看在屁股正，這文簡直是糞坑。一句話，寫文要不要邏輯？！每週一穿，就是一個人穿在南極，三四年推平宇宙都綽綽有餘了，還在陝西磨磨唧唧？！更搞的是，居然抗戰未定時就大咧咧開穿越發佈會？尼瑪</text:span><text:span text:style-name="T16">B</text:span><text:span text:style-name="T17">的腦殘！屎坑！</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自以為愛國的，實者是，端起碗吃肉放下碗罵娘，祖國不欠你啥，</text:span><text:span text:style-name="T12">21</text:span><text:span text:style-name="T13">世紀的現在你不滿意可以自殺謝罪！請別侮辱改革開放的先輩們。主角以屌絲形象出現在</text:span><text:span text:style-name="T12">80</text:span><text:span text:style-name="T13">年代，名義上是“援共”“愛國者”實際上一副不可一世，“施捨”先進技術，國家拿主角當皇般伺候，愛錢很正常，讓他們給你錢買技術也行，但是別他媽不知所謂，整天讓先輩們來求你，主角心情好想起啥指縫裡扣掉出來（噁心），整天滿嘴噴糞，大吐槽，這裡那裡不好，也沒見幹點有意義的事，工業基礎技術，農業技術，……無數技術網上一大堆（即便是個普通人都能弄，別說還他媽有錢人了），知道美國那個時候華爾街股票嗎？（會自己查電腦嗎？應該作者沒想過這些吧，香江，蘇聯，英國……國際上金</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出了主神腦洞就以後和狗大便一樣了，大家想看的是援共，牛</text:span><text:span text:style-name="T12">B</text:span><text:span text:style-name="T13">的趕英超美。誰看你整個地球的</text:span><text:span text:style-name="T12">cosplay</text:span><text:span text:style-name="T13">啊。還二奶寫的也毒，口口聲聲說現代找不到真誠愛國的女人，然後二奶一勾就上去了，你泰迪啊。現在天上人間，海天還沒玩夠？</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很好奇啊，</text:span><text:span text:style-name="T2">lk</text:span><text:span text:style-name="T14">裡說的“援共”文到底是什麼？本文裡面的穿越者說他是智障我怕侮辱了這個詞啊，穿著現代裝扮拿著手機就跑過去了，要說第一次偶然過去沒經驗也就罷了第二次居然還敢這麼幹？不知道</text:span><text:span text:style-name="T4">80</text:span><text:span text:style-name="T3">年代嚴打才恢復社會治安嗎？不知道現在隨便一塊塑膠拿過去都會引發有心人關注嗎？隨便亂賣還敢大吃炫富？還有就是如果我是</text:span><text:span text:style-name="T4">80</text:span><text:span text:style-name="T3">年代的政府肯定第一時間消除這個人的全部痕跡，人肯定要直接打死，</text:span><text:span text:style-name="T4">80</text:span><text:span text:style-name="T3">年代的中國跟外國的差距是全方位的時候不是幾種小商品能彌補的，這人從未來過來說明未來中國還不錯，有這個情報就足夠了，這人躲著國家又搞事萬一引起外國勢力注意隨便抓住就可以獲得太多未來情報，那對中國是萬劫不復的，這個人對國家百害而無一利</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自從陰陽師出現就完全不能看，前面主角獲得格鬥能力，可以一個打幾十個壯漢，然後和式神打起來就束手束腳，什麼技巧都不會了，而且無腦吹陰陽師，一個下級式神都相當於戰略導彈了，那還隱藏在暗處幹啥？</text:span><text:span text:style-name="T12">&lt;br&gt;</text:span><text:span text:style-name="T13">再怎麼說統治世界也比隱藏在暗處賺的錢更多啊，又不是打不過。</text:span><text:span text:style-name="T12">&lt;br&gt;</text:span><text:span text:style-name="T13">前後邏輯混亂，男主磨磨唧唧，本來仙草，直接毒草</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宅男又不是</text:span><text:span text:style-name="T2">SB</text:span><text:span text:style-name="T3">，穿越遇到地獄難度的開始，又沒有前身的感情，直接換個地方不就好了，還自己限制不使用能力，還要“改過自新”，腦殘。</text:span><text:span text:style-name="T4">&lt;br&gt;</text:span><text:span text:style-name="T3">前身的鍋關你卵事，有那金手指直接到別的城市重新開始，不論是想過日常還是怎樣不都可以？</text:span><text:span text:style-name="T4">&lt;br&gt;</text:span><text:span text:style-name="T3">老是說前身怎樣怎樣，到底關你屁事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了一身雞皮疙瘩，作者是個重度中二病，最受不了的就是主角老把過去身體的主人當自己，還想擔下那個人的錯誤，還想得到這具身體姐姐妹妹的原諒？智障吧這是？那兩姐妹要是醜逼你會這麼想？又一本舔著臉護</text:span><text:span text:style-name="T16">P</text:span><text:span text:style-name="T17">文。</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一個月前，我看到了這本書。</text:span><text:span text:style-name="T16">&lt;br&gt;</text:span><text:span text:style-name="T17">當時月光如水，落在洛基亞手機上反射出一股奇妙的韻味，我面色凝重，把手機卡輕輕一扣，然後吐出數口鮮血，氣氛充滿了詭異的氣息，寧靜的空氣被我出聲打破：真他嗎毒死了，我從未見過如此小白，我他媽到底是怎麼點進來的，作者你媽死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腦殘真的，你不是說異界怪物很恐怖，到最後連五歲小孩都要上戰場當炮灰嗎？在前一世毀滅了異界和現實世界嗎？那你居然還有心思談戀愛？還開後宮？而且收女的劇情是主角給那女的調了一杯酒然後那女的就愛上主角了，主角用虛擬人工智慧配合製造一個超時代的機甲，人工智慧認為主角這個是高級機密報告給人類高層，高層派一大堆軍隊保護主角完成製作機甲之後居然不派人拉攏、控制主角，而是當無事發生一樣嗎的腦殘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三十二章，僅僅三十二章我看到了什麼？</text:span><text:span text:style-name="T16">&lt;br&gt;</text:span><text:span text:style-name="T17">一個前世的青梅竹馬僅僅因為幾句話喜歡上了主角，並且這青梅竹馬是全聯盟夢寐以求的世家大小姐，緊接著一個冒充他國某夜店頭牌的公主，因為一杯酒喜歡上了主角，老實說，我都不知道怎麼概括這劇情，不提這個，第三十二章主角又回到遊戲中，遇上“ 所有男修士們的夢中情人，甯月嬋！”書中原話，真的，僅僅三十二章，那些覺得是仙草，糧草你們開心就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戰神介面，我想問一件事” </text:span><text:span text:style-name="T8">&lt;br&gt;</text:span><text:span text:style-name="T9">叮！</text:span><text:span text:style-name="T8">&lt;br&gt;“</text:span><text:span text:style-name="T10">請講” 系統回復到。</text:span><text:span text:style-name="T8">&lt;br&gt;</text:span><text:span text:style-name="T10">看到這裡微微一笑直接點</text:span><text:span text:style-name="T8">X</text:span><text:span text:style-name="T10">。</text:span><text:span text:style-name="T8">&lt;br&gt;</text:span><text:span text:style-name="T10">最噁心這種能跟系統對話的設定了，有這種設定的基本都是作者筆力不足，需要用系統對話來推演劇情和解釋設定，往往這種小說，劇情都很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想看本有意思的書就這麼難嗎？末日重生創意有點老，但我可以接受，但是這種，認識個大小姐，全天下的公子哥都想殺我</text:span><text:span text:style-name="T52">?</text:span><text:span text:style-name="T53">！什麼沙雕劇情！還有女主她媽！現在</text:span><text:span text:style-name="T52">9102</text:span><text:span text:style-name="T53">年了，怎麼還有平民不配接近我女兒，我要解雇你，我要讓人殺你</text:span><text:span text:style-name="T52">...</text:span><text:span text:style-name="T53">惡不噁心啊</text:span><text:span text:style-name="T54">?</text:span><text:span text:style-name="T53">！</text:span><text:span text:style-name="T52">&lt;br&gt;</text:span><text:span text:style-name="T53">看了這麼多年了，覺得這種主角不會苟發育的，全部不合理，所有反派無腦想殺自己的，全部不合理，碰見女角色不舔她，女角色覺得男主這個人不一般的，也都不合理</text:span><text:span text:style-name="T52">&lt;br&gt;</text:span><text:span text:style-name="T53">然後，這本書全占了！佩服佩服，噁心壞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現在很討厭那種推書跟你說看到後面就好看的，感覺就像叫你吃屎，吃到後面就好吃一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一個畢業就失業的主，不靠家裡安排就沒工作的主，靠</text:span><text:span text:style-name="T8">1000</text:span><text:span text:style-name="T9">塊就能活一個月的主，電腦裡</text:span><text:span text:style-name="T8">200G</text:span><text:span text:style-name="T10">動作愛情片的主，還會在極度無聊得時候上</text:span><text:span text:style-name="T8">QQ</text:span><text:span text:style-name="T10">群調戲妹子的主…呵呵了。我要能看進去這樣的主角，說明我也跟主角差不多了。問：什麼人會在</text:span><text:span text:style-name="T8">20</text:span><text:span text:style-name="T10">幾歲剛剛畢業找不到工作手裡一沒資金而沒主意的時候下看黃片去</text:span><text:span text:style-name="T8">QQ</text:span><text:span text:style-name="T10">群裡調戲妹子？答：最最沒用的廢物，身上提不出任何人格魅力。這種現實世界都過不好的主，碰到奇遇要能翻天我覺得不符合客觀事實和邏輯性，所以開篇第一段描寫給劇毒一星，不要來噴我，我是被秒毒毒跑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前面一百多萬字都是嚴重毒草的奇葩書。。。要看這本書，必須跳了前面一百多萬字</text:span><text:span text:style-name="T63">(</text:span><text:span text:style-name="T64">大批自相矛盾</text:span><text:span text:style-name="T65">/</text:span><text:span text:style-name="T66">幼稚病</text:span><text:span text:style-name="T65">/</text:span><text:span text:style-name="T64">腦癱患者</text:span><text:span text:style-name="T65">)</text:span><text:span text:style-name="T66">直接跳到</text:span><text:span text:style-name="T63">500</text:span><text:span text:style-name="T66">章以後——臥槽，我懷疑作者被奪舍了，被那種在作者碼字出租屋裡無所事事，天天無聊被迫盯著作者碼出來的一百多萬字的屎，毒傻然後終於無法忍受的地縛靈出手奪舍後，才寫出來的後面的劇情。</text:span><text:span text:style-name="T65">PS</text:span><text:span text:style-name="T64">：樓下還有個自稱“老書蟲”的，還沾沾自喜覺得別人還沒讀到</text:span><text:span text:style-name="T63">200</text:span><text:span text:style-name="T64">章就不配評論這個垃圾作者，可問題是這本書的毒草章節一直延伸到</text:span><text:span text:style-name="T63">500</text:span><text:span text:style-name="T64">章，您讀</text:span><text:span text:style-name="T63">200</text:span><text:span text:style-name="T64">章還不到毒草的一半篇幅，遠遠還沒見到黎明的曙光，你還裝啥逼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看了</text:span><text:span text:style-name="T52">200</text:span><text:span text:style-name="T53">章越看越難受。想了一下，對比于逍遙夢路、主神崛起等等好文，一個最大的區別：好文都是厚積薄發，苟著種田；發現危險，若可為，立馬扼殺于萌芽，若事不可為，遠遁千里，積累完畢，立馬話不多說打死你個憋孫；不會為任何勢力出死力，你對我</text:span><text:span text:style-name="T52">1</text:span><text:span text:style-name="T53">分好，我回你</text:span><text:span text:style-name="T52">1-2</text:span><text:span text:style-name="T53">分好，回你</text:span><text:span text:style-name="T54">10</text:span><text:span text:style-name="T53">分好是不可能的，強行讓我回你</text:span><text:span text:style-name="T52">100</text:span><text:span text:style-name="T53">分好，我就打死你個龜孫；越級是不可能越級的，築基打金丹只可能是我身上其實帶了一個外掛式元嬰，不過我馬上就會修煉到元嬰，或者我不僅是築基我還是個中級魔法師的同時還是個</text:span><text:span text:style-name="T52">2</text:span><text:span text:style-name="T53">級鬥士；絕對不會是我這次沒有被打死而反殺就是因為我上一章得了個大佬給的東西，各種恰好，這種日漫傳統式的豬腳光環最他媽的煩，各種本該死，</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能帶腦的劇情，睿智無比的重生主角，回到過去是為了拯救世界，末日差不多來臨，不種田不暴兵，每天努力招惹富二代，過充實的裝逼打臉日子，為的還是同學關係的女生，結果因裝逼太多，被女神賞識，總統全國通報保護後，仇家竟然還能組織起高手去搞他，後面一看，我差點沒笑斷氣</text:span><text:span text:style-name="T2">(</text:span><text:span text:style-name="T3">ﾉ</text:span><text:span text:style-name="T4">ಥ</text:span><text:span text:style-name="T3">益</text:span><text:span text:style-name="T4">ಥ)</text:span><text:span text:style-name="T3">，原來所謂的一級保護，就是把主角的身份資訊錄入為國家最高領導人，唯一作用就是別人掃描時表示無可奉告，沒保鏢沒權力沒工資，你這公正女神的真實身份其實是超級駭客，幫男主辦了個假證是吧</text:span><text:span text:style-name="T4">(ಡωಡ)hiahiahia</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徹底的唯心主義修仙文，真不知道為什麼會歸類到科幻……如果看了皮划艇的書，看這本就覺得充滿了一股大糞味，噁心得不行。從豬腳完全不講道理的瘋狂升級，可以看出作者對科學的無知和學習的厭惡，口號喊得震天響，裝逼意願超級強烈，但是就是不願意付出艱苦的努力，就像幼稚園小朋友因為厭惡學習無知的說科學是沒有道理的，神話才是王道一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遊戲影響正常世界的設定是有東西可寫的，但這寫的啥啥啥，爛俗的人物設定，想當然的劇情，末日氛圍下寫裝逼打臉順便泡妞，主世界充滿了十年前也能稱的上是智障一般的橋段，九大家族，伏羲帝國，發情的妹子，打架管理設計做菜調酒萬能的主角，這不是兵王麼，換個套子我就認不出了嗎？再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怕是個傻子喲！你說你要拯救世界，結果你在談戀愛；末日馬上來，你還裝逼打臉，而且是碰誰打誰，最智障的是，剛剛全球通報主角很重要公正女神傾盡一切保護，結果一出門就遭一大群人啪啪打臉。作者你怕是腦子有問題喲！</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剛看了第一章，主角用擀麵杖毆打幾個骷髏兵，打了幾下之後，擀麵杖碎了</text:span><text:span text:style-name="T16">...</text:span><text:span text:style-name="T17">有沒有搞錯？你家擀麵杖是妙脆角做的嗎？</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設定有點亂，遊戲中死亡到底現實中死不死？如果不死的話，豬腳為啥在遊戲中老是戰戰兢兢。如果死的話，那前世各國如何能夠隱藏住遊戲的秘密，五歲以上的人都去建立帳號打最後一戰，打完輸了還能剩下多少？而且豬腳自帶發情光環，無論聖女公主三五章馬上愛上豬腳，可以為他去死</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46">13</text:span><text:span text:style-name="T32">章 撿到魔族的調度密令 哦 天啦 魔族一次機密行動 不懂得加密 撿起來就聽到魔族命令</text:span><text:span text:style-name="T31">&lt;br&gt;</text:span><text:span text:style-name="T32">這樣的魔族靠什麼打贏人類</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真傻逼，看到</text:span><text:span text:style-name="T16">200</text:span><text:span text:style-name="T17">章，除了腦洞，人物的性格，對話，還有情節，包括主角的金手指都劇毒無比，有人還說跳章，一本小說讓人跳章，呵呵</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沒見過真正的二代可以理解，你沒見過，我也沒見過。但是為什麼在作者的筆下二代都是智障？？？必須要裝逼打臉才刺激？？？拜託，這又十幾年前了，扮豬吃老虎還可以吹一吹？有意思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書中現實世界除了主角身邊的人，只要是擁有強大力量或者龐大勢力的人，要麼就是二五仔人奸，要麼就是被殺弄個替身來打擊主角，聯邦九府 伏羲皇帝 教宗這最大的三個勢力有哪個是好的</text:span><text:span text:style-name="T2">?</text:span><text:span text:style-name="T3">這射腚作者你是用腚眼子想出來的嗎</text:span><text:span text:style-name="T4">?</text:span><text:span text:style-name="T3">整本書完全可以概括為</text:span><text:span text:style-name="T4">:</text:span><text:span text:style-name="T3">所有勢力都想毀滅地球，看主角一行人如何英勇的打敗全世界，拯救人類</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裝逼打臉，主角重生為了拯救世界，結果一直就是裝逼打臉，各種智商不線上，修煉修煉，腦子都沒了，看見美女就是用下面想，種豬啊！毒草</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這個小說，是真的不能帶腦子看，稍微帶點腦子雷點就還是滿滿的。</text:span><text:span text:style-name="T34">&lt;br&gt;</text:span><text:span text:style-name="T35">全書詭異的時間線，陰雷遍地我都不想說了。</text:span><text:span text:style-name="T36">&lt;br&gt;</text:span><text:span text:style-name="T37">我就想知道，顧青山一開始就他媽就告訴蘇雪兒修煉那本功法，她為什麼不修煉？</text:span><text:span text:style-name="T36">&lt;br&gt;</text:span><text:span text:style-name="T37">最後那本書被蘇雪兒拿去陷害別人用，她還一副傷心欲絕的樣子？</text:span><text:span text:style-name="T36">&lt;br&gt;</text:span><text:span text:style-name="T37">書沒了？人家他媽的早告訴你修煉你不修煉，書裡面東西你都記不住，沒了你</text:span><text:span text:style-name="T34">BB</text:span><text:span text:style-name="T37">個蛋啊？</text:span><text:span text:style-name="T36">&lt;br&gt;</text:span><text:span text:style-name="T35">腦殘麼？什麼</text:span><text:span text:style-name="T36">jb</text:span><text:span text:style-name="T35">設定？什麼</text:span><text:span text:style-name="T34">jb</text:span><text:span text:style-name="T35">劇情？什麼</text:span><text:span text:style-name="T34">jb</text:span><text:span text:style-name="T35">智商？</text:span><text:span text:style-name="T34">&lt;br&gt;</text:span><text:span text:style-name="T35">哇，這一個雷把我的素質炸沒了，手動滑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不像個末世人渣。應該叫做末世前後分不清狀況聖母綜合症。</text:span><text:span text:style-name="T12">&lt;br&gt;</text:span><text:span text:style-name="T13">人性是水，世界是容器，當容器變化的時候人性也要隨著環境的改變而流動，沒有及時的流動疏通就會造成人性的扭曲。</text:span><text:span text:style-name="T12">&lt;br&gt;</text:span><text:span text:style-name="T13">戰場上你得殺人，末世中你得吃人，日常生活你得當個普通人。</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城市裡平民幾千萬幾千萬，一個城一個城地死，照樣該吃吃該喝喝，該上學還上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我就想看一個和遊戲影響現實的末日文，結果你又是伏羲帝國，又是百花宗什麼的，想寫玄幻就寫到玄幻區啊。</text:span><text:span text:style-name="T16">&lt;br&gt;</text:span><text:span text:style-name="T17">我能投訴一個簡介和內容不符嘛？</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個城動不動就上萬十萬的兵，一條街上萬人圍過來，一個山賊窩有上萬騎，簡直在搞笑，靠什麼養活這麼多人的？難道有辟穀丹這東西當零食吃？</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這麼差，</text:span><text:span text:style-name="T2">bug</text:span><text:span text:style-name="T3">這麼多，還有抄襲嫌疑的作品居然</text:span><text:span text:style-name="T4">5.6</text:span><text:span text:style-name="T3">分，不得不為一堆</text:span><text:span text:style-name="T4">4</text:span><text:span text:style-name="T3">分左右卻比這個好得多的小說鳴不平。</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抄襲抄襲抄襲！！！作為跑團愛好者看到開頭說幾年前沒有平臺只能靠</text:span><text:span text:style-name="T34">QQ</text:span><text:span text:style-name="T35">跑團的時候就噴了。後來發現作者不光是逸站視頻入門愛好者級別的</text:span><text:span text:style-name="T36">COC</text:span><text:span text:style-name="T37">粉，第一個第二個正式副本都是全</text:span><text:span text:style-name="T36">·</text:span><text:span text:style-name="T37">盤</text:span><text:span text:style-name="T36">·</text:span><text:span text:style-name="T37">照</text:span><text:span text:style-name="T34">·</text:span><text:span text:style-name="T37">抄</text:span><text:span text:style-name="T36">N</text:span><text:span text:style-name="T35">站上的同一個作者的兩個原創模組（</text:span><text:span text:style-name="T36">B</text:span><text:span text:style-name="T35">站號</text:span><text:span text:style-name="T34">339821/881604</text:span><text:span text:style-name="T35">），只修改了結局——有經驗的人都懂，這是最拙劣的抄襲，證明了作者連掌控故事化為己有的能力都沒有，只能複製粘貼</text:span><text:span text:style-name="T34">~</text:span><text:span text:style-name="T35">！而且由於原視頻是舊版規則，小說是新版規則的緣故，小說中還在某些地方角色的屬性技能突然變成舊版的失誤，</text:span><text:span text:style-name="T34">MD</text:span><text:span text:style-name="T35">視頻轉小說都能抄禿嚕了作者你快刪號吧丟不丟人</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一開始主角降臨到遊戲世界新手村骷髏森林，主角一開始差點被骷髏打死，後來發現這個世界好像這是剛下的遊戲，手機裡還有下載的攻略，主角的決定是</text:span><text:span text:style-name="T16">...</text:span><text:span text:style-name="T17">先不看攻略在森林裡轉轉確定一下是不是遊戲，因為主角認為萬一看了攻略發現不是遊戲自己會失望，還有之後主角看了攻略還在新手森林裡差點死了然後解釋因為未知原因自己忘了攻略，光新手森林裡毒點一個接著一個，受不了棄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義弟系列】某人：“哥哥，為什麼總想著離開我呢，是不是真的要我打斷你的腿，將你囚禁起來，你才會真正的屬於我？” 主角：我家小孩突然黑化玩囚禁</text:span><text:span text:style-name="T16">play</text:span><text:span text:style-name="T17">了腫麼辦？線上等，挺急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知道是否是我記憶中的那本。記得主角的女友的前男友把他們做愛的錄影給豬腳，豬腳興奮的和女友來了一發。當時鬱悶，所以現在要報此仇。</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爹殺了她全家，搶她做壓寨夫人，我娘對他很忠貞。。。。。。哈哈哈哈你麻痹的太逗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別人寫書是要錢，這作者要你命，看了</text:span><text:span text:style-name="T2">30</text:span><text:span text:style-name="T3">幾章，頭疼了一晚上。打個比方，大段的描寫，讓你想像，最後告訴你這是一扇門，更要命的是，這就是走路路上隨便碰到的一扇幾把門而已，跟劇情沒半毛錢關係，就這跟劇情沒關係的門他能水</text:span><text:span text:style-name="T4">500</text:span><text:span text:style-name="T3">字，門旁邊的牆再水</text:span><text:span text:style-name="T4">500</text:span><text:span text:style-name="T3">字，旁邊的花啊草啊～下面你知道的～。最最要命的是，語句問題，比方吧，我要吃飯，作者會這樣寫，飯，怎麼怎麼的～～水上幾百字，再插幾句不搭的話，然後～吃～，再水上幾百怎麼吃～～最後才告訴你是～我要～，你嗎，不說了，頭疼了一晚上，想想都疼～</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主角一直在被虐，但一直在爆種，但作者說是這是智鬥文，但我覺得像智障文，於是我點了小紅叉，寫下了這</text:span><text:span text:style-name="T31">48</text:span><text:span text:style-name="T32">個字</text:span><text:span text:style-name="T31">= =</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了評價說不錯，結果前十章先是深夜醉酒綁架世界大女明星，然後認不出人的醉酒狀態下飆車，然後醉酒狀態下裸奔全城逃脫員警重重追捕，這兩三小時裡還全球馬上直播，聯合國大驚動，結果被抓後在看守所怒懟幾個小混混殺了倆死了仨，文筆邏輯都一塌糊塗，什麼底氣讓你們推薦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種修為高境界，師徒立馬變成師兄弟的設定，這是無語，不知道什麼時候網路小說流行這種蠢貨設定，一個師傅費心費力的教出個徒弟，幾年過去師傅要喊徒弟師祖，這師傅還費什麼勁啊，直接養幾條狗更划算。</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武敦儒娶了殺母仇人李莫愁，李莫愁不介意武敦儒娶幾個老婆，這個設定就能看出這文怎麼樣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到一百多章看到一個好大的好大的毒點，果斷棄了。前面一直寫的豬腳殺伐果斷，各種陰謀詭計。結果豬腳要想仇人報仇，然後仇人把豬腳身邊的一個美女強姦玩弄，讓她強行懷孕，然後因為一個孩子不能沒父親，化干戈為玉帛，還把人嫁過去繼續玩弄。要是每個人都這樣，可以隨便打、殺豬腳，還有女人可以玩，最後還嫁過來可以一直玩，結為親家報上大腿。生死仇人把你老婆強姦了，你既往不咎，還把老婆送過去讓他繼續爽。比聖母還好。有這麼好的事，看到那個長得好看，有權有勢，和你有仇，就去把他的女人強姦了，然後一筆勾銷，還送女人，靠山。開善堂都沒這麼好。要是我就把豬腳身邊的女人全強姦，屁事沒有，還名利雙收，抱的美人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被毒死在第一個副本，主角冒死護住倆配角（配角中毒，四個敵人，一個中毒，一個在錘主角，兩個堵門），給他們解毒（錘主角的看短時間拿不下主角，就喊了個堵門的進來幫忙，解毒需要時間，看主角快扛不住了倆人開大招把喊進來的秒了，然後跟主角說，我們出去弄死那個堵門的回來幫你，主角答應後繼續挨揍），然後倆配角騙主角斷後自己跑了（倆人跑出幹不死那個堵門的，表示我倆認栽，放我倆走裡面東西都歸你們，秒了個中了毒不能動且沒解藥的就走了），然後主角想了想原諒了他們，並且表示支持和理解，還把最後的所得分給他們一部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科學絕不僅僅是一種世界觀，更多是一種客觀求實的方法論。</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扔掉邏輯與合理性，殺野豬皮就是爽。 但就像抗日神劇，一部兩部還湊合著消費情懷……多了真就爛了。我希望看到一本作者放慢更新的腳步。修飾一下邏輯與合理性的除蟎文。</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改一星，傻逼作者，陳圓圓搶就搶了唄，非要反反復複的叨逼叨是三手車，你是有被綠的愛好？？？傻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先是拒絕了女主，說自己不配，然後送出去讓別人日，還要宣揚一下自己不在乎貞潔的愛情觀，日完立馬死老公然後男主變牛逼，順便把女主救走在日上一番，救得時候還要特別描寫一下女主被人日完後散發出來的少婦美，這是喜歡人妻喜歡到主動給自己帶綠帽的程度了啊，太牛逼不知道怎麼形容</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陽神之後唯一看了一半才棄書的作品。自永生開始，</text:span><text:span text:style-name="T2">jj</text:span><text:span text:style-name="T14">終於掌握了主流商業網文的寫作方法，字越寫越多、書越來越水、下限越來越低、錢自然越找越多。這本書我是沖著有龍蛇王超出場去看的，當時也是打著龍蛇演義後傳的旗號來爭取老讀者。本書終於不再吃人升級了，設定依然宏大、功法也更加華麗、主角也仍然沙發果斷，同樣的，內容也越來越水、力量體系也崩壞得更加明顯，如果說王超只是百人敵的話，江離那就是擊碎星辰的男人，跳著看到後來那個</text:span><text:span text:style-name="T4">sssss</text:span><text:span text:style-name="T3">級武學，我整個人都無語了，即使遊戲裡也沒有這麼多</text:span><text:span text:style-name="T4">s</text:span><text:span text:style-name="T3">來得喪心病狂啊。書裡王超也成了不食人間煙火的仙人，成了一個畏首畏尾的先知。我只想說，</text:span><text:span text:style-name="T4">jj</text:span><text:span text:style-name="T3">，還我王超！其他書我可以給乾草，本書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繼續補充，主角一個電影賺了六千多個億，繳稅一千六百多個億，購買力是五百塊錢一家人能吃一個月。</text:span><text:span text:style-name="T12">&lt;br&gt;</text:span><text:span text:style-name="T13">在這種情況下，皇家電視臺即中央，邀請主角做節目，極盡嘲諷之能事，在沒有任何過節的情況下，瘋狂貶低主角。</text:span><text:span text:style-name="T12">&lt;br&gt;</text:span><text:span text:style-name="T13">簡直是莫名其妙，這套路何止是生硬，簡直就是喂屎。媽的智障。多少人看了個開頭就來評分的。為啥沒人說後邊無限喂屎，電影毒，現實更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其它重生抄書流的毒點一應俱全，就不說了，說點這書獨有的。</text:span><text:span text:style-name="T52">&lt;br&gt;</text:span><text:span text:style-name="T53">抄狼圖騰，教別人寫醜陋的中國人。只想對作者說，</text:span><text:span text:style-name="T52">mdzz.&lt;br&gt;</text:span><text:span text:style-name="T53">背景設定也能看出作者的屁股，康熙沒有平定吳三桂，而是和臺灣鄭，雲南吳三分天下，而雍正一代雄主統一天下，所以歷史就變了，主角就有東西抄了。</text:span><text:span text:style-name="T52">&lt;br&gt;</text:span><text:span text:style-name="T53">作者很崇拜醜陋中國人的作者，書裡提到柏楊必然加個老先生。認為柏楊拯救了一代中國人，為什麼主角不自己抄呢？因為主角認為說實話的人讓人罵，所以就教別人寫這書。</text:span><text:span text:style-name="T54">&lt;br&gt;</text:span><text:span text:style-name="T53">書裡網路發達，全國智障。一款通訊軟體有三千萬使用者，但就是不掙錢，五十萬出售，</text:span><text:span text:style-name="T52">&lt;br&gt;</text:span><text:span text:style-name="T53">於是主角收購了改名</text:span><text:span text:style-name="T52">qq</text:span><text:span text:style-name="T53">，還抄第一次親密接觸來宣傳。火爆全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抄襲還有臉抱怨成績差？</text:span><text:span text:style-name="T52">&lt;br&gt;</text:span><text:span text:style-name="T53">以前看到兩百多章棄過一次，被</text:span><text:span text:style-name="T52">nc</text:span><text:span text:style-name="T53">反派噁心得受不了，現在都更新八百多章了。</text:span><text:span text:style-name="T52">&lt;br&gt;</text:span><text:span text:style-name="T53">這書印象一直很深，因為翻榜找書的時候看到這本書的最新章節基本就是單章求票，要不就是在那抱怨自己有多慘，成績有多差。</text:span><text:span text:style-name="T54">&lt;br&gt;</text:span><text:span text:style-name="T53">剛才又重新打開這本書，覺得好像在看我真是大明星，又找了下書評，發現有人說這書是抄襲的，去搜了下，也不能說抄襲吧，只是高度借鑒而已，</text:span><text:span text:style-name="T52">90%</text:span><text:span text:style-name="T53">程度而已。比直接複製粘貼的寒門流好很多。</text:span><text:span text:style-name="T52">&lt;br&gt;</text:span><text:span text:style-name="T53">有人提出這書辯論賽是抄重生之大涅槃，搜了下沒找到，有人還記得辯論賽是哪章麼？</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以前看到日本忍者就被毒跑過一次了，實在書荒找不到書看這書有將近兩百萬字。 就又點開這書，結果走上了不歸路。</text:span><text:span text:style-name="T52">&lt;br&gt;</text:span><text:span text:style-name="T53">循例先去看下書評區，看到有讀者吐槽吊打小日本是十年前套路，然後一群人在下面噴，吊打小日本多少年都不落伍。</text:span><text:span text:style-name="T52">&lt;br&gt;</text:span><text:span text:style-name="T53">作者寫吊打小日本你不支持就算了，居然還唧唧歪歪，是不是中國人？</text:span><text:span text:style-name="T52">&lt;br&gt;</text:span><text:span text:style-name="T53">然後我看著章節目錄跳著翻了翻。</text:span><text:span text:style-name="T54">&lt;br&gt;1</text:span><text:span text:style-name="T53">、開頭就是龍組成員在國內被日本忍者追殺，犧牲全部人就讓一個人逃了出來，當然肯定必然這個是人個波大臀翹的美女，幸好碰到了主角。</text:span><text:span text:style-name="T52">&lt;br&gt;2</text:span><text:span text:style-name="T53">、軍委領導被人下蠱，所有人素手無策，幸好碰到了主角。</text:span><text:span text:style-name="T52">&lt;br&gt;3</text:span><text:span text:style-name="T53">、一群緝毒的王牌特種兵被會蠱術的毒販追得屁滾尿流，幸好碰到了主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沒錯找出它就是個反面教材～主角除了金手指什麼都不會也不想學～你說你學個煉丹也好啊，反正煉廢了還可以修回來～就是不學就是要用別人的廢丹，資質差到爆～還凡人流，妄語主角好歹人家悟性好啊，煉丹也不錯，資質只是比一般人差一點，那裡有這麼廢物還不求上進</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可能是你們這些給好評的現實中沒被神族欺壓夠吧，神族就是有自己文化加上政策優待才融入不了社會，這書裡面整個異界都是神族，哇，多好，</text:span><text:span text:style-name="T2">57</text:span><text:span text:style-name="T3">個民族，</text:span><text:span text:style-name="T4">56</text:span><text:span text:style-name="T3">個</text:span><text:span text:style-name="T4">VIP</text:span><text:span text:style-name="T3">了，哇，真是太好了呢，我們漢族又得多幫一個神族繳稅了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沒看書，但是看了優書網書友的摘抄的原文我決定給劇毒，我也把原文放這供大家欣賞【有人建議直接對埃爾塔進行徹底改造，大手一揮，全面推廣漢語教學。可行性自然是有，還不低。然而這種毀人苗裔的事兒誰願意去做？誰願意去被釘在歷史上幾百年都蓋不上棺材——好多人連出頭都不肯，更何況這個。新區當中大部分的社科研究者更是竭力反對這個想法，最】</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妹的，棄了半年再點開看，開頭的反派還活著在嘲諷主角，給主角提供裝逼的臺階，反派界的楷模。</text:span><text:span text:style-name="T16">&lt;br&gt;</text:span><text:span text:style-name="T17">主角打臉千百遍，我待主角如初戀。</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7">如果說</text:span><text:span text:style-name="T68">&lt;a href="/name/</text:span><text:span text:style-name="T69">我真是大明星</text:span><text:span text:style-name="T70">" target='_blank'&gt;</text:span><text:span text:style-name="T71">《我真是大明星》</text:span><text:span text:style-name="T70">&lt;/a&gt;</text:span><text:span text:style-name="T71">只是強行降整個世界的智商，</text:span><text:span text:style-name="T68">&lt;a href="/name/</text:span><text:span text:style-name="T69">不當小明星</text:span><text:span text:style-name="T70">" target='_blank'&gt;</text:span><text:span text:style-name="T69">《不當小明星》</text:span><text:span text:style-name="T68">&lt;/a&gt;</text:span><text:span text:style-name="T71">則是更進一步，強行改變整個世界的自然規律了。</text:span><text:span text:style-name="T68">&lt;br&gt;</text:span><text:span text:style-name="T69">這小說的結局應該是這樣的。</text:span><text:span text:style-name="T70">&lt;br&gt;</text:span><text:span text:style-name="T69">張揚和一個認識才兩個星期的美女結婚。結婚之後一個月，他們的愛情結晶誕生了。</text:span><text:span text:style-name="T70">&lt;br&gt;</text:span><text:span text:style-name="T69">張揚愕然：“不是說要懷胎十月的嗎？這也太快了吧。”</text:span><text:span text:style-name="T68">&lt;br&gt;</text:span><text:span text:style-name="T71">張揚夫人冷笑：“你都可以一天拍一集</text:span><text:span text:style-name="T70">&lt;a href="/name/</text:span><text:span text:style-name="T71">士兵突擊</text:span><text:span text:style-name="T70">" target='_blank'&gt;</text:span><text:span text:style-name="T69">《士兵突擊》</text:span><text:span text:style-name="T70">&lt;/a&gt;</text:span><text:span text:style-name="T71">和</text:span><text:span text:style-name="T70">&lt;a href="/name/</text:span><text:span text:style-name="T69">亮劍</text:span><text:span text:style-name="T70">" target='_blank'&gt;</text:span><text:span text:style-name="T71">《亮劍》</text:span><text:span text:style-name="T68">&lt;/a&gt;</text:span><text:span text:style-name="T69">，一個春節假期拍一季的</text:span><text:span text:style-name="T68">&lt;a href="/name/</text:span><text:span text:style-name="T71">越獄</text:span><text:span text:style-name="T68">" target='_blank'&gt;</text:span><text:span text:style-name="T69">《越獄》</text:span><text:span text:style-name="T68">&lt;/a&gt;</text:span><text:span text:style-name="T69">，我用一個月生一個小孩，不是理所當然的嗎？”</text:span><text:span text:style-name="T68">&lt;br&gt;</text:span><text:span text:style-name="T69">圍觀群眾：“我草、我靠，張揚張導你真厲害啊，又打先鋒傳媒的臉了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提異界扶貧、不准國內移民異界、不在異界有任何領土要求、作者夾帶大量私貨的問題，屬於見仁見智，開發異界可以武力征服也可以和平演變，沒啥值得詬病的。</text:span><text:span text:style-name="T2">&lt;br&gt;</text:span><text:span text:style-name="T14">就書論書，首先是文筆太過糾結，病句那些都不用說了，關鍵是字裡行間有種很古怪的文青味道，有種“穿過你的黑髮我的手”這種讓人覺得便秘的感覺。</text:span><text:span text:style-name="T4">&lt;br&gt;</text:span><text:span text:style-name="T3">其次力量體系太不嚴謹。說起異界魔法牛叉哄哄的，又是魔法師團，又是飛龍騎兵之類，但這些魔法師也就會搓個小火球之類，根本沒體現出魔法的力量，讓人覺得這些魔法師還不如江湖術士，魔法居然還沒有五六步槍的射程遠，這力量體系也太不合理了吧。</text:span><text:span text:style-name="T4">&lt;br&gt;</text:span><text:span text:style-name="T3">第三，太多梗和膜法，很影響閱讀體驗。</text:span><text:span text:style-name="T4">&lt;br&gt;</text:span><text:span text:style-name="T3">還有幾個毒點放不下，去龍空專門開貼說</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和腦殘粉們什麼智商？在你們眼裡，推廣漢語就只能屠殺？你們是當香蕉人當太久了吧？以為民族融合就只能像白皮一樣搞屠殺？懂不懂中國和西方最大的不同？中國古代的民族劃分，是靠文化認同的，不管你是什麼族，只要說漢話、寫漢字、穿漢服，自然就會認同你是漢族。西方傻逼們搞血統認同，所以除了屠殺掉血統不同的異族就沒辦法了，近代傻逼們沒腦子的全盤西化，硬把西方那套用血統劃分民族的方法套到中國，才搞出現在中國那麼多民族矛盾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嘖嘖，讓異界說漢語就叫做“毀人苗裔、要被釘在歷史上幾百年都蓋不上棺材”？那作者非讓中國人說異界話的時候，怎麼不說是在毀中國苗裔了？</text:span><text:span text:style-name="T16">&lt;br&gt;</text:span><text:span text:style-name="T17">狗漢奸這雙重標準玩得太溜了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主角得到黑科技小娜，拿出無線充電器。</text:span><text:span text:style-name="T8">&lt;br&gt;</text:span><text:span text:style-name="T9">然後被三個有關部門的人找上門打了一頓，逼問那天有沒看到天上掉下的隕石，主角死不承認，三人撤退。</text:span><text:span text:style-name="T8">&lt;br&gt;</text:span><text:span text:style-name="T10">主角應對方法就是請個退伍兵當保鏢，還是只有一隻手的。</text:span><text:span text:style-name="T8">&lt;br&gt;</text:span><text:span text:style-name="T10">然後又拿出了手機智能助手，那三人直接跑到主角公司逼問，你個三流大學生不是得到了隕石有啥本事發明這麼多高科技，被退伍兵制服後打了一頓，把槍還給他們然後放人，三個有關部門人士拿著槍屁都不放乖乖走人了。</text:span><text:span text:style-name="T8">&lt;br&gt;</text:span><text:span text:style-name="T10">而主角認定有關部門又怎麼樣，黑科技在我腦子裡你查得出來？</text:span><text:span text:style-name="T8">&lt;br&gt;</text:span><text:span text:style-name="T10">然後經過各種弱智情節，官二代三億收購主角上百億公司，公安局領導為了錢查封主角公司。</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寫的很好，但全是綠帽和背叛的情節，主角是個過目不忘的弱智。死女可以忍受，綠帽絕逼不能忍，這麼高的分，充分說明大部分人都不介意綠帽情節，還是那種有描述的綠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對對對。我們就是要擴大化。</text:span><text:span text:style-name="T8">&lt;br&gt;&lt;a href="/n/</text:span><text:span text:style-name="T9">異色</text:span><text:span text:style-name="T8">" target='_blank'&gt;@</text:span><text:span text:style-name="T10">異色 </text:span><text:span text:style-name="T8">&lt;/a&gt;</text:span><text:span text:style-name="T10">：王直因為救一個被</text:span><text:span text:style-name="T8">QJ</text:span><text:span text:style-name="T10">的女人而被打成植物人，女的又找不到人 見義勇為無法認定 </text:span><text:span text:style-name="T8">10</text:span><text:span text:style-name="T10">年後獲得了可以通過吸血提高能力後醒來。後來喜歡上一個酒吧老闆娘美幸 結果發現美幸很恩愛的丈夫就死在他無意識控制的第一次吸血中 無法面對美幸只能逃開 美幸另嫁他人。但他一直保護美幸。後來發現美幸就是導致他變成植物人的那個女人 黑化滅世。其實我不覺得這有什麼綠帽的。男讀者的綠帽文跟女人見一個溫柔點的姑娘就稱呼人家蓮花婊一樣 屬於攻擊擴大化</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知道是是不是我重點錯了，不過這個主角素質是真的惡劣，在公司裡整天不是發呆就是睡覺，然而就是每天都準時上班是最騷的。三個月沒有一丁點業績，本來以為是有什麼苦大仇深的理由，結果原來是抓住了上司的把柄，人家也沒有什麼狗眼看人低，挺和氣一個人，硬生生被打臉，好氣呀。然後本來以為之後要悔改了，結果回到家裡玩遊戲賺錢，然後白天上班別人都出去跑業務，就他一個人“和周公下棋”，那你為什麼不做職業玩家呢？然後遊戲裡開場加點是十幾級強行全加了根骨，號稱被門口的野雞啄兩下就要死，完全不懂想要表現什麼，不如全點精神超脫肉體天下無敵好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戴勞這個弱智角色是這本書最讓我噁心的角色，直到我看到更弱智的女主胡桃僅僅因為一時心軟救活了這個主角用了好幾百章才砍死的弱智反派，讓他變得更強又續了幾百章。</text:span><text:span text:style-name="T16">&lt;br&gt;</text:span><text:span text:style-name="T17">我整個人都窒息了，這個劇情真的讓我反胃了很久。直到現在，我也覺得這本書真的是噁心死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老子見過力量體系崩的最慘的書</text:span><text:span text:style-name="T8">..</text:span><text:span text:style-name="T9">而且是反派最無腦的書</text:span><text:span text:style-name="T8">.&lt;br&gt;</text:span><text:span text:style-name="T10">出來一個隱世二代 總會對主角說 把你的錢財和女人交出來</text:span><text:span text:style-name="T8">.</text:span><text:span text:style-name="T10">老子讓你給我當狗</text:span><text:span text:style-name="T8">..</text:span><text:span text:style-name="T10">媽的智障</text:span><text:span text:style-name="T8">..</text:span><text:span text:style-name="T10">這樣的橋段換個地圖就重複一次 噁心</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重生到五年前一個小怪首領身上，因為五年後多國聯軍入侵華夏區，中國三大工會帶頭反叛，於是華夏一敗塗地，主角被追殺死後就重生了</text:span><text:span text:style-name="T16">&lt;br&gt;</text:span><text:span text:style-name="T17">我的屁股是中國，所以一星，照這樣寫那是全中國好幾千萬人叛國，等下拉黑作者</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多看了兩章就毒發了！一個剛來的實習生是不會讓上手術臺的，最多小手術上去幫忙拉鉤，如果表現出色，可能最後縫線這種會讓上手。最酸再忙，要的也是輪轉生，這種重大事故，讓一個實習生幫手做助手，是嫌死不夠快？另外，怎麼洗手，怎麼無菌操作，怎麼傳手術衣，都是有講究的！你一個外行就這麼混進了手術室，上了手術臺，不規範的無菌操作，這都沒人讓你滾出去，臥槽！這醫院離倒閉不遠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2">高考前夕</text:span><text:span text:style-name="T73">.</text:span><text:span text:style-name="T74">撿到一支來路不明的鋼筆</text:span><text:span text:style-name="T75">.</text:span><text:span text:style-name="T76">玉兔被貶人間受罰</text:span><text:span text:style-name="T75">.</text:span><text:span text:style-name="T76">太上老君在塵世歷練</text:span><text:span text:style-name="T75">.</text:span><text:span text:style-name="T74">蘇妲己居然一直在身邊</text:span><text:span text:style-name="T75">.</text:span><text:span text:style-name="T74">白素貞其實早已逃出雷峰塔</text:span><text:span text:style-name="T73">.</text:span><text:span text:style-name="T76">其實這個簡介很給力</text:span><text:span text:style-name="T73">.</text:span><text:span text:style-name="T74">交代了這是都市</text:span><text:span text:style-name="T75">.</text:span><text:span text:style-name="T74">金手指出現了</text:span><text:span text:style-name="T73">.</text:span><text:span text:style-name="T74">後宮也準備好了</text:span><text:span text:style-name="T73">.</text:span><text:span text:style-name="T76">書荒的道友們有木有很期待？可惜的是簡介好寫</text:span><text:span text:style-name="T75">.</text:span><text:span text:style-name="T76">書不好寫</text:span><text:span text:style-name="T75">.</text:span><text:span text:style-name="T76">全文味同嚼蠟</text:span><text:span text:style-name="T73">.</text:span><text:span text:style-name="T76">人物智商屬於腦殘級別</text:span><text:span text:style-name="T75">.</text:span><text:span text:style-name="T74">情節設定不符合邏輯</text:span><text:span text:style-name="T73">.</text:span><text:span text:style-name="T76">難道現在初中生上課寫小說的傳說是真實的？我連打</text:span><text:span text:style-name="T73">12</text:span><text:span text:style-name="T74">支高級毒抗藥劑頂著持續掉血的惡性</text:span><text:span text:style-name="T73">BUFF</text:span><text:span text:style-name="T76">想堅持下去</text:span><text:span text:style-name="T75">.</text:span><text:span text:style-name="T76">于第</text:span><text:span text:style-name="T75">21</text:span><text:span text:style-name="T74">章血盡人亡</text:span><text:span text:style-name="T73">.</text:span><text:span text:style-name="T74">後來者慎之</text:span><text:span text:style-name="T73">..</text:span><text:span text:style-name="T74">慎之</text:span><text:span text:style-name="T7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推演上佳。國際格局推演較好</text:span><text:span text:style-name="T16">&lt;br&gt;</text:span><text:span text:style-name="T17">但美化了趙族及其子弟。美化了政治家。</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對白幼稚，主角作為成年人毫無城府，隨便碰到個人就說自己是穿越者。設定智障，失憶必毒，還是自己封印的記憶，簡直就是智障中的戰鬥機，縱然是為了挖坑後面有填，也沒有必要看了，失憶的設定即是毒草。一本書，翻來覆去重置兩三遍，竟無明顯進步，甚至次次太監，也是奇事，本不該抱有希望的，奈何書荒。</text:span><text:span text:style-name="T16">17.01.25</text:span><text:span text:style-name="T17">記</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閑個屁，為了裝逼什麼都不要。</text:span><text:span text:style-name="T2">&lt;br&gt;</text:span><text:span text:style-name="T14">女主是省委書裡的女兒，她小姨是時裝設計師，為了事業打算把女主送給國外時裝集團的二代，而且主角明面身份是幫國家領導，世界富豪治病的醫聖，手下有個上百億的公司。小姨卻認為一個醫生有什麼大不了，對事業沒幫助。非要把侄女送給人</text:span><text:span text:style-name="T4">c</text:span><text:span text:style-name="T3">，失敗後自己送上門讓人</text:span><text:span text:style-name="T4">c</text:span><text:span text:style-name="T3">。</text:span><text:span text:style-name="T4">&lt;br&gt;</text:span><text:span text:style-name="T3">然後主角很裝逼的派人槍殺了上百人，偽裝成恐怖襲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開金大腿的豬腳帶著外掛，</text:span><text:span text:style-name="T8">40</text:span><text:span text:style-name="T9">多級的法師和德魯伊和</text:span><text:span text:style-name="T8">30</text:span><text:span text:style-name="T10">多級的劍聖三職業加身，竟然打不過</text:span><text:span text:style-name="T8">31</text:span><text:span text:style-name="T10">的法師，我是不明白你一身神裝加超高等級加外掛都活到狗身上去了。</text:span><text:span text:style-name="T8">&lt;br&gt;</text:span><text:span text:style-name="T10">還有豬腳前期應該是守序善良的，中後期應該是守序邪惡的，怎麼就一直是絕對中立呢？</text:span><text:span text:style-name="T8">&lt;br&gt;</text:span><text:span text:style-name="T10">還有豬腳變壞也是毫無理由和經過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本書前面一點我給糧草，後面百中劇毒混合而成的毒也不過如此了，我只記得這幾個毒點了：①千年佈局就為了讓幾個辣雞地仙進成仙門②前期把人類當豬狗一樣圈養的綠霧人只是諸天百界的一個小種族，人族可一隨手滅了他們③主角</text:span><text:span text:style-name="T16">2</text:span><text:span text:style-name="T17">個老婆是別人的魂魄④力量體系、劇情設定全崩了、主角自帶嘲諷臉、反派智商低如狗，挖的各種坑到最後都不填⑤最後主角要守護的東西全死了，世間的一切都歸為虛無。這點毒只是其中的一小部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text:span><text:span text:style-name="T63">1/3</text:span><text:span text:style-name="T64">）勸退提醒：如果你是個三觀稍微正常點，又不是狂熱二次元宅，那還是退走為妙。 </text:span><text:span text:style-name="T65">&lt;br&gt;</text:span><text:span text:style-name="T66">又一次被這破評分坑了。記得看過這作者的從前有座靈劍山，記得還不錯，再看這書也近</text:span><text:span text:style-name="T65">8</text:span><text:span text:style-name="T64">分，然後就看了，可惜越看越不對勁，到後面完全就是忍著噁心看完的。 </text:span><text:span text:style-name="T65">&lt;br&gt;</text:span><text:span text:style-name="T66">全書的笑點（作者所謂的笑點）在智障主角毫無下限的各種言行、在無處不在的性笑話、在自以為是的政治惡搞、在莫名其妙的二次元梗。作者到底有多沒下限？舉點例子：智障主角</text:span><text:span text:style-name="T63">12</text:span><text:span text:style-name="T66">歲的時候就推倒了</text:span><text:span text:style-name="T65">14</text:span><text:span text:style-name="T64">歲的女主</text:span><text:span text:style-name="T63">1</text:span><text:span text:style-name="T64">，還是莫名其妙的推倒；描寫強姦</text:span><text:span text:style-name="T63">8</text:span><text:span text:style-name="T64">、</text:span><text:span text:style-name="T63">9</text:span><text:span text:style-name="T64">歲女童；過猶不及性笑話，性笑話說那麼幾次是笑點，整書都全在下三路裡找笑點那就成了噁心點了；跪舔毛太祖和共產主義。（評論繼續）</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前期滿有趣的，雖然主角戲份少但是調戲調戲消炎丶收收小醫仙什麽的都還滿輕鬆好看的，但到中期開始，估計作者是看</text:span><text:span text:style-name="T2">Fate</text:span><text:span text:style-name="T3">系列入迷了吧，硬要把主角塑造成言峰綺禮之類的人物，玩啥愉悅，在我看來就是神經病，像主角有個老婆，作者描述她很溫柔丶無怨無悔陪著主角，所以主角就去滅她族，原文</text:span><text:span text:style-name="T4">"</text:span><text:span text:style-name="T3">魂星孟還不猶豫地下令，眼中充滿著殘忍，即使是自己曾經深愛的女人的家族，他也不會留下什麽情面，或者說，正是因為她的家族，充滿她回憶的地方，才要毀得更加徹底。</text:span><text:span text:style-name="T4">"......</text:span><text:span text:style-name="T3">總之這三觀還是看不下去了，讓我想到那啥侵略那啥的那啥大屠啥的，也聽說有軍官在玩殺老百姓比賽，把孕婦肚子切開嬰兒叉出來啥的，對他們來說也只是愉悅的遊戲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為開山怪，雖然有很多不足，但後來跟進的我看過全是垃圾，相比之下這書都成仙草了。不同世界的法則，詭異，光怪陸離我到現在還有印象（某個女路人的內衣活化後嫌棄她的主人要逃離）可惜都沒有好好開發就草草結束了。勉強可以一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要看！不要看！不要看！重要的事情說三遍。哪怕要看唐三的書，也要從下一本開始看，不要看這本，連當年讀初中的我都能毒倒可見其功力。但是那時候能看的書太少，我竟然還是看完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緣分</text:span><text:span text:style-name="T2">0</text:span><text:span text:style-name="T3">的書都這操性，主角自以為智珠在握算無遺策，作者也覺得我這主角真他媽太</text:span><text:span text:style-name="T4">dio</text:span><text:span text:style-name="T3">了要削弱一下，實際上智商感人。</text:span><text:span text:style-name="T4">&lt;br&gt;</text:span><text:span text:style-name="T3">不是主角早就死大街上了系列。</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個對全家不屑一顧的人居然對一個管事卑躬屈膝，你要是裝逼就裝得徹底。這算是什麼？精神分裂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此作者過度自戀，經常插入同樣的抒情性廢話，例如“俺在南方一個中學實驗室工作的時候。。。” 其實如果專門寫一部關於在南方中學實驗室工作的小說，可能效果會更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了目錄 第一章失明，我就知道，主角真可憐，先揚後抑，主角死爹死媽克死全家或殘疾被各種看不起或欺辱，為後面死逼裝逼做好準備。果然，第二章叫 永不言棄 第十一章叫年終大比 我笑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一個在位六百年的皇帝，平均</text:span><text:span text:style-name="T12">20</text:span><text:span text:style-name="T13">年選一次秀女，平均每年下令處死</text:span><text:span text:style-name="T12">5</text:span><text:span text:style-name="T13">個官員，這放到哪個朝代都是明君啊！砸成昏君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自私冷淡流修仙，和黑社會修仙一樣，現代思想的映射，其實我覺的現在的修仙小說直接改叫修魔小說，完全沒有違和感，殺伐果斷，自私自利，弱肉強食，資源堆砌，加運氣無雙，基本就是成仙的標配，把歷代的皇帝，梟雄扔到小說世界裡，基本都能成仙</text:span><text:span text:style-name="T4">.</text:span><text:span text:style-name="T3">黑社會片的老大，西方資本家，基本也行</text:span><text:span text:style-name="T4">.</text:span><text:span text:style-name="T3">雖然叫修仙，但內核基本都是西方資本化的精神</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我沒看，只是看</text:span><text:span text:style-name="T2">&lt;a href="/name/</text:span><text:span text:style-name="T14">紈絝邪皇</text:span><text:span text:style-name="T4">" target='_blank'&gt;</text:span><text:span text:style-name="T3">《紈絝邪皇》</text:span><text:span text:style-name="T4">&lt;/a&gt;</text:span><text:span text:style-name="T3">最後一章末尾的作者吐槽。身為作者，竟然讓讀者去創造新詞彙來“給我們用用”，還什麼“問題是漢語詞彙有限”。好大言不慚！明明是自己讀書不夠竟敢嫌棄書少！學識少可以理解、寫速食商業文不是錯、遇事習慣性推諉責任也是常人之情，但是，這番我文盲我有理的嘴臉令人生厭</text:span><text:span text:style-name="T4">~</text:span><text:span text:style-name="T3">所以，今後此作者的書，見一本黑一本！</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大毒草。吃人，極端無病呻吟，格局小，力量層次混亂。說白了就是靠淡淡的比味吸引人，然而裝一遍是優點，重複一百遍就是屎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先說人品，這作者就是個垃圾，不但公開聲明：“灌水有理，坑錢應該。”更是把前妻淘寶店寫進書裡，當真是臭不要臉；再談小說，</text:span><text:span text:style-name="T2">&lt;a href="/name/</text:span><text:span text:style-name="T3">無盡武裝</text:span><text:span text:style-name="T4">" target='_blank'&gt;</text:span><text:span text:style-name="T3">《無盡武裝》</text:span><text:span text:style-name="T4">&lt;/a&gt;</text:span><text:span text:style-name="T3">之後，此作者江郎才盡，更是無腦進入不擅長的仙俠領域，所以開篇沒幾章主角人物性格就崩了，跟前作相比簡直一個天上一個地下，就這樣，他還嗷嗷灌水，瘋狂騙錢呢</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嘲諷打臉套路。憋屈至極。侍女故意放任敵人，形同謀殺。居然絲毫不作懲戒。我要拉黑此作者。嘲諷打臉套路滿足的是青少年讀者自卑又渴望被認可的心態。在這種套路裡，主角會被百般嘲諷，但不作反抗。等讀者的憋屈積蓄到頂峰，主角才展露實力，收穫他人驚歎認可。此時讀者也獲得情緒的釋放。青少年們自以此為牛逼，卻不曾想，被當面奚落侮辱，而不敢反抗，體現出他們內心的自卑與怯懦。</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書都能吹成糧草，難道是我</text:span><text:span text:style-name="T16">get</text:span><text:span text:style-name="T17">不到龍空的點？白就不說了，主角一面說“我於女色不太熱衷”，一面在外出遇險時抱住只見過第一面的同門說“我想要你”，飛升時又要把小師妹做成人肉娃娃，連黑社會修真都算不上。主角還動不動就要回憶一段，以示自己前世多麼痛苦，一個人到陌生的城市喝茶都能痛苦，這情節有腦子？主角都不能算是自私自利，完全是自己神經病也要讓所有人都痛苦。這種書都能在龍空大行其道，真是可悲。</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本書都能吹成糧草，難道是我</text:span><text:span text:style-name="T16">get</text:span><text:span text:style-name="T17">不到龍空的點？毒就不說了，主角一面說“我於女色不太熱衷”，一面在外出遇險時抱住只見過第一面的同門說“我想要你”，飛升時又要把小師妹做成人肉娃娃，連黑社會修真都算不上。主角還動不動就要回憶一段，以示自己前世多麼痛苦，一個人到陌生的城市喝茶都能痛苦，這情節有腦子？主角都不能算是自私自利，完全是自己神經病也要讓所有人都痛苦。這種書都能在龍空大行其道，真是可悲。</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殺了女穿越者李靜筠就棄了，作者是為了豬腳成長強行樹立一個大敵來營造緊迫感，強行殺伐果斷。人家女穿越者滿天下要找你是作伴的，你</text:span><text:span text:style-name="T16">tm</text:span><text:span text:style-name="T17">認為人家和你不共戴天，強行誤會不解釋然後殺掉，活該孤獨終老。另外豬腳是真正的吃人修煉，我前面竟然忍了下去，直到殺女才棄了，看來我還年輕。簡單講本文就是一個現代人如何變成一個妖魔鬼怪的，毫無仙氣。</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周南的心裡厭煩之極，但是卻又不能置之不理。的確，他現在已經成為了華人的驕傲，但是他對任何華人都沒有責任或者是義務。”這是原文的主角的心理活動，但是主角表現出來不情願了嗎？你站在上帝視角，認為不管什麼事，主角都應該無條件服從是嗎？你今天睡下了，朋友喊你去幫忙，你就連一點抱怨也沒有，非要覺得很榮幸才叫對得起朋友是嗎？——作者對於質疑的的回復。</text:span><text:span text:style-name="T16">&lt;br&gt;</text:span><text:span text:style-name="T17">作者自攬髒水，咱就順手一星。</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被作者自己出來洗地，洗成一生黑。當地華人同胞請你吃個中秋飯亮個相，“就覺得自己被道德綁架了，心裡厭煩的不得了。”</text:span><text:span text:style-name="T12">"</text:span><text:span text:style-name="T13">的確，他現在已經成為了華人的驕傲，但是他對任何華人都沒有責任或者是義務。“</text:span><text:span text:style-name="T12">&lt;br&gt;</text:span><text:span text:style-name="T13">當你的黃皮白心去吧。華人不需要你。</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歐美有很多大師，玩科學的，玩發明的，玩音樂繪畫的，玩哲學的</text:span><text:span text:style-name="T12">...</text:span><text:span text:style-name="T13">等等，作者拿一個道門大師去比肩我怎麼感覺那麼毒呢，簡直</text:span><text:span text:style-name="T12">low</text:span><text:span text:style-name="T13">到沒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個作者我是服的，一句話說所有黑他書的都是撲街作者。。。就沖這句話我這個路人讀者送你個一星。怎麼最近這麼多人腦子都沒長好久來寫小說？</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虛偽偽君子三觀不合。作者一直在用解釋來形容自己和德國的養父之間的感情多麼深，囉嗦累贅又沒有說服力。還不如用幾個情節來說明。而最難以置信的是，說了那麼多和養父感情深，暴露動機是自己沒經商天賦，有養父賺錢，自己舒舒服服做二代好。我是被這給毒到了。要麼就立一個黑暗主角，就是要利用養父給自己開道。你偏要強調自己偉光正，這虛偽的…一位作者的三觀很難掩藏，尤其是技術不那麼純熟的作者。看評論似乎後面還有其他虛偽情節，退散了退散了。對三觀毒抗最低。</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44">&lt;a href="/n/scf5725226" target='_blank'&gt;@scf5725226 &lt;/a&gt;</text:span><text:span text:style-name="T9">越看智商越低，作者自己還老說邏輯嚴謹</text:span><text:span text:style-name="T45">··</text:span><text:span text:style-name="T10">一個世界性隱秘組織在策劃“大事件”，執行的是小貓兩三隻；沒有任何保護在外面商量被偷聽，就派一隻新手貓去解決；無權無勢無技能的三無廢物偷聽者威脅組織殺了他就宣揚出去，組織表示好好好別說出去都好辦；偷聽者拉著組織成員幹私活，一個成員想給自己弄點額外收入，被偷聽者宰了順便搶了，組織表示好好好你處理的不錯；偷聽者怕組織幹完“大事件”放棄他就把組織外聘關鍵技術人員宰了，組織表示好好好宰了就宰了我們培養你</text:span><text:span text:style-name="T8">···</text:span><text:span text:style-name="T10">這</text:span><text:span text:style-name="T8">tm</text:span><text:span text:style-name="T10">是抖</text:span><text:span text:style-name="T8">m</text:span><text:span text:style-name="T10">組織吧，臉都被打腫了！！！柯南裡的黑衣酒廠都比這強，好歹有個琴酒能辦事，這組織也別策劃什麼大事件了，趕緊補補腦子吧，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了目錄 第一章失明，我就知道，先抑後揚，主角真可憐，天煞孤星，主角死爹死媽克死全家或殘疾被各種看不起或被欺辱或被嘲諷，為後面死逼裝逼做好準備。果然，第二章叫 永不言棄 第十一章叫年終大比 我笑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女主角曾經是一個妓女，原因是賺錢為男主角治病，當男主角痊癒之後女主角就從良了。老實說，我看不出這個設定對於整部書的立意或是情節發展而言有任何無可取代的特殊之處。女主角不從事性服務，做其它的工作不行嗎？只要作者這樣設定就好了，一樣可以自圓其說，不會影響到整部書的邏輯，也不會體現不出男女主角之間純潔深厚的愛情。像女主角是妓女這樣敏感的設定，如果不是對整部書有獨一無二的價值，只是作者硬要寫，那只能說是傻逼的文青病又犯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神</text:span><text:span text:style-name="T12">TM</text:span><text:span text:style-name="T13">中學四少毆打同學還開擂臺，神</text:span><text:span text:style-name="T12">TM</text:span><text:span text:style-name="T13">打死不管讓家裡擺平，我不是合理黨，但我的智商不能容忍這種傻逼劇情的出現……</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剛看這本書，覺得只是一般，看到後來回到花果山，對抗天庭，才覺得這書有點意思，對這書很有好感。直到看到作者整天抱怨盜版，整天抱怨月票少，甚至說出，你不讓我好受，我也不讓你好受，然後就多出了點作者認為很悲情的劇情。我心想，臥槽，這作者咋這麼極品這麼玻璃心，盜版多了去了，又不是只有你自己被盜版，月票少，自己不努力，反而怪讀者。對這個作者的好感急速下滑，後面可能是因為西遊熱，這本書趁熱火了，作者的小尾巴也翹起來了，劇情越來越差，到了後面，直接就跟低俗煽情小白文一樣了，簡直就是煽情到噁心，真受不了這種人。本來想法很好，寫出一本不一樣的西遊記，但是作者並沒有相匹配的文筆，可惜了。書，糧草－，作者，斷腸草！</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轉：作者真心毀童年，把孫大聖描寫成一個自私自利，中二病晚期患者。為了屁大點事糾結起來沒完，什麼人、妖、仙，不管有沒有錯，都</text:span><text:span text:style-name="T12">TM</text:span><text:span text:style-name="T13">的去死，在作者的心中什麼也沒他自己重要。滿篇的宣揚主角重承諾救雀兒，那他對妖族的承諾呢？原來作者的承諾也是有選擇性的執行。看到他為了過河，用各種酷刑折磨鼉潔時，真心看不下去了。你</text:span><text:span text:style-name="T12">MB</text:span><text:span text:style-name="T13">的，明知道他是為了救父親，用得著這麼殘忍嗎？你不神通廣大嗎，不會想其它辦法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text:span><text:span text:style-name="T16">70</text:span><text:span text:style-name="T17">多章節，有點無語，已經出現不下五幕無助的咆哮，撕心裂肺的咆哮，絕望的咆哮，煩不煩，師傅是你爹媽幾輩子之前欠你的啊，你是主角隔壁有龍傲天劇場啊，簡直玷污猴哥，一個堂堂正正的英雄，硬生生的演繹一個小肚雞腸，怨天怨地的小人</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個穿越者對菩提滿懷惡意，我真是鬧不明白了，看過西遊的都知道菩提沒有任何一點對不起孫悟空，那是你的授業恩師，教你什麼不教你什麼都是人家的自由，你什麼好處也沒給別人，我想問你憑什麼大逆不道？就只是所謂的腹誹之罪，作者三觀無恥之尤，平生僅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玷污了猴哥的形象</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如果作者性格和豬腳一樣是個傻逼一樣現實中早就被打死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不歧視你文青，不歧視你強行虐主，但是不能打著孫悟空的旗號來寫只普通猴子（某些方面還不如普通猴子），你看人家七龍珠雖然已經和女媧沒什麼關係了，當人家一點不普通，人家再魔改，好歹像個孫悟空，這個你要寫個普通猴子就算了，可是你管這叫孫悟空？要點臉，兒時的記憶不是這麼玷污的，人家孫悟空被無上力量打壓妥協（內心妥不妥協不知道），這個是被生活逼迫妥協，真想罵人啊，尤其還看不清現實，智商堪比大猩猩（也就是七歲小孩水準），我一直堅信作者的智商為</text:span><text:span text:style-name="T2">100</text:span><text:span text:style-name="T3">的話，角色智商低於不了</text:span><text:span text:style-name="T4">40</text:span><text:span text:style-name="T3">高於不了</text:span><text:span text:style-name="T4">138</text:span><text:span text:style-name="T3">，誒……有人喜歡我是一點都不懂，果然是和諧社會，物資比較富裕嗎？</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女媧補天剩的石頭，吸日月精華，天地靈氣然後就生出來一隻普通的猴子？（媽的，人按照設定不過是女媧隨手捏的，甚至是甩的泥點子）真有意思，強行開虐，這已經文青到有病了，人家孫悟空是為了不死，這求道整得跟傻子似的，然後也強行拉低人類智商，一點準備都沒有就去求道，一個小木筏過海，你穿越前是小學生嗎？小學生都比這有想法，再者把滿天神佛當傻子啊？人家孫悟空一出生，天庭就有感應，再者西遊記本身就虛構的，你吐槽吳承恩，真有意思，本身兩星，但似乎有人喜歡這種強行虐主的一星不能再多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毀童年系列，孫悟空的傲氣沒了，猴子的靈性沒了，剩下的只是一些狗血的情懷罷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喜歡的大概永遠是那個戰天鬥地的齊天大聖。</text:span><text:span text:style-name="T12">&lt;br&gt;</text:span><text:span text:style-name="T13">所以對談戀愛、畏首畏尾，動不動為所謂的愛人要死要活的大潑猴沒興趣。</text:span><text:span text:style-name="T12">&lt;br&gt;</text:span><text:span text:style-name="T13">一星劇毒，這是最高評價。</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個讓你從頭到尾都拿著明白當糊塗的故事，讀者對劇情從頭到尾都懂，作者就是不讓猴子知道，已經劇透到了脫褲子，然後真的是彈小雞雞啊，一百遍啊一百遍，一部耍猴的書，完本扯淡。</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為了自己理想中的文青劇情一直讓主角處於一種知道未來發展但愣是不動腦子去思考一下，然後被劇情強姦的傻屌狀態。這絕逼是在侮辱現代人的智商！</text:span><text:span text:style-name="T12">&lt;br&gt;</text:span><text:span text:style-name="T13">我不信一個“關用戶端”穿越的人會沒腦子到為解決一頭金錢豹而木筏渡海，尤其這筏子還是野猴在一廢宅指令下造的。這就像愚公為出行方便帶子孫移山，屬於文人的浪漫。但一考慮性價比與人性，社會等很不現實，倒是移山便行後等你的是衙門的稅吏勞役更有可能。何況那些猴子等你回來早滅了，你想（享）著他們的好卻為己利不管他們的死直接出海，僅人性上就不是個好東西。</text:span><text:span text:style-name="T12">&lt;br&gt;</text:span><text:span text:style-name="T13">所以諸如此類，一本幼兒向的中二童話，鑒於部分內容過於陰暗自私，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猴哥可能是殺了作者全家，如來一出場真的是感覺被喂了一口回味無窮的屎，氣的睡不著，現在最大的願望是順著網線給這作者來一刀。</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人工智慧會魯莽，人工智慧會自大，人工智慧還會腦殘。</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文字累贅。</text:span><text:span text:style-name="T16">//</text:span><text:span text:style-name="T17">傻逼吧。主角一個人工智慧，居然會因為忘記聽完騎士說話就亂試呼吸法，導致差點死掉。這怕不是人工智障。</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77">&lt;a href="/n/</text:span><text:span text:style-name="T78">糧草磨坊Ⅲ</text:span><text:span text:style-name="T79">" target='_blank'&gt;@</text:span><text:span text:style-name="T80">糧草磨坊Ⅲ </text:span><text:span text:style-name="T81">&lt;/a&gt; </text:span><text:span text:style-name="T80">人工智慧毀滅地球，然後帶著地球上</text:span><text:span text:style-name="T79">100</text:span><text:span text:style-name="T80">億靈魂穿越異界。這個人工智慧真的很智慧，在黑洞中都可以主動選擇人類靈魂，不要動物靈魂。</text:span><text:span text:style-name="T81">&lt;br&gt;</text:span><text:span text:style-name="T78">然後呢人工智慧穿越到一個人類身體上。既然這個身體是人類的，肯定要符合人體規律咯。但實際上主角立馬變身得和機器人差不多，可以非人類的反關節進行運動。這是在逗我？</text:span><text:span text:style-name="T81">&lt;br&gt;</text:span><text:span text:style-name="T80">最大</text:span><text:span text:style-name="T79">BUG</text:span><text:span text:style-name="T78">是靈魂穿越又不是大腦穿越，憑什麼穿越後的人類大腦就能運算得像超級電腦一樣？再退一步說，就算大腦能這樣運算，知不知道需要消耗多少能量，我國天河</text:span><text:span text:style-name="T79">2</text:span><text:span text:style-name="T78">號功耗</text:span><text:span text:style-name="T79">1</text:span><text:span text:style-name="T78">萬多千瓦，作者沒有設定能量來源，靠人類體內的能量像這麼運算只會被瞬間抽成人幹。</text:span><text:span text:style-name="T79">&lt;br&gt;</text:span><text:span text:style-name="T78">不知道這作者的邏輯思維出了什麼問題。</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三十二公公人品真是極好的，小號書客開書，一看月入</text:span><text:span text:style-name="T16">3</text:span><text:span text:style-name="T17">萬立馬太監了起點的書，還假惺惺說稿費太低生活所迫要出去找工作養家糊口，找工作找到書客美滋滋開新書，還給個虛假承諾讓起點的老讀者等著，這真是吃著鍋裡的，還惦記著碗裡的啊。起點老讀者就這樣成了三十二公公的備胎，簡直美滋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起點歷史類小說榜單上的書，成績越好，毒性越強，各個榜單前</text:span><text:span text:style-name="T16">10</text:span><text:span text:style-name="T17">的作品全是毒草（新書除外）。不知道別的榜單是否也是如此？</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是寫明朝的書？看人物對話你換個衣服腦袋留根辮子就特麼是清朝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個作者也就這點智商了。我只是覺得起點那些看他小說的讀者，都是智障中學集體閱讀麼，不然為什麼那麼多人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兩章敗退！因為某地方誌記載半個月後會沉船，烏木價格翻倍於是賣田賣家產準備屯烏木等漲價。先不討論烏木這玩意又不是生活必需品，炒作起來真的能獲利多少。本身沉船這事就充滿了偶然性，一陣風一道洋流甚至出發時間晚個把時辰，操帆的水手用的力氣稍微大一點點，都會導致航線發生變化，哪怕偏個十米八米，這船就極有可能不沉了，主角投入這麼大就為了賭這一點點可能性真的大丈夫？沒作者欽定</text:span><text:span text:style-name="T12">+</text:span><text:span text:style-name="T13">主角光環恐怕就成了真</text:span><text:span text:style-name="T12">*</text:span><text:span text:style-name="T13">敗家子了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開始，作者說主角是研究明朝的專家，本來還好，結果說主角有多專業呢？哪個縣死了幾個人都知道？光這邊我都可以斷定作者是個腦殘。但我覺得不能這麼武斷，於是又往下看了點。</text:span><text:span text:style-name="T2">&lt;br&gt;</text:span><text:span text:style-name="T3">然後就看到了我以為是扮豬吃虎的劇情，沒想到主角真的是個豬。跟一個太監裝</text:span><text:span text:style-name="T4">B</text:span><text:span text:style-name="T3">：我就不信你敢抓我。然後就被抓了。哦，還有說閱兵去，主角開心的不行，覺得能顯示他的實力了。結果被抓去了之後，我是誰我在哪為啥打我。你把這主角換成個豬一點違和感都沒有。還神</text:span><text:span text:style-name="T4">TM</text:span><text:span text:style-name="T3">專家</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了評論去看的，結果。。。點了一頓千元餐服務員就想釣凱子，</text:span><text:span text:style-name="T12">2</text:span><text:span text:style-name="T13">條愛馬仕的絲巾五星級酒店的服務員就能雙飛？您做什麼春秋大夢呢？以為是雞窩？</text:span><text:span text:style-name="T12">xswl</text:span><text:span text:style-name="T13">，舔的人還不少</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這種書特容易出戲，某些孩子真以為這麼一筆又一筆來歷不明的錢，花了能啥事沒有？而且某些情節真的不是坑人的黑點軟廣嗎？沒感覺到什麼行雲流水，就一腦殘意淫文，文筆稀爛劇情稀爛，作者假裝土豪博關注罷了，一星毒草（現實裡誰也沒金剛腎合金肝，真有錢的天天扯這些？也就窮人意淫一夜幾次拿酒漱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作者對</text:span><text:span text:style-name="T16">B</text:span><text:span text:style-name="T17">價完全不瞭解。。建議多去澳門香港逛逛！！</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看十九章，可確定主角腦子有病</text:span><text:span text:style-name="T8">&lt;br&gt;</text:span><text:span text:style-name="T9">而作者是個爛人</text:span><text:span text:style-name="T8">&lt;br&gt;––––––&lt;br&gt;</text:span><text:span text:style-name="T10">四個秀才，一個得了病，另外三個湊錢給他治病仍舊不夠</text:span><text:span text:style-name="T8">&lt;br&gt;</text:span><text:span text:style-name="T10">主角想做好事，又想保持自己的紈絝身份</text:span><text:span text:style-name="T8">&lt;br&gt;</text:span><text:span text:style-name="T10">就讓他們下跪並喊自己恩師就給他們錢</text:span><text:span text:style-name="T8">&lt;br&gt;–––––––&lt;br&gt;</text:span><text:span text:style-name="T10">當然，最不可思議的還是現在的讀者，就這種書居然也能進歷史點擊月榜第一，這是道德的淪喪還是人性的扭曲</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開頭三章毒死</text:span><text:span text:style-name="T2">----</text:span><text:span text:style-name="T3">明史研究專家穿越，記得前世背過地方縣誌（縣誌能當真？都給你精確到天了？）上說幾天後幾十艘裝烏木的穿在運河上要沉，烏木要漲價，一拍腦袋，賣地！！皇上賞的地都賣了買烏木！</text:span><text:span text:style-name="T4">-----</text:span><text:span text:style-name="T3">姑且縣誌記載給你準確到天了，那請問你就不先調查下身處的年代和情況嗎？坐家裡一拍腦袋就賣地買烏木，你告訴我一條運河上面幾十艘船是怎麼一起沉的？被導彈一起轟炸了嗎？就算船沉了，不能挖嗎？木頭都沒了？？皇帝送的地能賣嗎？在明朝沒地意味著什麼？變成下等賤民知道嗎？地沒了翻身都難，地位地位是什麼意思？還有，百姓是等著烏木下鍋救命？烏木漲價厲害你確定賣的出去？滯銷了你去跳樓嗎？</text:span><text:span text:style-name="T4">----</text:span><text:span text:style-name="T3">三章看出作者智商！！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加入一份</text:span><text:span text:style-name="T63">&lt;a href="/name/</text:span><text:span text:style-name="T64">詭秘之主</text:span><text:span text:style-name="T65">" target='_blank'&gt;</text:span><text:span text:style-name="T66">《詭秘之主》</text:span><text:span text:style-name="T65">&lt;/a&gt;</text:span><text:span text:style-name="T64">，再加入一份</text:span><text:span text:style-name="T65">&lt;a href="/name/</text:span><text:span text:style-name="T66">放開那個女巫</text:span><text:span text:style-name="T63">" target='_blank'&gt;</text:span><text:span text:style-name="T66">《放開那個女巫》</text:span><text:span text:style-name="T65">&lt;/a&gt;</text:span><text:span text:style-name="T64">，然後加入大量劣質催化劑，放在火上烘烤，去其精華，叮咚，你的新產品</text:span><text:span text:style-name="T63">&lt;a href="/name/</text:span><text:span text:style-name="T64">晚鐘教會</text:span><text:span text:style-name="T63">" target='_blank'&gt;</text:span><text:span text:style-name="T64">《晚鐘教會》</text:span><text:span text:style-name="T63">&lt;/a&gt;</text:span><text:span text:style-name="T64">出來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笑死我了，兩個魔女病急亂投胎，各種亂召喚，向主角祈禱，撞運氣把他召喚了出來，求他救自己，然後主角說“我感受到了你們的虔誠。”我也很虔誠啊，每次考試之前，我都會臨時抱佛腳，向佛祖，三清，上帝，安拉祈禱，只要我能過，一定給你們供個大豬頭。</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跟風吃屎都趕不上熱乎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沒有閱讀積累，小學生也敢學人家寫工業革命時代？主角父母都是樸實農民，進城打工，政策改革，攢錢購買公房，父母因公死亡獲得一大筆撫恤，作者是拿自己的生活經歷來套兩百年前吧。和這種中式現代社會制度的西式奇幻相比，聖母跪女啥的也算個事？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緊接著，男主抽了投擲精通，說我家欠了錢，我不想上班了。可是公司要成立線上銷售部，我工資從四千漲到五千，好吧，為了多出來的一千，我陸續上班吧。。這是有系統的牛筆男人，服了。再利用投擲，彈力球突然給另一個顏值比女主低一點的女同事發現，哇牛皮，直播吧，飛鏢，套路禮物，六百到手，一人三百。籃球賽一鳴驚人，十多個三分對面跪了，還中場線投。。哇！女同事發春想被艸，男主不解風情（欲擒故縱？），給女主秘書發現。告訴女主。玩遊戲，真心話，你是不是跟她談戀愛。。。。。男主心想咿，你是誰，管的老子，副本裡面又不是真的你。。。我艸了，這套路，十幾年前的什麼狗屁失憶，一樣狗血。還有，這是言情小說是吧，我艸了個</text:span><text:span text:style-name="T24">DJ</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改為一星毒草！！是，你在男頻裡寫女人不錯，以前的書女人也有亮點，但這本書呢？除了女人還有什麼嗎？！這根本就是一本言情小說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思想習慣了當奴才的人，做夢都站不起來。很不討喜的主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這本書就是個標題黨啊！</text:span><text:span text:style-name="T12">&lt;br&gt;</text:span><text:span text:style-name="T13">夢境、遊戲，這兩個關鍵字除了夢境能搭上點關係，完全就是本都市情感小說。</text:span><text:span text:style-name="T12">&lt;br&gt;</text:span><text:span text:style-name="T13">還是那種八點檔的狗血都市劇類型，主角這舔狗當的也真是難為他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作者說主角不是舔狗，我只能說作者自己都是所以不覺得</text:span><text:span text:style-name="T24">23333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第</text:span><text:span text:style-name="T16">4</text:span><text:span text:style-name="T17">章，我以為找到一本好書，一下子跳出一個系統，發佈任務，我艸原來是一本網游小說，作者是沖著改編遊戲去的，不看網遊，棄書。</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82">一星劇毒。評論都說第一個副本能看，第二個劇毒，但第一個副本就把我毒倒了。夢境裡的末日，只有主角和女</text:span><text:span text:style-name="T83">A</text:span><text:span text:style-name="T84">兩人，主角救了女</text:span><text:span text:style-name="T85">A</text:span><text:span text:style-name="T86">，女</text:span><text:span text:style-name="T85">A</text:span><text:span text:style-name="T86">吃主角的住主角的，然後跟主角說我看不上你，你離我遠點……作者很詳細地寫了主角的難堪，和主角在言語上的反擊，刻意製造了“主角不是舔狗”的假像</text:span><text:span text:style-name="T83">(</text:span><text:span text:style-name="T84">就為了後面用強烈的反差給讀者致命一擊，像不像某些綠文作者的慣用伎倆？</text:span><text:span text:style-name="T85">)</text:span><text:span text:style-name="T84">。後來某天刮颱風，主角開始情緒失控，擔心女</text:span><text:span text:style-name="T83">A</text:span><text:span text:style-name="T86">在外面受到傷害，滿世界找她，找回來後非要給人家做飯吃</text:span><text:span text:style-name="T85">(</text:span><text:span text:style-name="T86">人家不讓他做</text:span><text:span text:style-name="T83">)</text:span><text:span text:style-name="T86">，非要給人家處理傷口</text:span><text:span text:style-name="T85">(</text:span><text:span text:style-name="T84">人家明確說了不讓他管不讓他碰</text:span><text:span text:style-name="T85">)</text:span><text:span text:style-name="T86">，然後還內心竊喜，各種花式跪舔花式發春……這麼賤這麼噁心這麼抖</text:span><text:span text:style-name="T83">M</text:span><text:span text:style-name="T86">的主</text:span><text:span text:style-name="T83">(</text:span><text:span text:style-name="T84">作</text:span><text:span text:style-name="T83">)</text:span><text:span text:style-name="T84">角</text:span><text:span text:style-name="T85">(</text:span><text:span text:style-name="T84">者</text:span><text:span text:style-name="T83">)</text:span><text:span text:style-name="T84">，真是去</text:span><text:span text:style-name="T83">nmd</text:span><text:span text:style-name="T84">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人物寫的是真無語。</text:span><text:span text:style-name="T12">&lt;br&gt;</text:span><text:span text:style-name="T13">主角挑來挑去複製個美女，進去想幹啥心裡也是有</text:span><text:span text:style-name="T12">b</text:span><text:span text:style-name="T13">數的，結果人家沒等你提出交配請求就提前說不談感情，主角就覺得難堪了。合作之前先小人後君子這不是合理操作嗎，提前說下自己的底線、條件，話也不是什麼冷嘲熱諷俯視鄙視之類帶情緒說的，類似的場景主角管別人借錢時讓主角寫個條是不是也是看不起主角了，有點自卑傾向。然後主角難受半天，第二天因為不爽，就跟女的說以後分開吃飯，還說你不用勉強自己看我，你不顧及我的自尊我憑啥跟你客氣，難道就因為你有錢漂亮嗎之類的。唉，不談感情就不談，你能不能大氣點，要麼專心合作體驗遊戲，要麼大路朝天各走一邊，結果畫個三八線還只畫一半，“吃飯分開吃”，這打的什麼操作</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應該放女頻，以為掛了個夢境遊戲的皮，我們讀者就看不出來這其實是都市狗血言情小說？</text:span><text:span text:style-name="T2">&lt;br&gt;</text:span><text:span text:style-name="T14">夢兩次，泡兩次妞，出來系統休息半年，充分給足主角泡妞時間，真是任性的金手指。</text:span><text:span text:style-name="T4">&lt;br&gt;</text:span><text:span text:style-name="T3">關鍵是兩次夢境都是世界末日，全世界都只剩男主和妹子兩個人，在這種毫無選擇的情況下，主角都費了牛大的勁才能泡到手，這就是“全世界就剩你一個男人我也不選你”的完美闡釋啊！</text:span><text:span text:style-name="T4">&lt;br&gt;</text:span><text:span text:style-name="T3">要說女主喜歡男主，不見得。在末日環境下，雕飾男主利用孤獨的環境，生活的壓力，以及恐怖的心理狀態壓跨了女主的心防而已，這只是“斯德哥爾摩綜合症”的弟弟“末日綜合者”而已。</text:span><text:span text:style-name="T4">&lt;br&gt;</text:span><text:span text:style-name="T3">這種泡妞手段，簡直堪稱無恥至極。</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意淫氣息特別濃，更想看樸實無華的競技小說，作者的籃球知識儲備也是有待商榷，竟然連得分上雙和兩雙都沒有區分來，對其他球星沒有給與公正的評價，給主角的金手指總是可以不可理的投籃技能，這樣就能避免其他知識量相對豐富的籃球技能描寫，比賽場面寫的也是支離破碎。場外觀眾的描寫也總是那麼三板斧，主角輕而易舉就可以和隊友等打成一片，借此黑一下其他中國球員到</text:span><text:span text:style-name="T16">NBA</text:span><text:span text:style-name="T17">過於羞澀，然後總是自言自語的寫中國球迷一定會分化成兩部分，一部分對他無腦黑，不知道作者為什麼會有這麼嚴重的迫害妄想症。</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本書相對作者其他的書，差距太大了。一個玩世不恭而且有潔癖的人穿越，先搞衛生，作詩，造酒，造炸藥，搞印刷，獻計獻策。和公主搞曖昧，結果娶了一個不相干的女人。然後開始挖坑，給這個女人經商大牛的光環。居然還有蕭牆的故事。再牛，皇位爭奪人也看不上你。沒權利沒勢力。也就炸藥是自己發明的。還有老程，寫的真是一部唐朝小白文</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毒抗高就是任性，但可惜沒有最毒只有更毒。</text:span><text:span text:style-name="T26">&lt;br&gt;</text:span><text:span text:style-name="T27">主角得罪皇帝，被派到西域去當官。先是兄弟在後面偷偷跟著主角上路，想當兵立功。</text:span><text:span text:style-name="T28">&lt;br&gt;</text:span><text:span text:style-name="T29">然後主角老婆一個人也在後面偷偷跟著主角兄弟，想去找主角。</text:span><text:span text:style-name="T26">&lt;br&gt;</text:span><text:span text:style-name="T27">一個商人之女，手無縛雞之力，孤身上路。</text:span><text:span text:style-name="T28">&lt;br&gt;</text:span><text:span text:style-name="T29">最後跟丟了，就女扮男裝花錢跟著一支出塞的胡人商隊。</text:span><text:span text:style-name="T26">&lt;br&gt;</text:span><text:span text:style-name="T29">胡人也全部是大大的良民，不敢欺負唐人，就算是在荒無人煙的塞外，就算物件只是一個手無縛雞之力的女人，所以主角老婆安全找到主角。</text:span><text:span text:style-name="T26">&lt;br&gt;</text:span><text:span text:style-name="T27">為什麼不和主角兄弟一起去找主角呢？因為和一個男人一起上路有損名節。</text:span><text:span text:style-name="T26">&lt;br&gt;</text:span><text:span text:style-name="T27">所有就花錢找一群不認識的胡人上路，這就不損名節了。</text:span><text:span text:style-name="T26">&lt;br&gt;mdzz</text:span><text:span text:style-name="T27">，千里送逼。</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總有那麼一群人把</text:span><text:span text:style-name="T34">"</text:span><text:span text:style-name="T35">這書不帶腦子看的話很不錯”這話掛在嘴上</text:span><text:span text:style-name="T36">.</text:span><text:span text:style-name="T37">那麼問題來了</text:span><text:span text:style-name="T36">.</text:span><text:span text:style-name="T37">我沒有精神病所以我不瞭解神經病的想法</text:span><text:span text:style-name="T36">.</text:span><text:span text:style-name="T37">我不是殺人狂所以我也體會不到從頭殺到尾的快感</text:span><text:span text:style-name="T34">.</text:span><text:span text:style-name="T37">同樣的</text:span><text:span text:style-name="T36">.</text:span><text:span text:style-name="T35">我邏輯思維智商情商都正常的一個人</text:span><text:span text:style-name="T36">.</text:span><text:span text:style-name="T35">我就奇怪怎樣才能不帶腦子辦事</text:span><text:span text:style-name="T34">..</text:span><text:span text:style-name="T35">要是只為了一個爽不帶腦子還算了（雖然這樣我也不能理解）</text:span><text:span text:style-name="T34">.</text:span><text:span text:style-name="T35">我想問的是那些推薦這書的大神們</text:span><text:span text:style-name="T34">.</text:span><text:span text:style-name="T35">誰能告訴我不帶腦子還找虐找憋屈是為了什麼？</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是受不住了。主角簡直就一弱智。。。</text:span><text:span text:style-name="T2">&lt;br&gt;</text:span><text:span text:style-name="T14">前面不是鋪墊說主角過目不忘嗎？真蠢得離譜</text:span><text:span text:style-name="T4">&lt;br&gt;</text:span><text:span text:style-name="T3">，什麼都需要</text:span><text:span text:style-name="T4">NPC</text:span><text:span text:style-name="T3">提醒，主角更是一跪女專家。</text:span><text:span text:style-name="T4">&lt;br&gt;</text:span><text:span text:style-name="T3">越回想小說主角的行為越是噁心。毒草</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的進步之路大概是這樣的：傻逼→大傻逼 </text:span><text:span text:style-name="T12">&lt;br&gt;</text:span><text:span text:style-name="T13">比起上一本書，作者似乎是發現了怎麼來比較‘爽’，意淫成分加重</text:span><text:span text:style-name="T12">&lt;br&gt;</text:span><text:span text:style-name="T13">有些時候看見這種東西真的會暗自慶倖這世界上沒什麼奇遇給這種玩意</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主角高高在上俯視所有配角，實際上剝掉作者賜予的毫無邏輯想多強就有多強的親兒子祝福後，是一個比配角們更</text:span><text:span text:style-name="T31">low</text:span><text:span text:style-name="T32">的角色。結局我希望是主角也被另一個高高在上自稱反套路的角色給消滅了</text:span><text:span text:style-name="T31">(ಡωಡ)</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性格轉變太突兀了，完全是一卷一個性格。在誅仙卷裡是大道聖人模樣，管天下不平事，為百姓立公道，懲惡揚善，人物偉光正。但是到了下一卷仙劍三時明知徐長卿跟紫萱是三世不得善果的戀人，還裝作中了火毒出現在他們面前，逼得紫萱捨身救他（用處子之身救他），救過來後又當著徐長卿面說寫（你老婆真棒的話），簡直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流水帳，見女就推，文筆中下，世界觀奇葩。是大眾要求不高，還是我太過獨特，欣賞不來這樣的</text:span><text:span text:style-name="T4">"</text:span><text:span text:style-name="T3">優質</text:span><text:span text:style-name="T4">"</text:span><text:span text:style-name="T3">小說</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對歷史細節的瞭解是無法掩蓋作者歷史和政治上的極度幼稚</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美分是立場問題 ，果粉是智商問題。主角是蔣校長麾下愛將與校長情同父子，把党國上下一個個洗的如同白蓮花一樣，最後共黨占了大陸，主角占了南洋，蔣介石退守澳大利亞。至於為什麼党國上下這麼善良正直努力還是不敵共黨，當然是共黨都被洗腦了拋棄了人的感情就跟邪教一樣煽動泥腿子造反，我黨國愛民如子不忍對百姓下手只能退守。這作者還真是看了本蔣公日誌就敢來寫書啊 ，每次跟人反駁都拿蔣公日誌出來。難道不看別的史書了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本腦殘果粉寫出來的書，書名叫鐵骨，實際上應該叫媚骨，主角對他的蔣乾爹是罵不還口，打不離手，他蔣爹爹做什麼都是對的，一句話讓他乖乖交出發展了幾十年的地盤，自己圓潤的跑到東南亞重新白手起家也屁都不敢放一個，作者直接開了金大腿讓主角用了五年時間就把那鬼地方建設成現代化城市，充分暴露了作者在常識方面的幼稚，作似乎還很愛玩血統論，主角的子女個個是天才，運氣超好，在紐約逛個街都能遇到特斯拉然後拐回來，書裡主角無條件敵視</text:span><text:span text:style-name="T2">TG</text:span><text:span text:style-name="T3">，視</text:span><text:span text:style-name="T4">KMT</text:span><text:span text:style-name="T3">是大救星，但後面又寫</text:span><text:span text:style-name="T4">KMT</text:span><text:span text:style-name="T3">消極抗戰，只能說作者精神分裂。</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德甲賽季</text:span><text:span text:style-name="T2">80</text:span><text:span text:style-name="T3">多球的球員只值</text:span><text:span text:style-name="T4">2000</text:span><text:span text:style-name="T3">萬，梅西都要哭了。。。。最近轉會國家隊各方面真是毒點滿滿。。。國家隊跑去打土倫杯不打亞洲杯，從德甲轉英超</text:span><text:span text:style-name="T4">2000</text:span><text:span text:style-name="T3">多萬跑去沒歐冠的紐卡，說是為了錢。。。不明白這種球員豪門都那麼窮麼？？豪門出不起？</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各種瞧不起龍傲天，但是主角其實和龍傲天沒什麼區別啊，唯我獨尊，有了外掛就有了世界的真理，瞧不起這個，看不上那個，沒有郭靖的道德水準就別佔據道德高地，像九陰九陽的中武世界，以武功打平江湖，卻一門的要科學。像清穿女世界，主角的所作所為也就是個打著道德的幌子的強姦犯而已。</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偽君子系男主，坑蒙拐騙偷樣樣在行。</text:span><text:span text:style-name="T19">&lt;br&gt;</text:span><text:span text:style-name="T20">自帶弱智光環，穿越一個世界，無論反派</text:span><text:span text:style-name="T21">BOSS</text:span><text:span text:style-name="T20">、主角還是</text:span><text:span text:style-name="T19">NPC……</text:span><text:span text:style-name="T20">統統變逗比角色，智商減半。</text:span><text:span text:style-name="T21">&lt;br&gt;</text:span><text:span text:style-name="T22">三觀比不上大部分龍傲天，把路人女開車撞殘，因為主角覺得辣眼睛。</text:span><text:span text:style-name="T19">&lt;br&gt;</text:span><text:span text:style-name="T20">把沒什麼衝突的路人龍抽皮扒筋煉魂，活該人家一身是寶。。。</text:span><text:span text:style-name="T19">&lt;br&gt;</text:span><text:span text:style-name="T20">就這樣，還對人鄙視得不得了，自我感覺超級良好，屬於一百步笑五十步那種。</text:span><text:span text:style-name="T19">&lt;br&gt;</text:span><text:span text:style-name="T20">也就腦洞值得一看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你都吊打五絕了還</text:span><text:span text:style-name="T2">TM</text:span><text:span text:style-name="T3">殺個普通江湖路人甲比丙丁畏首畏尾，人家都</text:span><text:span text:style-name="T4">TM</text:span><text:span text:style-name="T3">打到你家門口了 ，還</text:span><text:span text:style-name="T4">TM</text:span><text:span text:style-name="T3">笑呵呵的說不生氣 ，還告訴身邊的美女花瓶也別生氣 ，你不生氣 你爹都要被氣死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再強調男主角相貌平凡 相貌普通 有意思？麻痹的 我那麼帥 你讓我怎麼帶入一個相貌平凡的主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呵呵，開頭</text:span><text:span text:style-name="T2">36</text:span><text:span text:style-name="T3">個嬰兒病危，主角來了隨便一看就知道病因，大發神威隨便針灸下就治好了，這</text:span><text:span text:style-name="T4">TM</text:span><text:span text:style-name="T3">是哪個位面的中醫啊。這種小說最大的壞處是讓有些輕信的讀者以為中醫無所不能，結果得了病不好好吃西藥，小病拖大病。好了，大發神威，院長看到了，然後就要嫁孫女，這</text:span><text:span text:style-name="T4">TM</text:span><text:span text:style-name="T3">還是現代人麼？有些事兒，你放古代背景還行，放現代背景就讓人無語。中醫裡面可能有些有用的東西，不過大部分都是糟粕，舉例來說，蝙蝠糞能明目？青蒿素的成功也是採用了現代的方法，跟傳統中醫的方法沒有一毛錢的聯繫。這種叫囂中醫完勝現代醫學的，不是蠢就是壞。</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為白皮藍血控以及西方貴族就是好陣營，這個寫手的爛香蕉程度在起點諸多美分裡也算是獨樹一幟的牛，也就是</text:span><text:span text:style-name="T12">404</text:span><text:span text:style-name="T13">大法作用之下讓這位元的黑歷史全部消失了，否則以他的前科，這本書不強行喂翔才叫 不科學，狂想</text:span><text:span text:style-name="T12">+</text:span><text:span text:style-name="T13">妄想，充斥著嚮往吃喝嫖賭的墮落生活的野心，怎麼說呢，反正我是不會去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就因為抄襲俄羅斯方塊只後不好命名，就把專利權和著作權讓給個蘇聯人。我實在想不明白作者這腦子怎麼長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看了第二章就敗退了，神</text:span><text:span text:style-name="T2">TM</text:span><text:span text:style-name="T3">跨時代遊戲製作人還去參加校招，你以為遊戲製作人是什麼？這種級別的製作人一大堆人拿著錢求他花好嗎？作者絕對不可能是遊戲行業內的人，大概率是一個覺得自己懂得很多遊戲方面的知識然後就去應聘策劃，結果卻慘遭淘汰的人，然後自己感覺很不服氣來寫了這一本</text:span><text:span text:style-name="T4">YY</text:span><text:span text:style-name="T3">小說。</text:span><text:span text:style-name="T4">0</text:span><text:span text:style-name="T3">分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自我感覺良好的一本書，完全不知道寫的是什麼。淩亂的劇情，極差的文筆。一章看下區的欲望都沒有的書，也是醉了。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是什麼鬼，誰給推薦的，大中午的我覺得自己宛如智障居然打開這本書，不該看見主神流就點開的，對女讀者太不友好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這種套路都能</text:span><text:span text:style-name="T12">5</text:span><text:span text:style-name="T13">星？？</text:span><text:span text:style-name="T12">&lt;br&gt;</text:span><text:span text:style-name="T13">這不就和特種兵王回都市一個套路？給美女打工，沒見過女人一樣</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智障，章節末尾各種說明安撫讀者，說是後期有伏筆。此種書，半路太監居多，因為智障就是智障，智障無後期，即使有後期，凡是信了的多半要吃屎。設定也是常見的必毒設定，每次輪回隨機成為輪回世界的人物，這種設定，作者想寫什麼，懂得都懂，基本都是無限流必須要規避的毒點，不用多說吧。</text:span><text:span text:style-name="T16">17.04.08</text:span><text:span text:style-name="T17">評</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驢吊想操老鼠</text:span><text:span text:style-name="T2">b,</text:span><text:span text:style-name="T3">自稱大公司遊戲人</text:span><text:span text:style-name="T4">,</text:span><text:span text:style-name="T3">自己不會拉人開工作室</text:span><text:span text:style-name="T4">,</text:span><text:span text:style-name="T3">還他媽去小公司應聘還被拒絕？怕不是你這個遊戲人玩的是彈彈珠哦</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不是做遊戲的，不懂這一行！但就我知道，一個普通的技術人員，只要工作過</text:span><text:span text:style-name="T16">3</text:span><text:span text:style-name="T17">年，刷一下簡歷，就會有很多獵頭打電話！像這樣的有很有名的成果出來，別人都盯著呢，平時沒心思跳都會有獵頭拉著談心！離職了別人還不知道的，那就是瞎扯！所以說邏輯基本沒有，完全是為了劇情原因！</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腦殘的二逼主角，落後于時代的人物設定，感覺在看</text:span><text:span text:style-name="T12">5</text:span><text:span text:style-name="T13">年前的網文。</text:span><text:span text:style-name="T12">&lt;br&gt;</text:span><text:span text:style-name="T13">主神，看的是什麼，難道是不帶腦子的主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外行寫內行，甚至讓人感覺外行到了你是不是不玩遊戲的感覺。</text:span><text:span text:style-name="T8">&lt;br&gt;</text:span><text:span text:style-name="T9">真感覺有些人無腦硬吹了。</text:span><text:span text:style-name="T8">&lt;br&gt;</text:span><text:span text:style-name="T10">你能想像小島秀夫、宮崎英高、冰蛙這種級別的遊戲製作人離職之後去參加校招嗎？</text:span><text:span text:style-name="T8">&lt;br&gt;</text:span><text:span text:style-name="T10">這種弱智劇情都能</text:span><text:span text:style-name="T8">6.1</text:span><text:span text:style-name="T10">分？</text:span><text:span text:style-name="T8">&lt;br&gt;</text:span><text:span text:style-name="T10">劇毒不謝</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前兩章敗退。作為開發一個大牛級的遊戲人，去校招，去小公司面試，還被</text:span><text:span text:style-name="T16">2</text:span><text:span text:style-name="T17">家公司趕出來了，到女主貌似？這是第三家，太搞笑了，你重生人士做了一次爆款遊戲，自己離職想做遊戲還怕找不到人？就不給別人工資，用點工作室股份都可以在原來遊戲團隊拉幾個出來，現實中夢幻西游的老徐初中畢業都能自己出來建立工作室混的好，你這重生的已經是業內有名的大牛，還去校招，還去被人趕出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就說那個林欣然，人設是</text:span><text:span text:style-name="T8">14</text:span><text:span text:style-name="T9">歲逃婚的養女，然後有遊戲天賦，</text:span><text:span text:style-name="T8">16</text:span><text:span text:style-name="T10">歲拿了</text:span><text:span text:style-name="T8">WAR3</text:span><text:span text:style-name="T10">中國區亞軍。後面寫代言</text:span><text:span text:style-name="T8">lol</text:span><text:span text:style-name="T10">的時候，又變成她前面玩永恆，還做過第一公會會長。你寫人設自己不看的麼？張口就來啊。這本書</text:span><text:span text:style-name="T8">6.4</text:span><text:span text:style-name="T10">分，就是龍空某些團體不要碧蓮的硬推結果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他們說</text:span><text:span text:style-name="T8">300</text:span><text:span text:style-name="T9">章之後很燃，我已經毒死在第一章了……不用救我，讓我靜靜……好心塞，心好累……</text:span><text:span text:style-name="T8">&lt;br&gt;</text:span><text:span text:style-name="T10">有種吃了餿了的隔夜飯又噁心又想吐的感覺……</text:span><text:span text:style-name="T8">&lt;br&gt;</text:span><text:span text:style-name="T10">如果有小夥伴第一章能看下去，不覺得難受噁心，那麼本書適合你，大膽的看吧……</text:span><text:span text:style-name="T8">&lt;br&gt;</text:span><text:span text:style-name="T10">本文是怎麼混到某點暢銷榜上的？現在喜歡跪在現實的小夥伴這麼多？</text:span><text:span text:style-name="T8">&lt;br&gt;</text:span><text:span text:style-name="T10">給作者跪了，猝不及防開篇被灌一口鶴頂紅，大俠饒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87">擦擦擦！！！看過敗類和飛天</text:span><text:span text:style-name="T88">..&lt;br&gt;</text:span><text:span text:style-name="T89">這本書一如既往天雷滾滾！！本本如此堅持！綠欠抽果然名不虛傳！這作者絕對百分之百是有這方面的癖好！真</text:span><text:span text:style-name="T90">TM</text:span><text:span text:style-name="T91">牛逼！太牛逼了！更牛逼的是還有一大群人捧 ！果然是每人爽點不一樣啊！就是有人喜歡一些白中帶綠矯情的情節</text:span><text:span text:style-name="T90">.&lt;br&gt;</text:span><text:span text:style-name="T91">其實作者寫打臉裝逼情節還算能看</text:span><text:span text:style-name="T90">.</text:span><text:span text:style-name="T91">就是愛喂屎！有時候還強行喂</text:span><text:span text:style-name="T88">.</text:span><text:span text:style-name="T91">沒什麼邏輯的喂</text:span><text:span text:style-name="T90">.</text:span><text:span text:style-name="T89">其實小白的可以！推敲什麼的更是禁不起</text:span><text:span text:style-name="T90">..</text:span><text:span text:style-name="T91">愛裝文青</text:span><text:span text:style-name="T88">.</text:span><text:span text:style-name="T89">這樣喂屎就算是文青了？？我看個小說就是為個爽</text:span><text:span text:style-name="T88">..</text:span><text:span text:style-name="T89">這作者和我爽點一點也不符</text:span><text:span text:style-name="T88">..</text:span><text:span text:style-name="T89">敗退</text:span><text:span text:style-name="T88">......</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這書的毒點不在送女，而在主角明明不牛逼，卻老是一副老子很牛逼的樣子，前世就一個偷墳掘墓的貨色，跑到異界擺的譜好像當過國家主席似的</text:span><text:span text:style-name="T2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只聽那說書人一拍雙手說道：“這綠千愁自從老婆跟人家跑了之後呢，便夜夜失眠，心中始終悶著一口氣，想著還是再寫一本書吧，把這老婆被人上的事情寫於書中，讓讀者也瞧瞧看，眾讀者初看時無一不罵聲一片，後驚聞這綠千愁又娶一老婆，便又與之交好，綠千愁感動至極，將老婆引于眾人。某日，綠千愁回家，聽聞一聲聲嬌喘，便從窗戶往裡一看。只見眾讀者將無數白色粘稠液體射于其老婆之身，綠千愁摸摸胯下宮掉的小弟弟，心中想道定是讀者體諒自己無法滿足老婆，所以來安慰老婆的，此時此刻我應當如風禦九秋前輩一樣吹簫助興，於是綠千愁便起身在門口拿起了笛子，深情地吹了一首</text:span><text:span text:style-name="T2">&lt;a href="/name/</text:span><text:span text:style-name="T3">當然是選擇原諒她啊</text:span><text:span text:style-name="T4">" target='_blank'&gt;</text:span><text:span text:style-name="T3">《當然是選擇原諒她啊》</text:span><text:span text:style-name="T4">&lt;/a&gt;</text:span><text:span text:style-name="T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不喜歡你戴綠帽子的愛好，但我誓死捍衛你戴綠帽子的權力</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是綠不綠的問題，這人寫的本來就很垃圾。</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次綠欠抽直接了一點，不會寫了幾百萬字後莫名其妙地鼓勵手下強姦“一個配角”，躲躲藏藏的。現在就</text:span><text:span text:style-name="T16">62</text:span><text:span text:style-name="T17">章主角就下藥幫助王爺強姦女將軍，終於放飛了自我，可謂更渣一層樓，可喜可賀！</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道爺鐵骨傲世，頭頂青天大道，手握迷奸聖藥，腳穿破鞋一雙，看將來道爺如何成聖做君</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道君頭上氣運竟然是綠色的？！</text:span><text:span text:style-name="T16">&lt;br&gt;</text:span><text:span text:style-name="T17">不應該是紫色的嗎？我的望氣術咋不靈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綠可綠，非常綠。帽可帽，大綠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雖然沒看，雖然才幾章，但是我猜這本小說應該叫</text:span><text:span text:style-name="T4">&lt;a href="/name/</text:span><text:span text:style-name="T3">綠君</text:span><text:span text:style-name="T4">" target='_blank'&gt;</text:span><text:span text:style-name="T3">《綠君》</text:span><text:span text:style-name="T4">&lt;/a&gt;</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從書劍的送女死女神雕的龍騎士，到鹿鼎記的大開後宮，金庸花了二十年領悟的道理不知道學習嗎？聰明人應該懂得吸取別人的教訓。一些人對這個推崇真是讓我跌破眼鏡</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不談後面的劇情。我看了十幾章，劇情漏洞很大。</text:span><text:span text:style-name="T19">&lt;br&gt;</text:span><text:span text:style-name="T20">其一：主角的金手指之一鏡子的劇情就讓人感到離奇。掌門，掌門師弟都是爭奪鏡子死的，主角把掌門師弟的屍體帶回來了，這個宗門竟然不搜身，找鏡子？畢竟死了</text:span><text:span text:style-name="T21">2</text:span><text:span text:style-name="T20">個宗門支柱啊。有時間調查主角身世會不找找鏡子？</text:span><text:span text:style-name="T19">&lt;br&gt;</text:span><text:span text:style-name="T20">其二：掌門快死了可以跑千里回宗門再交代遺言，他師弟怎麼就馬上嗝屁了？怎麼</text:span><text:span text:style-name="T21">2</text:span><text:span text:style-name="T22">人不是一起的？這個掌門存在的意義就是傳位主角</text:span><text:span text:style-name="T19">?</text:span><text:span text:style-name="T20">這也太生硬了吧。</text:span><text:span text:style-name="T19">&lt;br&gt;</text:span><text:span text:style-name="T20">其三：我就不說這都快被滅的垃圾九流宗門有什麼實力去搶都滅了一個國家的重寶了。</text:span><text:span text:style-name="T19">&lt;br&gt;</text:span><text:span text:style-name="T20">只能說目前的網文界追星現象嚴重，寫的狗屁不通照樣有人買帳。或者說有些口味獨特的鐵粉喜歡作者的一些套路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特地收藏了該書，評了個一星，然後又從書架上刪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以前一直不理解這種喜歡綠帽的作者為什麼會火，直到前段時間我發現找到的劉備文全是綠文，我恍然大悟原來這就是時代的潮流麼？沒想到我竟落後時代了，實在是沒想到有這麼多人喜歡被綠，所以說大家沒事別黑這書，人家這是新時代的三少辰東好麼，帶領網文崛起的領頭羊，當然這並不妨礙我和作者交個朋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綠不綠帽都是垃圾，包括</text:span><text:span text:style-name="T2">&lt;a href="/name/</text:span><text:span text:style-name="T14">飛天</text:span><text:span text:style-name="T4">" target='_blank'&gt;</text:span><text:span text:style-name="T3">《飛天》</text:span><text:span text:style-name="T4">&lt;/a&gt;</text:span><text:span text:style-name="T3">。看看前兩本書，看書名就應該知道是寫什麼書的作者了，早應該拉黑了。 </text:span><text:span text:style-name="T4">17.04.14</text:span><text:span text:style-name="T3">記</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開盤開盤，買定離手，你們猜猜這本書第幾章開始變綠？</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有綠帽傾向減一星，看了五章毫無亮點劇毒</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5">http://lkong.cn/thread/1707881</text:span><text:span text:style-name="T6">看了這個帖子，我才知道“下藥迷奸”可以說成是“幫忙設計結婚”</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92">網路小說哪家強 </text:span><text:span text:style-name="T93">&lt;br&gt;</text:span><text:span text:style-name="T94">道君一出顯鋒芒 </text:span><text:span text:style-name="T95">&lt;br&gt;</text:span><text:span text:style-name="T96">做大佬，拉皮條 </text:span><text:span text:style-name="T95">&lt;br&gt;</text:span><text:span text:style-name="T96">推著屁股送上床。 </text:span><text:span text:style-name="T93">&lt;br&gt;</text:span><text:span text:style-name="T94">飛天送女惹眾怒 </text:span><text:span text:style-name="T95">&lt;br&gt;</text:span><text:span text:style-name="T94">道君淫母不相讓。 </text:span><text:span text:style-name="T93">&lt;br&gt;</text:span><text:span text:style-name="T96">寫寫詩，賣賣畫。 </text:span><text:span text:style-name="T93">&lt;br&gt;</text:span><text:span text:style-name="T94">紅燒肉，百萬兩。 </text:span><text:span text:style-name="T95">&lt;br&gt;</text:span><text:span text:style-name="T96">大軍錢響太艱難。 </text:span><text:span text:style-name="T95">&lt;br&gt;</text:span><text:span text:style-name="T94">全靠豆腐來幫忙。 </text:span><text:span text:style-name="T93">&lt;br&gt;</text:span><text:span text:style-name="T96">沒權勢，不要緊。</text:span><text:span text:style-name="T95">&lt;br&gt;</text:span><text:span text:style-name="T96">獨家配方手中抓。</text:span><text:span text:style-name="T95">&lt;br&gt;</text:span><text:span text:style-name="T94">烈酒出世使人驚。</text:span><text:span text:style-name="T95">&lt;br&gt;</text:span><text:span text:style-name="T96">一群大佬巴結忙。</text:span><text:span text:style-name="T95">&lt;br&gt;</text:span><text:span text:style-name="T96">道君不是小白文。</text:span><text:span text:style-name="T95">&lt;br&gt;</text:span><text:span text:style-name="T96">小學生你看不懂。</text:span><text:span text:style-name="T93">&lt;br&gt;</text:span><text:span text:style-name="T94">遙想當年異天途。</text:span><text:span text:style-name="T93">&lt;br&gt;</text:span><text:span text:style-name="T94">需要翻譯才能懂。</text:span><text:span text:style-name="T93">&lt;br&gt;</text:span><text:span text:style-name="T94">神書皆是不尋常。</text:span><text:span text:style-name="T93">&lt;br&gt;</text:span><text:span text:style-name="T94">小明教主定陰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九秋：孩子，當你發文的時候，整個綠林都在低語你的名字。</text:span><text:span text:style-name="T8">&lt;br&gt;</text:span><text:span text:style-name="T9">綠千愁：孩子，我驕傲地看著你的字數一天天變多，成為文青的化身。</text:span><text:span text:style-name="T8">&lt;br&gt;</text:span><text:span text:style-name="T10">黑背：你要記住，我們一直都是以綠帽和喂屎統治著綠林好漢。</text:span><text:span text:style-name="T8">&lt;br&gt;</text:span><text:span text:style-name="T10">買綠小郎君：我也相信你會謹慎地隱藏自己強大的毒性。</text:span><text:span text:style-name="T8">&lt;br&gt;</text:span><text:span text:style-name="T10">蘭帝：但，真正的勝利，是讀者吃到你喂的屎的那糾結痛苦扭曲的一瞬間。</text:span><text:span text:style-name="T8">&lt;br&gt;</text:span><text:span text:style-name="T10">五綠齊聲：總有一天，我們的統治將抵達終點，而你，將加冕為綠帽子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當龜公，用藥迷</text:span><text:span text:style-name="T16">X</text:span><text:span text:style-name="T17">，作者幾本書裡很喜歡寫這種主角幫別人推屁股的情節，不知道經歷過什麼。</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再摘錄一段女豬腳和她的保鏢的對話：</text:span><text:span text:style-name="T2">&lt;br&gt;“</text:span><text:span text:style-name="T14">你的任務？”管芳儀目光閃爍，話說到這個地步，也沒什麼好隱瞞了，她只關心一點，“是誰讓你來保護我的？”</text:span><text:span text:style-name="T4">&lt;br&gt;</text:span><text:span text:style-name="T3">陳伯搖頭，“不需要問，我不會說的。”</text:span><text:span text:style-name="T4">&lt;br&gt;</text:span><text:span text:style-name="T3">管芳儀呵呵一笑，扭頭看向窗外，面帶譏諷笑意，“我這人可沒女人緣，女人基本上都在戳我脊樑骨，絕不可能是哪個女人對我如此好心。陳伯，究竟是哪個男人呀，這麼神秘，既對我有如此情義，為何又能坐視我和其他男人廝混？”</text:span><text:span text:style-name="T4">&lt;br&gt;</text:span><text:span text:style-name="T3">陳伯：“其中的原因我不清楚，剛開始，我也想阻止你和其他男人來往，但是他阻止了我，他說他沒資格阻止你與其他男人來往，只要你高興就好，其他的不重要。”</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聽說現在某些寫手的創收新模式：</text:span><text:span text:style-name="T12">1.</text:span><text:span text:style-name="T13">讓讀者買角色，為買家量身打造配角；</text:span><text:span text:style-name="T12">2.</text:span><text:span text:style-name="T13">若有大買家願意花錢，可以讓主角（作者）拉皮條，為買家拿女角色來文愛啪啪啪。個人判斷綠欠抽就是這種模式。</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通過對主角的生動形象的描述很好的告訴我們什麼是人渣 什麼叫做為達目的不擇手段（真正的不擇手段）把喜歡自己的妹子 藥翻了 扒光了 送到別人床上 感覺比慕容複渣渣一萬倍 文筆不錯所以給個一星（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完綠欠抽的綠帽四部曲，即刻心境圓滿，從此毒抗</text:span><text:span text:style-name="T16">max</text:span><text:span text:style-name="T17">，可縱橫眾多小白文綠帽文，而心不起一點波瀾。</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本書主角活的像狗一樣，配角男負責裝逼打臉吸引頂級美女，基本是個”龍傲天”式的人物，主角則負責擦屁股，鋪路順便和普通女人調調情，感情差不多了怎麼辦？那就讓她死掉再換一個檔次更低的吧。。。為了配角男主角可是什麼都幹的出來的，我覺得書名應該改成“特種兵在異界”</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著名的綠千愁，大家都不陌生。但是其實綠只是他的一方面，這個作者的套路也很深。對主角投懷送抱的女人，最後的結果都是被主角賣掉（不限此書）。然後他的讀者可以洗地，說是反正主角不喜歡她，生活就是這樣很真實，你就是喜歡看小白文，寫給成年人看的書小孩子才會看不進，全處全收就是有病，你就是直男癌，你就是不尊重女性，你就是在意那層膜。 總而言之，高舉女權大旗生活大旗真實大旗，對正常人喊打喊殺。 也許可以叫他們綠斯林吧。反正這個作者的粉絲，是我見過的跳水洗地姿勢最多的一批。所有給綠帽文洗地的手段，都濃縮在這群綠斯林身上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不理解文青的作者是怎麼想的，和錢過不去麼，寫個女主角要不奇醜，要不被強姦，不這麼寫不會寫小說了？別說貴在真實，我是在看小說不是看名著</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在榜單上看到這部小說，找來看過之後，我想說一句：真不是正常人能夠看下去的小說！</text:span><text:span text:style-name="T16">1</text:span><text:span text:style-name="T17">星滾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綠欠抽，網文界一朵翠綠的奇葩。</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分析下本書的幾個“智鬥”吧。</text:span><text:span text:style-name="T2">&lt;br&gt;</text:span><text:span text:style-name="T14">其中情節大都是描寫男主想要扶持一個落魄王爺的故事。</text:span><text:span text:style-name="T4">&lt;br&gt;1.</text:span><text:span text:style-name="T3">落魄王爺被皇帝關進監獄，但是王爺手下編造出一個“十萬鴉兵“說這是上任皇帝留給他的遺產，然後皇帝貪念一起，就把王爺放跑了，想要趁王爺取完這個十萬鴉兵之後搶奪。</text:span><text:span text:style-name="T4">&lt;br&gt;</text:span><text:span text:style-name="T3">先不談皇帝為啥就信了有著十萬鴉兵，你就直接放跑王爺不留一點後手，你就不怕王爺拿了十萬鴉兵轉身就來打你？？？</text:span><text:span text:style-name="T4">&lt;br&gt;2.</text:span><text:span text:style-name="T3">男主讓王爺和其與一個占踞一方的“諸侯”聯姻，然而諸侯憑啥要和你一個落魄王爺聯姻？男主又拿出十萬鴉兵說事了，說聯姻之後十萬鴉兵就給你們當嫁妝，然後諸侯就信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樣看來，今後婚介所不備上幾十斤迷藥都不好意思說自己是專業的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男主如果有系統的話。</text:span><text:span text:style-name="T34">&lt;br&gt;</text:span><text:span text:style-name="T35">體力 </text:span><text:span text:style-name="T36">10&lt;br&gt;</text:span><text:span text:style-name="T37">魅力 </text:span><text:span text:style-name="T36">10&lt;br&gt;</text:span><text:span text:style-name="T37">智力 </text:span><text:span text:style-name="T36">5&lt;br&gt;</text:span><text:span text:style-name="T37">技能：</text:span><text:span text:style-name="T34">&lt;br&gt;</text:span><text:span text:style-name="T37">降智光環：將所有和自己有關係的人的智商強行降至自己的智力水準以下，自己說出的話無論多麼不符合邏輯，他人都會信以為真。</text:span><text:span text:style-name="T36">&lt;br&gt;</text:span><text:span text:style-name="T35">空口套白狼：當自己身無分文時發動此技能可取得對手的任意一樣物品</text:span><text:span text:style-name="T36">&lt;br&gt;</text:span><text:span text:style-name="T35">文抄公：每當抄取一首詩詞時將獲得語文老師的哀歎”你要是高考時記得這麼多詩詞，有這樣的記憶力，也就不會考這麼差了“</text:span><text:span text:style-name="T34">&lt;br&gt;</text:span><text:span text:style-name="T35">薛定諤的綠帽（被動技能）：自己周圍所有女性強制進入此狀態，不管是多麼忠貞的女子當被主角觀測到時將投入他人懷抱，自己送女成功時次技能可升級（</text:span><text:span text:style-name="T34">Lv1 </text:span><text:span text:style-name="T35">經驗</text:span><text:span text:style-name="T34">2/5</text:span><text:span text:style-name="T35">）</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綠青天為民生，喜為媒人，不為自己，只願一生為廣大階層婚姻事業添磚加瓦，癡男怨女喜其人，凡青天所至，拜下泣曰</text:span><text:span text:style-name="T16">:</text:span><text:span text:style-name="T17">我的青天大老爺啊，你一生為他人，但總有人怨你，恨你，罵你，但我們永遠支持你，愛你，喜你，願我等有一日在青天大老爺的庇護下，也能頭頂青天，立於天地間。嗟乎，其人何其能也！！！——綠青天小傳</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嗯，</text:span><text:span text:style-name="T12">25</text:span><text:span text:style-name="T13">歲為什麼那麼了不起呢？什麼都能看懂了？莫非綠千愁第一次被綠是在</text:span><text:span text:style-name="T12">25</text:span><text:span text:style-name="T13">歲？參加工作了，所以有錢買個簫在門外吹？</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到第五章主角想去拍戲當主角就看不下去了，最討厭這種穿越重生，本來可以當霸道總裁龍傲天，結果死活都要跑去做屌絲當明星，不管後邊是不是開公司做老闆，開始就腦殘得不能想像，完全沒有看下去的欲望，本來以為韓娛裡邊這種腦殘已經夠嚴重了，沒想到美娛也有這種腦殘。</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首先本書的作者文筆很差，遣詞造句顯得非常業餘，處處都不通順；其次對人物的塑造槽點滿滿，主角被描寫的足智多謀，其實只會使一些下三濫的，看似可行其實漏洞百出的招數，對此作者也只能調低其他配角的智商和下線來迎合主角。更可笑的是作者著重描寫的兄弟情反而最是矯揉造作，倒更像是主僕情。看得下這本書的人三觀絕對是崩壞的，可是這本書竟然這麼火？？？誰來解釋一下為什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劇本不備案就交給出版社老闆讓他出動關係聯繫電影公司，要求還是自己當主角，神</text:span><text:span text:style-name="T8">TM</text:span><text:span text:style-name="T9">一個新人投了個劇本還敢提條件，好萊塢公司看眼你劇本都要謝天謝地，穿越者就是吊！</text:span><text:span text:style-name="T8">&lt;br&gt;</text:span><text:span text:style-name="T10">先不說這個，主角試鏡通過了，猜猜拿到多少錢？劇本</text:span><text:span text:style-name="T8">10</text:span><text:span text:style-name="T10">萬演出費</text:span><text:span text:style-name="T8">50</text:span><text:span text:style-name="T10">萬！！！新人啊！還是</text:span><text:span text:style-name="T8">1988</text:span><text:span text:style-name="T10">年！穿越者就是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神機跳槽之作，帶著陽神月票八連冠的氣勢飛龍騎臉而來，自然要寫一個卑微生命逆襲成諸天神靈的吃人流巨著。</text:span><text:span text:style-name="T45">&lt;br&gt;</text:span><text:span text:style-name="T9">這次他並沒有考慮太多的遮掩，赤裸裸地表達了自己賺錢的渴望。整本書就是永生之門化身的主角如何一次次大開大合虐殺敵人外加收女煉寶，最後歸位的高富帥之旅，只能說中間一言不合燃燒幾千年壽命的小宿命術太過霸道，可等到主角壽元無盡時，卻變成了尤為尷尬的嘴炮。呈現出一種歇斯底里的洗腦戾氣。三千大道只許我一人爭先，反正老子是永生之門化身。絕世高手三四人隨便你暴打我狗頭，反正老子是永生之門化身你敲不死。三十三諸天法寶，八部天龍都可以陪主角水三天三夜，反正老子是永生之門化身</text:span><text:span text:style-name="T8">&lt;br&gt;</text:span><text:span text:style-name="T10">不如叫</text:span><text:span text:style-name="T8">&lt;a href="/name/</text:span><text:span text:style-name="T10">反正我是永生之門化身</text:span><text:span text:style-name="T8">" target='_blank'&gt;</text:span><text:span text:style-name="T10">《反正我是永生之門化身》</text:span><text:span text:style-name="T8">&lt;/a&gt;</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主角是土著，竟然還得到了系統。</text:span><text:span text:style-name="T52">&lt;br&gt;</text:span><text:span text:style-name="T53">主角是土著，竟然還得到了系統。</text:span><text:span text:style-name="T52">&lt;br&gt;</text:span><text:span text:style-name="T53">主角是土著，竟然還得到了系統。</text:span><text:span text:style-name="T52">&lt;br&gt;</text:span><text:span text:style-name="T53">主角是土著，竟然還得到了系統。</text:span><text:span text:style-name="T54">&lt;br&gt;</text:span><text:span text:style-name="T53">主角是土著，竟然還得到了系統。</text:span><text:span text:style-name="T52">&lt;br&gt;</text:span><text:span text:style-name="T53">主角是土著，竟然還得到了系統。</text:span><text:span text:style-name="T52">&lt;br&gt;</text:span><text:span text:style-name="T53">毒得無以復加</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著名的綠千愁，大家都不陌生。但是其實綠只是他的一方面，這個作者的套路也很深。對主角投懷送抱的女人，最後的結果都是被主角賣掉（不限此書）。然後他的讀者可以洗地，說是反正主角不喜歡她，生活就是這樣很真實，你就是喜歡看小白文，寫給成年人看的書小孩子才會看不進，全處全收就是有病，你就是直男癌，你就是不尊重女性，你就是在意那層膜。</text:span><text:span text:style-name="T12">&lt;br&gt;</text:span><text:span text:style-name="T13">總而言之，高舉女權大旗生活大旗真實大旗，對正常人喊打喊殺。</text:span><text:span text:style-name="T12">&lt;br&gt;</text:span><text:span text:style-name="T13">也許可以叫他們綠斯林吧。反正這個作者的粉絲，是我見過的跳水洗地姿勢最多的一批。所有給綠帽文洗地的手段，都濃縮在這群綠斯林身上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綠千愁新作 龜君 帶給大家不一樣的綠帽體驗</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三觀奇歪，劇情喂屎。</text:span><text:span text:style-name="T16">&lt;br&gt;</text:span><text:span text:style-name="T17">一本仙俠文，為了給主角的“智謀”留下施展空間，設定修士戰力低於凡俗軍隊，但實際上，主角並沒有什麼智謀，全是下三濫手段，坑蒙拐騙，漏洞頻出，全靠弱智反派捧場，呸！</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3">垃圾，百盟有什麼好吹的？</text:span><text:span text:style-name="T34">&lt;a href="/name/</text:span><text:span text:style-name="T35">重活之肆意人生</text:span><text:span text:style-name="T36">" target='_blank'&gt;</text:span><text:span text:style-name="T37">《重活之肆意人生》</text:span><text:span text:style-name="T36">&lt;/a&gt;</text:span><text:span text:style-name="T37">這本書開書當日就一百多個盟主，能證明什麼，能證明書好？</text:span><text:span text:style-name="T36">&lt;a href="/name/</text:span><text:span text:style-name="T37">道君</text:span><text:span text:style-name="T34">" target='_blank'&gt;</text:span><text:span text:style-name="T37">《道君》</text:span><text:span text:style-name="T36">&lt;/a&gt;</text:span><text:span text:style-name="T35">刷盟主</text:span><text:span text:style-name="T36">26</text:span><text:span text:style-name="T35">小時才刷夠</text:span><text:span text:style-name="T34">102</text:span><text:span text:style-name="T35">個盟主，然後某綠粉絲大吹特吹，說自家綠爹，開書當日便百盟，你家一天是</text:span><text:span text:style-name="T34">26</text:span><text:span text:style-name="T35">小時嗎？看看道君的那些盟主吧，大量頭像和名字雷同的，真以為有那些盟主？垃圾而已，就知道刷，當時逼著一個分群群主起點</text:span><text:span text:style-name="T34">ID</text:span><text:span text:style-name="T35">躍千秋去刷盟，躍千秋不刷，就慫恿小弟去罵她婊子，這作者的人品是我見過起點作者裡最差的，土豆都比他強一百倍！</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書應該改個名字：</text:span><text:span text:style-name="T2">&lt;a href="/name/</text:span><text:span text:style-name="T3">一條好狗在異界</text:span><text:span text:style-name="T4">" target='_blank'&gt;</text:span><text:span text:style-name="T3">《一條好狗在異界》</text:span><text:span text:style-name="T4">&lt;/a&gt;</text:span><text:span text:style-name="T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從網文，還是仙俠網文裡學習人生經驗，瞭解社會的殘酷與無奈。我只能說，朋友去精神病院看看，腦子有坑。書店裡那麼多牛逼大佬專家寫的專業書籍，你不看。人家寫的鞭辟入裡，刻木三分，人家社會經驗、專業知識、工作經驗，對現代社會的瞭解不比一個網文作者強得多。估計你們也看不下去專業書籍、名家大作，只能看懂網文，然後覺得我從網文裡面學到好多人生經驗。其實你只是看不懂專業書籍與名家大作。最後想瞭解綠帽，有很多心理學大神對此有深刻的研究，矽統裡面</text:span><text:span text:style-name="T2">&lt;a href="/name/</text:span><text:span text:style-name="T3">妻心如刀</text:span><text:span text:style-name="T4">" target='_blank'&gt;</text:span><text:span text:style-name="T3">《妻心如刀》</text:span><text:span text:style-name="T4">&lt;/a&gt;</text:span><text:span text:style-name="T3">之類的也比這半綠不綠的小說強多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送女死女都不是毒點，裡面全部人物腦殘還覺得聰明才是毒點。</text:span><text:span text:style-name="T16">&lt;br&gt;ps:</text:span><text:span text:style-name="T17">作者的洗地水軍真棒👍，在哪兒雇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5">要是你也和我一樣在納悶為什麼會有那麼多人去追捧那些腦殘到爆只為了爽的書的話</text:span><text:span text:style-name="T26">.</text:span><text:span text:style-name="T27">那麼看了這書以後你就會明白</text:span><text:span text:style-name="T28">.</text:span><text:span text:style-name="T29">因為有些書腦殘到爆了他既然還會讓你不爽</text:span><text:span text:style-name="T26">-.-</text:span><text:span text:style-name="T27">也許</text:span><text:span text:style-name="T28">.</text:span><text:span text:style-name="T29">每個人的爽點不一樣吧</text:span><text:span text:style-name="T26">.</text:span><text:span text:style-name="T29">這書自有“綠林好漢”去捧場</text:span><text:span text:style-name="T26">.</text:span><text:span text:style-name="T27">我就敬謝不敏了</text:span><text:span text:style-name="T26">.&lt;br&gt;PS</text:span><text:span text:style-name="T27">：千萬別奇怪為什麼會有一百多個盟主</text:span><text:span text:style-name="T26">.</text:span><text:span text:style-name="T27">因為叫“不被綠不舒服斯基”這個名字的人太多</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97">[</text:span><text:span text:style-name="T98">轉</text:span><text:span text:style-name="T99">]</text:span><text:span text:style-name="T100">讀者</text:span><text:span text:style-name="T101">:</text:span><text:span text:style-name="T100">送女了。 作者</text:span><text:span text:style-name="T101">:</text:span><text:span text:style-name="T98">女配角。 讀者</text:span><text:span text:style-name="T99">:</text:span><text:span text:style-name="T100">很漂亮。 作者</text:span><text:span text:style-name="T99">:</text:span><text:span text:style-name="T98">主角不喜歡那女的。 讀者</text:span><text:span text:style-name="T101">:</text:span><text:span text:style-name="T98">可那女的喜歡主角。 作者</text:span><text:span text:style-name="T99">:</text:span><text:span text:style-name="T100">後來不喜歡了 讀者</text:span><text:span text:style-name="T99">:</text:span><text:span text:style-name="T98">神雕了。 作者</text:span><text:span text:style-name="T101">:</text:span><text:span text:style-name="T98">女的不喜歡主角。 讀者</text:span><text:span text:style-name="T101">:</text:span><text:span text:style-name="T100">女的很漂亮。 作者</text:span><text:span text:style-name="T101">:</text:span><text:span text:style-name="T100">她就幾章的戲 讀者</text:span><text:span text:style-name="T101">:</text:span><text:span text:style-name="T100">非初非處。 作者</text:span><text:span text:style-name="T99">:</text:span><text:span text:style-name="T100">很現實，增加女主人生經歷。 讀者</text:span><text:span text:style-name="T99">:</text:span><text:span text:style-name="T98">我有初女處女情節。 作者</text:span><text:span text:style-name="T101">:</text:span><text:span text:style-name="T100">女主很有愛。 讀者</text:span><text:span text:style-name="T101">:</text:span><text:span text:style-name="T98">綠帽了。 作者</text:span><text:span text:style-name="T101">:</text:span><text:span text:style-name="T100">男主也不想綠帽。 讀者</text:span><text:span text:style-name="T101">:</text:span><text:span text:style-name="T100">不看了。 作者</text:span><text:span text:style-name="T99">:</text:span><text:span text:style-name="T98">女主只個是綠茶。 讀者</text:span><text:span text:style-name="T99">:</text:span><text:span text:style-name="T98">不看！！！ 作者</text:span><text:span text:style-name="T99">:</text:span><text:span text:style-name="T98">增加主角人生經歷。 讀者</text:span><text:span text:style-name="T99">:</text:span><text:span text:style-name="T98">我擦，這些可有可無的東西不都是你動動手指頭就能改變的事情嗎！！！ 作者：那啥，不是破鞋無內涵，不戴綠帽無深度！</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在男多女少的當下</text:span><text:span text:style-name="T12">,</text:span><text:span text:style-name="T13">像作者這樣有奉獻精神的人不多了</text:span><text:span text:style-name="T12">,</text:span><text:span text:style-name="T13">大家且行且珍惜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重要提示，綠帽文聖母文，女友把主角甩了之後，找了布拉德皮特，結果被男主角死皮懶臉的堵門了。在男主貌似霸道的一吻之下，女主回心轉意，皮特被男豬的權勢逼走。</text:span><text:span text:style-name="T2">&lt;br&gt;</text:span><text:span text:style-name="T3">然後沒幾天男主遭遇危機，所有女配都挺男主，唯有女主再次把趁機把男主甩了，這一次分開了六年，途中不知道交了多少男朋友，變成了幾手公車了。但還是被男主強行從女主新男友身邊搶回去了。</text:span><text:span text:style-name="T4">&lt;br&gt;</text:span><text:span text:style-name="T3">如此狗血我還能說什麼，還有商業上對手都騎到主角臉上一頓耳光猛打了，主角還一副聖母樣子為了對手公司的股價穩定著想寧願自己虧出血。</text:span><text:span text:style-name="T4">&lt;br&gt;1</text:span><text:span text:style-name="T3">分走好不送。</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在遙遠的東方，有一句成語：”，看到白人主角一說這種話，立馬脫戲，毫無帶入感。你能想像在國內和人聊天的時候，對方時不時冒出一句</text:span><text:span text:style-name="T12">:"</text:span><text:span text:style-name="T13">美國經常這樣說：自由權利歸眾生</text:span><text:span text:style-name="T12">"</text:span><text:span text:style-name="T13">嗎？如果有人這麼和你聊天，估計立馬一腳踢飛，和著這種腦殘有什麼好聊的，同理，在國外你提什麼東方人經常說啥的，不是腦殘是啥，完全不合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舔狗這種生物，根本不配做男人，真是瞎了我的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胖子主角，好，我忍了。人格下賤，甘願跪舔別人，好，我繼續忍。買車被人羞辱的老套情節，我接著忍。刷卡裝逼拿車，結果是人家銷售員的套路，主角裝逼成傻逼，徹底毒發身亡。可惜不能給負分，不然負你</text:span><text:span text:style-name="T24">999</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30">開頭棄，什麼狗屁設定啊，你要是一開始就是個窮光蛋然後一路奮發向前最後成為人生贏家我不說什麼，神</text:span><text:span text:style-name="T31">tm</text:span><text:span text:style-name="T32">為了鍛煉下一代父母假裝家貧進行窮養，而且還是窮養十幾年，然後反轉告訴主角自己家其實非常有錢！！！，設定真是鬼才系列，而且還是胖子主角，一般來講，大部分小說胖子主角就離不開猥瑣，果然如此</text:span><text:span text:style-name="T31">.</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38">&lt;a href="/name/</text:span><text:span text:style-name="T14">我真是個舔狗</text:span><text:span text:style-name="T4">" target='_blank'&gt;</text:span><text:span text:style-name="T3">《我真是個舔狗》</text:span><text:span text:style-name="T4">&lt;/a&gt;</text:span><text:span text:style-name="T3">，</text:span><text:span text:style-name="T4">1</text:span><text:span text:style-name="T3">星走你。</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怕不是寫出了作者的本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一，主角的個性是有問題的，別的也就算了，沒見過女人麼？窮和沒談過戀愛就是等於會在女人面前表現的連條狗都不如？</text:span><text:span text:style-name="T2">2.</text:span><text:span text:style-name="T14">這麼點文字，不好好寫主角的轉變和努力上進，跟</text:span><text:span text:style-name="T4">306</text:span><text:span text:style-name="T3">的</text:span><text:span text:style-name="T4">4</text:span><text:span text:style-name="T3">只女表始終夾纏不清，偏偏這</text:span><text:span text:style-name="T4">4</text:span><text:span text:style-name="T3">只玩意在食堂一幕中已經被作者寫成了智商與情商都負值的女表了，結果後面大部分情節還是圍繞這些女的寫，想跳著不看這些女人，結果跳到最後已經沒什麼內容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來龍空那麼久從沒給過誰差評，不好看的話不看就是了。但是這種腦殘父母加上弱智主角不給差評還真對不起自己的眼睛。</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希望主角下輩子投胎成一個避孕套，整個插裡面去舔。</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這本書原名應該叫我幹穿了八十到九十年代的著名美女演員。開頭還行，主角上大學開始就越來越噁心。幹女人主要通過金錢利誘，利誘不行就讓對方父母欠錢，還不行就強上。反正老子看中的就是老子的，管你其他</text:span><text:span text:style-name="T12">XXX</text:span><text:span text:style-name="T13">。倔強的就弄去日本</text:span><text:span text:style-name="T12">SM</text:span><text:span text:style-name="T13">調教，搞出斯德哥爾摩綜合症後就可以被主角幹了。如果只是看幹幹幹的誰來看你這本書，還不如去系統站。估計作者也是想到這個不討喜，所以給主角安排的有日本血統。</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自己作死的典型文章，前期寫的那麼垃圾後面寫的再好有什麼用</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是不是對窮養有什麼誤會？感覺主角完全沒有成熟的一面，按道理說從小要自己撿瓶子，自己找工作掙生活費的孩子都是比較成熟的，但是我在主角身上只看到了自卑猥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數學好啊，</text:span><text:span text:style-name="T2">13.9%</text:span><text:span text:style-name="T3">的五星和</text:span><text:span text:style-name="T4">54.6%</text:span><text:span text:style-name="T3">一星叫兩級分化。赤道線原來是在北緯</text:span><text:span text:style-name="T4">13.9</text:span><text:span text:style-name="T3">度的。特別不理解看本書就自認忠犬的心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傻逼父母養出來一個窮兒子啊，怎麼看都像一個自卑的暴發戶。。這種情節寫出來找虐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父母為了鍛煉主角，明明有錢，卻一直讓孩子從小撿瓶子。結果兒子被養的一身窮酸氣，穿上龍袍都不像皇帝。劇情各種皇帝的金扁擔，主角性格猥瑣自卑完全是窮養養廢了的典型。貧賤不能移，不代表富貴不能淫</text:span><text:span text:style-name="T16">.</text:span><text:span text:style-name="T17">窮養被人忽視的地方就是眼界跟心理問題。這種父母的教育實在夠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性格猥瑣自卑被周圍人當梗被調侃，十分不適減分。人醜胖見女就跪，包養都沒有底氣又</text:span><text:span text:style-name="T12">low</text:span><text:span text:style-name="T13">又猥瑣，減分。</text:span><text:span text:style-name="T12">&lt;br&gt;</text:span><text:span text:style-name="T13">第一次見被描寫的這麼不適的主角，性格無腦跪人，自卑猥瑣，還是醜胖，告辭。</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可能有人不知道為什麼突然有這麼多差評，我來轉發一下引發者的言論，言論來自龍友噠噠蛋 </text:span><text:span text:style-name="T19">&lt;br&gt;</text:span><text:span text:style-name="T20">書裡出現一個女配桃子，這個桃子以前家裡有錢，但發生了變故家道中落，知道主角有錢，就找上門來想要來一次援交，兩萬一晚</text:span><text:span text:style-name="T21">&lt;br&gt;</text:span><text:span text:style-name="T20">從一開始，這個桃子就瞧不起主角，因為主角就是個齷齪噁心的死肥宅</text:span><text:span text:style-name="T19">&lt;br&gt;</text:span><text:span text:style-name="T20">援交才剛開始，死胖子當時就尿了，摸都摸了，又良心發現停手，老實給錢，女人連聲謝謝都沒說就拿錢走人</text:span><text:span text:style-name="T21">&lt;br&gt;</text:span><text:span text:style-name="T22">結果過了幾章，桃子的又上門要錢，貼段原文：</text:span><text:span text:style-name="T19">&lt;br&gt;</text:span><text:span text:style-name="T20">錢多多本能的第一反應，肯定還是孟桃夭錢用完了</text:span><text:span text:style-name="T19">&lt;br&gt;</text:span><text:span text:style-name="T20">不然無從解釋這麼漂亮的女生，為什麼會跟自己胖窮挫往來，包括大半個月前的那一夜</text:span><text:span text:style-name="T19">&lt;br&gt;</text:span><text:span text:style-name="T20">然後這次來沒援交了，要求每月給一千，自己給他拉皮條</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來龍空基本沒給過一星，因為我覺得作者都不容易，不好看不評論就行了，幹嘛看完還要給別人踩一腳。但是，這本書實在是太毒了，噁心的一筆，不給一星念頭不通達。</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真</text:span><text:span text:style-name="T16">·</text:span><text:span text:style-name="T17">逼奴！還富二代呢，對一個援交女、來找主角拉皮條的賤人，主角都能窩囊自卑成那樣，這作者現實中得慫成什麼樣，才能寫出這種東西啊？？？見女跪的沒少見，但跪舔成這樣的還真是稀罕！可笑的是主角花了兩萬還只是摸了摸那援交女就完事兒了，然後每個月還要再給她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了十章左右。第一印象是虐主，主角先是莫名其妙被個有超能力的女人拉到一個莫名其妙的世界，一頭都是霧水，然後那女人以各種藉口，讓主角欠了十幾萬塊錢，要還的。緊接著另一個超能力等級比那女人高的男人把主角九死一生獲得的道具，一個貌似可以獲得高等許可權的證物搶了，還下毒脅迫主角給他辦事，不然就毒死主角。以上這些劇情就花了十章，至於其他解釋，完全沒有，連主角穿越去了一個什麼樣的世界都沒有完整的解釋，於是開頭的黃金三萬字完全浪費在一夫莫名其妙的文字中。對於這樣的開頭，我只能給出這麼一個評價：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怎麼這麼多人喜歡玩</text:span><text:span text:style-name="T2">&lt;a href="/name/</text:span><text:span text:style-name="T3">重生之稱霸幼稚園</text:span><text:span text:style-name="T4">" target='_blank'&gt;</text:span><text:span text:style-name="T3">《重生之稱霸幼稚園》</text:span><text:span text:style-name="T4">&lt;/a&gt;</text:span><text:span text:style-name="T3">這樣的套路</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所以爸媽是弱智兒子是舔狗。索性直接寫突然得到拆遷補助</text:span><text:span text:style-name="T16">1</text:span><text:span text:style-name="T17">個億也比傻逼設定好的多。</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未來每一次逼價上漲在座的所有舔狗都難辭其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看了些敗退。</text:span><text:span text:style-name="T12">&lt;br&gt;</text:span><text:span text:style-name="T13">豬腳性格太彆扭。各種矛盾。</text:span><text:span text:style-name="T12">&lt;br&gt;</text:span><text:span text:style-name="T13">前期賤如狗的到處拜師，後來有師彆扭不拜。面對女子威脅，連屁都不敢放，立馬充當替罪羊炮灰角色。面對高人又各種不怕死。一方面不怕死不怕威脅不願意另外拜師是重感情，但是偏偏又受威脅跑去做私下交易的勾當，而這種勾當嚴重時或許會讓整個門派包括心目中的師傅被滅。</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差評，</text:span><text:span text:style-name="T52">80</text:span><text:span text:style-name="T53">章左右毒發身亡，毒點有：</text:span><text:span text:style-name="T52">1.</text:span><text:span text:style-name="T53">主角外掛猛，你說下單員就下單員，但是重生回去能有那屌的操作？假的一比。。。</text:span><text:span text:style-name="T52">2.</text:span><text:span text:style-name="T53">主角收黑社會小弟當手下</text:span><text:span text:style-name="T54">3.</text:span><text:span text:style-name="T53">主角愛心爆棚，什麼救助流浪狗，更好笑的是還有外國大波善良美女，呵呵</text:span><text:span text:style-name="T52">&lt;br&gt;4.</text:span><text:span text:style-name="T53">書畫風噁心，太浮誇，綜合以上</text:span><text:span text:style-name="T52">4</text:span><text:span text:style-name="T53">點，個人大毒草</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評語：父子皆人渣 </text:span><text:span text:style-name="T8">&lt;br&gt;94</text:span><text:span text:style-name="T9">年十五萬什麼概念？親戚們看在親戚面子上借給了主角家十五萬，而上輩子這十五萬被騙走了，所以主角就轉走了十五萬拿去炒股，得知十五萬被騙，找了一個星期找不到主角的親戚們急得要死。而在主角眼裡這些親戚都是小人，一副市儈嘴臉。我們家都被騙了，你們好意思要我們還錢？ </text:span><text:span text:style-name="T8">&lt;br&gt;</text:span><text:span text:style-name="T10">還慢騰騰在那裝逼，我股票帳戶上就六塊錢現金了！急得親戚要拼命才來句</text:span><text:span text:style-name="T8">.</text:span><text:span text:style-name="T10">不過我股票值一百多萬。 </text:span><text:span text:style-name="T8">&lt;br&gt;</text:span><text:span text:style-name="T10">後來主角老爸得知主角舅媽來要錢，指責主角老媽，看看你這什麼親戚啊？死要錢！ </text:span><text:span text:style-name="T8">&lt;br&gt;</text:span><text:span text:style-name="T10">後面舅媽女兒糖尿病沒錢治病，來找主角，主角爸很生氣不理人，你們讓我還錢還好意思上門？</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得不說我也真是漲見識了，這才叫真人渣，呵呵，一星不送</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標準的人渣重生記，如果作者現實裡的親戚都是那麼可惡，那麼何必在書裡讓讀者和你一樣感受噁心呢，認真的寫主角創業，感情，生活感悟，等等，不必這樣找罵要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只能說，標題帶俗人的千萬慎重，因為很可能就是賤人</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媽的又看到這本書了，想想這作者寫的借別人錢還牛逼哄哄的嘴臉我他媽都想打死這個作者，借別人錢還一臉的我是你爹的樣。這種人也就你親戚看著一家子才借給你家別人你死了也沒人管。去年我三姨家的弟弟在網上借了</text:span><text:span text:style-name="T19">5</text:span><text:span text:style-name="T20">萬的小額貸款，幾個月本息漲到</text:span><text:span text:style-name="T21">10</text:span><text:span text:style-name="T20">幾萬，三姨怕丟人一直沒說，今年實在還不起錢了才找我家和二舅家借錢，怕丟人幾個月白扔好幾萬，我媽讓我借給三姨</text:span><text:span text:style-name="T19">8</text:span><text:span text:style-name="T20">萬二舅給了</text:span><text:span text:style-name="T21">3</text:span><text:span text:style-name="T22">萬，我媽和二舅罵了我這個弟弟兩天，我三姨夫把棍子都打斷一根，就我三姨家的情況和我弟弟這個大學畢業</text:span><text:span text:style-name="T19">5</text:span><text:span text:style-name="T20">年不好好工作這懶樣還錢？沒個</text:span><text:span text:style-name="T19">7</text:span><text:span text:style-name="T20">年</text:span><text:span text:style-name="T19">8</text:span><text:span text:style-name="T20">年夠嗆能還上我兩家的錢，你說不是親戚我能借？如果光是這個弟弟我肯定不會借個他，是不是過兩年他還錢的時候就作者這嘴臉？</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你們噴的哪些毒點在我看來都是小兒科，真正的劇毒點太多了，主角一個分分鐘幾千萬上億的土豪，整體跟高考作弊，打架鬥毆的學生混在一起，跟頭腦簡單素質低下還犯有刑事重罪的混混頭子稱兄道弟。最不能忍就是作者估計是愛犬人士，全篇大部分情節的推動竟然是烤狗來完成的。因為救助狗獲得美女好感的劇情多處，為了救狗主角被人打傷，為了救助流浪狗，主角一擲億金，主角把自己收入的</text:span><text:span text:style-name="T16">10%</text:span><text:span text:style-name="T17">用來捐助美國的流浪狗收容所，主角在美國成立狗救助基金，在國內準備把狗救助產業化還預計能盈利。為了救狗主角親自帶人蹲守，不辭辛苦。為了狗把副市長兒子打傷弄得自己差點坐牢。我建議作者把書名改成愛狗如命人士重生記。</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就現在這個社會情況，直系親情成了唯一僅存的不求回報的關係。如果僅僅是為了親戚要你家還本該是你應該早早要還的錢就各種怨恨，那你也是活狗身上了。別人借給你錢即使他們不是很情願或者自己也困難借給你少了，但也是你借別人錢，不是你借給別人錢。真當還錢的是大爺？如果不是親戚，真以為人家讓你要錢的時候就只是嘴上說說你嗎？不顧親情人家有幾十種方法讓你跳樓。被要債的逼的跳樓的比比皆是，別人不會給你講情面。狗屎玩意。</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我是這個世界的一個老讀者，我首先收到資訊是你們的幸運，警告你們：不要看！不要看！不要看！！！</text:span><text:span text:style-name="T2">&lt;br&gt;</text:span><text:span text:style-name="T3">網路上上有千萬本小說，只要不看，傻逼作者就無法存活。</text:span><text:span text:style-name="T4">&lt;br&gt;</text:span><text:span text:style-name="T3">如果看，你將會看到借你錢是看的起你，百億富豪慘遭派出所所長淩辱等睿智情節，傻逼作者將佔領我們的世界！</text:span><text:span text:style-name="T4">&lt;br&gt;</text:span><text:span text:style-name="T3">不要看！不要看！！不要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毒草一枚。屠村三孤兒入宗門，女配婉兒和男配賈某入宗門修行。男主經脈不通，只能掃了三年地，磕頭一路沒得修仙法。求入顧某（女配男配的師傅）門下，被刁難二日掃遍宗門，帶磕頭傷掃暈後，被他院院首開脈得以修仙。之後老爺爺傳法，白富美合夥走私送靈石。</text:span><text:span text:style-name="T16">&lt;br&gt;</text:span><text:span text:style-name="T17">豬腳投入宗門，再次被男配賈某刁難中傷，被女配婉兒（青梅竹馬女高飛後鄙視廢物男主的橋段）無視，被兩人聯手整治。豬腳一直對婉兒念念不舍，終於要決裂。大堆情節寫男配女配對男主的惡毒。結果，第二天，豬腳主動和明知馬上就要害死他的女配聊天，讓女配給他拿藥，之後故意打翻藥，讓男主送死。明知如此還讓人拿藥，一路上他還是奴才伺候人。路上還給路人乞丐一天奴才。</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果然是人渣重生記。劇情有重大漏洞，單說人渣豬腳拿著他爸的存摺和戶口本，再新辦一個儲蓄卡就能把存摺的錢轉出來，作者辦理過轉帳業務嗎？哪個工作人員這麼白癡不要密碼，不要身份證，不要本人在場就轉帳，銀行有熟人也辦不了啊，沒有轉帳的這個情節，下面全是扯淡。挪用家裡資產炒股然後偷偷躲起來，害得家人雞飛狗跳，唯恐豬腳攜款潛逃，一輩子都毀了，後來知道在炒股，又擔心炒股雞飛蛋打，豬腳堂哥氣急攻心都昏死過去了。家人跑去找熟人問情況，豬腳還不准聲張自己賺錢了，大概就為了後面在親戚面前裝逼吧。當親戚討要欠款時，還一臉裝逼的說，我口袋裡只有六塊錢。高高在上地俯視眾親戚憤怒，拽拽地跟證券經理說，告訴他們吧。就一人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改叫重生養狗記吧，忍著毒，準備忍到進</text:span><text:span text:style-name="T19">V</text:span><text:span text:style-name="T20">看看，我最後還是沒忍過去，在入</text:span><text:span text:style-name="T21">V</text:span><text:span text:style-name="T20">前倒數第二章，</text:span><text:span text:style-name="T19">93</text:span><text:span text:style-name="T20">章毒發身亡。</text:span><text:span text:style-name="T21">&lt;br&gt;</text:span><text:span text:style-name="T22">為狗掏出</text:span><text:span text:style-name="T19">5000W</text:span><text:span text:style-name="T20">。。。尼瑪逼的，是</text:span><text:span text:style-name="T19">5000W</text:span><text:span text:style-name="T20">啊，還特麼就是給一個認識沒多久的人，你特麼是有多愛狗啊，還做成產業鏈。做什麼不比這個好，錢多了發燒？</text:span><text:span text:style-name="T19">&lt;br&gt;</text:span><text:span text:style-name="T20">其他毒點都懶得吐槽，這個實在是忍不下去，直接說再賤，不知道這個毒點，有誰會來洗地不，滑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劇毒，作者腦子異于常人，所以書中主角各種毒，</text:span><text:span text:style-name="T2">94</text:span><text:span text:style-name="T14">年的</text:span><text:span text:style-name="T4">15</text:span><text:span text:style-name="T3">萬，按房價購買力來算，大概是現在的</text:span><text:span text:style-name="T4">800~1000</text:span><text:span text:style-name="T3">萬，親戚能借給你家這麼多錢已經是絕對真親兄弟了，主角居然認為親戚知道這些錢被騙，可能還不了的時候，不該催問？催問就是醜惡嘴臉，呵呵。問問作者會借</text:span><text:span text:style-name="T4">100</text:span><text:span text:style-name="T3">萬給自己的親戚嗎？</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服氣，這哪是人渣重生記啊，根本就他媽畜牲重生記啊！不對，連很多畜牲都知道親情呢，在這主角眼裡，是真真正正的親戚不如狗啊，當狗奴當到這份上，服了！以後哪個洋鬼子敢說中國人不愛狗的？直接拿這作者出來讓他們見識下中國人多愛狗！父母被主角牽連關在派出所，主角去救父母路上都不忘了先去救狗，佩服！這是爹媽都沒流浪狗重要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因為主角挪用，父母被當詐騙犯關在在看守所，等著他去救。主角有錢了，想著拿錢就能救出來，於是在去救父母的路上買衣服打臉，泡洋妞，救狗。真不知道父母受罪的時候他怎麼就能心安理得做這些。</text:span><text:span text:style-name="T2">&lt;br&gt;</text:span><text:span text:style-name="T3">當時是</text:span><text:span text:style-name="T4">94</text:span><text:span text:style-name="T3">年，親戚借給他們家</text:span><text:span text:style-name="T4">15</text:span><text:span text:style-name="T3">萬，著急他還不上，指責他挪用害了父母，他就開始打親戚的臉，言語中透露出一股【問你借錢是看得起你】的意思，好像親戚借給他錢反而是欠了他人情一樣。後面還有一些類似心理的情節。總而言之，這就是個覺得舉世皆他媽都要遷就他的奇葩。</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87">那啥，看完這書我理解了一個新名詞叫做——動保婊。</text:span><text:span text:style-name="T88">&lt;br&gt;94</text:span><text:span text:style-name="T89">年，萬元戶都算是大富的年代，親戚借了你</text:span><text:span text:style-name="T90">9</text:span><text:span text:style-name="T91">萬，被你個半大孩子瞞著父母私自挪用瞎搞，難道不著急？</text:span><text:span text:style-name="T90">9</text:span><text:span text:style-name="T91">萬啊大哥！</text:span><text:span text:style-name="T88">2016</text:span><text:span text:style-name="T91">年的現在親戚能借個</text:span><text:span text:style-name="T88">9</text:span><text:span text:style-name="T91">萬給你都是面子，那時的</text:span><text:span text:style-name="T90">9</text:span><text:span text:style-name="T89">萬的購買力保守說值現在</text:span><text:span text:style-name="T90">900</text:span><text:span text:style-name="T91">萬不為過，要是你現在特麼借了</text:span><text:span text:style-name="T88">900</text:span><text:span text:style-name="T89">萬給親戚結果讓親戚被人騙光了你不上門討錢？難道說沒事沒事我再借你</text:span><text:span text:style-name="T88">900</text:span><text:span text:style-name="T89">萬這點小錢別放在心上……對借你鉅款的親戚不僅不心懷感恩還故意裝逼不說話然後各種打臉，對路上特麼碰見的黃狗死了爹媽一樣還激起了豬腳投身動保事業的終身偉大志向，真特麼是人不如狗的社會啊。</text:span><text:span text:style-name="T88">&lt;br&gt;</text:span><text:span text:style-name="T89">我對動保沒有惡意，就是對作者這種動保婊無言以對…</text:span><text:span text:style-name="T88">&lt;br&gt;</text:span><text:span text:style-name="T89">看了幾十章快吐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人渣重生記</text:span><text:span text:style-name="T16">,</text:span><text:span text:style-name="T17">當豬腳他家的親戚絕對是倒了八輩子血黴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父子皆人渣</text:span><text:span text:style-name="T8">&lt;br&gt;94</text:span><text:span text:style-name="T9">年十五萬什麼概念？親戚們看在親戚面子上借給了主角家十五萬，而上輩子這十五萬被騙走了，所以主角就轉走了十五萬拿去炒股，得知十五萬被騙，找了一個星期找不到主角的親戚們急得要死。而在主角眼裡這些親戚都是小人，一副市儈嘴臉。我們家都被騙了，你們好意思要我們還錢？</text:span><text:span text:style-name="T8">&lt;br&gt;</text:span><text:span text:style-name="T10">還慢騰騰在那裝逼，我股票帳戶上就六塊錢現金了！急得親戚要拼命才來句</text:span><text:span text:style-name="T8">.</text:span><text:span text:style-name="T10">不過我股票值一百多萬。</text:span><text:span text:style-name="T8">&lt;br&gt;</text:span><text:span text:style-name="T10">後來主角老爸得知主角舅媽來要錢，指責主角老媽，看看你這什麼親戚啊？死要錢！ </text:span><text:span text:style-name="T8">&lt;br&gt;</text:span><text:span text:style-name="T10">後面舅媽女兒糖尿病沒錢治病，來找主角，主角爸很生氣不理人，你們讓我還錢還好意思上門？</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你們噴的哪些毒點在我看來都是小兒科，真正的劇毒點太多了，主角一個分分鐘幾千萬上億的土豪，整體跟高考作弊，打架鬥毆的學生混在一起，跟頭腦簡單素質低下還犯有刑事重罪的混混頭子稱兄道弟。最不能忍就是作者估計是愛犬人士，全篇大部分情節的推動竟然是烤狗來完成的。因為救助狗獲得美女好感的劇情多處，為了救狗主角被人打傷，為了救助流浪狗，主角一擲億金，主角把自己收入的</text:span><text:span text:style-name="T16">10%</text:span><text:span text:style-name="T17">用來捐助美國的流浪狗收容所，主角在美國成立狗救助基金，在國內準備把狗救助產業化還預計能盈利。為了救狗主角親自帶人蹲守，不辭辛苦。為了狗把副市長兒子打傷弄得自己差點坐牢。我建議作者把書名狗爹重生記。</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因為主角挪用錢財，父母被當詐騙犯關在在看守所，等著他去救。主角有錢了，想著拿錢就能救出來，於是在去救父母的路上買衣服打臉，泡洋妞，救狗。真不知道父母受罪的時候他怎麼就能心安理得做這些。 當時是</text:span><text:span text:style-name="T52">94</text:span><text:span text:style-name="T53">年，親戚借給他們家</text:span><text:span text:style-name="T52">15</text:span><text:span text:style-name="T53">萬，著急他還不上，指責他挪用害了父母，他就開始打親戚的臉，言語中透露出一股【問你借錢是看得起你】的意思，好像親戚借給他錢反而是欠了他人情一樣。後面還有一些類似心理的情節。總而言之，作者就是個覺得舉世皆他媽都要遷就他的奇葩。</text:span><text:span text:style-name="T52">&lt;br&gt;</text:span><text:span text:style-name="T53">這主角和作者一個吊樣，沒</text:span><text:span text:style-name="T54">JJ</text:span><text:span text:style-name="T53">，更沒</text:span><text:span text:style-name="T52">PY </text:span><text:span text:style-name="T53">。 拉</text:span><text:span text:style-name="T52">X</text:span><text:span text:style-name="T53">撒尿都是用嘴的，呵呵。</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強行給讀者喂屎，報復社會系列，用了大量筆墨寫了一堆疑似後宮的女配，結果主角強行處男，到處送女，主角師傅跟配角都大開後宮了，主角還是萬年處男，看了前面毒發身亡，棄之</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對傲無常三字標籤仍抱有幻想的朋友可以收起殘存的僥倖了，此標籤如今插在了一坨滿是“槍手文”和“賣角色”臭味的無主之屎上，嗅覺敏銳的老司機們已經退避三舍了，老弟本著國際後宮黨員的大無畏精神匍匐前進，對此屎舔舐再三，方知其屎也真，其毒也深。</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雖然我一直說服自己讀下去，然而在主角抓了個女毛子俘虜強行正人君子之後還是到達了忍耐的極限</text:span><text:span text:style-name="T16">&lt;br&gt;</text:span><text:span text:style-name="T17">三觀不一樣會導致容忍度降低，如果這書主角不是個韃子，如果主角沒有“日後八旗子弟都會感謝我”的宏願，如果主角戰爭中沒有聖母病，我可能還能看的下去</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爛到極點，死女，扶滿清，操慈禧，太噁心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文清，歪屁股，文筆幹得不能看，錯別字一大堆，邏輯錯誤到處都是，小學生作文都比這好</text:span><text:span text:style-name="T16">&lt;br&gt;</text:span><text:span text:style-name="T17">屬於誰看誰傻逼系列</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其實叫奴才沒什麼，拳頭不如人，不想死別說叫奴才，就是叫祖宗都能忍，只要後面報復回來就行了。</text:span><text:span text:style-name="T2">&lt;br&gt;</text:span><text:span text:style-name="T3">但是屁股不對就不能忍了，我非常懷疑洗地的人是不是野豬皮後裔，什麼吹感情戲人物描寫好，不說送女死女這些毒點，這種程度的人物描寫，很多言情小說都不差，郭小四寫的就是這種，矯情描寫不比這書好？不用謝我推薦你們去看看，還艸慈溪？嘔要吐了，求求你們去百度一下照片吧</text:span><text:span text:style-name="T4">&lt;br&gt;</text:span><text:span text:style-name="T3">要合理不合理，邏輯就是屎，送女死女，後宮的品質也不怎麼樣，人物塑造只是小說一部分，評個三星已經頂天了，還想怎麼樣？自己覺得就好看，還管上別人了？你的爽點是爽點，別人的毒點就不是毒點了，真</text:span><text:span text:style-name="T4">tm</text:span><text:span text:style-name="T3">皇帝不急太監急</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書從頭虐到現在，豬腳永遠是在比他高</text:span><text:span text:style-name="T16">N</text:span><text:span text:style-name="T17">個檔次的存在面前做狗，而且非要文青的把豬腳寫成角族人，哈哈，目前幾章連狗都做不了了，大人物不需要這個廢柴狗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作者是</text:span><text:span text:style-name="T2">&lt;a href="/name/</text:span><text:span text:style-name="T14">修真門派掌門路</text:span><text:span text:style-name="T4">" target='_blank'&gt;</text:span><text:span text:style-name="T3">《修真門派掌門路》</text:span><text:span text:style-name="T4">&lt;/a&gt;</text:span><text:span text:style-name="T3">書友。不知道為什麼要寫那麼多女人，簡直可以說書裡全是女人。出了主角一個是男人外其他重要角色全是女人。全都只愛主角一個。本來有幾個開掛配角也挺好。結果全給寫的像個</text:span><text:span text:style-name="T4">NPC</text:span><text:span text:style-name="T3">一樣，看不出掛開在哪裡。後來想了想，作者這麼寫可能是為了討好小白讀者。可是你這書寫這麼多女人又不開後宮，所有副本全是在和各種各樣的女人糾纏感情。小白讀者怕也不會喜歡吧。撲街也算撲的理所當然。</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只能說，我的人生已經不成功了，到處委屈求全卻不能出人頭地，明明想要決絕卻一次次妥協，想勤能補拙卻被別人輕輕鬆鬆開掛打臉。等等等等。。。</text:span><text:span text:style-name="T12">&lt;br&gt;</text:span><text:span text:style-name="T13">這本書的主角居然也是這樣的路數，我為什麼還要再看這樣書，為什麼還要重新虐一遍，為什麼還要用主角來諷刺我自己的人生，為什麼！</text:span><text:span text:style-name="T12">&lt;br&gt;</text:span><text:span text:style-name="T13">所以，我不看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為愛（</text:span><text:span text:style-name="T12">B</text:span><text:span text:style-name="T13">）叛國，為錢道歉，文人風骨就服貓膩。所有的書全是</text:span><text:span text:style-name="T12">1</text:span><text:span text:style-name="T13">星。</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02">我過去一直非常喜歡貓膩的作品，直到他說出</text:span><text:span text:style-name="T103">:</text:span><text:span text:style-name="T104">就算是金泰妍是卐我也喜歡她</text:span><text:span text:style-name="T105">!&lt;br&gt;</text:span><text:span text:style-name="T104">這句話一出，卻又馬上在資本的力量下認慫，下跪，我才明白我喜歡錯了作品與小說家，原來貓膩是這樣一個人，這樣一個懦弱、無能、崇拜納粹、不愛國的人渣。</text:span><text:span text:style-name="T103">&lt;br&gt;</text:span><text:span text:style-name="T104">作品中的一切瑕疵突然被無限放大，每一個文字都令我作嘔，我開始極度反胃，過去我從中看到的一切美好頃刻間化作醜惡的淤泥，我知道，我怕是再也看不下去貓膩的書了。</text:span><text:span text:style-name="T105">&lt;br&gt;</text:span><text:span text:style-name="T106">唉，我這算是粉轉黑了吧。</text:span><text:span text:style-name="T103">&lt;br&gt;</text:span><text:span text:style-name="T104">僅此，以一星紀念浪費在貓膩這個人渣身上的青春。</text:span><text:span text:style-name="T103">&lt;br&gt;</text:span><text:span text:style-name="T104">最後，吔屎啦貓膩</text:span><text:span text:style-name="T103">!</text:span><text:span text:style-name="T104">你個人渣</text:span><text:span text:style-name="T10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要特色為了裝逼而裝逼。小說裡有點文青勁兒沒毛病，可是全是扭曲的文青勁兒就噁心了。前期還能湊合看，中期開始噁心人，沒看到後期就棄坑了。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子系中山狼，得志便倡狂。</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先評作者，正大光明支持棒子跟納粹，活脫脫一個狗漢奸。再評書，通篇裝逼，愛情看似轟轟烈烈，實則劇毒無比。不給一星 我念頭不通達</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爽不爽是最重要的，給一星，我很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順心意，我獨爽，一星拿好不謝！</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對人不對文，給毒草評價是基本的社會公德。</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惑之年尚輕狂，國事輕於自己爽。</text:span><text:span text:style-name="T2">&lt;br&gt;</text:span><text:span text:style-name="T3">偶像言行記心上，時刻不敢稍遺忘。</text:span><text:span text:style-name="T4">&lt;br&gt;</text:span><text:span text:style-name="T3">蠻夷將攜炮火近，開門高歌心不慌。</text:span><text:span text:style-name="T4">&lt;br&gt;</text:span><text:span text:style-name="T3">然則一日金錢斷，俯首認錯求原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一分，你可以粉</text:span><text:span text:style-name="T12">idol</text:span><text:span text:style-name="T13">，我也可以不認同你ㄟ</text:span><text:span text:style-name="T12">( ▔, ▔ )</text:span><text:span text:style-name="T13">ㄏ</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為讀者，我很喜歡這本書；但是作為中國人，我看不起你……一星吧，就評給我花的錢</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順心意一星</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本書中途棄了，無關什麼酸啊文青病啊，只是因為主角吃人肉，我個人觀點是做人得有底線不是，這條觸到了我的毒點，直接棄了，後來又發生主角哈韓挺納粹事件，一開始嘴多硬來著，還發微博說終於爽了，終於說出來了，結果不到一天就跪了，我估計是被逼道歉，應為當時電視劇要上映，實際心裡怎麼想都懂，徹底拉黑</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你崇拜你的納粹棒子。我愛我的國，一星滾</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賣國、支持納粹，作者整個一智障，文如其人，書也垃圾，特意來此上個</text:span><text:span text:style-name="T16">0</text:span><text:span text:style-name="T17">星，拿好不送。</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毒。 我不僅僅針對書。 我</text:span><text:span text:style-name="T16">TMD</text:span><text:span text:style-name="T17">還針對傻逼公知貓膩。還有他的文人風骨。</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看過三分之一 矯情的一逼 後來就麼再看 再後來這孫子就出名了 從此他的書全部都是一星</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盛氣淩人啊？自己爽最重要啊？牛逼啊？一根煙的功夫就不行了，認慫了，這就很丟人了啊，時間太短了呀。</text:span><text:span text:style-name="T16">&lt;br&gt;</text:span><text:span text:style-name="T17">為舔跪棒子賣國，順帶還聲援納粹，腦殘的傑出代表，算個屁的文人，說文青都是對這個詞的侮辱。</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沒有二話一生黑，狗漢奸</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無聊中翻了下知乎，才發現貓膩半年前的事，我實在想不到他會說“愛國的人都是窮逼、操你媽逼”這樣的話。</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漢奸的書，不廢話，一星滾</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轉發 金泰妍支持樂天，貓膩支持金泰妍，大喊在國家和金泰妍之間我支持金泰妍，就算她是納粹我也支持他，然後大罵其他人，</text:span><text:span text:style-name="T16">cnmb</text:span><text:span text:style-name="T17">，你們這些窮逼。 想當年寫朱雀記的時候誰在書裡哭窮？ 過了幾小時刪微博道歉。萎了，被資本家教做人。雖然早想到這傻逼作者會認慫，沒想到會慫這麼快，真是為愛粉韓，為錢低頭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幾天脫離了網路，現在才知道這件事，貓膩微博原話：“在偶像與國家之間，當然是我爽不爽最重要了，就算金泰妍是個納粹，我願意喜歡她也是我的事”，跪舔棒女，為愛叛國到這種地步，真令人作嘔。現在被警告了，訂閱狂掉，又出來道歉，呵呵噠。從此一生黑，一星走你！！</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為女韓星賣國，聲援納粹，然後為金錢所迫低頭道歉，真是男兒膝下有黃金呢。為女星插祖國兩刀，為金錢插自己兩刀，想想那些被全平臺</text:span><text:span text:style-name="T16">404</text:span><text:span text:style-name="T17">的前輩們把，再作死你的錢包不一定夠賠。</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亡國殉節心憂水涼，文人風骨 </text:span><text:span text:style-name="T2">&lt;br&gt;</text:span><text:span text:style-name="T14">為愛諍言見錢下跪，棒粉智商 </text:span><text:span text:style-name="T4">&lt;br&gt;</text:span><text:span text:style-name="T3">為愛叛國為錢道歉 鐵骨錚錚我貓膩 </text:span><text:span text:style-name="T4">&lt;br&gt;</text:span><text:span text:style-name="T3">用他自己的話 貓膩我操你媽逼 </text:span><text:span text:style-name="T4">&lt;br&gt;</text:span><text:span text:style-name="T3">啊 順心意的感覺真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聽了很多人的推薦，看了開頭部分，廢柴主角夠猥瑣夠吐槽夠歡樂，本來也在另外一個書單裡推薦了糧草以上，結果。。。。過了幾十章就神轉折，主角內褲開始外穿，而且由猥瑣流向聖母流急轉，雖然我也曉得看這種歡樂書就圖個高興圖個熱鬧，根本不用帶腦子，但是沒有任何科技退步的情況下，西元</text:span><text:span text:style-name="T12">5024</text:span><text:span text:style-name="T13">年居然還在用直升機（！）、主角被關局子裡馬上就被特招入龍組拯救地球，而且</text:span><text:span text:style-name="T12">5024</text:span><text:span text:style-name="T13">年啊，大哥，大前門居然還是賣二塊五一包，居然還有速食麵（看到直升機作者才介紹這裡時間線已經過了三千年）。。。作者你要鬧哪樣啊，雖然不需要帶腦子，也並不表示你也不帶腦子吧，我只有毒發敗退。。。</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漢奸作者補個一星</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漢奸作者補個一星</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上聯：懟人成性，上竄下跳罵讀者，我愛泰妍</text:span><text:span text:style-name="T16">&lt;br&gt;</text:span><text:span text:style-name="T17">下聯：傲骨嶙峋，前倨後恭刪微博，文人真實</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一星不謝。狗屁貓膩混帳玩意兒，死全家的爛貨。</text:span><text:span text:style-name="T16">&lt;br&gt;</text:span><text:span text:style-name="T17">我一向不在網上罵粗口，第一次是罵韓國，第二次是罵貓膩。</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沒弄懂將夜哪裡好看了。。</text:span><text:span text:style-name="T63">&lt;br&gt;</text:span><text:span text:style-name="T64">或許我是對貓膩本人有點偏見。。</text:span><text:span text:style-name="T65">&lt;br&gt;</text:span><text:span text:style-name="T66">不知道當初誰寫朱雀記時天天哭窮求打賞。。</text:span><text:span text:style-name="T65">&lt;br&gt;</text:span><text:span text:style-name="T64">然後有人捧起來了各種罵讀者。。</text:span><text:span text:style-name="T65">&lt;br&gt;</text:span><text:span text:style-name="T66">只能說貓膩的書是垃圾，人品也超垃圾。。</text:span><text:span text:style-name="T63">&lt;br&gt;</text:span><text:span text:style-name="T66">今天看見還有人為貓膩洗白。。</text:span><text:span text:style-name="T65">&lt;br&gt;</text:span><text:span text:style-name="T64">呵呵。。</text:span><text:span text:style-name="T63">&lt;br&gt;</text:span><text:span text:style-name="T64">維持水軍的費用不低吧。。</text:span><text:span text:style-name="T63">&lt;br&gt;</text:span><text:span text:style-name="T64">有錢人就是不一樣。。</text:span><text:span text:style-name="T63">&lt;br&gt;</text:span><text:span text:style-name="T64">一星垃圾。。</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從哈姆雷特式王子復仇記寫到我命由我不由天逆天改命式抗爭史再到最後變成了蘿莉養成日記的鬼畜故事。</text:span><text:span text:style-name="T2">&lt;br&gt;</text:span><text:span text:style-name="T3">在自詡為尼采的茂先生終於鼓足勇氣進行了一次正面肝設定的嘗試，結果便是擁有了最大的場面鋪張和最爛的謀略展開【在擇天記出來後已經被取代，或者說擇天記是對這本書取其糟粕棄其精華的二次創作】。貓膩已經褪去了一切的歲月靜好模樣，赤裸裸地暴露出他那畸形的價值觀，或許每個中年危機的男士心中都有個不離不棄百依百順的蘿莉養成夢，可惜作者的勇氣可以面不改色的嫖娼後化身暖男囑咐妹子喝雞湯。卻不敢讓白富美妹子和主角在一起，選擇了更加自由的黑胖醜。</text:span><text:span text:style-name="T4">&lt;br&gt;</text:span><text:span text:style-name="T3">也許這就是尼采吧【手動滑稽】</text:span><text:span text:style-name="T4">&lt;br&gt;</text:span><text:span text:style-name="T3">【照道理得給三星，可惜雞湯帖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寧缺那囂張跋扈的小人做派，在當年來看不算什麼事，可如今看來卻是貓膩本人心性的完美體現，小人一個，文如其人一點沒錯，至少這一本確實如此</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末日降臨，男主重生，先知先覺。</text:span><text:span text:style-name="T52">&lt;br&gt;</text:span><text:span text:style-name="T53">第一時間佔領輪盤，遇見美女。</text:span><text:span text:style-name="T52">&lt;br&gt;</text:span><text:span text:style-name="T53">出門打野，遇見美女。</text:span><text:span text:style-name="T52">&lt;br&gt;</text:span><text:span text:style-name="T53">尋找機緣，遇見美女。</text:span><text:span text:style-name="T54">&lt;br&gt;</text:span><text:span text:style-name="T53">短短二十章就遇見</text:span><text:span text:style-name="T52">3</text:span><text:span text:style-name="T53">個大美女，作者你特麼牛批。</text:span><text:span text:style-name="T52">&lt;br&gt;</text:span><text:span text:style-name="T53">我看多半是在末日擼了十年的男主角審美出了問題，看見母豬都認為是美女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這個性格跟能力，上一輩子能活過十年真是老天眷顧。一方面說他習慣了模式。很冷酷，只講利益，結果特麼的天天在救人，救玩就被反噬，一批學生救三次，特麼還被學生搶魔晶，結果是主角只把東西搶回來，人都沒怎麼地。這性格我真是服了，怪不得上一輩子只是個渣。再說能力，遇到個女警，結果主角拼技巧拼不過，上一輩子殺了十年拼不過人和平年代的員警，還只是員警全省搏擊第五，只能靠強人家六倍的體質打贏，就這能力，真是渣的可以。</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作者君 你是有多恨社會主義啊，說真的哥們，前幾章看著還行啊，但是你中期就開始快反 共 了啊。資本主義沒你想的那麼好，你真去國外待一陣子 你就知道了，你錢不到位連廁所你都沒辦法去的。而且啊哥們你知道美國市場能見到的最多的商品是啥麼？中國製造。</text:span><text:span text:style-name="T12">&lt;br&gt;</text:span><text:span text:style-name="T13">再給你說一下啊，美國淡水水域的污染程度是中國的</text:span><text:span text:style-name="T12">6</text:span><text:span text:style-name="T13">倍。在世界上僅次於英國，雖然國內有這樣那樣的不足，但是有人的地方就有江湖，歐美國家的黑暗程度遠不是你想的那麼簡單</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作者這個雜種，有一顆無比嚮往燈塔國，下輩子定要美利堅的心臟，真難為你出生在這個國度啊</text:span><text:span text:style-name="T2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餓得皮包骨嗷嗷待哺的同胞”</text:span><text:span text:style-name="T12">&lt;br&gt;</text:span><text:span text:style-name="T13">看到這句話，這本書也就沒什麼值得再看下去的意義了。</text:span><text:span text:style-name="T12">&lt;br&gt;</text:span><text:span text:style-name="T13">再見，餓得皮包骨只能去自由世界求生的人。</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的不能在毒的草</text:span><text:span text:style-name="T2">~</text:span><text:span text:style-name="T3">也是醉了，知道為啥美帝不吃淡水魚嗎？那是因為美帝曾經污染非常嚴重，就算現在也沒法根治，美帝自己都出公告，提醒美國人不要食用自然水域的魚蝦蟹</text:span><text:span text:style-name="T4">~</text:span><text:span text:style-name="T3">美國幾大系水域的重金屬污染再來一百年都無法搞定</text:span><text:span text:style-name="T4">~</text:span><text:span text:style-name="T3">而且更大的污染是農藥污染，美國因為是農業大國，其農藥的用量也是驚人的恐怖，基本上美國超過一半的水域農藥污染嚴重</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毒的不能在毒的草</text:span><text:span text:style-name="T2">~</text:span><text:span text:style-name="T3">也是醉了，知道為啥美帝不吃淡水魚嗎？那是因為美帝曾經污染非常嚴重，就算現在也沒法根治，美帝自己都出公告，提醒美國人不要食用自然水域的魚蝦蟹</text:span><text:span text:style-name="T4">~</text:span><text:span text:style-name="T3">美國幾大系水域的重金屬污染再來一百年都無法搞定</text:span><text:span text:style-name="T4">~</text:span><text:span text:style-name="T3">而且更大的污染是農藥污染，美國因為是農業大國，其農藥的用量也是驚人的恐怖，基本上美國超過一半的水域農藥污染嚴重</text:span><text:span text:style-name="T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鼓吹美國水產無污染被紐約衛生局打臉，鼓吹壹基金，跪舔馬總統。過去忍著噁心還能看看小動物，後來小動物過多過濫都分不清了，已崩。</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哎喲，作者親身上陣，誰敢說這書不好就開噴，後面的注意了，覺得不好打個分就可以走人了，千萬別留言，小心挨噴啊</text:span><text:span text:style-name="T24">~</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豬腳從小學武，練就一身武藝，終於學成下山了，大家都對他抱有期待，他一定會有所成就。於是豬腳玩起了網游，利用遊戲</text:span><text:span text:style-name="T16">Bug</text:span><text:span text:style-name="T17">肆虐遊戲界，終於不負師傅的教導！</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正文濫用歌詞和百度百科注水，主角整一個精蟲上腦的下半身動物，偏偏自我感覺優越，我不知道作者現實是不是對自己哥們的母親有什麼不軌的想法，但是那個哥們的老媽每次出場都重點描寫胸臀風騷著實讓人無語，還有一個老師是主角重生後的暗戀物件，重生小學一年級就對著老師各種裝逼開撩讓人無力吐槽，二年級老師離開主角還很裝逼地送了幅畫乳溝的老師畫像，升初中以後女主出現，主角每次看到女主就想艸，仿佛像一條發情的公狗，我想作者更適合去綠色論壇寫小黃文而不是在起點寫注水重生文。閱歷空白得近乎白紙就別學人家寫重生了，神特麼小學一年級數學考一百分都拿來裝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垃圾文青，主角成年人重生，之後被一個農村老娘們誣陷偷五十塊錢，氣的面色通紅毫無辯解之力，最後主角被父親扇耳光倒賠對方錢，主角氣哭了眼，之後失去理智跑農村老娘們家裡，搶過五十塊錢扯成碎片，這是假血性還是真煞筆？！？主角一個成年人靈魂，眾口鑠金卻毫無還手之力，正常人掄個菜刀也比主角撕自己錢強吧？作者有病</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毒！</text:span><text:span text:style-name="T8">1:</text:span><text:span text:style-name="T9">主角認為文化部副部長的老爸連個百萬富翁都不如。</text:span><text:span text:style-name="T8">2:</text:span><text:span text:style-name="T10">黃毛為了活下去，殺人，就是沒人性，小孩子為了活下去，直接或間接的害人，主角還敬佩他！</text:span><text:span text:style-name="T8">3:</text:span><text:span text:style-name="T10">強行降智商，明知小孩子在算計你們，一次又一次，送上去被算計，小孩子拿著食物在你面前要脅你說出自己最大的秘密，你老老實實的就被要脅了？如果主角是小孩，估計又要說因為自己弱勢，即使聰明也不得不憋屈的為人賣命！</text:span><text:span text:style-name="T8">4:</text:span><text:span text:style-name="T10">主角聖母，為救陌生人，不要命！</text:span><text:span text:style-name="T8">5:</text:span><text:span text:style-name="T10">第三關太憋屈，主角一副成竹在胸的樣子，感覺敵人隨便就能收拾，結果呢，什麼好處都唄敵人拿了，別人在樓裡面監控主角像條狗的賣命，最後拿了隱藏獎勵還會和主角說下關再見！別說什麼主角沒死就是最大收穫了，作者敢寫死？棄之！</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起點恐怖靈異區可能要沒了，一切跟社會主義價值觀不順路的東西統統都要封殺</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第三章。隨後方鏡又一臉兇狠的盯著楊間：“本來打算過幾日收拾你的，沒想到未來因此發生了變化，楊間，今日我把話放在這裡，我不會讓你成長下去的，未來你這傢伙太可怕了，鬼神級別的人物說殺就殺，活人禁區說平就平，但是這一世你註定會夭折。”</text:span><text:span text:style-name="T16">&lt;br&gt;</text:span><text:span text:style-name="T17">這智商還說啥，一星拿走。</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又是一本假裝自己很聰明的弱智書。主角遇到一加商場鬧鬼，有很多人失蹤，但是找不到屍體，商場外有員警設立的警戒線，而鬼一直隱藏在商場的工作人員中，結果主角找到鬼的方式竟然是看錄影。。。那個市的員警都是弱智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快毒死了，主角說了一句話瞬間讓我棄書，“我不知道年少輕狂，我只知道勝者為王”我的媽耶，這都</text:span><text:span text:style-name="T12">8012</text:span><text:span text:style-name="T13">年了，還</text:span><text:span text:style-name="T12">tm</text:span><text:span text:style-name="T13">是這個調調</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到第三章就看不下去了，人物表現和對話尬的不行。每說一句話必先報一遍對方的名字且不提，教室外面一個一看就是鬼的老人敲門，老師反而指責尖叫的同學違法課堂紀律，然後去給鬼開門了。。。這都是瞎嗎？還有那個智商</text:span><text:span text:style-name="T16">low</text:span><text:span text:style-name="T17">到地心的疑似重生者和莫名其妙就像是被重生者一句話就洗腦了的智障同學們，簡直無話可說。恐怖什麼的，不存在的，滿腦子就剩吐槽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作者終於在這本書裡暴露自己社會常識不足的硬傷，也讓人看到了上一本</text:span><text:span text:style-name="T52">&lt;a href="/name/</text:span><text:span text:style-name="T53">敗家子</text:span><text:span text:style-name="T52">" target='_blank'&gt;</text:span><text:span text:style-name="T53">《敗家子》</text:span><text:span text:style-name="T52">&lt;/a&gt;</text:span><text:span text:style-name="T53">的僥倖成功。雞毛蒜皮的小事一大堆，主角還很聖母很傻白甜，諷刺挖苦聽不懂，直到被罵醒了，才各種大怒啊憤怒啊，劈裡啪啦各種嘴炮降服對手，然後大筆一揮，化敵為友，還給別人提供業務，</text:span><text:span text:style-name="T54">100W</text:span><text:span text:style-name="T53">的劇本送你了。主角靠娛樂抄襲就把四大家族白家給降服了，不反對主角創業追女神了。這就不說了，但你好歹給點力吧。合夥開公司股份制條件下，各種往公司裡塞親戚，你讓別的股東怎麼看？主角表示沒考慮過。 給公司採購，各種大手大腳，</text:span><text:span text:style-name="T52">8000</text:span><text:span text:style-name="T53">的非要別人</text:span><text:span text:style-name="T52">10000</text:span><text:span text:style-name="T53">，真闊氣真暴發戶。什麼？一看才知道，這用的不是公司的錢，是用私人的錢補貼公司呢。“毒點寫不下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本來在靈異分類裡算挺有意思的，可惜被密集的毒點打敗了，比如人物的智商迷之波動，國際刑警之類的官方跟反派差不多，最毒的是強行鋼鐵直男……</text:span><text:span text:style-name="T8">&lt;br&gt;</text:span><text:span text:style-name="T9">妹子倒貼強行陽痿這種設定真的接受不了，要不就別寫妹子倒貼，要不就正常一點啊。</text:span><text:span text:style-name="T8">&lt;br&gt;</text:span><text:span text:style-name="T10">都躺床上了，妹子都伸舌頭吐口水了，主角愣是說妹子往他嘴裡吐痰？？？（這已經不是玩梗的程度了，明明就是弱智……）</text:span><text:span text:style-name="T8">&lt;br&gt;</text:span><text:span text:style-name="T10">反正我是受不了這種，其它反派奴鬼者各種嗨，隨便搞，主角就莫名其妙就陽痿，這不是</text:span><text:span text:style-name="T8">404</text:span><text:span text:style-name="T10">的問題，完全就是注水，這</text:span><text:span text:style-name="T8">TM</text:span><text:span text:style-name="T10">跟劇情有關係？</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只想說老司機一手好群嘲，明明是玩梗自</text:span><text:span text:style-name="T16">high</text:span><text:span text:style-name="T17">太過，偏要說是懂得太多一般人看不懂，讓我想起來某些無恥作者，書被噴沒人看就說自己寫的太深奧你等凡人沒閱歷不懂欣賞巴拉巴拉。而且這書最大的毛病不是梗，是特麼套個無限皮子搞言情，受眾面完全不重合特麼活該撲街死到家，要不是有以前的死忠粉頂著，這本書的前景我只能說是呵呵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這本書設定之上確實有突出的地方，然而情節一般，至於人物麼，則是大大的敗筆，尤其是男主角，簡直讓人噁心！</text:span><text:span text:style-name="T2">&lt;br&gt;</text:span><text:span text:style-name="T3">作者或許想要塑造一個近乎喪失存在感進而精神異常的主角，然而實在邏輯感人，自己的不正常可以成為加害其他人的理由嗎？何況主角還強調“一次次”習慣性的施虐，這樣的主角，在我看來，不過是只會在女人身上傾瀉懦弱的</text:span><text:span text:style-name="T4">LowB</text:span><text:span text:style-name="T3">（本想用弱者二字，然而卻又無法表述我的鄙視）罷了！</text:span><text:span text:style-name="T4">&lt;br&gt;PS</text:span><text:span text:style-name="T3">：看了這個作者兩本書，感覺這人總是寫些令人噁心的東西，譬如本書，譬如那本備受好評的好萊塢之王開篇往咖啡壺中撒尿的情節，這作者是不是有報復社會的情結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殺妻為道荊軻守。據說是在師叔的逼迫下殺妻證道，殊不知遇到一個大敵是殺亦死，不殺亦死，進退不得。師叔嫉妒師侄資質，出難題阻礙師侄道途。主角若殺，則可證明主角心狠手辣，師叔欲殺之心更烈</text:span><text:span text:style-name="T16">;</text:span><text:span text:style-name="T17">主角若不殺，師侄有天賦為防以後報仇也要殺。這師叔真他媽的奇葩，這師侄真他媽的決斷，這師父真他媽的護佑師弟阻徒弟報仇，這門派真他媽的奇葩！這他媽的修的什麼仙，求的什麼道！</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十年前的寫法，豬腳學了一身屠龍技，但我只想在家放牛，我拯救世界啊江湖啊都是迫不得已，我最大的願望就是眾人皆醉我獨醒，我在家搬磚種地，笑看你們這些腦殘往高處爬，就算你們爬到了高處，我還有莫名其妙的優越感嘴炮勝利法</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55">&lt;a href="/name/</text:span><text:span text:style-name="T50">穿越者去死</text:span><text:span text:style-name="T56">" target='_blank'&gt;</text:span><text:span text:style-name="T50">《穿越者去死》</text:span><text:span text:style-name="T48">&lt;/a&gt;</text:span><text:span text:style-name="T50">的大號，一個開小號抄襲晉江耽美小說</text:span><text:span text:style-name="T48">&lt;a href="/name/</text:span><text:span text:style-name="T50">這鍋我不背</text:span><text:span text:style-name="T48">" target='_blank'&gt;</text:span><text:span text:style-name="T50">《這鍋我不背》</text:span><text:span text:style-name="T48">&lt;/a&gt;</text:span><text:span text:style-name="T50">的垃圾，這種現實的文抄公就要掛起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鑒於獸血</text:span><text:span text:style-name="T12">2</text:span><text:span text:style-name="T13">的無良表現，趕緊給個送</text:span><text:span text:style-name="T12">1</text:span><text:span text:style-name="T13">星壓壓驚。什麼時候證明不是槍手在寫了，再把評分改回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主角凡人的時候做了一些特異的事情，暴露在政府面前，後來主角成為真神，居然因為這點逼得只能親自下場【第一百五十三章 從幕後走向台前 】，讀者就想說了，主角你都是真神了，隨便建個神國，呆在裡邊慢慢玩，全家帶進去都沒問題，完全可以不鳥任何人，但主角呢，身體成了神思想還是屌絲，居然還宅在家裡裝逼，然後受各種組織騷擾，真</text:span><text:span text:style-name="T16">TMD</text:span><text:span text:style-name="T17">的劇毒。完全不理解主角親身出現在人們面前，有什麼意義？站在幕後完全可以達到所有目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沖著幕後黑手流直接跳到</text:span><text:span text:style-name="T12">80</text:span><text:span text:style-name="T13">章以後看，主角成神了為什麼還那麼屌絲，我的天，簡直就是活靈活現的市井小人，不管是金手指能當造物主還是造主神空間抽取輪回者漏洞百出，這哥們簡直一分鐘一個想法，毫無計畫而且抓到機會就在地球裝逼顯聖覺得自己很牛逼的樣子，你都當造物主了怎麼還這麼</text:span><text:span text:style-name="T12">low</text:span><text:span text:style-name="T13">啊？主角就是典型的神不想做想做屌絲，誰要看你跟情報人員裝逼，誰要看你一個造物主呆在彩票店裡？？？智商是硬傷，主角是前腳做決定後腳就打自己臉，前腳裝逼後腳就被魔法宇宙教做人，設定就不說了一團亂麻，高魔碾壓低科，說好的後期好看屌炸天呢？我只看見一個屌絲成神了在自言自語</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開頭就是巨雷，剛到異界就被折磨的跟死狗似的將身份講明的設定就不說了，主角有能預測的異能他媽的用來買彩票，麻痹的還不是自己買，是為別人推薦號讓別人買，理由更奇巴，自己中獎會被懷疑，讓別人買中就不會被懷疑，這是什麼神邏輯？傻逼邏輯吧，人家腦子進水，這本書是腦子進屎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沒劇情沒文筆沒腦洞沒新意，即使放在</text:span><text:span text:style-name="T16">10</text:span><text:span text:style-name="T17">年前，那也是小白文中夠濫的那種。別以為把主角寫成弱智還管不住雞巴的屌絲就算親民。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8">主角的行為和想法正常人都不太能理解，看文的時候一直一臉</text:span><text:span text:style-name="T19">EXM</text:span><text:span text:style-name="T20">？主角你為什麼要這樣做？主角你在想什麼？感覺主角不是成神，是成神經病。這個作者居然是抄襲</text:span><text:span text:style-name="T21">&lt;a href="/name/</text:span><text:span text:style-name="T20">這鍋我不背</text:span><text:span text:style-name="T19">" target='_blank'&gt;</text:span><text:span text:style-name="T20">《這鍋我不背》</text:span><text:span text:style-name="T21">&lt;/a&gt;</text:span><text:span text:style-name="T22">的</text:span><text:span text:style-name="T19">&lt;a href="/name/</text:span><text:span text:style-name="T20">穿越者去死</text:span><text:span text:style-name="T19">" target='_blank'&gt;</text:span><text:span text:style-name="T20">《穿越者去死》</text:span><text:span text:style-name="T19">&lt;/a&gt;</text:span><text:span text:style-name="T20">作者的大號，天啦，沒浪費我給他打一星，垃圾</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風瑩月老司姬那來的，但難得的失望了，看不出來在寫什麼，主線模糊，末日感覺是為了金手指強行設定出來的，與末日不沾邊，像種田文反倒更多。曖昧橋段寫的確實挺好，但劇情真的挺爛的。給我一種看</text:span><text:span text:style-name="T2">H</text:span><text:span text:style-name="T14">文的感覺，看完全文</text:span><text:span text:style-name="T4">H</text:span><text:span text:style-name="T3">部分隱約記得些，至於劇情，看小</text:span><text:span text:style-name="T4">H</text:span><text:span text:style-name="T3">文誰會記得劇情發生了什麼。總的來說不推薦各位來看，實在饑渴的建議去夕統，</text:span><text:span text:style-name="T4">H</text:span><text:span text:style-name="T3">更直接，水分更少。</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大概作者是抖</text:span><text:span text:style-name="T16">M</text:span><text:span text:style-name="T17">，最喜歡女性拿皮鞭抽他，最好是把他的屌都打爛了他才爽，本本書男主角都是弱智，瘋狂跪女，對女的可謂是達到了肝腦塗地都不能滿足的地步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給艸也就算了，跪女一下也可以接受。不給艸，你就是</text:span><text:span text:style-name="T16">tm</text:span><text:span text:style-name="T17">的長成仙女了，又有屁用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劇情太爛了，完全就是十幾年前的小白劇本。而且還通篇一直在灌設定，基本</text:span><text:span text:style-name="T16">70%</text:span><text:span text:style-name="T17">的內容都是在寫設定，動不動就是出現一個道具（物品、功法等等），然後就是大段大段相關的設定。這個作者已經墮落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07">短短幾十張</text:span><text:span text:style-name="T108">,</text:span><text:span text:style-name="T109">唯一出彩的女配角</text:span><text:span text:style-name="T110">-</text:span><text:span text:style-name="T111">螞蚱女王就掛了</text:span><text:span text:style-name="T110">,</text:span><text:span text:style-name="T111">最後時刻把異能灌頂給了主角</text:span><text:span text:style-name="T108">.</text:span><text:span text:style-name="T109">給人一股濃濃的狗血和文青的既視感</text:span><text:span text:style-name="T108">.&lt;br&gt;</text:span><text:span text:style-name="T111">另外說一句不要臉</text:span><text:span text:style-name="T110">,</text:span><text:span text:style-name="T109">主角自己帶一個系統</text:span><text:span text:style-name="T110">,</text:span><text:span text:style-name="T111">作者還不停的給隱形金手指</text:span><text:span text:style-name="T108">,</text:span><text:span text:style-name="T111">隔幾章女王送個異能</text:span><text:span text:style-name="T110">,</text:span><text:span text:style-name="T109">隔幾章魅惑到一隻萬里挑一獨特的螞蟻</text:span><text:span text:style-name="T108">,</text:span><text:span text:style-name="T109">隔幾章就發現自己能指揮史萊姆</text:span><text:span text:style-name="T108">,</text:span><text:span text:style-name="T109">現在又搞出個什麼小精靈強行附體主角</text:span><text:span text:style-name="T108">,</text:span><text:span text:style-name="T109">不知道要送什麼了</text:span><text:span text:style-name="T108">.</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無腦種馬，見女就艸，見洞就插，不過這種無腦種馬文在優書有一群腦殘弱智的後宮黨追捧，這些垃圾看到豬腳上了一個又一個花癡女，會感覺很爽，就跟自己也上了一樣，所以這種無腦種馬文在龍空優書評價比較高，畢竟龍空優書有很多喜歡種馬後宮的智障屌絲。</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妹妹和她舍友為了抱大腿，去色誘遊戲裡的非職業玩家第一人，也就是主角。主角妹妹畫濃妝，穿低胸衣和主角單人視屏。主角沒認出對面的是自己妹妹，看著胸部流口水。還要她把攝像頭放低點。</text:span><text:span text:style-name="T12">&lt;br&gt;</text:span><text:span text:style-name="T13">真</text:span><text:span text:style-name="T12">tm</text:span><text:span text:style-name="T13">噁心。</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未來每一次逼價上漲在座的所有舔狗都難辭其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窩囊廢意外獲得能力，從此翻身變成了舔狗窩囊廢，喜歡舔狗文的朋友不要錯過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主角</text:span><text:span text:style-name="T52">30</text:span><text:span text:style-name="T53">歲之前窮困潦倒、仇人笑呵呵、</text:span><text:span text:style-name="T52">30</text:span><text:span text:style-name="T53">歲之後離開地球修仙、</text:span><text:span text:style-name="T52">500</text:span><text:span text:style-name="T53">歲渡劫、尼瑪、這之間</text:span><text:span text:style-name="T54">470</text:span><text:span text:style-name="T53">年都喂了狗、就不能花幾天來報個仇？什麼仇人死了都不是藉口、滅他三代誅殺九族啊、這麼兇殘的報個仇、還有個什麼心魔、報了仇飛升魔界也不冤啊（總比被劈死好）</text:span><text:span text:style-name="T52">500</text:span><text:span text:style-name="T53">歲因為有仇沒報、有心魔、結果被雷劈死、這智商還修仙、抱著試毒的勇氣又看了幾章、、這主角真是賤到了家、二代女不待見主角、主角還非要熱臉貼冷屁股、去幫二代女趟渾水、黑幫大佬準備弄死主角、主角還和大佬笑呵呵、一隻手能捏死的大佬還要打電話叫人幫忙解決我也是服、裝完逼又去上學、治好個老頭子別人給主角</text:span><text:span text:style-name="T52">3000W</text:span><text:span text:style-name="T53">的別墅、主角挑頭因為‘缺錢’去當了服務員、屎裡有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前面勉強還可以。中期開始每次都用同一個套路裝逼打臉扮豬吃老虎。配角智商低到從來只有一章的記憶，到了下一章就忘掉主角有多強，然後繼續覺得主角是個弱雞。都說這是普通的小白文。但事實證明，普通的小白文智商比這個高多了。看書評區發現，很多讀者竟然覺得很不錯，很能帶入。 我想有一句話放這裡比較合適：只要大膽的低谷讀者的智商，那一定能大火。</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終於明白什麼叫弱智配角的劇毒大海，根本就是這十幾年來所有套路大合集</text:span><text:span text:style-name="T12">+</text:span><text:span text:style-name="T13">簡單化</text:span><text:span text:style-name="T12">+</text:span><text:span text:style-name="T13">弱智化，充分表明了不依靠情節與故事，只面向青少年與學生提供意淫工具的文字市場到底有多大多長命</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雖說是劇毒，但是對於小白來說，應該是裝逼打臉教科書了。先抑後揚，英雄救美，一個簡單套路反復使用，但作者寫得爐火純青，市場地位準確，老白還是不要看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忍不住爆粗口，這麼弱智的書反復在推書版發帖宣傳，是不是報復社會啊！</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真見鬼了，現在還有人吃屠日滅美那一套。</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有人說這是爽文，我看了一下，爽個屁啊！</text:span><text:span text:style-name="T12">&lt;br&gt;</text:span><text:span text:style-name="T13">裝逼不外乎扮豬吃虎，主角呢豬是扮了，輪到主角吃虎的時候，主角表示虎這樣的小蝦米沒興趣。本人是大仙，諸位在我眼裡都是螻蟻，螻蟻隨意欺辱我，罵我，難道我要欺辱回去嗎？</text:span><text:span text:style-name="T12">&lt;br&gt;</text:span><text:span text:style-name="T13">淡定這個詞在這本書裡就是換了一個顏色的原諒帽啊！</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陳凡特地找來一門雷系功法，交給陳懷安修煉。那門雷系功法，是宇宙中一個中型門派的鎮族法門，雖不如神訣、聖訣，但正好契合陳懷安體質。 “一入天人，才知道，小凡你為什麼要離開地球，這裡確實是個大牢籠，想要再進一步，太難了！小凡你放心去吧，我會護佑好陳家的。”陳懷安雙眸如蒼穹深遠，氣息一日比一日飄渺。他確實是修道上的天才，厚積薄發，比千夜雪、玄羅等更適合修仙。</text:span><text:span text:style-name="T2">&lt;br&gt;“</text:span><text:span text:style-name="T3">好。”陳凡點點頭，他準備與曾經的故人，各個見上一面，再陪陪父母方瓊，就出發尋找天路。</text:span><text:span text:style-name="T4">&lt;br&gt;</text:span><text:span text:style-name="T3">這時，余文靜突然上門來： “老師，林薇薇聯繫上我，說初中同學想聚一聚，您去不去呢？”——節選自</text:span><text:span text:style-name="T4">685</text:span><text:span text:style-name="T3">章一步天人。大家隨意感受下</text:span></text:p>
          </table:table-cell>
          <table:table-cell table:style-name="ce1" office:value-type="string" calcext:value-type="string">
            <text:p>negative</text:p>
          </table:table-cell>
          <table:table-cell table:number-columns-repeated="1022"/>
        </table:table-row>
        <table:table-row table:style-name="ro1">
          <table:table-cell table:style-name="ce1" office:value-type="string" calcext:value-type="string">
            <text:p><text:span text:style-name="T38">.. &lt;br&gt;</text:span><text:span text:style-name="T14">不止這一本，所有都市修仙歸來或者重生的書，都普遍存在一個問題，通通劇毒。</text:span><text:span text:style-name="T4">&lt;br&gt;</text:span><text:span text:style-name="T3">你特麼是修仙界大佬，歷經幾百上千年歲月，見過無數人或事，心境不說堪比韓老魔，也給我有點城府行吧？</text:span><text:span text:style-name="T4">&lt;br&gt;</text:span><text:span text:style-name="T3">一回來，就只會大聲嚷嚷著：“這個家由我來守護！”不由得讓人想起，這人是哪個憤青吧？看人不爽就要擼袖子幹架。 </text:span><text:span text:style-name="T4">&lt;br&gt;</text:span><text:span text:style-name="T3">按理來說，前世的仇人應該如螻蟻才對，不順眼一巴掌拍死就行，你特麼還怒火沖天，你見過哪個正常人對螞蟻怒火沖天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帶感情的打炮小說，在龍空果然受好評，不過對我而言就是毒草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文筆可以，裝逼過甚，裝逼的過程還一模一樣：</text:span><text:span text:style-name="T2">&lt;br&gt;1.</text:span><text:span text:style-name="T14">路人沒聽過陳大師，陳大師故意讓路人惹毛自己，然後裝逼；</text:span><text:span text:style-name="T4">&lt;br&gt;2.</text:span><text:span text:style-name="T3">路人聽過陳大師，但是不信啊，陳大師故意讓路人惹毛自己，然後裝逼；</text:span><text:span text:style-name="T4">&lt;br&gt;</text:span><text:span text:style-name="T3">主角姓陳，</text:span><text:span text:style-name="T4">20</text:span><text:span text:style-name="T3">歲不到，世人稱其為陳大師。沒水準的裝逼導致這三個字好噁心</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書讓龍空撲街寫手吹上天了，然而對我等老白讀者來說真是鶴頂紅劇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那些說越來越好看的，我看你怕是失了智。</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修仙修成了弱智就這樣……多寫一個字都覺得是侮辱就這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不談其他的，就說下剛上架的那段劇情，寫個戲份挺多的妹子，差點要被強，好像內褲都脫了（被逼迫下自己脫的，貌似沒被碰），然後在最後關頭男主趕上了……</text:span><text:span text:style-name="T12">&lt;br&gt;</text:span><text:span text:style-name="T13">這段劇情怎麼說呢，雖然沒真的那啥，但是真的太狗血了啊，而且是剛上架的劇情，這是跟錢過不去嗎……</text:span><text:span text:style-name="T12">&lt;br&gt;</text:span><text:span text:style-name="T13">我也不是黑書什麼的，就是單純好奇，剛上架時間點寫這種老套狗血的劇情幹啥？</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要艸這個作者全家！你麻痹又來了，豬腳剛剛把美帝叼了個底朝天，整個艦隊被順手抹掉，各種天頂星武器被轟成碎片，逼得美帝不得不偃旗息鼓。於是一向無視豬腳的外祖家族勉為其難決定接受豬腳。但是，家族除了族長，人人都不認識不認識不認識豬腳，又開始輕忽豬腳等著豬腳打臉了！！！！！！！我操你媽逼作者！我操你媽逼推薦這書覺得這書好看的屎逼讀者！</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不知道為什麼底下的評論都說作者月收入和套路教科書包括有多火，什麼有本事你寫一本看看？？？</text:span><text:span text:style-name="T2">EXM</text:span><text:span text:style-name="T3">？我只是一個安靜看書的美少女並不是作者，作者收入高關我</text:span><text:span text:style-name="T4">P</text:span><text:span text:style-name="T3">事，書火也不關我事啊……我只知道我覺得自己還能搶救一下，快幫我打</text:span><text:span text:style-name="T4">120…</text:span><text:span text:style-name="T3">有種看多年前風淩天下這個作者一本小說的感覺，套路一模一樣，沒想到大家口味這麼復古啊，跟不上潮流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作者這</text:span><text:span text:style-name="T16">ZZ</text:span><text:span text:style-name="T17">不爽自己身為天朝人就移民泥轟唄，不想對這垃圾多評價，一星好走不送</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心理有病，國家怎麼做都是對不起他，文中使勁的黑，別拿什麼國際精神來唐突，養你的是這片土地，不是日雜，也不是外國，真他媽忘本，白眼狼！</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得了個那麼大的金大腿，還被一個市領導的整得死去活來，主角當時都能監控全省，神不在鬼不覺的掌控全省人民的生死。就這本事男主還去攀附權貴，被權貴放狗使喚，結果出了事權貴屁作用大。結果老爹被人打成植物人，女友被人打成破相，女友閨蜜被錯認為男主女友給輪奸致死，男主還三天兩頭被弄到警局。就服作者的邏輯……</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智障文，我指的不是主角配角，雖然它們也是智障。</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主角金手指是可以控制微生物，但是改變不了主角的腦缺。</text:span><text:span text:style-name="T8">&lt;br&gt;</text:span><text:span text:style-name="T9">老爸被打成植物人了，主角憤怒的報復了幾個蝦米，明知有幕後之人，主角選擇無視。女友打破相，女友閨蜜被</text:span><text:span text:style-name="T8">X</text:span><text:span text:style-name="T10">殺。當上門女婿被岳父利用，主角對這些事毫不上心，整天就知道泡妹子們，啥事也不幹坐等別人上門欺負他（欺負了親人女友作者才好編劇情），這時候主角金手指空投細菌隨便都能滅殺一省人，結果主角那雞腦子只會用細菌讓敵人神經疼。這種純廢材流不是幾十年前才流行的嗎，無法想像在</text:span><text:span text:style-name="T8">21</text:span><text:span text:style-name="T10">世紀這書怎麼打出</text:span><text:span text:style-name="T8">6</text:span><text:span text:style-name="T10">分的。 （補充，作者親日，果然</text:span><text:span text:style-name="T8">NC</text:span><text:span text:style-name="T10">玩意）</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另外補充一點，此書就是一本約炮文，男主角為各個女的共用男友，後面發展了幾個炮友，人設是最無語的，毒點有很多，糟點滿滿</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毒的不能再毒了，每一章，不，每一個段落都飽含劇毒，這種書我覺得不是初中肄業的人都絕逼寫不出來！同樣，不是初一勸退的學生也看不下去。那些說什麼仙草、乾草的人，我們看的真的是同一本書嗎？很多人說這種書竟然成績還這麼好簡直沒天理，我敢和你們賭一坨翔的巨額賭注，這本書絕對是作者自己刷出來的，本來想炒出名氣來然後賺錢，但其中的劇毒實在無藥可解，沒人上鉤，作者入不敷出，只好揮刀自宮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這個主角像個智障一樣，非要被踩臉到了底線才反擊，關鍵總是放過那些得罪他的人；修了</text:span><text:span text:style-name="T16">500</text:span><text:span text:style-name="T17">年練，總是說著要報仇要保護家人啥的，然而這傻子非要遇到事的時候才做。</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對於作者來說這是裝逼打臉的教科書，但作為讀者我希望這樣的書越少越好</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喪心病狂到，豬腳這邊單人殺光毛子一個軍團無數搗蛋灰機逼普大帝簽下城下之盟，縱橫歐羅巴清光一切地下巨頭以及與之勾連的台前大大小小川普，連續多少天在倫敦製造堪比萬噸級別核彈的恐怖武器導致雷電籠罩半個倫敦城多日不散全世界一片譁然，後腳作者居然就敢寫，歐盟官員不認識不認識不認識豬腳一定要阻止豬腳造福全人類的進化原液進入歐洲市場，然後得知是豬腳的生意慘被打臉？！作者智商屎，推薦這文的讀者智商就是屎殼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重生文，特別是什麼仙人重生這類的，基本都是毒死人不償命的那種。</text:span><text:span text:style-name="T12">&lt;br&gt;</text:span><text:span text:style-name="T13">一個活了多少年的仙人了，都經歷多少滄海浮沉了？還重生後第一件事就是朝天大喊這一世我要把誰誰誰全部踩在腳下？還動不動就情情愛愛？</text:span><text:span text:style-name="T12">&lt;br&gt;</text:span><text:span text:style-name="T13">這是特麼的修仙修成傻子了吧？</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精神分裂，一個故事一個性格，神經病，一下子見女就上，一下又裝純談感情，談就談吧，問題作者又寫的自以為很感人，其實</text:span><text:span text:style-name="T12">SB</text:span><text:span text:style-name="T13">狗血無聊的要死，尼瑪還不如直接把女的當</text:span><text:span text:style-name="T12">RBQ</text:span><text:span text:style-name="T13">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太噁心了，太噁心了，太噁心了，就是這樣</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7">名不副實的高分。當年的乾糧，有些人回憶裡的仙草，當下貨真價實的毒草！！</text:span><text:span text:style-name="T58">&lt;br&gt;</text:span><text:span text:style-name="T59">看給豬腳安排的身份： </text:span><text:span text:style-name="T60">&lt;br&gt;</text:span><text:span text:style-name="T61">雙科博士，高學歷人才入伍安排到特種部隊；</text:span><text:span text:style-name="T60">&lt;br&gt;</text:span><text:span text:style-name="T61">在特種部隊待</text:span><text:span text:style-name="T58">1</text:span><text:span text:style-name="T59">個月</text:span><text:span text:style-name="T60">1</text:span><text:span text:style-name="T61">人弄死</text:span><text:span text:style-name="T60">30</text:span><text:span text:style-name="T59">多隻野狼，</text:span><text:span text:style-name="T60">&lt;br&gt;</text:span><text:span text:style-name="T61">自己知道當時文革環境而且身邊還有為那個自殺的，</text:span><text:span text:style-name="T58">&lt;br&gt;</text:span><text:span text:style-name="T61">於是豬腳沒事就當眾個吐槽發個抱怨，</text:span><text:span text:style-name="T60">&lt;br&gt;</text:span><text:span text:style-name="T59">於是明知道沒用還往外郵反對開荒的匿名信，</text:span><text:span text:style-name="T58">&lt;br&gt;</text:span><text:span text:style-name="T59">於是無聊的時候把大家聚集起來表演愛情歌曲，</text:span><text:span text:style-name="T58">&lt;br&gt;</text:span><text:span text:style-name="T59">於是經常秀一下自己流利的日語 英語 俄語，</text:span><text:span text:style-name="T58">&lt;br&gt;</text:span><text:span text:style-name="T59">於是和抓到的蘇俄軍官毫無估計用俄語開心的交流</text:span><text:span text:style-name="T58">,&lt;br&gt;</text:span><text:span text:style-name="T59">然後很“莫名其妙”的被人批鬥了，還很“震驚”，，，</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四十五章棄，不理解為何評分如此之高！首先說立意，主角儒家，自然要經世致用，然而主角工作實在體現不出，因為以營利為主的商業行為社會意義不大。第二，與事實相悖，作者算是老作者了，可是寫的現實實在幼稚，現實社會的處世基本原則是與人為善，目的不是能夠獲得多少好處，而是儘量給自己創造更大的騰挪空間以及留些餘地讓人不至於關鍵時候壞事（做事難而壞事易，樹敵太多的結果就是難以成事）。而作者的現實描述，簡直是在醜化社會嘛，現實確實很複雜，作者寫簡單了。第三，作者對儒家的理解簡直到了讓人吃驚的地步，至少本書如此，完全是字面上的解釋，這樣兜售給讀者，真的好麼！至於主角形象膚淺，書名文不對題，字數限制就不說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有一段穿越到亞瑟時代，然後男主被</text:span><text:span text:style-name="T2">3</text:span><text:span text:style-name="T3">個榨汁姬幹死了</text:span><text:span text:style-name="T4">·········</text:span><text:span text:style-name="T3">我特麼果然只有</text:span><text:span text:style-name="T4">2</text:span><text:span text:style-name="T3">次元小說才能出現這種智障橋段</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能理解作者想要描繪一個追求悠閒自在生活主角的想法，但是無法理解明明主角就是一個欲望十足的人卻被作者強行淡泊名利。同學聚會明明很想裝逼卻又強行大度，然後果不其然馬上很屌很厲害的朋友就跳出來為主角造勢了。前女友真是瞎了眼了才會跟這種做女表子還要立牌坊的噁心男人幾年。作者要真真想寫淡薄名利的主角就不要扯這麼多莫名其妙的裝逼劇情，乾脆直接寫主角找了座人跡罕至的荒山隱居就好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新章已綠，肉體沒有，精神已出軌，女主看著黃毛舉著一條大魚在陽光下發光的臉，再想了想無趣的男主，暗自下了一個決定……醛石我真服了，以前他的文雖然也都分手，但都是那種理念不合，自然分手，所以不算綠。可這一次不一樣，描寫的太尼瑪詳細了，就差趁熱來一發了。不管後面是不是會圓過去，都沒有任何意義了。評價改一星，以後再看醛石書我是傻逼。拜拜了您呐。</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遠古太監，作者是個死包衣奴才，主角綠帽、送女、死女主，大量描寫亂（倫）、</text:span><text:span text:style-name="T12">BL</text:span><text:span text:style-name="T13">，宣揚讀書無用的反智主義，毒害青少年。已舉報！建議版主</text:span><text:span text:style-name="T12">404</text:span><text:span text:style-name="T1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23">那女的跟在主角身後幾年，真是瞎了狗眼浪費青春。明明可以給女友更好的生活，分開之後也是一心求名逐利，就為了自己那破逼生活觀，這也不要那也不要，也能算個男人？說白了這主角壓根就不在乎他女人。分手之後還他娘非要寫個跑到前女友面前裝逼的情節，呵呵，</text:span><text:span text:style-name="T24">MDZZ</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個簡介還差一句話，屠龍寶刀，點擊就送。</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七八年前的老套路，六章棄，華表的新書讓人失望。剛看了一下過往成績，一本不如一本。如果華表再跟不上網文發展，這個名字就快要消失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毒，劇毒，要看建議別帶腦子去看。大概是裡番世界觀，女性都是沒有節操觀念的。打著擦邊球的同人，主角隨手都能撩到一片的那種。</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劇毒，架空世界裡，宗主國天朝太子慘遭屬國日本偶像打臉無可奈何，原因是偶像公司的員工都是該偶像的人，我真是佩服這個設定和邏輯。</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裝離異帶小女孩的少婦騙收藏訂閱，此其一，</text:span><text:span text:style-name="T2">&lt;br&gt;</text:span><text:span text:style-name="T3">裝不下去了在小說裡矢口否認自己裝過，此其二，</text:span><text:span text:style-name="T4">&lt;br&gt;</text:span><text:span text:style-name="T3">下面評語嘲諷他再次否認，此其三，</text:span><text:span text:style-name="T4">&lt;br&gt;</text:span><text:span text:style-name="T3">就四個字，不要碧蓮</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只能說是個活了幾千年的攝像頭。。。</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夏花和香蕉真尼瑪像，矯情的要命的主角，喋喋不休的賣弄自己的博文多知與清高，屎裡帶毒的人物關係和劇情，大量描寫扭曲幼稚像日本漫畫書裡角色的心理活動</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一個現實存在的長生種（還和大人物有交集）目前看沒什麼自保能力。我就想知道那些為了長生不老瘋狂吞化學物的政治動物憑什麼放過主角的？憑作者的睿智光環還是後期打超能力布丁，拭目以待</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一生黑這個作者。裝你</text:span><text:span text:style-name="T16">mp</text:span><text:span text:style-name="T17">女人，你不裝寫得好一樣訂閱打賞，偏偏要裝女人博同情，真的噁心。</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據說本書作者有個女兒，我感覺是瞎編的。要是真有女兒的話，知道本書作者位置的人最好撥打</text:span><text:span text:style-name="T16">110</text:span><text:span text:style-name="T17">。</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本書八大關鍵字：繁體字，黑鬼，送女，德棍，文青，矯情，磨嘰，陽痿。評分一星。</text:span><text:span text:style-name="T16">&lt;br&gt;</text:span><text:span text:style-name="T17">（送女情節出現在主角幫助王鷗追求夏紗沫那一段，草泥馬噁心死爹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三十多歲的娛樂公司音樂總監穿越到一個高中生身上了</text:span><text:span text:style-name="T2">,</text:span><text:span text:style-name="T14">然後智商和情商就永遠停滯在高中生水準上了</text:span><text:span text:style-name="T4">,</text:span><text:span text:style-name="T3">不斷地幹著各種蠢事和任性的事</text:span><text:span text:style-name="T4">,</text:span><text:span text:style-name="T3">讓親近的人給他擦屁股</text:span><text:span text:style-name="T4">......</text:span><text:span text:style-name="T3">看得讓人鬱悶極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這本書我看完了，作者是個有文化的弱智，不甘於寫出平凡的小白文，所以創造出更為弱智的小說。</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書名應該叫</text:span><text:span text:style-name="T4">&lt;a href="/name/</text:span><text:span text:style-name="T3">我和我妹是智障</text:span><text:span text:style-name="T4">" target='_blank'&gt;</text:span><text:span text:style-name="T3">《我和我妹是智障》</text:span><text:span text:style-name="T4">&lt;/a&gt;</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一個屌絲根本想像不了長生不老的強大，完全是皇帝的金扁擔，除非主角是睡了幾千年，否則哪怕是被動學習，消極賺錢，低效造勢，過了這麼久不說秒殺羅斯柴爾德，真正的學究天人智壓人類也是輕輕鬆松的吧，除非主角是用了幾千年從公狗化成人形，近十幾年才出來活動的。</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不裝離異帶孩子單身少婦博同情了麼人妖作者</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我真的無法吐槽作者的文青病，再加上奇怪的邏輯，彆扭的男主性格，真是一發</text:span><text:span text:style-name="T12">ap</text:span><text:span text:style-name="T13">彈，反正我的甲是被擊穿了。先來說說男主的性格，既自以為自己對別人好（特指次要女主）刻意保持距離，又去撩別人，最後還要德骨。我完全不覺得這是好人，把關係搞暖昧然後搞事情，這只是個渣男，連中央空調都算不上，至少中央空調還是個好人。然後是抄歌的邏輯，一邊痛徹心扉的說自己因不能抄歌名利雙收，羞愧不已，一邊果斷的抄歌裝逼，最後又說自己不得不裝逼</text:span><text:span text:style-name="T12">excuse me</text:span><text:span text:style-name="T13">？你在逗我？（假裝）不準備參賽馬上就有人出來挑釁，然後裝一波逼，這套路有意思嗎？至於文青病我已經懶得噴了，從頭到尾的高逼格（？），我已經無力了，作者這病怕不是沒救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2">寫手其實跟妓女差不多</text:span><text:span text:style-name="T63">,</text:span><text:span text:style-name="T64">讓顧客爽就是他們最大的職責</text:span><text:span text:style-name="T65">......&lt;br&gt;</text:span><text:span text:style-name="T66">文青其實是個技術活</text:span><text:span text:style-name="T63">,</text:span><text:span text:style-name="T64">就象會琴棋書畫詩文詞賦的妓女一樣</text:span><text:span text:style-name="T65">,</text:span><text:span text:style-name="T66">不是隨便哪個寫手都能文青的</text:span><text:span text:style-name="T63">,</text:span><text:span text:style-name="T66">水準不夠的寫手跟沒有天賦的妓女一樣</text:span><text:span text:style-name="T65">,</text:span><text:span text:style-name="T64">還是別文青了</text:span><text:span text:style-name="T63">,</text:span><text:span text:style-name="T64">琴棋書畫詩文詞賦不是你能玩地轉的</text:span><text:span text:style-name="T63">,</text:span><text:span text:style-name="T64">還是學點毒龍鑽冰火五重天把讀者伺候爽算了</text:span><text:span text:style-name="T63">......</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就這水準能叫文青？自嗨就自嗨，意淫就意淫，別把文青拉下水。文青兩字被這些自嗨意淫怪瘋狂拉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了幾章棄了，關於大資料的知識基本上都是錯的，抄資料不好好查，還百分之九十的計算力，百分之五十一就可以隨便修改比特幣網路了，最主要的是，作者在對程式設計以及駭客技術一竅不通的同時，還非得寫細節，結果寫出來一大堆漏洞百出的東西，比如評價程式的智慧程度靠代碼長度，微信的密碼是</text:span><text:span text:style-name="T16">md5</text:span><text:span text:style-name="T17">格式的，開肉機註冊多次不會被發現，太扯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可惜優書沒有</text:span><text:span text:style-name="T12">0</text:span><text:span text:style-name="T13">星評價，不然我寧可死也不會給</text:span><text:span text:style-name="T12">1</text:span><text:span text:style-name="T13">星的。</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這個狗屎已經拉入黑名單。</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哇，文青作者，文青劇情，狗屎結局</text:span><text:span text:style-name="T16">&lt;br&gt;</text:span><text:span text:style-name="T17">我討厭文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發出了杠鈴般的笑聲，眼看這書一點一點崩了，眼看作者跳出來自辯，眼看作者自以為全天下就他一個明白人，眼看著作者不斷優越，眼看著這書到最後屎的一塌糊塗。</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7">結局說原來全文是主角在玩遊戲，所有人都是</text:span><text:span text:style-name="T8">npc</text:span><text:span text:style-name="T9">，還</text:span><text:span text:style-name="T8">tm</text:span><text:span text:style-name="T10">思考人工智慧的超脫。我真是日了狗了，我說這本書字數這麼多怎麼沒人推。</text:span><text:span text:style-name="T8">&lt;br&gt;</text:span><text:span text:style-name="T10">這作者還感覺自己與眾不同很有思想，寫的小說和普通作者不用。以為自己把科幻小說強行拼接到都市娛樂小說結尾就能算是研究出了哲學，我也是醉了。</text:span><text:span text:style-name="T8">&lt;br&gt;</text:span><text:span text:style-name="T10">還真以為這種劇情別人寫不出來？那是沒人傻到這樣寫，這樣亂寫的都撲街了。照作者這個邏輯，武俠小說寫到結尾來個外星人入侵地球，外星人和大俠之間的思想碰撞。真是太與眾不同了，別人寫不出來，太有思想性和哲學系了。</text:span><text:span text:style-name="T8">&lt;br&gt;</text:span><text:span text:style-name="T10">還有作者對於文青或許有種誤解，老以文青自居，別糟蹋文青了。我覺得他這種不算文青，算腦子有病。</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讓我想起了什麼呢？癮君子。沒有發作的時候可以很深沉地侃侃而談歷史和哲學，充滿感情地要痛改前非不再吸毒。但毒癮一發作，馬上能做出讓人目瞪口呆，沒有任何智商和底線的事情來。</text:span><text:span text:style-name="T12">&lt;br&gt;</text:span><text:span text:style-name="T13">這個主角無閱歷，沒有一點人生的智慧，只會惹是生非從不顧後果；無立場，碰到女人什麼底線都可以拋棄，就像發情的動物；無意志，遇到挫折驚慌失措懦弱不堪，還從來不會反思自己。</text:span><text:span text:style-name="T12">&lt;br&gt;</text:span><text:span text:style-name="T13">怎麼看都是一個精蟲上腦荷爾蒙過剩的青春期宅男，偏偏作者又給他設定了所謂的三十多歲音樂總監的閱歷，真真看不出來這主角的年齡都活到什麼動物身上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看到某個叫什麼真人的作者聲情並茂地寫了篇推薦文，於是翻看此書看了</text:span><text:span text:style-name="T16">10</text:span><text:span text:style-name="T17">來章，我只能說必須拉黑這個推薦作者和此書作者，這兩個作者的所有書都不能看，必定劇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據說作者是實體寫劇本的三次元人生贏家，忽然理解了抗日神劇，神劇已經是中國最好的編劇來寫的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本文來源龍空</text:span><text:span text:style-name="T2">&lt;br&gt;</text:span><text:span text:style-name="T14">連結為：</text:span><text:span text:style-name="T4">http://lkong.cn/forum/60&lt;br&gt;</text:span><text:span text:style-name="T3">輪回者者要簽包衣契約的無限流，那本書的設定就是中國的契約者歸滿人管，他們在主神空間裡佔據優勢，復活了大清，所有進入輪回空間的漢人都要給他們做奴才。</text:span><text:span text:style-name="T4">&lt;br&gt;</text:span><text:span text:style-name="T3">我理解作者想要樹靶子來打臉的設計意圖……</text:span><text:span text:style-name="T4">&lt;br&gt;</text:span><text:span text:style-name="T3">但我還是想說……瑪德智障！</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我被各種各樣的綠茶婊毒死了，明明這麼好的題材，作者文筆閱歷也很好，但是寫的小說卻這麼多毒點，我也是無語了，主角就是個軟腳蝦，見到女的就很弱智，對比他那個原來的室友，成為億萬富翁的那個，越看越感覺不爽，都不知道誰才是主角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67">千萬不要看了調教香江（夢幻香江）後再來看，不然會尷尬死，純</text:span><text:span text:style-name="T68">yy</text:span><text:span text:style-name="T69">，沒一點考據，小說千字</text:span><text:span text:style-name="T70">500</text:span><text:span text:style-name="T71">在當時就是頂了，期貨</text:span><text:span text:style-name="T70">20</text:span><text:span text:style-name="T71">倍杠杆都沒多少人敢用，何況當時沒</text:span><text:span text:style-name="T68">20</text:span><text:span text:style-name="T69">，</text:span><text:span text:style-name="T70">100</text:span><text:span text:style-name="T69">倍杠杆的話，意味著啥，舉個例子買</text:span><text:span text:style-name="T68">1000</text:span><text:span text:style-name="T71">萬原油，平價</text:span><text:span text:style-name="T68">30</text:span><text:span text:style-name="T69">，買空</text:span><text:span text:style-name="T70">100</text:span><text:span text:style-name="T69">倍就是</text:span><text:span text:style-name="T70">10</text:span><text:span text:style-name="T69">億，如果上漲到</text:span><text:span text:style-name="T68">31</text:span><text:span text:style-name="T71">，沒有</text:span><text:span text:style-name="T70">1000</text:span><text:span text:style-name="T71">萬＋</text:span><text:span text:style-name="T70">1000</text:span><text:span text:style-name="T69">萬</text:span><text:span text:style-name="T70">/30×100≈4333</text:span><text:span text:style-name="T71">萬，你就爆倉了，而期貨正常浮動值</text:span><text:span text:style-name="T70">30%</text:span><text:span text:style-name="T69">（因為即使知道將來會空頭，但這時肯定在漲，不然誰賣你，沒人是傻瓜），意味著你買</text:span><text:span text:style-name="T70">1000</text:span><text:span text:style-name="T71">萬，要</text:span><text:span text:style-name="T68">2.873</text:span><text:span text:style-name="T69">億保證金，風險大，收益低，傻逼才會選，還不如</text:span><text:span text:style-name="T68">10</text:span><text:span text:style-name="T71">倍杠。還有，</text:span><text:span text:style-name="T68">80</text:span><text:span text:style-name="T69">年代劇本，新手上限</text:span><text:span text:style-name="T68">50000</text:span><text:span text:style-name="T69">，最高</text:span><text:span text:style-name="T68">50</text:span><text:span text:style-name="T69">萬，過千萬的劇本，在好萊塢也沒有吧，那是影視版權使用</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有人說這本書可以和老王的調教比，我很想吐他一臉。完全不合邏輯的港娛文，跟誰比？</text:span><text:span text:style-name="T2">&lt;br&gt;</text:span><text:span text:style-name="T3">那個年代，電影公司不缺劇本，更是不在乎劇本，王晶上來看個幾段就把主角當神、港臺版小鬼當家票房突破天際、鄒文懷一千萬求劇本，哈哈哈……</text:span><text:span text:style-name="T4">&lt;br&gt;</text:span><text:span text:style-name="T3">你為啥不說小鬼當家賣到海外還賺了幾億美元呢？</text:span><text:span text:style-name="T4">&lt;br&gt;</text:span><text:span text:style-name="T3">開頭棄的最重要原因之一，主角是聖人，嗯，超脫一切，賣個劇本一千萬，還窩在電影院賣票，似乎一切跟他無關。不想想你老媽還住破房子呢</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夏花的作品，是唯一能讓我感覺到我和大眾審美有差距的。他（她）的每一部作品對我來說都算是毒草，他的腦殘粉也給我留下不好的印象。</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一個長生不老的人對整個民族，國家，人類族群沒有任何作用，你看，沒有他我們還是在發展，還是打贏了二戰，還是被日本屠殺幾十萬人，還是被外國人肆意淩辱，還是被看不起，心裡還是有辮子，還是有人崇洋媚外。所以，有沒有他有何妨？</text:span><text:span text:style-name="T2">&lt;br&gt;</text:span><text:span text:style-name="T3">下面是正經書評</text:span><text:span text:style-name="T4">&lt;br&gt;</text:span><text:span text:style-name="T3">一個長生者還要靠搬磚維持生計，絕了</text:span><text:span text:style-name="T4">&lt;br&gt;</text:span><text:span text:style-name="T3">要是我在幾千年前埋下一個夜壺，現在挖出來也是古董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假設一個人如果連原子彈都殺不死，那對於至今兩萬年的人類史說他是神也不為過吧。</text:span><text:span text:style-name="T2">&lt;br&gt;</text:span><text:span text:style-name="T3">假設一個人有上百年的閱歷和知識，不說家財萬貫，但衣食無憂應該不過分吧。</text:span><text:span text:style-name="T4">&lt;br&gt;</text:span><text:span text:style-name="T3">如果一個人有一個強大的金手指，像打遊戲機一樣能永遠續幣繼續玩下去，但他玩了上千年還是只能打小怪，罵句廢物不過分吧。</text:span><text:span text:style-name="T4">&lt;br&gt;</text:span><text:span text:style-name="T3">這就是這本書的男主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宣傳愛國是一回事，鼓吹民族主義是一回事，打著民族主義的旗號讓人給你趙家人送死又是另一回事。郭靖守襄陽，人家是為了天下人。主角一個皇子為了自家江山用極端民族主義給江湖人洗腦，再用“大義”名分把人逼上戰場，看得我尷尬死。或許他還覺得自己寫得很熱血吧～</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作者明明文筆不行，還非得把主角寫成高武力諸葛亮，但看來看去還是個屌絲，可能作者本人就是，這氣質改不回來了，上本書也是，簡直屎中帶毒</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5">以朝堂入江湖並無不可，但主角的成立權力幫（這名字</text:span><text:span text:style-name="T16">low</text:span><text:span text:style-name="T17">爆了）的做法充滿爭議又過於理想化。主角時不時蹦出現代人口吻來說話也十分違和了，作者行文又囉嗦，以主角和東邪見面為例，基本每隔幾句對白就解釋說明一翻東邪性格如何，所以才會這樣說這樣做，以至劇情拖遝。其次，過分解讀原著（主角認為郭靖送楊過上傳真教是想借刀殺人弄死楊過）、亂改原著設定（李莫愁輕鬆吊打全真七子任一人，小龍女是主角親妹妹假裝的），對我來說都是毒點，個人評價此文大毒。</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主角估計不知道什麼是政治手段、強行偉光正要當救世主、這個看不慣、那個看不順眼、自己也在做著自己看不慣的事、雙重標準、然而沒有政治手段、又不夠狠辣的後果、就是看上去感覺這</text:span><text:span text:style-name="T12">B</text:span><text:span text:style-name="T13">主角智商比智障也強不了太多、不懂歷史、不懂政治就不要強行裝逼、簡直是穿越者之恥、該做的不做、連梟雄都算不上、只會蠱惑別人去送死、說到底也不過是個偽君子、歷史上這種人不要太多、、最後我翻回頁面才發現、、尼瑪、這</text:span><text:span text:style-name="T12">B</text:span><text:span text:style-name="T13">跑錯片場了吧、原來這就是所謂的新派武俠、呵呵、</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我就不明白了，為毛那麼多作者喜歡把自己筆下的豬腳，塑造成智商極高，善於謀劃，算計的人，是不是對自己有什麼誤解，能寫個智商</text:span><text:span text:style-name="T52">50</text:span><text:span text:style-name="T53">的角色就已經是你們的極限了，為了這個智商</text:span><text:span text:style-name="T52">50</text:span><text:span text:style-name="T53">的能雞立鵪鶉群，別的角色就只能智商</text:span><text:span text:style-name="T52">20</text:span><text:span text:style-name="T53">，但有時候又因為作者們智商不夠，智商</text:span><text:span text:style-name="T54">20</text:span><text:span text:style-name="T53">的，反倒做了個智商</text:span><text:span text:style-name="T52">70</text:span><text:span text:style-name="T53">的做的事，結果豬腳就變</text:span><text:span text:style-name="T52">SB</text:span><text:span text:style-name="T53">了</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第一章，主角因為常年做惡夢導致休息不好，所以學習成績非常差，所有人包括他自己都知道考不上大學，主角家也沒什麼錢，主角很孝順父母，想儘量省錢為家裡減輕負擔，甚至不想自費上大學，但是主角身體非常好，“稍稍努力”就可以走體育生路線保送大學，但是呢，主角覺得這是種“奇怪的天賦”，不想利用這種天賦。——你們看懂了麼？反正我是沒看懂作者到底想說什麼，整個第一章就是想說主角是個腦殘？</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51">作者想寫個賤賤，偏偏寫出一個</text:span><text:span text:style-name="T52">NC&lt;br&gt;</text:span><text:span text:style-name="T53">收弟子亂定價。</text:span><text:span text:style-name="T52">&lt;br&gt;</text:span><text:span text:style-name="T53">一身豪華裝備，但是我練級就是要比別人慢。</text:span><text:span text:style-name="T52">&lt;br&gt;</text:span><text:span text:style-name="T53">行事一直反人類，寧願損人不利己，也不雙贏。</text:span><text:span text:style-name="T54">&lt;br&gt;</text:span><text:span text:style-name="T53">因為誤會，和瘋子結緣受了多大好處？但我還是不改，我就是要損人不利己。</text:span><text:span text:style-name="T52">&lt;br&gt;</text:span><text:span text:style-name="T53">我就是不願意付出資產的百分之一來交朋友，我就不願意借飛劍，呵呵</text:span><text:span text:style-name="T52">&lt;br&gt;</text:span><text:span text:style-name="T53">遊戲裡真有這種性格的人早眾叛親離了，還能穩做常委？</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莫名其妙的苦戀上未成年女神經病人，莫名其妙的發展成三角戀，還有大段的莫名其妙的瓊瑤式心裡獨白，受夠了</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1">開頭敗退，劉天仙？光聽這名字，我隔著螢幕都能聞到一股濃濃的屌絲氣息。臥槽一個演戲的演員跟誰交往幹你主角什麼事啊？嘴裡說著自己看到這個新聞沒什麼反應，這樣就能證明自己無情？我覺得吧，這唯一能證明的就是你每天晚上拿著衛生紙在歪歪對方。果不其然，後面立馬就出現了屌絲到不行的劇情，你要不是意淫她幹嘛要創造這樣一個世界？</text:span><text:span text:style-name="T12">&lt;br&gt;</text:span><text:span text:style-name="T13">然後…小屁孩教自己老子計除始彌遠的劇情，本以為會有什麼另人眼前一亮的計謀，結果，你他媽告訴我，就是在他進宮的時候，自己兄妹倆直接操刀子幹了他？</text:span><text:span text:style-name="T12">&lt;br&gt;</text:span><text:span text:style-name="T13">後面沒看了，實在怕被毒死。</text:span></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看到劉亦菲跟宋棒子交往的新聞沒有生氣，然後就說自己果然無情。就開頭這幾句幫我毒翻。神經病啊，誰他娘規定看到明星交往不生氣就是無情的。垃圾。</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主角很不討喜，滿身戾氣，而且沒有自知之明。</text:p>
          </table:table-cell>
          <table:table-cell table:style-name="ce1" office:value-type="string" calcext:value-type="string">
            <text:p>negative</text:p>
          </table:table-cell>
          <table:table-cell table:number-columns-repeated="1022"/>
        </table:table-row>
        <table:table-row table:style-name="ro1">
          <table:table-cell table:style-name="ce2" office:value-type="string" calcext:value-type="string">
            <text:p><text:span text:style-name="T1">當年</text:span><text:span text:style-name="T4">d&amp;amp;d</text:span><text:span text:style-name="T3">吧老吧友心血短篇集合，怪物不再只是一個個副本裡無心無神無色無聲的車怪卡片圖，而是與世界與背景相容，由一個個主角來代替觀眾更加切實的體會它們的力量和內在。 </text:span><text:span text:style-name="T4">ps</text:span><text:span text:style-name="T3">：話說當初挺驚訝，作者還挺會揣度孀居媽媽心態的</text:span><text:span text:style-name="T4">- -</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經典的</text:span><text:span text:style-name="T12">dnd</text:span><text:span text:style-name="T13">短篇集，每篇以動人心魄的故事介紹一種魔幻怪物，讓怪物圖鑒上的文字變成血肉骨骼。 </text:span><text:span text:style-name="T12">&lt;br&gt;</text:span><text:span text:style-name="T13">有意思的是，各篇都是用不同的風格，推薦野獵精篇，屍骸獵犬，以及最巔峰的夢魘篇，在貼吧可以搜得到。</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習慣了的一目十行，在作者君這裡無效。願意細細的讀，感受一份網文裡少見的踏實，糧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2">糧草</text:span><text:span text:style-name="T113">-</text:span><text:span text:style-name="T114">。主角回到高一，開啟文抄公的悠閒生涯。由於世界發生了變化，很多作者和歌手都給小蝴蝶一翅膀扇沒了，而且主角回到的貌似是</text:span><text:span text:style-name="T115">2015</text:span><text:span text:style-name="T116">年？汗。主角先抄</text:span><text:span text:style-name="T115">&lt;a href="/name/</text:span><text:span text:style-name="T116">四大名捕</text:span><text:span text:style-name="T113">" target='_blank'&gt;</text:span><text:span text:style-name="T114">《四大名捕》</text:span><text:span text:style-name="T115">&lt;/a&gt;</text:span><text:span text:style-name="T114">，後抄</text:span><text:span text:style-name="T113">&lt;a href="/name/</text:span><text:span text:style-name="T114">射雕</text:span><text:span text:style-name="T115">" target='_blank'&gt;</text:span><text:span text:style-name="T116">《射雕》</text:span><text:span text:style-name="T113">&lt;/a&gt;</text:span><text:span text:style-name="T116">，再抄</text:span><text:span text:style-name="T115">&lt;a href="/name/</text:span><text:span text:style-name="T114">神雕</text:span><text:span text:style-name="T115">" target='_blank'&gt;</text:span><text:span text:style-name="T116">《神雕》</text:span><text:span text:style-name="T113">&lt;/a&gt;</text:span><text:span text:style-name="T114">，我現在剛看到準備將</text:span><text:span text:style-name="T113">&lt;a href="/name/</text:span><text:span text:style-name="T114">四大名捕</text:span><text:span text:style-name="T113">" target='_blank'&gt;</text:span><text:span text:style-name="T114">《四大名捕》</text:span><text:span text:style-name="T113">&lt;/a&gt;</text:span><text:span text:style-name="T114">後面沒寫完的抄完。首先這本書有種悠閒的味道，主角優哉游哉地賺著稿費過著自己滋潤的生活，這一點在最近的重生文裡是很討喜的趨勢。糧草</text:span><text:span text:style-name="T113">-</text:span><text:span text:style-name="T114">，書荒值得去看。不好的地方就是後期開始飄了起來。首先和電視編劇打嘴仗，然後自己寫編劇，看到這裡我就棄了，因為看著重生套路有些膩了。先不說小說和編劇本來兩回事，你一文抄公哪來這麼大自信，再說抄金庸之後再續名捕，名捕差金庸好遠吧？（雖然我沒看過四大名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雖然我打賭本書會崩潰爛尾，然而它畢竟是一本正連載未完結的糧草，所以加進書單。補充上一個評價，本書各方面都算不錯，然而有一個不太好的特點，主角會經常性的做出不符合年齡性格設定的耍寶行為，我看過作者好幾本書，大都有這個習慣，或許作者自己都沒主意到，有時候會導致出戲影響爽點，另外，此類耍寶小機靈通常無法持久，因為畢竟不是真正的幽默或者玩世不恭，或許這也是作者無法寫完長篇的一個原因。一家之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位的書是</text:span><text:span text:style-name="T2">LKER</text:span><text:span text:style-name="T14">的菜，先上架養著。他的上一本</text:span><text:span text:style-name="T4">&lt;a href="/name/</text:span><text:span text:style-name="T3">龍套傳奇</text:span><text:span text:style-name="T4">" target='_blank'&gt;</text:span><text:span text:style-name="T3">《龍套傳奇》</text:span><text:span text:style-name="T4">&lt;/a&gt;</text:span><text:span text:style-name="T3">我認為是最好的娛樂文之一，請注意，這本新書目前很幼，很幼。</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出身普通、智商普通的</text:span><text:span text:style-name="T16">30</text:span><text:span text:style-name="T17">歲男人重生不應該就這個樣子嗎？哪有那麼多憂國憂民、哪有那麼多裝逼打臉。帶著顆大叔的心在小朋友中插科打諢，有條理地安排進階路線，以溫柔的心對待遺憾。這就是我想要的重生啊！除了金手指有點大，目前為止我很喜歡。——幾個月後，問題出來了，作者文筆太差太差太差！導致什麼都是流水帳，明明可以夾帶私貨、賣弄風騷的高逼格採訪都變成一筆帶過，還有書的序言簡直屌絲到無法直視……</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說說為什麼推它，因為比較幼，就只針對初期，有兩個點。 </text:span><text:span text:style-name="T12">&lt;br&gt;</text:span><text:span text:style-name="T13">其一，老白雖說這是文抄公文，但對抄書投稿的背景設定得蠻有心的，主角首選武俠文，選擇的今古傳奇和武俠故事，時間正是這兩個出版社創建之初，時間切入不生硬，很有時代感。話說現在我還保留著武俠的創刊號和試刊號呢，見證了小椴和楊叛時未寒他們的成名。 </text:span><text:span text:style-name="T12">&lt;br&gt;</text:span><text:span text:style-name="T13">其二，老白對主角的風格設定的比較中庸，文筆偏金庸，首文收的是溫裡安的四大名捕，風格幹練，以後估計也會寫古龍的一些，這種設定沒有太大硬傷，五大家的文都能抄，不錯，不過也希望老白以後不會做出剛抄鬥破就寫白鯨的行為。 【已完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推書的小天使👼謝謝你們！這本好幾個人推給我，今天看了，確實很好看！是那種完全不捨得快進，恨不得看的再慢一點再細一點的好看！歡呼雀躍轉圈圈的好看！暗黑流！殺伐果斷！心滿意足！寒冷的天氣窩在沙發上，蓋著毯子，喝著熱飲，看著書，人生不能更完美！😍</text:span><text:span text:style-name="T2">&lt;a href="/n/</text:span><text:span text:style-name="T14">好吧，我是</text:span><text:span text:style-name="T4">10086" target='_blank'&gt;@</text:span><text:span text:style-name="T3">好吧，我是</text:span><text:span text:style-name="T4">10086 &lt;/a&gt;: </text:span><text:span text:style-name="T3">巫師，但不是滾開寫的那種巫師。巫師，不僅僅是苗疆的那種巫師。巫師，他在美國，他是資本家，是大富翁，是陰影裡的</text:span><text:span text:style-name="T4">BOSS</text:span><text:span text:style-name="T3">，是掌中神國的主神</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初唐開元穿，空間種田文，話說如今空間好文很少見了，可惜這篇也比較弱化空間作用，作者報紙糊牆的前一篇文</text:span><text:span text:style-name="T2">&lt;a href="/name/</text:span><text:span text:style-name="T14">牛男</text:span><text:span text:style-name="T4">" target='_blank'&gt;</text:span><text:span text:style-name="T3">《牛男》</text:span><text:span text:style-name="T4">&lt;/a&gt;</text:span><text:span text:style-name="T3">算是個人真愛，踏實認真細水長流的種田文，偶爾一點小熱血的烏托邦，這篇目前看來風格依舊，作者也算比較嚴謹細緻，考據不會出大</text:span><text:span text:style-name="T4">bug</text:span><text:span text:style-name="T3">，值得期待。</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文本來不想看的，因為龍空一堆人推，我對直男看耽美的口味不敢苟同所以一直放在一邊。這次實在書荒就拿起來看看，意外的不錯，合我口味。大略就是隨身空間穿到唐朝種田流發家致富奔小康的清水文，糧草文。 </text:span><text:span text:style-name="T12">&lt;br&gt;</text:span><text:span text:style-name="T13">最後，看到底下評論一堆好評，很想知道他們是知道這是耽美，書荒硬著頭皮看。還是壓根不知道耽美是什麼意思就跳坑了？ </text:span><text:span text:style-name="T12">&lt;br&gt;</text:span><text:span text:style-name="T13">嘛，不嫌事大的看熱鬧中，我真是好壞好壞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平生讀史的三大恨，就是五胡亂華、崖山落日和煤山殉國。個人品格先不評價，這三件事所標誌的華夏文明的沉淪，每每讓讀史的我扼腕痛惜。 </text:span><text:span text:style-name="T12">&lt;br&gt;</text:span><text:span text:style-name="T13">尤其是明末崇禎殉國，當初第一次看的時候還是看的碧血劍，心痛的只是阿九。等到後來年紀漸長，讀史讀多了，就開始思考這些事件背後的含義。早期受馬列教育，對儒家之類很看不起，等到後來上網，看到宋亡之後無華夏，我的民族主義才一下子被激發出來了，至今未變。 </text:span><text:span text:style-name="T12">&lt;br&gt;</text:span><text:span text:style-name="T13">現在再反過頭來看碧血劍和鹿鼎記，真是要多噁心有多噁心。淡墨青衫寫的其實只是中上，但這個切入點讓我一下就感動了，可惜就是更新太慢，推薦大家去看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二姐在此，此書必推。 </text:span><text:span text:style-name="T16">&lt;br&gt;</text:span><text:span text:style-name="T17">小艾這本書雖然分類的仙俠，總覺得更像是武俠加歷史了，但是從整體設定和結構上，又更像是奇幻，帶有蒸汽朋克的風格。元素略雜，加上前期進度太慢力量層次太低，想要看仙俠的會有點失望，但是作為自身設定黨，設定和文筆方面完全不用擔心，後期就漸入佳境，尤其是兩位姐姐飛升之後，主角鋒芒嶄露，美洲篇快要寫完了，期待歐洲篇的金融大詐騙，主角成為高帥富，贏取白富美的三姐</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奇幻類的巔峰作品。唐家三少是網文江湖最高產的作者，也許沒有之一。唐家三少也是網文作者目前社會地位最高的一個，作協會員。這本書是三少的巔峰。文筆、劇情、人物都非常優秀。三少那麼多作品，這一部認為是代表作品。同時用團隊而不是過於突出主角個人的表達方式，在當年也是開創性的。世界觀以及反角上有所不足。後續三少的作品慢慢變得套路化，我已經好幾部沒看了。後來看到三少的一個電視訪談，一邊跟記者訪談一邊寫小說，我只能說，誰在今天都不可能避免的變得商業。也許是我們對於三少要求過高了吧。 </text:span><text:span text:style-name="T4">&lt;br&gt;</text:span><text:span text:style-name="T3">個人評分：</text:span><text:span text:style-name="T4">8.9 &lt;br&gt;</text:span><text:span text:style-name="T3">年齡稍低的讀者更喜歡這部作品，還有玩偶哦！</text:span><text:span text:style-name="T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模式商業化成功的代表之作，撇開已經被前人說膩說爛的一大筐缺優點，鬥羅和火影在故事節奏方面讓我感覺無比相像，兩者的成功也許能給不少夢想一飛登天的網文作者啟發才是。故事可以說的地方並不多，主角天賦異稟，奇遇如大白菜，與一起成長的小夥伴一路越級打怪對戰強者，主角必然勝利，就算偶爾失敗也是因為借此迅速升級的需要，最終打敗大</text:span><text:span text:style-name="T2">boss</text:span><text:span text:style-name="T14">成為最強，沒懸念但卻能讓休閒讀者看得很輕鬆很爽。小舞和唐三的感情是本書最大亮點，鬥羅之前很難想像</text:span><text:span text:style-name="T4">yd</text:span><text:span text:style-name="T3">的唐家三少能寫出那麼專一而不與別人帶半點曖昧的一對，純淨而美好，小舞獻祭那段曾騙去身邊妹子眼淚無數，三舞的</text:span><text:span text:style-name="T4">cp</text:span><text:span text:style-name="T3">也讓我發現網上居然有那麼多妹子喜歡偷偷寫鬥羅</text:span><text:span text:style-name="T4">h</text:span><text:span text:style-name="T3">同人文……</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我沒有看過星際也沒有玩過，就是這樣的一本書牢牢的吸引住了我，</text:span><text:span text:style-name="T2">400</text:span><text:span text:style-name="T3">萬的推薦足以證明它的實力，看本書不用看流氓高手</text:span><text:span text:style-name="T4">1</text:span><text:span text:style-name="T3">，是兩個不同的故事，主角也不同，全文比較輕鬆愉快，一本競技小說讓我看的高潮迭起，看主角對戰的時候我都是開著音樂</text:span><text:span text:style-name="T4">v3</text:span><text:span text:style-name="T3">看，是一本能讓你靠想像力，就能感受到電子競技高手過招的樂趣，類似灌籃高手般的青春校園競技，女主也很多，情節也很搞笑，整體文風偏幽默，作者文筆和設定還是很不錯的，文筆老練是個老作者，爽點也控制的不錯，不可多得的精品，沒有看過可是非常遺憾的事，此書過後作者轉型不再寫競技，我覺得還是應該寫自己擅長的比較好，一招鮮吃遍天，糧草</text:span><text:span text:style-name="T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完本】唐家三少的書，之所以推薦是因為不得不推一本此神的書。因為唐家三少是網路文學這麼多年以來最具有代表性的作者之一。他的文筆無話可說，人品也無話可說。但是由於其對於自己的定位就是面向低齡讀者，所以一直壓制著自己的思路，保證更新的同時情節套路化，估計是渴望自己的書能改編或是希望以此維持自己的地位。但是其實如果把腦子摘了你會發現，他的前幾本書還是挺好的。推薦：冰火魔廚，惟我獨仙（前半段）。其他的書不做評價。</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7">【</text:span><text:span text:style-name="T118">&lt;a href="/n/lc</text:span><text:span text:style-name="T119">銘</text:span><text:span text:style-name="T120">" target='_blank'&gt;@lc</text:span><text:span text:style-name="T121">銘 </text:span><text:span text:style-name="T120">&lt;/a&gt;: </text:span><text:span text:style-name="T121">提到三少，就不得不提</text:span><text:span text:style-name="T118">&lt;a href="/name/</text:span><text:span text:style-name="T119">鬥羅大陸</text:span><text:span text:style-name="T120">" target='_blank'&gt;</text:span><text:span text:style-name="T119">《鬥羅大陸》</text:span><text:span text:style-name="T120">&lt;/a&gt;</text:span><text:span text:style-name="T119">，</text:span><text:span text:style-name="T120">100</text:span><text:span text:style-name="T121">級的設定加上會發光的魂環，標誌著玄幻類網文越來越向網遊方向發展（一些老白的毒點），然而武魂的設定卻是讓人驚豔，每位角色都擁有不同的武魂和技能，很大程度上使得角色豐滿起來，辨識度高了起來，而三少此書中的愛情親情友情雖略顯狗血，卻仍是極其吸引讀者，也是讓三少獲得了不少女性讀者，此書之後三少也是慢慢的放棄了後宮這個元素，三觀也是越來越正。</text:span><text:span text:style-name="T118">ps</text:span><text:span text:style-name="T121">其實三少的書還是比較適合初入網文的讀者閱讀的，畢竟一本三觀很正的小說總比一本三觀歪掉的書要影響好，看</text:span><text:span text:style-name="T120">&lt;a href="/name/</text:span><text:span text:style-name="T119">凡人</text:span><text:span text:style-name="T120">" target='_blank'&gt;</text:span><text:span text:style-name="T119">《凡人》</text:span><text:span text:style-name="T118">&lt;/a&gt;</text:span><text:span text:style-name="T119">時我就想，要是一個小孩子看這樣的書，會不會以後再也不會相信別人了 】謝謝</text:span><text:span text:style-name="T118">&lt;a href="/n/lc</text:span><text:span text:style-name="T119">銘</text:span><text:span text:style-name="T118">" target='_blank'&gt;@lc</text:span><text:span text:style-name="T119">銘 </text:span><text:span text:style-name="T118">&lt;/a&gt;</text:span><text:span text:style-name="T119">專為本單寫的書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無罪的最後一部星際作品，雖然無罪寫了</text:span><text:span text:style-name="T8">4</text:span><text:span text:style-name="T9">部星際，但是我依然很喜歡他寫的星際，也很喜歡他寫的校園，那飛揚的青春和有些熱血有些猥瑣的電子競技混合在一起，糅合出一種大學的味道和感覺。 </text:span><text:span text:style-name="T8">&lt;br&gt;</text:span><text:span text:style-name="T10">也許是受了此間的少年的影響，流氓</text:span><text:span text:style-name="T8">2</text:span><text:span text:style-name="T10">開頭和此間的少年簡直可以說是神似，無論楊湛之於蕭峰，還是周小雨之於穆念慈……總體感覺無罪是想多融入一些感情並把配角塑造的更好些，不過感覺塑造的最好的配角還是要數達哥吧……至於女主，一貫的無罪模式，</text:span><text:span text:style-name="T8">2</text:span><text:span text:style-name="T10">女主，性格相反，發小長大，同愛主角…… </text:span><text:span text:style-name="T8">&lt;br&gt;</text:span><text:span text:style-name="T10">雖然看了好幾本同一個模式同一個頻段的作品，但是我還是表示無罪的星際可以再多寫一些，他的校園也可以在多寫一些，我很喜歡。</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義女系列】與楊衛東的</text:span><text:span text:style-name="T2">&lt;a href="/name/</text:span><text:span text:style-name="T3">撿個蘿莉當老婆</text:span><text:span text:style-name="T4">" target='_blank'&gt;</text:span><text:span text:style-name="T3">《撿個蘿莉當老婆》</text:span><text:span text:style-name="T4">&lt;/a&gt;</text:span><text:span text:style-name="T3">可以並稱為都市奶爸文的雙璧，該作者最為溫情的一部作品，投入了其女兒控的真實情懷。</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半個時辰內，他接連打塌了三座“青天”，粉碎了九次“乾坤”，成為了諸天萬界之中一名無敵強者。 </text:span><text:span text:style-name="T24">&lt;br&gt;</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雖然我對日漫興趣不大。但作者成功將紳士之風發揚光大，我等編外紳士也受用不已。至於日本父女兄妹從小一起泡澡甚至可以到女性成年之前也就是</text:span><text:span text:style-name="T16">20</text:span><text:span text:style-name="T17">歲之前的這種行為也讓我只能痛心疾首地點贊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日常什麼的還是跳著看吧，這書前面挺好～校園祭開始女裝情節也太多了吧，看的神煩，不寫女裝或者少寫不好嗎，大段大段的女裝章節，看的不是一般的彆扭，而且還不是幻想世界，這是個寫實，現實世界有幾個男的喜歡動不動就穿女裝玩的？現在一些紳士喜歡偽娘，但是不代表他們喜歡自己穿著女裝變成偽娘，這不是紳士這是純粹的有病～越寫越毒了～作者要是覺得女裝好的話自己穿著出去走走～</text:span><text:span text:style-name="T4">by:&lt;a href="/n/</text:span><text:span text:style-name="T3">清月孤煙</text:span><text:span text:style-name="T4">" target='_blank'&gt;@</text:span><text:span text:style-name="T3">清月孤煙 </text:span><text:span text:style-name="T4">&lt;/a&gt;</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年關將近，推本親子文，雖然說主要描寫了親情，然而文中對傲嬌妹子的刻畫也可謂超群絕倫。好的傲嬌能讓讀者在食用以後欲罷不能，就如同被一百個釘宮在耳邊大罵八嘎憨態無路賽一樣的神清氣爽美滋滋。 </text:span><text:span text:style-name="T16">&lt;br&gt;---------------------------------------- &lt;br&gt;</text:span><text:span text:style-name="T17">最後，風司機不可名狀的的書單真是棒極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義母系列】</text:span><text:span text:style-name="T19">VIA</text:span><text:span text:style-name="T20">骨科專家【矽統】大大的診斷語：</text:span><text:span text:style-name="T21">&lt;a href="/name/</text:span><text:span text:style-name="T20">聖母降臨</text:span><text:span text:style-name="T19">" target='_blank'&gt;</text:span><text:span text:style-name="T20">《聖母降臨》</text:span><text:span text:style-name="T21">&lt;/a&gt;</text:span><text:span text:style-name="T22">，女主角是主角的義母，蠢萌可愛天然呆一枚。 </text:span><text:span text:style-name="T19">&lt;br&gt;</text:span><text:span text:style-name="T20">有一些情節很喪屍很搞笑，可惜被家人（據說是作者的母上大人）發現作者在寫這樣的小說，</text:span><text:span text:style-name="T19">TJ</text:span><text:span text:style-name="T20">了…… </text:span><text:span text:style-name="T19">&lt;br&gt;</text:span><text:span text:style-name="T20">這真是一個被上的故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我前面說過，有些作者是適合在矽統連載而不是在起點，比如虎軀常震的</text:span><text:span text:style-name="T19">&lt;a href="/name/</text:span><text:span text:style-name="T20">誘香蠱皇</text:span><text:span text:style-name="T21">" target='_blank'&gt;</text:span><text:span text:style-name="T20">《誘香蠱皇》</text:span><text:span text:style-name="T19">&lt;/a&gt;</text:span><text:span text:style-name="T20">和</text:span><text:span text:style-name="T21">&lt;a href="/name/</text:span><text:span text:style-name="T22">網遊之波濤蕩漾</text:span><text:span text:style-name="T19">" target='_blank'&gt;</text:span><text:span text:style-name="T20">《網遊之波濤蕩漾》</text:span><text:span text:style-name="T19">&lt;/a&gt;</text:span><text:span text:style-name="T20">，這兩本在矽統展開來寫可能會成為爆款，作者會有可能會在</text:span><text:span text:style-name="T19">H</text:span><text:span text:style-name="T20">界一戰成神。但在起點，不好意思，你寫的再委婉也難逃撲街和諧的結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義姐系列】完本老書，極為優秀的都市後宮文，本來想加入我的後宮書單的，但是考慮到這裡面的男主和姐姐的互動實在太有愛了，所以還是放在這裡咯。主角是一名中二黑道太子爺，囧事不斷；作者行文更是風趣幽默，逗人發笑；最可樂的是男主角和他姐姐的名字：一個叫甄英雄，一個叫——甄三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其實這書真的還不錯，但看著真的太難受了！每次豬腳做事，總有一個不知死活的</text:span><text:span text:style-name="T19">A</text:span><text:span text:style-name="T20">要阻攔他，知道內情的</text:span><text:span text:style-name="T21">B</text:span><text:span text:style-name="T20">就去阻攔</text:span><text:span text:style-name="T19">A</text:span><text:span text:style-name="T20">。但每次</text:span><text:span text:style-name="T21">B</text:span><text:span text:style-name="T22">都會失敗，</text:span><text:span text:style-name="T19">B</text:span><text:span text:style-name="T20">總是會在內心把豬腳的光輝事蹟回憶一遍，但他就是不說出口！一定要</text:span><text:span text:style-name="T19">A</text:span><text:span text:style-name="T20">對豬腳各種嘲諷，豬腳各種打臉，啪啪啪完之後，再跑過來嘲諷</text:span><text:span text:style-name="T19">A</text:span><text:span text:style-name="T20">：傻了吧？我早說了他很屌，你不信，被打臉了吧？ 按理說，看反派被打臉，應該是很爽的！可扛不住審美疲勞啊，其實這本書應該改名 打臉日記 就完美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實姐系列】請注意，在此提名的是原載於逐浪網的以【天下第二】為作者的那本；可是由於河蟹神獸的緣故，只能拿這部同名作品來提名啦。本書其實是以姐控為主線的都市後宮文，以豬腳的人渣屬性反襯出眾多解語花的純真美麗，姐姐是當之無愧的第一女主角，而且堪稱是最為令人感動的美好姐系形象了。不過，最後作者又來了一出實姐變虛姐，虛姐變實姐的把戲，令我作嘔；但由於豬腳在之前已經推倒了虛姐，所以本書依然還是實姐系列。</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貓娘的女主文真是好稀罕！自稱清純派這種馬甲大家都懂的哈。應該算是型月世界同人吧，雖然有點無限的趕腳，額，變身成為黑桐家的天才（？）成為第一魔法使順便開百合後宮的故事。現在劇情到了主角準備到艦娘世界找到方法拯救受虐狂魔卡蓮。不過不知道為什麼，額，目前好像真是只推倒了有珠誒……連主動表白的妹妹都忽略了就斷更！詛咒貓娘沒有小丁丁！咦，好像有什麼不對的地方？</text:span><text:span text:style-name="T2">7.18</text:span><text:span text:style-name="T14">更新：果然是因為我放了三個推書評語驚到了貓娘麼。（傲嬌狀</text:span><text:span text:style-name="T4">(</text:span><text:span text:style-name="T3">～</text:span><text:span text:style-name="T4">o</text:span><text:span text:style-name="T3">～</text:span><text:span text:style-name="T4">)Y</text:span><text:span text:style-name="T3">）貓娘竟然更新了。然而祈禱貓娘重新擁有小丁丁似乎有什麼不對的地方。咦，我為什麼總說小丁丁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連載中，西貝貓的馬甲同人女主文！貓娘的女主文就問你見過沒有！嗯</text:span><text:span text:style-name="T12">...</text:span><text:span text:style-name="T13">這是成為魔法使（型月）的女主穿越在各個二次元世界（類無限）開百合後宮的故事。貓娘還是挺會把握男讀者的爽點的，無論是感情戲還是劇情處理都很贊</text:span><text:span text:style-name="T12">....</text:span><text:span text:style-name="T13">另外書中某些章節結尾也夾雜著一位作者（貓娘）的辛酸成長經歷，讓我深有感觸。</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推</text:span><text:span text:style-name="T2">&lt;a href="/name/</text:span><text:span text:style-name="T14">喪屍不喪屍加料版</text:span><text:span text:style-name="T4">" target='_blank'&gt;</text:span><text:span text:style-name="T3">《喪屍不喪屍加料版》</text:span><text:span text:style-name="T4">&lt;/a&gt;</text:span><text:span text:style-name="T3">，好的</text:span><text:span text:style-name="T4">H</text:span><text:span text:style-name="T3">文猶如綿綿春雨，潤物細無聲，熱烈且花樣繁多的鼓掌讓你微微一硬以示尊敬的同時卻不覺得邪惡、暴力、陰暗</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實母系列】這篇文章真正有深度地剖析了重生者的俄狄浦斯情結！</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實妹系列】據說作者受到了弱鳥紅龍系列的啟發，安排主角穿越成了母龍，與黑龍妹妹相愛相殺，最近又變身為扶她，蘿莉扶她</text:span><text:span text:style-name="T12">X</text:span><text:span text:style-name="T13">幼女龍妹，真是</text:span><text:span text:style-name="T12">Yooooooo</text:span><text:span text:style-name="T13">～！【已經太監，不要進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相當寫實的軍事小說，穿越為蘇聯女兵，參加偉大的蘇聯衛國戰爭，主角有現代軍事知識，但沒帶金手指，殘酷而慘烈的戰鬥場面描寫得非常出色，書中沒有任何政治說教，只有戰鬥和生存，無數的坦克飛機大炮戰馬，無時無刻都有營團到師在領便當，從小兵到將軍各配角形象都塑造得還算不錯，只是有那麼一丁點虐主，情節控制較弱，爽點不夠，後面開始水。主角好不容易成為師長，又被擼成了小兵重新來過——感覺作者喜歡小局部戰爭場面，刻意回避高大上的上層政治鬥爭，所以故意讓主角犯那種低級的衝動錯誤，好換副本（部隊）重新打怪升級。當然，這算是全面科普二戰蘇聯最好的小說，值得一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國內少見的女主硬派寫實風戰爭小說，作者對於大場面的把控十分嫺熟，前期還能深挖女主身上戰爭對人性的影響，及其個人的心靈成長過程。中後期大篇幅的戰爭描寫疲勞轟炸，淪為了升級流，十分可惜。即使是以勝利的名銜去美化，也無法改變戰爭醜陋可憎的面容。</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其實在我看來有點可惜，作者前期學了俗人，後期找到了自己的風格，一種很散、稍水的風格，雖然因此脫離了普通重生文的範疇，但卻導致爽點直降，另外，它的感情戲很糟，是真的很糟，我認真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佳】，看的舒服的嫁人（也就你這一本啊！喂！）普通的小說＋變身＋好評＋同類少＝佳作，還有一本 </text:span><text:span text:style-name="T16">&lt;br&gt;</text:span><text:span text:style-name="T17">【佳】【異世界女神傳】真主角單身，因為沒門放在這了，來也匆匆去也匆匆，主角來的時候一點沒帶，走的時候只給可拉達留下了一點傳說，完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沒事逛逛別的書單，發現了這本老書，勾起了我高中時候的記憶。都市異能在當時看來還是蠻有新意的，不過其實重點更在於和貌似姐姐的曖昧上。靠著印象給個糧草吧，不過時代在進步，我的看書口味也是在變化，當時的感覺可能和現在看的時候感覺不一樣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本以為河蟹大潮掛掉四本書之後火星就要正兒八經地改寫玄幻升級文了，雖然大篇幅的狗血言情戲還有，但是仍不免為過去那高水準的豔色描寫至此難見而惋惜；結果今天宰書剛好追到主角和小仙女激情四射的啪啪啪情節，才知道自己畢竟圖樣。</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很早看過的一本書，都市類，開後宮，各種橋段在當時看來還是挺有新意的，男女主角身份的反差感也是快感的一大來源，可以說是鵝考這個作者的書裡我評價最高的一本了（雖然一共也沒看幾本）</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以嫂子作為第一女（肉）主（便）角（器）的大尺度後宮文。情節尚可，肉戲豐滿。</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如果不寫的那麼拖遝就是我心中的仙草，想像力和人物刻畫值得肯定，注水嚴重導致情節推進極度不流暢</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作者應該是從黃難得培養起來的本土大神，是一位架空文專業戶，更是後宮文專業戶。作者的特長是細膩動人的豔情描寫，配合列國爭霸的架空背景，再加上一點長線陰謀和武俠升級的期待感，就組成了他作品的主要內容。個人覺得不滿意的是，他的作品開的地圖總是有點小，格局尚顯小氣；除此之外，都很合我的胃口。</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是在我眼中，鵝考先生唯一一本可以反復閱讀的好書，也是早期都市曖昧文的奠基性佳作。書中的感情描寫很細膩，那啥描寫也挺不錯，缺點就是男主從頭到尾太弱受了一點，沒有沙發果斷的出彩表現。</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中］挺不錯的校園青春網文，前期主打與兩青梅竹馬純純的生活戲，後期主打與兩女主羞羞的愛情戲</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是一曲充滿正能量的勞動模範之頌歌，講述了一名攝影大師嘔心瀝血為各路熟女蘿莉配製各種妖嬈魅惑華美私房照的敬業傳奇。</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本和博得之門的</text:span><text:span text:style-name="T45">&lt;a href="/name/</text:span><text:span text:style-name="T9">娶姐（陰魂）</text:span><text:span text:style-name="T8">" target='_blank'&gt;</text:span><text:span text:style-name="T10">《娶姐（陰魂）》</text:span><text:span text:style-name="T8">&lt;/a&gt;</text:span><text:span text:style-name="T10">，是我最喜歡的兩本</text:span><text:span text:style-name="T8">DND</text:span><text:span text:style-name="T10">類小說，文筆幽默，情節紮實。可惜作者不是炒股遁，就是泡妞遁，用作者的原話說：”跟女朋友一起玩兒或煲電話粥可比寫小說輕鬆有趣多了。”說得我們讀者竟無言以對，於是這本書就擱淺至今也沒被續上了</text:span><text:span text:style-name="T8">........</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兩位神農老司機強烈要求添加的溫馨向後宮文，個人感覺還不錯。【感謝</text:span><text:span text:style-name="T34">@satoshigg</text:span><text:span text:style-name="T35">和</text:span><text:span text:style-name="T36">@dmc420</text:span><text:span text:style-name="T37">兩位親的熱情推薦！！】個人看完的一點小感受：本書標題實在是名副其實！所謂“日光”，修飾的不是名詞，而是動詞呀！</text:span><text:span text:style-name="T36">PS</text:span><text:span text:style-name="T37">：這位作者後來更換筆名為【彬臨城下】，又創作了</text:span><text:span text:style-name="T36">&lt;a href="/name/</text:span><text:span text:style-name="T37">逐豔人生</text:span><text:span text:style-name="T34">" target='_blank'&gt;</text:span><text:span text:style-name="T37">《逐豔人生》</text:span><text:span text:style-name="T36">&lt;/a&gt;&lt;a href="/name/</text:span><text:span text:style-name="T35">竊聽人生</text:span><text:span text:style-name="T36">" target='_blank'&gt;</text:span><text:span text:style-name="T35">《竊聽人生》</text:span><text:span text:style-name="T34">&lt;/a&gt;&lt;a href="/name/</text:span><text:span text:style-name="T35">超能教師</text:span><text:span text:style-name="T34">" target='_blank'&gt;</text:span><text:span text:style-name="T35">《超能教師》</text:span><text:span text:style-name="T34">&lt;/a&gt;</text:span><text:span text:style-name="T35">等經典後宮文。</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流利幽默的文字之下的劇情，是高仿輕小說的主角在星辰大海之中孜孜不倦推妹子的充滿愛與正義的故事【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最近看到的一本好書，歷史生活流，後宮紳士文。主角身為開國勳貴之後，卻幾乎整日流連於後院花叢中。作者的行文頗有明清話本小說之風，但是豔情描寫有時候極為隱晦，如果不仔細看的話，差點沒發現主角的後宮裡居然還有倆血親。</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該書是早期成功將重生題材和都市曖昧情節結合在一起的典範之作；主角開的小後宮看完了居然還覺得挺合理。不過它真正的精彩之處，在我看來，卻是對於青春校園生活充滿童真情趣與浪漫情懷的描寫，以及對少男少女之間青澀純美的感情的細膩刻畫。可惜的是，作者自己似乎木有意識到這一點，反而在之後走上了種馬的邪路，最新的一本書就是化身推土機的</text:span><text:span text:style-name="T2">&lt;a href="/name/</text:span><text:span text:style-name="T3">都市透視眼</text:span><text:span text:style-name="T4">" target='_blank'&gt;</text:span><text:span text:style-name="T3">《都市透視眼》</text:span><text:span text:style-name="T4">&lt;/a&gt;</text:span><text:span text:style-name="T3">，對這種書一定要嚴肅地反復批判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都市曖昧</text:span><text:span text:style-name="T16">+</text:span><text:span text:style-name="T17">系統異能文。文風偏向爽白，不過妹子描寫的還是相當有愛的：青梅竹馬，傲嬌表妹，溫婉禦姐，一應俱全。最沒有節操的一點是，主角和私底認下的義妹除了啪啪啪之外把男女之間所有沒羞沒臊的事情都做了一遍，結果發現她居然是自己的親生姐姐！</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人妻控”低手寂寞的絕筆，作者于豔情描寫登峰造極，描寫對像多為好友人妻（可能是某些人的毒點，但上升到道德敗壞層面則大可不必，看了古惑仔我也沒去砍人）。官場上基本是順風順水、情場上愛恨情仇欲拒還迎，無虐主傾向。後宮數量龐大，但幾個主要女性角色的推倒在人物內心獨白加之劇情推動下顯得尤其真實可信。 </text:span><text:span text:style-name="T2">&lt;br&gt;</text:span><text:span text:style-name="T14">也許天上那位也喜歡看他的東西，所以作者被天使招走了。至於他的另一本書</text:span><text:span text:style-name="T4">&lt;a href="/name/</text:span><text:span text:style-name="T3">官道之色戒</text:span><text:span text:style-name="T4">" target='_blank'&gt;</text:span><text:span text:style-name="T3">《官道之色戒》</text:span><text:span text:style-name="T4">&lt;/a&gt;</text:span><text:span text:style-name="T3">，和這本相比然而並沒有什麼區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逝者已矣，唯有惋惜。但是人妻控精彩絕倫的豔色描寫卻永遠活在老司機們的心中。</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陳愛庭最早的一本足球競技文，他最出名的文章應該是</text:span><text:span text:style-name="T19">&lt;a href="/name/</text:span><text:span text:style-name="T20">超級教練</text:span><text:span text:style-name="T21">" target='_blank'&gt;</text:span><text:span text:style-name="T20">《超級教練》</text:span><text:span text:style-name="T19">&lt;/a&gt;</text:span><text:span text:style-name="T20">，妥妥的爽文，多女主，大富翁，吊打世界，球員忠誠度</text:span><text:span text:style-name="T21">max</text:span><text:span text:style-name="T22">，主角全能還是聖人，寫戰術也是腦袋一拍堆積世界頂級球星。。。好吧上述毒點在</text:span><text:span text:style-name="T19">&lt;a href="/name/</text:span><text:span text:style-name="T20">紅叛軍</text:span><text:span text:style-name="T19">" target='_blank'&gt;</text:span><text:span text:style-name="T20">《紅叛軍》</text:span><text:span text:style-name="T19">&lt;/a&gt;</text:span><text:span text:style-name="T20">中也存在，但是，我推薦這本書的理由只有一個：它是紅叛軍。這是一隻真實存在默默無聞的球隊，這是一支篳路藍縷，什麼都沒有只剩愛憎的球隊，當陳愛庭還剩一點情懷的時候寫了它，我不知道是誰的幸運，推薦的理由和書其實沒什麼關係，如果，我說如果，萬分之一的可能，紅叛軍回到了老特拉福德球場，誰還記得它為什麼而生，又為什麼而戰鬥？我不知道，情懷頂個毛，足球滾滾向前，愛憎值多少石油？</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已經五百多章了我書評重寫。 </text:span><text:span text:style-name="T12">&lt;br&gt;</text:span><text:span text:style-name="T13">漫威同人，雖說是系統流但後面系統幾乎失去存在感。主角和小蜘蛛以及綠魔二代是同學兼好友，一開始利用系統行俠仗義打怪升級，同時認識了很多志同道合的朋友，然後組建了自己的英雄組織。本書主角算是網文漫威同人裡最接近超級英雄性格了，樂觀開朗，正義感強烈，不過分在乎權利和金錢，人緣極好，跟主要英雄都關係不錯，跟鋼鐵俠、</text:span><text:span text:style-name="T12">X</text:span><text:span text:style-name="T13">教授、隊長等人組建光照會，把鹹魚型雷神變成廢宅雷神，隨即殘酷調教，目前改頭換面的托爾正讓挖奇異博士家女友。開了個漫威英雄的版權公司，支持超級英雄們上推特跟網友互動增加在民眾心中的親和度，從而提高英雄們的話語權，同時鼓動隊長為了版權跟軍方上法庭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主角是個山口山的術士，魂穿漫威世界，１４歲覺醒記憶，然後……怎麼說呢，比較低調，比較老實，也……比較衰。 </text:span><text:span text:style-name="T8">&lt;br&gt;</text:span><text:span text:style-name="T9">混到要吃泡面，銀行存款不到一萬美金，這樣的主角實在是慘了點。 </text:span><text:span text:style-name="T8">&lt;br&gt;</text:span><text:span text:style-name="T10">老實說，這主角的做事風格還是相當爽利和漂亮的，也頗有術士範兒，借力打力坑蒙拐騙種種手段，用得很嫺熟，起碼看起來像是個有點本事的。 </text:span><text:span text:style-name="T8">&lt;br&gt;</text:span><text:span text:style-name="T10">奈何窮困潦倒毀形象啊！ </text:span><text:span text:style-name="T8">&lt;br&gt;</text:span><text:span text:style-name="T10">不介意主角混得窮的話，糧草。 </text:span><text:span text:style-name="T8">&lt;br&gt;</text:span><text:span text:style-name="T10">介意的話，乾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何塞在西班牙馬婁卡島收購球隊，合理發展，再把培養的世界級球員賣掉換錢，建新球場，發展旅遊業。糧草</text:span><text:span text:style-name="T16">+</text:span><text:span text:style-name="T17">。</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越來越噁心的情節發展，豬腳幫兄弟玩一個看不上的無辜女人，還一副老子做了好事快來誇我的模樣，都不知道得意個啥？是覺得兄弟會感激你賜下一個你看不上的女人呢，還是覺得女人會感激你幫她找了一個玩女人都玩出各種經驗的死騙子？</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38">&lt;a href="/name/</text:span><text:span text:style-name="T14">無限制神話</text:span><text:span text:style-name="T4">" target='_blank'&gt;</text:span><text:span text:style-name="T3">《無限制神話》</text:span><text:span text:style-name="T4">&lt;/a&gt;</text:span><text:span text:style-name="T3">作者廢紙橋新書。算是類無限流？這次的故事，發生在物質極大豐富的星際文明，此時已進入人體大開發時代，所有人都通過穿越異世界獲得超凡力量。主角的金手指則是可以製作不同角色範本，只要有一定人數相信範本的身份，設計的能力則會成真。因為現實中的人都是久經考驗的老江湖不好騙，只好跑去異世界當大忽悠。目前已經成功讓劍仙和神棍兩個馬甲成真。本書的優點嘛自然是腦洞很大，這種金手指比較新穎，故事也在水準之上，喜歡上本書的完全可以繼續追這本。另外，作為老司機，作者車技相當高超。對了，玩梗玩的也不錯，那個綠頭草的種植方法簡直</text:span><text:span text:style-name="T4">666……</text:span><text:span text:style-name="T3">目前就寫這麼多，等字數多點重寫書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原本看書名，以為是哈利波特版的奧術神座，可進展到目前，沒看出學霸在哪啊？不做研究，也沒看出主角想幹啥，感覺就是在混時間等劇情過去？</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個人糧草</text:span><text:span text:style-name="T12">- </text:span><text:span text:style-name="T13">主角穿了異種的強壯身軀與心靈手巧手工、技術知識豐富的特點令人印象深刻，選擇重甲、重錘的人外兄貴算是個這年代很少有的</text:span><text:span text:style-name="T12">man</text:span><text:span text:style-name="T13">式設定，副本多是複數世界的融合魔改版，增加神秘度係數之類的指標來方便口胡。但是感覺作者的問題有兩個，一是在很多很多地方不知是不是刻意的一筆帶過浪費了爽點；二是對政治、社會的推演太過一廂情願，一廂情願到讓人看了都尷尬（比如修真世界、吸血鬼世界） 。主角的氣質和塑造也有問題，聰明卻不智慧，強壯卻不強大，所以讓人後期覺得讓人難受。最後面的副本很白水，結局放棄寵物變賣裝備積分獎勵過日子的結局也平淡（坑）得讓人難受。</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女主內心強大、善良、智慧，男主也是強大、負責任的類型，婆婆小姑子精明、果斷，雖然不是我喜歡的一對一，因為女主穿越時又有妾又有繼子繼女的，男主、婆婆又怕她代表原來的娘家來爭鬥，但隨著女主嫁入徐家之後鑽研人心，投其所好，一步一步融入了大宅門的生活，姨娘們、繼子們也讓十一娘把關係處理得相當順利，獲得了婆婆的喜愛，贏得丈夫的尊重。喜歡吱吱的書，行文樸實，描寫的人物很鮮活，讓人有看下去的欲望。不像很多晉江和女頻文，長篇大論，卻絮絮叨叨的不知所云。這本書遣詞造句、基調風格、情感演變，都充滿著一股濃濃的古典香氣，風格淡雅，氣氛柔和，十一娘和徐令宜之間細水長流的感情、生動溫馨的互動也讓人回味無窮。</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宅文大神康蘿莉用幾百萬字來向我們強調：後宮的大旗，唯有用豬腳的鮮血才能染紅；但是，這對於勇往無前的後宮黨來說又算得了什麼呢？歡迎來到廢柴人渣李維系列的後宮英雌傳世界！</text:span><text:span text:style-name="T16">PS</text:span><text:span text:style-name="T17">：作者的另一馬甲是【李家成功】，掛在其下的後宮文推妹與此馬甲相比只多不少。</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連載。綜合。言情。這是晉江難得一見的更新勤快的作者啊，基本每日三更，文筆還不錯哎……完結的有紅樓、天龍、清穿、</text:span><text:span text:style-name="T16">70</text:span><text:span text:style-name="T17">年代、架空古代去造反、末世之後、現在又是架空古代了，不過這次是宅鬥估計還有宮鬥……女主有個存在感不是很強的空間，在末世那卷存在感很強……自從清穿成四福晉後，男主就一直是雍正了，而且男主還跟著穿了，以後估計都是男女主雙穿了，這個有人雷有人萌，我倒是蠻喜歡的，因為男主對人心的把控真是堪稱女主的金大腿………我的天啊……這文還在寫啊……我很久沒看了……唉……等哪天文荒再回頭看一遍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清穿開始，每一部只能看</text:span><text:span text:style-name="T16">20</text:span><text:span text:style-name="T17">章左右，情節確實吸引人，可惜看到那四爺就牙疼，從末世直接跳到民國舊事，這位男主還沒下線，作者你一定是故意的，要你是女主你喜歡這麼個拖油瓶。。而且女主活了幾輩子智商依舊堪憂，沒男主好像哪哪都不行似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是一篇快穿文，但每個小篇章都很長，所以基本上可以當成一個個單獨的故事看…其中第三個故事就是清穿，寫得還不錯，且自此確定了男主——胤禛</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有毒，感覺劇情一般般可是就是看得停不下來，重點已經很肥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行家一出手，就知有沒有。行文流暢，情真意切，談戀愛過日子就是這樣淡如水啊。言情耽美新手們最愛依靠大量劇情衝突來推動感情發展，再加上過度的情話堆砌，熟不知信言不美，美言不信。</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到了後世還叫爺，女主怎麼不叫他爺爺呢，真特麼奴性堅強，男主就不能換一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撇除三觀之類的，看網文這麼多年，作者是我見過最會寫家裡長短、雞毛蒜皮的人，能把婆媳關係、極品親戚、鄰裡矛盾中各個小人物刻畫的淋漓盡致、心理描摹入木三分。前幾個同人世界和後面幾個現代世界像兩個人寫的，越到後面，男女主徹底從主角的角色脫離開變成了旁觀者、上帝視角，那些小人物的嬉笑怒駡成了重點，非常接地氣，令人感同身受。建議文名改成</text:span><text:span text:style-name="T2">&lt;a href="/name/</text:span><text:span text:style-name="T3">那些年，我身邊的八點檔情節</text:span><text:span text:style-name="T4">" target='_blank'&gt;</text:span><text:span text:style-name="T3">《那些年，我身邊的八點檔情節》</text:span><text:span text:style-name="T4">&lt;/a&gt;</text:span><text:span text:style-name="T3">。</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腦洞清奇，帶著宮鬥系統穿越到原始社會通過傳播宗教，凝聚隊伍，種田。 </text:span><text:span text:style-name="T34">&lt;br&gt;</text:span><text:span text:style-name="T35">這本書可以對照</text:span><text:span text:style-name="T36">&lt;a href="/name/</text:span><text:span text:style-name="T37">從零開始的穿越女</text:span><text:span text:style-name="T36">" target='_blank'&gt;</text:span><text:span text:style-name="T37">《從零開始的穿越女》</text:span><text:span text:style-name="T36">&lt;/a&gt;</text:span><text:span text:style-name="T37">（穿越到中世紀歐洲通過洗腦神父代理種田，體系建構滿分）和</text:span><text:span text:style-name="T34">&lt;a href="/name/</text:span><text:span text:style-name="T37">女帝直播攻略</text:span><text:span text:style-name="T36">" target='_blank'&gt;</text:span><text:span text:style-name="T35">《女帝直播攻略》</text:span><text:span text:style-name="T36">&lt;/a&gt;</text:span><text:span text:style-name="T35">（幹翻宮鬥系統自己稱霸，後期有點崩）來看。 </text:span><text:span text:style-name="T34">&lt;br&gt;</text:span><text:span text:style-name="T35">帶著宮鬥論壇，在各位宮鬥高手指導下在原始社會種田的創意很少。主角前世獄警，結合專業和宮鬥專家指點，通過自創一神教結合原始社會生產力水準開始從弱小的部落建設開始，從做陶罐（熟食、提高生存概率）、肥皂（衛生殺菌）、魚皮羽絨服（增強冬天捕獵能力）、織網（捕鳥打魚、鼴鼠等）一步步堅實發展。 </text:span><text:span text:style-name="T34">&lt;br&gt;</text:span><text:span text:style-name="T35">別的宮鬥介面會適時插入，行文節奏流暢。 </text:span><text:span text:style-name="T34">&lt;br&gt;</text:span><text:span text:style-name="T35">小雨清晨的分身？？？？？</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女主，劇情。我最喜歡這個作者的地方在於，作者本人沒什麼戾氣，對待炮灰極品也完美把握了那個度，既不聖母，也不極端。比如寫女主的二嬸，雖然對她不好，但是在女主二叔要殺了女主時，還是很害怕，偷偷告訴了女主祖母。我覺得這就是作者寬容之處。很多小說中的極品都極品的毫無道理，不合人性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無限流糧草。最近少見的文筆一流的無限文，好點宅向輕小說感覺，沒女主，空間設定完善。主角是妖修，在犬夜叉世界收集殺生石碎片，激發上古天妖巴蛇血脈，修練勾陳天書，絕招是引力操縱和殺生石的物質毀滅。</text:span><text:span text:style-name="T12">P</text:span><text:span text:style-name="T13">。</text:span><text:span text:style-name="T12">S</text:span><text:span text:style-name="T13">。哈利波特副本確實長了一點，還是挺有趣的。近期副本是魔法禁書目錄，主角在學園都市訓練精神力，繼續養肥。</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22">1904</text:span><text:span text:style-name="T64">年，滅絕人性、喪盡天良、自私自利、拔一毛而利天下不為也的、反人類的、慈禧走狗、滿清腐（敗）官員、變態邪惡大魔頭胡靈珊，終於用人民的鮮血，染紅了她頭頂的頂戴花翎，染黑了宋教仁等清白純潔的革（命）志士，顯露出她的醜陋內心和靈魂，胡大魔頭必將不得好死，被釘在歷史的恥辱柱上。 </text:span><text:span text:style-name="T63">&lt;br&gt;</text:span><text:span text:style-name="T66">看本文千萬別思考</text:span><text:span text:style-name="T65">,</text:span><text:span text:style-name="T66">就當是抽大煙</text:span><text:span text:style-name="T63">,</text:span><text:span text:style-name="T66">嗨一回</text:span><text:span text:style-name="T65">.</text:span><text:span text:style-name="T64">看的就是一言不合提刀便砍</text:span><text:span text:style-name="T65">.</text:span><text:span text:style-name="T66">才能一洗心中戾氣</text:span><text:span text:style-name="T63">,</text:span><text:span text:style-name="T64">念頭通達</text:span><text:span text:style-name="T63">,</text:span><text:span text:style-name="T64">身心舒爽</text:span><text:span text:style-name="T63">.</text:span><text:span text:style-name="T64">然後第二天老老實實去搬磚</text:span><text:span text:style-name="T63">.</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因為作者本身也是有水準的，所以本文相比其他的海賊同人，力量體系到四百多章的時候還沒崩。 </text:span><text:span text:style-name="T2">&lt;br&gt;</text:span><text:span text:style-name="T3">本書主角通過拯救天龍人奴隸獲得自己原始資本，然後讓藤虎一笑當副船長，自己也當上七武海，可以說在路飛還未出海之前還是很精彩的。 </text:span><text:span text:style-name="T4">&lt;br&gt;</text:span><text:span text:style-name="T3">然而本書也遇到了同人小說的通病，那就是漫畫正文開始的時候不知道怎麼寫了，既想拋開漫畫主角自己走一條路，但又擔心這樣就吸引不了原著黨。而選擇跟隨原著主角，則又會造成劇情上的乏力，由於本身實力很高然後插手原著主角的情節常常會讓人感覺大人在欺負小朋友的錯覺。 </text:span><text:span text:style-name="T4">&lt;br&gt;</text:span><text:span text:style-name="T3">可以說原劇情對作者的寫作造成了桎梏，讓作者不敢也不想脫離原劇情。當然本文單在力量體系穩定這一點上，就可以評為同人文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前期是仙草，智商線上，推演合理。但腦洞期過了之後，暴露出女作者‘蘇’的本質，死掉的老爸是秘密特工，老爸的師傅是高層，秘密關注，女主生來高貴。救下個路人是明星，女主愛理不理。監控視頻上網，萬眾敬仰。以前的網友是駭客，超級高手。軍隊派出追尋小組，軍中鐵漢緊追不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女主純爺們，鐵血真漢子。女主給人的感覺就是韓國著名網路寫手貓膩筆下的男主性轉而來，殺伐果斷，快意恩仇，撩妹聖手，裝逼於無形之間，高潮情節讓人爽得非常酣暢淋漓，女頻的文筆和背景，偏男頻的設定和畫風，構築的框架還是頗為讓人感覺新鮮和驚豔的。目前主角仍然在新手村，目測不久即將會換新地圖，給個糧草以示期待，同時希望本書能夠走無</text:span><text:span text:style-name="T19">cp</text:span><text:span text:style-name="T20">路線，希行一直以來最大的毛病就是男主出場女主必崩，</text:span><text:span text:style-name="T21">&lt;a href="/name/</text:span><text:span text:style-name="T20">君九齡</text:span><text:span text:style-name="T19">" target='_blank'&gt;</text:span><text:span text:style-name="T20">《君九齡》</text:span><text:span text:style-name="T21">&lt;/a&gt;</text:span><text:span text:style-name="T22">裡的男主角色就相當敗筆，女諸葛型的女主見了男主以後宛如智障版林黛玉這種設定，玩脫一次就夠了吧，</text:span><text:span text:style-name="T19">&lt;a href="/name/</text:span><text:span text:style-name="T20">君九齡</text:span><text:span text:style-name="T19">" target='_blank'&gt;</text:span><text:span text:style-name="T20">《君九齡》</text:span><text:span text:style-name="T19">&lt;/a&gt;</text:span><text:span text:style-name="T20">後期也可以看出作者意識到這個問題最終把男主給半空氣化，希望這次不要再讓什麼亂七八糟的男角色弄崩如此霸氣的女主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前期仙草，不走尋常路的末世流，突然爆發的疫病是針對國內的生化基因戰，結果因為小行星撞擊地球造成的影響變成全球末世，國家控制力度很強，女主爆了個大新聞之後就躲著當權者走，開啟逃亡之路，一直到投靠父親的老領導都屬於行文流暢簡潔的爽文。缺點：開始寫的太細緻，時間線推的太慢看了幾十章女主才過了幾天，主角行為目的性不足，女主爆了間諜投毒之後救了一個無線電專家植物學家後面完全不知道女主要幹啥了，主線很不明確有種女主在瞎跑的錯覺，然後越來越蘇，國安軍隊政府都在圍著女主跑，後來還執行雨林護送…離開主角重生之後爆料末世這個定點，作者就有種寫什麼都是蘇文的既視感。與前面佈局調整的大局觀格格不入</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古代架空，石頭大大一貫風格，歡脫有趣，架構精巧，又時有伏筆不至令人乏味，但作者之前幾本言情，劇情轉折之複雜之劇烈，仍讓我心驚肉跳，看文時提心吊膽，導致閱讀趣味大打折扣，除此之外，本文還是非常可愛的，作者畢竟耽美大手，寫起言情來還是戲精男主一肩挑起全部劇情，雖然極力塑造女主，但人設還是比較平面化，不過以作者的功力，即使女主時常掉線，也能夠保證小說內容豐富引人入勝，總體而言，優質糧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晉江或起點文裡，主角通常是學生或者剛工作不久的青年，這與寫作者自己年齡層和社會經歷有關。這些末世文裡，家人一般在結尾處相逢，或者乾脆一開始就便當，方便主角們在宿舍或出租屋裡跟小夥伴們一塊揮灑熱情，努力奮鬥，或努力抱大腿。而家長只在電話裡傳來鼓勵或者乾脆隻言片語都無。 </text:span><text:span text:style-name="T2">&lt;br&gt;</text:span><text:span text:style-name="T3">本書大概是快穿末世文裡面特別擅長描寫親情關係的。主角一個人可以完成整個家庭角色的扮演——他做過兒子、女兒、弟弟、妹妹、父親、奶奶（哈哈哈），有過面對生存危機不離不棄的家人和朋友，也有被自私自利的拋棄甚至背叛的時候。 </text:span><text:span text:style-name="T4">&lt;br&gt;</text:span><text:span text:style-name="T3">相應的，書中對社會關係中人性描寫也絲絲入扣 </text:span><text:span text:style-name="T4">&lt;br&gt;</text:span><text:span text:style-name="T3">缺點：掃描書可以無上限獲得點數太破壞平衡體系，文筆相當一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切入點不同的末世文，以敵國大規模投放生化病毒為開始，病毒與其後砸向地球的隕石帶來的神秘微粒結合，生成喪屍病毒，神秘微粒滲入土壤，造成土壤大規範本結，糧食減產，然而國家之間卻沒有因為全球化危機而合作求生，敵國借機開戰……女主從末世回到投毒前幾小時，聯繫國家部門，搶先一步，先預告投毒，救重要人物，打擊間諜，追回抗輻射糧種，然後全球探索變異動植物……</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此作者寫的幾本都是娘化系，似乎是打算把全世界娘化。這本努力到了</text:span><text:span text:style-name="T8">80%</text:span><text:span text:style-name="T9">。總體上的設定是很喜歡的，但如果娘們能少點就好多了，後期的人物出場時經常是星名、真名、昵稱、代號等隨機切換。 </text:span><text:span text:style-name="T8">&lt;br&gt;</text:span><text:span text:style-name="T10">作者的妄想很大，想把古今中外所有有名的人一網打盡，也虧她腦洞出這麼一個各星紀平行存在的世界觀，出現了李世民與朱元璋爭霸，蘇軾與柳三變</text:span><text:span text:style-name="T8">PK</text:span><text:span text:style-name="T10">的各種亂入畫面。個人很喜歡在外星域（即主角還沒那麼牛</text:span><text:span text:style-name="T8">B</text:span><text:span text:style-name="T10">的時候）的故事，那時外掛幾乎還沒被啟動，也只有貓貓狗狗幾個星將，小姨陳慶之，禦姐鐘離昧，異族阿提拉，花魁魚玄機，知已秦微雨……每一個都讓人印象深刻。 </text:span><text:span text:style-name="T8">&lt;br&gt;</text:span><text:span text:style-name="T10">其實，個人認為，當每個角色的參數都多到需要出資料表的時候，這書真的就看著好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已暫停】學姐在汙客開的新書，減少了大部分過去的戾氣，增添了幾分輕柔舒緩的筆觸，講述了一名呆萌小道士一邊當中學生一邊拯救世（妹）界（子）的日常。當然，這日常中自然少不了主角與狐妖美少女，幽靈蘿莉，未亡人大姐姐，黑長直班長之間不得不說的故事。學姐自從</text:span><text:span text:style-name="T2">&lt;a href="/name/</text:span><text:span text:style-name="T3">帝國從來沒有神聖的</text:span><text:span text:style-name="T4">" target='_blank'&gt;</text:span><text:span text:style-name="T3">《帝國從來沒有神聖的》</text:span><text:span text:style-name="T4">&lt;/a&gt;</text:span><text:span text:style-name="T3">之後狀態一路走低，若干本書我沒有一本能夠看完，但這次的作品卻是出乎預料地有趣，讓我一邊感歎“什麼鬼”和“臥槽”，一邊追讀下去。</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46">&lt;a href="/n/juegek" target='_blank'&gt;@juegek &lt;/a&gt;: </text:span><text:span text:style-name="T32">經典。結局讓人意料不到。留有想像的餘地。 </text:span><text:span text:style-name="T31">&lt;br&gt;</text:span><text:span text:style-name="T32">謝謝書友的推薦，這本書我也是看過的。可以說是標準的（而且是非常高標準的）中式西幻小說，雖然內核還是中式的武俠味道，但是我們需要看到的是有關愛有關友情有關責任與使命，而不是糾結於設定到底和真正的西方有多大差距。給糧草是首先不是我喜歡的勾心鬥角群像算計（三國演義），也不是爽文，也有那個時期套路單薄的局限性，但是仍然值得一看，如果你之前只看過番茄土豆番茄三少的話。</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全程高能</text:span><text:span text:style-name="T16">~</text:span><text:span text:style-name="T17">據說現在年更，不過看了不後悔系列</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居然忘了把這本書加進來了</text:span><text:span text:style-name="T16">....</text:span><text:span text:style-name="T17">少有的東方仙俠類型的宅向作品，設定很新穎，文筆也在水準之上，女性人物刻畫一如既往的贊，戰鬥也很熱血，對大段的形容描寫沒有抵抗力，標準的宅系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末日也是我特喜歡的題材之一呢，這本小說將地球變成了一個類似於大型網路遊戲的場所，副本不斷，花樣頻出。身心強大女主，重生的女主，三觀略歪的女主，逼格一流的女主，但確實是女主小說裡少有的末日好文，喜歡末日文的不要錯過。尚未完結呢</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腦洞驚奇，開篇創意堪稱驚豔，雖老梗頗多，但作者筆墨風趣，老瓶裝新酒，有足夠的筆力來駕馭之，婉婉道來，別有一番風味，讓人不忍釋卷。然作者文筆優秀，但缺點也非常明顯，主線故事展開後的駕馭能力明顯薄弱，後期情節推進乏力，更新更是變成了週刊！特別注意，主角家破人亡，有虐心情節，慎入！（這個作者一直以來的缺點都很明確，就是主線故事架構能力的薄弱，導致後期不是崩壞，就是太監，可惜了這麼優秀的創意和文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人渣！批判！批判！必須批判！</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難得的書如其名，完全不像</text:span><text:span text:style-name="T16">sf</text:span><text:span text:style-name="T17">那些日輕萎男一樣做作，順便這種文就不要帶腦子去看了，畢竟裡番的劇情大多數是不可能在現實中出現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糧草，中秋月明的書，應該有印象吧。這位作者的書在我個人觀感看來，是起起伏伏，有的很好看，有的值得看，有的沒法看，都有。作者上一本寫的是聖人，這一本寫的是浪子。主角是個人形自走炮，不求感情只求一夜情，面對青梅竹馬花癡美女富家公主等等只打炮不做愛。主角是球員，捲入賭球風波，隱姓埋名遠走他鄉，期間發生的種種故事。去泰國之前是糧草</text:span><text:span text:style-name="T12">+</text:span><text:span text:style-name="T13">，主角的風流鬼馬，豁達樂觀很能把人逗樂。去了泰國就成了糧草</text:span><text:span text:style-name="T12">-</text:span><text:span text:style-name="T13">了。感覺作者上一本的灌雞湯習慣又來了，上一本是聖人，灌就灌吧，咱一口幹了；這本是浪子，灌雞湯很難喝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直接了當，進入正題，不打擦邊球，不掛羊頭賣狗肉，只能說六六六。作者似乎也是絲襪控，對女主褲襪的描寫十分引人入勝，再加上文筆不錯，寫得讓人思緒萬千。唯一的缺點，大概就是男主是個人渣了吧，看著稍微有點小膈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作者文字功力很深，開頭短短幾章，一個球痞刻畫得入木三分。而且開篇就來一出大事故，分外抓人。作為開頭，可以說非常成功了。 </text:span><text:span text:style-name="T12">&lt;br&gt;</text:span><text:span text:style-name="T13">主角泰日天，人形自走炮，隨時隨地準備著勾女。聽起來很爽，不過又不是系統文，基本上一帶而過，那些女的連個名字都沒有，只能算個數字。看文的時候有一種焦灼感，主角看似爽翻天，實則是無根漂萍，一有風吹草動就得跑路。沒有目標，沒有方向，得過且過。 </text:span><text:span text:style-name="T12">&lt;br&gt;</text:span><text:span text:style-name="T13">套個爽文的幌子，寫著不那麼爽的文。非我同道中人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不能因為怕</text:span><text:span text:style-name="T16">404</text:span><text:span text:style-name="T17">而屈著寫，，，，，，要的就是無曲的奇魅，直抒胸臆，，，，，，翻車怕什麼，油門踩到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骨科誠可貴， </text:span><text:span text:style-name="T19">&lt;br&gt;</text:span><text:span text:style-name="T20">核彈價更高。 </text:span><text:span text:style-name="T21">&lt;br&gt;</text:span><text:span text:style-name="T20">若為後宮故， </text:span><text:span text:style-name="T19">&lt;br&gt;</text:span><text:span text:style-name="T20">二者皆可收。 </text:span><text:span text:style-name="T21">&lt;br&gt;</text:span><text:span text:style-name="T22">這是一本經典的</text:span><text:span text:style-name="T19">gal</text:span><text:span text:style-name="T20">文案，天才強勢的坑弟姐姐，強氣正義的青梅，賢慧的鬼娃新娘，雙魂的緋聞女友，最後加上主角的把妹神技——原力覺醒</text:span><text:span text:style-name="T19">-</text:span><text:span text:style-name="T20">高潮迭起。 </text:span><text:span text:style-name="T19">&lt;br&gt;</text:span><text:span text:style-name="T20">至於主角穿越者身份與其幼年幼稚時表現，這絕對是個亮點，這是在玩蘿莉養成，跟瓊恩一樣在養成蘿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閱片無數，老司機，上班，地鐵，梆硬。 </text:span><text:span text:style-name="T16">&lt;br&gt;</text:span><text:span text:style-name="T17">作者這樣的車翻一個少一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主角把弟弟殺掉這本小說就是仙草了。滾開都殺妹正道了。作者怎麼還不殺弟正道？</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小說世界觀是財閥集團佔據</text:span><text:span text:style-name="T2">50%</text:span><text:span text:style-name="T3">以上</text:span><text:span text:style-name="T4">GDP</text:span><text:span text:style-name="T3">，對社會擁有極大影響力。男主父親作為頂尖財閥的掌門人，因為拖欠農民工工資被打死………………</text:span><text:span text:style-name="T4">WTF</text:span><text:span text:style-name="T3">？？？？？像馬雲約伯斯這種人還需要去拖欠農民工工資？？？皇帝的金扁擔，拖欠民工工資的掌門人，屌絲的愚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劉潔 白濤 兩個女老師 雙飛呀 </text:span><text:span text:style-name="T16">&lt;br&gt;</text:span><text:span text:style-name="T17">劉濤不演白潔可惜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哎呦，笑死我了，有錢了先把他三個室友的女友未婚妻給上了，直接用錢砸，比什麼給大哥二哥三個送錢送股份大氣多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頂風作案，哄抬</text:span><text:span text:style-name="T16">B</text:span><text:span text:style-name="T17">價，貴在真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和大企業家同類型的小說，無腦爽文，充滿負能量的一本書。 </text:span><text:span text:style-name="T16">&lt;br&gt;</text:span><text:span text:style-name="T17">很可惜的是現實往往比小說更荒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中秋月明新書，他還有個馬甲叫端午正陽，這是有多喜歡節日，看過</text:span><text:span text:style-name="T19">&lt;a href="/name/</text:span><text:span text:style-name="T20">叛徒</text:span><text:span text:style-name="T21">" target='_blank'&gt;</text:span><text:span text:style-name="T20">《叛徒》</text:span><text:span text:style-name="T19">&lt;/a&gt;</text:span><text:span text:style-name="T20">，</text:span><text:span text:style-name="T21">&lt;a href="/name/</text:span><text:span text:style-name="T22">逍遙軍醫</text:span><text:span text:style-name="T19">" target='_blank'&gt;</text:span><text:span text:style-name="T20">《逍遙軍醫》</text:span><text:span text:style-name="T19">&lt;/a&gt;</text:span><text:span text:style-name="T20">，新書竟然沒有金手指了，還是個踢假球的人形自走炮，先養著以後再看。 </text:span><text:span text:style-name="T19">&lt;br&gt;ps</text:span><text:span text:style-name="T20">：他的作品主角的姓五六七八九十百，伍陸齊巴九石白，下本書主角絕壁是姓千（錢）【手動滑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本很生硬的偽後宮輕小說，遠不如作者的第一本書。在這本書中，以城戶光政為原型的林光政，是主角的“仇人”；而主角的“復仇大業”，就是親自上陣去泡林光政的一百多個女兒。可是，書中的第一女主，卻是像城戶紗織操縱五小強一樣耍得主角團團轉，令人無語，不如改名叫</text:span><text:span text:style-name="T2">&lt;a href="/name/</text:span><text:span text:style-name="T14">我才不會被仇人的女兒欺負呢</text:span><text:span text:style-name="T4">" target='_blank'&gt;</text:span><text:span text:style-name="T3">《我才不會被仇人的女兒欺負呢》</text:span><text:span text:style-name="T4">&lt;/a&gt;</text:span><text:span text:style-name="T3">。</text:span><text:span text:style-name="T4">PS</text:span><text:span text:style-name="T3">：強烈建議同人大佬來撰寫對第一女主進行棍棒教育的番外。因為正文裡沒有真抓實幹的描寫（現在沒有，未來預計也不會有），只能靠同仁自給自足。</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見過前作逼死後作的沒？這就是，我才太好了，結果</text:span><text:span text:style-name="T16">...</text:span><text:span text:style-name="T17">無法逾越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重生成小說反派，搶奪主角氣運和妹子。背景是小白寫手書中的都市，設定聽作者的我覺得沒什麼問題丫 </text:span><text:span text:style-name="T19">&lt;br&gt;(</text:span><text:span text:style-name="T20">有的評論沒黑到點子上，要知道位面之子淫威之下，反派富豪被農民工打死正常不過。大眾高管也燒死在自家途觀了，有時候現實比小說更魔幻</text:span><text:span text:style-name="T21">) &lt;br&gt;</text:span><text:span text:style-name="T20">為什麼說劣幣驅逐良幣，很多能看的書都是被一些奇怪的噴點噴走的。 </text:span><text:span text:style-name="T19">&lt;br&gt;—— &lt;br&gt;</text:span><text:span text:style-name="T20">言情占比</text:span><text:span text:style-name="T21">2/3</text:span><text:span text:style-name="T22">，欽定的女主戲份十足。全書文青又壓抑，前後期糧草水準，中間很爛，偽主角們寫的像低能兒，搞得反派逆襲沒什麼爽感。難得的是以荒誕寫真實，對人性的剖析很是獨到，也沒有太大的鬱悶，讓這本腦洞一般</text:span><text:span text:style-name="T19">(</text:span><text:span text:style-name="T20">反套路早已不稀奇</text:span><text:span text:style-name="T19">)</text:span><text:span text:style-name="T20">的小說有了閃光 </text:span><text:span text:style-name="T19">&lt;br&gt;</text:span><text:span text:style-name="T20">最後，給那個新瓶換舊瓶，狗血還是狗血的評論點贊哈哈</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3">簡而言之</text:span><text:span text:style-name="T99">,</text:span><text:span text:style-name="T98">有趣</text:span><text:span text:style-name="T101">!</text:span><text:span text:style-name="T100">現在很少有書能在一開頭就吸引我了</text:span><text:span text:style-name="T101">.</text:span><text:span text:style-name="T100">雖然我沒看出來這是藍晶</text:span><text:span text:style-name="T99">,</text:span><text:span text:style-name="T98">不過大神硬是要得</text:span><text:span text:style-name="T101">.</text:span><text:span text:style-name="T98">在一些日常過後</text:span><text:span text:style-name="T99">,</text:span><text:span text:style-name="T100">作者顯然要下一盤大棋了</text:span><text:span text:style-name="T99">.</text:span><text:span text:style-name="T98">看到後面</text:span><text:span text:style-name="T101">,</text:span><text:span text:style-name="T98">最大的感想</text:span><text:span text:style-name="T99">:</text:span><text:span text:style-name="T100">科學是第一生產力</text:span><text:span text:style-name="T99">,</text:span><text:span text:style-name="T100">古人誠不欺我（￣▽￣）</text:span><text:span text:style-name="T101">.</text:span><text:span text:style-name="T100">學渣感受到了這個世界深深的惡意</text:span><text:span text:style-name="T101">. &lt;br&gt;PS:</text:span><text:span text:style-name="T100">再往後看</text:span><text:span text:style-name="T101">,</text:span><text:span text:style-name="T98">覺得男主太委屈了</text:span><text:span text:style-name="T101">,</text:span><text:span text:style-name="T98">是個雌性生物就可以踩他頭上</text:span><text:span text:style-name="T99">,</text:span><text:span text:style-name="T100">甚至雌性生物的寵物都可以踩主角頭上</text:span><text:span text:style-name="T101">.</text:span><text:span text:style-name="T100">初看搞笑</text:span><text:span text:style-name="T99">,</text:span><text:span text:style-name="T100">可一直這樣也太受了吧</text:span><text:span text:style-name="T101">.</text:span><text:span text:style-name="T100">吃主角的</text:span><text:span text:style-name="T101">,</text:span><text:span text:style-name="T98">用主角的</text:span><text:span text:style-name="T99">,</text:span><text:span text:style-name="T98">閑著沒事還可以各種虐主角</text:span><text:span text:style-name="T99">,</text:span><text:span text:style-name="T98">嘖嘖</text:span><text:span text:style-name="T99">,</text:span><text:span text:style-name="T98">你是母的你有理</text:span><text:span text:style-name="T99">.</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一個面癱帥哥的官場奮鬥記。初看這本書，忍不住要拿來和老樹的</text:span><text:span text:style-name="T2">&lt;a href="/name/</text:span><text:span text:style-name="T3">靜州往事</text:span><text:span text:style-name="T4">" target='_blank'&gt;</text:span><text:span text:style-name="T3">《靜州往事》</text:span><text:span text:style-name="T4">&lt;/a&gt;</text:span><text:span text:style-name="T3">做對比。一樣都是底層年輕男性的矢志不移，一樣都是高大帥而且下半身能力強引來無數美人投懷送抱。然而兩者又有所不同，本書主角出身貧寒但意志堅定，由於早年為生存學看相的經歷從而精于人心，善於從細節上待人處事並處理問題，備受女領導看重；老樹的男主則跌宕起伏從而意志堅定，敢於任事，個人品德能力讓男領導刮目相看。說完男主，再說女主，本書目前出場的幾個女性個性鮮明，在情與性方面有自我想法，好過老樹靜州書的文青女們，由於個中曖昧描寫不斷，讓人誤會遲早要發生些什麼，但是男主這麼久卻只推到了一個半失足女青年，一個小三，一個孕婦。我這麼推書行麼？</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嘿嘿嘿，灰原の</text:span><text:span text:style-name="T31">blow job</text:span><text:span text:style-name="T32">，美滋滋</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搞笑輕鬆流，主角是只悶騷猥瑣的兔子半妖，前面將猥瑣悶騷描繪得很討喜搞笑，但後面隨著越來越多的女性角色登場，就顯露出抖</text:span><text:span text:style-name="T12">M</text:span><text:span text:style-name="T13">特質，原本妖怪的日常很輕鬆搞笑，但現在就有些討人嫌，主角在一群妖怪中間，就是個受氣包，前文寫得還不錯，後文就有些噁心了，總是莫名其妙被其他妖怪針對，發洩一通，太抖</text:span><text:span text:style-name="T12">M</text:span><text:span text:style-name="T13">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一個披著龍皮的紳士一心追求騎士之道，無論是少女還是人外娘，徹底貫徹大就是好，白就是美的淳樸哲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又見書名毀書。天降大任於斯人，心胸寬廣、思維敏捷、果敢堅毅、武藝出眾，眾人望而拜之。這又是一個少年英雄于亂世崛起、歷經沙場最後稱霸天下的故事。歷史文雖然這種目標都比較老套，不過寫得好的作品卻不多。有的角色設計失敗、有的情節描述文筆不好、有的歷史積累差、有的戰爭一塌糊塗。本書雖然感情戲一般，不過人物角色塑造得較為出眾，一干配角有血有肉更是讓人羡慕——有這麼一群兄弟我也能幹一番大事。更難得已經有了</text:span><text:span text:style-name="T16">40</text:span><text:span text:style-name="T17">萬字，可以殺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宅系後宮文代表作者神巫六六繼萌二戰後的又一創作高峰，二次元版靈氣復蘇的典範之作。主角深具反派大</text:span><text:span text:style-name="T8">BOSS</text:span><text:span text:style-name="T9">的潛質，在全球範圍的人類異能大覺醒時代，恰好獲得了“催化她人覺醒異能”的終極異能，但卻將這份能力用在了後宮救國這條軟飯之路上，通過和萌妹子談戀愛從而使其覺醒為異能者“女武神”（手動滑稽），並通過與其“親密接觸”來為她們加技能點及爆裝備。合格的二次元版戀愛喜劇，喜歡這種風格的龍友不妨一試。 </text:span><text:span text:style-name="T8">PS</text:span><text:span text:style-name="T10">：本書近期已經改名為</text:span><text:span text:style-name="T8">&lt;a href="/name/</text:span><text:span text:style-name="T10">無敵的我何須親自動手</text:span><text:span text:style-name="T8">" target='_blank'&gt;</text:span><text:span text:style-name="T10">《無敵的我何須親自動手》</text:span><text:span text:style-name="T8">&lt;/a&gt;</text:span><text:span text:style-name="T10">。</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不是很想推這本書，因為一旦影響力擴大的話及其容易惹到和諧大神，但是本著造福大眾，獨樂樂不如眾樂樂的想法，還是推薦下吧。劇情簡單粗暴，就是想盡辦法推妹，拿錢砸，以勢壓人，甚至在最新章節裡作者表示下藥也不是不可以，這是一個不擇手段只認目的主角，一定程度上三觀不正，衛道士們就不要看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乾草</text:span><text:span text:style-name="T2">-</text:span><text:span text:style-name="T3">、都市、一夜情、神豪、名婊。 </text:span><text:span text:style-name="T4">&lt;br&gt;</text:span><text:span text:style-name="T3">感覺最近出現了很多一夜情的網文，不知道應不應該放到後宮分類中去。這本小說應該是這類文中的品質較好代表作了，雖然它本質上只是一個標準小白文。 </text:span><text:span text:style-name="T4">&lt;br&gt;</text:span><text:span text:style-name="T3">主線就是玩遍天下名婊。僅僅從打發時間的角度來說，很不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為什麼！！！！為什麼想看一本爽文，讓人露出會心一笑的文這麼難？為何</text:span><text:span text:style-name="T31">404</text:span><text:span text:style-name="T32">，天亡我也。哎呀呀呀呀</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為什麼，每一次出現這種垃圾小黃書，我都是等到</text:span><text:span text:style-name="T16">404</text:span><text:span text:style-name="T17">後才發現，為什麼！！！！</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典型飛盧龍傲天流動漫穿越文，穿成毛利小五郎讓後在柯南世界各種開掛收女的故事。看點就是主角搶柯南戲份破案順手再把幾個案子裡的妹子給收了，比較變態的是把灰原哀都給推了，而且看上去小蘭也不遠了；再者就是黑柯南黑服部，還把他們給綠了，現在看是要強行把他們湊一對</text:span><text:span text:style-name="T12">CP</text:span><text:span text:style-name="T13">，也是很搞笑了；當然缺點也很明顯，情節基本就靠原作改編，並且很多女的收的經不起推敲，但也不會無腦到不帶腦子都看不下去的地步，看得出來作者還是在情節方面有一些自己的想法的，在飛盧這個司機橫行的地方都開始限速的現在，能看的推土機真的越來越少了 </text:span><text:span text:style-name="T12">&lt;br&gt;PS.</text:span><text:span text:style-name="T13">似乎已經翻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抖</text:span><text:span text:style-name="T12">M</text:span><text:span text:style-name="T13">向</text:span><text:span text:style-name="T12">&amp;gt;_&amp;lt;</text:span><text:span text:style-name="T13">雖然這本書的主線是很連貫，力量體系也不錯，但是其核心並不是這個，而是汙度極高的劇情。以前我節操還很滿的時候就看過這本書，當時在開頭女裝那裡就被雷的外焦裡嫩。最近甩掉節操之後再翻出來看，感覺實在太爽了……費納希雅賽高！！！</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創意文筆都還可以，但是主線不夠堅定明確，分支過於雜亂，好像什麼點子都想寫進去，主角最開始堅定的目標類似成為地仙這種也沒有一直走下去，時不時來個外星人搞各種大新聞，動不動死幾百萬人，現代的分工和秩序竟還能維持也是厲害。還動不動就把現實新聞寫進去比如那個勒索病毒。作者還中二得很大摻私貨，寫一些統治者的剝削真面目。最可怕的是，書裡主角各種對超能力者人體試驗什麼做成電池肥料切掉器官，對普通人幹掉幾百萬或者間接殺掉多少沒有半點波瀾，裡面什麼七人會議幼稚的描寫了作者對高層的想像，為了自己的私利怎樣醜陋的揮霍剝削和鎮壓，作者真的覺得這種鎮壓是為了壓倒一切的穩定，而且這種穩定是為民眾好……這奴隸主的屁股真穩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我經常站冷到大洋深處的</text:span><text:span text:style-name="T16">CP</text:span><text:span text:style-name="T17">。海格埃洛家族的愛上不該愛的人的詛咒多麼惡毒和殘酷，可是他還是沉淪下去，好像從遇到費妮的那一刻開始，他的生命就是為了愛而存在，一個花花公子跟情竇初開的大男孩一樣，在心上人面前手足無措。太陽之子的生命多麼燦爛，可是在死前腦海裡只有當初那場沒能完成的婚禮，而他只要跳完這場舞就很滿足，最後沒有散去的只有費妮，是的，唯一永遠不會變的，只有費納希雅。 我是認為費納希雅和恩萊科其實就是同一個人格，只可惜作者這是種馬文，沒有海格埃洛愛情的立足之地，他的心裡滿滿都是費妮的身影，處處都是甜蜜，那就讓如我的讀者為他哭一哭吧。到此合上了書，讓它保留我記憶裡的美好模樣，不要再往前走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4">藍晶</text:span><text:span text:style-name="T125">&amp;amp;</text:span><text:span text:style-name="T126">血珊瑚從</text:span><text:span text:style-name="T127">&lt;a href="/name/</text:span><text:span text:style-name="T128">魔法學徒</text:span><text:span text:style-name="T127">" target='_blank'&gt;</text:span><text:span text:style-name="T128">《魔法學徒》</text:span><text:span text:style-name="T125">&lt;/a&gt;</text:span><text:span text:style-name="T126">到</text:span><text:span text:style-name="T127">&lt;a href="/name/</text:span><text:span text:style-name="T126">劍的旋律</text:span><text:span text:style-name="T125">" target='_blank'&gt;</text:span><text:span text:style-name="T128">《劍的旋律》</text:span><text:span text:style-name="T125">&lt;/a&gt;</text:span><text:span text:style-name="T126">的寫法和想法都沒什麼變化。而</text:span><text:span text:style-name="T127">&lt;a href="/name/</text:span><text:span text:style-name="T126">魔法學徒</text:span><text:span text:style-name="T125">" target='_blank'&gt;</text:span><text:span text:style-name="T128">《魔法學徒》</text:span><text:span text:style-name="T127">&lt;/a&gt;</text:span><text:span text:style-name="T126">是他的處女作，被灌注了大量的創意和活靈活現的獨屬於新手作者的生氣，是其最有意思的書。在這部較早的作品中可以見到豐富的寫作嘗試和人物模型，章節中處處是飽含趣味的素材。 </text:span><text:span text:style-name="T125">&lt;br&gt;</text:span><text:span text:style-name="T128">這本書整體不太出色，作者不那麼優秀的筆力浪費掉了大量好點子，但讀完卻一點都不虧——以它為寫作源頭的小說太多了。 </text:span><text:span text:style-name="T127">&lt;br&gt;</text:span><text:span text:style-name="T128">藍晶的所有作品，首推</text:span><text:span text:style-name="T127">&lt;a href="/name/</text:span><text:span text:style-name="T126">魔法學徒</text:span><text:span text:style-name="T127">" target='_blank'&gt;</text:span><text:span text:style-name="T126">《魔法學徒》</text:span><text:span text:style-name="T127">&lt;/a&gt;</text:span><text:span text:style-name="T128">，其次是</text:span><text:span text:style-name="T127">&lt;a href="/name/</text:span><text:span text:style-name="T128">大隱</text:span><text:span text:style-name="T125">" target='_blank'&gt;</text:span><text:span text:style-name="T126">《大隱》</text:span><text:span text:style-name="T125">&lt;/a&gt;</text:span><text:span text:style-name="T128">。</text:span><text:span text:style-name="T127">&lt;a href="/name/</text:span><text:span text:style-name="T126">大隱</text:span><text:span text:style-name="T125">" target='_blank'&gt;</text:span><text:span text:style-name="T126">《大隱》</text:span><text:span text:style-name="T127">&lt;/a&gt;</text:span><text:span text:style-name="T128">是藍晶功力成熟時的表現，是其奇幻作品裡最具代表性的一本，完整地闡釋了“藍晶”的所有理念。 </text:span><text:span text:style-name="T127">&lt;br&gt;</text:span><text:span text:style-name="T126">當然，有些讀者可能會更喜歡</text:span><text:span text:style-name="T125">&lt;a href="/name/</text:span><text:span text:style-name="T126">騎士的血脈</text:span><text:span text:style-name="T125">" target='_blank'&gt;</text:span><text:span text:style-name="T126">《騎士的血脈》</text:span><text:span text:style-name="T125">&lt;/a&gt;</text:span><text:span text:style-name="T126">，一本以交尾為特色的小說。</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近期比較欣賞的一部作品，好像是仿另一部書寫的？不過無所謂了，寫的還是不錯的。當靈氣時代來臨之時，人類會產生什麼變革呢？是一個實力為尊的世界嗎？社會秩序會瞬間崩壞嗎？掌權者會甘願靠邊站嗎？底層卻獲得能力的人，是會反抗？發洩？融入還是別的走向呢？主角是一個提前一步獲得能力的人，作為一個技術宅通過不斷地“鑽研”來獲取領先一步的地位，另外有許許多多通過種種途徑獲取不同主角範本的人們，穿越者和外星人，人類進化和種族之戰，這是一個新紀元的開端。另外，感覺大多數劇情和人物智商還算是正數的，沒有太多強求打臉的和莫名其妙，主角這種科研探索無欲則剛的性格也不是很容易開劇情，所以一個碾壓級的主角，劇情就略感平淡。</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者明顯智商不夠，居然寫夏威夷有野生老虎。 </text:span><text:span text:style-name="T2">&lt;br&gt;</text:span><text:span text:style-name="T14">現代的海島基本上都是猴子稱大王好吧。 </text:span><text:span text:style-name="T4">&lt;br&gt;</text:span><text:span text:style-name="T3">當然了，這沒什麼，新作者嘛，可以理解，生活常識不足。 </text:span><text:span text:style-name="T4">&lt;br&gt;</text:span><text:span text:style-name="T3">總體來說，類似於腎虛，講的是地球靈氣大爆發後主角修仙的故事，水準還行。 </text:span><text:span text:style-name="T4">&lt;br&gt;</text:span><text:span text:style-name="T3">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本書真是</text:span><text:span text:style-name="T16">bug</text:span><text:span text:style-name="T17">很多，作者文筆也是一般，但是作者作為一個沙發果斷的瘋狂科學家的人物形象還是很得我喜歡的，特別是主角視人類的美色如無物，這一點最贊。和普通人類不再同一進化等級上還能夠對美女產生喜愛的感覺的那些小白文的主角真是智障呀。。 另外主角還建立了白之大地（作者惡趣味真是滿滿）。。不過最大的缺點還是更新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抖</text:span><text:span text:style-name="T12">M</text:span><text:span text:style-name="T13">向</text:span><text:span text:style-name="T12">&amp;gt;_&amp;lt;</text:span><text:span text:style-name="T13">雖然這本書的主線是很連貫，力量體系也不錯，但是其核心並不是這個，而是汙度極高的劇情。以前我節操還很滿的時候就看過這本書，當時在開頭女裝那裡就被雷的外焦裡嫩。最近甩掉節操之後再翻出來看，感覺實在太爽了。口味加分，上古作者扣分，西幻名字太難記扣分。。。費納希雅賽高！！！</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當年看到了驚為天人，為此特地購買了一套精裝實體書，就是在中考後被家裡賣了廢紙不知道是不是盜版了。 </text:span><text:span text:style-name="T8">&lt;br&gt;</text:span><text:span text:style-name="T9">感覺是藍晶寫的小說裡最有靈氣的一部，嗯，對恩來科男扮女裝進行變革這一段特別喜歡 ，女裝的費納希雅很可愛，最後提一下</text:span><text:span text:style-name="T8">&lt;a href="/name/</text:span><text:span text:style-name="T10">主神調查員</text:span><text:span text:style-name="T8">" target='_blank'&gt;</text:span><text:span text:style-name="T10">《主神調查員》</text:span><text:span text:style-name="T8">&lt;/a&gt;</text:span><text:span text:style-name="T10">中費倫副本中主角隊友克萊恩就是恩來科。 </text:span><text:span text:style-name="T8">&lt;br&gt;</text:span><text:span text:style-name="T10">目前被起點刪書了，可惜，明明沒犯什麼忌諱，就是小黃文描寫多了點</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認為最好的的一本遮天同人，哪怕是在有遮天副本的無限流中也是一樣。 </text:span><text:span text:style-name="T2">&lt;br&gt;</text:span><text:span text:style-name="T14">主角天生混沌體生於青帝“坐化”三千年後，對遮天與完美世界修行體系詮釋的也極為貼切。 </text:span><text:span text:style-name="T4">&lt;br&gt;</text:span><text:span text:style-name="T3">更重要的是主角在成仙路開啟前就一路超神領悟禁忌法修成仙王，做了老爺爺而不是蹭葉凡的機緣。 </text:span><text:span text:style-name="T4">&lt;br&gt;</text:span><text:span text:style-name="T3">雖然在成仙後主角神隱都是原著與配角的戲份，但是也算是糧草 </text:span><text:span text:style-name="T4">&lt;br&gt;</text:span><text:span text:style-name="T3">。</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劇情，設定，非常有意思，充滿了想像力，一場靈氣爆發，全球進化，一切生命都有了更多前進的可能性。異能，修仙，科技，鬼怪，神靈，疑似重生的龍傲天，星際蟲族主宰，各路牛鬼蛇神，夾雜在一起卻不違和，完美融合，讓人忍不住想繼續看下去，就是作者講故事的能力，人物刻畫有點連清，有點小毒可以忽略，故事本身很有趣，而且越寫越好，很多有趣的吐槽。主角愛好研究，後期少了很多不必要的人性，作者為愛好寫的，十分良心。</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一本真正意義上的火影小說，忍者不僅有強大的力量，關鍵也要有如劇情中鳴人變手裡劍逼退再不斬的機智！而這本書我是第一次在火影同人裡看到智商這種東西，不過可惜的是似乎主人公過於理智到不需要女主的地步</text:span><text:span text:style-name="T16">...</text:span><text:span text:style-name="T17">媽噠，咒你注孤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男主是個小受，換上女裝之後，把一個男配迷的神魂顛倒。。。這個情節真是神來之筆，寫出了一段可歌可泣的愛情。。。</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首先</text:span><text:span text:style-name="T19">!</text:span><text:span text:style-name="T20">看這本書我是拒絕的</text:span><text:span text:style-name="T21">!</text:span><text:span text:style-name="T20">你不能讓我看我就看吧</text:span><text:span text:style-name="T19">! &lt;br&gt;</text:span><text:span text:style-name="T20">我基本完全摸不到作者的</text:span><text:span text:style-name="T21">H</text:span><text:span text:style-name="T22">點，還有一群和作者玩的賊雞巴嗨的評論</text:span><text:span text:style-name="T19">!</text:span><text:span text:style-name="T20">總的來說不先惡補基礎常識在玩一些科技幻想流的遊戲然後在讀一些同類小說的話</text:span><text:span text:style-name="T19">! &lt;br&gt;</text:span><text:span text:style-name="T20">嗯</text:span><text:span text:style-name="T19">!</text:span><text:span text:style-name="T20">你就當作者在自嗨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穿成怪物就要有怪物的樣子，大格局，種田，攀科技。去</text:span><text:span text:style-name="T12">TM</text:span><text:span text:style-name="T13">人形！去</text:span><text:span text:style-name="T12">TM</text:span><text:span text:style-name="T13">萌妹！</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作者的第三本戰錘文，土著主角有點出戲。但是味道還是比較正的，主角也有了些百戰精銳英靈長者的內在，而不是審判官一瞪眼就萎了的穿越皮日式弱受。</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作者的第三本戰錘文。味道還是比較正的，主角也有了些百戰精銳英靈長者的內在，而不是審判官一瞪眼就萎了的穿越皮日式弱受。——</text:span><text:span text:style-name="T16">2019 3 2 </text:span><text:span text:style-name="T17">一口氣把大半補完，發現作者對戰爭、故事副本的把握真的很令人歎氣，真正開始打算一番作為後的發展卻枯燥又冗長，對戰錘救世熱血耗盡後觀感比上本還遜一些，我甚至都不自覺跳過武戲直奔文戲去了，哎 。雖說格局和視界上去了，實際感覺有些超出作者的筆力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目前戰錘</text:span><text:span text:style-name="T2">40K</text:span><text:span text:style-name="T3">味道最正的小說，戰錘愛好者的糧草，無愛之乾糧。除了傳統戰錘中的殺殺殺，作者也加入了對帝國現狀的個人分析：戰錘的黑暗不僅源自敵人多麼強大、戰爭永無止境；同樣源自腐朽帝國制度積重難返正不斷衰落，然而卻是人類世界目前唯一希望的事實。本書開頭有點幹，後來逐步進入佳境，作者寫</text:span><text:span text:style-name="T4">high</text:span><text:span text:style-name="T3">後錯別字和量詞錯誤會有點多，要學會習慣，</text:span><text:span text:style-name="T4">-_-||</text:span><text:span text:style-name="T3">。至於大家都想要的妹子，目前有一個禦姐和一個合法蘿莉兩個女角色出場，戲份極度少，還開了星際早期副本地圖，不知道是不是為了要和警長搶女人？？？總之，作者想法很多，想全部融合有挑戰性，希望別寫崩。</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以我的經驗來看，但凡信誓旦旦的說肯定寫完的作者十有八九是快要太監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本來不想說啥評個分就好，但是看到前面不少評論很不對勁，還是忍不住說說。 </text:span><text:span text:style-name="T8">&lt;br&gt;</text:span><text:span text:style-name="T9">這是本名為重生抄歌，實際為堅持作死的政治宣講文。 </text:span><text:span text:style-name="T8">&lt;br&gt;</text:span><text:span text:style-name="T10">作者以需要好的社會環境才能更好的唱歌為理由，讓主角在八十年代中開始通過影響上層，來扭轉改變改革中國家遭到的重大錯誤和挫折。對屁股一致的，很多地方是爽點。 </text:span><text:span text:style-name="T8">&lt;br&gt;</text:span><text:span text:style-name="T10">順便在期間抄點歌搞點娛樂和別的什麼產業。 </text:span><text:span text:style-name="T8">&lt;br&gt;</text:span><text:span text:style-name="T10">作者側面的、隱晦的描寫了很多當年社會上、政治和經濟上發生的事情，以及作者讓主角做出改變後的推演。在這方面比絕大多數寫重生的這類內容的文都強不止一點點。 </text:span><text:span text:style-name="T8">&lt;br&gt;</text:span><text:span text:style-name="T10">說實話，這書的閱讀體驗和故事性都不太好，但是我很讚賞作者的作死精神，而且持續作死到現在居然還沒被砍掉，也是挺好玩的。</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44">85</text:span><text:span text:style-name="T9">年重生，現在微信公眾號上更新到</text:span><text:span text:style-name="T45">719</text:span><text:span text:style-name="T10">章</text:span><text:span text:style-name="T8">,</text:span><text:span text:style-name="T10">到</text:span><text:span text:style-name="T8">89</text:span><text:span text:style-name="T10">年主角的生活秘書已經是廳級，徒弟是政策改革常務副主任，部級，手下副經理一個主管東北和蘇聯克格勃成立蘇聯遠東經濟特區，葉利欽估計造反沒戲了。一個主導退役解放軍便衣渡江，香港地下勢力全部完蛋，香港娛樂圈全部跪舔。主角辦公室主任是</text:span><text:span text:style-name="T8">88</text:span><text:span text:style-name="T10">年大會選出的黨的總書記大鳥的女兒。總理變成了左王。胡趙早早被主角搞下臺。你說這書是文娛類的嗎？</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位面小蝴蝶同人，認知文明修行者的戰錘</text:span><text:span text:style-name="T12">40k</text:span><text:span text:style-name="T13">副本。不服黑暗傳統，在沉重犧牲中前行誓要光復人類希望。腦洞和種田不錯，文筆很差，段落斷句令人扼腕</text:span><text:span text:style-name="T12">,</text:span><text:span text:style-name="T13">亮點缺點對比很強烈，戰鬥有多燃日常就有多枯燥。考慮到難得寫戰錘而且不以黑暗絕望（賣慘）或龍傲天過副本為追求，加一星，個人糧草減。——順帶一提，作者確實是下了心思，常沉迷戰錘背景分析不可自拔（動輒分析個上萬字，後來學乖了往放作品相關裡放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起點現在越來越藥丸，大封推分類封推限免簡直全是毒草，基本可以忽略不看。唯一優點就是量大管飽更新快，小白文的優勢。現在想從三江，新書和書庫裡找到一本合口味的糧草以上作品，簡直就是在沙裡淘金，水中尋鹽。所以目光不得不轉到其他小眾一點的網站，比如宅客。這次推薦的是書客中比較硬核的書，小黃書書客中大多都沾親帶故，沒什麼好說的。這本書簡稱無限單機一人遊，不過世界都是</text:span><text:span text:style-name="T12">steam</text:span><text:span text:style-name="T13">平臺上比較新、火的遊戲，想看懷舊的單機無限恐怕是不可能了。</text:span><text:span text:style-name="T12">ps:</text:span><text:span text:style-name="T13">冰汽時代有個間幕笑死了，零下九十度決鬥幹死人零下一百二十度還想要嫖娼的刁民簡直他娘的人類之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書在當年也算是神作了，個人感覺番茄寫的最好的就是這本和星辰變了，之前寫的書沒有經驗太過稚嫩，後面的作品長到把我太監。這書的背景雖然是星辰變的前傳，但是基本上都沒有關係。這書還是繼承了番茄作品下主角和父親的父子親情，還有戒指老爺爺也在這本書裡出現了。這書感情戲寫的不錯，當初我看德林老爺爺為保護主角而燃燒靈魂時，曾經哭過一次。這書的中心脈絡和星辰變不一樣，星辰變主角的執念是和女友在一起，這書主角的中心目標貌似是拯救母親，女友倒成了次要的，不知道他老婆和老媽掉進水裡時，他會救哪個了。主角的戀愛史也是值得一看的，初戀始終是苦澀的，主角在初戀劈腿後的解決方法也是有意思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經典的武俠網遊，遊戲色彩很少，武俠味道很濃，有傳統武俠的厚重和俠氣。後期有點仙俠色彩了。主角名字叫任意，很喜歡，現在還記得。</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兩位醫生穿越到初唐，滋滋潤潤的種田養小孩，還和皇室成為好朋友。 </text:span><text:span text:style-name="T16">&lt;br&gt;</text:span><text:span text:style-name="T17">男主履歷不威武，但是夫妻生活樂陶陶。裡面的兕子小朋友，也很有愛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從凶鳥看到現在 這是我看過鶸鳥發揮最好的一本 認真的講了一個有趣的故事 塑造了一個有逼格的主角 要是更新再穩定些就好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每次看簡介</text:span><text:span text:style-name="T2">:</text:span><text:span text:style-name="T3">他發現來到明朝，能依靠的只有這把刀。。這把刀。。。把刀。 </text:span><text:span text:style-name="T4">&lt;br&gt;</text:span><text:span text:style-name="T3">於是，他閉上眼睛，扭過頭猛的向胯下砍去。 </text:span><text:span text:style-name="T4">&lt;br&gt;</text:span><text:span text:style-name="T3">很好的書。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專寫明朝特別白的新書，說起來我雖然在微博上關注他有幾年了，但還是第一次追他的文。 </text:span><text:span text:style-name="T8">&lt;br&gt;</text:span><text:span text:style-name="T9">既然有這麼個外號，自然這書還是明朝文，不過難得的不是穿爛的明末而是明代中期嘉靖年間。 </text:span><text:span text:style-name="T8">&lt;br&gt;</text:span><text:span text:style-name="T10">說實話此書極為慢熱，作為攀科技種田造反文到現在快</text:span><text:span text:style-name="T8">20W</text:span><text:span text:style-name="T10">字了一點邊都沒沾到，如果不是大神寫的我可以說撲定了，單不得不說隨著慢慢看完我給這書的評價越來越高了。 </text:span><text:span text:style-name="T8">&lt;br&gt;</text:span><text:span text:style-name="T10">主角重生於大同一普通軍戶家庭，可以說是最底層起步了。通過捉魚補充營養，同時借此拜師，說起來拜師這麼一件事就太過曲折，到第十七章才成功完成任務，而且居然是魚肉夠吃這麼一種俗氣的理由，但不得不說是意料之外情理之中。 </text:span><text:span text:style-name="T8">&lt;br&gt;————</text:span><text:span text:style-name="T10">後續看回復，寫不下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養肥時，瞄了一眼</text:span><text:span text:style-name="T12">14</text:span><text:span text:style-name="T13">萬來字。感覺過了一個世紀回來，瞄了一眼</text:span><text:span text:style-name="T12">14</text:span><text:span text:style-name="T13">萬來字。</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誅明還是誅心？穿明一派，不是力挽狂瀾、扶明滅清，就是遊戲人間、名利權色；中期造反的，少之又少，理由和動力都不足服眾。為了讓本文主角穿越之路走得順利點，作者精心佈置了一個優秀的主角背板：好鬥孤兒、職場精英、資深驢友、而立之年。然則這些金手指並沒有讓主角過上好日子：轉世明中期盛世卻是衛所崩壞的底層軍戶——從文無路，歷盡艱辛得以拜師學武卻有賊兵入村——學武難成，終遇貴人提攜商業小有成就但瞬間家園毀於外寇入侵——商道難行。如果個人老實奮鬥卻無路可走，那只能是世道的錯——吃人的社會不會因為穿越者來到就變得溫情默默。</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87">作者寫得我都快當真啦！小說的的主角是</text:span><text:span text:style-name="T88">&lt;a href="/name/</text:span><text:span text:style-name="T89">戀戰星夢</text:span><text:span text:style-name="T90">" target='_blank'&gt;</text:span><text:span text:style-name="T91">《戀戰星夢》</text:span><text:span text:style-name="T90">&lt;/a&gt;</text:span><text:span text:style-name="T91">的作者！沒錯！就是他上本書的作者，一個</text:span><text:span text:style-name="T88">30</text:span><text:span text:style-name="T91">歲的高大宅胖</text:span><text:span text:style-name="T88">(</text:span><text:span text:style-name="T91">不是很久就正常了</text:span><text:span text:style-name="T90">)</text:span><text:span text:style-name="T89">，在國內寫韓娛書被關注後毅然進入韓國娛樂圈，傍上富二代，先做助理、後成作家（編劇），繼而懷著對金泰妍至死不渝的愛收了她前隊友的妹妹！如果看過</text:span><text:span text:style-name="T90">&lt;a href="/name/</text:span><text:span text:style-name="T91">戀戰星夢</text:span><text:span text:style-name="T88">" target='_blank'&gt;</text:span><text:span text:style-name="T89">《戀戰星夢》</text:span><text:span text:style-name="T88">&lt;/a&gt;</text:span><text:span text:style-name="T89">再看這本書會收穫不同的感動。作者前期語言特別幽默，好幾次笑得我都睜不開眼睛</text:span><text:span text:style-name="T88">···</text:span><text:span text:style-name="T89">難得的是描寫屌絲追求女明星的情節並沒有給人很假的感覺，人物間的互動很有愛（一貫的相愛相撕的味道），就是有時稍顯矯情和水，目前主角只有一個正牌女友，但曖昧不少。最後，警告！看此書請務必不要和現實人物對接，否者</text:span><text:span text:style-name="T88">···</text:span><text:span text:style-name="T89">你會愛上她，哈哈哈哈哈（魔性笑）！</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書爭執這麼厲害，當然要親眼看一下。結論</text:span><text:span text:style-name="T12">:</text:span><text:span text:style-name="T13">非常優秀，無論人物、情節、文筆，都屬上乘。然而最大的問題是，這本書更像比較重的日系輕小說，適合日本實體出版。放在國內網文界，討罵幾乎是必然——沒有代入感、爽點設計緩慢、在</text:span><text:span text:style-name="T12">46</text:span><text:span text:style-name="T13">年大談日本統治階級給平民造成的傷害。尤其是最後一點，作為二戰受到最大損失的民族，作者能想到中國人看著是什麼感受嗎？總之，本書如果是日本作家所寫，還稱得上是左派作家；但作為中國作家，確實對國人感情是種背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最近是怎麼了，第一眼看成了，歐派暴君。</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套用間貼裡的一段話吧，怕妻鳥幾本書腦洞非凡，凶鳥的妖氣，紅龍的霸氣，猴子的痞氣，別的沒成氣，只有這本寫出了豪氣。 </text:span><text:span text:style-name="T12">&lt;br&gt;</text:span><text:span text:style-name="T13">豪氣無雙，很喜歡森羅一句話 此時此地，無關善惡，只為這杯酒 </text:span><text:span text:style-name="T12">&lt;br&gt;</text:span><text:span text:style-name="T13">紅龍那本我很早就棄了，凶鳥也是看了一點，猴子也棄的早，他的書看的不多，但是這本只要他寫，我就看，不為別人就為森羅。</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寂寥，迷惘的犬夜叉的世界，生人亦如同地獄般的活著。 </text:span><text:span text:style-name="T2">&lt;br&gt;</text:span><text:span text:style-name="T14">多麼像是這個世界的本相啊，一個惡人當道存活，善人偏居一偶只求安樂。 </text:span><text:span text:style-name="T4">&lt;br&gt;</text:span><text:span text:style-name="T3">追求往生極樂的骷髏武士在漫漫野途上前行，這卻只能是一個人拔劍問道，某些場景讓我看到了武俠的浪漫味道。 </text:span><text:span text:style-name="T4">&lt;br&gt;</text:span><text:span text:style-name="T3">至於妖鬼大妖怪之流的種種意義真讓我看來卻更像是代表著的某些東西。 </text:span><text:span text:style-name="T4">&lt;br&gt;</text:span><text:span text:style-name="T3">是生活吧，還是跪螞蟻跪鍵盤的無奈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武俠搞笑類糧草。但凡武俠，必定離不開武功、江湖、美人。本主角混的不是普通江湖，身為六扇門捕快，在官場被文人看做江湖人，在江湖被看做公人；別人混得身心疲憊，他卻如魚得水，不僅僅摸魚偷懶，還要美人摸遍。嗯這麼不合常理的事情，放真實歷史中怎麼可能。所以作者這是架空歷史，免得引戰。大家只知道本書是講個風流捕快的搞笑爽文就夠了。 目前文章不長，但是讀來詼諧幽默，情節緊湊，主角智商以及反應高人一等模式讀來夠爽。不過依靠惡搞段子時間長了難免閱讀疲勞。希望作者能把好度。</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帝都基層捕快，維持治安，稽查禁藥，釣魚執法，濫用私刑，賄娶清官人，入股會所，出版黃書（耽美），勾搭女俠，女將軍（莫須有）……試問：如果這種人都能升職，國家還有救嗎？！ </text:span><text:span text:style-name="T16">&lt;br&gt;ps</text:span><text:span text:style-name="T17">：前幾章被和諧得都不成文了，莫不是矽統往來的老司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非常歡樂的上古</text:span><text:span text:style-name="T16">5</text:span><text:span text:style-name="T17">同人，第一人稱和諸多女主的互動非常討人喜歡。書中充斥著許多上古的梗，不過對於我這個沒通關的人也能輕鬆閱讀。也正是由於沒有通關，所以我不知道是否按原來的主線推進劇情，希望不要太快終結，書中描寫的呆萌龍裔金髮女，禦姐黑精靈、冷傲女吸血鬼、巨乳蘿莉，暴力胸肌女，可是一個都還沒推到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多汁近妖的頂級富二代與愛豆們的撕逼日常！近千萬字的韓娛小說你敢信？作者對少女時代的愛簡直感動天感動地，節操也是多的溢出來了，曾經一天百更。前</text:span><text:span text:style-name="T8">N</text:span><text:span text:style-name="T9">多章我覺得可以算前傳，講了主角小時候的事情，如何和少時隊長的相愛相殺，然後在家人的反對下毅然進入娛樂圈，以及前期坎坷的發展，建議從主角寫了</text:span><text:span text:style-name="T8">&lt;a href="/name/</text:span><text:span text:style-name="T10">謊言</text:span><text:span text:style-name="T8">" target='_blank'&gt;</text:span><text:span text:style-name="T10">《謊言》</text:span><text:span text:style-name="T8">&lt;/a&gt;</text:span><text:span text:style-name="T10">之後看起。作者綜藝寫得非常棒，算是一大亮點，有時就像我真的看過了一樣。主角很有才智，做事果斷，看見美女也不腿軟，但就是喜歡女主</text:span><text:span text:style-name="T8">···</text:span><text:span text:style-name="T10">，感情戲在我這個直男癌看起來很細膩，有時也會小感動一下。最後主角經歷了九九八十一撕，抱著對金泰妍至死不渝的愛收了她和她的隊友們！</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胖過的兩本，（恩 是兩本，大命運什麼的不用在意）戀戰和胖子都是一脈相承，女主都是他軟，可以說胖子是用生命再寫他軟，幾乎可以用一句歌詞來形容：你可知道你的名字，解釋了我的一生。但是很遺憾，他筆下的至少這本戀戰來看，裡面的泰妍一點都不討喜，反而成功能讓人路轉黑的程度</text:span><text:span text:style-name="T52">...</text:span><text:span text:style-name="T53">相反西卡的那種傲嬌小女人塑造的很棒，後面 胖子 裡的大姨子形象更贊。這本書也是我開始看韓娛套路的啟蒙者，韓娛嘛，只要是從</text:span><text:span text:style-name="T52">07</text:span><text:span text:style-name="T53">女團出道開端，都是那些套路：以少時為例：</text:span><text:span text:style-name="T52">07</text:span><text:span text:style-name="T53">年出道啦</text:span><text:span text:style-name="T54">~~</text:span><text:span text:style-name="T53">所以你要在之前打響名氣，然後快去綜藝帶妹子攢名氣啦。</text:span><text:span text:style-name="T52">08</text:span><text:span text:style-name="T53">年黑海啦，快去漢江抓軟軟然後攢好感度啦</text:span><text:span text:style-name="T52">~~</text:span><text:span text:style-name="T53">（接胖子的韓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歸西是唯一一個寫出了具有中國特色社會主義</text:span><text:span text:style-name="T2">DND</text:span><text:span text:style-name="T14">小說的大太監。作品設定嚴謹，金手指是對</text:span><text:span text:style-name="T4">dhd</text:span><text:span text:style-name="T3">規則的最大褻瀆，歸西在金龍和綠龍上都成功的避開這個大毒點。活潑的文風，卻寫出了史詩般的壯闊。網路用語也處理的不錯，幾次神之轉折看完心裡只有一句</text:span><text:span text:style-name="T4">mmp</text:span><text:span text:style-name="T3">。實體書的實力</text:span><text:span text:style-name="T4">,</text:span><text:span text:style-name="T3">網文的節奏，三級殘廢老太監有生之年，建議寫完遺囑再入坑。</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7">常書欣的</text:span><text:span text:style-name="T118">&lt;a href="/name/</text:span><text:span text:style-name="T119">黑鍋</text:span><text:span text:style-name="T120">" target='_blank'&gt;</text:span><text:span text:style-name="T121">《黑鍋》</text:span><text:span text:style-name="T120">&lt;/a&gt;</text:span><text:span text:style-name="T121">、</text:span><text:span text:style-name="T118">&lt;a href="/name/</text:span><text:span text:style-name="T119">餘罪</text:span><text:span text:style-name="T120">" target='_blank'&gt;</text:span><text:span text:style-name="T119">《餘罪》</text:span><text:span text:style-name="T120">&lt;/a&gt;</text:span><text:span text:style-name="T119">寫現代刑偵故事已入化境，細節巧妙，描摹精准，偵破橋段沒有許多推理作品的做作和輕浮，文字樸實，卻蘊藏著極雄渾的張力，地氣十足，尤以</text:span><text:span text:style-name="T120">&lt;a href="/name/</text:span><text:span text:style-name="T121">餘罪</text:span><text:span text:style-name="T118">" target='_blank'&gt;</text:span><text:span text:style-name="T121">《餘罪》</text:span><text:span text:style-name="T120">&lt;/a&gt;</text:span><text:span text:style-name="T119">破偷牛案一段最具代表性。而且這兩部作品的氣質簡直天然為電視劇所打造，若能投拍，當為重案六組後的刑偵片又一大傑作。</text:span><text:span text:style-name="T120">ps</text:span><text:span text:style-name="T119">：這是馬親王當時的點評，推薦這書，主要是想推薦網劇</text:span><text:span text:style-name="T118">&lt;a href="/name/</text:span><text:span text:style-name="T119">餘罪</text:span><text:span text:style-name="T118">" target='_blank'&gt;</text:span><text:span text:style-name="T119">《餘罪》</text:span><text:span text:style-name="T118">&lt;/a&gt;……</text:span><text:span text:style-name="T119">剛刷完，意外的不錯，如果期望值不太高的話，確實可以看一看，算是網劇中的良心作了……</text:span><text:span text:style-name="T118">ps</text:span><text:span text:style-name="T119">：第二季太失望了……狗血到讓我看得尷尬癌都犯了……也不知道是換了編劇還是導演……好好的文本改成這樣……只能說，您贏了……不過我還在堅持……自己沖的值，含著淚也得看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我看的第二本官道文，和錄事參軍的重生之官道比各有千秋吧，官場小說按道理應該很無趣，其實並沒有，玩過太閣立志傳的都知道向上升官的樂趣，這個作者文筆並不差，前中期很好，情節很吸引人，開頭的幾次爽點徹底點燃我的興趣，官場後宮爽文，女主很多，到後期感覺各個女主都沒什麼感情，都轉移到孩子上，官升到省級以後就沒什麼看頭了，中斷就揀不起，前中期糧草，中後期乾糧</text:span><text:span text:style-name="T16">++</text:span><text:span text:style-name="T17">，總體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7">糧草</text:span><text:span text:style-name="T58">+</text:span><text:span text:style-name="T59">。</text:span><text:span text:style-name="T60">&lt;a href="/name/</text:span><text:span text:style-name="T61">無限英靈</text:span><text:span text:style-name="T60">" target='_blank'&gt;</text:span><text:span text:style-name="T61">《無限英靈》</text:span><text:span text:style-name="T58">&lt;/a&gt;</text:span><text:span text:style-name="T59">作者新書，同樣缺點更新慢（話說</text:span><text:span text:style-name="T60">&lt;a href="/name/</text:span><text:span text:style-name="T61">英靈</text:span><text:span text:style-name="T60">" target='_blank'&gt;</text:span><text:span text:style-name="T59">《英靈》</text:span><text:span text:style-name="T60">&lt;/a&gt;</text:span><text:span text:style-name="T61">就這樣沒了真的好嗎？）。主角是個淳樸少年，遭遇太空船墜落大事件（世界進入了接觸並企圖開發外星遺跡的階段），撿到外星科技（這四個字怎麼就有種</text:span><text:span text:style-name="T58">low</text:span><text:span text:style-name="T61">的感覺？），有個青梅竹馬的好</text:span><text:span text:style-name="T60">mm</text:span><text:span text:style-name="T59">，</text:span><text:span text:style-name="T58">mm</text:span><text:span text:style-name="T59">媽媽是類似唐紫塵那樣猛的人物。目前主角在外星裝備的幫助下，學習國術，實力在小輩中稱雄（可也僅僅在小輩中而已）。話說</text:span><text:span text:style-name="T58">&lt;a href="/name/</text:span><text:span text:style-name="T59">英靈</text:span><text:span text:style-name="T58">" target='_blank'&gt;</text:span><text:span text:style-name="T59">《英靈》</text:span><text:span text:style-name="T58">&lt;/a&gt;</text:span><text:span text:style-name="T59">好看也得在主角牛逼起來之後才好看，特別型月世界大贊！這書目前看來主角才是幼苗啊！！雖然看青梅竹馬的故事挺溫馨，踩踩青年俊才也挺熱血，不過真心好難等到主角牛逼哄哄的樣子啊！作者趕緊更新！</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老常的書最有看頭，對現實最有借鑒和參考價值。故事中總能穿插一些幽默的笑料幽默，能學到一些混社會的經驗和規則同時還具備娛樂效果，真心不錯。另外看來男人就不可能不犯賤，家裡老婆就算是再賢慧，也擋不住小三的入侵。如今越來越多的女人都以爭當小三為榮，越來越多的男人都以上人家老婆或包養情婦為傲，沒有底線和任何忠誠可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水準以上的小黃文，尤其</text:span><text:span text:style-name="T16">fate</text:span><text:span text:style-name="T17">裡調教凜和櫻的情節，標準系統風格簡直好頂贊，可惜不是全收，和作者名不符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盜版沒有就算了，正版也下架 </text:span><text:span text:style-name="T31">&lt;br&gt;</text:span><text:span text:style-name="T32">有沒書友給個文檔版的</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一本相當優秀的無限流爽文，作者十分清楚一本爽文該寫什麼，讀者是奔著什麼來看的。沒有廢話連篇的大道理，沒有強行中二的尷尬裝逼，沒有提高閱讀難度的複雜力量體系。直奔讀者們最喜歡的冷靜主角算計大局掌控劇情，殺伐果斷收女嘿嘿嘿。而且作者在這方面也沒用陷入飛盧流那種最低端的為了爽點強行無腦推劇情的尷尬寫法，作者的文筆、劇情還有人物塑造都相當不錯，尤其是人物沒有後宮文經常出現的推一個忘一個，臉譜化的毛病，主要女性角色的特點都比較鮮明。作者很清楚讀者的爽點何在，寫的劇情和文筆也都是直奔讀者的爽點而來，尤其是嘿嘿嘿的劇情，不是小黃文更勝小黃文。總體品質可以說是爽文中的仙草，可惜被禁了，不過我有資源哦</text:span><text:span text:style-name="T24">(´-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被下架了，歡樂書客又基本沒有盜版，所以這本書就在網路上銷聲匿跡了。不過現在網文作者還真沒人權，勞動成果不跟你商量就大筆一揮摧毀了。笑</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老常的書最有看頭，對現實最有借鑒和參考價值。故事中總能穿插一些幽默的笑料幽默，能學到一些混社會的經驗和規則同時還具備娛樂效果，真心不錯。另外看來男人就不可能不犯賤，家裡老婆就算是再賢慧，也擋不住小三的入侵。如今越來越多的女人都以爭當小三為榮，越來越多的男人都以上人家老婆或包養情婦為傲，沒有底線和任何忠誠可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本書的閱感和</text:span><text:span text:style-name="T2">&lt;a href="/name/</text:span><text:span text:style-name="T3">大明武夫</text:span><text:span text:style-name="T4">" target='_blank'&gt;</text:span><text:span text:style-name="T3">《大明武夫》</text:span><text:span text:style-name="T4">&lt;/a&gt;</text:span><text:span text:style-name="T3">有異曲同工之妙，細節非常豐富，雖然書中有比較多的熟女情色描寫，但個人比較喜歡的是書中大量的城市規劃和產業種田細節，視界寬廣，再現了上個世紀九十年代以來中國改革開放中遇到的典型問題，提供了大量改開中的傑出經驗和成熟思路，對想要粗略瞭解改開中政策變化的童鞋提供了很好的故事案例，整體風格偏向貴在真實，最大的槽點出在情婦太多，當然如果你對以上幾個點都不是那麼感興趣，就不要入坑了，畢竟這是個將近九百萬字的巨坑……而且還不是純爽文……特別推薦給喜歡城市種田的朋友！起點均訂居然：</text:span><text:span text:style-name="T4">8406</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故事情節不錯，內容也很豐富，真實的體現了當代官場的一些令人深思的問題，諷刺了弊端陋習，刻畫了真實的官場生活！給幾條建議，說的不對請見諒！本書一直有追，第一，主人公好像寫被受賄的情節太少，這有點不太像真實的官場，第二，主人公身邊的人好像大都是正直善良的人，雖說人以類聚，物以群分，但一個群體總有害群之馬，你覺得呢？第三，怎麼說呢？我總感覺主人公陽光的一面太多，陰暗的一面幾乎沒有，要知道人總是人！我就說這麼多，說的不好不對的地方，請見諒！</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糧草以上，仙草有望。青澀的感情非常有吸引力，背景也很宏大，節奏流暢，引人入勝，戰鬥激動人心，扣人心弦。包含著作者的創作熱情，時代回憶，動人情懷，以及想像力的好書……但更慢是硬傷，沒感覺有長時間的斷更呀，為嘛感覺老養不肥呢？去研究了下，居然是十天一更……</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典型性真龍妄想症</text:span><text:span text:style-name="T2">+</text:span><text:span text:style-name="T14">自虐狂型精神病作者。這是對龍的智慧與心理描寫最好的作者，這是龍類最精益求精的作者，這是對</text:span><text:span text:style-name="T4">dnd</text:span><text:span text:style-name="T3">超凡法師描寫最深刻的作者，這是最喜歡玩陰謀論和劇情反轉的作者，這也是自己逼死自己腦細胞的作者。文筆和劇情都很棒，但是作者所極力描寫的主角們個個都是智力</text:span><text:span text:style-name="T4">18+</text:span><text:span text:style-name="T3">，雖然劇情的世界殘酷得很真實，但是發現主角只是在命運的蜘蛛網中努力掙紮，這點讓人很致鬱啊。（隔壁紅龍休閒治癒，這作者前本的金龍苦苦求生，最後背上了太監前科，仙草</text:span><text:span text:style-name="T4">-1</text:span><text:span text:style-name="T3">）。</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別安利了，粉轉黑！作者跟小雨公公基本上是一路人，人品低劣得令人犯噁心。 </text:span><text:span text:style-name="T63">&lt;br&gt;</text:span><text:span text:style-name="T64">栗子</text:span><text:span text:style-name="T65">: &lt;br&gt;1</text:span><text:span text:style-name="T66">、基本每章都有錯別字等情況（寫出來的東西自己都不檢查？你花了幾分鐘來突擊的任務？ </text:span><text:span text:style-name="T65">&lt;br&gt;2</text:span><text:span text:style-name="T64">、說雙更更不出來，要麼藉口是感冒坐車趕飛機……要麼偷偷刪除通知就是當自己放了個臭屁 </text:span><text:span text:style-name="T65">&lt;br&gt;3</text:span><text:span text:style-name="T66">、說</text:span><text:span text:style-name="T63">6</text:span><text:span text:style-name="T66">點</text:span><text:span text:style-name="T65">12</text:span><text:span text:style-name="T64">點更新立保證，堅持不到兩天，固態萌發，居然連卡最後一秒更新半章的騷操作都能幹得出來，這是啥人？ </text:span><text:span text:style-name="T63">&lt;br&gt;</text:span><text:span text:style-name="T64">總體更新慢得</text:span><text:span text:style-name="T63">10</text:span><text:span text:style-name="T64">塊錢可以看一年，姑且還可以忍受，就是說話當放屁的人品讓人噁心，對於這種人已經不需要再鼓勵他了。生活中如果遇到這種人主動遠離他。</text:span><text:span text:style-name="T63">mdzz</text:span><text:span text:style-name="T64">一個字都不冤枉你</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西幻索斯又一本關於位面之子的西幻故事。作為讀者，不要糾結</text:span><text:span text:style-name="T52">DND</text:span><text:span text:style-name="T53">中怎麼有巫師設定，要知道位面法則有這麼一條【在我的世界裡，規則我說了算——魔神索斯】。本書最有趣的不是主角是魔鬼卻被天堂山的女神看上作為牧師的奇怪設定，而是主角因為空間穿越失敗，變成了為地球人的靈魂</text:span><text:span text:style-name="T52">+</text:span><text:span text:style-name="T53">地獄契約魔的本質</text:span><text:span text:style-name="T52">+</text:span><text:span text:style-name="T53">土著肉體的奇怪存在，原土著和魔鬼的靈魂依舊活著，偶爾大家還能吹個水。這中狀態導致主角的精神潔癖發作，不想用別人的大</text:span><text:span text:style-name="T54">O</text:span><text:span text:style-name="T53">來</text:span><text:span text:style-name="T52">X</text:span><text:span text:style-name="T53">心愛妹子的</text:span><text:span text:style-name="T52">OO</text:span><text:span text:style-name="T53">（好像很有道理），最終自我精神閹割。嗯，我也很想知道後事如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書客，魔幻世界架空漢匈爭霸，匈奴不敵武帝遁逃，土著儒家主角身為天使出使歐羅巴，尋求盟友意圖將匈奴一網打盡。 </text:span><text:span text:style-name="T12">&lt;br&gt;</text:span><text:span text:style-name="T13">為什麼看：有種看老老王書的感覺，但終於不再是碧藍的世界，而是一個揚我文明的世界。 </text:span><text:span text:style-name="T12">&lt;br&gt;</text:span><text:span text:style-name="T13">為什麼不看：鋼鐵直男主角，在女帝統治下的漢朝，味道怪怪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最大的問題就是時間不對等，漢滅匈奴的時候東方牛逼，西方也沒那麼差，那是斯巴達，大流士，羅馬的時代，不是你書裡教會當道的時代，中國的穿越者可以改變時代，西方的也不是蠢豬啊，結果你強行讓天主教會變強，卻更加黑暗改良土地產量的農奴都要被處死？？這就尷尬了，你像神話版三國那樣漢朝對羅馬，我佩服，你漢武打神羅？？？這有啥可看的，再說一句，這種土著主角是原生儒家吧，可吹可黑，在加上強行陽痿，不上你和人家聊騷？這個是黑點，綜合來看，創意四星，文筆四星，情節三星，綜合能給</text:span><text:span text:style-name="T16">7</text:span><text:span text:style-name="T17">分。四星評價送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吾乃曼努埃爾一世與皇后安條克的瑪麗的唯一後代，且是安條克親王普瓦捷的雷蒙德的外孫。 </text:span><text:span text:style-name="T2">&lt;br&gt;</text:span><text:span text:style-name="T14">那位號稱了一個時代（劇本）的阿萊克修斯是我曾祖，吾輩亦是拜占庭帝國皇帝，基督在世上的代言人。 </text:span><text:span text:style-name="T4">&lt;br&gt;</text:span><text:span text:style-name="T3">可惜昨天晚上，吧唧一聲我被我叔叔扔河裡去了</text:span><text:span text:style-name="T4">...</text:span><text:span text:style-name="T3">現急需二百四</text:span><text:span text:style-name="T4">...</text:span><text:span text:style-name="T3">啊不對，請問我該怎麼復辟，線上等，挺急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標題和簡介來看，作者也是要上新年槍斃名單的一員。你的主角，怎麼說也該和那位長者那樣，活到</text:span><text:span text:style-name="T16">90</text:span><text:span text:style-name="T17">歲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東羅馬迴光返照時的架空文，最後的十字軍東征。不是我不懂，而是世界變化太快。魂穿主角作為曼努埃爾之子，阿萊克修斯二世，東羅馬的皇帝，本來一切都是很美好的，完美的出身，良好教養，少年早慧，但是怎麼會變成這樣：新婚當晚被叔叔扔下懸崖，逃出升天後又被人追殺，終於見到外婆得到資助後的第一戰卻被人俘虜，有了基督國王們支持打回了京畿卻決戰時被盟友背叛，逃出升天後卻發現盟友耶路撒冷王國已經被滅國，嗯，作者說這不是虐主——看在這麼多出色准後宮的女角色面子上，我們暫且相信作者【愛好屁股的人一定是好人——某校長】。</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非常不錯的娛樂文，一個架空世界非常繁榮的娛樂圈，偏向寫實類型，應該說是</text:span><text:span text:style-name="T2">&lt;a href="/name/</text:span><text:span text:style-name="T3">龍套傳奇</text:span><text:span text:style-name="T4">" target='_blank'&gt;</text:span><text:span text:style-name="T3">《龍套傳奇》</text:span><text:span text:style-name="T4">&lt;/a&gt;</text:span><text:span text:style-name="T3">之後又一本有意思的娛樂文，值得一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挺有意思的，惡魔當鋪。就是主角交易裡面有行善</text:span><text:span text:style-name="T16">xx</text:span><text:span text:style-name="T17">年是什麼鬼，哪有這麼正直的惡魔，而且交易後主角和俱樂部又能收穫蝦米東東？好像想起來我之前販罪還沒看完，之後補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天王喬佳，總覺得耳熟，想了好幾天，突然想起來了，天王喬加，龍王梁馬，夜叉王黑木凱，阿修羅王一平，這</text:span><text:span text:style-name="T16">TM</text:span><text:span text:style-name="T17">不是天空戰記嗎。</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文抄公流勉強能吃得下去的糧草，主角不得已抄書的設定減輕了文抄帶來的不適，且本身專注、刻苦的提升自身寫作能力而不是沉醉在抄襲經典不勞而獲的自滿中，這一點滿拉好感。抄襲流大忌裝逼，在本文中也很好的規避了。對我個人而言最不喜歡的是主角感情方面的說一套做一套，在有女友的情況下和另一位元仰慕他的女性大搞曖昧，有些事是論跡不論心的，把殘疾姑娘的生活助理叫過來就這麼為難？非得每天把人家抱進浴缸？前面把主角設定成心理大師人類觀察專家好好裝了一回逼，突然間就變成啥都不懂的青澀小男生？這蒙誰呢？作者拼命想給主角多塞幾個紅顏知己的心和自己設定的主角性格產生了極大割裂，希望後來能圓回來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無敵流，主角爸死了，有個比他大幾歲的後媽，沒有曖昧差評！ </text:span><text:span text:style-name="T52">&lt;br&gt;</text:span><text:span text:style-name="T53">各種客人用生命靈魂來換取想要的東西。 </text:span><text:span text:style-name="T52">&lt;br&gt;</text:span><text:span text:style-name="T53">主角後母一同學是明星，有個妹妹一直壓著不讓她進娛樂圈，妹妹以為姐姐嫉妒自己就用壽命和姐姐互換身體，甚至想殺了姐姐。 </text:span><text:span text:style-name="T52">&lt;br&gt;</text:span><text:span text:style-name="T53">結果後面才發現姐姐被公司用毒品控制還要賣身，姐姐只是想保護自己。 </text:span><text:span text:style-name="T54">&lt;br&gt;</text:span><text:span text:style-name="T53">一客人不滿意自己女友，覺得女友太土配不上自己，用腎換取女友上進，後來覺得女友太優秀怕別人來搶，又用壽命換取女友的忠誠。 </text:span><text:span text:style-name="T52">&lt;br&gt;</text:span><text:span text:style-name="T53">後面才發現這一切是自己的幻想，原來是自己配不上女友，女友為了他還去賣身，結果被自己殺了。陪著他的是女友的屍體。 </text:span><text:span text:style-name="T52">&lt;br&gt;</text:span><text:span text:style-name="T53">後面也是各種悲慘故事，結局看得我很不爽。我想看黑暗流結局，偏偏各種救贖</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本書本牛直接安利到推讀版塊的，效果還不錯，不喜歡的人不多。 </text:span><text:span text:style-name="T2">&lt;br&gt;</text:span><text:span text:style-name="T3">平行世界貌似寫實向娛樂文，小說反套路，反潮流，第一章</text:span><text:span text:style-name="T4">21</text:span><text:span text:style-name="T3">歲就找了個漂亮老婆生了個孩子，然後在影城跑龍套，慢慢的小心翼翼的接觸著這個穿越過來的世界，一步步的前進。總體內容寫了兩件事，明星職業上的那些事兒和生活裡的那些事兒。整片小說沒有一個反派，沒有一個需要主角去裝逼打臉的物件。配角除了開始那位追求自我的主唱，個個都是高情商的人精。年輕的讀者如果認真的品味這本書，能學到一點待人處事的學問。 </text:span><text:span text:style-name="T4">&lt;br&gt;</text:span><text:span text:style-name="T3">強烈推薦閱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三天兩覺的吐槽向都市熱血小說。小說講述了一個某渣從一個宅男變成職業抓鬼人士的悲慘經過，貓爺，王詡得雙主線展開，解謎武鬥居多。作者把多種元素巧妙的糅合到了一起，搞笑的人物吐槽，再配上熱血的打鬥和不狗血的感情戲。總體很歡樂，輕鬆愉快，不失深意，智鬥流喲……完本</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非常輕鬆愉悅的書，鑒於上一本的三女主，這本呢已經出現了斯坦娜斯嘉麗詹尼弗安妮斯頓，我非常看好他正走在推土機的路上，三年血賺啊混蛋，居然嫌棄寡姐年紀小！教練文，第一年和錫伯杜范甘迪紐約奪冠，然後拐走錫伯杜德安東尼去了猛龍，陣容大概一說比盧普斯卡特麥迪小奧布拉德米勒，庫裡和霍納塞克，第一年東決第二年總冠軍的節奏，目前來看小斯蒂芬和小艾比也逃不出主角手心，還不開後宮等什麼！ 補充，斯嘉麗已經</text:span><text:span text:style-name="T16">gg</text:span><text:span text:style-name="T17">，捧了姚明一手，（在湖人嗑藥組合）要買快船，庫裡已入彀中，我從未見過如此勤勞作者，每天三更，雖然有字數少拿比賽灌水嫌疑，但人品保證，比隔壁強多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其實寫籃球小說挺難的，尤其是作為一個籃球迷來說，因為你只要是籃球迷，就必然是一個黑子。你可以不是詹黑，那你就是喬黑，或者你是科黑，要不就是麥黑，要不就是姚黑，也許是火花黑，或者是奧胖黑，要不就是硬特黑，要不就是軟黑，要不就是杜黑，要不就是庫黑，或許是</text:span><text:span text:style-name="T8">AI</text:span><text:span text:style-name="T9">黑，要不就是</text:span><text:span text:style-name="T8">CP3</text:span><text:span text:style-name="T10">黑，總之，你一定是個黑子。所以，我想說的是，作者在籃球文裡黑了一串的人，還能得到</text:span><text:span text:style-name="T8">6.8</text:span><text:span text:style-name="T10">分的高分，實在是不易，這</text:span><text:span text:style-name="T8">6.8</text:span><text:span text:style-name="T10">分如果刨除被黑而怒之人的打分，你其實可以當成</text:span><text:span text:style-name="T8">8.6</text:span><text:span text:style-name="T10">分來看。作者君的另一個毛病，就是後面越寫越水了，這本寫教練還算好，可以不務正業泡明星，可以通過換隊來重新開副本，比之前主角無敵之後強行降水准要強。總之，值得一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就我個人而言，這本書前半本都是仙草，後面由於審美疲勞讓我有些食之無味，準備放在完本只後看。 </text:span><text:span text:style-name="T19">&lt;br&gt;</text:span><text:span text:style-name="T20">這書呢，我沒看出主線劇情。它用一個一個的小故事來展現世間的悲歡離合，剛開始讀它的時候想起了</text:span><text:span text:style-name="T21">&lt;a href="/name/</text:span><text:span text:style-name="T20">啞舍</text:span><text:span text:style-name="T19">" target='_blank'&gt;</text:span><text:span text:style-name="T20">《啞舍》</text:span><text:span text:style-name="T21">&lt;/a&gt;</text:span><text:span text:style-name="T22">（但是不如啞舍）。讀了大半最深切的感受就是可憐之人必有可恨之處，欲戴皇冠必承其重吧。 </text:span><text:span text:style-name="T19">&lt;br&gt;</text:span><text:span text:style-name="T20">還有一點就是沒文化真可怕。 </text:span><text:span text:style-name="T19">&lt;br&gt;</text:span><text:span text:style-name="T20">這本書的主題是救贖，非常非常的正能量。但也正因為太過於正能量，，這書後期看著有點敗興子。給人感覺就是強行的作，徹底的審美疲勞，直接刪書架了。 </text:span><text:span text:style-name="T19">&lt;br&gt;</text:span><text:span text:style-name="T20">有人吐槽偽文青，好吧，這憑個人喜好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一本叫完本之王的書太監了，這是今天我看到最好笑的事情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一直是皇帝最寵愛的妃子，然後生孩子的時候，皇帝說保孩子不要女人。 </text:span><text:span text:style-name="T12">&lt;br&gt;</text:span><text:span text:style-name="T13">千辛萬苦拼了命生下的孩子是個女孩。 </text:span><text:span text:style-name="T12">&lt;br&gt;</text:span><text:span text:style-name="T13">這一點寫的蠻好的。女人把自己的人生寄託在男人的良心上就是自己騙自己，是巨額風險率的投資。</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77">&lt;a href="/name/</text:span><text:span text:style-name="T78">傳奇經紀人</text:span><text:span text:style-name="T79">" target='_blank'&gt;</text:span><text:span text:style-name="T80">《傳奇經紀人》</text:span><text:span text:style-name="T81">&lt;/a&gt;</text:span><text:span text:style-name="T80">作者</text:span><text:span text:style-name="T79">: </text:span><text:span text:style-name="T80">巨西城。從經紀人角度看足球，視角獨特。看膩了其它同類型的，不妨一試，老作者的書，品質有保障的。完本了。之後有一本</text:span><text:span text:style-name="T81">&lt;a href="/name/</text:span><text:span text:style-name="T78">傳奇打工者</text:span><text:span text:style-name="T81">" target='_blank'&gt;</text:span><text:span text:style-name="T80">《傳奇打工者》</text:span><text:span text:style-name="T79">&lt;/a&gt;</text:span><text:span text:style-name="T78">不如上本書</text:span><text:span text:style-name="T79">&lt;a href="/name/</text:span><text:span text:style-name="T78">教練傳奇</text:span><text:span text:style-name="T79">" target='_blank'&gt;</text:span><text:span text:style-name="T78">《教練傳奇》</text:span><text:span text:style-name="T79">&lt;/a&gt;</text:span><text:span text:style-name="T78">。</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說道氣運流，不得不說這一本。教主的這個本書可以說將氣運流闡述的比較清楚了。書名中的“鼎”既可以理解成問鼎天下的意思，“易鼎”就是改變整個天下的主人，重鑄九鼎，這是大的方面來講；也可以理解“鼎”字為個人的氣運，鼎乃容器，只不過這個容納的是氣運，“易鼎”就是改變自己的命運。本文描寫還是相當不錯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從這本書林海開始轉型為商業文，汲汲樂道於如何設置爽點、如何安排打臉，成果不錯，看著就是爽……從頭爽到尾……話說就是有點麻木了，不過灌點水之後好一點了……林海當下的書都是一個模子的了，過個半年將上本書忘得差不多了，然後找本來啃，味道很不錯，如果木有忘掉，那麼就算了，還是別看為妙……就這樣……完本。</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拋開對蛋大的陳見，這幾本書的節奏掌控，爽點把握，感情戲的描寫，各方面都堪稱是競技類爽文的典範！愉快而順暢……給個糧草絕不過分！在我看來，不是蛋大的書寫的不夠好，而是冠軍之後的幾本書，賣點雷同，爽點近似，如同肯德基速食，沒有了新的期待，只有嚴格的標準化的口味把控，雖然依然味美，但總是缺少點什麼……</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個人印象裡上網看到的第一部變身文，透著滿滿的給機油爽爽的氣息，就是其本體的禿頭兄貴難以直視，而且主角太不開竅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個人印象裡上網看到的第一部變身文，透著滿滿的給機油爽爽的氣息，就是其本體的禿頭兄貴難以直視，而且主角太不開竅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行吧，主角求艸，有毒</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感謝</text:span><text:span text:style-name="T2">&lt;a href="/n/emokakahu" target='_blank'&gt;@emokakahu &lt;/a&gt;</text:span><text:span text:style-name="T3">點評</text:span><text:span text:style-name="T4">: </text:span><text:span text:style-name="T3">巨西城的書，以裁判的視角來寫的足球文是個很有創意的亮點，作者以裁判的視角向我們展示了足球場上的另一面。本書前期很棒，然而進展有點快，好在最近讓作者園回來找到新目標了，就不知道後面能不能控制住不爛尾。另外更新不定時，希望不要</text:span><text:span text:style-name="T4">TJ</text:span><text:span text:style-name="T3">。個人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足球競技文，不能說這本書到底有多好，但競技文還能成就神麼？</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5">dleer</text:span><text:span text:style-name="T6">大神新書，開局日本聯賽頗有新意，主角中途出道，身體無敵，克己自律，球商很高。點評後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節選：”之前的羞辱，我都記得，肚子裡濕熱的液體，我很清楚，雖然因為復活，整個身體都不再疼痛。下身那裡也是如此，沒有撕裂，沒有流血，沒有肌肉破壞的損傷。“。。。這是名器吧？！變身女性後的主角前途無量！</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9">辰東的粉絲是很多的，基本上是公推的玄幻類大能。雖然我必須承認辰東的書還是不錯的，但我一直有看不完的傳統。從</text:span><text:span text:style-name="T130">&lt;a href="/name/</text:span><text:span text:style-name="T131">神墓</text:span><text:span text:style-name="T132">" target='_blank'&gt;</text:span><text:span text:style-name="T133">《神墓》</text:span><text:span text:style-name="T132">&lt;/a&gt;</text:span><text:span text:style-name="T133">、</text:span><text:span text:style-name="T130">&lt;a href="/name/</text:span><text:span text:style-name="T131">長生界</text:span><text:span text:style-name="T130">" target='_blank'&gt;</text:span><text:span text:style-name="T133">《長生界》</text:span><text:span text:style-name="T132">&lt;/a&gt;</text:span><text:span text:style-name="T131">到</text:span><text:span text:style-name="T132">&lt;a href="/name/</text:span><text:span text:style-name="T133">遮天</text:span><text:span text:style-name="T130">" target='_blank'&gt;</text:span><text:span text:style-name="T133">《遮天》</text:span><text:span text:style-name="T130">&lt;/a&gt;</text:span><text:span text:style-name="T131">，總體感覺特點是場面宏大、人物眾多、想像力豐富、挖坑不少，但正因為如此，每每到了作品後期就逐漸進入控制不住而逐漸崩盤的節奏。這一特點，在</text:span><text:span text:style-name="T130">&lt;a href="/name/</text:span><text:span text:style-name="T131">遮天</text:span><text:span text:style-name="T130">" target='_blank'&gt;</text:span><text:span text:style-name="T131">《遮天》</text:span><text:span text:style-name="T130">&lt;/a&gt;</text:span><text:span text:style-name="T131">中尤其明顯，尤其是在主角進入“帝路”爭雄的階段後，各種人物事件層出不窮、信馬由韁，缺乏必要的鋪墊和交待，我估計是作者後期趕工的原因。但也確實是因為這個原因，我總覺得整體上有些混亂，始終無法達到仙草的程度，只能給個糧草。總體評價：值得一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要崩的感覺……要留住蝴蝶使他對穿越時代產生歸屬感難道就只能靠給他塞女人？塞了一個還不夠，怕不穩妥，於是又塞一個。可見後面還會有第三個第四個，強行給蝴蝶開後宮。這世上能留住人的只有荷爾蒙腎上腺素？親情友情民族歸屬感家國情懷難道都不行麼？寫到後面，國家這幫政治精英都成拉皮條的了</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和永不解密比較類似的一本書，就敘事手法和情節張力上來說要稍差一點，在故事上也一些漏洞，不過就故事性來說已經很不錯了，這種書挺難得的。但是我感覺這本書後期後崩，因為從雙方一見面合作開始作者就將面臨一個難題，那就是整體情節的設定與自身的思維和見識局限性衝突，越到後面將越難寫。</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87">繼</text:span><text:span text:style-name="T88">&lt;a href="/name/</text:span><text:span text:style-name="T89">異界征服手冊</text:span><text:span text:style-name="T90">" target='_blank'&gt;</text:span><text:span text:style-name="T91">《異界征服手冊》</text:span><text:span text:style-name="T90">&lt;/a&gt;</text:span><text:span text:style-name="T91">之後又一本腦洞大開，看了讓人高呼痛快的雙向援共文，情節特別爽快。可惜主角人設不太討喜，我並不喜歡這種類似</text:span><text:span text:style-name="T88">&lt;a href="/name/</text:span><text:span text:style-name="T91">唐磚</text:span><text:span text:style-name="T88">" target='_blank'&gt;</text:span><text:span text:style-name="T91">《唐磚》</text:span><text:span text:style-name="T90">&lt;/a&gt;</text:span><text:span text:style-name="T89">流的逢名人便跪型主角，但援共文主角貌似都這樣，明明是尊重敬仰硬是寫成了膝蓋軟，自己把自己放在二等公民上也是沒</text:span><text:span text:style-name="T90">sei</text:span><text:span text:style-name="T91">了，這類文的主角人設也就</text:span><text:span text:style-name="T88">&lt;a href="/name/</text:span><text:span text:style-name="T89">華影之王</text:span><text:span text:style-name="T88">" target='_blank'&gt;</text:span><text:span text:style-name="T89">《華影之王》</text:span><text:span text:style-name="T88">&lt;/a&gt;</text:span><text:span text:style-name="T89">蠻對口味的。 </text:span><text:span text:style-name="T88">&lt;br&gt;</text:span><text:span text:style-name="T89">不過除卻人設這點小小不爽，剩下沒有不好的地方，甚至出乎我意料的好，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糧草減，福爾摩斯的開局寫的很棒，英倫的時代風貌，夏洛克福爾摩斯先生的小試身手，萬千直播垃圾文避之不及的國家問題用一個較為妥帖的方式解決，這一切都讓人萬分期待本書的後續，可惜之後不能說寫的不好，但看著卻少了那份閃光，我的評價也就降低了，綜合來說，沒有男生不適的毒點，再加上晉江的優良文筆，值得試試</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糧草，不同于一心勾搭男神或者討好觀眾求打賞的直播文，這是一個不</text:span><text:span text:style-name="T2">care</text:span><text:span text:style-name="T14">觀眾專注于破案的女主角，看直播的觀眾和直播世界都不是一個世界線，觀眾和國家機器關注主角直播幫助主角解決問題，有點類似</text:span><text:span text:style-name="T4">&lt;a href="/name/</text:span><text:span text:style-name="T3">綁架全人類</text:span><text:span text:style-name="T4">" target='_blank'&gt;</text:span><text:span text:style-name="T3">《綁架全人類》</text:span><text:span text:style-name="T4">&lt;/a&gt;</text:span><text:span text:style-name="T3">。作者在案件構思和國家機器的反應推演上應該下了功夫，雖然平行世界這點感覺圓不過來，推演也不夠大氣，但是也算用心了，喜歡推理的書友可以看看，第一個副本福爾摩斯世界尤其帶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實妹系列】剛看開頭的時候，我對作者很不滿：怎麼能夠借鑒這麼多俺妹的內容呢？看完第一卷，我對作者很滿意：相親相愛沒羞沒臊的兄妹終於走出了俺妹的套路！而等到看完第二卷，我對作者很佩服：能用一篇網路輕小說騙取哥的小淚花的寫手，親是第一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非常有趣。一本作品只要有上好的內容就能引人入勝，無論情節與文筆，就像常書欣之</text:span><text:span text:style-name="T63">&lt;a href="/name/</text:span><text:span text:style-name="T64">餘罪</text:span><text:span text:style-name="T65">" target='_blank'&gt;</text:span><text:span text:style-name="T66">《餘罪》</text:span><text:span text:style-name="T65">&lt;/a&gt;</text:span><text:span text:style-name="T64">，就像劉慈欣之</text:span><text:span text:style-name="T65">&lt;a href="/name/</text:span><text:span text:style-name="T66">三體</text:span><text:span text:style-name="T63">" target='_blank'&gt;</text:span><text:span text:style-name="T66">《三體》</text:span><text:span text:style-name="T65">&lt;/a&gt;</text:span><text:span text:style-name="T64">，就像這本</text:span><text:span text:style-name="T63">&lt;a href="/name/</text:span><text:span text:style-name="T64">全職大反派</text:span><text:span text:style-name="T63">" target='_blank'&gt;</text:span><text:span text:style-name="T64">《全職大反派》</text:span><text:span text:style-name="T63">&lt;/a&gt;</text:span><text:span text:style-name="T64">。作者道化師的唯一一本書，而真正的內容只有一個：反派的惡趣味。貫穿始終的惡趣味向讀者展示了人類欲望的另一種表達：除開正面的成就感、優越感和肉欲之外，個體對扭曲與破壞的狂熱。書中無限流的故事一共有十個，推薦哈利波特篇、奧特曼篇、異形篇、仙劍篇和七劍下天山篇。當然，每一個故事都很有味道。</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實妹系列】</text:span><text:span text:style-name="T52">VIA</text:span><text:span text:style-name="T53">骨科專家【</text:span><text:span text:style-name="T52">hsq90</text:span><text:span text:style-name="T53">】的診斷，十分感謝！！！：起點第一妹控文，可惜的是當年妹控不是主流於是淹沒在了諸多小說裡面，男主是個十世善人轉生，擁有十項超能力，屬於掛</text:span><text:span text:style-name="T52">B</text:span><text:span text:style-name="T53">角色，這本書的情節就是曬妹</text:span><text:span text:style-name="T54">+</text:span><text:span text:style-name="T53">打臉</text:span><text:span text:style-name="T52">+</text:span><text:span text:style-name="T53">裝逼</text:span><text:span text:style-name="T52">+</text:span><text:span text:style-name="T53">賺錢，情節雖然比較老套但是毫無雷點，喜歡無敵流和妹控流的可以去看看，另外妹妹本來設定是親妹的，但是後來被編輯警告了就改成義妹了，這是唯一的遺憾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臥槽，最新章節“北京東城區找學生</text:span><text:span text:style-name="T12">|</text:span><text:span text:style-name="T13">妹全套</text:span><text:span text:style-name="T12">|</text:span><text:span text:style-name="T13">服務”什麼鬼</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教主的書，最好看的德魯伊小說，仙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西方魔幻的經典大作。這部作品打破了我們一貫的創作思路，設定一定要創新，一定要打破那些固有的設定。看著這部完全按照龍與地下城規則寫的作品，我們知道了原來已有的很多好的設定只要我們好好挖掘，依然可以寫出十分優秀的作品。這本書無疑是那麼多年以來國內對於西方魔幻題材的一次正本清源。這股清流讓我多年以後依然難以忘懷。依然是打怪升級的爽文，不同之處有生活的氣息，有領地的養成，娓娓道來像一杯清茶。 </text:span><text:span text:style-name="T8">&lt;br&gt;</text:span><text:span text:style-name="T9">缺點：嚴格的</text:span><text:span text:style-name="T8">DND</text:span><text:span text:style-name="T10">規則，有些地方還是稍微限制了作品的創作，其實</text:span><text:span text:style-name="T8">DND</text:span><text:span text:style-name="T10">規則也不是一成不變地。看習慣爽文的朋友可能覺得情節進展稍顯緩慢。次要角色刻畫不夠。 </text:span><text:span text:style-name="T8">&lt;br&gt;</text:span><text:span text:style-name="T10">個人評分：</text:span><text:span text:style-name="T8">8.3 &lt;br&gt;</text:span><text:span text:style-name="T10">修仙有古典派，魔幻也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當時我還樂呵樂呵的看下去了，本書沒有出彩的地方，但是毒點也沒有。 </text:span><text:span text:style-name="T8">&lt;br&gt;</text:span><text:span text:style-name="T9">主角走的“自然復仇者”道路，最後封古神……金大腿是世界樹。 </text:span><text:span text:style-name="T8">&lt;br&gt;</text:span><text:span text:style-name="T10">以上，沒事看看還是不錯的，但是別指望人物刻畫了……商業化作品鬼來的人物刻畫？這書的人物刻畫和</text:span><text:span text:style-name="T8">&lt;a href="/name/</text:span><text:span text:style-name="T10">深淵主宰</text:span><text:span text:style-name="T8">" target='_blank'&gt;</text:span><text:span text:style-name="T10">《深淵主宰》</text:span><text:span text:style-name="T8">&lt;/a&gt;</text:span><text:span text:style-name="T10">半斤八兩……</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電磁波主角，就問你怕不怕！ </text:span><text:span text:style-name="T2">&lt;br&gt;</text:span><text:span text:style-name="T14">超高級生命，在落後的奇幻世界之旅。 </text:span><text:span text:style-name="T4">&lt;br&gt;30</text:span><text:span text:style-name="T3">萬字後小崩，如果在</text:span><text:span text:style-name="T4">30</text:span><text:span text:style-name="T3">萬字的時候果斷</text:span><text:span text:style-name="T4">TJ</text:span><text:span text:style-name="T3">，我就給仙草，現在只能給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女系列】要推薦的不是這個連結指向的作品，而是一篇老文</text:span><text:span text:style-name="T2">&lt;a href="/name/</text:span><text:span text:style-name="T3">異唐新月</text:span><text:span text:style-name="T4">" target='_blank'&gt;</text:span><text:span text:style-name="T3">《異唐新月》</text:span><text:span text:style-name="T4">&lt;/a&gt;</text:span><text:span text:style-name="T3">，作者是“橋流水”。架空背景，高武設定，女主父親堪稱當時流行的邪魅霸道男主之典型代表，與女主雙修的幾段船戲都極為出色，可謂愛液涓涓，汙力滔滔。</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插我的畫師妹妹……</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和諧後配上這最新章節名字“嗚呼哀哉！”感覺莫名喜感</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義女系列】書名揭示了一切。我只說一句：本書已河蟹。</text:span><text:span text:style-name="T16">PS</text:span><text:span text:style-name="T17">：同名的還有一本作者【何不幹】所寫的作品，其內容同理可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一部不錯的修真文。在設定上做了蠻充分的準備，整個世界觀架構都很好，一部不錯的升級流修真文。可以一讀。缺點也同樣可以羅列一籮筐，比如和方想其他作品（師士、卡徒）一個路子似曾相識，主角都是一個性格範本，結尾太短暫匆忙，好似高潮剛剛開始就被掐斷了一樣（好吧我習慣了），而且有些坑沒有填，總之就是虎頭蛇尾。沒有女主，主角間歇性爆種，身邊人都是天才</text:span><text:span text:style-name="T16">===</text:span><text:span text:style-name="T17">這樣的小毒點也是蠻多的。只能說是一部具備方想特色的修真作品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煙大有點牛</text:span><text:span text:style-name="T16">B</text:span><text:span text:style-name="T17">，三本上千評價的佳作，這本沒看完，以後有時間再看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古代種田流修真文，無女主，師兄師弟什麼的最有愛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方想的書，修真流。這本書的創意不如當年卡徒，師士傳說剛出世時候來的驚豔，但也有其創意。這書後期內容記不太清了（剛好書荒，再啃一遍重新評），但記得沒有太大的毒點。這書不像凡人流修真，更像一本披著修真皮玩科幻爭霸的玄幻。（修真界居然有類似互聯網的東西）主角的金手指有點小大，流水線般生產法寶。總體幹糧草，不算太白的爽文。書荒可以啃</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唉，孫子啊，記得叫你孫子在這書完本後給我燒過來啊！什麼，你孫子打時空電話過來說他都快死了這書還沒完？！。。。</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主角有性格嗎？不，他沒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修真文，看了有一段時間了，是個不容易讓人記住具體內容的小說，因為裡面很多人物都是虎頭蛇尾，甚至說是挖了個坑就沒有尾了。 </text:span><text:span text:style-name="T19">&lt;br&gt;</text:span><text:span text:style-name="T20">讓我印象最深的是主角的那個女師傅，無厘頭，暴力，無賴，強橫，護短，這樣一個經典人物竟是不明不白的沒後文了。 </text:span><text:span text:style-name="T21">&lt;br&gt;“</text:span><text:span text:style-name="T20">多麼希望 </text:span><text:span text:style-name="T19">&lt;br&gt;</text:span><text:span text:style-name="T20">背著行囊 </text:span><text:span text:style-name="T21">&lt;br&gt;</text:span><text:span text:style-name="T22">一個人去流浪 </text:span><text:span text:style-name="T19">&lt;br&gt;</text:span><text:span text:style-name="T20">在無人的地方 </text:span><text:span text:style-name="T19">&lt;br&gt;</text:span><text:span text:style-name="T20">哼歌 </text:span><text:span text:style-name="T19">&lt;br&gt;</text:span><text:span text:style-name="T20">曬著太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自推的，臉不紅。仙俠的一個發展。關注點全在各個宗門集團間的爭霸，和世俗的結合極好。過去路子裡仙俠是脫離凡人的，一群修真者自己圈裡玩。這本開始，講修真者與世俗王國的博弈關係，在世俗的修真者與那些在世外的修真者的分歧，學星球大戰了。講修真如何不是一種移民仙界的自利，而是一種回饋和引導紅塵的正面力量，這又反過去的世俗螻蟻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前期很驚豔，可以看出江南的優秀文筆與想像力，推倒老師的情節也能看得人熱血沸騰（這段略過）。可惜後期力量體系比較混亂，人物風格也不能始終保持，前期看書的激情有點被消磨掉了</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44">@</text:span><text:span text:style-name="T9">大羅天</text:span><text:span text:style-name="T45">,</text:span><text:span text:style-name="T10">天哪，為了類</text:span><text:span text:style-name="T8">DND</text:span><text:span text:style-name="T10">看的，硬生生把我逼進了宮。作者詞藻華麗，文筆精緻，但想必自小的作文成績是不怎麼的，連我這種學渣，以前語文課上經常瞌睡的傢夥都知道描寫需要詳略得當，敘述具備五大要素，圍繞主要線索，層次分明。先不說講的是個故事吧，哪怕是說明文，你也得圍繞著選題中心啊。硬生生把小說寫成雜記，還是行散神也散。好比我就吃個雞蛋，你給我從單細胞進化扯到微觀原子構成再到宏觀天體運行，最後還</text:span><text:span text:style-name="T8">TM</text:span><text:span text:style-name="T10">讓我改吃蘋果。最後作者表示很滿意，那您給自己打個</text:span><text:span text:style-name="T8">100</text:span><text:span text:style-name="T10">分吧，我只能說您自嗨過頭了，文字間我只聞到一股知乎似的高高在上的精英文青清談味，撲鼻而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在通知裡看到了老司機“風螢月”很開心啊！）這本書寫的是工科大神回到宋末元初的琉球島上圍繞一個中心兩個基本點大力發展生產力，不斷增加綜合實力最後機槍大炮屠戮人間的故事，優點是可以體會到種田發展科技樹以及用機槍對弓箭的快感，劇情沒什麼大的漏洞，可以帶給讀者一個連續的優質平穩的精神高潮。缺點我也提一下，不然有人會說根本沒有是這樣的小說，都是你加了特技</text:span><text:span text:style-name="T31">···</text:span><text:span text:style-name="T32">一是有幾個配角明顯是高大全，時間長了有點不真實，二是一個很小的點，男主第一次見一個郡主女主時被迷得神魂顛倒，不過後來好了。最後，這本書對國仇家恨的煽情挺好的，還普及了一點基本知識，起碼讓我知道了釣魚城</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實妹系列】報復社會系列：章魚的節操嘛，我一向是充分信任他的。。。餘額不足的：這本書使我更深刻的認識了這一點——可愛到飛的妹妹第二卷才出現，說好的婠婠明空母女花更是拖到了第四卷大唐副本的末尾！</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主角精于算計、善於佈局、心性果斷，見美女不腿軟，有底線，女主未知，人物塑造還行，最起碼能有各自不同特性，不至於太過臉譜化。</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這書設定上類似滅運圖錄， </text:span><text:span text:style-name="T63">&lt;br&gt;</text:span><text:span text:style-name="T64">世界不像凡人流那樣說黑社會世界 </text:span><text:span text:style-name="T65">&lt;br&gt;</text:span><text:span text:style-name="T66">金丹之後全靠心性道心 </text:span><text:span text:style-name="T65">&lt;br&gt;</text:span><text:span text:style-name="T64">整體評分糧草＋</text:span><text:span text:style-name="T65">(</text:span><text:span text:style-name="T66">忽略最後二十多章</text:span><text:span text:style-name="T63">) &lt;br&gt;</text:span><text:span text:style-name="T66">給要看的人一下忠告</text:span><text:span text:style-name="T65">: &lt;br&gt;</text:span><text:span text:style-name="T64">前六七十章，主角一直在世俗界混，也沒有修道，所有對這不感興趣是請跳過， </text:span><text:span text:style-name="T63">&lt;br&gt;</text:span><text:span text:style-name="T64">最後二十多章是作者太監好久之後續的， 是屎，一定不要看，因為這書是買斷文，作者又因為各種事情，斷更很久，所以被腰斬， 所以最後一瀉千里， </text:span><text:span text:style-name="T63">&lt;br&gt;</text:span><text:span text:style-name="T64">最後在吐槽一下最後二十多章</text:span><text:span text:style-name="T63">:</text:span><text:span text:style-name="T64">主角變成聖鬥士，後變成佛門佛祖， 我去，主角一生都在道門混，最後莫名其妙的變成佛祖了，還跟道門懟了一場，這樣的結局還不如太監呢</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44">1.</text:span><text:span text:style-name="T10">我對這本書前期與後面相差之大所作出的評價和敖廠長的某句評論高度一致（大概）！那就是：在我喝了幾天野菜湯，突然你給了我一個大燒雞，胃不會消化！ </text:span><text:span text:style-name="T45">&lt;br&gt;2.</text:span><text:span text:style-name="T10">男主和他的好朋友的感人故事到今天已被人們理解為”基情“。 </text:span><text:span text:style-name="T8">&lt;br&gt;3.</text:span><text:span text:style-name="T10">男主和神魔二主的故事在今天可以理解為虐戀情深。 </text:span><text:span text:style-name="T8">&lt;br&gt;4.</text:span><text:span text:style-name="T10">可以忍受種馬後宮的唯一一本小說，這是為了世界和平！ </text:span><text:span text:style-name="T8">&lt;br&gt;5.</text:span><text:span text:style-name="T10">總的來說劇情不錯，流暢精彩，不過前提是忍過前面的。 </text:span><text:span text:style-name="T8">... ...</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其實叫朱門攻略更貼合些，感覺是府天寫的最好看的一本書了。府天從這本書以後個人的感覺是越寫越差了。覺得起點和晉江的區別在於晉江的作者大多都是前期文筆一般但是越寫越好，起點的作者則相反大多是前期出好文然後越寫越差。</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最喜歡的是主角的歷史知識不只用來獨善其身，同時也是為天下謀福祉。開海禁，行海商，黜中官，平倭寇，改寶船為神威艦以加強海上軍事力量，崇文亦重武生生扭轉明末軍隊廢弛土木堡之變的慘烈格局。身為“穿越者”和“先知”的責任感讓人感佩，看著看著就會不自覺憧憬：若真是如此多好，或許就沒有了近代史的無數慘烈。 人物刻畫無論主配角都很出色，形象豐滿不崩壞。語言平實流暢，閱讀體驗相當舒服，歷史知識和行文邏輯或有小不足但無硬傷，感謝作者的誠意和卓越的佈局謀篇功力。尤其知道作者是妹紙後，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居然看完了，在這個網路小說氾濫的時代，能靜下心慢慢細讀一本書真心不容易，整體內容還是比較充實的，只是有些地方顯得有點累贅，過於冗長，總體上來說這小說看完心沒有激情澎湃的感覺，不過讀的時候能慢慢的靜心。。。神佛系列，一直都覺得荒誕不羈。驚門這部小說，將修行寫的系統具體，能夠讓人對修行理論有一定的認知。小說畢竟是小說，但是我們每個人都有求神佛庇佑的心態，也容易被引入歧途。倘若知道神佛的修煉之道，起碼面對很多事情會有自己的立場。看完驚門，就像看完一段歷史一樣。同樣的感覺是另一部寫佛的小說，不負如來不負卿。生活始終都是靠自己，但如有其它理論能讓內心更平靜，何償不可。</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最喜歡的是主角的歷史知識不只用來獨善其身，同時也是為天下謀福祉。開海禁，行海商，黜中官，平倭寇，改寶船為神威艦以加強海上軍事力量，崇文亦重武生生扭轉明末軍隊廢弛土木堡之變的慘烈格局。身為“穿越者”和“先知”的責任感讓人感佩，看著看著就會不自覺憧憬：若真是如此多好，或許就沒有了近代史的無數慘烈。 </text:span><text:span text:style-name="T16">&lt;br&gt;</text:span><text:span text:style-name="T17">人物刻畫無論主配角都很出色，形象豐滿不崩壞。語言平實流暢，閱讀體驗相當舒服，歷史知識和行文邏輯或有小不足但無硬傷，感謝作者的誠意和卓越的佈局謀篇功力。尤其知道作者是妹紙後，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府天書裡最喜歡也唯一看的下去的書！！既有女作者獨有的細膩文筆，也有歷史文的磅礴氣勢，把大宅門內的勾心鬥角和男主的煌煌大氣很完美的結合，時間過久具體內容記不清了，但現在我還念念不忘</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還是那個味。這是個不需要邏輯而讓讀者看得很爽的神奇作者。真的神奇，大家看書，看到不邏輯的地方難免很不爽憋一口氣想罵作者這個智障，然而這個作者就是本本沒邏輯本本看得心情愉悅。 </text:span><text:span text:style-name="T31">&lt;br&gt;</text:span><text:span text:style-name="T32">話說，這作者的書，主角名字都是又豐又慶</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越看到後面，韃子和東林黨越令人肅然起敬，有種不管你怎麼開掛我就是要懟你的莫名勇氣</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說皇帝金扁擔的也是無語，這話聽個一兩次也就罷了，經常聽就膩了，作者真要是億萬富豪商業大亨，然後寫小說給你看麼？ </text:span><text:span text:style-name="T16">&lt;br&gt;</text:span><text:span text:style-name="T17">另外如果你是訂閱看正版的，那我沒話說，消費者有權利評價自己購買的商品，如果是盜版的那就請閉嘴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很高興作者新作比粉碎機有了很大的進步，粉碎機是純粹的洩憤文，這本書的私貨比較多，不管看法是否贊同，至少相比粉碎機作者在考據上明顯下了些功夫的，建議大家看書的時候不要只盯著爽的地方看，作者一些平敘的私貨還是有點意思的，比如，新付軍為何總是戰力飆升？為何底層的民眾在亡國的災難前反抗意志依然很低？明代的衛所等等。給四星吧，其實按本書的主旨來說，給四星完全的，但作者在劇情和文筆上離四星確實有不少差距，</text:span><text:span text:style-name="T31">3</text:span><text:span text:style-name="T32">星半又沒辦法顯示，四捨五入吧</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位元元面交易的先驅經典大作！軟科幻的精品。位元元面交易其實是一個十分讓人著迷的題材，起源於多重宇宙理論以及遊戲比如暗黑破壞神。而最適合這類題材的應該是科幻文，可惜能寫出精髓的很少。</text:span><text:span text:style-name="T2">10</text:span><text:span text:style-name="T14">多年前，能寫出本作無疑是在這個題材的重大突破和先驅。對於無限流的開創鋪平了道路。位元元面交易可以天馬行空的讓作者發揮，也容易造成世界觀破碎、設定不連貫的問題，本作採用數學邏輯貫穿其中，穿針引線巧妙，突出了科幻主題。人物刻畫方面在同類作品中也是不錯的。 </text:span><text:span text:style-name="T4">&lt;br&gt;</text:span><text:span text:style-name="T3">缺點：中後期設定上還是有可以推敲之處。文筆，懸疑方面還有提升空間。 </text:span><text:span text:style-name="T4">&lt;br&gt;</text:span><text:span text:style-name="T3">個人評分：</text:span><text:span text:style-name="T4">8.6 &lt;br&gt;</text:span><text:span text:style-name="T3">現在看依然很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位元元面交易的先驅經典大作！軟科幻的精品。位元元面交易其實是一個十分讓人著迷的題材，起源於多重宇宙理論以及遊戲比如暗黑破壞神。而最適合這類題材的應該是科幻文，可惜能寫出精髓的很少。</text:span><text:span text:style-name="T16">10</text:span><text:span text:style-name="T17">多年前，能寫出本作無疑是在這個題材的重大突破和先驅。對於無限流的開創鋪平了道路。位元元面交易可以天馬行空的讓作者發揮，也容易造成世界觀破碎、設定不連貫的問題，本作採用數學邏輯貫穿其中，穿針引線巧妙，突出了科幻主題。人物刻畫方面在同類作品中也是不錯的。 缺點：中後期設定上還是有可以推敲之處。文筆，懸疑方面還有提升空間。</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男主吃了一顆蛋然後身體裡多了一個仙府可以種各種草藥什麼的，，到了後期（最後幾章）的時候，突然一下主角吸星大法什麼的把自己搞滿級了，然後被整個修真界追殺。然後，男主和女主一起找了個輪回井投胎去了，開了續篇仙府之緣。 </text:span><text:span text:style-name="T16">&lt;br&gt;</text:span><text:span text:style-name="T17">可算不錯的凡人流仙俠類小說，從文筆情節爽度把握來看，是不錯。可以爽度還有高潮偏低，略平淡了點。就是大結局坑爹啊！我不能接受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每本書都是一個大保健愛好者，汝妻知否？每晚的搓衣板跪的爽不</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此處屠版的是作者而非作品：“只有周伯符出現了，大家才會放下一切成見，結成統一戰線，一起對著他笑，所以至今還記得。他對人說話，總是滿口“我要去做大保健”，教人半懂不懂的。因他姓周，自稱伯符鳥，大家便從</text:span><text:span text:style-name="T52">&lt;a href="/name/</text:span><text:span text:style-name="T53">動物百科</text:span><text:span text:style-name="T52">" target='_blank'&gt;</text:span><text:span text:style-name="T53">《動物百科》</text:span><text:span text:style-name="T52">&lt;/a&gt;</text:span><text:span text:style-name="T53">裡找出一個名頭叫“鶸”的禽類，替換掉了符字，叫他周伯鶸。…聽人背地裡談論，周伯鶸原也是朧空山上花花大少的一員，可惜遇人不淑，遇上河東獅，於是愈過愈回去，弄到連請妞吃碗麻辣燙的錢都沒有了。幸好他會碼字，便在起點上…”摘自</text:span><text:span text:style-name="T54">&lt;a href="/name/</text:span><text:span text:style-name="T53">孔乙己之周伯鶸</text:span><text:span text:style-name="T52">" target='_blank'&gt;</text:span><text:span text:style-name="T53">《孔乙己之周伯鶸》</text:span><text:span text:style-name="T52">&lt;/a&gt;</text:span><text:span text:style-name="T53">作者【半隻青蛙】</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哈哈，最新章真是……只能說現實比小說更深刻。無產階級還沒團結起來呢，資本家已經自動組成了牢固的聯盟。看下</text:span><text:span text:style-name="T31">996.icu</text:span><text:span text:style-name="T32">，不用人動員，各位平時狗腦子都打出來的大佬前所未有的團結，出面月臺，封殺</text:span><text:span text:style-name="T31">git……</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進化者收斂氣息，以普通人的生活方式，陪陪青梅竹馬，養養寵物，開開小店，唱唱歌，演演電影；戴上面具，混黑域，殺殺人。作者擅長水字數，人物描寫過而不及。 </text:span><text:span text:style-name="T8">&lt;br&gt;</text:span><text:span text:style-name="T9">我粗看了下全本，好特麼休閒啊，雖然我不討厭這種生活休閒流吧，想當初可是把舵爺和老衲還年輕都堅持看完了的，雖然兩者加起來都沒這本一半長</text:span><text:span text:style-name="T8">~~~</text:span><text:span text:style-name="T10">不過這書怎麼好喜歡做飯啊，各種乳酪甜點之類的，烤乳豬什麼的，</text:span><text:span text:style-name="T8">~~ </text:span><text:span text:style-name="T10">我才不會告訴你們我是怎麼找到這些章節的</text:span><text:span text:style-name="T8">···· &lt;br&gt;</text:span><text:span text:style-name="T10">類似作品： </text:span><text:span text:style-name="T8">&lt;br&gt;</text:span><text:span text:style-name="T10">黃金漁場，東京道士，桃核地主，他是劍神。 他從天外歸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本來想給乾糧的，不過看在大狙很努力又不出名，又要掙錢養家，又總是努力開些新題材的份上給了個糧草，哈哈，怎麼說，算是我看的大狙的第一本書，開篇很清新，很簡單，很小市民風，一下吸引了我，不過大狙應該是大局觀或是大綱做的不好，所有的書後期都會些崩，不過創新不錯，算是休閒的一本好小說，還會評價一下他的其他小說，不過都是後期些崩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評論之前，我要求這本書的主角去充值一下智商情商。這本書大概是我十七歲左右看的，看見主角的表現後，第一感覺就是不是欽佩，而是莫名其妙——正義之事，何須如此寧折不彎？弄得全家悲劇，為何不暫時低頭，你有了好身體好條件，豈不是比現在一介白身要好的多？奈何主角一個大齡中二還是死心眼，也是沒啥辦法拯救了。不得不說前期懲惡揚善的劇情還是比較有趣的，我還是比較喜歡，但是招安之後在我看來水準一路大跌，主角情商也是莫名其妙的底下，我是真的從未見過如此莫名其妙之人！別人利用你就不高興啦？要不要這麼幼稚！黑化也是莫名其妙，好好說句話好好交流很難麼？作者文青強行要虐主並且這樣展開劇情，畢竟是“林中之馬”的魔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當初中二時看的書，可惜主角就是個廢物，同樣堅守正義，你看看李安平，再看看你。沒有孤身打服天下的氣魄，又怎能讓世界以你的意志而運轉？但書本身就是文青之作，加一星感情分，糧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感謝</text:span><text:span text:style-name="T16">&lt;a href="/n/vagii" target='_blank'&gt;@vagii &lt;/a&gt;</text:span><text:span text:style-name="T17">推薦：男主角是一個不擇不扣的邪惡之物的昇華產品，從來沒有被虐過，腹黑成性，以虐待他人獲得精神的滿足；染指自己的魔寵，褻瀆五個純潔的自動人偶少女；偽裝成可親可敬的老師，吃掉兩個蘿莉弟子；變身為火辣美少女，把一個前程遠大的青年推入禁斷深淵；被學生逆推，為了報復，誘拐這個學生的好友；為了推卸責任，使用迷藥和幻術推廣百合運動；變成美少女，進行偽百合活動；施展多種卑劣手段，誘騙一位正直的禦姐；偽裝成和藹的鄰家大哥，吃了一個百合專用的蘿莉……是有你想不到，沒有他做不到……對了，坑，慎入……推薦給不介意太監愛宅文的喜歡獵奇的童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少數不多的主角是智障，作者不是</text:span><text:span text:style-name="T16">zz</text:span><text:span text:style-name="T17">的書</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看來已經是</text:span><text:span text:style-name="T2">&lt;a href="/name/</text:span><text:span text:style-name="T3">武俠世紀大冒險</text:span><text:span text:style-name="T4">" target='_blank'&gt;</text:span><text:span text:style-name="T3">《武俠世紀大冒險》</text:span><text:span text:style-name="T4">&lt;/a&gt;</text:span><text:span text:style-name="T3">這一水準的糧草，尤其龍蛇一卷，武意勃發，壯懷激烈，以一敵國，氣吞山河，直令人心神搖動，恨不能與其同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純粹吐個槽，由於寫的早，隊裡的一個妹子有了白眼血統。。。然後利用昆蟲的複眼，移植了</text:span><text:span text:style-name="T16">n</text:span><text:span text:style-name="T17">個白眼。。。。。現在來看被轉生眼打臉打的啪啪響啊（哈哈）</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無限流革新作，以金銀銅鐵替基因四鎖，上設神門四關，主角以冰系異能起家。作者是工科博士，文筆較幹，深宅。全部使用新場景和新推演，另有大量對動漫原作的吐槽和補完。</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已暫停】</text:span><text:span text:style-name="T31">LKer</text:span><text:span text:style-name="T32">出品的多位元面穿越綜武俠作品，前三卷看得不是很痛快，但自龍蛇演義篇起，作者終於凝練出了自己的武道真意，對白與比武逼格突破天際，主角在日本以一人敵一國的英姿更是燃得直接爆炸，揮灑出作者一腔赤子熱血，我讀起來感覺酣暢淋漓，當浮一大白！點名表揚作者！</text:span><text:span text:style-name="T31">&lt;a href="/n/gaoeric" target='_blank'&gt;@gaoeric &lt;/a&gt;</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後宮救國代表作。開局越南頗有創意，但合理性太差，才幾萬人的時候，連紙幣都發行了。惡搞、戲謔太甚，影響了敘事。 </text:span><text:span text:style-name="T16">&lt;br&gt;</text:span><text:span text:style-name="T17">至今記得書中一個場景：劉永福摸著辮子，語重心長地告誡主角，即使在異國他鄉，不能忘卻故國衣冠。這種無語直擊人心。從此，清穿不造反的歷史架空再也不看。</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5">NPC</text:span><text:span text:style-name="T6">和玩家本來就是不可調和的矛盾，不需要寫三大公會叛變。。。這個太噁心人了。。。再說，網遊裡面就算公會上層叛變，難道下層成員都是傻子麼。。。也就是最近沒有書看了，才勉強追更吧，反正我看到後面已經忘掉了這個劇毒無比的設定了，其他的倒是不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早以前看到一本書了，我記得發在起點女頻，第一個副本的玄霄我至今記憶猶新，後面天之痕裡的宇文太師也寫的不錯，但是火影主角穿成了宇智波斑，然後最後千手柱間愛上了主角！ </text:span><text:span text:style-name="T12">&lt;br&gt;</text:span><text:span text:style-name="T13">最後主角讓人把兩人葬在一起，去你妹的。這是我看的第一本主角以反派形式出現的文，也是我第一次看火影同人，但是去你妹的愛。 </text:span><text:span text:style-name="T12">&lt;br&gt;</text:span><text:span text:style-name="T13">因為千手對宇智波的愛我從此對火影和二次元日漫產生了濃濃的恐懼，去你妹的，去你妹的，去你妹的，去你妹的，去你妹的，去你妹的，去你妹的，本來想給友情仙草，但去你妹的，去你妹的，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34">這本書最有意思的是作者對國際政治局勢的敏銳嗅覺。至今該書預言的事實已經或正在變成現實的有： </text:span><text:span text:style-name="T135">&lt;br&gt;</text:span><text:span text:style-name="T136">泰國政變 </text:span><text:span text:style-name="T137">&lt;br&gt;</text:span><text:span text:style-name="T138">埃及政變 </text:span><text:span text:style-name="T137">&lt;br&gt;</text:span><text:span text:style-name="T138">烏克蘭政變 </text:span><text:span text:style-name="T135">&lt;br&gt;</text:span><text:span text:style-name="T136">敘利亞內戰 </text:span><text:span text:style-name="T137">&lt;br&gt;</text:span><text:span text:style-name="T136">印度穆迪的崛起 </text:span><text:span text:style-name="T137">&lt;br&gt;</text:span><text:span text:style-name="T136">南非的</text:span><text:span text:style-name="T137">2B</text:span><text:span text:style-name="T138">化 </text:span><text:span text:style-name="T135">&lt;br&gt;</text:span><text:span text:style-name="T138">沙特的軍國主義化 </text:span><text:span text:style-name="T137">&lt;br&gt;…… &lt;br&gt;</text:span><text:span text:style-name="T136">由於凡是該書寫過地方無不雞飛狗跳，</text:span><text:span text:style-name="T137">&lt;a href="/name/</text:span><text:span text:style-name="T138">太陽的距離</text:span><text:span text:style-name="T135">" target='_blank'&gt;</text:span><text:span text:style-name="T136">《太陽的距離》</text:span><text:span text:style-name="T135">&lt;/a&gt;</text:span><text:span text:style-name="T136">也有一個諢號——</text:span><text:span text:style-name="T135">&lt;a href="/name/</text:span><text:span text:style-name="T136">烏鴉嘴的距離</text:span><text:span text:style-name="T135">" target='_blank'&gt;</text:span><text:span text:style-name="T136">《烏鴉嘴的距離》</text:span><text:span text:style-name="T135">&lt;/a&gt;</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為什麼要看這本書：這是</text:span><text:span text:style-name="T19">&lt;a href="/name/</text:span><text:span text:style-name="T20">無限恐怖</text:span><text:span text:style-name="T21">" target='_blank'&gt;</text:span><text:span text:style-name="T20">《無限恐怖》</text:span><text:span text:style-name="T19">&lt;/a&gt;</text:span><text:span text:style-name="T20">的後傳。前期的智鬥劇情很不錯，後期的前作人物出場和張恒的出現（這本書的張恒還算可以）讓我這個</text:span><text:span text:style-name="T21">&lt;a href="/name/</text:span><text:span text:style-name="T22">無限恐怖</text:span><text:span text:style-name="T19">" target='_blank'&gt;</text:span><text:span text:style-name="T20">《無限恐怖》</text:span><text:span text:style-name="T19">&lt;/a&gt;fans</text:span><text:span text:style-name="T20">相當感動。 </text:span><text:span text:style-name="T19">&lt;br&gt;</text:span><text:span text:style-name="T20">為什麼不看這本書：該死的太監。</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仙劍卷不錯，</text:span><text:span text:style-name="T16">HP</text:span><text:span text:style-name="T17">卷說的是劇情之前的故事，沒有代入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因為無腦輪回者太多，明夕玦來清場了……主角替主神去各個平行空間清除影響主線劇情（漫畫，武俠小說，遊戲都有）的穿越者。而且主角都是作為當時劇情的最大反派。算是目前流行的無限反派流的開山作吧？被某些老讀者認可的神作，雖然是晉江文，但值得一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類型：都市異術超能 </text:span><text:span text:style-name="T8">&lt;br&gt;</text:span><text:span text:style-name="T9">字數：</text:span><text:span text:style-name="T8">320W+</text:span><text:span text:style-name="T10">，可殺！ </text:span><text:span text:style-name="T8">&lt;br&gt;</text:span><text:span text:style-name="T10">優點：主角的身份是諸葛臥龍的傳人，金手指很牛逼，升級速度快，可以歸為無敵爽文一類。其次，劇情可以說相當精彩，在如今各種無腦裝逼打臉踩人的都市超級小白文之下，這也算是一本不錯的書了。大雷沒有，建議布甲以上閱讀。 </text:span><text:span text:style-name="T8">&lt;br&gt;</text:span><text:span text:style-name="T10">缺點：前期或者說整本書的情感戲都渣得一筆。順便建議一下那些感情戲寫不好的作者，努力提高自己的寫作水準，寫出更細膩的劇情，不要讓感情戲成為你的拖油瓶。還有，後期灌水比較嚴重，一個雙方父母見面也能水好幾章，服了。 </text:span><text:span text:style-name="T8">&lt;br&gt;</text:span><text:span text:style-name="T10">評價：個人糧草吧。其實我對書的評價並沒有很明確的等級分類，只要不算太差都能下口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女主節操堪憂，愛佔便宜，經常因為貪心而把自己陷於困境；能吃，尤其是結了饕餮金丹之後；按照瀧魔頭的話來說，女主某種程度上也很可怕，殺人或是奴顏婢膝，都沒有任何心理負擔；前一刻朋友，後一刻就能把人推出去做擋箭牌；當然，也有好的一面，那就是不管到了什麼樣的境地，女主都能讓自己開開心心的活下去，這點值得學習。 </text:span><text:span text:style-name="T16">&lt;br&gt;Cp </text:span><text:span text:style-name="T17">瀧魔頭</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巫師流開山作，帶著金手指的反派的成長之路，不是哈利波特裡的巫師，但是一樣詭異，不是原始社會裝神弄鬼的巫師，但是一樣血腥殘酷，滾開塑造了一個奇幻現實的巫師世界，一個冷色調的黑暗童話，沒有成人多餘粉飾，亦沒有是非善惡，利益爭鬥是唯一的主題，看不到愛恨情仇，有時間去做這種事的，大部分都死了，它是少數人才擁有的特權，這種感情比起現實，更冷，更真，更暖，主角也只是多了個金手指，多了一分超脫的可能，主角的目的也只是活下來，看的更多，看的更遠，看到更多有意思的人，物，事。 </text:span><text:span text:style-name="T16">&lt;br&gt;</text:span><text:span text:style-name="T17">另外，作者的作品有一些靈異描寫。</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真論劇情，我反而覺得另外的兩本更能吸引我，但這本書開創了一個流派，遑論它的設定給了其它巫師流小說多少靈感，沖著個就必須給個糧草。 </text:span><text:span text:style-name="T45">&lt;br&gt;</text:span><text:span text:style-name="T9">其實讀巫師流的小說會發現巫師（包括但不僅限於主角）都是比較孤僻的，唯有當與利益有關時才會與其他人打交道，不斷地提升自己的實力。 </text:span><text:span text:style-name="T8">&lt;br&gt;</text:span><text:span text:style-name="T10">同時隨著實力的越來越高，能力的不斷增強，逐漸地拉開原先和你同一階級的夥伴的差距，儘管你很想念那時的友情，但你無法與之有所交集，只能帶著欲望不斷前行。 </text:span><text:span text:style-name="T8">&lt;br&gt;</text:span><text:span text:style-name="T10">友情如此，愛情如此，親情亦是如此。 </text:span><text:span text:style-name="T8">&lt;br&gt;</text:span><text:span text:style-name="T10">匆匆百年（巫師的壽命不止百年，只是為了表示時間長用的虛數），驀然回首，了無一人</text:span><text:span text:style-name="T8">........</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雖然比不上無限恐懼那樣開啟了一個派系！但其實現在大部分寫巫師的誰敢說和這本書沒關係！</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詭秘奇妙的巫師世界，由凡入神的男主。到現在仍記得男主從對父親有孺慕，對母親很珍愛，成長到漠然生吃“味道好”的異族精靈的地步。不像巫界術士的男主那樣一開始就有唯一的目標，近乎偏執地追求真理，本文男主是個情感動物，對父母親情的渴求，對奇妙力量的好奇，父親移情別人的失落，歷經滄桑的灰心，突如而來的興趣，找到答案的快樂，種種情緒都牽扯著他，真實地體現在他身上，見識的黑暗越多他的尺度就越加寬泛，經歷一點一滴改變他、塑造他，最終他從一個正常的人變成了神。我很高興最終他也沒獨自上路，身畔還有同行的夥伴，沒有孤單。哎，感覺滾開大大的兩男主都有種幹了壞事特別強大也讓我憐惜的氣質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最吸引我的是滾大對詭異世界的描寫，詭異世界在文中不只有一處，我記得最深的是主角組團探索一個莊園，裡面各種不可名狀的詭異生物。而且在文中主角算是一個帶路黨吧，不同于一般網文對主角的塑造，這點創新也是亮點。滾大的語言很慢，很緩，很容易把人帶進去，平實不失精彩，於無聲處響驚雷。</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表面上看是玄幻，實際上是靈異風格。 </text:span><text:span text:style-name="T16">&lt;br&gt;</text:span><text:span text:style-name="T17">喜歡看鬼故事的讀者不可錯過，喜歡西幻的就算了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為什麼有的人出道即巔峰呢？因為他們沒有進步，而受眾進步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巫師流開山作，黑暗向的經典。作者塑造了一個詭異神秘，卻魅力十足的巫師世界。在這個世界裡面，路上的鸚鵡都可能會說話，桌子說不定都有思想。在這裡知識和力量決定了一切。主角性格並不能被大部分讀者喜歡，他為了獲得知識和力量可以捨棄一切，剛開始還像個正常人，在逐漸瞭解到巫師世界的殘酷規則後，他逐漸剝奪自己的善良與人性。他假扮一女巫失散多年的兒子學習巫術。甚至為了力量投靠異界成為被人唾駡的帶路黨，最後又為了更大的利益背叛其並借助夢魘世界入侵其他世界來強大自身。主角的信條就是力量，在成為無法被世界容下的強大存在後再次離去尋找新的力量。黑暗向，厭惡主角性格的別勉強，個人糧草</text:span><text:span text:style-name="T16">+</text:span><text:span text:style-name="T17">，分數分化嚴重不好打，具體看個人</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說涼薄的說黑暗向的、其實我覺得這是很接地氣的一本小說，在一個以力量為尊的世界想要變強捨棄一些東西是必須的，對家人之間感情處理的描寫更是真實的不行，要知道在那時起點小說可都是千篇一律的一人得道雞犬升天的節奏。濃鬱的滾開風（基本無感情戲）糧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主角性格沉穩，殺伐果斷，開頭的文筆也很普通，沒有華麗的讓人眼前一亮。 但是再往後面看，就越發現這本書的不同。設定、劇情和戰鬥都有可圈可點之處！爛尾，慎入！</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西方魔幻穿越大作。本作是巫頌之後，目前最好的巫族大作。本作寫的是一個巫如何利用自身優勢在魔幻世界做大做強的故事，作者抓住了這個點為突破口，寫得入骨三分。巫，作為一個與天鬥與地鬥與神鬥，自強不息，肉體修煉的巔峰種族，鋼鐵意志，一直讓人十分著迷。本作寫出了這種精神，並貫穿始終，讓人印象深刻。同時，主角在鬥爭當中的處理方式，對於現實競爭也有借鑒意義。算是對於爽文強者的全新定義。同時，某種程度上也是東方文明與西方文明的一些隱射和碰撞。 </text:span><text:span text:style-name="T4">&lt;br&gt;</text:span><text:span text:style-name="T3">缺點：爽文的部分缺點。 </text:span><text:span text:style-name="T4">&lt;br&gt;</text:span><text:span text:style-name="T3">個人評分：</text:span><text:span text:style-name="T4">8.5</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塑造了一個用巫蠱之術成神的故事，主角的性格真可謂是專門成為神的性格！夠沙發，夠心狠，絕對自我，不</text:span><text:span text:style-name="T2">N……</text:span><text:span text:style-name="T3">，很冷靜，也很符合一個成人的心理，也符合一個在現代處在世界巔峰的強者的心理！ 沒有</text:span><text:span text:style-name="T4">N……</text:span><text:span text:style-name="T3">的愛情故事，沒有</text:span><text:span text:style-name="T4">N……</text:span><text:span text:style-name="T3">的莫名心軟！ 容易心軟的人，又豈會成為世界強者！總體來說前期一般，後期異軍突起，風格詭異。狂霸炫酷拽。有點黑暗。和無極魔道比，女人多。無淫色。</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是皇甫奇寫得最好的一本。前期很白，但中後段展開後漸入佳境，結局令人有點惆悵。講述的是一個人族在太古崛起的故事，故事悲壯，很有衝擊力，主人公冷酷而理智，當前輩們為人族的延續前赴後繼，相繼犧牲後，獨自扛起自己的責任，為夾縫中掙紮的人類殺出一條生存之路！為什麼我眼裡常含淚水，因為我愛這土地愛得深沉。當年看得熱淚盈眶。記憶中主角殺伐果斷。為人類的延續和壯大犧牲了自己……現在來看的話，有些橋段和語言偏白，不過當時的閱感確實稱得上熱血沸騰，盪氣迴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部分仙草。</text:span><text:span text:style-name="T2">&lt;a href="/name/</text:span><text:span text:style-name="T3">飛升之後</text:span><text:span text:style-name="T4">" target='_blank'&gt;</text:span><text:span text:style-name="T3">《飛升之後》</text:span><text:span text:style-name="T4">&lt;/a&gt;</text:span><text:span text:style-name="T3">講述的是主角飛升後的事情。人族，魔族，血族，天堂。四大種族之間，不斷的戰鬥，而人族是最弱的種族。人族有至尊以及四象大陣，魔族有黑暗主神，天堂有光明主神，血族有神秘的血族始祖。隨著主角修為的增加，也漸漸知道了許久太古的秘密。走上了“一統太古，對抗外族”的艱辛歷程，從初入太古，建立劍域，元神三分，到一統太古，對抗魔族。。。總體來說，飛升之後是本玄幻經典。其中的民族奮鬥精神，場面宏偉大氣，情節玄疑緊湊，是其他玄幻無法比擬的地方。也印證了“生而為男，不求與天地長存，但求死得其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筆觸氣氛冷靜和淡漠，仿佛一個高高在上的主宰，俯視著世間熙熙攘攘的蟲蟻。主角明瞭所欲，知道取捨。求仙，是從山腳登頂獨行荊棘浮雲皆在下的寂寞，是在雨中默坐靜觀故人黃葉兩凋零的孤獨。行文中透露出的冷冽近乎無情，偏又契合主角心性變化。男主從初臨的彷徨溫情一步步到大道無情極為驚豔。</text:span><text:span text:style-name="T16">by</text:span><text:span text:style-name="T17">不知名老司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在看這書前，先看了龍空幾個吐槽的帖子，看他們描述的劇情確實天雷滾滾。今天空閒，念著緣分無盡武裝的驚喜，就又去瞟了幾眼，發現</text:span><text:span text:style-name="T2">...</text:span><text:span text:style-name="T14">完全和吐槽的不一樣嘛！ </text:span><text:span text:style-name="T4">&lt;br&gt;</text:span><text:span text:style-name="T3">那些值得詬病的劇情：譬如眼睛有好轉的時候跑去看藥鋪，複明瞭不告訴家人等等，確實存在，但前因後果都很完整，並成功塑造出了一個較有特色的主角形象。 </text:span><text:span text:style-name="T4">&lt;br&gt;</text:span><text:span text:style-name="T3">另外，緣分擅長的各種算計小橋段，也鋪陳的十分流暢，一點不讓人失望。目前看到主角洗腦諸家小姐，到此為止，整個劇情的爽快度還勝過仙路爭鋒，而且推進速度很快，沒有仙路裡那麼多其實沒太大作用的支線，配角塑造上也比仙路自然了很多（特別是主角同代“強者”的塑造）。 </text:span><text:span text:style-name="T4">&lt;br&gt;</text:span><text:span text:style-name="T3">總體來說，穩穩地糧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陳猿的書，筆觸氣氛永遠都是這麼冷靜和淡漠，仿佛一個高高在上的主宰，俯視著世間熙熙攘攘的蟲蟻。他文中的主角，也總是那種明瞭所欲，知道取捨的成熟男子，求道路上不驕狂、不輕言放棄。。。。。全書展現的不是吃雞蛋，而是吃人的修真，不是玩曖昧玩愛情的仙俠，是求仙，是從山腳登頂獨行荊棘浮雲皆在下的寂寞，是在雨中默坐靜觀故人黃葉兩凋零的孤獨。。。。。</text:span><text:span text:style-name="T2">by</text:span><text:span text:style-name="T14">：</text:span><text:span text:style-name="T4">&lt;a href="/n/</text:span><text:span text:style-name="T3">一劍霜寒</text:span><text:span text:style-name="T4">" target='_blank'&gt;@</text:span><text:span text:style-name="T3">一劍霜寒 </text:span><text:span text:style-name="T4">&lt;/a&gt; </text:span><text:span text:style-name="T3">最後一句是不是很美的說……</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一句話評語：在這幕密室逃脫劇裡，每個人都充滿遺憾的活著。 </text:span><text:span text:style-name="T8">&lt;br&gt;</text:span><text:span text:style-name="T9">書中每張地圖都是無法離開的封閉環境。 </text:span><text:span text:style-name="T8">&lt;br&gt;</text:span><text:span text:style-name="T10">在這種壓抑的背景下，有三類人： </text:span><text:span text:style-name="T8">&lt;br&gt;</text:span><text:span text:style-name="T10">一、主角，看似殺伐果斷，實際上始終擺脫不了前世是條敗犬（作者自喻？）的陰影，無論走多少個地圖，前世如附骨之蛆一樣跟隨著他，是無論主角變的多強都擺脫不了的“命運的枷鎖”。 </text:span><text:span text:style-name="T8">&lt;br&gt;</text:span><text:span text:style-name="T10">二、試圖去愛主角的人。小師妹秦貞在對主角的迷戀中失去自我，甚至主角在離開第一個世界時要求把她做成屍娃娃以供日後享用，她也毫不猶豫地同意了。如此犧牲，也沒換來主角多一點點的感動，在她灰飛煙滅之際，主角也只是“連道兩聲可惜了”、“哀而不傷”。 </text:span><text:span text:style-name="T8">&lt;br&gt;</text:span><text:span text:style-name="T10">（接評論）</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龍空的人評書真不知道是按照什麼標準的。漫畫都分、幼兒、兒童、少年、青年、成年。這裡評分低的通常都是少年向的，比如三少的書。整天說那個小白這個小白的，都來看網路小說了不找找自己的定位？想要深度不去看文藝小說？還整天說哪位作者越寫越差，但讀者也會越來越多啊，人家作者只是越寫越大眾了。（賺錢是第一動力！）任</text:span><text:span text:style-name="T52">&lt;a href="/name/</text:span><text:span text:style-name="T53">死亡筆記</text:span><text:span text:style-name="T52">" target='_blank'&gt;</text:span><text:span text:style-name="T53">《死亡筆記》</text:span><text:span text:style-name="T52">&lt;/a&gt;</text:span><text:span text:style-name="T53">評分有多高，人氣也絕比不上整天被噴的</text:span><text:span text:style-name="T54">&lt;a href="/name/</text:span><text:span text:style-name="T53">火影忍者</text:span><text:span text:style-name="T52">" target='_blank'&gt;</text:span><text:span text:style-name="T53">《火影忍者》</text:span><text:span text:style-name="T52">&lt;/a&gt;</text:span><text:span text:style-name="T53">啊。他們也愛說“龍空大毒，起點大火”玩遊戲能玩出鄙視鏈，看書當然能看出優越感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荒誕吐槽類小說？這風格我看著竟然還挺習慣的，主角一本正經、一臉天真的吐槽房地產行業、官商勾結的各種黑歷史。嗯？還帶點後宮種馬，但是感覺作者是不是和女人有仇啊，裡面大多數女人我可以用這麼幾個詞彙概括</text:span><text:span text:style-name="T16">:</text:span><text:span text:style-name="T17">貪婪、淫蕩、野蠻。有兩種後宮種馬我看的是最難受的，一種是作者半點人物塑造能力都沒有，還硬要寫幾個十幾個女人，這和推十幾頭母豬有什麼區別？還有就是這種了，把女人本身塑造的讓人看得想拍死。這本書我純粹就是因為受不了裡面的女人而放棄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不要看綠晉江的評論，看了你會覺得自己變成一個吹毛求疵的人，作者交代東西很俐落，在前十幾章把女主的想法以及大致設定全都寫得清清楚楚，能接受的不能接受的都請往下看，讓人在閱讀這本書的過程中非常愉悅的是作者對於幾個孩子的描寫以及她們的日常生活，本種田愛好者真的</text:span><text:span text:style-name="T12">jio</text:span><text:span text:style-name="T13">的這部分是仙草。 </text:span><text:span text:style-name="T12">&lt;br&gt;</text:span><text:span text:style-name="T13">扣掉一星是因為還是不太接受女主大大咧咧把所有包括前世全部交代給男主，即使邏輯滿分我也覺得怪怪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熱血戰鬥流，技術類修煉狂人，基本上無男女糾葛，無女主，通篇沙發果斷！打鬥場面極出彩，當年看的時候很是熱血的感覺……與本書相似的修煉狂人類小說還有</text:span><text:span text:style-name="T63">&lt;a href="/name/</text:span><text:span text:style-name="T64">戰天變</text:span><text:span text:style-name="T65">" target='_blank'&gt;</text:span><text:span text:style-name="T66">《戰天變》</text:span><text:span text:style-name="T65">&lt;/a&gt;&lt;a href="/name/</text:span><text:span text:style-name="T64">飛升之後</text:span><text:span text:style-name="T65">" target='_blank'&gt;</text:span><text:span text:style-name="T66">《飛升之後》</text:span><text:span text:style-name="T63">&lt;/a&gt;&lt;a href="/name/</text:span><text:span text:style-name="T66">刺道</text:span><text:span text:style-name="T65">" target='_blank'&gt;</text:span><text:span text:style-name="T64">《刺道》</text:span><text:span text:style-name="T63">&lt;/a&gt;&lt;a href="/name/</text:span><text:span text:style-name="T64">兵人</text:span><text:span text:style-name="T63">" target='_blank'&gt;</text:span><text:span text:style-name="T64">《兵人》</text:span><text:span text:style-name="T63">&lt;/a&gt;……</text:span><text:span text:style-name="T64">推薦給喜歡打打殺殺的朋友，有興趣可以找來看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文筆流暢，爽點不斷，主角從不糾結殺還是不殺的問題，腦子裡全是叢林生存法則，不裝</text:span><text:span text:style-name="T16">13</text:span><text:span text:style-name="T17">，特別是戰鬥描寫，讓人熱血沸騰，幾個配角也不是主角的陪襯，各有個的性格，雖然對於合理黨來說可能有點毒，但是我還是認為這是一本一流白文，我之糧草，現在已漸入佳境。該作者的書基本上都是修煉狂人系的，同好者可以去找來看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披著科幻皮，實際上已經秒天秒地的玄幻文。設定借鑒日漫強殖裝甲。開頭是類似地球的末世背景，一兩百章後轉入宇宙。提示：女主在遇到主角前是</text:span><text:span text:style-name="T16">Ji</text:span><text:span text:style-name="T17">女。除此外無其他毒點。不喜速退。其實看下去能發現這也是一個不可多得的好網文。作者在戰鬥的描寫很不錯，看著比較熱血。在戰爭氛圍的渲染也很擅長，最終一戰兩大聯盟的對決很有代入感。配角也算有血有肉。即使是反派也都是為了自身種族的延續，無法分是非。人類議會的會長的悲壯，堅定至今記得。主線在當時也算新穎，一個種族為了反抗奴役的命運全員赴死，留下後手等待時機。宇宙中各個種族的能力，裝備也有點意思。總體來說糧草到仙草不等，具體看個人。適合全階段書友，也是量大管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9">推</text:span><text:span text:style-name="T130">&lt;a href="/name/</text:span><text:span text:style-name="T131">大潑猴</text:span><text:span text:style-name="T132">" target='_blank'&gt;</text:span><text:span text:style-name="T133">《大潑猴》</text:span><text:span text:style-name="T132">&lt;/a&gt;</text:span><text:span text:style-name="T133">， </text:span><text:span text:style-name="T130">&lt;br&gt;</text:span><text:span text:style-name="T131">評論來自</text:span><text:span text:style-name="T130">&lt;a href="/n/</text:span><text:span text:style-name="T133">赤戟</text:span><text:span text:style-name="T132">" target='_blank'&gt;@</text:span><text:span text:style-name="T131">赤戟 </text:span><text:span text:style-name="T132">&lt;/a&gt;</text:span><text:span text:style-name="T133">的書單：儲糧草備書荒</text:span><text:span text:style-name="T130">-----Good</text:span><text:span text:style-name="T133">的潛力糧草 </text:span><text:span text:style-name="T130">&lt;br&gt;http://www.yousuu.com/booklist/55a526d51569793575234da8 &lt;br&gt;</text:span><text:span text:style-name="T131">大聖歸來，踏碎淩霄，放肆桀驁……書的節奏把握的很好，加上前期溫馨微虐的劇情讓人有種欲罷不能的感覺，文筆非常細膩，刻畫深刻，很容易帶動人的情緒。有</text:span><text:span text:style-name="T130">&lt;a href="/name/</text:span><text:span text:style-name="T131">悟空傳</text:span><text:span text:style-name="T130">" target='_blank'&gt;</text:span><text:span text:style-name="T131">《悟空傳》</text:span><text:span text:style-name="T130">&lt;/a&gt;</text:span><text:span text:style-name="T131">的閱感，喜歡這種文風的書友應該會很喜歡看。非套路文，內容不落俗套，適合有獵奇心的老白書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第一點，請不要與西遊記裡的孫悟空對號入座，這書應該是看了悟空傳一類的書，再加上自己的理解與原著的東西，導致主角性格特別彆扭，所以很毀童年。 </text:span><text:span text:style-name="T2">&lt;br&gt;</text:span><text:span text:style-name="T14">第二點，作者後期忙著搞</text:span><text:span text:style-name="T4">IP</text:span><text:span text:style-name="T3">，書更的慢，也不是很用心，個人認為就該在五行山那完本，正好和第一章呼應，後面因為作者的偷工減料和劇情的複雜化，感覺更像是狗尾續貂。 </text:span><text:span text:style-name="T4">&lt;br&gt;</text:span><text:span text:style-name="T3">總評乾糧</text:span><text:span text:style-name="T4">+</text:span><text:span text:style-name="T3">。至於糧草，那是前半本書給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大聖歸來，踏碎淩霄，放肆桀驁……書的節奏把握的很好，加上前期溫馨微虐的劇情讓人有種欲罷不能的感覺，文筆非常細膩，刻畫極為深刻，很容易帶動人的情感。頗有</text:span><text:span text:style-name="T45">&lt;a href="/name/</text:span><text:span text:style-name="T9">悟空傳</text:span><text:span text:style-name="T8">" target='_blank'&gt;</text:span><text:span text:style-name="T10">《悟空傳》</text:span><text:span text:style-name="T8">&lt;/a&gt;</text:span><text:span text:style-name="T10">的閱感，喜歡這種文風的書友應該會很喜歡看。本書非套路文，內容不落俗套，適合有獵奇心的老白書友。蒼穹動搖時，我放聲狂笑，揮動如意金箍棒，砸它個天翻地覆！ 此後一萬年，你們還會記住我——齊天大聖孫悟空！希望甲魚堅持本心，寫出你想寫的故事。因為有虐心情節，所以玻璃心慎入哈！ </text:span><text:span text:style-name="T8">(*^__^*)…… ps</text:span><text:span text:style-name="T10">：後面太虐了，俺也沒堅持下來，話說有還在看的朋友麼？平均訂閱：</text:span><text:span text:style-name="T8">7000</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前期寫出了不一樣的孫悟空。殘酷暴戾卻又溫情，落寞英雄的悲傷。花果山與老虎爭奪地盤，冷冽中又萌點滿滿。求仙路上無盡的坎坷是掙紮在地獄的末日。楊戩妹子溢出滿滿的愛。可惜自花果山對抗天庭開始，力量體系崩潰，煽情也趨向小白。</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面還可以。不過，自從猴子開始搞什麼變革，搞什麼自己的王國，就開始變味了，後面越來越不堪了。結果你會發現，其實所謂的正義才是世上最邪惡的東西，猴子因為要追求自己所謂的正義，結果他殺的人、神、妖等生靈也是最多的。以正義之名，造邪惡之孽，看著雖爽，卻會給人留下很不好的負面情緒。後面又徹底拋下什麼自由王國，轉到虛無的佛法上去了。 </text:span><text:span text:style-name="T2">&lt;br&gt;</text:span><text:span text:style-name="T3">其實，萬事說穿了，就是一個字，道。 </text:span><text:span text:style-name="T4">&lt;br&gt;</text:span><text:span text:style-name="T3">反者道之動，過於堅持自己的正義，就成了對別人的邪惡。 </text:span><text:span text:style-name="T4">&lt;br&gt;</text:span><text:span text:style-name="T3">給個四星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的確，這本大潑猴有不少漏洞與缺點，但是，它又給西遊記不同的詮釋與理解。西遊記是經典是不可超越的毋庸置疑的，但是又有多少人像作者那樣可以重新帶著寫手的感情重新嘗試寫一本不脫離西遊記又給人眼前一亮感覺的劇情呢！對於那些噴子我也不想評論什麼，你噴書還能噴的頭頭是道，不好你可以不看啊你還能看完，還能噴的出，也是讓人佩服，現在小說界慢慢的都有不成文的規定了，沒人噴的作者不是好作者，又有多少經典的書沒人噴呢，我相信只要有人看就會有人寫 </text:span><text:span text:style-name="T16">&lt;br&gt;</text:span><text:span text:style-name="T17">另外提醒，比較文青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庚新寫書主角大多是另闢蹊徑，從不尋常處殺出一條路來。這本書也是，主角經歷坎坷，我看最精彩的地方就是歸隱的那幾年，爽力十足。</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作者對三國歷史、人文地理、都非常熟悉。文中出現的每個留名於三國歷史人物的架構，作者非常謹慎。條理清晰，思路廣闊，邏輯嚴謹。不過書中關於司馬懿先生的失蹤沒有明確的描述。估計作者對於五胡亂華的事很有看法，書中多次提到國家主權。思前想後找不到罪魁禍首，就把這恨意加在司馬懿先生頭上，此書中司馬懿先生很不幸的承擔了他子孫的責任。恨歸恨，你好歹也要照顧下司馬懿先生吧，畢竟司馬懿先生在歷史上也是超一流的人物，給你整沒了，算咋回事。司馬懿先生應該就是後來書中所寫的出入吳王孫權身邊的神秘人物馬達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可以算是海賊王的同人了，我沒看過海賊，卻也不影響讀這個故事。 </text:span><text:span text:style-name="T8">&lt;br&gt;</text:span><text:span text:style-name="T9">非常有趣的設定，各種漫畫裡的主角亂入到海賊世界，雖然我還是有一大半沒看過，但仍然不影響閱讀。 </text:span><text:span text:style-name="T8">&lt;br&gt;</text:span><text:span text:style-name="T10">在人物出場之後，作者給了他們足夠的筆墨，將包括海賊王的配角在內所有人的性格、作風、特色都描寫得很清晰，看著並沒有什麼閱讀障礙，反而很流暢——無論是亂入的主角隊友，還是原生土著配角，他們之間的互動都很符合自己的性格，以及整體的氣氛。 </text:span><text:span text:style-name="T8">&lt;br&gt;</text:span><text:span text:style-name="T10">桔梗、劍心、黃泉、法修、魯魯修、愛德華、式，加上近乎無敵的主角。 </text:span><text:span text:style-name="T8">&lt;br&gt;</text:span><text:span text:style-name="T10">輕鬆搞笑的一本書，吐槽同樣很給力，</text:span><text:span text:style-name="T8">N</text:span><text:span text:style-name="T10">次笑噴。。。</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你還想吃？再等五十年</text:span><text:span text:style-name="T26">,</text:span><text:span text:style-name="T27">那金蟬子五十年轉世一次</text:span><text:span text:style-name="T28">,</text:span><text:span text:style-name="T29">必定成為東土大唐的僧人</text:span><text:span text:style-name="T26">,</text:span><text:span text:style-name="T27">必定要去西天取經</text:span><text:span text:style-name="T28">,</text:span><text:span text:style-name="T29">必定要經過我流沙河。這裡有我等兄弟把持</text:span><text:span text:style-name="T26">,</text:span><text:span text:style-name="T29">他來幾次</text:span><text:span text:style-name="T26">,</text:span><text:span text:style-name="T27">咱們吃他幾次！” </text:span><text:span text:style-name="T26">&lt;br&gt;</text:span><text:span text:style-name="T27">雄虺老祖喜道：“還有這等好事？如來佛祖真是好人</text:span><text:span text:style-name="T26">,</text:span><text:span text:style-name="T27">竟然管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很不錯的文筆功底，情節設定也圓滑合理，是一本不錯的都市幻想文。但是要告誡各位書友，本書很多科普性的知識並不是完全正確的，而且很多社會設定和人物設定看起來合理但是現實社會是不存在的，作者寫得真實但各位還是別把小說當成科普性讀物。本書還有一些美中不足是後面的故事情節像範本一樣沒有新意了，跟流水帳，作者有一定的社會閱歷，而且寫作之前查閱了不少資料，所以文章看起來邏輯合理性很強，但是作者很多東西還是邊緣化和美好化了，就拿古玩文物拍賣說，其實現今社會這些東西價格都是虛高，大部分是用於各種洗黑錢的拍賣，作者筆下的主角接觸到社會的黑暗面遠遠低於現實，也許作者也想給讀者描繪一個充滿希望的世界。</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穿越賣地，賣桌椅賣書，紈絝子做派還行。 </text:span><text:span text:style-name="T2">&lt;br&gt;</text:span><text:span text:style-name="T3">但叫爹老東西，這在古代是大不孝，主角還想著前途大作為，他是不是有病？還明史專家？搞笑的吧。 </text:span><text:span text:style-name="T4">&lt;br&gt;</text:span><text:span text:style-name="T3">到第十章陡然會寫字了，還什麼平南策玩意兒，主角突然大變樣，但前面害怕暴露，裝紈絝子有啥用？賣地做無用功？ </text:span><text:span text:style-name="T4">&lt;br&gt;</text:span><text:span text:style-name="T3">呵，主角就這智商還明史專家，求求作者別侮辱人好嗎？</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現實線是和女主們的言情劇，我挺喜歡的。不像其他書看到男主刷現實線很煩很想讓他滾回副本。 </text:span><text:span text:style-name="T12">&lt;br&gt;</text:span><text:span text:style-name="T13">特別是楊錦夏這個女主，在夢境副本裡也是開掛一樣的存在。 </text:span><text:span text:style-name="T12">&lt;br&gt;</text:span><text:span text:style-name="T13">現實裡夢境回來馬上調查男主，追查出結果後也立刻把兩個參與調查男主的下屬調走（升遷），在眾同學人面前非常給男主長臉，調查出男主家後馬上利用另一個工作身份調到男主爸媽家的城市，小年的時候男主回家，造成一種非常緣分的街邊偶遇。非常期待接下來過年是否能見到男主家長。這女主我覺得是另一種金手指了。無論是現實還是夢境。</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為什麼這麼多人噴感情戲？其實寫得很不錯啊，畢竟女主是真</text:span><text:span text:style-name="T16">·</text:span><text:span text:style-name="T17">高嶺之花，彆扭起來很正常，等攻略後就很甜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07">電影太空旅客的小說複刻版，憑本事單身，被系統配種。 </text:span><text:span text:style-name="T108">&lt;br&gt;</text:span><text:span text:style-name="T109">末日來襲，男人死光，只剩舔狗一條（如何評價男主，那是一條，鋼鐵直男一般的錚錚舔狗），現實中的女人太難伺候了，隔離到遊戲裡就老實了。這種</text:span><text:span text:style-name="T110">yy</text:span><text:span text:style-name="T111">也是合情合理的嘛。 </text:span><text:span text:style-name="T110">&lt;br&gt;</text:span><text:span text:style-name="T111">窩囊廢的豬腳</text:span><text:span text:style-name="T108">,</text:span><text:span text:style-name="T109">不以物喜的三觀，草根背景，自閉的性格，喪喪的感覺還不錯。（誰還不是一個混吃等死的</text:span><text:span text:style-name="T108">five</text:span><text:span text:style-name="T111">呢？）。女主除了楊錦夏</text:span><text:span text:style-name="T110">mm</text:span><text:span text:style-name="T109">，剩下倆花瓶看的心煩。。 </text:span><text:span text:style-name="T110">&lt;br&gt;</text:span><text:span text:style-name="T111">還有，主角和女主相處這麼累，聊天像商務談判，你還處個錘子女朋友，把爺都看嘔吐了。是夢境不好玩，煮面不開心，還是表妹不可愛？話說表妹才是績優股吧，嗯</text:span><text:span text:style-name="T108">?¿ &lt;br&gt;</text:span><text:span text:style-name="T111">感謝來自</text:span><text:span text:style-name="T110">&lt;a href="/n/</text:span><text:span text:style-name="T109">酒七</text:span><text:span text:style-name="T108">" target='_blank'&gt;@</text:span><text:span text:style-name="T109">酒七 </text:span><text:span text:style-name="T108">&lt;/a&gt; </text:span><text:span text:style-name="T109">的推書</text:span><text:span text:style-name="T108">: </text:span><text:span text:style-name="T109">好看！！！推薦！哈哈哈，我也覺得糙好看得 </text:span><text:span text:style-name="T108">OVO</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開始看的時候感覺耳目一新，修仙設定不錯，文筆也可以，主角寫得挺有霸氣，情節高潮不斷。但越看越後越發現問題。一個是感悟情節總讓人感覺夾帶私貨，有說教感覺，另外書中各種角色包括主角就沒個正常的，性格變態，行為怪異，而且動不動就是驚天大陰謀然而推敲起來總覺得哪裡怪怪的，再就是沖出星球之後力量體系已經把握不住了，有種資料爆炸的感覺。前半本還是不錯的，後期我棄了，實在啃不動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看完仙逆已經有段時間了，覺得在我看過的玄幻裡還是能排前幾的。至於那些說不好看的我建議耐下心來往下看，你會發現這本小說的驚人之處，這點倒是和遮天有點像。也有許多人喜歡拿本書和凡人修仙傳相比，就我而言，我是都挺喜歡的，凡人是種大巧若拙的樸實感，仙逆則是靈氣逼人的飄逸感。我個人真心推薦這本書。修仙之道就如人生，困難重重。扮得像一位弱者，別人更加不會當你是一回事，只有強者，別人才不會欺負你。有本事的人責任越大，特出自己，而弱者只能活在別人的陰影下。他的逆，他的執著，他的心，狠辣我喜歡。什麼是天，他說的走出一個圈又是一個圈。牢籠總是在，堅持自己本心就好。</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雖然聽說是仿造凡人寫的，但內容有新意，中後期寫出了自己的風格，只為了“順為凡，逆為仙”也值得浮一大白。 </text:span><text:span text:style-name="T12">&lt;br&gt;</text:span><text:span text:style-name="T13">特別喜歡主角因為受到隨身老爺爺司徒的捨命相救，而對天立下天道誓約，“我王林修道一生，不拜天地，不敬鬼神，只拜父母，只敬司徒”。 </text:span><text:span text:style-name="T12">&lt;br&gt;</text:span><text:span text:style-name="T13">還有主角化凡的那段經歷，看盡人生滄桑，獨坐寂寞，而後印證自身，寫的有血有肉，讓我感動至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亮點：開篇小鐵柱的不屈意志是個”心錨“（上當了）。升級、神通等感覺很新奇（第一次讀仙俠），</text:span><text:span text:style-name="T34">&lt;a href="/name/</text:span><text:span text:style-name="T35">化凡</text:span><text:span text:style-name="T36">" target='_blank'&gt;</text:span><text:span text:style-name="T37">《化凡》</text:span><text:span text:style-name="T36">&lt;/a&gt;</text:span><text:span text:style-name="T37">一篇的心境描寫深刻，對李慕婉的專一癡情很棒。最後結局只能說有些盜夢空間”夢中夢”的感覺。 </text:span><text:span text:style-name="T36">&lt;br&gt;</text:span><text:span text:style-name="T37">汙點：不停地尋找天才地寶（無聊）、王林與李慕婉的感情培養不夠深、插入柳眉這一角色是渣。 </text:span><text:span text:style-name="T34">&lt;br&gt;</text:span><text:span text:style-name="T37">結論：“心錨”指的是心理學在對方心裡植入一個印記“意志不屈”所以很遺憾我上當並“意志不屈”地讀完了這部</text:span><text:span text:style-name="T36">600+w</text:span><text:span text:style-name="T35">字</text:span><text:span text:style-name="T36">&lt;a href="/name/</text:span><text:span text:style-name="T35">仙逆</text:span><text:span text:style-name="T34">" target='_blank'&gt;</text:span><text:span text:style-name="T35">《仙逆》</text:span><text:span text:style-name="T34">&lt;/a&gt;</text:span><text:span text:style-name="T35">。王林對李慕婉的專一感動了我，我是</text:span><text:span text:style-name="T34">AB</text:span><text:span text:style-name="T35">型兼天蠍對愛情兩面極端要嘛專一不然後宮，選專一是因為我既不是高富帥更不是男神，也是懶得去哄那麼多女孩，很煩、很累，很危險！</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先飛非說這是單女主，就他那個尿性能寫出單女主文！？￼ </text:span><text:span text:style-name="T8">&lt;br&gt;</text:span><text:span text:style-name="T9">我特麼根本就不信！￼ </text:span><text:span text:style-name="T8">&lt;br&gt;</text:span><text:span text:style-name="T10">既然堅信這是一本後宮文，看了</text:span><text:span text:style-name="T8">60</text:span><text:span text:style-name="T10">章，小紅啞、藍藍盲，再看五雷大法的五行合一，我賭女主是個五靈女轉世，分成了眼耳口鼻身五個蘿莉，分別是眼盲、耳聾、口啞、鼻塞、身癱，當五個蘿莉合一，就會變成一個禦姐，這個禦姐就是編號</text:span><text:span text:style-name="T8">002</text:span><text:span text:style-name="T10">！ </text:span><text:span text:style-name="T8">&lt;br&gt;</text:span><text:span text:style-name="T10">這麼一來五個蘿莉加一個禦姐，其實都是性格不同的一個人，這就是所謂的單女主！</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洪荒網文的開山級大作。優點在於其壯闊恢弘的場景和把古代傳說神話故事與現實連接的想像力，缺點在於過於慢熱，前面寫的太過於平淡以至於很多人看了幾章就棄書，中期主角各種奇遇金手指開的太快，後期神仙妖魔各種算計來算計去……總之，喜歡他的覺得他是仙草，不喜歡的覺得他是大毒草。對於我來說，有優點有缺陷，剛開始確實看不下去，後來經諸多推薦讀下去了，但是到後期依然覺得太毒退散。</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5">LK</text:span><text:span text:style-name="T6">書友的菜，兔來割草的新籃球文，一路數下來，他的籃球文看了好幾本了，一直在追。他的文不是走那種開金大腿路線，而是走半理性分析的小眾路線，這作者真是高級別球迷。尤其建議偽球迷可以看看他之前的幾本籃球文，不論是個人還是球隊，誰強誰弱，為什麼強為什麼弱還真的是分析的比較到位，當然，作者的各種小段子對科比和詹姆斯真是充滿了深深地惡意啊，哈哈。</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連載中，</text:span><text:span text:style-name="T12">DNF</text:span><text:span text:style-name="T13">世界觀，是我看到現在為止最好的毒奶粉世界觀小說之一。主角穿越成了第十使徒，從另一個角度講述了使徒轉移的故事。無敵加後宮（炮友無數，古靈精怪的合法蘿莉、元氣的傲嬌少女、強氣禦姐、冰山或者天然呆的雙重人格少女等等。。），原著</text:span><text:span text:style-name="T12">NPC</text:span><text:span text:style-name="T13">都有出場，然後同時也結合了原著並開創了原創劇情，再加上不錯的文筆，完全可以脫離遊戲當做原創的奇幻來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讀老賊的書是從偽君子開始的，幽默風趣，情節扣人心弦，閒人相比唐磚刻畫的是人性的多變，甚至是赤裸的利益交換。更加現實，通過欠揍的主人公，我們閱盡每個人物的特點，或奸詐，或迂腐，或圓滑，或殘忍。人性百態盡在文中，每當情節起伏緊迫之時，總是主人公“賤人賤語”逗樂了。兩書主人公有著人性的閃光點，都值得書友們喜歡。所以只求文明看書，不黑不吹。讀書為的是享受，惡意中傷的人就是想引人關注的猴子！另外此書需要選擇性忽略某些事情。</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老作者的新奇幻長篇，竟然</text:span><text:span text:style-name="T2">134</text:span><text:span text:style-name="T3">萬字還是免費。讀書之人的十幾年文筆值得信賴，依舊是宏大的架空歷史背景，激烈的人性、階級和理念衝突，以及正義必勝的信念。也許只有千禧時代的老作者才喜歡這種設定，一個主角，無論其出身、過往，當他滿懷正義、身具力量、渴望為人民奮鬥，他必定是個英雄，也必將創造歷史。話說這種題材與現在流行的吐槽推妹流有些背道而馳，加上讀書之人對於感情描寫一般（這或許是當年寫手出道時都是大齡工科處男有關，喜歡純情慢推＾</text:span><text:span text:style-name="T4">ᗜ</text:span><text:span text:style-name="T3">＾），最後即使本書掛了穿越和系統，套用的科幻世界也是術士和星際範本，也和目前的系統流差異很大。這些或許都是他不能入</text:span><text:span text:style-name="T4">v</text:span><text:span text:style-name="T3">的原因。可惜可喜，希望能夠完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又來蹭我盧姥爺涼度，我盧姥爺要是開掛</text:span><text:span text:style-name="T16">uu</text:span><text:span text:style-name="T17">升級公車，盧老爺全家死無葬身之地，兒孫代代為奴，妻女世世為娼，我就是這麼信任他！</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哈哈哈哈別管我讓我再笑一會兒 </text:span><text:span text:style-name="T16">&lt;br&gt;</text:span><text:span text:style-name="T17">節選片段：長須老者聲音中有陰柔之氣，拿著圓球道：“仙人沒有騙我，在我的比級艾慕裡面，果然是功隨意轉，得心應手，像是平添三分功力一樣。”</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打眼的文從黃金瞳到這本再到寶鑒都看過，就我個人而言，更喜歡的還是這本。這種文其實很不好寫，少一分變都市，多一分變玄幻，控制在都市和玄幻的中間，保證原汁原味的江湖味道是很難的，除非字數控制在</text:span><text:span text:style-name="T16">200W</text:span><text:span text:style-name="T17">之內。所以這種長篇文寫著寫著沒什麼寫的，後期出現修仙者，崩了什麼的很正常。還有主角外公沒必要的角色，好好風水書，安個紅三代身份幹嘛，傻不傻。缺點說完了，再說優點。單女主在我這裡是優點，寶鑒不喜歡的原因就是女人太多。情節不錯，黃金瞳一直是鑒寶有些膩，這本因為風水相人擺陣亂七八糟都有一點，但因為都屬風水一個大類還不顯雜亂，所以挺新鮮的。寶鑒裡什麼外八門的，聽起來跟高端，實際我覺得有些雜糅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黑科技流的都市</text:span><text:span text:style-name="T12">YY</text:span><text:span text:style-name="T13">爽文，主角遇老道算命，開啟牛逼轟轟的人生。以彩票發票，手機</text:span><text:span text:style-name="T12">APP</text:span><text:span text:style-name="T13">起步，涉及各種高科技領域，節奏很明快沒有多寫商戰或勾心鬥角的情節，而是純粹和簡介說著一樣，是本粗暴式輾壓式的爽書。隨便這書的主角行事和性格可以說是當下都市流流行的，約炮不談感情，人生就是痛快的玩耍，不會見女腿軟腦殘。（嗯 ，是糧草級吧（對我口味，個人加分）較真或合理黨慎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意味深長的爆笑，潛藏的重口和巧妙的曖昧，火影果然還是女主當家比較合適啊！火影世界觀既熱血友情又殘酷黑暗，這裡沒有贏家，帶著善意和溫情對待別有滋味。一個被賭徒系統捉弄的綱手，一個被穿越者搞怪的木葉忍者村。沒有什麼熱血霸道龍傲天，只有一個因為膽小怕死而不斷折騰的小女子。</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不錯的戰錘</text:span><text:span text:style-name="T8">40k</text:span><text:span text:style-name="T9">同人，爽文風格，偏宅系，主角是姐控，和名叫貞德的姐姐兩情相悅，對就是封面那個</text:span><text:span text:style-name="T8">~</text:span><text:span text:style-name="T10">有個教女叫阿爾托莉雅</text:span><text:span text:style-name="T8">.</text:span><text:span text:style-name="T10">潘德拉貢</text:span><text:span text:style-name="T8">....</text:span><text:span text:style-name="T10">我看到骨科在向你招手</text:span><text:span text:style-name="T8">...</text:span><text:span text:style-name="T10">情節安排上來說略倉促一些，第一卷還沒怎麼鋪墊就高潮了，不過總的來說還是好書，後面值得期待</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義姐系列】以下是第一章結尾的原文：“我愛你，姐姐。”“嗯，我也愛你，萊特。” 【已經太監，不要進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混入不少宅元素，但是戰錘的燃和犧牲、死亡味道還原的不錯，</text:span><text:span text:style-name="T16">n</text:span><text:span text:style-name="T17">爹的後花園雜糅的也蠻能令人感到慈父之愛的。可惜太監了，嗯，太監。還能說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混入不少宅元素，但是戰錘的燃和犧牲、死亡味道還原的不錯，</text:span><text:span text:style-name="T16">n</text:span><text:span text:style-name="T17">爹的後花園雜糅的也蠻能令人感到慈父之愛的。可惜太監了，嗯，太監。還能說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幾天看到某龍友讀完</text:span><text:span text:style-name="T2">&lt;a href="/name/</text:span><text:span text:style-name="T14">錢途</text:span><text:span text:style-name="T4">" target='_blank'&gt;</text:span><text:span text:style-name="T3">《錢途》</text:span><text:span text:style-name="T4">&lt;/a&gt;</text:span><text:span text:style-name="T3">後，在盛讚該作品對銀行系統內部黑幕進行科普之外，對主角沒有把那些可愛的妹紙都收入後宮表示了深深的遺憾。而我今天翻出來這本老書，覺得恰好是同類題材中可以在水晶宮方面彌補他遺憾的佳作呢：身為遠古後宮專家的【思雨】，在本書之中對銀行系統及其中的眾多佳人進行了詳細的刻畫，事業線和感情線的描寫都很細膩，讀來感觸猶如霏霏絲雨，靡麗纏綿；主角激揚奮鬥卻不苦大仇深，後宮娘娘們有血有肉各具千秋，而且也沒有什麼異能元素和金手指，屬於一部接地氣的後宮生活流小說。</text:span><text:span text:style-name="T4">PS</text:span><text:span text:style-name="T3">：其實說無異能也不全對，因為作者給豬腳配置了一個強大的腎。</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不得不說，有些作者確實是具有令人驚豔的言情後宮描寫天賦的；他們往往能夠在許多庸常俗爛的人設和橋段之中收放自如，幻化腐朽為神奇，於無聲處起驚雷，使讀者流連忘返、不忍釋卷。而在都市後宮文領域中，我所見的，在此方面最合本人口味的天賦型選手，無疑當屬【負是非】和【括弧小豬】兩人（是非的河蟹遁和小豬的擱筆遁，都讓我痛心極了）。這本</text:span><text:span text:style-name="T52">&lt;a href="/name/</text:span><text:span text:style-name="T53">投機商</text:span><text:span text:style-name="T52">" target='_blank'&gt;</text:span><text:span text:style-name="T53">《投機商》</text:span><text:span text:style-name="T52">&lt;/a&gt;</text:span><text:span text:style-name="T53">是小豬的處女作，雖然沒有上架，但還是堅持完本了；即使在作品前期由於作者不熟悉網文風格而偏顯壓抑、節奏把握較差，不過其千嬌百媚的水晶宮還是令我不禁為之擊節讚歎！但是，小豬真正的得意之作還是稍後推出的</text:span><text:span text:style-name="T54">&lt;a href="/name/</text:span><text:span text:style-name="T53">福豔記</text:span><text:span text:style-name="T52">" target='_blank'&gt;</text:span><text:span text:style-name="T53">《福豔記》</text:span><text:span text:style-name="T52">&lt;/a&gt;</text:span><text:span text:style-name="T53">，堪稱進步神速、脫胎換骨，在我看來完全可以躋身頂級後宮文之列！</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這是我看過的最有愛的一篇偽中醫文了，部分劇情十分狗血</text:span><text:span text:style-name="T26">+</text:span><text:span text:style-name="T27">熱血，對於某些別有用心的中醫黑形象進行打臉更是喜聞樂見。然而，本書的缺陷也很明顯，中醫玄幻化的處理手段在此達到了一個集大成的小高峰，有些環節片面誇大了中醫在臨床診療中的功效；而且，中醫黑背後複雜的利益網路也在很大程度上被簡化了，鍋都派給了奧墨實驗室和天朝喂翔部，這也是我不滿意之處。當然，既然本書出現在本書單之中，我可以肯定地用一句話來總結：該書是我所見過的醫生類題材中後宮品質最高的一本。（個人認為是老柳的巔峰之作）</text:span><text:span text:style-name="T28">PS</text:span><text:span text:style-name="T29">：很多龍友可能不知道，</text:span><text:span text:style-name="T26">YD</text:span><text:span text:style-name="T27">柳最早的作品是實體的純愛言情文，比如</text:span><text:span text:style-name="T28">&lt;a href="/name/</text:span><text:span text:style-name="T29">愛你我就騷擾你</text:span><text:span text:style-name="T26">" target='_blank'&gt;</text:span><text:span text:style-name="T29">《愛你我就騷擾你》</text:span><text:span text:style-name="T26">&lt;/a&gt;&lt;a href="/name/</text:span><text:span text:style-name="T27">市長千金愛上我</text:span><text:span text:style-name="T26">" target='_blank'&gt;</text:span><text:span text:style-name="T27">《市長千金愛上我》</text:span><text:span text:style-name="T26">&lt;/a&gt;</text:span><text:span text:style-name="T27">，轉戰起點後，方成老司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天才相師。得到神像內傳承。麻衣傳。九十年代考大學。洪門。兩個師兄。外公家牛。拋棄他的母親牛。傻逼母親要把財產給兒子，帶來了很多麻煩。被幾個親戚傻逼欺負暗殺。還殺不了傻逼。踏入修煉都一樣。推背圖尋找 。異能者守護。 </text:span><text:span text:style-name="T16">&lt;br&gt;</text:span><text:span text:style-name="T17">其餘超品，極品，風水大相師，都一般的很。</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做為</text:span><text:span text:style-name="T16">10</text:span><text:span text:style-name="T17">年書齡，居然很投入的看完了。只能說這本書真的不錯，人物描寫形象深刻性格突出，仿佛書中每個角色都是活的。而且整本書看完有種猶然未盡……最後親人一個個的離去，看的挺傷心的，確實投入進去了。下輩子，還要和你一起慢慢變老。在一起，就是一輩子</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找了幾個網站，感覺</text:span><text:span text:style-name="T19">&lt;a href="/name/</text:span><text:span text:style-name="T20">官仙</text:span><text:span text:style-name="T21">" target='_blank'&gt;</text:span><text:span text:style-name="T20">《官仙》</text:span><text:span text:style-name="T19">&lt;/a&gt;</text:span><text:span text:style-name="T20">之後再無官場小說，又爽又批判，既能反映現實矛盾、官場真相，又能</text:span><text:span text:style-name="T21">YY</text:span><text:span text:style-name="T22">一場，再沒有了。只好撿起</text:span><text:span text:style-name="T19">&lt;a href="/name/</text:span><text:span text:style-name="T20">從頭再來</text:span><text:span text:style-name="T19">" target='_blank'&gt;</text:span><text:span text:style-name="T20">《從頭再來》</text:span><text:span text:style-name="T19">&lt;/a&gt;</text:span><text:span text:style-name="T20">重溫一下。雅易安這本老書堪稱“小官仙”，雖然問題挺多，還有些微虐，但“帶著一群母獅打天下”的獅王理論還是挺中肯的，起碼到了黃易級別，女人不花瓶。最重要的是，將九十年中後期的風貌寫的太好了，特別是農學院的生活，讓大叔懷舊了一把。科級小單位的政鬥也寫得非常精彩。</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9">對話流，作者擺明瞭就是從開書那天要寫到</text:span><text:span text:style-name="T40">2017</text:span><text:span text:style-name="T41">年</text:span><text:span text:style-name="T40">3</text:span><text:span text:style-name="T41">月</text:span><text:span text:style-name="T40">9</text:span><text:span text:style-name="T41">日結束，我行我素就一個泰妍寫到底，但真的給人一種心癢癢的感覺，主角和泰妍從一開始的不熟悉到熟悉最後相愛，甜到心裡，讓你不自覺的忽視面具，身份的</text:span><text:span text:style-name="T42">BUG</text:span><text:span text:style-name="T43">，目前兩人確定了關係，身份也揭露了後基本都是日常，說實話有點無趣，但出於內心的喜愛依然每天追著，看著幸福的男女，狗糧吃的還是挺開心的。 </text:span><text:span text:style-name="T40">&lt;br&gt;PS</text:span><text:span text:style-name="T41">：非常欽佩作者啊，寫小黃文的手段簡直絕了，從來沒有用到和諧的字眼，就靠各種側面描寫和對話，也能讓人想入非非，身體都消瘦了我 </text:span><text:span text:style-name="T40">&lt;br&gt;</text:span><text:span text:style-name="T41">嚴打還是波及了本書，都完本了還被和諧了</text:span><text:span text:style-name="T40">QAQ</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既然提名了“司馬嶽不群”，也該順帶點一下“風中林平之”啦：這本書應該是風中嘯在起點的處女作，以現在的眼光來看，其中的肉戲描寫還是很節制的，但是主線劇情卻堪稱腦洞大開，十分歡樂；此外，三國名將的交鋒在作者筆下也很有一番酣暢淋漓的熱血爽感；總之，時隔多年再回首，頓覺風中嘯實是一位充滿創意而善寫爽書的良心作者呀！</text:span><text:span text:style-name="T16">PS</text:span><text:span text:style-name="T17">：此後該作者就轉戰至河圖位面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前天掃榜時發現了這書，看了下沒想到又找到本很有潛力的幼苗，可惜昨天書單活動，無心看書，到現在才看完。 </text:span><text:span text:style-name="T2">&lt;br&gt;</text:span><text:span text:style-name="T3">遊戲創業文，故事難得的從主角重生七年後開始。主角作為製作過劃時代爆款端遊的行內大佬，被合夥人踢出公司後，進入女主的遊戲公司就職，被予以重任並且兩人之間的關係越來越曖昧，狗糧的氣味撲鼻而來。主角進入新公司後從頁遊開始做起，通過狠抓用戶體驗。成就了有一個爆款遊戲。目前正在開發端遊，我預計是</text:span><text:span text:style-name="T4">MOBA</text:span><text:span text:style-name="T3">遊戲。 </text:span><text:span text:style-name="T4">&lt;br&gt;————</text:span><text:span text:style-name="T3">後續看回復</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疑似穿越者的資深遊戲製造大佬應聘白富美總裁的無名遊戲公司，雖然總結起來是相當俗氣的開局，但是令人驚喜的是，主角的出場和裝</text:span><text:span text:style-name="T19">b</text:span><text:span text:style-name="T20">都顯得與眾不同檔次頗高。而隨後的發展也印證了這本書的品質，雖然依然是不算新穎的抄網頁遊戲</text:span><text:span text:style-name="T21">-</text:span><text:span text:style-name="T20">抄</text:span><text:span text:style-name="T19">&lt;a href="/name/</text:span><text:span text:style-name="T20">英雄聯盟</text:span><text:span text:style-name="T21">" target='_blank'&gt;</text:span><text:span text:style-name="T22">《英雄聯盟》</text:span><text:span text:style-name="T19">&lt;/a&gt;</text:span><text:span text:style-name="T20">將遊戲公司迅速發展起來的劇情。但是作者信手拈來的遊戲開發常識以及科普知識，就讓這本書同其他瞎扯淡的同類作品拉開了距離，而作者對角色個性的安排，顯然也更加符合此類讀者的口味，比如並不以裝</text:span><text:span text:style-name="T19">b</text:span><text:span text:style-name="T20">打臉為己任的主角，少女心的白富美，可愛又帶有著小心機的天才美少女電競選手，中規中矩卻也在水準之上的大眾配角。 </text:span><text:span text:style-name="T19">&lt;br&gt;</text:span><text:span text:style-name="T20">總體來說，這本書無論是劇情、人物還是文筆，都算是今年遊戲開發類作品的佼佼者</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到開頭想要棄書，主角很牛</text:span><text:span text:style-name="T16">X</text:span><text:span text:style-name="T17">卻居然去給別人打工，這還有什麼意思？後來發現主角連公司帶老闆娘一起收入囊中，我嚓，服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昨天看作者在某帖自推自我評價還行就來試毒，沒想到還真淘到金子了，熬夜看完，最近看過的都市重生創業文裡最合口味的一本，希望能一直保持這水準 ，糧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前面</text:span><text:span text:style-name="T12">10</text:span><text:span text:style-name="T13">章一點開就是一股劇毒的味道鋪面而來， 但是偏偏這些章節還不能跳過， 因為蛙大埋了一大票的坑在裡面！！ 挺過</text:span><text:span text:style-name="T12">10</text:span><text:span text:style-name="T13">多章，發現一旦接受了這種設定，大神的筆力就體現出來了！！ 各方面來說都是合格的老白文！糧草！！強烈推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合格的重生文，劇情安排比較合理，不會來什麼一年上市，</text:span><text:span text:style-name="T2">3</text:span><text:span text:style-name="T3">年</text:span><text:span text:style-name="T4">500</text:span><text:span text:style-name="T3">強，</text:span><text:span text:style-name="T4">5</text:span><text:span text:style-name="T3">年首富之類為了爽而絲毫不現實的無腦情節。感情方面描寫的還算行，就是對於青梅竹馬的表現看著感覺有些彆扭，不如之前與女學霸的看著自然。</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主角重生回到二十年前，初入職國營建築公司的時候。書裡一開始，時代的懷舊氣息以及當時的建築行業情況細節，在作者筆下，都形容的令人感到相當真實與熟悉，或許這與作者在現實的工作閱歷有關。可惜，作者並沒有使重生主角發揮這方面的事業特長，反而是將主線放在讓主角彌補前世感情上的缺憾。再加上作者不惜筆墨地將男主與幾位女角，不管是無緣的初戀，前世的妻子，互有好感的同事等等，男女之間的感情發展，從曖昧糾葛到香豔交心都刻畫的很飽滿，這也使得主角後宮開的異常龐大。值得一提的是，在遲遲無法入</text:span><text:span text:style-name="T12">vip</text:span><text:span text:style-name="T13">收費的情況下，本書仍然繼續更新到超過</text:span><text:span text:style-name="T12">180</text:span><text:span text:style-name="T13">萬字，在這裡，特別要向作者的努力致意。</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蛙大玩票之作，故事線十分不走心，與之前那本</text:span><text:span text:style-name="T2">&lt;a href="/name/</text:span><text:span text:style-name="T14">紀元崛起</text:span><text:span text:style-name="T4">" target='_blank'&gt;</text:span><text:span text:style-name="T3">《紀元崛起》</text:span><text:span text:style-name="T4">&lt;/a&gt;</text:span><text:span text:style-name="T3">對比之下更顯糟糕，開頭劇情之白讓人簡直無語（據說本來是隨手寫給風中嘯用的）。然而船戲十分走腎，雙飛姐妹花和母女丼</text:span><text:span text:style-name="T4">X3</text:span><text:span text:style-name="T3">的劇情確實不得不服（當然欣賞大戲還是要研究裡版本的詳細劇情），寥寥數筆，就勾勒出讓人舉槍致敬的畫面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偶爾很正經的猥瑣主神 </text:span><text:span text:style-name="T63">&lt;br&gt;</text:span><text:span text:style-name="T64">對於老白來說部分是糧草。 </text:span><text:span text:style-name="T65">&lt;br&gt;</text:span><text:span text:style-name="T66">這本書是蛙大的試驗製作。風格多變，會令許多讀者難以適應。 </text:span><text:span text:style-name="T65">&lt;br&gt;</text:span><text:span text:style-name="T64">這裡負責任推薦的是死亡筆記卷和高達卷。為避免中毒，其他部分不喜歡建議直接跳過，完全不影響閱讀。 </text:span><text:span text:style-name="T65">&lt;br&gt;</text:span><text:span text:style-name="T66">為何看： </text:span><text:span text:style-name="T63">&lt;br&gt;</text:span><text:span text:style-name="T66">這兩卷是蛙大以比較符合老白口味的手法來寫的。繼承了蛙大的諸多優點。 </text:span><text:span text:style-name="T65">&lt;br&gt;</text:span><text:span text:style-name="T64">比如豐富的創作經驗，花樣百出的腦洞，敢於拋開原作劇情和令人信服的劇情推演。 </text:span><text:span text:style-name="T63">&lt;br&gt;</text:span><text:span text:style-name="T64">心智和手段的成熟之後仍能葆有，甚至去實踐部分年輕天真和堅持，很戳年輕人爽點。 </text:span><text:span text:style-name="T63">&lt;br&gt;</text:span><text:span text:style-name="T64">相對老辣的三觀和政治學 ，廣泛的知識面，對各種不同類型網文的熟悉讓蛙大構造的原創情節完成度更高，且有比起專精某類的作者更豐富多樣的亮點。 </text:span><text:span text:style-name="T63">&lt;br&gt;</text:span><text:span text:style-name="T64">後續接回復</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很不錯的製作遊戲類型小說，主角是似乎是個被女人套路然後離開原本遊戲公司的重生者，到了一個小公司重新開始，邊談戀愛邊做遊戲，沒有其他同類型網文那種一出來就製作遊戲如玩拼圖，而是將過程娓娓道來，作者應該是圈內人，看裡面的一些細節和邏輯能夠自洽，感謝書友</text:span><text:span text:style-name="T16">&lt;a href="/n/zyb520" target='_blank'&gt;@zyb520 &lt;/a&gt;</text:span><text:span text:style-name="T17">的推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穿越者合一的衛宮矩賢，不，巨俠。其實性格大致上可以視為看了世界劇本的土狼。為了世界和平（後宮長存）對抗魔術王，四處挖人串場，向著打造迦勒底而前行。</text:span><text:span text:style-name="T16">cos</text:span><text:span text:style-name="T17">齊格弗裡德淋了龍血，結果胸口還留著布姐的柴刀印（弱點）；拿太太當正宮你不會對切絲有負罪感嗎？ 因為在推法克狗所以加半星，個人糧草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策略類型，不喜慎入。雙穿，顧及兄弟義氣被牽累著走上為人賣命道路；世道艱難，主角也是順勢而為。對於能看鬥智的讀者來說還是本不錯的糧草的，但很多看似女主被送人或者送命。拋開仙俠的外衣，其實這就是一部充斥著恩怨情仇的廟堂江湖小說。作者不俗之處在於文字質樸、劇情掌控力強大及人物刻畫出色，這些特點確定了這是一個有趣的故事。劣勢在於本書缺乏仙俠應有的大氣磅礴，局限在高堂上市井間的陰謀算計與勾心鬥角，眼界與格局略小，這也沒辦法，九大元嬰八百金丹鎮壓當世，七國並立，主角憑著頭腦混，借力打力，隔山拜佛，若修為上不去，他的結局只會一種，功高震主，圍殺或者毒酒。給主角設難度，安排敵人。</text:span><text:span text:style-name="T24">900</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雖然顯示在起點連載 其實書被刪了 何苦呢天朝和諧唄 本書的作者只寫了這一本書 搜了其他的作品都找不到 作者無疑是對</text:span><text:span text:style-name="T2">&lt;a href="/name/</text:span><text:span text:style-name="T3">無限恐怖</text:span><text:span text:style-name="T4">" target='_blank'&gt;</text:span><text:span text:style-name="T3">《無限恐怖》</text:span><text:span text:style-name="T4">&lt;/a&gt;</text:span><text:span text:style-name="T3">有相當的研讀 對於設定 能力體系 的分析與理解很透徹 對於結局那種戛然而止 淡淡憂傷回檔的感覺我記憶猶新 同樣是刷分流的無限作品 別的書讀了 忘了 這書確讓人忍不住回味 結論【無限流必讀神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狠心父親意外死亡，苗裔少年成巫，獲得了操控屍蟲的能力，被美國的母親接過去生活，利用巫蟲升級需要消耗大量血肉可以處理下水廢料這一點建立屠宰場起家，在白富美女友的幫助下一步步發家致富獲取話語權。後面就略崩，在接下來的無數個異界降臨地球後開始升級打怪爭霸生涯。總體來說情節不錯，但情感線上太混亂，男主有時聖母得可怕 有時又過於黑暗，莫名其妙就結尾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作為網文作家的代表人物，三少在寫作鬥羅之前已經經歷了</text:span><text:span text:style-name="T52">7</text:span><text:span text:style-name="T53">本小說的積累，但真正讓他成為網路作家第一人的還是這本</text:span><text:span text:style-name="T52">&lt;a href="/name/</text:span><text:span text:style-name="T53">鬥羅大陸</text:span><text:span text:style-name="T52">" target='_blank'&gt;</text:span><text:span text:style-name="T53">《鬥羅大陸》</text:span><text:span text:style-name="T54">&lt;/a&gt;</text:span><text:span text:style-name="T53">。十幾年如一日的不間斷更新，唐家三少為我們詮釋了什麼叫厚積薄發。不過之後幾部作品在我看來方向失准，過分強調新穎的媒介，從魔法（死神）、血統（狂神）、真氣（獨仙）到樂器（琴帝）吃喝（酒神魔廚）武魂最後到珠子椅子首飾，越來越冷僻，出戲感很強。現在專心經營鬥羅這一個</text:span><text:span text:style-name="T52">IP</text:span><text:span text:style-name="T53">可以說是明智的決定 </text:span><text:span text:style-name="T52">&lt;br&gt;</text:span><text:span text:style-name="T53">鬥羅大陸最突出的一點就是學院劇情的佈置，整本書都和史萊姆學院息息相關，對於尚在學校的少年少女代入感極強，因此很是得到年輕人的追捧。就算是老讀者，在三少溫暖的文字裡，也能回憶起快樂的學生時光</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39">/</text:span><text:span text:style-name="T131">最近玩</text:span><text:span text:style-name="T130">30</text:span><text:span text:style-name="T133">天推書挑戰，補入書單</text:span><text:span text:style-name="T132">/ &lt;br&gt;</text:span><text:span text:style-name="T133">個人看得第一篇網文是</text:span><text:span text:style-name="T132">&lt;a href="/name/</text:span><text:span text:style-name="T131">鬥羅大陸</text:span><text:span text:style-name="T132">" target='_blank'&gt;</text:span><text:span text:style-name="T131">《鬥羅大陸》</text:span><text:span text:style-name="T132">&lt;/a&gt;</text:span><text:span text:style-name="T133">。那時正讀小學四年級，沒有手機，每天晚上央求爹媽用電腦看它呢。這種條件下還看了</text:span><text:span text:style-name="T130">4</text:span><text:span text:style-name="T133">遍左右，真懷念那青蔥歲月呀</text:span><text:span text:style-name="T132">~ &lt;br&gt;</text:span><text:span text:style-name="T131">設定不錯，武魂系統應該是原創的，至少我沒找到別的源頭；很多書借鑒了武魂設定，比如</text:span><text:span text:style-name="T130">&lt;a href="/name/</text:span><text:span text:style-name="T131">殺神</text:span><text:span text:style-name="T130">" target='_blank'&gt;</text:span><text:span text:style-name="T131">《殺神》</text:span><text:span text:style-name="T130">&lt;/a&gt;—</text:span><text:span text:style-name="T131">逆蒼天。作為源頭級小說，書中出現了很多經典橋段，比如學院、小隊、妹控、鬥技場……個人而言，書中印象最深的就是千仞雪的某些章節，記憶猶新呢（知道我說啥的請點贊）。 </text:span><text:span text:style-name="T130">&lt;br&gt;</text:span><text:span text:style-name="T131">雖然是三少的早期作品，但是在書友圈子裡它被認為是三少的巔峰之作呢……三少的鬥羅系列也就這本可以看看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學姐的鬼畜萊特完全寫出了物語垃圾君的感覺，甚至比原作契合的還要好，要不是和諧之前加快了劇情，學姐這一本書完全可以超神。</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實妹系列】很多人表示學姐無節操，我對此持有不同意見：在本書遭遇舉報之後，學姐愣是強在河蟹之前安排主角把妹妹全推倒了，這與某些河蟹遁的作者相比真是不知要高到哪裡去了。 </text:span><text:span text:style-name="T12">&lt;br&gt;</text:span><text:span text:style-name="T13">果然萊特</text:span><text:span text:style-name="T12">·</text:span><text:span text:style-name="T13">鮑德溫才應該是物語系列的真主角！</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實女系列】報復社會系列：主角眷戀一生的妹（女）妹（兒）莫名的消失，讓尋親心切的鬼畜哥（爸）哥（爸）踏上了壯麗玄奇的修真之旅。但是，在一番風起雲湧最終塵埃落定之後，隱藏在虛假的歡喜大團圓結局下的，卻是那個清麗可愛的妹（女）妹（兒）已經永遠地消逝在了時空的盡頭。</text:span><text:span text:style-name="T16">PS</text:span><text:span text:style-name="T17">：先飛大魔王用一層妹控的假像企圖遮掩其女兒控的本質，但是這終究瞞不過火眼金睛的神農。</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實妹系列】遠古大神冷鑽唯一完本的作品，一篇被埋沒多時的優秀中篇言情妹控小說。不得不佩服冷鑽的先行性，在那個網文早期，尚未接受扶桑</text:span><text:span text:style-name="T2">ACG</text:span><text:span text:style-name="T14">文化廣泛影響（</text:span><text:span text:style-name="T4">&lt;a href="/name/</text:span><text:span text:style-name="T3">俺妹</text:span><text:span text:style-name="T4">" target='_blank'&gt;</text:span><text:span text:style-name="T3">《俺妹》</text:span><text:span text:style-name="T4">&lt;/a&gt;</text:span><text:span text:style-name="T3">這樣的代表作尚未出版發行）的時候，在大部分青少年根本無從聽聞妹控乃是何物的時候，就寫出了這樣一篇無比真摯的妹控小說，謹標仙草以記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中國網文第一本妹控奇書，而且結局毫無畏懼地選擇了跟實妹結婚！魄力和想像力完全超越了那個時代，以至於中國讀者完全可以指著日本的</text:span><text:span text:style-name="T2">&lt;a href="/name/</text:span><text:span text:style-name="T3">俺妹</text:span><text:span text:style-name="T4">" target='_blank'&gt;</text:span><text:span text:style-name="T3">《俺妹》</text:span><text:span text:style-name="T4">&lt;/a&gt;</text:span><text:span text:style-name="T3">說：“不過是個軟蛋跟風者罷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嗶姐系列】少年穿越客降臨異化版龍空位面，在一群有愛的姐姐關注下科技種田，革新武道，同時茁壯成長為姐控紳士的充滿愛與正義的故事。我們的口號是：姐姐們都是我的後宮【大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尼瑪的，五年了，五年啊……我了個草的，人生有幾個五年，冒牌四年，裁決五年還沒完，</text:span><text:span text:style-name="T31">72</text:span><text:span text:style-name="T32">，我幹你老母啊啊啊啊。。。。。快更</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87">如果說</text:span><text:span text:style-name="T88">&lt;a href="/name/</text:span><text:span text:style-name="T89">冒牌</text:span><text:span text:style-name="T90">" target='_blank'&gt;</text:span><text:span text:style-name="T91">《冒牌》</text:span><text:span text:style-name="T90">&lt;/a&gt;</text:span><text:span text:style-name="T91">是星際機甲時空的太空歌劇，那麼</text:span><text:span text:style-name="T88">&lt;a href="/name/</text:span><text:span text:style-name="T91">裁決</text:span><text:span text:style-name="T88">" target='_blank'&gt;</text:span><text:span text:style-name="T91">《裁決》</text:span><text:span text:style-name="T90">&lt;/a&gt;</text:span><text:span text:style-name="T89">就是騎士魔法時代的戰爭史詩，可是究其細節描寫，二者都是一樣的水，一樣的狗血，一樣在每次高潮雄起之前都要鋪墊連篇累牘的心理活動。從這一點來說，</text:span><text:span text:style-name="T90">72</text:span><text:span text:style-name="T91">公公已經和</text:span><text:span text:style-name="T88">&lt;a href="/name/</text:span><text:span text:style-name="T89">宋時歸</text:span><text:span text:style-name="T88">" target='_blank'&gt;</text:span><text:span text:style-name="T89">《宋時歸》</text:span><text:span text:style-name="T88">&lt;/a&gt;</text:span><text:span text:style-name="T89">時期的奧公公共用潑天絕技了。然而，庸俗的我就好這一口狗血，所以仙草滿上！</text:span><text:span text:style-name="T88">PS</text:span><text:span text:style-name="T89">：很多人吐槽主角還是個猥瑣胖子，但其實主角在第一卷之後就是個英俊美少年了，而且各項天賦點都加到最滿，背景更是打了龍傲天範本；可惜的是，他面臨的敵人，卻是整個世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87">如果說</text:span><text:span text:style-name="T88">&lt;a href="/name/</text:span><text:span text:style-name="T89">冒牌</text:span><text:span text:style-name="T90">" target='_blank'&gt;</text:span><text:span text:style-name="T91">《冒牌》</text:span><text:span text:style-name="T90">&lt;/a&gt;</text:span><text:span text:style-name="T91">是星際機甲時空的太空歌劇，那麼</text:span><text:span text:style-name="T88">&lt;a href="/name/</text:span><text:span text:style-name="T91">裁決</text:span><text:span text:style-name="T88">" target='_blank'&gt;</text:span><text:span text:style-name="T91">《裁決》</text:span><text:span text:style-name="T90">&lt;/a&gt;</text:span><text:span text:style-name="T89">就是騎士魔法時代的戰爭史詩，可是究其細節描寫，二者都是一樣的水，一樣的狗血，一樣在每次高潮雄起之前都要鋪墊連篇累牘的心理活動。從這一點來說，</text:span><text:span text:style-name="T90">72</text:span><text:span text:style-name="T91">公公已經和</text:span><text:span text:style-name="T88">&lt;a href="/name/</text:span><text:span text:style-name="T89">宋時歸</text:span><text:span text:style-name="T88">" target='_blank'&gt;</text:span><text:span text:style-name="T89">《宋時歸》</text:span><text:span text:style-name="T88">&lt;/a&gt;</text:span><text:span text:style-name="T89">時期的奧公公共用潑天絕技了。然而，庸俗的我就好這一口狗血，所以仙草滿上</text:span><text:span text:style-name="T88">^ _ ^PS</text:span><text:span text:style-name="T89">：很多人吐槽主角還是個猥瑣胖子，但其實主角在第一卷之後就是個英俊美少年了，而且各項天賦點都加到最滿，背景更是打了龍傲天範本；可惜的是，他面臨的敵人，卻是整個世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雖然沒寫完，還是忍不住看了，結果等我看完了他還停在我看時的進度一章未更，幹</text:span><text:span text:style-name="T12">TMD</text:span><text:span text:style-name="T13">七十二編。背景是魔幻世界，主角是那種背景很大但是父母雙亡苦大仇深身中奇毒還要背井離鄉藏頭縮腚的可憐孩子。主角還要是那種魔武雙修煉器煉丹還要指揮若定的全才，簡直不給別人活路。一路的升級打臉扮豬反殺還要各種臨戰爆發小宇宙。情節節奏掌握很好，爽點滿滿。問題在於</text:span><text:span text:style-name="T12">NPC</text:span><text:span text:style-name="T13">智商略低而且力量體系有隨主角實力膨脹的嫌疑。重點還有，為什麼上一本書肉戲那麼多而這本寫了幾百萬字漂亮女角色出得不少但主角還是個處男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實姐系列】作者君的節操下限早已突破天際，真乃吾輩紳士楷模！</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色安，一位才華橫溢但毫無節操的太監，文風細膩婉約卻黑暗深刻。主角重生為幼稚孩童，帶著單身母親的親朋發家致富投機倒把。然而本書最作死的地方在於主角和自己母親的虐心之戀。主角既不敢掙脫世俗道德轟轟烈烈愛一場，又哭天喊地禁錮母親的婚姻。比起愛兒成癡的母上，這樣的渣男主角就該射到牆上。 </text:span><text:span text:style-name="T16">&lt;br&gt;</text:span><text:span text:style-name="T17">這本書是我心中最好的雅易安，而雅易安是我心中最好的都市文寫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應該是這個作者目前為止控制最好的一本書，爽文，相比上本進步很大所以鼓勵一下給個仙草。從世界設定到劇情起伏，從情節到人物塑造，以及對整本數整體駕馭能力等方面來看，這個作者在網文這個行業比現在的很多大神更能持久的發展下去，對自己網文的寫法和調控可以說他是相當的成熟了。而且，這個作者水得比很多作者水得要聰明的多。</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不要輕易寫續集，寫得好是你應該做的，沒寫好你就是個</text:span><text:span text:style-name="T16">250</text:span><text:span text:style-name="T17">是個罪人是個無恥之徒！</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我明目張膽的給自己一個五星，我就是這麼無恥</text:span><text:span text:style-name="T24">^_^</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仙草</text:span><text:span text:style-name="T52">+</text:span><text:span text:style-name="T53">！我超級恨這個作者，因為他總會在中期崩！！！但是這本書實在很好看！目前</text:span><text:span text:style-name="T52">30</text:span><text:span text:style-name="T53">萬字，講述了一個無敵神經病的神經故事！！！ </text:span><text:span text:style-name="T52">&lt;br&gt;</text:span><text:span text:style-name="T53">劇情沒什麼好說的，就是神經病的神經病故事。 </text:span><text:span text:style-name="T54">&lt;br&gt;</text:span><text:span text:style-name="T53">強烈推薦！！ </text:span><text:span text:style-name="T52">&lt;br&gt;</text:span><text:span text:style-name="T53">另外跪求作者別中期崩了…… </text:span><text:span text:style-name="T52">&lt;br&gt;n</text:span><text:span text:style-name="T53">個月之後，我回來補一句：崩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個人對後宮和單女主其實沒什麼固定的喜好，我不會去鄙視後宮種馬，也不會覺得單女主值得多麼珍視。我的看法是，如果作者很擅長妹子刻畫和感情描寫，那女主當然是多多益善了，如果不擅長這些的話，那我覺得一個女主都多了，如果一定要湊個女主表現男主的正常，那象徵性寫下就行了，千萬別著墨太多，看著那些根本不會寫感情的作者寫著單女主，有的還試圖寫一場可歌可泣的愛情故事，那種膩歪勁啊。這本無疑屬於前者，女主寫的真心好，六七個女主，每個性格都寫出來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沒有什麼特別的金手指，但是很有才華。最大的亮點就是幾個女主，中法混血程思薇，歡喜冤家程璐，冰山曉凝，溫柔靈萱，可愛蘇蘇……每一個都塑造地很好，如果我是男主，我也不知道該如何選擇。放心，結局是開放式的，個人覺得這本書有點短，再寫長一點就更好了。 </text:span><text:span text:style-name="T16">&lt;br&gt;PS</text:span><text:span text:style-name="T17">：沒看過這本書的，我真誠地推薦你們去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似乎是變身文開山作。 </text:span><text:span text:style-name="T26">&lt;br&gt;</text:span><text:span text:style-name="T27">關於變身的心理描寫估計沒人能超越了吧。當然，這是因為現在紳（</text:span><text:span text:style-name="T28">hen</text:span><text:span text:style-name="T29">）士</text:span><text:span text:style-name="T26">(tai)</text:span><text:span text:style-name="T27">變多，大家喜聞樂見就接受了，一點膈應都沒有，反而各種羞恥被津津樂道的緣故，咳咳。 </text:span><text:span text:style-name="T28">&lt;br&gt;</text:span><text:span text:style-name="T29">作者另一本</text:span><text:span text:style-name="T26">&lt;a href="/name/</text:span><text:span text:style-name="T29">異世界女神傳</text:span><text:span text:style-name="T26">" target='_blank'&gt;</text:span><text:span text:style-name="T27">《異世界女神傳》</text:span><text:span text:style-name="T26">&lt;/a&gt;</text:span><text:span text:style-name="T27">也很不錯，可惜竟然被和諧了……我沒記得有什麼河蟹內容啊… </text:span><text:span text:style-name="T26">&lt;br&gt;</text:span><text:span text:style-name="T27">不過作者這個魂淡現在已經脫離紳士行業轉投歷史，真是糟糕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初中看的實體。 林熙明，一場突如其來的車禍喚醒了林熙明的本我，經過浴火重生般的整形手術，恢復真實性別告別男兒身的她正式更名為林熙敏，而紛至遝來的血腥事件，使她再也無法置身事外。林熙敏過去十九年來固有的男性意識以及自身的成長環境，使她破繭而出的嶄新人生依舊暗淡無光，充滿了無法描述、不可回避的苦難。隨著夥伴們的莫名慘死，懷著一顆復仇之心，她毅然決然的踏上了不歸路。那時懵懵懂懂，言情也能看下去，也不分男主女主，也不懂什麼叫變身，只覺得男變女很是神奇，人性衝突引人入勝，也有細膩的感情糾葛，就這麼看了下了去。這麼多年唯一看的變身。</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怎麼說這部書呢，原本以為只是單純的一部變身小說，但看下去之後才發現作者的文筆超贊，可以說在諸多變身小說中文筆最好的一部，作者曉天文知地理，文通古今中外，對中西方歷史和神話都了然於胸，可以說在網路小說中集百家之長，劇情更是天馬行空，想像力出眾，而且</text:span><text:span text:style-name="T2">&lt;a href="/name/</text:span><text:span text:style-name="T14">姬的時代</text:span><text:span text:style-name="T4">" target='_blank'&gt;</text:span><text:span text:style-name="T3">《姬的時代》</text:span><text:span text:style-name="T4">&lt;/a&gt;</text:span><text:span text:style-name="T3">是一部科幻文，沒有一定的科學常識是絕對寫不出來的，但就是這麼好文筆的一部小說訪問閱讀量卻是低的令人難已置信，難道就是因為這部作品是一部變身文？如果真是如此的話，那我也無話可說。但本人看書</text:span><text:span text:style-name="T4">15</text:span><text:span text:style-name="T3">年了，一向只看劇情文筆，對於是不是變身小說這種題材根本不於關注。只要好看就行，再此也將此書向諸位推薦，希望各位書友不要錯過。</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按現在的變百文主流的宅系風格來看，這本書無疑是毒草，主角性格軟弱，感情線糾結，正文</text:span><text:span text:style-name="T12">bad end</text:span><text:span text:style-name="T13">。但是我還是要給這本書仙草，首先，文筆一流，主角的心理刻畫簡直不能更贊；其次，合理的推演了一個三觀正常的可愛的男孩子突然變身成女孩之後的心路歷程；最後，世界架構合理，主線脈絡清晰，作者很會講故事，感情線和主線密切聯繫，突出主角的糾結。雖然主角性格軟弱，但是這種軟弱和笨拙反而給人以真實感，感覺很合理，雖然感情線糾結，但是番外還是在一起了，雖然正文</text:span><text:span text:style-name="T12">bad end</text:span><text:span text:style-name="T13">，但是有番外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本書是我看過久久不能忘懷的作品之一，風忍和風葉，那句“是嗎？真好”讓我記憶猶新！ </text:span><text:span text:style-name="T16">&lt;br&gt;</text:span><text:span text:style-name="T17">初期有點毒和不合理，中後期劇情環扣不錯，對人物的成長描寫得不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義姐系列】本書開工於十年前，似乎可以算作網文中都市類的姐控啟蒙書。作者本想將主角姐姐風葉設定為實姐，可最終在網路編輯和實體出版社的壓力下改為無血緣了（揭露無血緣時，風葉已經香消玉殞），但是其姐系形象依然非常飽滿動人。特別是風葉明知是錯愛，但還是義無反顧轟轟烈烈地向弟弟風忍真摯表白的那段劇情，極其出彩，堪稱經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給列為仙草純粹是因為這本書實在太小眾所以給強烈推薦下。穿越變身文，群穿，漢心女身，暗夜精靈妹子和血精靈妹子拉拉，然後，綜合來說世界觀比較……強大而另類。一開始是通過網遊穿越為費倫大陸的暗夜精靈妹子，然後反穿回現實世界，最後找到所謂畫外人的真實世界…好吧劇透了我認錯。職業方面可惜是盜賊，無法在費倫開無雙，好在有蛋刀，好在有血精靈法師妹子</text:span><text:span text:style-name="T16">,</text:span><text:span text:style-name="T17">好在能變身……其實是已經完本，不用糾結，值得一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小叔子和嫂子以及飛蛾撲火而來的各個美禦姐之間沒羞沒臊的事，就是這個樣子。奈何</text:span><text:span text:style-name="T16">TJ</text:span><text:span text:style-name="T17">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多老司機強烈要求我添加這一本，我當然是從善如流啦！我只說一句，這是我所見過的最好的雙飛類小說！主角的兩隻翅膀都是萬分動人，單項模式和雙項模式的言情動作描寫均十分出彩！</text:span><text:span text:style-name="T12">PS</text:span><text:span text:style-name="T13">：我是正能量的小貼士—兩男一女是</text:span><text:span text:style-name="T12">3P</text:span><text:span text:style-name="T13">，兩女一男才叫雙飛，大家千萬不要把這兩個概念給搞混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雖然有誤會啦逗比啦的荒唐成分，但作者塑造的主角給人的感覺確實是個能成事的人，種田和社會生態發掘（搗亂）是主幹。主角也是後宮，但各自的背景和力量對比、動機令人可以接受，不平等的力量不平等的經濟地位的威脅，很魔法。個人仙草</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雄奇瑰麗的情色歷史武俠巨著，個人認為是可堪與</text:span><text:span text:style-name="T2">&lt;a href="/name/</text:span><text:span text:style-name="T3">江山</text:span><text:span text:style-name="T4">" target='_blank'&gt;</text:span><text:span text:style-name="T3">《江山》</text:span><text:span text:style-name="T4">&lt;/a&gt;</text:span><text:span text:style-name="T3">比肩的佳作，非常值得一看！我只說一句：本書已被和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實話，這本書很棒，有時候晉江很多很火的小說主角智商都不線上，難得看到一個步步為營的主角，金手指也很巧妙，劇情很精彩</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5">BL</text:span><text:span text:style-name="T6">。末日後種田。。我覺得非常非常有意思。光末日有什麼意思，末日總要結束的，新的生活要開始的，為什麼就沒有人想到這個來寫呢。那多有意思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慢穿文大長篇，說真的，相當佩服這個作者，太有毅力了。這文寫了兩年，每天萬更。 </text:span><text:span text:style-name="T12">&lt;br&gt;</text:span><text:span text:style-name="T13">從開頭的紅樓天龍，到清穿和年代篇，再到目前更新的九十年代篇，作者一步一個臺階，非常明顯地感覺到越寫越好了。最新的九十年代篇才兩章，但是文筆活潑自然，題材也很有吸引力，說的是九十年代食品安全問題。 </text:span><text:span text:style-name="T12">&lt;br&gt;</text:span><text:span text:style-name="T13">也有幾個世界覺得不太有意思，不過也能感覺到作者嘗試各種題材的努力。各個世界從乾草到仙草不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當年看這本書的時候，全程都是這個狀態：哈哈哈哈哈臥槽？！哈哈哈哈哈臥槽？！哈哈哈哈哈臥槽？！ </text:span><text:span text:style-name="T2">&lt;br&gt;</text:span><text:span text:style-name="T3">設定清奇，有種超脫世俗的氣質（滑稽臉） </text:span><text:span text:style-name="T4">&lt;br&gt;</text:span><text:span text:style-name="T3">這本書自然算不上是可以封神，沒有缺憾的，但在</text:span><text:span text:style-name="T4">ABO</text:span><text:span text:style-name="T3">文中，是我最喜歡的一本。所以我私心裡給仙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耽美耽美耽美！我是看完這個文記住了這個作者的，這個作者的文怎麼說呢，帶著一種寫實向的浪漫。有苦難，有淚水，有感動。但是！在現實的苦難淚水中，隱藏的是永不向苦難屈服的韌性和拼搏奮鬥。我討厭文青類小說，因為太多文青寫了苦難沒寫拼搏，寫了糾結沒寫糾結後的心路昇華，寫了拼搏沒寫拼搏後的光明。這本書恰恰相反，好像石底幼苗，你為它揪心，也為它感動，你看它經歷風吹雨打，也看它欣欣向榮終於草木成蔭。純寫實向虐主類我是不喜歡的，這種世間自有公道，付出總有回報的浪漫調調，我最愛！</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穿越多副本的打臉爽文，主角基本上就是幕後手黑範本。文中出現的所有人物基本都刻畫的很到位，智商正常。主角有</text:span><text:span text:style-name="T12">BL</text:span><text:span text:style-name="T13">屬性！而且還有過激場面的描寫！但是我還是看完了，沒有給我什麼反感，在作者的描寫下，</text:span><text:span text:style-name="T12">BL</text:span><text:span text:style-name="T13">也只是主角的一種屬性而已，容易被接受。沒有種馬！！！（有的話我估計就接受不了了）總的來說是一本能被再次拿起來閱讀的上佳的爽文。</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耽美！請看清提示！我最愛的快穿文，可能蘇了點白了點雷了點，但看小說為的不就是痛快嘛。憋憋屈屈的還看什麼網文，看實體就好了。在網文裡找內涵找思想性找家國大義這種事，我是不需要的，舒服痛快不憋屈，足矣！另外，如果你看完喜歡這本書，那麼你可以看作者其他文了，都是這種酣暢淋漓的調調，特別爽快。</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女主帶著宮鬥系統穿越至石器時代的一個小部落，被原始人當成神仙，然後主角在宮鬥論壇裡各位宮鬥高手的幫助下，開始爆科技改造原始人。還有，本書的配角很有意思，都是自帶宮鬥系統的穿越者，比如像花木蘭一樣被皇帝拘在宮中的女將軍，被迫聯姻最後弄死皇帝當攝政太后的女醫生，喜歡美食堪稱貝爺的農大研究生……這些配角的故事也很有看頭。作者很用心，儘量以實際為根據，甚至還自學編草鞋。無男主好評。 </text:span><text:span text:style-name="T16">&lt;br&gt;</text:span><text:span text:style-name="T17">評價：仙草。我個人很喜歡。推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非常有新意的原始部落文，女主帶著宮鬥系統，誰知穿越大神沒刹住車，一腳把她踢到了原始部落，在宮鬥論壇裡各種宮鬥高手的幫助下，開始教導那些飽受風霜的原始人。中間還一筆帶過了被皇帝拘在宮中的女將軍，被迫聯姻最後弄死皇帝當攝政太后的女醫生，以及農大研究生，美妝博主的經歷。 </text:span><text:span text:style-name="T16">&lt;br&gt;</text:span><text:span text:style-name="T17">作者很用心，一切以實際為根據，從中我被科普到了很多。真的是原始部落文，而不是打著原始部落的戀愛文，因為兩百多章了，並沒有發現男主貌似。於我仙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本文無</text:span><text:span text:style-name="T2">CP</text:span><text:span text:style-name="T3">，但是應該會有點兄弟</text:span><text:span text:style-name="T4">CP</text:span><text:span text:style-name="T3">的感情，只是不會明寫。男主賀融是個非常聰明，有頭腦也有野心的人，但是因為小時候落馬所以有點腿瘸。他是皇孫，不過在他小時候父親被捲入謀反逆案，被貶為庶人……之後通過各種謀略，回到政治中心，走上人生巔峰</text:span><text:span text:style-name="T4">~~~~</text:span><text:span text:style-name="T3">強烈推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耽美文別點錯。沒說的，我愛這個。喜歡的文都可以風輕雲淡的說句不錯，真正愛的文，只剩下一句：快來看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男主，程式師。這本書科普了那些根本用不上的演算法題到底有個神馬鬼作用，嗯，可以在自殺群裡留住小命……又囧又雷。給個仙草先攢著。</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離了原著不會寫書系列，這主角有沒有他都一樣，原著劇情不到的角色怎麼都不會死，要殺的時候總是有各種理由意外，原著死期到的角色主角也救不了，這有</text:span><text:span text:style-name="T2">lv5</text:span><text:span text:style-name="T3">電擊使能力的主角是有多廢？各種強行走原著 </text:span><text:span text:style-name="T4">&lt;br&gt;</text:span><text:span text:style-name="T3">看這書還不如直接看原著，腦殘作者</text:span><text:span text:style-name="T4">sb</text:span><text:span text:style-name="T3">主角</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前面不看都給好評的好壞啊。。。猶如給親戚家孩子送禮送練習題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如此高分，證明得程式援者得天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為啥給</text:span><text:span text:style-name="T16">5</text:span><text:span text:style-name="T17">分，因為我看不懂，但是我又不想承認，所以我要讓更多的人去看，有福我享，有難同當。</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主角乾淨利索有底線有驕傲 再多的遺老遺少大男子主義黑也沒用 書寫的怎麼樣 看一看自己就明白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男主，目測不是耽美。末世文，我是先看的災難末世，很好看。不知為何特別喜歡這種細節多多、努力求生，類似種田的末世文，不喜歡整天勾心鬥角打打殺殺作天作地稱王稱霸的末世文。</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每天等更 ，簡直好看到爆，女主性格太愛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本來以為君九齡已經夠好了，但是我現在才發現大帝姬更加的讓人欲罷不能。我很喜歡女主的自吹自擂，很喜歡少年的意氣風發，我喜歡他們讀書時輕狂的歲月，更喜歡他們向死而生的無懼無畏。我哭，並不是因為傷心，而且因為震撼。五陵年少，馬蹄風流。這本書裡，我真正知道了什麼叫做“天地有正氣，雜然賦流形”！我盼著希行能寫多一些，又更怕完結來的太快。那些少男少女，在她的筆下成活，至簡至繁，吟詠專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連偉大的帝皇都被色孽附體，這世界吃棗藥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第一本西幻背景小說，之前一直覺得魔法非常無聊，兩個人像哈利波特裡一樣對著念咒語有什麼好看，直到遇到了低語之森的戰鬥，才知道什麼叫做魔法的對決。塞德洛斯和羅德哈特是整本書裡最喜歡的兩個角色，在塞德洛斯必須死和羅德哈特的一百八十度大轉彎的時候，真是有一種美好的東西被捏碎了感覺，整部小說給人的感覺就是無奈，無可奈何地不可避免地走向毀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5">&lt;a href="/n/juegek" target='_blank'&gt;@juegek &lt;/a&gt;: </text:span><text:span text:style-name="T6">知秋大神作品，純正的西幻，嫺熟的文筆，意味深長的結尾！塵埃有主角，但是幾乎每一個配角都有如同主角的魅力，死靈工會不一定就是邪惡，光明教會也不是不做壞事，每個人貌似都只是做好自己的職責，但又不乏個人感情，沒有白與黑，甚至連灰都沒有，有的只是自己的執念，每個人都為了自己的信念而燃燒，不惜化為灰燼。但最終也似乎作者開頭所寫，無論你如何，都不過是歷史車輪下的塵埃而已。其實每個人心中都有一點光明，或者說你會為某些東西去犧牲自己。小說很豐滿，不是非黑即白，每個人都有充分的理由去那麼做，不牽強，不刻意！看了讓人有人覺得人都是塵埃，人太渺小，命運總是不可捉摸，容易讓人對人生看淡，看輕</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或許是老了吧，今年突然開始懷舊起來的。我只有小時候捧著武俠實體書看過，上初中後基本就不碰武俠了。但是今年突然對武俠特別感興趣了。不僅重溫了一下古龍的幾本武俠小說，今年的網路小說，帶武俠風的，比如</text:span><text:span text:style-name="T63">&lt;a href="/name/</text:span><text:span text:style-name="T64">一世之尊</text:span><text:span text:style-name="T65">" target='_blank'&gt;</text:span><text:span text:style-name="T66">《一世之尊》</text:span><text:span text:style-name="T65">&lt;/a&gt;</text:span><text:span text:style-name="T64">，我看的也津津有味。 </text:span><text:span text:style-name="T65">&lt;br&gt;&lt;a href="/name/</text:span><text:span text:style-name="T66">調教武俠</text:span><text:span text:style-name="T63">" target='_blank'&gt;</text:span><text:span text:style-name="T66">《調教武俠》</text:span><text:span text:style-name="T65">&lt;/a&gt;</text:span><text:span text:style-name="T64">這本書是我感覺特別可惜的一本書，因為我特別喜歡。可惜貌似因為寫的太淫蕩，剛上架就被人舉報了。當時我不知道，等到知道的時候，跑到書架裡翻出來這本書，專門全訂</text:span><text:span text:style-name="T63">+</text:span><text:span text:style-name="T64">滿贊了，可惜阻擋不了這本書的爛尾。 </text:span><text:span text:style-name="T63">&lt;br&gt;</text:span><text:span text:style-name="T64">這本書原來的簡介就是這樣的，現在起點的簡介已經是和諧後的版本了，所以我選的一個盜版網站的。看簡介就知道是什麼風格，本來這本書我是打算加到我的</text:span><text:span text:style-name="T63">YD</text:span><text:span text:style-name="T64">書單裡的，不</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多人都說：官場小說看你</text:span><text:span text:style-name="T12">M</text:span><text:span text:style-name="T13">的單女主啊，單女主還是官場小說嗎？ </text:span><text:span text:style-name="T12">&lt;br&gt;</text:span><text:span text:style-name="T13">我偏偏要說，真正好的官場小說，主角一定是單女主。為什麼？看官場小說不是為了看裝比，太也俗套，而是為了看主角做官，做好官，做大官。那些動不動一大堆女人愛裝比的主角，在現實中最多到廳級就得翻船。一個真正渴望至高權利的官員，他是絕不會給自己留下任何一個把柄破綻的。真正爬到頂尖位置的那些官，絕對不會去過分看重錢財、美色，因為他們只愛權。這本書確實很不錯，單女主，我看的很爽。就是有一點不太爽，就是主角做事情太順太快了。但是也值得當我的仙草，就沖單女主</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本奪夢，本身就是非天夜翔對世界和生命的全新解讀。 </text:span><text:span text:style-name="T16">&lt;br&gt;</text:span><text:span text:style-name="T17">當現實生活遭遇不可解釋不可抗拒的不平等不公正，我們要何去何從，要如何堅定本我，找到靈魂的棲息地。</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連載中】超棒的</text:span><text:span text:style-name="T26">DND</text:span><text:span text:style-name="T27">設定</text:span><text:span text:style-name="T28">+</text:span><text:span text:style-name="T29">末日文 </text:span><text:span text:style-name="T26">&lt;br&gt;</text:span><text:span text:style-name="T27">大概是現實世界被異星科技植入</text:span><text:span text:style-name="T28">DND</text:span><text:span text:style-name="T29">設定的末世線上遊戲的故事 </text:span><text:span text:style-name="T26">&lt;br&gt;</text:span><text:span text:style-name="T29">女主重生，各種首次獎勵首殺全收，超爽升級流 </text:span><text:span text:style-name="T26">&lt;br&gt;</text:span><text:span text:style-name="T27">故事很有意思，劇情展開未知 </text:span><text:span text:style-name="T26">&lt;br&gt;</text:span><text:span text:style-name="T27">目前看來無</text:span><text:span text:style-name="T26">CP &lt;br&gt;</text:span><text:span text:style-name="T27">除了一年斷更兩次，每次大概半年之外也沒什麼問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一群亂寫書評的渣渣，書中原文寫了妹妹和母親被抓，什麼時候寫了妹妹母親當</text:span><text:span text:style-name="T24">RBQ.</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這本書，才是我眼中的導演文第一。 </text:span><text:span text:style-name="T52">&lt;br&gt;</text:span><text:span text:style-name="T53">不為別的什麼，只為了裡面的李白傳，嶽飛傳，三國演義這幾部電影電視的拍攝。 </text:span><text:span text:style-name="T52">&lt;br&gt;</text:span><text:span text:style-name="T53">很難想像女作者會有這樣超越男作者的豪氣，相比較之下，其餘的娛樂文描寫的僅僅只是金錢的附庸，還有那些沾沾自喜的抄襲者。 </text:span><text:span text:style-name="T52">&lt;br&gt;</text:span><text:span text:style-name="T53">感情戲扣一分，後期的灌水扣一分，太監扣一分，但是夏國加一分，沒有腐向的李白傳加一分，嶽飛傳加一分，三國演義加一分 </text:span><text:span text:style-name="T54">&lt;br&gt;</text:span><text:span text:style-name="T53">滿分</text:span><text:span text:style-name="T52">5</text:span><text:span text:style-name="T53">分，我給這本書</text:span><text:span text:style-name="T52">6</text:span><text:span text:style-name="T53">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9">【已完本】魔王神官系列的收官之作，堪稱</text:span><text:span text:style-name="T130">&lt;a href="/name/</text:span><text:span text:style-name="T131">魔王神官㈢</text:span><text:span text:style-name="T132">" target='_blank'&gt;</text:span><text:span text:style-name="T133">《魔王神官㈢》</text:span><text:span text:style-name="T132">&lt;/a&gt;</text:span><text:span text:style-name="T133">。愛的戰士肥麵包出品，最為清新（花樣）愉悅（灌水）的宅系種馬文（以上僅為個人觀點）。全系列時間順序：</text:span><text:span text:style-name="T130">&lt;a href="/name/</text:span><text:span text:style-name="T131">小小魔王</text:span><text:span text:style-name="T130">" target='_blank'&gt;</text:span><text:span text:style-name="T133">《小小魔王》</text:span><text:span text:style-name="T132">&lt;/a&gt;&lt;a href="/name/</text:span><text:span text:style-name="T131">魔王神官與勇者美少女</text:span><text:span text:style-name="T132">" target='_blank'&gt;</text:span><text:span text:style-name="T133">《魔王神官與勇者美少女》</text:span><text:span text:style-name="T130">&lt;/a&gt;&lt;a href="/name/</text:span><text:span text:style-name="T133">魔王神官㈡</text:span><text:span text:style-name="T130">" target='_blank'&gt;</text:span><text:span text:style-name="T131">《魔王神官㈡》</text:span><text:span text:style-name="T130">&lt;/a&gt;&lt;a href="/name/</text:span><text:span text:style-name="T131">萌萌山海經</text:span><text:span text:style-name="T130">" target='_blank'&gt;</text:span><text:span text:style-name="T131">《萌萌山海經》</text:span><text:span text:style-name="T130">&lt;/a&gt;</text:span><text:span text:style-name="T1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已完本】堪稱【魔王神官（三）】，肥麵包大喪失出品，溫馨治癒向的仙俠風玄幻後宮文。故事背景貌似是尤利西斯在魔王神官【二】的後記諸神之戰中又跪了，在群星之子的神力庇佑下轉生到了一個主打東方仙武風格的群山諸海位面，由此開啟了在爆笑的修真過程中找回原來的無數愛人並結識其他全新萌妹子的又一次人渣之旅。</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40">&lt;a href="/name/</text:span><text:span text:style-name="T41">魔禁超炮</text:span><text:span text:style-name="T40">" target='_blank'&gt;</text:span><text:span text:style-name="T41">《魔禁超炮》</text:span><text:span text:style-name="T40">&lt;/a&gt;</text:span><text:span text:style-name="T41">為表，</text:span><text:span text:style-name="T40">&lt;a href="/name/</text:span><text:span text:style-name="T43">舌尖百合</text:span><text:span text:style-name="T42">" target='_blank'&gt;</text:span><text:span text:style-name="T41">《舌尖百合》</text:span><text:span text:style-name="T40">&lt;/a&gt;</text:span><text:span text:style-name="T41">為裡，人形自走春藥（僅對女性有效）天上院百合華的軟飯後宮計畫。第一卷花樣撩妹很有愛，第二卷強行走劇情略無聊，進入第三卷之後，</text:span><text:span text:style-name="T40">HL</text:span><text:span text:style-name="T41">聲稱要啟動推土機模式，然而，到目前為止，主角只是與白井黑子發生了超友誼的關係。利用念動力將黑子推向高潮什麼的，只能說城裡人真會玩。目前評價，劇情糧草，百合仙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種本子劇情簡直不要太對我胃口 講述了提不起勁男主偶然撞見隔壁班冰山女神拿著好姬友的衣服在更衣室</text:span><text:span text:style-name="T2">zw</text:span><text:span text:style-name="T14">然後用手機拍下視頻脅迫成為女朋友 接吻 撫摸 上床 一血 一氣呵成 雞動不已 後面口嫌體正直的劇情更是正的不行 現在還出來了神秘消失好幾年的禦姐范的青梅竹馬 男主兼顧腿控 絲襪控 臀控 輕微抖</text:span><text:span text:style-name="T4">s </text:span><text:span text:style-name="T3">中度抖</text:span><text:span text:style-name="T4">m</text:span><text:span text:style-name="T3">等等 強烈推薦 </text:span><text:span text:style-name="T4">&lt;br&gt;</text:span><text:span text:style-name="T3">唯一遺憾是更新略慢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評一分的都是一群矯情的鍵盤俠，上一本石布衣噴人家裝聖人，現在人家走社會風了，結果又掀起人家太社會，不喜歡別看，少嗶嗶不就好了，一群無聊腦殘噴，真讓人噁心。</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毫不做作的好文</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是一位司機開的車，然後我上車了。 </text:span><text:span text:style-name="T16">&lt;br&gt;</text:span><text:span text:style-name="T17">評價：糧草與仙草之間。推妹殺伐果斷，雖然有些無腦，但是肉戲多。懂的上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書名內容高度一致，好單純不做作的書，和那些喜歡白學曖昧的妖豔賤貨不一樣。</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快快快！跟著風螢月老司機會出錯？晚了就沒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好書，值得擁有、男人看了會沉默，女人看了會落淚。</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目測作者為半步老司機，目前正在作死超車中，造成了三起車禍，一起連環碰撞，撞死了兩位老人、三隻寵物狗，車速已經超過一百六十邁，目前還在加速中，預計三個小時後作者的公車將會解體，一百多位喊著‘六六六’和‘這不是前往幼稚園的車’的乘客會安然無恙的下車，而掃黃大隊將會正式介入案件，抓捕作者將其制服，戴上手銬避免作者瘋起來讓各位害怕，封鎖公車貼上</text:span><text:span text:style-name="T12">404</text:span><text:span text:style-name="T13">的標籤，並將這本書正式下架，目前掃黃大隊已經逮捕一位稱呼為“瘋老司機”的記者，從</text:span><text:span text:style-name="T12">110</text:span><text:span text:style-name="T13">個書評就可以看出作者的下場，各位作者請以此為戒。</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7">腿兒乳兒女兒的用詞，五講四美三熱愛的廢柴賤男，非人類的黑漆漆</text:span><text:span text:style-name="T68">(</text:span><text:span text:style-name="T69">傻黑甜女鬼姐妹花</text:span><text:span text:style-name="T70">)</text:span><text:span text:style-name="T71">，買一送一的白嫩嫩</text:span><text:span text:style-name="T70">(</text:span><text:span text:style-name="T71">病嬌軟妹妖怪二合一</text:span><text:span text:style-name="T68">)</text:span><text:span text:style-name="T69">，善良的青梅竹馬，不靠譜的天才家姐，預測還有母女丼，相愛相殺套餐，沖這神經病一樣的人設，可以，這很先飛 。還不承認是先飛？那我只能說老哥寫的真</text:span><text:span text:style-name="T70">yd</text:span><text:span text:style-name="T69">，神</text:span><text:span text:style-name="T68">tm</text:span><text:span text:style-name="T71">原力覺醒，這麼會玩一定不是先飛。 </text:span><text:span text:style-name="T68">&lt;br&gt;</text:span><text:span text:style-name="T69">名字還是一如既往的垃圾，東方快鳥</text:span><text:span text:style-name="T70">(</text:span><text:span text:style-name="T69">暗示笨鳥？</text:span><text:span text:style-name="T70">)</text:span><text:span text:style-name="T69">，度娘一搜，全是迅雷快鳥</text:span><text:span text:style-name="T68">(</text:span><text:span text:style-name="T71">原諒我看書沒看笑卻在這裡笑出聲</text:span><text:span text:style-name="T70">)</text:span><text:span text:style-name="T71">，還有書名，在汙客不起個宅向名？又是鬼娃又是新郎的，搞得和鄉土小說一樣。我有一言，叫</text:span><text:span text:style-name="T70">&lt;a href="/name/</text:span><text:span text:style-name="T69">校園嗶鬼傳說</text:span><text:span text:style-name="T70">" target='_blank'&gt;</text:span><text:span text:style-name="T71">《校園嗶鬼傳說》</text:span><text:span text:style-name="T70">&lt;/a&gt;</text:span><text:span text:style-name="T69">，</text:span><text:span text:style-name="T70">&lt;a href="/name/</text:span><text:span text:style-name="T71">重生之雙鬼拍門</text:span><text:span text:style-name="T68">" target='_blank'&gt;</text:span><text:span text:style-name="T69">《重生之雙鬼拍門》</text:span><text:span text:style-name="T68">&lt;/a&gt;</text:span><text:span text:style-name="T71">，</text:span><text:span text:style-name="T68">&lt;a href="/name/</text:span><text:span text:style-name="T69">姐姐給我拉皮條</text:span><text:span text:style-name="T68">" target='_blank'&gt;</text:span><text:span text:style-name="T69">《姐姐給我拉皮條》</text:span><text:span text:style-name="T68">&lt;/a&gt;</text:span><text:span text:style-name="T69">什麼的，諸位覺得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昨天才評論加群的書，今天群就解散了。。。作者是個萌新，被嚇住了，目測自己切的節奏。 </text:span><text:span text:style-name="T4">&lt;br&gt;</text:span><text:span text:style-name="T3">虧我睡前還想著在群裡聊聊想法，結果找半天沒找到群，還以為以為自己被踢了，特麼的一搜才發現原來沒有這個群了</text:span><text:span text:style-name="T4">_(:з</text:span><text:span text:style-name="T3">」∠</text:span><text:span text:style-name="T4">)_</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創作出了一本自己也無法超越的作品，以至於後來的作品在相較之下也有些黯然失色。對一名作者來說不知是幸還是不幸（感覺這句話好中二的感覺</text:span><text:span text:style-name="T12">(*/ω</text:span><text:span text:style-name="T13">＼</text:span><text:span text:style-name="T12">*)</text:span><text:span text:style-name="T13">）</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看的第一本玄幻，當時還是買的實體書，看得廢寢忘食，力量體系比較經典，讀書之人的文筆還是值得信任的，魔法師力量不會過於逆天，有主線劇情而不是單純的主角升級之旅，當年好文，、速食流行的當下，耐得下性子看仍然是好文</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主角手下螢火蟲艦炮爆掉敵對國家艦娘的腦袋 。 </text:span><text:span text:style-name="T26">&lt;br&gt;</text:span><text:span text:style-name="T27">對值得敬佩的對手用頭部衝撞連人帶艦裝撞得四分五裂血肉飛濺以示敬意。 </text:span><text:span text:style-name="T28">&lt;br&gt;</text:span><text:span text:style-name="T29">為掩蓋影蹤 誤導敵方我方戰略目標 按提督指示屠 殺港口平民 。 </text:span><text:span text:style-name="T26">&lt;br&gt;</text:span><text:span text:style-name="T27">為轉移戰略目標俘虜敵方潛艇用潛艇攻擊第三國家後直接沉船，一船人活活窒息而亡。 </text:span><text:span text:style-name="T28">&lt;br&gt;</text:span><text:span text:style-name="T29">看我的爽翻飛起，特麼戰爭就是戰爭！哪來的人性光輝哪來的你情我愛的！ </text:span><text:span text:style-name="T26">&lt;br&gt;</text:span><text:span text:style-name="T29">打仗是要死人的！！！ </text:span><text:span text:style-name="T26">&lt;br&gt;</text:span><text:span text:style-name="T27">反抗殖民侵略者還好說，利益之戰就是劊子手與劊子手之間的互砍，講什麼人性講什麼臉面。 </text:span><text:span text:style-name="T26">&lt;br&gt;</text:span><text:span text:style-name="T27">這本書是我見過第二本完全沒有死宅跪舔的，也是我第一次看到不把艦娘當人當兵器的書。 </text:span><text:span text:style-name="T26">&lt;br&gt;</text:span><text:span text:style-name="T27">也是敢用戰爭手法殺兵器的書 。</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同樣是伯符恐怖故事的單行本，講的是主角穿越到西遊記裡面一個猴子身上（不是大師兄），努力修煉成妖，一路作死，但是依然打不過菩薩，被壓在山裡面出來之後依然作死的故事，歡樂的很，一個不斷作死的猴妖的故事，你值得擁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都說創作源於生活，那麼問題來了～～鶸真被懶人周佳綠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真特麼粗疏，有辱斯文！真香警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原以為這個類型的書都是垃圾乾糧。沒想到這本意外的不錯。沒有毒點，輕鬆代入，邏輯順暢。。就是太幼苗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種文雖然好多人批判，但我覺得比那些什麼校花、兵王、貼身高手等寫的真實，像某魚人二代寫的什麼校花，寫尼瑪幾千張，跟幾十個女的曖昧，結果幾千張過去了還是處男，相比這文，我覺得那種校花文更噁心，更意淫</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如能完本 直播吃屎 </text:span><text:span text:style-name="T45">QQ</text:span><text:span text:style-name="T9">號</text:span><text:span text:style-name="T8">2638821319 </text:span><text:span text:style-name="T10">期待你們</text:span><text:span text:style-name="T8">&lt;a href="/n/</text:span><text:span text:style-name="T10">我讓我吃屎的那天</text:span><text:span text:style-name="T8">" target='_blank'&gt;@</text:span><text:span text:style-name="T10">我讓我吃屎的那天 </text:span><text:span text:style-name="T8">&lt;/a&gt;</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41">m</text:span><text:span text:style-name="T136">方面為什麼沒有魔法學徒爽？ </text:span><text:span text:style-name="T135">&lt;br&gt;</text:span><text:span text:style-name="T138">魔法學徒：妖怪公寓 </text:span><text:span text:style-name="T137">&lt;br&gt;</text:span><text:span text:style-name="T138">有劇情合理被虐【</text:span><text:span text:style-name="T137">vs</text:span><text:span text:style-name="T136">】嘴賤打臉</text:span><text:span text:style-name="T135">---------- &lt;br&gt;</text:span><text:span text:style-name="T138">完虐恩來科的只有長公主【</text:span><text:span text:style-name="T135">vs</text:span><text:span text:style-name="T138">】幾乎是全員跪舔，毫無尊嚴</text:span><text:span text:style-name="T135">------ &lt;br&gt;</text:span><text:span text:style-name="T138">無力反抗，只好享受【</text:span><text:span text:style-name="T137">vs</text:span><text:span text:style-name="T136">】多種反抗方式，完全可以撂挑子不幹</text:span><text:span text:style-name="T137">------------- &lt;br&gt;</text:span><text:span text:style-name="T138">長期在外裝</text:span><text:span text:style-name="T135">13</text:span><text:span text:style-name="T138">【</text:span><text:span text:style-name="T137">vs</text:span><text:span text:style-name="T136">】偶爾對外打臉，長期在公寓給人打工</text:span><text:span text:style-name="T135">---------------- &lt;br&gt;</text:span><text:span text:style-name="T136">實力提升小公主等人態度改變明顯【</text:span><text:span text:style-name="T135">vs</text:span><text:span text:style-name="T136">】改變不明顯</text:span><text:span text:style-name="T135">---------------- &lt;br&gt;</text:span><text:span text:style-name="T136">逆推成功【</text:span><text:span text:style-name="T135">vs</text:span><text:span text:style-name="T136">】無逆推</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就如同書名，在一個突然出現靈氣萬物進化的世界求道，其中各種重生者，穿越者，系統老爺爺亂入，借鑒寂靜殺戮的命圖靈樞和武道玄華兩種體系的紛爭又亂入了異界修真體系，腦洞十分給力。因為主角是失去感情的研究者所以基本沒有感情戲描寫。幾十萬字才入</text:span><text:span text:style-name="T16">V</text:span><text:span text:style-name="T17">也是挺良心了。仙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五黃之晶】可憐的小受被一群美貌女漢子交相蹂躪的血淚史，奇怪的是相貌平凡的小受女裝時會表現為絕世佳人，引得一幫真漢子也如癡如醉（抗不過這個毒點的就別看啦）。</text:span><text:span text:style-name="T12">PS</text:span><text:span text:style-name="T13">：很奇怪，某珊瑚專門寫的</text:span><text:span text:style-name="T12">H</text:span><text:span text:style-name="T13">極為粗糙生硬（甚至讓讀者哭求刪節後的潔本），反而是正經文裡的擦邊球更有感覺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找個地方評論下優書網，很讓人失望。 </text:span><text:span text:style-name="T2">&lt;br&gt;</text:span><text:span text:style-name="T14">當一個網站到處充滿戾氣的時候，還有什麼意思。隨便挑了幾本書的書評，破口大駡的滿眼都是，越看越不爽。很多自以為是公平評價的，其實只是發洩而已，事實上已經成為鍵盤俠。 </text:span><text:span text:style-name="T4">&lt;br&gt;</text:span><text:span text:style-name="T3">以用戶環境來說，不禁想到</text:span><text:span text:style-name="T4">b</text:span><text:span text:style-name="T3">站，可能是因為註冊比較麻煩，彈幕及評論還好，即使</text:span><text:span text:style-name="T4">b</text:span><text:span text:style-name="T3">站慫到家，很多資源都沒有，還是喜歡看。而優酷等我只是當作補充，關彈幕評論保智商。但令人奇怪的是，作為一個冷門網站，戾氣如此之重，相比較而言，起點反而好多了，怪哉，怪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大家看著書可能沒啥感覺，我這樣一個沒背景只是因為校招進了個國企混日子的鹹魚倒是感慨挺多的。混了三年，很迷茫，感覺社會處在新的時代機遇面前，但是如書裡面所寫的一樣，這樣的時代機遇基本與老百姓無關，即便你自稱</text:span><text:span text:style-name="T16">985211</text:span><text:span text:style-name="T17">畢業、月入過萬、有車有房——依然改變不了你只是個被統治階級一份子的現實，擁有的一切不過是飛速發展時大人物手縫流出的一點。擴招，學歷貶值。貨幣超發，錢不值錢通貨膨脹，財富縮水。房子，只是價格高，即便有兩套，一個房地產稅能壓得你喘不了氣。這還是上層的大佬跟我們一樣都還是“人”的情況，要是他們能修仙了，那我們就徹底成了像蜜蜂的工蜂一樣的東西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唯一一套全買的實體書，書裹的魔法在當時非常時髦，在其後的無限流也出現過很多次，主角和大狗熊</text:span><text:span text:style-name="T26">(</text:span><text:span text:style-name="T27">用末日浩劫那個</text:span><text:span text:style-name="T28">)</text:span><text:span text:style-name="T29">好像在</text:span><text:span text:style-name="T26">&lt;a href="/name/</text:span><text:span text:style-name="T27">無限之凡人的智慧</text:span><text:span text:style-name="T28">" target='_blank'&gt;</text:span><text:span text:style-name="T29">《無限之凡人的智慧》</text:span><text:span text:style-name="T26">&lt;/a&gt;</text:span><text:span text:style-name="T29">和</text:span><text:span text:style-name="T26">&lt;a href="/name/</text:span><text:span text:style-name="T27">無盡破碎</text:span><text:span text:style-name="T26">" target='_blank'&gt;</text:span><text:span text:style-name="T27">《無盡破碎》</text:span><text:span text:style-name="T26">&lt;/a&gt;</text:span><text:span text:style-name="T27">客串了幾章，有興趣的讀者可以看一下，仙草。</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46">02 03 </text:span><text:span text:style-name="T32">年中最經典的一本小說，也是我讀的第二部小說，當時在幻劍上面可以說是四大天書之一（始祖文），而其中的大部分設定，直到</text:span><text:span text:style-name="T31">15</text:span><text:span text:style-name="T32">年還有很多小說在套用，另外說一聲，這部小說也是變身（應該說是第一部偽娘文）。和“萬能老爺爺隨身帶”的始祖文</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科幻仙草。以</text:span><text:span text:style-name="T16">MUV-LUV</text:span><text:span text:style-name="T17">和群星作為背景，主角身為蟲群意志，以星球和生物為資糧，收集科技知識不斷進化的多元宇宙之旅。在種族的大是大非問題上，主角並沒有成為獸奸，對於喜歡看異獸流的我來說，可喜可賀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雖然藍晶（血珊瑚）也在五黃之列，但不可否認，這是一部西幻小說的里程碑，宏大的世界觀、豐富的情節、細緻的環境描寫、美輪美奐的畫面、各種勾心鬥角的詭計</text:span><text:span text:style-name="T2">...</text:span><text:span text:style-name="T14">從點點細微處構成了這部複雜而又不乏激情和爽點的作品。在隨著偽娘恩來科（</text:span><text:span text:style-name="T4">unlack</text:span><text:span text:style-name="T3">）的一系列世界之旅和經歷各種歷史重大事件的過程中，作者完美的刻畫了一個奇異的世界，精細的人物刻畫、風情各異的各個國度、整篇故事深深的宿命感、男主角女裝癖之後陷入的糾紛</text:span><text:span text:style-name="T4">...</text:span><text:span text:style-name="T3">都引發著讀者一口氣讀完的欲望。對於強權的妥協、面對命運時的無奈、平淡中有新奇的故事</text:span><text:span text:style-name="T4">...</text:span><text:span text:style-name="T3">這些因素、這些思想都深深的埋在它搞笑的面具下，令本書散發著它保質期長達十年的魅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此書的奇妙之處在於，明明是</text:span><text:span text:style-name="T2">n</text:span><text:span text:style-name="T3">多年的古物，卻彙聚了現在二次元幾乎所有的萌點和要素，偽娘，變身，腹黑，女王，蘿莉，少女，姐妹，公主，傲嬌，抖</text:span><text:span text:style-name="T4">m</text:span><text:span text:style-name="T3">，抖</text:span><text:span text:style-name="T4">s</text:span><text:span text:style-name="T3">，人妻，裝逼，基腐，百合，後宮，精靈，神魔，致鬱（治癒）……還偏偏一點都不違和，給了你一個這是一個真實世界的錯覺。最重要的是，這還不算是宅文。</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啃完了。評分改為仙草，我覺得是糧草，更多加分是感歎這書居然是免費的！！！感謝作者。說實話，書名和書內容嚴重不合，名字起岔了。我本來是找唱歌的書娛樂下的，結果書中嚴肅的內容讓我鬱悶死。後來我拋開看書前的預設，以看重生文藝界影響中國各方面的角度來看，觀感立刻好了很多。書裡有不少</text:span><text:span text:style-name="T16">bug</text:span><text:span text:style-name="T17">，特別作者的一些設想推演感覺都有些一廂情願了些，不過瑕不掩瑜。個人覺得最讚賞的是，作者寫了那一段時間（有些避諱，網上都語焉不詳）的不少事情，有種揭秘的感覺（真假還有看法對錯姑且不論）。我覺得這點是最贊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在現代的穿越小說中，個人覺得它真正寫出了一個有三十年未來見識的穿越者，應該有的“為有犧牲多壯志，敢叫日月換新天”的豪情壯志。別的這個時期的穿越者，都是如何根據自己的先知，怎麼利用規則讓自己的利益最大化。而這本書的主角，則是根據自己的告知，怎麼樣改變規則，讓民族的未來更好，兩者相比，高下立判。 </text:span><text:span text:style-name="T26">&lt;br&gt;</text:span><text:span text:style-name="T27">比如，主角在老山前線裝</text:span><text:span text:style-name="T28">X</text:span><text:span text:style-name="T29">，在長者面前裝</text:span><text:span text:style-name="T26">X</text:span><text:span text:style-name="T27">，在王鬍子面前裝</text:span><text:span text:style-name="T28">X</text:span><text:span text:style-name="T29">，在會計面前裝</text:span><text:span text:style-name="T26">X</text:span><text:span text:style-name="T29">，在電視節目裡對某年的學生運動會裝</text:span><text:span text:style-name="T26">X……</text:span><text:span text:style-name="T27">都是裝</text:span><text:span text:style-name="T26">X</text:span><text:span text:style-name="T27">屆的戰鬥機，看了讓人忍不住想，要是在歷史上真有個人這麼裝下</text:span><text:span text:style-name="T26">X</text:span><text:span text:style-name="T27">多好，看了作者對香港娛樂圈的看法，純粹的港娛再也看不了了，格局太小。</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畢詩靈畢老爺最新力作，配合作者的</text:span><text:span text:style-name="T12">B</text:span><text:span text:style-name="T13">站視頻來看效果更佳。主角與長者談笑風生，還認了</text:span><text:span text:style-name="T12">P</text:span><text:span text:style-name="T13">麻麻（在希望的田野上）做幹姐姐，與三代領導人（從蛤到包）家屬建立了親密的關係……</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不是推書，借這裡說點話。 </text:span><text:span text:style-name="T8">&lt;br&gt;1.</text:span><text:span text:style-name="T9">推書萬萬言，毀書一句話。 </text:span><text:span text:style-name="T8">&lt;br&gt;2.</text:span><text:span text:style-name="T10">一本書對不對胃口，只有自己看過才知道，別人的評價沒有那麼重要，況且誰又能保證這些評價裡沒有別人的主觀印象分呢（包括好和壞）？ </text:span><text:span text:style-name="T8">&lt;br&gt;3.</text:span><text:span text:style-name="T10">人是會變的，當年我把極品家丁奉為人生之書，可現在的我已經讀不下去了。但這又怎樣？就像和戀人分手一樣，我的恨是真的，我的愛也是真的。 </text:span><text:span text:style-name="T8">&lt;br&gt;4.</text:span><text:span text:style-name="T10">幾乎不存在哪本書能讓讀者從頭喜歡到尾。此書單裡的書都曾經讓我爽到，如果它們也能讓你覺得爽，那是緣分，如果不能，也是再正常不過的事。 </text:span><text:span text:style-name="T8">&lt;br&gt;5.</text:span><text:span text:style-name="T10">祝大家都能找到屬於自己的爽文，看書一時爽，一直看書，一直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莫非踩著滿遺的尾巴了，這書雖然不怎麼樣，但</text:span><text:span text:style-name="T16">5</text:span><text:span text:style-name="T17">分左右也差不多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行文風趣、騷氣，被打這麼多一星，是因為文中對蟎蟲極為敵視，踩到了包衣雜種們的尾巴。</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微</text:span><text:span text:style-name="T12">H </text:span><text:span text:style-name="T13">網遊超能力 故事巧妙有趣，感情線秒殺一切網文。後宮開的我服。蘿蔔白菜各有所愛，這本我的仙草。 </text:span><text:span text:style-name="T12">&lt;br&gt;</text:span><text:span text:style-name="T13">後期寫偏了，真的是，，，，，，無語</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都說番茄寫得白，的確是白，但我除了番茄很早期的幾本書外，其他還真就看的津津有味。無他，番茄的書節奏感太好了。雖然沒有那種激烈的裝逼打臉的情節，但是打怪升級這種</text:span><text:span text:style-name="T16">RPG</text:span><text:span text:style-name="T17">遊戲式的快感很是持久，文筆白但是勝在樸實。。不過番茄書裡的情感描寫是真心不能看啊，還是揚長避短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第一次聽到這本書，還發生過一段有趣的事情，班上的兩位同學因為在課外時間討論神墓好看還是盤龍精彩，從爭論變成爭吵，再發展為爭鬥，最後導致械鬥，在大操場上當著全校師生的面公開檢討，事情的發展比小說更精彩，讓人記憶尤深，時過境遷，兩位同學已經握手言和，但兩人因此而得的外號和傳說卻一直流傳，陳神墓，郭盤龍。我也從此知道了辰東、番茄這兩位矗立已久卻依然不倒得大神，到如今依舊是起點的標杆人物，盤龍雖然沒有神墓帶來的感動深刻，但在當時絕對是不可多得的好文，最後主角一刀劈開生死路，成為宇宙之主的姿態總是不斷的在腦海閃現，精彩。</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最好看的武俠網游，主角修風神排雲天霜三絕，六指琴魔的武功，並自創自家版三分歸元氣，現在看也比現在不少小白文更合理，巳重看兩遍</text:span><text:span text:style-name="T16">,</text:span><text:span text:style-name="T17">仙草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一本悠哉悠哉的種田文，夫妻雙穿。溫和的三觀，平實有趣的情節。</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男主坐上末日這趟順風車在末世廣開後宮，對比來說，這本是我看過的最爽的一本末日後宮小說，鑒於此，仙草 </text:span><text:span text:style-name="T16">PS</text:span><text:span text:style-name="T17">：拿到了不可名狀、只可意會不可言傳的個別章節未刪除版本，美滋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9">我曾經在龍空發帖吐槽過日本背景的國內網文沒幾個能起好日本名字的。雖然這個槽點很古怪，但我認為很重要。 </text:span><text:span text:style-name="T130">&lt;br&gt;</text:span><text:span text:style-name="T131">當時竟然還有幾位網友用魔禁反駁我。然而魔禁裡的名字雖然寫法很怪，但發音都沒有超出日本常用名的範圍。而國內的日本背景網文裡，許多名字根本拼不出來，包括神作級的</text:span><text:span text:style-name="T132">&lt;a href="/name/</text:span><text:span text:style-name="T133">隱殺</text:span><text:span text:style-name="T132">" target='_blank'&gt;</text:span><text:span text:style-name="T133">《隱殺》</text:span><text:span text:style-name="T130">&lt;/a&gt;</text:span><text:span text:style-name="T131">（這是我認為</text:span><text:span text:style-name="T130">&lt;a href="/name/</text:span><text:span text:style-name="T133">隱殺</text:span><text:span text:style-name="T132">" target='_blank'&gt;</text:span><text:span text:style-name="T131">《隱殺》</text:span><text:span text:style-name="T132">&lt;/a&gt;</text:span><text:span text:style-name="T133">的唯一瑕疵了）。 </text:span><text:span text:style-name="T130">&lt;br&gt;</text:span><text:span text:style-name="T133">這部</text:span><text:span text:style-name="T130">&lt;a href="/name/</text:span><text:span text:style-name="T131">小春日和</text:span><text:span text:style-name="T130">" target='_blank'&gt;</text:span><text:span text:style-name="T131">《小春日和》</text:span><text:span text:style-name="T130">&lt;/a&gt;</text:span><text:span text:style-name="T131">是我看過的第一部能起好名字的國內日本背景網文。不僅如此，還細心地標注了假名。 </text:span><text:span text:style-name="T130">&lt;br&gt;</text:span><text:span text:style-name="T131">因此，不管這部小說以後情節如何發展，會有多少雷點，我都會給它五顆星的評價。</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媽了個蛋，你個鶸，紅龍猴子骸骨武士為何還不更新，錢這玩意老爺有的是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明朝：東風，特別白：杠 </text:span><text:span text:style-name="T2">&lt;br&gt;</text:span><text:span text:style-name="T3">明朝：西風，特別白：杠 </text:span><text:span text:style-name="T4">&lt;br&gt;</text:span><text:span text:style-name="T3">明朝：北風，特別白：杠 </text:span><text:span text:style-name="T4">&lt;br&gt;</text:span><text:span text:style-name="T3">明朝：南方，特別白：王炸。</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觀後感：這骷髏真</text:span><text:span text:style-name="T16">TM</text:span><text:span text:style-name="T17">帥啊！就是鶸的更新不給力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我是真的驚了 這文裡就提到一次四魂之玉就犬夜叉了？侍魂這麼多角色出來了看不見？錘的</text:span><text:span text:style-name="T12">boss</text:span><text:span text:style-name="T13">全是侍魂</text:span><text:span text:style-name="T12">boss</text:span><text:span text:style-name="T13">，四魂之玉侍魂裡也有的，看評論看的尷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他姓朱</text:span><text:span text:style-name="T8">. &lt;br&gt;</text:span><text:span text:style-name="T9">他在大明嘉靖年間</text:span><text:span text:style-name="T8">. &lt;br&gt;</text:span><text:span text:style-name="T10">他覺得這個時代很太平</text:span><text:span text:style-name="T8">. &lt;br&gt;</text:span><text:span text:style-name="T10">他錯了</text:span><text:span text:style-name="T8">. &lt;br&gt;</text:span><text:span text:style-name="T10">他發現能依靠的只有這口刀</text:span><text:span text:style-name="T8">. &lt;br&gt;</text:span><text:span text:style-name="T10">【山貓曰】有明一代，驅除胡虜，恢復中國，陳綱立紀，以拯斯民……</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龍空的大神裡，有靈氣的幾根筆桿子，周伯符（鶸）算是半根，還有半根呢，在他夫人手裡。</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寫鬼寫妖高人一等 螞蟻主機板入骨三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不敢相信是鶸的書？妖鬼劍豪，天下獨行，問劍問心，些許譏嘲，滿目任俠。百鬼夜行，魔空君臨的時代，妖魔，巫女，僧侶，武士，不甘的舊日怨鬼，不幸的此世凡民，寥寥數筆，躍然紙上，韻味十足，真真稱得上筆墨留香，可點上三五燈火，佐酒而品，滋味十足。力薦！</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曾經在鶸叔的書友群裡看到了鶸叔對主角的評論。所以我只能總結一下我聽後的感受：主角看似冷靜，可是不曾冷莖，哪怕成了一具骷髏，也改不了鶸叔本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簡直難以想像這是某個不怕老婆的惡趣味作者寫的，相當好，可惜了更新不給力</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已經水到天怒人怨了，強烈推薦看盜版，對√我說的，推薦看盜版</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從不懼內伯符鳥，鶸鳥的主角果然全部是管不著褲子的，就算是沒能力的骨頭也要找個女鬼（滑稽）</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夭壽啦，作者大保健被抓，又被老婆罰去去跪螞蟻了，此書不要指望完本了 </text:span><text:span text:style-name="T2">&lt;br&gt;…… &lt;br&gt;</text:span><text:span text:style-name="T3">日本戰國年代，天下紛亂不斷，妖魔鬼怪橫行霸道，平民朝不保夕艱難度日。化作骸骨的主角森羅從沉睡中醒來，仗劍行走天下，其中夾雜犬夜叉和侍魂。 </text:span><text:span text:style-name="T4">&lt;br&gt;</text:span><text:span text:style-name="T3">私以為是鶸最好的一本書，字裡間的豪俠義氣，混亂的年代，走心的氣氛，透露著逼人的靈氣，仙草可期。 </text:span><text:span text:style-name="T4">&lt;br&gt;</text:span><text:span text:style-name="T3">然而，玩票性質的寫作，同時開七八本書的瘋狂，註定這本書長不大，實在可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三年以來，在人民解放戰爭和人民革命中犧牲的人民英雄們永垂不朽！ </text:span><text:span text:style-name="T12">&lt;br&gt;</text:span><text:span text:style-name="T13">三十年以來，在人民解放戰爭和人民革命中犧牲的人民英雄們永垂不朽！ </text:span><text:span text:style-name="T12">&lt;br&gt;</text:span><text:span text:style-name="T13">由此上溯到一千八百四十年，從那時起，為了反對內外敵人，爭取民族獨立和人民自由幸福，在歷次鬥爭中犧牲的人民英雄們永垂不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挺喜歡的一位女（誤）作者的新作，背景比較魔幻，二戰後的日本一片慘澹，佔領軍過著太上皇一般的日子，然而裡世界的魔法側和掌握了新世紀科技的凡人之間卻暗流湧動，目光短淺的本土神道們卻依舊窩裡鬥——這都是什麼鬼，但是讀來好有趣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居然是“霓虹”題材的？這作者肯定是個精日份子！那咱也不用看書到底寫的什麼內容了，先人身攻擊他</text:span><text:span text:style-name="T2">/</text:span><text:span text:style-name="T3">她幾句（順便帶上他</text:span><text:span text:style-name="T4">/</text:span><text:span text:style-name="T3">她的親屬，特別是女性親屬）再說</text:span><text:span text:style-name="T4">... &lt;br&gt;---</text:span><text:span text:style-name="T3">沒錯，我就是那廣大無敵的網文讀者群</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不喜歡這個題材可以不看，作者很早就說過這會是個撲街書。但真的沒必要對作者和讀者進行人身攻擊，該書的屁股坐的很正，前十章就已經定下了狂抽日帝國主義巴掌的基調。 </text:span><text:span text:style-name="T2">&lt;br&gt;</text:span><text:span text:style-name="T3">學姐曾是</text:span><text:span text:style-name="T4">lk</text:span><text:span text:style-name="T3">歷史版主，在知乎也有帳號，她關於歷史類問題的回答最大的兩個優點就是功底紮實和立場端正。相比花與劍為了討好市場和男性讀者所加入的快節奏與後宮，小春日和儘管有奇幻色彩，但因為地點和年代的敏感性，創作的要嚴肅的多。該書在起點已上架，學姐的粉絲也大都是不錯的歷史愛好者，書評區有不少有趣的科普和插科打諢，喜歡的可以去支援一下。 </text:span><text:span text:style-name="T4">&lt;br&gt;</text:span><text:span text:style-name="T3">學姐對我來說最無可取代的一點就是，除了她，上哪去找這種功底過關還願意觸碰冷門題材的網文寫手呢？</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寫鬼寫妖高人一等 螞蟻主機板入骨三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風雅，這是一種很奇怪的感覺，骸骨武士是我覺得弱鳥的小說裡寫的最有意境的小說。 </text:span><text:span text:style-name="T16">&lt;br&gt;</text:span><text:span text:style-name="T17">骸骨的武士漫步在魔災的大地上，斬殺食人的妖魔，誦經超度怨靈，不為己，不為他人，只是應該如此。</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看過知乎上“催稿是什麼體驗”，感覺對於該妻管嚴作者應該把他綁著，再來幾個濃妝豔抹的風塵女，一起拍些不可描述的照片，威脅作者如果不畝產兩千斤就發照片給他老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第一章就捕頭面聖去了？捕頭連個九品芝麻官都算不上吧，還面聖？這皇帝也太不值錢了。就在現代，京城廳級幹部想進中南也不是輕易的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本書我要強烈推薦給不看韓娛和目前書荒的朋友。 </text:span><text:span text:style-name="T8">&lt;br&gt;</text:span><text:span text:style-name="T9">豬腳高冷不跪舔，感情細膩有特色，劇情起伏又合理，我之韓娛</text:span><text:span text:style-name="T8">No.1 &lt;br&gt;</text:span><text:span text:style-name="T10">不得不說，這本書的豬腳很是令人驚豔，上一個便是香蕉的家明瞭。 </text:span><text:span text:style-name="T8">&lt;br&gt;</text:span><text:span text:style-name="T10">建議沒看過韓娛的就這本書入坑！！！ </text:span><text:span text:style-name="T8">&lt;br&gt;</text:span><text:span text:style-name="T10">不要瞧不起韓娛，好書還是有的。 </text:span><text:span text:style-name="T8">&lt;br&gt;</text:span><text:span text:style-name="T10">別太挑，你書荒就是這麼來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明明加過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也喜歡那個女主媽媽，和我一樣的有多少</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書，付錢都好說，就是</text:span><text:span text:style-name="T16">tm</text:span><text:span text:style-name="T17">能不能別太監啊，北公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看了一下電視劇，被噁心了，趕緊回來再重溫一遍原作，洗洗胃。確信這是一本荒誕幽默的批判現實小說，對人性的剖析深入骨髓。小說刻畫了一批個性極端偏另類的警界青年，因為極端而被上級坑，被現實磨，夾在黑與白之間，在選擇中茫然，在茫然中拼殺。警校生活很爽快，羊城求生很爆笑，入獄當牢頭很吊，無間道很驚險精彩，緝毒敵我難分很恐怖，各方面的社會環境很寫實，最後給人一聲深深無奈的歎息。 這種高節奏的小說，要拍成</text:span><text:span text:style-name="T2">&lt;a href="/name/</text:span><text:span text:style-name="T3">越獄</text:span><text:span text:style-name="T4">" target='_blank'&gt;</text:span><text:span text:style-name="T3">《越獄》</text:span><text:span text:style-name="T4">&lt;/a&gt;</text:span><text:span text:style-name="T3">多好啊！</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40">&lt;a href="/n/</text:span><text:span text:style-name="T41">遁去的鏡一</text:span><text:span text:style-name="T40">" target='_blank'&gt;@</text:span><text:span text:style-name="T41">遁去的鏡一 </text:span><text:span text:style-name="T40">&lt;/a&gt;: </text:span><text:span text:style-name="T41">非常純正的</text:span><text:span text:style-name="T40">DND</text:span><text:span text:style-name="T43">小說。我之大愛。 本書成功的塑造了一個生動的綠龍形象</text:span><text:span text:style-name="T42">-</text:span><text:span text:style-name="T41">不是披著綠龍皮的人類穿越客，而是純正的</text:span><text:span text:style-name="T40">DND</text:span><text:span text:style-name="T41">綠龍：強大，狡詐，崇拜力量，邪惡而守序，等等。這恐怕是現今網文裡塑造得最成功的幾個非人類主角之一了（客觀的說，超過了鶸的“紅龍”）。 除了這個非常成功的主角形象之外（再次強調：人物塑造是小說創作的靈魂），作者圍繞該主角也塑造了眾多非常生動的配角，比如主角的母親（開篇就非常驚豔的出場），管家，女僕長，反派矮人一號</text:span><text:span text:style-name="T40">...</text:span><text:span text:style-name="T41">等等。相比其他主角形象臉譜化，配角幾乎無形象可言的大部分小白網文來說，本書水準高出太多。</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九秋：孩子，當你發文的時候，整個綠林都在低語你的名字。 </text:span><text:span text:style-name="T8">&lt;br&gt;</text:span><text:span text:style-name="T9">綠千愁：孩子，我驕傲地看著你的字數一天天變多，成為文青的化身。 </text:span><text:span text:style-name="T8">&lt;br&gt;</text:span><text:span text:style-name="T10">黑背：你要記住，我們一直都是以綠帽和喂屎統治著綠林好漢。 </text:span><text:span text:style-name="T8">&lt;br&gt;</text:span><text:span text:style-name="T10">買綠小郎君：我也相信你會謹慎地隱藏自己強大的毒性。 </text:span><text:span text:style-name="T8">&lt;br&gt;</text:span><text:span text:style-name="T10">蘭帝：但，真正的勝利，是讀者吃到你喂的屎的那糾結痛苦扭曲的一瞬間。 </text:span><text:span text:style-name="T8">&lt;br&gt;</text:span><text:span text:style-name="T10">五綠齊聲：總有一天，我們的統治將抵達終點，而你，將加冕為綠帽子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網站就是個傻 逼！！！起充最低十塊，連續簽到一個月獎勵你一毛。看書自動給你訂閱，你還找不到停止訂閱的點。隨便翻幾本書錢花花的往外流，並且就算你把書收藏到書架裡，還是得從第一頁往後翻，沒有書簽，也沒有記憶，還有網站那屎一樣的排版和美工，這他媽簡直是反人類到了極點！開網站的人是不是大腦有屎</text:span><text:span text:style-name="T16">?</text:span><text:span text:style-name="T17">為了看這本書給我噁心壞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寫龍的把幾個同行襯托得一無是處</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22">2018.11.26</text:span><text:span text:style-name="T64">攢更中 </text:span><text:span text:style-name="T63">&lt;br&gt;</text:span><text:span text:style-name="T66">非常純正的</text:span><text:span text:style-name="T65">DND</text:span><text:span text:style-name="T64">小說。我之大愛。 </text:span><text:span text:style-name="T63">&lt;br&gt;</text:span><text:span text:style-name="T66">本書成功的塑造了一個生動的綠龍形象</text:span><text:span text:style-name="T65">-</text:span><text:span text:style-name="T64">不是披著綠龍皮的人類穿越客，而是純正的</text:span><text:span text:style-name="T65">DND</text:span><text:span text:style-name="T66">綠龍：強大、狡詐、崇拜力量、邪惡而守序，等等。這恐怕是現今網文裡塑造得最成功的幾個非人類主角之一了（客觀的說，超過了鶸的“紅龍”）。 </text:span><text:span text:style-name="T63">&lt;br&gt;</text:span><text:span text:style-name="T64">除了這個非常成功的主角形象之外（再次強調：人物塑造是小說創作的靈魂），作者圍繞該主角也塑造了眾多非常生動的配角，比如主角的母親（開篇就非常驚豔的出場），管家，女僕長，反派矮人一號</text:span><text:span text:style-name="T63">...</text:span><text:span text:style-name="T64">等等。相比其他主角形象臉譜化，配角幾乎無形象可言的大部分小白網文來說，本書水準高出太多。 </text:span><text:span text:style-name="T63">&lt;br&gt;</text:span><text:span text:style-name="T64">最後，故事精彩，文采斐然，不信去讀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改編劇的第一部是良心，第二部是垃圾。 </text:span><text:span text:style-name="T12">&lt;br&gt;</text:span><text:span text:style-name="T13">充分證明目前網改劇的高冷編劇們脫離原著以後就啥也不行，只能胡扯瞎掰靠群眾的罵聲博出位了。 </text:span><text:span text:style-name="T12">&lt;br&gt;</text:span><text:span text:style-name="T13">【第二部劇的殘障指數：八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餘罪最近電視劇來了，瞬間火了。其實看老長的書好幾年，當時第一本應該是紅男綠女還是黑鍋，一看驚為天人。老長特別擅長驚人轉折，看似山窮水盡，但是主角就是能柳暗花明，而且並不是那種特別開金手指的主角光環。對他的幾本書都是非常喜歡，但是對於電視劇就沒有興趣去看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老常的書本本仙草！妥妥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如果只能推薦一篇</text:span><text:span text:style-name="T8">HP</text:span><text:span text:style-name="T9">同人，那我毫無疑問要推</text:span><text:span text:style-name="T8">HPMOR</text:span><text:span text:style-name="T10">。這是一篇首發</text:span><text:span text:style-name="T8">lesswrong</text:span><text:span text:style-name="T10">翻譯在</text:span><text:span text:style-name="T8">LOFTER</text:span><text:span text:style-name="T10">的外國同人，算是原作的成人版，對</text:span><text:span text:style-name="T8">HP</text:span><text:span text:style-name="T10">的很多童話向設定進行了優化和吐槽，出色的解釋了為啥差點統治英國的大魔王居然是個腦殘反派的問題。此文以科學理性的視角和思路開了很多腦洞，屬於不僅讓人看著很爽而且令人有所收穫的作品。有些人可能會覺得哈利的性格和原作差別太大屬於崩壞人物，實際上這個問題也被很圓滿的解答了，屬於小說到最後抖的幾個包袱之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書……真的，智商低的不要看，否則你會被晦澀難懂的哲學思辨，夢囈一般的心靈拷問，還有天書一樣的科學說明給搞暈的……硬著頭皮啃到</text:span><text:span text:style-name="T12">36</text:span><text:span text:style-name="T13">章，表示實在啃不動了，先歇一下……說起來，作者能把</text:span><text:span text:style-name="T12">HP</text:span><text:span text:style-name="T13">同人寫出堪比高數課本的閱讀難度，也是神人了……不行，為了讓更多的人感受我的痛苦，也為了證明自己的智商不是真的那麼可悲，我毅然決然給了仙草！來吧，要死一起死！</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02">給大家發個福利，就是</text:span><text:span text:style-name="T103">&lt;a href="/n/</text:span><text:span text:style-name="T104">滅絕十字</text:span><text:span text:style-name="T105">" target='_blank'&gt;@</text:span><text:span text:style-name="T104">滅絕十字 </text:span><text:span text:style-name="T103">&lt;/a&gt;</text:span><text:span text:style-name="T104">發的</text:span><text:span text:style-name="T105">txt</text:span><text:span text:style-name="T106">版的分段，換行，校對，還把裡番無縫銜接進去了 </text:span><text:span text:style-name="T103">&lt;br&gt;</text:span><text:span text:style-name="T104">連結</text:span><text:span text:style-name="T103">: https://pan.baidu.com/s/1WshgcSwwBsVYcs8ONPDS4A </text:span><text:span text:style-name="T104">密碼</text:span><text:span text:style-name="T103">: ux4f &lt;br&gt;</text:span><text:span text:style-name="T104">解壓密碼：</text:span><text:span text:style-name="T103">666666</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7">常書欣的</text:span><text:span text:style-name="T118">&lt;a href="/name/</text:span><text:span text:style-name="T119">黑鍋</text:span><text:span text:style-name="T120">" target='_blank'&gt;</text:span><text:span text:style-name="T121">《黑鍋》</text:span><text:span text:style-name="T120">&lt;/a&gt;</text:span><text:span text:style-name="T121">、</text:span><text:span text:style-name="T118">&lt;a href="/name/</text:span><text:span text:style-name="T119">餘罪</text:span><text:span text:style-name="T120">" target='_blank'&gt;</text:span><text:span text:style-name="T119">《餘罪》</text:span><text:span text:style-name="T120">&lt;/a&gt;</text:span><text:span text:style-name="T119">寫現代刑偵故事已入化境，細節巧妙，描摹精准，偵破橋段沒有許多推理作品的做作和輕浮，文字樸實，卻蘊藏著極雄渾的張力，地氣十足，尤以</text:span><text:span text:style-name="T120">&lt;a href="/name/</text:span><text:span text:style-name="T121">餘罪</text:span><text:span text:style-name="T118">" target='_blank'&gt;</text:span><text:span text:style-name="T121">《餘罪》</text:span><text:span text:style-name="T120">&lt;/a&gt;</text:span><text:span text:style-name="T119">破偷牛案一段最具代表性。而且這兩部作品的氣質簡直天然為電視劇所打造，若能投拍，當為重案六組後的刑偵片又一大傑作。</text:span><text:span text:style-name="T120">ps</text:span><text:span text:style-name="T119">：這是馬親王當時的點評，推薦這書，主要是想推薦網劇</text:span><text:span text:style-name="T118">&lt;a href="/name/</text:span><text:span text:style-name="T119">餘罪</text:span><text:span text:style-name="T118">" target='_blank'&gt;</text:span><text:span text:style-name="T119">《餘罪》</text:span><text:span text:style-name="T118">&lt;/a&gt;……</text:span><text:span text:style-name="T119">剛刷完，意外的不錯，如果期望值不太高的話，確實可以看一看，算是網劇中的良心作了……</text:span><text:span text:style-name="T118">ps</text:span><text:span text:style-name="T119">：第二季太失望了……狗血到讓我看得尷尬癌都犯了……也不知道是換了編劇還是導演……好好的文本改成這樣……只能說，您贏了……不過我還在堅持……自己沖的值，含著淚也得看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其實我是不太推薦常舒欣的書的，比如余罪，黑鍋等等。我看他的書還是挺早的，那時候他還沒出名。儘管他的文筆、故事情節真的很不錯，文字很老練，可讀性也很強。但說實話，他的立場是有問題的，為了製造衝突，製造矛盾，他的套路基本就是領導都是官僚主義的，用正規辦案方法是抓不到罪犯的，其他員警同事經常是用手段對付普通老百姓、撈錢的。只有餘罪和他的同伴雖然手段有問題，但絕大多數情況下，都守住了底線，只是迫不得已用手段打擊犯罪分子。。典型的雙重標準，憑什麼別人都做不到的事情你餘罪能做到，人是社會動物，受環境的影響是很大的，稍微有點社會經驗的人就不會相信這類“童話”！</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論佩妮姨媽嫁給一個大學教授，把哈利</text:span><text:span text:style-name="T63">·</text:span><text:span text:style-name="T64">詹姆</text:span><text:span text:style-name="T65">·</text:span><text:span text:style-name="T66">波特</text:span><text:span text:style-name="T65">·</text:span><text:span text:style-name="T64">伊萬斯</text:span><text:span text:style-name="T65">·</text:span><text:span text:style-name="T66">維瑞斯養成一個擁有科學素養的熊孩子的可能性。哈利在入院儀式時，與破破爛爛的巫師帽談笑風聲，最後分配到了拉文克勞。 </text:span><text:span text:style-name="T63">&lt;br&gt;</text:span><text:span text:style-name="T66">所以，這個位面的哈利是個科幻迷兼書呆？不，虵是個……即使麥克教授也會同意我的形容……是個會行走的天災。 </text:span><text:span text:style-name="T65">&lt;br&gt;</text:span><text:span text:style-name="T64">推薦理由：作者是外國教授。該同人文得到了</text:span><text:span text:style-name="T63">JK</text:span><text:span text:style-name="T64">羅琳的授權。已由</text:span><text:span text:style-name="T63">LOFT</text:span><text:span text:style-name="T64">全文翻譯，地址：</text:span><text:span text:style-name="T63">WWW.HPMOR.LOFTER.COM &lt;br&gt;</text:span><text:span text:style-name="T64">不推薦理由：對讀者的科學素養要求較高。如果看不下去，就沒必要強迫自己。</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安利一本國外的</text:span><text:span text:style-name="T52">HP</text:span><text:span text:style-name="T53">同人，給力的燒腦科普文。如果你喜歡奧數神作的話，不用猶豫，優雅的跳坑吧……書中哈利的姨媽嫁給了大學教授，所以哈利被培養成了一個充滿科學思維，聰穎且早熟的少年科學家，進了代表求知的拉文克勞，最大的亮點在於文中哈利對魔法進行了科學的研究，各種燒腦的理論假設、實驗設計，腦洞大開，趣味非凡。主配角智商都很高，總的來說，十分有趣，對了，這書是正統</text:span><text:span text:style-name="T52">BG</text:span><text:span text:style-name="T53">文，哈赫</text:span><text:span text:style-name="T52">CP</text:span><text:span text:style-name="T53">，無毒點……建議閱讀</text:span><text:span text:style-name="T54">lofter</text:span><text:span text:style-name="T53">發佈的</text:span><text:span text:style-name="T52">epub</text:span><text:span text:style-name="T53">版本，可隨時查看書中各種梗和科學名詞的解釋，降低閱讀難度。已完本，翻譯版</text:span><text:span text:style-name="T52">TXT+EPUB </text:span><text:span text:style-name="T53">下載連結見評論。</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作者養活了多少人，你們知道嗎？萬家生佛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仙俠鼻祖，武俠百科全書！一部超越時代的作品，一座中國幻想文學的豐碑，從幻想文學史的歷史地位來說，恐怕只有近代奇幻文學鼻祖</text:span><text:span text:style-name="T2">&lt;a href="/name/</text:span><text:span text:style-name="T3">魔戒</text:span><text:span text:style-name="T4">" target='_blank'&gt;</text:span><text:span text:style-name="T3">《魔戒》</text:span><text:span text:style-name="T4">&lt;/a&gt;</text:span><text:span text:style-name="T3">可堪並論！更多蜀山類同人盤點見下帖：</text:span><text:span text:style-name="T4">http://www.lkong.net/thread-1278774-1-1.html</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本書的一部分我很早就看過，很久以後才補完。首先要給評分——</text:span><text:span text:style-name="T16">5</text:span><text:span text:style-name="T17">星，給五星是因為此書原創性十足，想像力豐富，本人一向青睞高原創作品。缺點有二：一是受限於當時小說處於連載且多家連載狀態，該書有大量插敘、倒敘、碎片化等影響閱讀體驗的情節；二是人物性格塑造方面，裡面的很多正方人物囂張跋扈、蠻不講理到了很多讀者都生出了反感的程度，許多人物沒什麼惡跡卻被所謂的正道花式吊打，這樣的情節太多以至於絕大多數蜀山同人文中主角哪怕穿越也只會穿成反派同峨眉惡鬥，這麼多同人寫手的怨氣，可想而知書中峨眉小輩的嘴臉以及本書人物塑造之失敗，這其實是受限於時代，作為報紙連載作品，其受眾平均素質一般不高，樸素的善惡觀也是必要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87">神作鎮樓！</text:span><text:span text:style-name="T88">&lt;a href="/name/</text:span><text:span text:style-name="T89">蜀山劍俠傳</text:span><text:span text:style-name="T90">" target='_blank'&gt;</text:span><text:span text:style-name="T91">《蜀山劍俠傳》</text:span><text:span text:style-name="T90">&lt;/a&gt;</text:span><text:span text:style-name="T91">號稱‘武俠百科全書’，間接影響了新派武俠的發展，對鄭證因、朱貞木、梁羽生、金庸、古龍等武俠名家均有啟迪之功。成為當代眾多修真仙俠作品的標杆和描寫範本，設定被各種借鑒，直接影響誕生了中國</text:span><text:span text:style-name="T88">RPG</text:span><text:span text:style-name="T91">遊戲的巔峰之作</text:span><text:span text:style-name="T88">&lt;a href="/name/</text:span><text:span text:style-name="T91">仙劍奇俠傳</text:span><text:span text:style-name="T90">" target='_blank'&gt;</text:span><text:span text:style-name="T89">《仙劍奇俠傳》</text:span><text:span text:style-name="T90">&lt;/a&gt;</text:span><text:span text:style-name="T91">，可以說，它深刻的影響了近半個多世紀的中國幻想類作品的發展。毫無疑問，這是一部絲毫不遜色於四大名著的超級</text:span><text:span text:style-name="T88">IP</text:span><text:span text:style-name="T89">。一座超越時代的作品，一部中國幻想文學的豐碑，從幻想文學史的歷史地位來說，恐怕只有近代奇幻文學鼻祖</text:span><text:span text:style-name="T88">&lt;a href="/name/</text:span><text:span text:style-name="T89">魔戒</text:span><text:span text:style-name="T88">" target='_blank'&gt;</text:span><text:span text:style-name="T89">《魔戒》</text:span><text:span text:style-name="T88">&lt;/a&gt;</text:span><text:span text:style-name="T89">可堪並論！</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22">1957</text:span><text:span text:style-name="T64">年反右，還珠平安度過。</text:span><text:span text:style-name="T63">1958</text:span><text:span text:style-name="T66">年</text:span><text:span text:style-name="T65">6</text:span><text:span text:style-name="T64">月，某雜誌刊登</text:span><text:span text:style-name="T63">&lt;a href="/name/</text:span><text:span text:style-name="T66">不許還珠樓主繼續放毒</text:span><text:span text:style-name="T65">" target='_blank'&gt;</text:span><text:span text:style-name="T64">《不許還珠樓主繼續放毒》</text:span><text:span text:style-name="T65">&lt;/a&gt;</text:span><text:span text:style-name="T66">一文，還珠讀後默然，當夜即腦溢血，由此輾轉病榻兩年有餘，臨終前口授完成了長篇小說</text:span><text:span text:style-name="T63">&lt;a href="/name/</text:span><text:span text:style-name="T64">杜甫</text:span><text:span text:style-name="T63">" target='_blank'&gt;</text:span><text:span text:style-name="T64">《杜甫》</text:span><text:span text:style-name="T63">&lt;/a&gt;</text:span><text:span text:style-name="T64">。當他講述完杜甫窮愁潦倒、病死舟中的那段結尾後，對他的夫人孫經詢說：“二小姐，我也要走了。你多保重！”二日後即溘然長逝，享年五十九歲，恰與杜甫同壽。</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41">&lt;a href="/name/</text:span><text:span text:style-name="T136">蜀山劍俠傳</text:span><text:span text:style-name="T135">" target='_blank'&gt;</text:span><text:span text:style-name="T138">《蜀山劍俠傳》</text:span><text:span text:style-name="T137">&lt;/a&gt;</text:span><text:span text:style-name="T138">是一部神話小說，作者是還珠樓主李壽民。 </text:span><text:span text:style-name="T137">&lt;br&gt;</text:span><text:span text:style-name="T136">在烽火硝煙的抗戰時期，中國竟傳奇般地誕生了一部玄想超妙，光怪陸離的</text:span><text:span text:style-name="T135">&lt;a href="/name/</text:span><text:span text:style-name="T138">蜀山</text:span><text:span text:style-name="T135">" target='_blank'&gt;</text:span><text:span text:style-name="T138">《蜀山》</text:span><text:span text:style-name="T135">&lt;/a&gt;</text:span><text:span text:style-name="T138">。這部中國神話巨著，</text:span><text:span text:style-name="T137">"</text:span><text:span text:style-name="T136">開小說界千古未有之奇觀</text:span><text:span text:style-name="T137">"</text:span><text:span text:style-name="T138">，直接影響了後世的金庸等新派武俠小說的光大發展。 一代神魔武俠小說大宗師還珠樓主李善基</text:span><text:span text:style-name="T135">(</text:span><text:span text:style-name="T138">壽民</text:span><text:span text:style-name="T137">)</text:span><text:span text:style-name="T136">胸羅萬象，筆挾千鈞，在</text:span><text:span text:style-name="T135">&lt;a href="/name/</text:span><text:span text:style-name="T136">蜀山 </text:span><text:span text:style-name="T135">" target='_blank'&gt;</text:span><text:span text:style-name="T136">《蜀山 》</text:span><text:span text:style-name="T135">&lt;/a&gt;</text:span><text:span text:style-name="T136">中開創了世界上亙古未有最異想天開的奇幻世界</text:span><text:span text:style-name="T135">: </text:span><text:span text:style-name="T136">海可以煮沸，地可以掀翻，山可以移走，人可以化獸，天可以隱滅無跡，陸可以沉落無影，天外還有天，地底還有地，水下還有湖沼，石心還有精舍，靈魂可以離體。</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29">生活流有幾本佳作是必看的，異界生活類的</text:span><text:span text:style-name="T130">&lt;a href="/name/</text:span><text:span text:style-name="T131">生活在異界</text:span><text:span text:style-name="T132">" target='_blank'&gt;</text:span><text:span text:style-name="T133">《生活在異界》</text:span><text:span text:style-name="T132">&lt;/a&gt;&lt;a href="/name/</text:span><text:span text:style-name="T133">大惡魔</text:span><text:span text:style-name="T130">" target='_blank'&gt;</text:span><text:span text:style-name="T131">《大惡魔》</text:span><text:span text:style-name="T130">&lt;/a&gt;</text:span><text:span text:style-name="T133">，都市休閒類的</text:span><text:span text:style-name="T132">&lt;a href="/name/</text:span><text:span text:style-name="T131">回到過去變成貓</text:span><text:span text:style-name="T132">" target='_blank'&gt;</text:span><text:span text:style-name="T133">《回到過去變成貓》</text:span><text:span text:style-name="T130">&lt;/a&gt;</text:span><text:span text:style-name="T133">，還有就是這本海外種田文的代表作</text:span><text:span text:style-name="T130">&lt;a href="/name/</text:span><text:span text:style-name="T131">高山牧場</text:span><text:span text:style-name="T130">" target='_blank'&gt;</text:span><text:span text:style-name="T131">《高山牧場》</text:span><text:span text:style-name="T130">&lt;/a&gt;</text:span><text:span text:style-name="T131">了。本書是海外生活流的標杆，也是這一小眾門類的開創者，整本書偏正能量，節奏極為舒緩，如飲一杯清茗，沒有跌宕起伏的劇情高潮，有的只是那種絮絮叨叨的溫馨小日常，和不一樣的美國生活方式，節奏雖然慢，但內容很豐富，極富生活氣息。適合輕鬆的時候慢品。（生活在異界和大惡魔一太監一爛尾，所以慎入哈！掉坑裡了不要來找我……平均訂閱：</text:span><text:span text:style-name="T130">4752</text:span><text:span text:style-name="T1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義母系列】主角的父親在洪水中喪生後，主角就被青梅竹馬的母親——風華絕代宛如韶齡的心姨收養了，作者對於美豔繼母的溫柔描寫也著實用心，個別橋段中繼母的光彩奪目甚至超過了青梅竹馬；每當出現主角與繼母的曖昧場景，我認為都寫的格外好！</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漢使在匈奴西遷的背景下來到西方合縱連橫的故事，作者的姿勢水準可以信任。 </text:span><text:span text:style-name="T2">&lt;br&gt;</text:span><text:span text:style-name="T3">這書沒有給歐洲人降智，而是用大批穿越者這種外掛提升了漢朝的逼格，主角被作者塑造成了最近儒學復活後教授們妄想的那種原教旨儒生，保持了濃厚的東方風味；而高魔背景讓故事少了一些嚴肅感。 </text:span><text:span text:style-name="T4">&lt;br&gt;</text:span><text:span text:style-name="T3">情節還沒有完全展開，以觀後效 </text:span><text:span text:style-name="T4">&lt;br&gt;—————————— &lt;br&gt;</text:span><text:span text:style-name="T3">作者你想在惡搞文裡作嚴肅的討論？別啊，這太晉江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格局宏大，設定新穎，大長篇，上古神話背景，非傳統升級文，大背景小人物的視角，跟師姐的劍有點像，配角率人類爭種族存亡，然後主角人族小卒在其中展開人生。主角討喜，一開始是“好小姑娘應有的善良膽小”，後來慢慢轉變理智勇敢，合情合理，挺膩那些冷酷殺人狂主角的，主角為啥不能是好人，慢慢隨劇情改變才合理 </text:span><text:span text:style-name="T16">&lt;br&gt;</text:span><text:span text:style-name="T17">要說我最欣賞的一點是，貌美男師尊和少女徒弟主角的設定，仙俠八點檔的設定，作者峰迴路轉，給寫成猥褻少女，要我說這才符合邏輯，長得帥就不是猥褻了？師徒如父女，意淫徒弟什麼禽獸…所以這文真是清流。文筆美中不足，有點用力過猛，略有堆砌感，但是看出作者下了功夫，字句還是優美的，沒男作者通病但有點女作者通病</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看了百八十本女頻修真，一般看個開頭就能摸清後頭是個什麼套路。 </text:span><text:span text:style-name="T26">&lt;br&gt;</text:span><text:span text:style-name="T27">總歸不是渣男表妹謀害就是農村孤女上山。凡人三件套“煉心測靈拜師父”和嬌女三件套“血統天賦金大腿”看得都要吐了。 </text:span><text:span text:style-name="T28">&lt;br&gt;</text:span><text:span text:style-name="T29">此書倒是相當用心，巧妙地拉長時間軸架空秦後亂世。名正言順地化用上古神話溜溜先秦諸子，可算不是拿著天天軋戲的</text:span><text:span text:style-name="T26">&lt;a href="/name/</text:span><text:span text:style-name="T27">道德經</text:span><text:span text:style-name="T28">" target='_blank'&gt;</text:span><text:span text:style-name="T29">《道德經》</text:span><text:span text:style-name="T26">&lt;/a&gt;</text:span><text:span text:style-name="T29">裝古典了。 </text:span><text:span text:style-name="T26">&lt;br&gt;</text:span><text:span text:style-name="T27">世界觀大概是道本位</text:span><text:span text:style-name="T26">VS</text:span><text:span text:style-name="T27">人本位，尚不明朗。人者，天之敵也，道將亡而量劫起。妖魔鑄劫救道，人族應劫渡己。（瞎掰的） </text:span><text:span text:style-name="T26">&lt;br&gt;</text:span><text:span text:style-name="T27">女主作為妖血繼承者，被欽定為不周祭劍人。這之中慢慢失卻人性覺醒自我，從傻麅子變成白切黑的過程一反套路。我就說嘛，不要因為師長好看就屁股不正用命償還，大腿再金也不如自己開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神仙寫文系列。 </text:span><text:span text:style-name="T63">&lt;br&gt;</text:span><text:span text:style-name="T64">天啊我終於看到修真世界不是天天</text:span><text:span text:style-name="T65">&lt;a href="/name/</text:span><text:span text:style-name="T66">道德經</text:span><text:span text:style-name="T65">" target='_blank'&gt;</text:span><text:span text:style-name="T64">《道德經》</text:span><text:span text:style-name="T65">&lt;/a&gt;</text:span><text:span text:style-name="T66">了，而是綜合上古歷史、雜記、殘卷，像是歷史脈絡的延伸。 </text:span><text:span text:style-name="T63">&lt;br&gt;</text:span><text:span text:style-name="T66">女主小枝秘密被選為祭劍人，雖然我們都能從題目和簡介中看出之後絕對有個反轉，但她的未來裡真有被成功祭劍這個選項。所以她的目的很簡單：活著，有底氣地活著。 </text:span><text:span text:style-name="T65">&lt;br&gt;</text:span><text:span text:style-name="T64">可她的開局相當糟糕：被天下第一大佬盯著，身上染了影響性格的妖王血，抱的大腿還是個蛇精病。 </text:span><text:span text:style-name="T63">&lt;br&gt;</text:span><text:span text:style-name="T64">但她聰明，而且足夠大膽，利用一切可利用的東西。 </text:span><text:span text:style-name="T63">&lt;br&gt;</text:span><text:span text:style-name="T64">所以我覺得她能贏。 </text:span><text:span text:style-name="T63">&lt;br&gt;ps</text:span><text:span text:style-name="T64">：隱秘的修羅場賊好吃！</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此書展現了古代刀筆吏們顛倒黑白、吃了上家吃下家的酸爽；情有可原、法無可恕的運用之妙，存乎一心。過於堅持不做公門狗就有點小中二了，畢竟恰恰是現代公門的進步才能允許這類人存活。 </text:span><text:span text:style-name="T19">&lt;br&gt;</text:span><text:span text:style-name="T20">此書最有意思的是三卷</text:span><text:span text:style-name="T21">49</text:span><text:span text:style-name="T20">章，隔著螢幕都能看出作者對現實中因相貌磕磣而在法律界混得不如人意的不甘。因而本書可以說是聊以自慰的</text:span><text:span text:style-name="T19">YY</text:span><text:span text:style-name="T20">版自傳。這也解釋了作者為何立場精趙。並且由於作者頗有乾貨，相關行業動態如數家珍，刻畫出來的不是臉譜化而是立體感的精趙。 </text:span><text:span text:style-name="T21">&lt;br&gt;</text:span><text:span text:style-name="T22">另外值得一提的是作者深入骨髓的直男優越感。主角一不潛明星、二不玩嫩模，就是偏愛“獨立自主”的</text:span><text:span text:style-name="T19">OL</text:span><text:span text:style-name="T20">。</text:span><text:span text:style-name="T19">4</text:span><text:span text:style-name="T20">、</text:span><text:span text:style-name="T19">5</text:span><text:span text:style-name="T20">個獨當一面的職場女高管搶著拜倒在主角光環下，可以說是非常勵志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這不是宮鬥文，因為並沒怎麼“鬥”，女主和所謂的“對手”即使是最險惡時，也幾乎是井水不犯河水，後面更是同心攜手。可這篇卻依然比那些鬥得死去活來的文更可怕，令人窒息。 </text:span><text:span text:style-name="T16">&lt;br&gt;</text:span><text:span text:style-name="T17">這篇文前期的色彩鮮亮明麗得過分，幾個嬌憨的小姑娘其樂融融，簡直是後宮典範人間天堂。直到那場皇家葬禮，梁上吊成一排的殉葬宮人像一個耳光打醒了女主，也打醒了讀者。地位越高，知道得越多，就越深刻知道這是怎樣不得見人的去處。女主有寵愛，有權力，都敵不過文裡始終籠罩的灰色，壓抑得無法呼吸。</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真的仙草，這應該是歷史還原度最高的後宮文。我曾以為</text:span><text:span text:style-name="T2">&lt;a href="/name/</text:span><text:span text:style-name="T3">甄嬛傳</text:span><text:span text:style-name="T4">" target='_blank'&gt;</text:span><text:span text:style-name="T3">《甄嬛傳》</text:span><text:span text:style-name="T4">&lt;/a&gt;</text:span><text:span text:style-name="T3">的生活就是真正的後宮生活，壓抑而又鬥志高昂的，在後宮裡神擋殺神佛擋殺佛。又或者也許真的有那麼幾個皇帝，真的對後宮某個妃子一往情深。直到被打臉。這是篇奇怪的文，也是篇精緻的文，但精緻裡面又有些大氣磅礴，只是這種大氣被時代背景給碾的細碎，夾雜在全文當中。高度集權的王朝、嚴苛的理法背景之下，女人是很悲哀的，哪怕是權傾天下，萬人敬仰的皇后，皇貴妃甚至皇太后，太皇太后，所有宮廷女人從母儀天下到身份卑微的婢女，都被世道碾壓的毫無心氣，調教的如同溫順的野狗，根本沒有選擇，命運也不能操縱在手，唯一的奢望就是活下去，可惜卻跟死了沒兩樣。很震撼</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知道禦井烹香的文都是值得去看的好文，不過一直覺得她的文看起來有點累，除了庶女生存手冊看過，其他的文都沒怎麼看，開始對這文的印象就是劍走偏鋒，哪有後宮和諧安寧的情況，誰知看了之後才真正覺得這才應該是歷史還原度最高最應該貼近現實的後宮文。</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最近才看完這本，心中震撼。我也算是宮鬥文老讀者了，但自問尚未有一篇文，給我如此觀感。開頭娓娓道來，文筆有個性又細膩，女主天真爛漫，後宮也仿佛真正是一家人，其溫情差點讓我以為這是篇寵文。但慢慢地，以殉葬為代表，宮廷的傾軋、鬥爭、醜惡又緩緩展現出來，眾人的變化如此自然而唏噓。雖有戲說成分，但故事基本取材歷史，感覺是極為貼近歷史真實的後宮。中期女主人性覺醒，決定“做問心無愧之人”，又因此在宮鬥中立於不敗時，我讀到的不是勝利的快樂，而是一種更深的悲哀。當惠妃說“我只不過是想留下什麼”卻又認命時，真的戳中了我的心。這文也許不會二讀，因為其所述女子之悲深刻難言，罷卷仍久久不能平息，但卻又值得每個人讀一次！</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這書算是開啟了覺哥寫作的不歸路</text:span><text:span text:style-name="T63">.</text:span><text:span text:style-name="T64">目前</text:span><text:span text:style-name="T65">3</text:span><text:span text:style-name="T66">本書</text:span><text:span text:style-name="T63">,</text:span><text:span text:style-name="T64">我覺得最好的是販罪</text:span><text:span text:style-name="T65">,</text:span><text:span text:style-name="T66">其次是這個</text:span><text:span text:style-name="T63">,</text:span><text:span text:style-name="T66">大紅的驚悚樂園反而不如這兩本好</text:span><text:span text:style-name="T65">. &lt;br&gt;</text:span><text:span text:style-name="T64">最讓人欽佩的是這書從頭到尾免費</text:span><text:span text:style-name="T63">,</text:span><text:span text:style-name="T64">然後從頭到尾認真寫沒爛尾</text:span><text:span text:style-name="T63">. &lt;br&gt;</text:span><text:span text:style-name="T64">只能感歎一下年輕時候的三渣和現在的簡直不是同一個人</text:span><text:span text:style-name="T63">....</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氣運流神作，為後世眾多氣運流作者所敬仰</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雖然現在已經是</text:span><text:span text:style-name="T12">404</text:span><text:span text:style-name="T13">了，但是在網上還是通過各種方法看到此文，但我想說的是，這部變身文是我現在覺得寫的最好的變身文，沒有之一。雖然</text:span><text:span text:style-name="T12">TJ</text:span><text:span text:style-name="T13">了，但是卻寫出了靈魂。書名和內容非常的貼切。既然我連女裝山脈都能接受了，這部書又怎麼會接受不了呢，況且這部變身小說卻實不錯。最後我就想吐槽男主一句。你就不能快上，上，上，上。</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42">DLEER</text:span><text:span text:style-name="T17">的足球文永遠是最好的，很有層次感和內涵的文，能夠清晰地看到感受到為什麼強為什麼弱，而不是現在普遍的主角盤帶好了主角傳球能力提高了豬腳射門能力提高了豬腳頭球能力提高了</text:span><text:span text:style-name="T16">.....</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看完之後，人生會更堅強</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書可以讓爽上天，不轉不是中國人</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此書設定嚴謹文筆一流，人物形象刻畫生動，故事情節感人肺腑，在第一章就能夠讓人感動得熱淚盈眶，實在是不可多得的好書！真乃治癒系神書是也！ </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爽文，可惜被和諧了。主角一開始有一個神勇的喪屍犬手下，算是召喚流。非常爽，可惜由於福利太多，被起點封了，令人惋惜。不要不信，第一章的狗狗絕對會征服你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仙草。積年書蟲，良心推薦。不明白那些黑子是什麼心態。大家看一下我的書單——書荒未竟，糧草先行——就明白我的口味了。開券有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這書真是神轉折不斷，令人欲罷不能，第一章就吸引了我，真是仙草啊啊啊啊啊</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此書設定嚴謹文筆一流，人物形象刻畫生動，故事情節感人肺腑，在第一章就能夠讓人感動得熱淚盈眶，實在是不可多得的好書！真乃治癒系神書是也！ </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不能自己一個人屎，要屎大家一起屎</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不要問我為何給五星，我就說說下面那堆凡是評神書評仙草的都有七八個喜歡是什麼鬼？！良心呢？！我這個五星是真的摸著良心發出來的！至少作者寫的內容讓我感到了驚豔！</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百年 不遇的神文，相信我。現在就立刻百度書名。不要猶豫，不要看別的評論。他們都是些自私者，不想別人看到這麼好的文章。 </text:span><text:span text:style-name="T16">&lt;br&gt;</text:span><text:span text:style-name="T17">能改變你一生的好文。</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此書設定嚴謹文筆一流，人物形象刻畫生動，故事情節感人肺腑，在第一章就能夠讓人感動得熱淚盈眶，實在是不可多得的好書！真乃治癒系神書是也！ </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五星仙草神作，要說好在哪裡自己看吧，不劇透</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爽文，可惜被和諧了。想看的可以找盜版網，主角一開始有一個神勇的喪屍犬手下，算是召喚流。評論裡的惡意太多了，明明就是普通的爽文。</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此書設定嚴謹文筆一流，人物形象刻畫生動，故事情節感人肺腑，在第一章就能夠讓人感動得熱淚盈眶，實在是不可多得的好書！真乃治癒系神書是也！</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仙草，作者滿懷愛意用第一人稱寫這本神書，文筆超凡脫俗，劇情豐滿，充滿對社會滿滿的惡意</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新書連載地點 </text:span><text:span text:style-name="T16">&lt;br&gt;http://www.acgzc.com/index.php/portal/book/44 &lt;br&gt;</text:span><text:span text:style-name="T17">倒是沒太監，只是換站了。還有，別妄想讓我下海重寫湮變，我已經不寫奇葩文而是上岸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慎閱】突然想起這本書，腦子一陣疼痛，身體不由自主地抖動，幾乎癱在地上，陰寒從背後襲來，似乎有什麼來了，視野內的事物逐漸扭曲，化為一個個嬉笑著手舞足蹈的小人，混亂灼燒著我的心智，毫無疑問，這是替身攻擊！！！！（替身之力，強大精神力量的影像，屬於精神傷害）</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看了風螢月的推書感覺有點眼熟，仔細一看在系統上見過，說實話擼不起來。設定確實嚴謹，文筆不小白，人物形象和動作描寫都刻畫得很生動，故事情節出人意表、感人肺腑。另，樓下推第一章的是什麼鬼？序章才是能夠讓人感動得熱淚盈眶。實在是不可多得的治癒系好書，萌新們不要錯過。</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喝醉烈的酒，日最野的狗，打最貴的狂犬病疫苗。起點三大邪書之無冕的第四部名不虛傳（備註：我個人對這種書並不反感，可是因為在主站發佈的原因，導致對主角的心理描寫，雙方強烈的戰況，書中描寫的不是很清楚，希望作者注意，玩就要玩開一點，要不就別寫這種標新立異的，你看喪屍尋多麼直接，男主說咬（拆開）就深喉，玩的比你直白多了，再看看朱顏血系列，難到還不能說明什麼？）</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此書從第一章開始就人與動物和諧相處，至死不渝，深入淺出，激情四射，超越種族的愛令全體讀者流淚滿面，情不自禁地給了五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神作無誤，非常爽，可惜由於福利太多，被起點封了，令人惋惜。不要不信，第一章的狗狗絕對會征服你的</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我看的書算是多了，這是我印象深刻的第二個主角——第一個是烤自己腰子的精神病祝覺。 </text:span><text:span text:style-name="T8">&lt;br&gt;</text:span><text:span text:style-name="T9">本書的主角如何令人印象深刻呢？ </text:span><text:span text:style-name="T8">&lt;br&gt;</text:span><text:span text:style-name="T10">因為他在第一章就被狗日了。 </text:span><text:span text:style-name="T8">&lt;br&gt;</text:span><text:span text:style-name="T10">是的，真的被狗日了。 </text:span><text:span text:style-name="T8">&lt;br&gt;</text:span><text:span text:style-name="T10">簡直了。 </text:span><text:span text:style-name="T8">&lt;br&gt;</text:span><text:span text:style-name="T10">我已經無法用語言來表達我的心情，如果有的話，我唯一能想到的絕對是——狗日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同人仙草。非常好看的火影同人。把火影世界的體系填補的很完善，主角研究家傳影遁，研究陰陽查克拉和時空忍術，自創黑白魔術，願意放棄情感成為絕對公正的天之主尊，改變世界。</text:span><text:span text:style-name="T12">P</text:span><text:span text:style-name="T13">。</text:span><text:span text:style-name="T12">S</text:span><text:span text:style-name="T13">。鹿丸的陰影具足真的很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大部分人對辰東的認識是從長生界開始的，我是從遮天。 </text:span><text:span text:style-name="T12">&lt;br&gt;</text:span><text:span text:style-name="T13">當初看了簡介，就再也放不下本書，孤寂枯燥的宇宙中，九龍拉棺，這一幕被天文局捕捉到。 </text:span><text:span text:style-name="T12">&lt;br&gt;</text:span><text:span text:style-name="T13">遮天很精彩，格局很宏大，挖坑非常多，坑越挖越多，最後終於把作者埋了，辰東的挖坑成了癮 ，愛讀的人對坑也成了癮，宛如貓撓心窩，隔靴搔癢，把持不住就一直看下去了……最後還有好多坑不清不楚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完本】東方玄幻升級流神作，目前為止辰東寫的書中最好的一本。劇情大氣宏博，各種明暗線交替讓人眼花繚亂間沉醉其中。辰東最擅長的逆天寫法更是在此書中體現的淋漓盡致。就文筆而言此書中上，但就筆鋒而言這本書如同出鞘劍，風華畢露。辰東還有一本書‘神墓’也推薦，但由於太過遠古而且情節壓抑，所以不符合七規。缺點：升級過於漫長，有拖遝的嫌疑，感情描寫是薄弱項，結局為了追求‘合理’，其實是一種文青病的體現。但總體讓人滿意。</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過的最好的末世文，沒有之一。這是合理黨的菜。你會覺得在看一部美劇或者說畫面感極強的美國小說。這可能和作者寫作方式有關，不像一篇網文。情節驚心動魄，張弛有致。主角金手指極少，但是看得很爽，衝突不斷，現實向的。所有的出場人物，哪怕是路人甲，都符合人性，邏輯性，讓人印象深刻。唯一的問題是，作者一去不返，太監了。但現有的</text:span><text:span text:style-name="T16">100</text:span><text:span text:style-name="T17">多章就能喂飽喜愛末世文的胃。</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情懷仙草】當年看它之時還是初中二年級的少年，看著聖體吊打天下看得熱血沸騰，不能自己。 </text:span><text:span text:style-name="T26">&lt;br&gt;</text:span><text:span text:style-name="T27">看到狠人大帝和她老哥的故事，還會有點哀傷。 </text:span><text:span text:style-name="T28">&lt;br&gt;</text:span><text:span text:style-name="T29">看到為發跡的葉凡去禁區，那陰森的描寫，還會出一身冷汗。 </text:span><text:span text:style-name="T26">&lt;br&gt;</text:span><text:span text:style-name="T27">不得不說，在我看來，沒看的</text:span><text:span text:style-name="T28">&lt;a href="/name/</text:span><text:span text:style-name="T29">聖墟</text:span><text:span text:style-name="T26">" target='_blank'&gt;</text:span><text:span text:style-name="T29">《聖墟》</text:span><text:span text:style-name="T26">&lt;/a&gt;</text:span><text:span text:style-name="T27">暫且不論，這本是辰東的一堆書裡最好的一本了。可惜開頭賊踏馬白，後來第二遍看不下去…… </text:span><text:span text:style-name="T26">&lt;br&gt;</text:span><text:span text:style-name="T27">遮天後期到完美全書，都存在一個問題：描寫乏力。 </text:span><text:span text:style-name="T26">&lt;br&gt;</text:span><text:span text:style-name="T27">什麼星辰都要裂開了，身體都要裂開了，胳膊都要斷了，以及大量路人流旁白……並且辰東的力量體系也不嚴謹，經常前後矛盾，層級不斷提升，讓人無語。現在想起來，當年的我能看完它還反復看了結尾真是不可思議。</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遮天電視劇主演是王俊凱和關曉彤，簡直可怕，這還怎麼看？永遠也無法忘記關曉彤唱的你</text:span><text:span text:style-name="T16">xx</text:span><text:span text:style-name="T17">，猶如克蘇魯的呼喚。</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你能想像在一片修真元嬰鬥徒鬥王的起點，突然出現一個新的流派，人體秘境，輪海，神橋，四極，大能，聖人，大帝，還有那句“成仙路上誰為峰，一見無始道成空”，驚豔太驚豔！</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一個普通人或者說屌絲獲得了可以穿越到</text:span><text:span text:style-name="T19">1980</text:span><text:span text:style-name="T20">年的異能會發生什麼？這本書講的就是這樣一個故事。 </text:span><text:span text:style-name="T21">&lt;br&gt;</text:span><text:span text:style-name="T20">這裡說明一點，本書雖然是援共文，不過本書的主角是個屌絲，所以主角是愛國也愛錢。即主角獲得穿越異能後首先想做的是當時空倒爺發財，然後才是在保證自己利益的前提下幫助</text:span><text:span text:style-name="T19">80</text:span><text:span text:style-name="T20">年代的中國發展。不過這個很正常，普通人能做到這一點已經無可挑剔了。 </text:span><text:span text:style-name="T21">&lt;br&gt;</text:span><text:span text:style-name="T22">此外，本書喜歡大開腦洞，比如說在日本搞傳銷，比如說在</text:span><text:span text:style-name="T19">80</text:span><text:span text:style-name="T20">年代搞網文，比如說弄出戰略忽悠局編造一個主神來掩蓋主角的事情。 </text:span><text:span text:style-name="T19">&lt;br&gt;</text:span><text:span text:style-name="T20">這些腦洞有些的確很有趣，看起來很歡樂，不過有些腦洞就有些腦殘，看得人很尷尬。 </text:span><text:span text:style-name="T19">&lt;br&gt;</text:span><text:span text:style-name="T20">評價：仙草。很多人黑這本書，不過請相信我，這本書很不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本小說，還是相當不錯的，不過真心我不希望出現什麼雞血狗血的內容，畢竟現在有一本援共的文能寫到 </text:span><text:span text:style-name="T12">50</text:span><text:span text:style-name="T13">萬字，並且能發表出來，真心不容易，所以雖然說不知道逐浪小說網有什麼其他小說，我還是充值了</text:span><text:span text:style-name="T12">30</text:span><text:span text:style-name="T13">元錢，還專門看地效的這本小說。</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一本非常優秀的集直播、穿越、推理為一體的小說。人物豐滿，情節緊湊，前後呼應，構思巧妙。 </text:span><text:span text:style-name="T12">&lt;br&gt;</text:span><text:span text:style-name="T13">表面上，主角碰到謀殺案成為嫌疑人，然後穿越到福爾摩斯、別對我說謊、名偵探柯南、犯罪心理等世界裡，學習基本演繹法、微表情分析、密室分析、心理側寫等偵探知識，在觀眾的幫助下，破獲一個又一個離奇的案件，最後回到她的世界，協助警方抓住犯罪團夥，洗刷嫌疑——但實際上，這是一個自我救贖的心路歷程，主角一腳踩在連環殺手的紅線上……哇，細思極恐，她最後能成為正常人，完全是在那些老師、同伴、親人以及數十萬計觀眾的互動和幫助下，才糾正心理狀態。 </text:span><text:span text:style-name="T12">&lt;br&gt;</text:span><text:span text:style-name="T13">讀這本書，會讓每個人覺得自己有一大堆心理問題，都有可能成為潛在罪犯……</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5">→_→</text:span><text:span text:style-name="T6">這書前面被噴真的不冤，不過後面真雞兒爽，你們這群跳章都不會的小白也是活該沒書看，呵呵。</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單主不愧是老司機，我就粘貼一段 </text:span><text:span text:style-name="T2">&lt;br&gt;“</text:span><text:span text:style-name="T14">寶貝……你的</text:span><text:span text:style-name="T4">**</text:span><text:span text:style-name="T3">可真大，真軟……爹爹的一隻手都握不住了……” 嗅著她散發誘人異香的動人軀體，他低啞的嗓音在她耳邊肆意的說出挑逗的話來。 </text:span><text:span text:style-name="T4">&lt;br&gt;</text:span><text:span text:style-name="T3">他的兩根手指猛然擠進她的滑膩蜜穴，濕熱的甬道立刻緊緊的吸附住他的，他低喘一聲，手指疾速的在緊窒的甬道裡抖動…… </text:span><text:span text:style-name="T4">&lt;br&gt;“</text:span><text:span text:style-name="T3">求你了爹爹……不要……不要這樣……月兒真的不行了……好酥哦……快受不了了……”聽著她柔媚的呻吟聲，林雨玄狂恣的加快了手指的動作，順著兩片花瓣一次一次衝撞她的水嫩血芯，同時伸手捏住了她玉乳上的粉色乳首，用力的揉捏，擠弄，讓它在他手中更加成熟突起，發紅發硬。</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方想的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時至今日，太多小說都是龍傲天型，看完一本之後發現能記住的配角名字少的可憐。永遠是主角大殺四方，再加上毫無特點的性格以及一堆連名字都記不住的後宮，只能說煩。 </text:span><text:span text:style-name="T2">&lt;br&gt;</text:span><text:span text:style-name="T3">個人認為一本小說好不好，不在於它文筆有多生動，力量體系有多清晰，最重要的是能讓讀者因其而哭、因其而樂、因其而爽。再加上一些奇思妙想就更好了。 </text:span><text:span text:style-name="T4">&lt;br&gt;</text:span><text:span text:style-name="T3">小說雖盡、餘韻尤長，每次讀完讓人喜歡的小說，總有種悵然若失的感覺，不得不說配角刻畫的太好，林謙、韋勝、阿鬼、蒲太多角色讓人無法忘懷。 </text:span><text:span text:style-name="T4">&lt;br&gt;</text:span><text:span text:style-name="T3">期待這類小說，也期待能看到更好的小說。</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每個仙俠修真類作品的作者都有自己對中國古典仙俠文化及古樸思想的解讀，並附以自己的想像和一些現代化的觀念，而</text:span><text:span text:style-name="T2">&lt;a href="/name/</text:span><text:span text:style-name="T14">妄心</text:span><text:span text:style-name="T4">" target='_blank'&gt;</text:span><text:span text:style-name="T3">《妄心》</text:span><text:span text:style-name="T4">&lt;/a&gt;</text:span><text:span text:style-name="T3">的作者在這方面則是佼佼者。小說在一個不那麼修真的開場後，進入了一個華麗的修行與世俗交織的世界，第一人稱的主角也在其中載沉載浮。作品想像瑰麗，規劃合理，視角精妙，文筆卻透出古色古香的味道，少有違和感，極少網路小說的通病，實屬精品。 </text:span><text:span text:style-name="T4">&lt;br&gt;</text:span><text:span text:style-name="T3">但，作者貌似停更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吾之仙草。即使過去了幾年了，流砂、蘇海倫、愛琳、李察、哥頓等等形象依舊栩栩如生。構裝設定不錯，位面征戰體系寧人讚歎……這是目前煙男自</text:span><text:span text:style-name="T8">&lt;a href="/name/</text:span><text:span text:style-name="T9">褻瀆</text:span><text:span text:style-name="T8">" target='_blank'&gt;</text:span><text:span text:style-name="T10">《褻瀆》</text:span><text:span text:style-name="T8">&lt;/a&gt;</text:span><text:span text:style-name="T10">以後最好的一本玄幻。 </text:span><text:span text:style-name="T8">&lt;br&gt;</text:span><text:span text:style-name="T10">另外，流沙才是真女主，過了這麼久我依舊記得她啊！ </text:span><text:span text:style-name="T8">&lt;br&gt;—— &lt;br&gt;“</text:span><text:span text:style-name="T10">時光湯湯不可回，李察握不住流沙”</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有人說本書是白文，可我覺得，如果所有白文都有這樣水準的文筆和想像力，那我再不會有書荒了。在我的精神食糧備選列表中，並不拒絕文藝電影，但絕不碰文青小說，因為電影是一兩個小時的事情，來得快，去得也快，但小說卻容易帶入，能影響我相當長一段時間的心情，過於文青的小說根本就看不下去，所以我從來不給自己找虐，不管你捧殺也好，誣衊也罷，本書偏爽文性質的設定，和註定成為強者的主角，加上極出彩的文筆，完全符合我的擇書標準，</text:span><text:span text:style-name="T8">&lt;a href="/name/</text:span><text:span text:style-name="T9">褻瀆</text:span><text:span text:style-name="T8">" target='_blank'&gt;</text:span><text:span text:style-name="T10">《褻瀆》</text:span><text:span text:style-name="T8">&lt;/a&gt;&lt;a href="/name/</text:span><text:span text:style-name="T10">塵緣</text:span><text:span text:style-name="T8">" target='_blank'&gt;</text:span><text:span text:style-name="T10">《塵緣》</text:span><text:span text:style-name="T8">&lt;/a&gt;</text:span><text:span text:style-name="T10">雖美過虐，非吾之菜，本書才是我心目中煙男出品的第一必看佳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43">在當時</text:span><text:span text:style-name="T144">..</text:span><text:span text:style-name="T145">將所有所謂的經典</text:span><text:span text:style-name="T144">..</text:span><text:span text:style-name="T146">神書</text:span><text:span text:style-name="T147">.</text:span><text:span text:style-name="T146">牢牢踩在腳底長期霸佔第一的大作</text:span><text:span text:style-name="T144">. &lt;br&gt;</text:span><text:span text:style-name="T145">現在說到遠古神作</text:span><text:span text:style-name="T147">.</text:span><text:span text:style-name="T146">很多人只知道</text:span><text:span text:style-name="T147">&lt;a href="/name/</text:span><text:span text:style-name="T145">紫川</text:span><text:span text:style-name="T147">" target='_blank'&gt;</text:span><text:span text:style-name="T146">《紫川》</text:span><text:span text:style-name="T144">&lt;/a&gt;&lt;a href="/name/</text:span><text:span text:style-name="T146">傭兵天下</text:span><text:span text:style-name="T147">" target='_blank'&gt;</text:span><text:span text:style-name="T145">《傭兵天下》</text:span><text:span text:style-name="T144">&lt;/a&gt;</text:span><text:span text:style-name="T145">之類</text:span><text:span text:style-name="T144">...</text:span><text:span text:style-name="T145">很少人記得這一本純粹的劍與魔法的小說</text:span><text:span text:style-name="T144">.</text:span><text:span text:style-name="T145">但是不得不說在當時</text:span><text:span text:style-name="T144">.</text:span><text:span text:style-name="T145">這本才是真正長期霸佔書迷視線的神書</text:span><text:span text:style-name="T14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現代大唐的背景和莫名其妙的書名，本書結構精巧，伏線很深，開頭種種違和均有合理解釋。女兒國位面 一個男人對</text:span><text:span text:style-name="T12">20</text:span><text:span text:style-name="T13">億美女也讓人腦閃洞大開。 無視這個爛到爆的書名，這是大唐西遊現代背景的無限流小說，第一個女兒國的副本就讓人眼前一亮，話說頭幾十章讓大家懂得了什麼叫什麼熊孩子，各種神展開歡樂向作品，遺憾的之後的幾個無限世界明顯寫的不如前面，只能說前一部分部份可看。 </text:span><text:span text:style-name="T12">&lt;br&gt;</text:span><text:span text:style-name="T13">其中大唐副本太解氣了。 寇仲放棄爭霸天下後，被手下騙進密室用炸藥炸死了。因為寇仲不死李世民不安，他們這些手下就要死。寇仲不仁，別怪我們不義。 徐子陵被佛門出賣死在宋缺手裡。 我只想說死得好！ 對靜齋的分析，很客觀：就是不想人間一統。</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有人說開頭很幼稚，但當年我還是小孩啊，正好適合。等我青春期了，這書開始熱血，就是燃。然後我進入了鹹魚廢柴混吃等死階段，這書開始探討哲學與人生了。總之一句話，在合適的時間遇到了合適的書，五星好評。</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馭獸齋，不得不說這本書，是我的啟蒙小說，非常經典的玄幻魔寵類的小說，說真的，好久沒有看過這種類型的小說了。故事很長，出版了</text:span><text:span text:style-name="T16">6</text:span><text:span text:style-name="T17">本書，當時全部看完了，在書店，非常的震撼，你可以想像那個年紀的男孩，看到這種類型的書，簡直沉醉其中，不能自拔，從此開啟我網文的不歸路。記憶猶新，仙草，簡直就是童年的回憶。</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小喜歡逛書店，六年級的時候在書店發現了馭獸齋的第一部，斥钜資二十多元買了下來，就是這本啟蒙書，為我打開了通往網文世界的大門，也導致我至今對寵獸、幻獸、妖怪、怪獸相關類型的作品的偏好。與本書同一時期的相類作品印象最深的就是手槍的天魔神譚。同樣風格都比較適合十幾歲的少年，成年讀者可能會覺得情節比較低幼…… </text:span><text:span text:style-name="T16">&lt;br&gt;</text:span><text:span text:style-name="T17">最後，感謝據說北大畢業的作者雨魔大大，創作了這本將我帶如幻想世界的小說，斷絕了我考上北大的道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當年仙草，大一看的實體書。馭獸齋，不得不說這本書，是我的啟蒙小說，非常經典的玄幻魔寵類的小說，說真的，好久沒有看過這種類型的小說了。故事很長，出版了</text:span><text:span text:style-name="T16">6</text:span><text:span text:style-name="T17">本書，當時全部看完了，在書店，非常的震撼，你可以想像那個年紀的男孩，看到這種類型的書，簡直沉醉其中，不能自拔，從此開啟我網文的不歸路。記憶猶新，仙草，簡直就是童年的回憶。</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藍晶唯一的仙俠救世主小說。在人、妖、鬼、魔互通的世界，大劫來臨了。主角被陷害遭門派流放，實際上卻讓主角無負擔一身輕，可以獨立自主、自立更生，然後一步一步成長，各種誤會後，意外成為大劫氣運加身的關健人物，大門派巴結和保護的物件，靠著各種仙器發明和創意，帶著部份人族渡過劫難，同時分化妖族，聯合魔族，打擊鬼族，結束大劫。人物有趣，情節緊湊，場面宏大，主角用發明創造主導人類歷史，這套路有點類似</text:span><text:span text:style-name="T2">&lt;a href="/name/</text:span><text:span text:style-name="T14">騎士的血脈</text:span><text:span text:style-name="T4">" target='_blank'&gt;</text:span><text:span text:style-name="T3">《騎士的血脈》</text:span><text:span text:style-name="T4">&lt;/a&gt;</text:span><text:span text:style-name="T3">，當然是沒</text:span><text:span text:style-name="T4">YD</text:span><text:span text:style-name="T3">情節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作者從一個很少被寫的角度開始的，一個大家族，這種題材很考驗筆力，而府天無疑是強手，她的筆力得到了證明。這本小說我看了兩遍，我對古代貴族家族很好奇，而這本書滿足了我，它很精彩。</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楊皇帝對女兒的執念（笑）</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142">๑</text:span><text:span text:style-name="T17">乛◡乛</text:span><text:span text:style-name="T16">๑</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書其實不是無限。只是懶得再開個書單。列入的原因是看看多少蟎蟲和跪舔的垃圾在裡面。</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個作者一開新書，就到了看評分知屁股的時候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滿狗賤種討厭的我就得支持，舒服</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一堆不知是蟎蟲還是其他什麼玩意的自詡中立的人士又在拼命打</text:span><text:span text:style-name="T16">1</text:span><text:span text:style-name="T17">星，它們最喜歡的就是拿所謂的團結說事，而這些的文讓它們感受到憤怒厭惡，畢竟揭了許多這些東西的垃圾祖先的罪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如果分個等級，這就是幼兒向的小說。家裡寶寶</text:span><text:span text:style-name="T12">5</text:span><text:span text:style-name="T13">歲，我給他念本書，他還挺喜歡，不錯的兒童睡前故事書。建議主角永遠年輕，永遠輕鬆地的生活味，</text:span><text:span text:style-name="T12">5</text:span><text:span text:style-name="T13">顆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龍空的評分真的是垃圾，肯定是有人惡意刷分，反響好的書評分都不高，現在根本找不到書看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多爾獾又雙叒叕被剝皮楦草啦！！！！</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少有的注重平民百姓利益的文。別的不少網文都是把士紳豪強土皇帝默認為“民”，把限制君權理解成放任地方豪強魚肉百姓。</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剛看完最新章</text:span><text:span text:style-name="T19">387 </text:span><text:span text:style-name="T20">自投羅網，話說作者是越來越作死了，證據如下： </text:span><text:span text:style-name="T21">&lt;br&gt;</text:span><text:span text:style-name="T20">＝ ＝ ＝ ＝ ＝ </text:span><text:span text:style-name="T19">&lt;br&gt;</text:span><text:span text:style-name="T20">錢財誰不愛？ </text:span><text:span text:style-name="T21">&lt;br&gt;</text:span><text:span text:style-name="T22">＝ ＝ ＝ ＝ ＝ 我就不信那楊慶手下都是海剛峰。 ＝ ＝ ＝ ＝ ＝ </text:span><text:span text:style-name="T19">&lt;br&gt;</text:span><text:span text:style-name="T20">我已經老了，但你們的日子還長還長著呢！我不要你們做錢牧齋，你們都應該去學龔鼎孳！ </text:span><text:span text:style-name="T19">&lt;br&gt;</text:span><text:span text:style-name="T20">＝ ＝ ＝ ＝ ＝ 記住，這天下終究是我們的。 ＝ ＝ ＝ ＝ ＝ </text:span><text:span text:style-name="T19">&lt;br&gt;</text:span><text:span text:style-name="T20">我們要做的是等待，是打入他們中間去，然後一點點改變他們，直到把他們改成我們想要的模樣！那時候就算再有一百個楊慶，一百個李自成又能做什麼呢？太祖之暴虐難道就比楊慶差？結果大明最後還不是咱們說了算？記住，一百年，不戰而勝！”</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看到最新一章，龔鼎孳說，天下終究是我們的，三十年後我們會繼續坐在秦淮河的畫舫上，把他們當做一個笑話。 </text:span><text:span text:style-name="T16">&lt;br&gt;</text:span><text:span text:style-name="T17">不由得悲從心來，今年他們已經在慶祝四十周年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87">人設</text:span><text:span text:style-name="T88">4</text:span><text:span text:style-name="T89">星</text:span><text:span text:style-name="T90">(</text:span><text:span text:style-name="T91">主角</text:span><text:span text:style-name="T90">-0.5</text:span><text:span text:style-name="T91">星，媽個雞為什麼經歷這麼多事情後感覺智慧還退化了？！中了弱智術了吧你？！</text:span><text:span text:style-name="T88">) &lt;br&gt;</text:span><text:span text:style-name="T91">劇情</text:span><text:span text:style-name="T88">4</text:span><text:span text:style-name="T91">星（喂屎型文青</text:span><text:span text:style-name="T90">-0.5</text:span><text:span text:style-name="T89">星） </text:span><text:span text:style-name="T90">&lt;br&gt;</text:span><text:span text:style-name="T91">明明主角不討喜，劇情文青過頭，但是看著看著就停不下來 </text:span><text:span text:style-name="T88">&lt;br&gt;</text:span><text:span text:style-name="T89">這書“有毒”啊</text:span><text:span text:style-name="T88">+1</text:span><text:span text:style-name="T89">星，給個</text:span><text:span text:style-name="T88">5</text:span><text:span text:style-name="T89">星評價（實際評價</text:span><text:span text:style-name="T88">4</text:span><text:span text:style-name="T89">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首創【科研遁】法的滄海娘，在寫作中也保持著科研學習的認真態度，對不同任務世界的解構演繹足見誠意；此外，很多龍空山的梗正是借助這本書傳播開的，比如騎熊的道長什麼的</text:span><text:span text:style-name="T24">^_^</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仙草，無限流經典，神門四關很多可取之處</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主角是一個從陰暗之處走入光明的人。長年累積的不安全感讓他下意識地拒絕又試圖接受那些從光明伸出的手。從餘的角度看，這個略帶缺陷式圓滿色彩的故事完美地展現了人性的複雜和如何在現實和幻想中做到以適宜的妥協贏得自己的幸福。本文實際上並沒有實質上的反派，哪怕是帶有反叛色彩最濃的戴勞也被妻子愛著，失敗多次也沒有放棄自己成為最優秀的那人的執念。有的只是能純為本心而行的主角和其他有所堅持的配角，以及某些可憐的毫無底線的被可悲世界扭曲的手執虛偽的“常人”。 </text:span><text:span text:style-name="T16">&lt;br&gt;</text:span><text:span text:style-name="T17">本質是上是告誡吾等全力以赴地守護和珍惜幸福</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仙草。 </text:span><text:span text:style-name="T2">&lt;br&gt;</text:span><text:span text:style-name="T14">前幾章比較黑暗，當年我敗退了兩次。 </text:span><text:span text:style-name="T4">&lt;br&gt;</text:span><text:span text:style-name="T3">主角不知道為了什麼活著，只是不想去死而已。 </text:span><text:span text:style-name="T4">&lt;br&gt;</text:span><text:span text:style-name="T3">為了將抱養的女兒養大，主角的身體漸漸變成魔王，原本該變成魔王的靈魂卻漸漸擁有了人類的顏色。 </text:span><text:span text:style-name="T4">&lt;br&gt;</text:span><text:span text:style-name="T3">黑暗治癒向，黑暗童話，每一個故事都很有趣。</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第一次看就發現被評了個一星，這麼好的書當然要評個五星支持一下。。。 </text:span><text:span text:style-name="T16">&lt;br&gt;</text:span><text:span text:style-name="T17">畢竟是我的書。。。</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有趣的創意，關於文明之間的對抗，佈局宏大，邏輯縝密。漸入佳境型。 </text:span><text:span text:style-name="T16">&lt;br&gt;</text:span><text:span text:style-name="T17">主角的分析推理能力簡直達到了恐怖的級別，總能從極微小的細節推理出許多東西，看這本書時我簡直是頭腦高速運轉啊。這本書中“智”的分量遠遠大於“力”，儘管地球文明的力量幾乎是最末等，但在主角的計算和佈局下竟戰勝了許多強大文明。。。其中第二次文明對決的結局太意外了，很佩服作者的構思能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隔海相望多少年了，嘖。開科研遁先河的大太監。少有的穿過烙印戰士世界的無限流文。海博士的對各個世界的背景深挖（胡侃腦補）能力過人，其神門四天關的設定影響啟發了不少設定黨。個人仙草</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無限流早期的重要作品，重要程度僅次於原著無限恐佈。設定上沒有了原著的基因鎖及聖人階，轉而創造了另一個更鮮明的力量體系，其中對主神空間的再解讀間接為後續同系列作品打下基礎。本書雖然</text:span><text:span text:style-name="T8">TJ</text:span><text:span text:style-name="T9">，但當中情節很經典</text:span><text:span text:style-name="T8">,</text:span><text:span text:style-name="T10">大劍、</text:span><text:span text:style-name="T8">3X3eyes</text:span><text:span text:style-name="T10">及聖鬥士，多年後看仍不落俗套。有別於無限流一般只有廣度</text:span><text:span text:style-name="T8">(</text:span><text:span text:style-name="T10">就是流水帳</text:span><text:span text:style-name="T8">)</text:span><text:span text:style-name="T10">而沒有深度的缺點。</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深入挖掘每次穿越的背景，著重描寫未出現在原作中的設定內容，邏輯和佈局上相對嚴謹，放棄無限制兌換和基因鎖而新創神門四天關和殺敵爆卡強化。主角性格相對正常（非</text:span><text:span text:style-name="T4">N……</text:span><text:span text:style-name="T3">聖母或極度腹黑）。該書系觀滄海博士力作，據說博士深造回國後進入某高機密材料研究所，在有生之年能看到本書完本的希望已不大。被許多老書蟲認為神作！惜</text:span><text:span text:style-name="T4">TJ</text:span><text:span text:style-name="T3">，慎入</text:span><text:span text:style-name="T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一本老書。 個人最喜歡的網文之一。也是為數不多 在現在書荒還會再刷</text:span><text:span text:style-name="T52">N</text:span><text:span text:style-name="T53">周目的文 </text:span><text:span text:style-name="T52">&lt;br&gt;</text:span><text:span text:style-name="T53">本文虐主。玩梗。 還有挖坑不填。 但所構築的小說世界。讓我沉浸其中。 </text:span><text:span text:style-name="T52">&lt;br&gt;</text:span><text:span text:style-name="T53">近年網文市場愈趨商業化。穿越。強力無比的金手指。小白套路越來越成熟。 </text:span><text:span text:style-name="T54">&lt;br&gt;</text:span><text:span text:style-name="T53">看著千篇一律的網文越發提不起勁。但也正是這些我所喜愛的作品。給我帶來不一樣的體驗。 </text:span><text:span text:style-name="T52">&lt;br&gt;</text:span><text:span text:style-name="T53">個人仙草。 </text:span><text:span text:style-name="T52">&lt;br&gt;</text:span><text:span text:style-name="T53">推薦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非正統無限流。故事情節就是一個在</text:span><text:span text:style-name="T26">21</text:span><text:span text:style-name="T27">世紀最初一秒出生（還是</text:span><text:span text:style-name="T28">20</text:span><text:span text:style-name="T29">世紀最後一秒出生？）的夥計被一個“最高主神”拉著當苦力到處跑世界的故事，只允許他扮演反派。 </text:span><text:span text:style-name="T26">&lt;br&gt;</text:span><text:span text:style-name="T27">後面的希臘神話以及創世紀副本寫的很棒，對閱讀神話有一定的指引效果。 </text:span><text:span text:style-name="T28">&lt;br&gt;</text:span><text:span text:style-name="T29">本書文風並不文青，殺伐果斷是肯定的（當然後來有點後悔剛開始無差別亂殺穿越者）。主角總是用反派的身份強行救世還不聖母這一點寫的相當好——即三觀略激但總體正常符合</text:span><text:span text:style-name="T26">16</text:span><text:span text:style-name="T29">字社會主義價值觀；文風不錯，尤其是開頭那個仙劍四副本，帥氣威武的</text:span><text:span text:style-name="T26">BOSS</text:span><text:span text:style-name="T27">之霸氣一顯無餘。 </text:span><text:span text:style-name="T26">&lt;br&gt;</text:span><text:span text:style-name="T27">當然本書有一定的</text:span><text:span text:style-name="T26">gay</text:span><text:span text:style-name="T27">腐元素……要是一點都受不了那還是別看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本書評個</text:span><text:span text:style-name="T12">7.4,</text:span><text:span text:style-name="T13">那些毫無邏輯和神經病式展開的書混個</text:span><text:span text:style-name="T12">8.0+,</text:span><text:span text:style-name="T13">看來龍空這評分也就這樣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明神我是你的老纏粉！影響了我看文的很多喜好。比如只接受千手柱間</text:span><text:span text:style-name="T12">X</text:span><text:span text:style-name="T13">宇智波斑，而且性格不能和這差很多；帝俊</text:span><text:span text:style-name="T12">X</text:span><text:span text:style-name="T13">東皇太一弟等等。</text:span></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46">[</text:span><text:span text:style-name="T32">半太監</text:span><text:span text:style-name="T31">]</text:span><text:span text:style-name="T32">這本書很不錯，不知道為什麼沒有人看，變身文中這應該算是神作了吧。從打賞的名單就能看得出來，奇幻類的變身文，竟然有十個左右的盟主，大家可以想像一下這本書的實力有多強。穿越百合推土機，法恩斯百合狂魔，高冷系女公主，強氣系女劍士。主角性格雖然不算殺伐果斷，但也可以算是比很多書強上不少。副本和劇情的開放十分大氣，從一開始黑色區域的升級的順序就可以看出作者下了不少功夫。真心的推薦大家去看看，不，是一定要去看看。（保護變身文，保護蘿莉禦姐從我做起）</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前面寫的非常棒，就是看到一半後出現了個魔王，有點嫌棄他的出現</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0">巫師流開山作，帶著金手指的反派的成長之路，不是哈利波特裡的巫師，但是一樣詭異，不是原始社會裝神弄鬼的巫師，但是一樣血腥殘酷，滾開塑造了一個奇幻現實的巫師世界，一個冷色調的黑暗童話，沒有成人多餘粉飾，亦沒有是非善惡，利益爭鬥是唯一的主題，看不到愛恨情仇，有時間去做這種事的，大部分都死了，它是少數人才擁有的特權，這種感情比起現實，更冷，更真，更暖，主角也只是多了個金手指，多了一分超脫的可能，主角的目的也只是活下來，看的更多，看的更遠，看到更多有意思的人，物，事。</text:span><text:span text:style-name="T31">(</text:span><text:span text:style-name="T32">題外話，跟風的某書，原來還在推薦本書，有點利益，就瞬間撇的一乾二淨，真是前人種樹，後人伐</text:span><text:span text:style-name="T31">)</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巫師三件套（巫師世界，巫界術士，巫師之旅）全部看過，但這本看完太久忘記了，就記得寫的特別詭異陰森，環境氛圍營造很好。後期沒啥大印象，或許是崩掉不耐煩看了。就情節而言我更喜歡那兩本，但這本是巫師流開山之作。僅就這點，足夠仙草評價了，探索者永遠值得尊敬。滾開文還有個特點，不按套路出牌，什麼時候讀都不過時，能想像這是</text:span><text:span text:style-name="T16">12</text:span><text:span text:style-name="T17">年的書？</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滾開的這本書，描寫比較晦暗陰沉，比較慢熱，然而巫師巫術描寫比較細緻，巫師世界能變身侵略這個設定很出彩，結局不是很圓滿比較匆忙結尾，全文給人一種灰色的陰沉感，還是一本好書，開創了系統巫師流奠定了基礎，糧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網文想像力巔峰之作。 </text:span><text:span text:style-name="T16">&lt;br&gt;</text:span><text:span text:style-name="T17">反正我就這麼說了，愛誰誰。</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巫師世界是巫師流的開創者，也只我最喜歡的一本巫師小說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好吧，很多都想不起來書名了，不過剛才想寫一仙當千但是寫不了，但是網上可以搜到，寫一些近期看過的吧，這本書設定很贊，被很多人推薦過就看了看，確實邏輯清晰，大綱明確，</text:span><text:span text:style-name="T12">G</text:span><text:span text:style-name="T13">點不斷，值得一看，安！ </text:span><text:span text:style-name="T12">&lt;br&gt;</text:span><text:span text:style-name="T13">最主要的他應該是此類的開山之作吧，看了現在很多其他類似的書，不過給他滿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玄幻、、與其說這是一部玄幻小說，還不如說這是一篇脫去歷史外衣的愛國詩章，其文細細讀來，讓我有種清末，華夏岌岌可危的感覺。 </text:span><text:span text:style-name="T63">&lt;br&gt;</text:span><text:span text:style-name="T64">可看之處：</text:span><text:span text:style-name="T65">1.</text:span><text:span text:style-name="T66">對規則之道</text:span><text:span text:style-name="T65">de</text:span><text:span text:style-name="T64">體悟，可以說是空前絕後。</text:span><text:span text:style-name="T65">2.</text:span><text:span text:style-name="T66">其情之情之純，以容不下任何雜質，包括愛情什麼的。</text:span><text:span text:style-name="T63">3.</text:span><text:span text:style-name="T66">其情節讓人時而獸血沸騰，時淒涼悲傷。對於青年來說，稚氣未脫之時看此書，不失為一次龐大的愛國教育。 </text:span><text:span text:style-name="T65">&lt;br&gt;</text:span><text:span text:style-name="T64">附上經典的幾句話： </text:span><text:span text:style-name="T63">&lt;br&gt;“</text:span><text:span text:style-name="T64">悠悠吾故土，何時可返。” </text:span><text:span text:style-name="T63">&lt;br&gt;“</text:span><text:span text:style-name="T64">蒼天可恨啊，吾之族人何時方可脫此苦獄！吾苦修魔功，若有一日殺出此地，必血洗神魔！” </text:span><text:span text:style-name="T63">&lt;br&gt;“</text:span><text:span text:style-name="T64">吾自願入此魔獄，受萬世苦劫，只願吾之族人能享一方平安！蒼天佑吾族人！</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夢魘世界一步登天帶領夢魘入侵巫師世界那一段算是整本書在我心目中的高潮</text:span><text:span text:style-name="T12">;</text:span><text:span text:style-name="T13">滾開的文筆之下能勾勒出一種吸引人看下去的，獨特、詭異的氣氛（這點是滾開的特點）；這本書是我看的滾開的第一本書，然後就基本看完了他的所有書，不過除了新書極道天魔，其他書只能說一般般，算是乾糧。就算是極道天魔，也只有前期還算糧草或者仙草，後期崩的比較厲害，毒點較多。 </text:span><text:span text:style-name="T12">&lt;br&gt;</text:span><text:span text:style-name="T13">關鍵字：滾開；詭異世界觀；知識就是力量； 探索未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這是巫師流的開山之作，晶片流似乎也由此而起。滾開在寫這本書的時候一度接近封神。 </text:span><text:span text:style-name="T26">&lt;br&gt;</text:span><text:span text:style-name="T27">這本書裡面將“巫師”的詭異寫的最好！要知道，滾開連它的玄幻</text:span><text:span text:style-name="T28">&lt;a href="/name/</text:span><text:span text:style-name="T29">永恆劍主</text:span><text:span text:style-name="T26">" target='_blank'&gt;</text:span><text:span text:style-name="T27">《永恆劍主》</text:span><text:span text:style-name="T28">&lt;/a&gt;</text:span><text:span text:style-name="T29">都能寫成驚悚文……這一點比巫師之旅強的多。最大的看點就是對於血脈的發掘，我非常喜歡。 </text:span><text:span text:style-name="T26">&lt;br&gt;</text:span><text:span text:style-name="T29">最大的缺點便是，這本書基本上算是爛尾。在時空亂流裡頭一呆千年，回來之後便是草草的成了始祖…… </text:span><text:span text:style-name="T26">&lt;br&gt;</text:span><text:span text:style-name="T27">若是滾開當年有耐心將它寫到六級巫師以上再成始祖，必定封神！ </text:span><text:span text:style-name="T26">&lt;br&gt;</text:span><text:span text:style-name="T27">仙草</text:span><text:span text:style-name="T26">+</text:span><text:span text:style-name="T27">！</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天馬行空般的想像力，唯一不爽的是主角過於涼薄，但作為巫師流的開山怪，這本書不容錯過。</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個人二十年閱讀網文，受到感動次數寥寥無幾，這部作品無疑做到了。寫出了在一個莽荒混亂的世界人類種族如何艱難生存和奉獻的感動。立意無疑高於大多數網文作品。這本書，也是這位大神的巔峰作品。 </text:span><text:span text:style-name="T2">&lt;br&gt;</text:span><text:span text:style-name="T14">不足之處：由於立意不在於個體角色，小說主角的人物刻畫稍有欠缺。設定所致難免的，我們也不能苛求。同時，後期的描線稍有所繁雜反復，場面描寫可以稍微精簡一些！ </text:span><text:span text:style-name="T4">&lt;br&gt;</text:span><text:span text:style-name="T3">個人評分：</text:span><text:span text:style-name="T4">9</text:span><text:span text:style-name="T3">分 </text:span><text:span text:style-name="T4">&lt;br&gt;</text:span><text:span text:style-name="T3">糧草和仙草之間，考慮那麼多年看下來仙草作品確實沒幾部還是給仙草，希望後來書友可以抽時間看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從來男兒有淚不輕彈，可是真的，你沒看完就真的不要亂說。裡面的情節真的很讓人心痛，但是又很真。每個人物寫的有血有肉，有自己的一份精彩人生。這本小說裡面，很多時候都讓我的內心震撼不已。那種種族的羈絆，師徒之情，描寫的很真實，但是有很殘酷，就好像真的發生一樣。在那一章，三跪謝師恩，真的是一邊看，一邊停不下眼淚，就是心中不知道那根線被觸及了，雖然現在再次看一遍，還是有點淚湧眼眶的感覺。雖然真的書真的很長，但是不認真看，真的無法體會到那種觸動感，特別是男生，有熱血也有無奈，但這就是人生吧！三分元神之前的確不咋地，可以看出很多書的影子，但三分之後非常精彩，作者寫出自己的風格，內容非常棒！</text:span><text:span text:style-name="T2">&lt;a href="/n/</text:span><text:span text:style-name="T3">帝罡</text:span><text:span text:style-name="T4">" target='_blank'&gt;@</text:span><text:span text:style-name="T3">帝罡 </text:span><text:span text:style-name="T4">&lt;/a&gt; </text:span><text:span text:style-name="T3">謝推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我真的服氣作者，毛蟲版</text:span><text:span text:style-name="T52">&lt;a href="/name/</text:span><text:span text:style-name="T53">魯濱遜漂流記</text:span><text:span text:style-name="T52">" target='_blank'&gt;</text:span><text:span text:style-name="T53">《魯濱遜漂流記》</text:span><text:span text:style-name="T52">&lt;/a&gt;</text:span><text:span text:style-name="T53">。一隻毛蟲從吃樹葉開始的生存進化史，讓我又一次打開新世界大門，原來還能這樣的騷操作！而且居然能寫那麼好看！有逗比的紅頭蟋蟀小弟，有深情款款一心為主角奉獻，整天想和他生蟲子的冰蝴蝶，有可愛蠢萌的花仙子……我都為這幫蟲子感動了。冰蝴蝶自殺時我恨不得揪住主角和她生蟲子。麻辣電線，優酪乳僵屍……看主角收集不同食物就像看魯濱遜發現檸檬樹一樣驚喜。金手指有趣，主線流暢，腦洞清奇，人物（蟲子？）生動，幽默輕鬆。雖說寫的是毛蟲，但合理，邏輯性都不缺，沒有降智打臉，有的純粹是有趣的世界展開冒險和夥伴，</text:span><text:span text:style-name="T54">&lt;a href="/name/</text:span><text:span text:style-name="T53">動物世界</text:span><text:span text:style-name="T52">" target='_blank'&gt;</text:span><text:span text:style-name="T53">《動物世界》</text:span><text:span text:style-name="T52">&lt;/a&gt;</text:span><text:span text:style-name="T53">粉絲仙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我這個人偏愛重生流便是這本開始。 </text:span><text:span text:style-name="T2">&lt;br&gt;</text:span><text:span text:style-name="T14">這本書整體都相當不錯，前期專心升級，自創功法，這是我的爽點。後期去征伐世界、掌控皇朝什麼的都沒有寫崩。但不知道為何後期草草完本，好多線都沒有展開…… </text:span><text:span text:style-name="T4">&lt;br&gt;</text:span><text:span text:style-name="T3">其實這本比劍動山河還好的！可惜了。 </text:span><text:span text:style-name="T4">&lt;br&gt;</text:span><text:span text:style-name="T3">以上，個人仙草。其實嘛，，現在看也就是個糧草</text:span><text:span text:style-name="T4">-</text:span><text:span text:style-name="T3">的爽文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當年不溫不火的，直到看了最近烏賊寫的同類型的武道宗師，才發覺這本書有多優秀多超前。</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就沖一天，作者筆下的桔梗、黃泉、兩儀式、劍心、法修的性格人物形象和原著幾乎沒有區別，這一點就足夠給仙草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書中個個人物生動，做事直指本心，求不得混元，便求長生。爭天地一線，取混元道果。嘻笑怒駡，神仙本色。相比來說，前面一部分主角弱的時候反而是最經典的。宅豬寫書格局不輸辰東。就是有些慢熱，前面的幾十章很容易讓人感覺無趣沒水準，但他往往是在那以後開始爽翻天！堅持看過去前面幾萬字，後面的絕對精彩。尤其是帝尊中期補天神人那時期機鋒交接簡直讓人窒息，拍案叫絕。</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機緣巧合，宅豬的這本反而是我看追洪荒文歲月時代最後看過的基本之一，不管別人怎麼看，我很喜歡他快速結束原洪荒劇情轉而開拓新生“洪荒世界”的戲碼，新的世界的事和人與洪荒既相似對應又極為不同，既“變化”又“神似”，鴻鈞、巫、妖等待都可以找到對應，作者對洪荒的理解和擴充魔改通過主角在這個世界經歷展現了出來，不像後來的大量跟風者純粹就是黏貼的</text:span><text:span text:style-name="T16">npc</text:span><text:span text:style-name="T17">隨時鐘猜個字觸發歷史進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仙逆絕對是網文仙俠的經典作品，從可讀性和閱讀的愉悅感來說是獨一無二的。同時這部書開創性的運用世界壓制解決了打怪升級網文，主角升級太快引人忌憚，隱藏大</text:span><text:span text:style-name="T8">boss</text:span><text:span text:style-name="T9">視而不見主角做強做大的邏輯缺陷。為後續此類型文章提供了可借鑒的參考。耳根大神後續作品也很不錯，要超過仙逆難！ </text:span><text:span text:style-name="T8">&lt;br&gt;</text:span><text:span text:style-name="T10">龍空文青小資多，對於連載大眾爽文評分過低。個人認為網文出於網路，生於大眾，還是應該是大眾的體驗感為主要評論依據。 </text:span><text:span text:style-name="T8">&lt;br&gt;</text:span><text:span text:style-name="T10">個人評分</text:span><text:span text:style-name="T8">9.3</text:span><text:span text:style-name="T10">。 </text:span><text:span text:style-name="T8">&lt;br&gt;</text:span><text:span text:style-name="T10">仙草！</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仙逆以後，耳根鐵粉。求魔看完，粉轉路人。封天過半，徹底拉黑。一念永恆，點都不想點。</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唯一的跟風，秒殺原著的，耳根現在的影響力比忘語還要大吧</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很多人是看了凡人，再知道仙逆，我不是，我是先仙逆再凡人。因此，當初不知道什麼凡人流。 </text:span><text:span text:style-name="T12">&lt;br&gt;</text:span><text:span text:style-name="T13">恰恰是開頭模仿凡人的那一段，讓我覺得是最大的敗筆，差一點就沒堅持下去，堅持到破碎的四大仙界，關於界內界外，掌尊古神的設定出場，會發現一個謎團夾雜著一個謎團，情節曲折，內容豐富，人物特徵鮮明。 </text:span><text:span text:style-name="T12">&lt;br&gt;</text:span><text:span text:style-name="T13">出了洞府界之後，假如直接完結多好，最終還是陷入了開頭一樣寡淡無味的情節中去。</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張自然道：“還缺敖鸞一人。”龍女聽後，面望周清，周清終究奈何不得。兩人對望了一眼，敖鸞大叫道：“我便去了。”說便橫劍自死，一縷芳魂朝封神台去了。周清知道，再也見不到當年那個手提神劍，英姿颯爽的少女了。就算能見，也是五十六億年後的事情了。 </text:span><text:span text:style-name="T12">&lt;br&gt;</text:span><text:span text:style-name="T13">我喜歡上敖鸞這個角色了。 </text:span><text:span text:style-name="T12">&lt;br&gt;</text:span><text:span text:style-name="T13">本書梳理了中國神話體系，開創了洪荒這個流派，圍繞“天地不仁，以萬物為芻狗。”來展開情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平心而論，優秀的籃球小說確實寥寥無幾，大多數作者都是偽球迷，連規則和球員特點都不知道，完全是憑著主觀胡寫，看著就讓人發笑。這本書總算還可以看，所以對我來說就是仙草了。得分這麼低，大概是因為把能黑的都黑了個遍吧，喬丹</text:span><text:span text:style-name="T8">AI</text:span><text:span text:style-name="T9">科比硬特麥迪詹姆斯大本朗多，幾乎佔據球迷的多半壁江山？然而黑的大多有理有據，然而我還是要說還是計算</text:span><text:span text:style-name="T8">WS</text:span><text:span text:style-name="T10">比</text:span><text:span text:style-name="T8">PER</text:span><text:span text:style-name="T10">要好一些。除此之外，感覺抱團之後主角能力大幅度降低，你能想像會投三分的喬丹和超級加強版皮蓬加上一群不錯的替補竟然會越打越艱難嗎？只能說是把主角寫的太牛逼了只好人為增加難度了。除此之外，作者對</text:span><text:span text:style-name="T8">NCAA</text:span><text:span text:style-name="T10">、</text:span><text:span text:style-name="T8">NBA</text:span><text:span text:style-name="T10">以及美國娛樂社會都寫的很不錯，不僅僅是乾巴巴的比賽比賽。非常好。</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有個叫琥珀的女術士從異界來到地球，因法則不同只能跟人類進行意識交流，並需要人類的説明。主角就是跟女術士進行意識交流的人，主角幫助琥珀，並且喜歡上了美麗溫柔的琥珀，後來劇情推動下主角陰差陽錯穿越到術士統治的世界，有個反派臨死前告訴主角術士們以善於操縱普通人的命運而聞名很多位面，他預言主角也是命運被術士操縱而不自知的傻瓜——在它看來主角的穿越絕非偶然，看到這裡前面琥珀溫柔可人的形象難道都是假像？……細思恐極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剝去神話的外衣，講的的是</text:span><text:span text:style-name="T2">6</text:span><text:span text:style-name="T3">個老牌大佬與一個新崛起的大佬之間的故事。主角從一個心狠手黑的小混混做起，無所顧忌，百無禁忌，各種悶棍，發家致富。有了點自己的勢力，發現以前的心狠手黑不能處理所有的問題了，得講究一下吃相，講究一下妥協。開始和他人結盟。而</text:span><text:span text:style-name="T4">6</text:span><text:span text:style-name="T3">個老牌大佬中有一個在上一次矛盾中敗得元氣大傷的哥們，通天看中了主角，不斷的幫助主角，以為主角未來會讓自己拿回自己失去的東西，結果主角成為新進大佬後有自己的利益考慮，在最後的決戰中恢復自己小混混的本性，算計深。而另</text:span><text:span text:style-name="T4">2</text:span><text:span text:style-name="T3">老牌大佬仗著自己實力雄厚，輕敵了，失了算計，敗的吐血。主角成為這次爭鬥的最後贏家。</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頗為奇特的地方在於，小說開頭幾十萬字完全就是本普通到不能再普通的九流小白文，但轉折發生在小說劇情推進到地仙界，神機進入超神模式，故事的整體架構，設定的創意度都有了顛覆性的提高，融合封神西遊蜀山這三本中國歷史上最為著名的幻想文學巨著，打通內在的歷史淵源，以量劫為達摩克裡斯之劍，大膽演繹，終成一派始祖，由此洪荒流成為網文仙俠流派中的一個重要支流。其中十二祖巫，聖人體系，天人功德說，女媧繡球滅恐龍等經典橋段被人不斷借鑒，為人所津津樂道。最 讓人啼笑皆非的是，其影響力居然從大陸延伸到了臺灣，其設定被某邪教抄襲，成了傳教聖訓的一部分，確實有些讓人哭笑不得。</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剝去神話的外衣，講的的是</text:span><text:span text:style-name="T2">6</text:span><text:span text:style-name="T3">個老牌大佬與一個新崛起的大佬之間的故事。主角從一個心狠手黑的小混混做起，無所顧忌，百無禁忌，各種悶棍，發家致富。有了點自己的勢力，發現以前的心狠手黑不能處理所有的問題了，得講究一下吃相，講究一下妥協。開始和他人結盟。而</text:span><text:span text:style-name="T4">6</text:span><text:span text:style-name="T3">個老牌大佬中有一個在上一次矛盾中敗得元氣大傷的哥們，通天看中了主角，不斷的幫助主角，以為主角未來會讓自己拿回自己失去的東西，結果主角成為新進大佬後有自己的利益考慮，在最後的決戰中恢復自己小混混的本性，算計深。而另</text:span><text:span text:style-name="T4">2</text:span><text:span text:style-name="T3">老牌大佬仗著自己實力雄厚，輕敵了，失了算計，敗的吐血。主角成為這次爭鬥的最後贏家。</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完本】開啟群傳金庸修仙流的一部書。文筆中等，善於感情和心裡的描寫，尤其是對於女性的描寫，簡直入木三分，情感交葛那絲溫潤如玉的感覺讓人欲罷不能。推薦其中的倚天卷，實在是巔峰之作。缺點：由於是太過於自我的一部書，有些流水帳和念念碎，作者不會襯托高潮和略寫情節，這是一大短板。太過於執著於一些無意義的細節，例如鬍子等等，讓人感覺十分不爽，書中的一些世界觀有些奇葩，結局可能是由於靈感不到位，所以有些呆板，其實還可以更加圓滿。</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真沒的說，誅仙部分跟其他部分簡直雲泥之別，單誅仙評仙草，其他部分毒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無限腦洞流（仙草是平衡分），才看了沒多少，不過挺有意思的。這次的書評我不想評論這書，只想討論下優書庫“二次元”目錄下找書的技巧。如果你討厭宅味，又遭遇書荒，不得不在優書庫“二次元”框架下覓食，那麼二次元搜書技巧第一：看評分基本是沒用的。二次元目錄下一大堆</text:span><text:span text:style-name="T2">6</text:span><text:span text:style-name="T3">分以上的書，然而你想從其中找出糧草，神農都會被翔給埋死，沒錯，是“埋”死。第二：通過評價人數來篩選。高分的經常是十來個評價刷出來的，所以坑人。然而評價人數很多的，起碼有吸引那麼多人來評價的因素。這樣的書，即便評分只有</text:span><text:span text:style-name="T4">5</text:span><text:span text:style-name="T3">分，也很可能是糧草。我的標準是，超過</text:span><text:span text:style-name="T4">150</text:span><text:span text:style-name="T3">人評價的書，就值得去看看書評，看看開頭試一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做為</text:span><text:span text:style-name="T16">10</text:span><text:span text:style-name="T17">年書齡，居然很投入的看完了。只能說這本書真的不錯，人物描寫形象深刻性格突出，仿佛書中每個角色都是活的。而且整本書看完有種猶然未盡……最後親人一個個的離去，看的挺傷心的，確實投入進去了。下輩子，還要和你一起慢慢變老。在一起，就是一輩子</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太祖有一次和太宗開玩笑，說你是不是有個弟弟叫鄧小閑，太宗一臉懵逼，旁邊丞相聽了竅笑不已。太宗還是吃了讀書少的虧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62">【十星推薦】嗯，此處要推薦的是蘭陵笑笑生大濕的不朽傑作</text:span><text:span text:style-name="T63">&lt;a href="/name/</text:span><text:span text:style-name="T64">金瓶梅</text:span><text:span text:style-name="T65">" target='_blank'&gt;</text:span><text:span text:style-name="T66">《金瓶梅》</text:span><text:span text:style-name="T65">&lt;/a&gt;</text:span><text:span text:style-name="T64">。這其實是一部同人作品，借用了水滸傳的梗，以宋朝為背景，卻產出了一篇基於明季社會衍生而成的優秀世情諷刺官場商戰黑道後宮文，對當時的社會結構和政商關係都有著極為深刻的反映。本朝太祖曾和當時正在中央部委工作的萬裡在閒聊時說到，</text:span><text:span text:style-name="T65">&lt;a href="/name/</text:span><text:span text:style-name="T66">紅樓夢</text:span><text:span text:style-name="T63">" target='_blank'&gt;</text:span><text:span text:style-name="T66">《紅樓夢》</text:span><text:span text:style-name="T65">&lt;/a&gt;</text:span><text:span text:style-name="T64">反映古代的政治，</text:span><text:span text:style-name="T63">&lt;a href="/name/</text:span><text:span text:style-name="T64">金瓶梅</text:span><text:span text:style-name="T63">" target='_blank'&gt;</text:span><text:span text:style-name="T64">《金瓶梅》</text:span><text:span text:style-name="T63">&lt;/a&gt;</text:span><text:span text:style-name="T64">反映古代的經濟，搞經濟建設不可不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神</text:span><text:span text:style-name="T16">TM</text:span><text:span text:style-name="T17">最後更新一個月前。</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身為同人的同人竟然拖了這麼久才完結，我也是醉了，品質不必多說和黑旗商會一樣都是經典好書，但是主角撩了這麼多妹子我真的很想看後宮的修羅場——上位者聯盟啊</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我在</text:span><text:span text:style-name="T16">sis</text:span><text:span text:style-name="T17">等你啊，蛙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從翠微居倒閉到飛盧的關站整改，從飛盧的關站整改到書客的封書下架。這年頭哪還有一個網站可以安安心心寫好書啊。惜哉！蛙大可有未刪節版嗎，我在</text:span><text:span text:style-name="T16">sis</text:span><text:span text:style-name="T17">等你</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無限流，一個被人寫爛的題材，生化危機、學園默示錄被各種無限流用爛的劇情，但青蛙作為一個老作者卻舊瓶裝新酒，給我們帶來了一些不一樣的味道。的確這是一本偏無腦的爽文沒有青蛙之前作品的那些深度，但這本爽文卻足以可以在同類型作品鶴立雞群了：智商基本線上又各具特色的主角配角，看似老套實則頗有創新的劇情，整體完整自洽的邏輯，還有資深老司機的嘿嘿嘿劇情，你還能對一本爽文再要求什麼嗎？小白可以在此書中被各種密集的爽點爽上天，老白則可以享受其中看似熟悉卻又頗具新意的劇情帶來的驚喜，並對其中對一些只有老白才懂的吐槽微微一笑。不要太苛求作者了，雖然作者說是為了賺錢，但作品中也能看到作者在用心給我們一個有新意的好故事</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本來只是想看看，居然有人說這本書的主角沒有腦子？！笑的我前列腺都要噴了。本來按</text:span><text:span text:style-name="T12">YY</text:span><text:span text:style-name="T13">小說的套路，主角應該是一路龍</text:span><text:span text:style-name="T12">X</text:span><text:span text:style-name="T13">天，然後在你看我一眼，我殺你全家。第一個副本，作者活靈活現的寫出了一個屌絲突然獲得力量後如何自我膨脹的……雖然廣大吃瓜群眾喜聞樂見，但如果只是這點並一直保持，那只有說青蛙墮落了，變成了一個要錢不要那啥的垃圾生產者。第二個副本開始前，主角就開始用頭腦而不是下半身來思考得到力量後怎麼讓自己利益最大化，並且從現實的角度分析，我覺得他做非常好，在現在的網文中，不常見。關鍵還不是這個，而是主角的轉變非常自然，很多書這種轉變往往成為說教或者灌雞湯。</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可以告訴你的是，我在玩左派的時候，被左派一片叫好，這本現在玩小白化的時候，也被針對的小白讀者叫好。一個作者，無需讓所有人滿意，但只需讓他想要的市場讀者滿意就行了。目前看，這個戰略目的已經達到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我真是受不了你們這些看什麼都綠的蠢貨了。作者寫了一個“雪白的小腿”立馬腦子裡腦補了女將軍多美多美。真是太像魯迅筆下那個“一見短袖子，立刻想到白臂膊，立刻想到全裸體，立刻想到生 殖器，立刻想到性交，立刻想到雜交，立刻想到私生子”的傻逼。</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現在龍空的評分越來越像起點這種網站靠起啦，讀者越來越中二，評分不從文筆、構思、邏輯、總體來，而是逮到一個點猛噴，就說說躍千愁的書，到底哪裡戴綠帽了，那些女人和主角發生過關係了？不過是單方面喜歡主角罷了，如果這樣也算戴綠帽，那豈不是說很多言情電視劇都是綠帽滿天飛了，因為感情永遠錯綜複雜，喜歡男主的永遠不會只有一個女生，而最後卻只有一個女主，女二甚至女三四五都給男主戴綠帽了？搞笑</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這麼一本好書被你們這些人罵，真是冤。天天罵此書綠的，你們是不是有毛病， 難道是個女人就得是主角的？你們是不是腦子有病。像你們這樣的，去看種馬後宮文吧。別他嗎看此書。 </text:span><text:span text:style-name="T12">&lt;br&gt;</text:span><text:span text:style-name="T13">我是看過這書後才去看飛天的，和這本書差的太遠了，說明作者在進步。 </text:span><text:span text:style-name="T12">&lt;br&gt;</text:span><text:span text:style-name="T13">也希望大家能靜下來好好看看此書，不要人云亦云。這本書不論是情節，語言，人物刻畫，都是上上之選。明顯作者是個有閱歷之人。非常喜歡書中一句話，走的是路，交的是朋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51">聞名不如見面！ </text:span><text:span text:style-name="T52">&lt;br&gt;</text:span><text:span text:style-name="T53">書荒終於鼓起勇氣來看他的這本書。 </text:span><text:span text:style-name="T52">&lt;br&gt;</text:span><text:span text:style-name="T53">邊看邊噁心，堅持了兩百章，只是為了文筆。 </text:span><text:span text:style-name="T52">&lt;br&gt;</text:span><text:span text:style-name="T53">我想說，綠欠抽我真想抽你幾個大巴掌！ </text:span><text:span text:style-name="T54">&lt;br&gt;</text:span><text:span text:style-name="T53">綠倒是沒覺得。 </text:span><text:span text:style-name="T52">&lt;br&gt;</text:span><text:span text:style-name="T53">這主角是真猥瑣虛偽弱智無恥，見個人就結拜，令狐公子是真愛，力量體系全崩潰，格局不如村委會，女人轉頭就能賣，仇人隔天成友愛，蠅營狗苟如吃糞！ </text:span><text:span text:style-name="T52">&lt;br&gt;</text:span><text:span text:style-name="T53">我現在才明白，原來滾開是多麼偉大的作者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還以為書評會說些謀略的缺陷，怎麼一個勁扯綠。 </text:span><text:span text:style-name="T16">&lt;br&gt;</text:span><text:span text:style-name="T17">自己無法全盤負責就不能耽誤別人去搞曖昧。說綠的佔有欲強了點，牛有道只是不喜歡欠別人，他認為喜歡他的女人就是債，因為他一直在往上爬，他處境太危險。 對於這書的遺憾就是明眼人太少，就波波和隱相，其他人都沒遠見，現實的最大矛盾應該是進階元嬰的天塹，其中多少人傑如何瞞天過海，暗度陳倉。如今天下大勢應該是莎如來為幕後，主角急先鋒，暗中推動顛覆全域，所謂九為極數，太穩，固化了，要變亂。從聖地歷練開始導火線。</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書寫的很好，看到很多人給的分這麼低，專門註冊個號來打分。說什麼綠帽的，我只想說，這種人總是看不清現實，以為所有的女人都是主角的女人，好自己代入</text:span><text:span text:style-name="T2">YY</text:span><text:span text:style-name="T3">一樣。在本書的這種情況，出現那些情節哪裡有問題了。要是最後唐掌門要是非合理狀態下，沒有最後和主角在一起，被強行和別人在一起。那我到是承認作者有綠帽心態。至於其他情節都寫的蠻好，個人覺得</text:span><text:span text:style-name="T4">6.7</text:span><text:span text:style-name="T3">到</text:span><text:span text:style-name="T4">7.2</text:span><text:span text:style-name="T3">之間。介於被惡意打低分，我給滿分拉下分值。</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今天終於看透這個網站了，反正一個郵箱一個號，想拉多少水軍拉多少水軍，</text:span><text:span text:style-name="T12">3.6</text:span><text:span text:style-name="T13">分，我說咋評分排名高的小說也沒找到幾本好看的，全尼瑪是智障兒童和水軍。是不是書裡有一個女的男主就得娶一個啊，娶得過來嗎弟弟們。一群智障嗎，男主對誰有意思了，整個看到母的就能上種馬有意思嗎，都是</text:span><text:span text:style-name="T12">yy</text:span><text:span text:style-name="T13">小說吧過來的吧呵呵。樂了樂了，還有那些說看小說就是為了爽的，我求求你們別看書了，去看裡番，看肉文吧，手沖多爽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實姐系列】本書主角是南朝劉宋時期的山陰公主劉楚玉（被作者進行了白蓮花式處理），需要打斷腿送來骨科改造的是她的天子弟弟劉子業，一名重度姐控患者。</text:span><text:span text:style-name="T16">PS</text:span><text:span text:style-name="T17">：其實我覺得這段故事參照歷史原文來看比小說的描寫有趣得多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速度讓你的魔障波特曼出場！</text:p>
          </table:table-cell>
          <table:table-cell table:style-name="ce1" office:value-type="string" calcext:value-type="string">
            <text:p>positive</text:p>
          </table:table-cell>
          <table:table-cell table:number-columns-repeated="1022"/>
        </table:table-row>
        <table:table-row table:style-name="ro1">
          <table:table-cell table:style-name="ce1" office:value-type="string" calcext:value-type="string">
            <text:p><text:span text:style-name="T38">SC</text:span><text:span text:style-name="T3">我是玩過一點點，但這本書吸引我的不是</text:span><text:span text:style-name="T4">SC</text:span><text:span text:style-name="T3">的內容，而是那種大學生活的風趣描寫和有關於比賽的奮鬥與激情揮灑，可以說哪怕寫得是我完全沒玩過的遊戲我也還是喜歡這本書，</text:span><text:span text:style-name="T4">SC</text:span><text:span text:style-name="T3">的細節描寫更是增加了真實感與代入感。</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因為這本小說上的中南大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星際爭霸小說，遊戲文中的小眾，也是此類中的代表。這書有很多是情懷，但是此書原本品質真的不差。主角性格也比較討喜，雖然吊兒郎當像個流氓，但是三觀正人品好，關鍵時刻總能靠得住。在一個星際很火的位面，主角由於被未來女主</text:span><text:span text:style-name="T12">Solo</text:span><text:span text:style-name="T13">吊打後知恥後勇，陰差陽錯遇見一個便宜師傅，莫名其妙走上職業玩家之路。雖然講遊戲，但是即使你沒玩過也能毫不費力看懂。而且現實內容遠多於遊戲，所以對角色的塑造比較好，無論是賤賤的主角還是女主</text:span><text:span text:style-name="T12">LULU</text:span><text:span text:style-name="T13">，還有狗王，隊友們都很有愛。（雙女主雙飛哦）此文基調輕鬆搞笑，比較溫馨，幽默也不生硬。個人仙草，此類中的精品值得一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流氓高手二）雖然我也不會玩</text:span><text:span text:style-name="T8">sc~</text:span><text:span text:style-name="T9">不過一點不影響我看。而且也沒有把主角</text:span><text:span text:style-name="T8">yy</text:span><text:span text:style-name="T10">到地位很高</text:span><text:span text:style-name="T8">~</text:span><text:span text:style-name="T10">算是蠻真實。感情戲開始像言情</text:span><text:span text:style-name="T8">~</text:span><text:span text:style-name="T10">不過還是有大學生活的樣子。這本書是當年校園梗和星際梗大集合，完全可以當笑話來看。現在回憶起來那不是個時代，不是些笑話，不是個遊戲，那是我們的童年與青春。大概這兩本是我心中競技小說的巔峰了。我一點也不喜歡無罪轉型，一點也不。無罪曾是電子競技小說的先驅。從</text:span><text:span text:style-name="T8">sc</text:span><text:span text:style-name="T10">之彼岸花的初露頭角到流氓高手名揚天下，作為一個擁有一定寫作功力的星際愛好者，他將自身的兩大特點完很好的結合起來，不僅帶動了整個電競小說的風潮，也樹起了方少雲這個略帶猥瑣的電競小說主角的範本，被諸多人效仿。</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上一次見到黑人赫敏還是汙客的</text:span><text:span text:style-name="T8">&lt;a href="/name/</text:span><text:span text:style-name="T9">哈利波特與冬堡法師</text:span><text:span text:style-name="T8">" target='_blank'&gt;</text:span><text:span text:style-name="T10">《哈利波特與冬堡法師》</text:span><text:span text:style-name="T8">&lt;/a&gt;</text:span><text:span text:style-name="T10">，好評。 </text:span><text:span text:style-name="T8">&lt;br&gt;</text:span><text:span text:style-name="T10">腦洞大，思路寬，就是要搞事情。 </text:span><text:span text:style-name="T8">&lt;br&gt;</text:span><text:span text:style-name="T10">順便，我最討厭兩種人，一是種族主者，二是黑鬼，三是不識數的。</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無罪寫的星際競技小說，猥瑣流的宗師。大學的青蔥歲月，生動有趣，充滿淫蕩氣息。幽默的用語，幽默的劇情，加上作者本人的親身經歷使得本書活靈活現，雙飛什麼的我會亂說麼？當時直接笑的抽筋了，不懂遊戲都可以看，灰常淫蕩。。男生向作品，完本。</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好吧，作為本書的作者，我再囉嗦一句吧。感謝各位書友幫我推書，同時希望大夥儘量不要在龍空推了。或者，推薦的時候，簡單說一說，不要惹人生厭為好。作為自己的心血之作，我只希望，能多一些志趣相投的讀者，陪著我一起寫完魏不二的故事，就好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作為這本書的作者，我得承認，這本書開頭有不少不盡人意的地方，承認主角的性格行為許多彆扭之處，也存在很多強行推進劇情的地方。在寫作的過程中，我也在不斷的進步。所以，從</text:span><text:span text:style-name="T2">2018</text:span><text:span text:style-name="T14">年</text:span><text:span text:style-name="T4">3</text:span><text:span text:style-name="T3">月份左右，開始回過頭來，對前面的章節做了大量修改，儘量讓前面的章節更加自然而合乎情理。不過，只有在起點閱讀，才能看到修改後的版本。其他網站都是舊版。希望有興趣閱讀這本書又沒錢看正版的讀者，先去起點看完正版，再考慮去別的網站閱讀。否則前後會有不少衝突的地方。以上。另外，這本書目前均訂</text:span><text:span text:style-name="T4">2366</text:span><text:span text:style-name="T3">，高訂</text:span><text:span text:style-name="T4">4992</text:span><text:span text:style-name="T3">，成績我很滿意了，感謝自己的堅持不懈，也感謝書友的支持。</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8">作為一個網文寫手界混跡不久的新人，一開始看到優書網滿滿的差評，我的心是拔涼拔涼的。 </text:span><text:span text:style-name="T19">&lt;br&gt;</text:span><text:span text:style-name="T20">不過後來看到還有很多書連點評都沒有，我瞬間就覺得自己就要</text:span><text:span text:style-name="T21">high</text:span><text:span text:style-name="T20">得起飛了。一星也是愛，有人噴總比沒人看好啊。 </text:span><text:span text:style-name="T19">&lt;br&gt;</text:span><text:span text:style-name="T20">心態瞬間轉入良好狀態，堅定完本信念。 </text:span><text:span text:style-name="T21">&lt;br&gt;</text:span><text:span text:style-name="T22">感謝各位的中肯差評，我是不會寄刀片的，主要是不知道地址。另外，這本書目前均訂</text:span><text:span text:style-name="T19">1400</text:span><text:span text:style-name="T20">，高訂</text:span><text:span text:style-name="T19">2577</text:span><text:span text:style-name="T20">，收藏</text:span><text:span text:style-name="T19">32000</text:span><text:span text:style-name="T20">，在這裡留個記錄，等一年後看看能不能有點進步……</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為什麼看這本書：</text:span><text:span text:style-name="T34">1. </text:span><text:span text:style-name="T35">這是一本因主角滿人身份被龍空眾因屁股問題被強行打低分的仙草，</text:span><text:span text:style-name="T36">5.3</text:span><text:span text:style-name="T37">的評分除了讓人知道龍空的評分並不那麼可信之外，並無其他作用。 </text:span><text:span text:style-name="T36">&lt;br&gt;2. </text:span><text:span text:style-name="T37">後宮文，所有的後宮文作者都應該來學習，</text:span><text:span text:style-name="T36">7-8</text:span><text:span text:style-name="T37">個女主各有特色幾乎沒有一個淪為花瓶，這是怎麼樣的一種水準。 </text:span><text:span text:style-name="T34">&lt;br&gt;3. </text:span><text:span text:style-name="T37">蘿莉該怎麼寫，來看看主角的東宮娘娘吧，這才是寫到了極致，都說參軍是足控，我卻認為他是絕對的蘿莉控。 </text:span><text:span text:style-name="T36">&lt;br&gt;4. </text:span><text:span text:style-name="T35">這不是一本穿清攀科技樹建立偽朝的軍事歷史文！絕對不是！名字應該改為“</text:span><text:span text:style-name="T36">XX</text:span><text:span text:style-name="T35">微服私訪記”，每泡一妹為一卷。。。 </text:span><text:span text:style-name="T34">&lt;br&gt;5. </text:span><text:span text:style-name="T35">則麼樣裝逼打臉才是最致命的？來學學 </text:span><text:span text:style-name="T34">&lt;br&gt;</text:span><text:span text:style-name="T35">為什麼不看這本書：</text:span><text:span text:style-name="T34">1.</text:span><text:span text:style-name="T35">所謂的屁股問題？</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參軍文風，感情細膩。前期國內爭雄寫得很好，後期稱霸世界略崩，但還是收得住的。只可惜後期被讀者噴怕了，女主轉世之類的有點不好。總體是可以十分好評的。 </text:span><text:span text:style-name="T24">.</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都在說作者屁股不正，我只想說我是來看後宮的，誰管你屁股啊，女主塑造真好，不愧是參軍。可惜新書為啥退步那麼快，都看不下去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分太假！！！ </text:span><text:span text:style-name="T8">&lt;br&gt;</text:span><text:span text:style-name="T9">你們要論制度的，說體制的去看政治書好麼？ </text:span><text:span text:style-name="T8">&lt;br&gt;</text:span><text:span text:style-name="T10">個人以為參軍最好的作品，官道我都沒看完。此書已過三遍， </text:span><text:span text:style-name="T8">&lt;br&gt;</text:span><text:span text:style-name="T10">就論這對女主的刻畫之細膩，除了夏花爺和香蕉。你找出第四個我看看 </text:span><text:span text:style-name="T8">&lt;br&gt;</text:span><text:span text:style-name="T10">當了皇帝，這自然也是後宮了，爽點足。末尾的那點私活完全能理解。 </text:span><text:span text:style-name="T8">&lt;br&gt;</text:span><text:span text:style-name="T10">書荒的話聽我說，別看分，刷一遍。</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火星引力最聳的一點就是明明骨子裡是沒救妹控，明明被和諧了</text:span><text:span text:style-name="T16">1w</text:span><text:span text:style-name="T17">本書，還是沒有半個實妹，你不實妹還不是被和諧了，當年不如過把實妹癮</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02">三刷，我心中參軍的巔峰之作。 </text:span><text:span text:style-name="T103">&lt;br&gt;—————— &lt;br&gt;</text:span><text:span text:style-name="T104">全書傾注了作者大劑量的</text:span><text:span text:style-name="T105">yy</text:span><text:span text:style-name="T104">，隔幾章不寫點美足什麼的渾身難受。 </text:span><text:span text:style-name="T103">&lt;br&gt;</text:span><text:span text:style-name="T104">裝逼打臉順便撩妹的文風已臻化境，後宮的人設亦是仙草級，蘿莉，禦姐，警花，封建糟粕應有盡有。 </text:span><text:span text:style-name="T105">&lt;br&gt;</text:span><text:span text:style-name="T106">就是快結局的時候把錦二奶奶給病死很讓人無語，為什麼，為什麼要虐待如此可愛的地主婆，不知道那段時間作者究竟經歷了什麼。。。最後番外還來個女主轉世還魂，詭異的很，看完瘮得慌 </text:span><text:span text:style-name="T103">&lt;br&gt;ps:</text:span><text:span text:style-name="T104">關於慈禧，首先佩服參軍，不過這麼寫肯定是會掉粉的，一張老奶奶蘭貴人皂片毀全部 </text:span><text:span text:style-name="T103">&lt;br&gt;</text:span><text:span text:style-name="T104">（我只能</text:span><text:span text:style-name="T103">yy</text:span><text:span text:style-name="T104">成邱淑貞，你們也可以試試），相對的，武則天這種就沒有關係，可以盡情</text:span><text:span text:style-name="T103">yy</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自己寫的書，我自己當做寶貝。不知不覺這本書已經</text:span><text:span text:style-name="T2">160</text:span><text:span text:style-name="T14">萬字了，目前均訂</text:span><text:span text:style-name="T4">2967</text:span><text:span text:style-name="T3">。從首定</text:span><text:span text:style-name="T4">500</text:span><text:span text:style-name="T3">，到均訂很快就要突破</text:span><text:span text:style-name="T4">3000</text:span><text:span text:style-name="T3">，花了快要兩年的時間，感慨很多啊。這本書算是初次嘗試寫作，走了不少彎路，但是也有很多的收穫。我每天都要來優書網，把每條評論看一遍，尤其是差評要反復看十遍。然後心裡默默麻痹自己，這些都是我的忠實讀者啊，被毒成這樣了，還能看幾章，也不容易。大部分的批評者說的都是有道理的，後來應該認真閱讀參考，以免誤入毒窩。已經入了坑的，就繼續毒著吧，哈哈。</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貓膩的書</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已完本】無限恐怖的無限與恐怖本是成功元素的一體兩面，奈何後人往往只注意“無限”，忽略了“恐怖”，直到這本書及其續作</text:span><text:span text:style-name="T2">&lt;a href="/name/</text:span><text:span text:style-name="T3">地獄公寓</text:span><text:span text:style-name="T4">" target='_blank'&gt;</text:span><text:span text:style-name="T3">《地獄公寓》</text:span><text:span text:style-name="T4">&lt;/a&gt;</text:span><text:span text:style-name="T3">的誕生，情況似乎才有所改觀。</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貓大最愛的一本書，無數讓人意料之外的神轉折，夫子登天斬龍真是帥爆了，學院的道理也讓人看得很爽啊，不過為什麼我看到大師兄和二師兄，總會想起棋魂裡的</text:span><text:span text:style-name="T16">sai</text:span><text:span text:style-name="T17">呢，大愛這部，仙草，推薦！</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是牛筆的新書，算是今年我發現的於我而言的一本仙草了。這書名就碉堡有沒有。這本書是網遊，不過改成了武俠背景，走的搞笑和王者歸來路線。將網遊做成足球競技那種模式，有歐冠亞冠世界盃俱樂部國家隊和職業選手，這是我第一次見這種模式，個人覺得相當有新意。主角最最崇拜的三個小說人物——田伯光，歐陽克，韋小寶； </text:span><text:span text:style-name="T2">&lt;br&gt;</text:span><text:span text:style-name="T14">主角最在意的異性外在特徵————美顏，小嘴，大胸，細腰，翹臀，長腿。</text:span><text:span text:style-name="T4">PS</text:span><text:span text:style-name="T3">：粉木耳算外在特徵嗎？如果算，粉木耳優先……再</text:span><text:span text:style-name="T4">PS</text:span><text:span text:style-name="T3">：如果不是粉木耳，口活好的優先，前後不禁的最好。 </text:span><text:span text:style-name="T4">&lt;br&gt;</text:span><text:span text:style-name="T3">主角最大的夢想————在太平洋買下一座小島，在島上修一座宮殿，跟我喜歡同時也喜歡我的姑娘們生活在一起。在那裡，沒有規</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哇，說真話，我花了兩天看了這本書。拍案叫絕啊，大家都說恐怖高校好看，在我看來不如這本書一半啊。簡單介紹一下：主角進入一個鬼怪吃人的遊戲，每一關有數個鬼，熬過一定時間或者主動完成任務可以過關。這種類型書不多，大家都去看看，給作者一點動力</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92">評論來自</text:span><text:span text:style-name="T93">&lt;a href="/n/</text:span><text:span text:style-name="T94">菜</text:span><text:span text:style-name="T95">De" target='_blank'&gt;@</text:span><text:span text:style-name="T96">菜</text:span><text:span text:style-name="T95">De &lt;/a&gt;</text:span><text:span text:style-name="T96">： 感覺這本跟</text:span><text:span text:style-name="T93">&lt;a href="/name/</text:span><text:span text:style-name="T94">俗人</text:span><text:span text:style-name="T95">" target='_blank'&gt;</text:span><text:span text:style-name="T94">《俗人》</text:span><text:span text:style-name="T93">&lt;/a&gt;</text:span><text:span text:style-name="T96">挺像的，而且也拖拉，作者完全以小學—初中—高中—大學—社會這個時間軸寫的，本職是作者。 </text:span><text:span text:style-name="T93">&lt;br&gt;</text:span><text:span text:style-name="T94">這本完全是作者自己的回憶之作，主角身上完全刻畫作者的性取向，那就是熟女控。你看他描述的那些老師、同學的母親，特別是死黨的母親，一次不夠，二次不夠，還來三次，並且前言也說了死黨父母關係有點不好，這讓我想到</text:span><text:span text:style-name="T95">&lt;a href="/name/</text:span><text:span text:style-name="T96">我與同學母親的故事</text:span><text:span text:style-name="T95">" target='_blank'&gt;</text:span><text:span text:style-name="T94">《我與同學母親的故事》</text:span><text:span text:style-name="T93">&lt;/a&gt;</text:span><text:span text:style-name="T96">、</text:span><text:span text:style-name="T95">&lt;a href="/name/</text:span><text:span text:style-name="T96">我</text:span><text:span text:style-name="T95">XX</text:span><text:span text:style-name="T94">同學母親</text:span><text:span text:style-name="T95">" target='_blank'&gt;</text:span><text:span text:style-name="T96">《我</text:span><text:span text:style-name="T95">XX</text:span><text:span text:style-name="T96">同學母親》</text:span><text:span text:style-name="T95">&lt;/a&gt;</text:span><text:span text:style-name="T96">、</text:span><text:span text:style-name="T93">&lt;a href="/name/</text:span><text:span text:style-name="T94">同學母親</text:span><text:span text:style-name="T93">XXX" target='_blank'&gt;</text:span><text:span text:style-name="T94">《同學母親</text:span><text:span text:style-name="T93">XXX</text:span><text:span text:style-name="T94">》</text:span><text:span text:style-name="T93">&lt;/a&gt;......</text:span><text:span text:style-name="T94">一定不是我的錯，我這麼純潔的人</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這個遊戲通關獎勵不太可能支持玩家有繼續玩下去的欲望。一個以天為單位和一筆可能對平民來說有點巨大的錢，我想除了絕症或者急需用錢的人或許會拼一下，又或者哪種對人生有其他追求的或道士類有技能的，正常點的人估計對這種靈異類搏命遊戲估計是要多遠就跑多遠，又不是無限類的強制參加，第一次參加是不知道，第二次還去，呵呵！說完缺點說優點，小說把驚悚和恐怖氣氛控制的還不錯，雖然聖母倒是也算是平衡了（話說淩晨一點多躲被子裡面看的），另外一個一個副本逐漸推進，不算突兀。作者君文筆開始不算好，</text:span><text:span text:style-name="T2">bug</text:span><text:span text:style-name="T3">也有，不過看在這類小說比較少，加之寫的還算可以暫時</text:span><text:span text:style-name="T4">5</text:span><text:span text:style-name="T3">星，推薦大半夜看</text:span><text:span text:style-name="T4">(≧▽≦)</text:span><text:span text:style-name="T3">，呀，有我的快遞了，我去拿一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3">咦，看到有評論說主角能為救陌生人不要命，馬去看。這年頭，這網路氛圍，可真難得了</text:span><text:span text:style-name="T24">= =</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最愛的一本娛樂書，字裡行間都能看出作者對香港電影深深的愛，帶我們回到那個香港電影的黃金時代，讓我開始理解了那個童年時帶給我們無數快樂的東方好萊塢，仙草，推薦！</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聯繫到</text:span><text:span text:style-name="T2">&lt;a href="/name/</text:span><text:span text:style-name="T3">蠱真人</text:span><text:span text:style-name="T4">" target='_blank'&gt;</text:span><text:span text:style-name="T3">《蠱真人》</text:span><text:span text:style-name="T4">&lt;/a&gt;</text:span><text:span text:style-name="T3">一直活的好好的，說明上面的人根本不怕你反社會，只怕你反政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寫鬼超級仙草，寫人超級毒草。這個作者，是寫恐怖文的天才，但是從前受小白流小說毒害太深。早點改掉這個缺點，能更上一層樓</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斷更七年後悍然複出，書評區不知道多少都是七年前的老書友再見，由此可看這本書的人氣之旺了，竅姐</text:span><text:span text:style-name="T2">V5~</text:span><text:span text:style-name="T3">我月萌萌噠</text:span><text:span text:style-name="T4">~ &lt;br&gt;</text:span><text:span text:style-name="T3">情節文筆屬上乘之流，中有蘿莉養成，扮男裝“勾引”（？？？）手下精靈妹子，玩弄公主感情等等領紳士們獸血沸騰的故事，被自己養大的蘿莉推到，想想看還有點小興奮呢！ </text:span><text:span text:style-name="T4">&lt;br&gt;</text:span><text:span text:style-name="T3">（覺得楔子長看不進去的可以跳看，影響不大的，吸引我入坑的是救小蘿莉調戲公主的那段！）</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放出來了又</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傭兵天下，在我們面前構造了一個全新也是全面的大陸。一本書下來，一張完整的地圖仿佛在我面前緩緩展在那個世界，每個人有血有肉的我們活著。我們好像跟隨者書中的角色一起生活一樣，因為他們的歡笑而開心，也因為他們的不幸而悲傷，有好幾次都無法抑制的哭的稀裡嘩啦，也有很多時候笑的肚子痛，這是其他任何一部小說都沒辦法給我的。裡面無數章節讓人開懷大笑，綠兒的學飛經歷，艾米的精明算計，等等…但也有很多章節讓我潸然淚下，池寒楓將軍的慷慨赴死，林河大人感動三界的事蹟，以及大青山夫婦對友情和愛情的堅定，但說實話，我不喜歡這樣悲情的結局，太虐心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傭兵天下，在我們面前構造了一個全新也是全面的大陸。一本書下來，一張完整的地圖仿佛在我面前緩緩展在那個世界，每個人有血有肉的我們活著。我們好像跟隨者書中的角色一起生活一樣，因為他們的歡笑而開心，也因為他們的不幸而悲傷，有好幾次都無法抑制的哭的稀裡嘩啦，也有很多時候笑的肚子痛，這是其他任何一部小說都沒辦法給我的。裡面無數章節讓人開懷大笑，綠兒的學飛經歷，艾米的精明算計，等等…但也有很多章節讓我潸然淚下，池寒楓將軍的慷慨赴死，林河大人感動三界的事蹟，以及大青山夫婦對友情和愛情的堅定，但說實話，我不喜歡這樣悲情的結局，太虐心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最具仙味的修真文，至今無人可超越，古代篇不落窠臼，天地不仁以萬物為芻狗，風閑真人仙氣十足。現代篇格局開闊，改變世界讓人眼前一亮。往事皆去不言悔，此身盡付一笑中的氣度實在讓人著迷。教主的成神之作。</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第</text:span><text:span text:style-name="T8">1</text:span><text:span text:style-name="T9">套書單</text:span><text:span text:style-name="T8">&lt;a href="/name/</text:span><text:span text:style-name="T10">山水情的書單</text:span><text:span text:style-name="T8">" target='_blank'&gt;</text:span><text:span text:style-name="T10">《山水情的書單》</text:span><text:span text:style-name="T8">&lt;/a&gt;</text:span><text:span text:style-name="T10">，書單作者：山水情。 </text:span><text:span text:style-name="T8">&lt;br&gt;</text:span><text:span text:style-name="T10">代表性評論：被譽為最具超脫出塵意味的網路仙俠小說之一，文字優美洗練堪稱一絕，其直指本心絕不為外物所動的理念更使作品具備巨大的感染力。</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風閑真人，最有仙人氣度的出世人物。 </text:span><text:span text:style-name="T16">&lt;br&gt;</text:span><text:span text:style-name="T17">玉之靈，門派利益為主的法寶。——完全不像其他書中的老爺爺，一副給主角當孫子的模樣。</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焚燒殘軀謝師恩，我輩都是無情人。 </text:span><text:span text:style-name="T16">&lt;br&gt;</text:span><text:span text:style-name="T17">此語近十年至今記憶猶新</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33">荊柯守的</text:span><text:span text:style-name="T34">&lt;a href="/name/</text:span><text:span text:style-name="T35">風起紫羅峽</text:span><text:span text:style-name="T36">" target='_blank'&gt;</text:span><text:span text:style-name="T37">《風起紫羅峽》</text:span><text:span text:style-name="T36">&lt;/a&gt;</text:span><text:span text:style-name="T37">，分為古代篇和現代篇，古代篇未能完全。兩篇都很喜歡，私以為現代篇更好。“殺妻證道荊柯守”出於古代篇，“教主”亦因此成名。兩篇故事都著重描繪了作者眼中的修行者，古代篇中風閑的心唯大道，現代篇中劉得宜的出入紅塵、舉重若輕，都頗顯道士風采。 </text:span><text:span text:style-name="T36">&lt;br&gt;</text:span><text:span text:style-name="T37">仙俠文的這種核心基準是：修行者（或求長生，或求大道）的道德是與普通人不同的，是在所有外殼包裹之下的絕對利己主義的內核。表現出來，就是犧牲一切的信念，就是漠視一切外物、一切非我道德從而出入自如的行事風格，就是絕對自閉自洽的價值觀念體系。這種風格，我僅在</text:span><text:span text:style-name="T34">&lt;a href="/name/</text:span><text:span text:style-name="T37">蠱真人</text:span><text:span text:style-name="T36">" target='_blank'&gt;</text:span><text:span text:style-name="T35">《蠱真人》</text:span><text:span text:style-name="T36">&lt;/a&gt;</text:span><text:span text:style-name="T35">、</text:span><text:span text:style-name="T34">&lt;a href="/name/</text:span><text:span text:style-name="T35">劍出華山</text:span><text:span text:style-name="T34">" target='_blank'&gt;</text:span><text:span text:style-name="T35">《劍出華山》</text:span><text:span text:style-name="T34">&lt;/a&gt;</text:span><text:span text:style-name="T35">見到過。</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分為古代篇和現代篇，古代篇未能完全，遺憾，然大成若缺，或許這份殘缺反而更吸引人追尋。 </text:span><text:span text:style-name="T2">&lt;br&gt;</text:span><text:span text:style-name="T3">古代篇修道求真，最具超凡脫俗意味，風閑真人可謂最具非人感的修道之人，幾無可超越，太上忘情，道心堅定，除此之外，北星子，龍成，為各自執念，負泰山而超北海，意志堅定，不得不讓人敬佩。 </text:span><text:span text:style-name="T4">&lt;br&gt;</text:span><text:span text:style-name="T3">現代篇格局開闊，劉得宜出入紅塵、舉重若輕，都頗顯道士風采，西藏一行，叩問大道，更是深刻體現出凡人至非凡的心靈歷程，而玉之靈一語驚醒夢中人，紅塵萬丈，天資縱橫者不計其數，唯有人求道，何來道求人，不可不謂之諷刺！ </text:span><text:span text:style-name="T4">&lt;br&gt;</text:span><text:span text:style-name="T3">往事皆去不言悔，此身盡付一笑中。</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最具超脫出塵意味的網路仙俠小說。前半部寫出古典仙俠風格，後半部分寫現代修道路，從人到仙的心路描寫轉變極其到位，看後會有強烈的感受，這</text:span><text:span text:style-name="T12">TMD</text:span><text:span text:style-name="T13">才是真正的修真呀 。作者將修真者 天地不仁</text:span><text:span text:style-name="T12">,</text:span><text:span text:style-name="T13">以萬物為芻狗的仙道韻味表現得淋漓盡致，在網路小說中可謂獨樹一幟，文字情節雕琢考究，不愧是教主的成名作，從此江湖上留傳著這麼一個諢號：殺妻證道荊柯守……</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霞飛的書，與貓姐一樣都習慣走無敵流路線，不過卻比貓姐多了不少猥瑣搞笑和惡意賣萌的段子，使得許多衝突的橋段平添了幾分卡通劇的喜感（或許還有幾分溫馨的治癒感？）。喜歡的人看起來會樂不可支，不喜歡的人眼中就會是毒草了。</text:span><text:span text:style-name="T2">PS</text:span><text:span text:style-name="T14">：不知是否是我審美疲勞的緣故，總感覺本書中的都市女性形象沒有</text:span><text:span text:style-name="T4">&lt;a href="/name/</text:span><text:span text:style-name="T3">同居萬歲</text:span><text:span text:style-name="T4">" target='_blank'&gt;</text:span><text:span text:style-name="T3">《同居萬歲》</text:span><text:span text:style-name="T4">&lt;/a&gt;</text:span><text:span text:style-name="T3">時候那麼驚豔了。【為褒獎女性老司機，點顆仙草表示支持】</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你們都這麼高調的嘛？</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疾風知勁艸，板蕩識誠臣，宅男</text:span><text:span text:style-name="T16">YY</text:span><text:span text:style-name="T17">系，幻大熟堪勝？</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求求你們不要再舉報了</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1">先給</text:span><text:span text:style-name="T12">5</text:span><text:span text:style-name="T13">星好評，幻疾風是我最喜歡的作者！高端玩家反復看了快</text:span><text:span text:style-name="T12">10</text:span><text:span text:style-name="T13">遍了！</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回頭看看，其實大飛不就是你我麼？偶爾猥瑣偶爾裝逼，發點小財一定要藏著捏著，帶點被迫害心理，帶點仇富心理，大部分時間自私自利，被人捧一下立馬上天。看自己人不爽，看美國人日本人更不爽。這就是一個普普通通的小市民。可能有人不能忍受主角居然和大部分普通人一個德行，但高大上的主角咱們不是已經見得太多了麼？</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大煙缸是我很喜歡的一個作者。一方面他寫的書是無敵流的，看起來讓人感覺很爽，從頭到尾沒啥苦大仇深或者懸樑刺股的感覺，雖然說起來男主一直沒有那種真正的天下無敵，一直有威脅在環繞，可是他卻有一種氣質，讓人感覺跟著他一起逗比，那麼什麼問題都能解決；另一方面他的小說中每個比較重要的配角都是個性鮮明，有血有肉的，從頭看下來幾乎看不到什麼</text:span><text:span text:style-name="T16">nc</text:span><text:span text:style-name="T17">情節，每一步走下來都不讓人感覺突兀，其實說起來男主就是那樣一個沒有霸氣也沒有意志的普通人，加上他生活中摸爬滾打中獲得的智慧，以及王老菊一般的視角，造就了一個不一樣的神話。</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這本書是純爽文，主要講的就是 曾經的網癮少年，如今的搬磚漢子兼網癮治療專家大飛哥在英雄無敵背景的遊戲中一路裝逼一路打臉，最終艸翻全世界的故事，輕鬆搞笑，自帶吐槽，不管主角還是配角，全是逗逼，不帶腦子去看真的很歡樂，認真你就輸了，是我個人仙草。</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二狗，癩蛤蟆。天神下凡。桃花）。</text:span><text:span text:style-name="T8">&lt;a href="/name/</text:span><text:span text:style-name="T9">宗教裁判所</text:span><text:span text:style-name="T8">" target='_blank'&gt;</text:span><text:span text:style-name="T10">《宗教裁判所》</text:span><text:span text:style-name="T8">&lt;/a&gt;&lt;a href="/name/</text:span><text:span text:style-name="T10">天神下凡</text:span><text:span text:style-name="T8">" target='_blank'&gt;</text:span><text:span text:style-name="T10">《天神下凡》</text:span><text:span text:style-name="T8">&lt;/a&gt;</text:span><text:span text:style-name="T10">前期實在大愛，開篇就精才豔豔，讓我眼前一亮，恢弘的設定，晦澀的氛圍。有個關於聶衛平的評價很適合大總管：五十步前天下無敵。之後嘛，沒有了……因為烽火特別擅長小故事塑造人物，所以小劇情往往很精彩，能描寫出特別讓人印象深刻的人物，總管長於人物細節雕琢，卻疏於故事大局設計，往往靈感耗盡，小說就難以為繼，為確保作品品質，不得不太監。哪怕擼管，也要擼得文藝，擼得風雅。烽火每本書，都有種溫潤的風雅，哪怕是裝逼，也帶著種高雅的味道。偶爾在壓抑的時候，還會想到陳二狗一書中，那種人如怒犬般拼搏的驕傲。</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二狗，癩蛤蟆。天神下凡。桃花）。</text:span><text:span text:style-name="T8">&lt;a href="/name/</text:span><text:span text:style-name="T9">宗教裁判所</text:span><text:span text:style-name="T8">" target='_blank'&gt;</text:span><text:span text:style-name="T10">《宗教裁判所》</text:span><text:span text:style-name="T8">&lt;/a&gt;&lt;a href="/name/</text:span><text:span text:style-name="T10">天神下凡</text:span><text:span text:style-name="T8">" target='_blank'&gt;</text:span><text:span text:style-name="T10">《天神下凡》</text:span><text:span text:style-name="T8">&lt;/a&gt;</text:span><text:span text:style-name="T10">前期實在大愛，開篇就精才豔豔，讓我眼前一亮，恢弘的設定，晦澀的氛圍。有個關於聶衛平的評價很適合大總管：五十步前天下無敵。之後嘛，沒有了……因為烽火特別擅長小故事塑造人物，所以小劇情往往很精彩，能描寫出特別讓人印象深刻的人物，總管長於人物細節雕琢，卻疏於故事大局設計，往往靈感耗盡，小說就難以為繼，為確保作品品質，不得不太監。哪怕擼管，也要擼得文藝，擼得風雅。烽火每本書，都有種溫潤的風雅，哪怕是裝逼，也帶著種高雅的味道。偶爾在壓抑的時候，還會想到陳二狗一書中，那種人如怒犬般拼搏的驕傲。</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烽火戲諸侯的</text:span><text:span text:style-name="T26">&lt;a href="/name/</text:span><text:span text:style-name="T27">宗教裁判所</text:span><text:span text:style-name="T28">" target='_blank'&gt;</text:span><text:span text:style-name="T29">《宗教裁判所》</text:span><text:span text:style-name="T26">&lt;/a&gt;</text:span><text:span text:style-name="T27">及未完續作</text:span><text:span text:style-name="T28">&lt;a href="/name/</text:span><text:span text:style-name="T29">天神下凡</text:span><text:span text:style-name="T26">" target='_blank'&gt;</text:span><text:span text:style-name="T29">《天神下凡》</text:span><text:span text:style-name="T26">&lt;/a&gt;</text:span><text:span text:style-name="T27">，文筆堪稱華麗。 宗教類題材的作品，人物三觀極需拿捏，作者本身對宗教的瞭解與態度也影響很大。國人的宗教知識大多爾爾，所以儘管本作中烽火本人也是一知半解，敷衍糊弄，故事還是能很流暢的講下去。 </text:span><text:span text:style-name="T26">&lt;br&gt;</text:span><text:span text:style-name="T27">契合歐州古典式繁複雕砌、華麗奢靡貴族風的文字，文藝復興歷史格局的嵌入，人文、魔法、宗教、政治的交相掩映，促成了這本好看的小說。 </text:span><text:span text:style-name="T26">&lt;br&gt;</text:span><text:span text:style-name="T27">書中的一個問題，也是烽火小說的通病：過度意淫。作者仿佛沉溺到自己的文字中，為主角幻想出過於完美的人生際遇，雖然一時能引起讀者興奮共鳴，但在長篇小說中對合理性的破壞尤為嚴重，反而會降低閱讀體驗。這大概就是“文青病”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主角總是表現的很冷酷，愛算計，為了利益耍弄小陰謀詭計。比如</text:span><text:span text:style-name="T2">63</text:span><text:span text:style-name="T3">章，主角的神賜種子第一次成熟，兩隻雲豹來搶劫，南邊臨族的山主幫忙擊殺了一頭雲豹，主角卻故意放走了另一頭回去報信，禍水東引，讓雲豹們的仇恨轉移給臨族。事後主角還非常得意自己的聰明。 </text:span><text:span text:style-name="T4">&lt;br&gt;</text:span><text:span text:style-name="T3">主角一直依靠這個，依靠那個，流水帳般幹活幹活，升級升級，危險來了搖旗喊人。主角的戰鬥力毫無體現，偏偏作者還一直強調主角的體型擅於戰鬥，導致主角升級的爽點幾乎沒有。戰五渣升級成戰六渣有爽點嗎，反而前期獨自在叢林求存更有看點。 </text:span><text:span text:style-name="T4">&lt;br&gt;</text:span><text:span text:style-name="T3">作者不喜歡寫一個戰力強悍的主角也可以，喜歡玩腦子不是錯，只有小聰明沒有大智慧這個蟲設真的令人不喜。</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輕鬆無比的一本小說，而且貌似到現在沒什麼人看過，至少我很喜歡，最後有一段情節寫的很感人</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這是一本同時兼有仙草和毒草特質的奇書。 </text:span><text:span text:style-name="T8">&lt;br&gt;</text:span><text:span text:style-name="T9">作者是龍空老油條，深入研究裝逼打臉套路文十年，對症下藥，寫出來一本從頭到尾都是套路的爽文。 </text:span><text:span text:style-name="T8">&lt;br&gt;</text:span><text:span text:style-name="T10">可謂是集裝逼於大成之作，每一篇都在裝逼，裝逼精神貫穿全書。開篇一章就點題：主角修仙五百年，在宇宙中萬戰不敗，現在渡劫失敗重生回到地球裝逼了。 </text:span><text:span text:style-name="T8">&lt;br&gt;</text:span><text:span text:style-name="T10">無敵流，裝逼流，專業打臉流，不需要帶腦子流，無毒高效無雷無鬱悶，不送女也不艸女，不後宮，從頭打到尾，節奏明快，文筆流暢，不中二但是就是要吊打世界 </text:span><text:span text:style-name="T8">&lt;br&gt;</text:span><text:span text:style-name="T10">所有的劇情全部是為了讓主角裝逼服務的。堪稱網文裝逼打臉套路教科書級別的神級小說。 </text:span><text:span text:style-name="T8">&lt;br&gt;</text:span><text:span text:style-name="T10">托這本書的福，作者現在一書成神，月收入都四十萬了，真乃神人啊。</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龍空從來都是作者比讀者多，評論的也基本差不多。 </text:span><text:span text:style-name="T8">&lt;br&gt;</text:span><text:span text:style-name="T9">文人相輕，看不得別人好，這是常態。 </text:span><text:span text:style-name="T8">&lt;br&gt;</text:span><text:span text:style-name="T10">無論你們怎麼說，這本書的確是裝逼大成，無數讀者，作者也賺的盆滿缽滿。 </text:span><text:span text:style-name="T8">&lt;br&gt;</text:span><text:span text:style-name="T10">雖然</text:span><text:span text:style-name="T8">tj</text:span><text:span text:style-name="T10">，書中也有很多不足，但是那麼多人將這本書批的一無是處，就太可笑了。 </text:span><text:span text:style-name="T8">&lt;br&gt;</text:span><text:span text:style-name="T10">呵呵，不如借鑒一下人家這本書的可取之處，少噴兩句吧。</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25">那些說主角是鴨子的，是不是對“鴨子”這個職業有什麼誤解？目前寫出來的十幾個故事中，只有一次和女客人你情我願的發生了關係，然後你們眼裡就只有女人那點事兒了？別的故事都看不到？ </text:span><text:span text:style-name="T26">&lt;br&gt;</text:span><text:span text:style-name="T27">做家教、救跳樓女、機緣巧合破獲一樁殺人案、幫人要被騙的錢、抓住一對詐騙犯、做私家偵探跟蹤出軌的老公，還拒絕了一個富婆</text:span><text:span text:style-name="T28">10</text:span><text:span text:style-name="T29">萬</text:span><text:span text:style-name="T26">/</text:span><text:span text:style-name="T27">月的包養，你跟我說這主角是個鴨子？鴨子還會拒絕富婆包養？ </text:span><text:span text:style-name="T28">&lt;br&gt;</text:span><text:span text:style-name="T29">你說這書文筆垃圾，故事腦殘都無所謂，愛怎麼噴都隨意，評論區還一個只是把這書存進書單可能都沒看的人就給了個</text:span><text:span text:style-name="T26">1</text:span><text:span text:style-name="T29">星劇毒，我也無所謂，沒錯我是作者。 </text:span><text:span text:style-name="T26">&lt;br&gt;</text:span><text:span text:style-name="T27">但你噴主角是個鴨子，我只想說你腦子進</text:span><text:span text:style-name="T26">S……</text:span><text:span text:style-name="T27">了吧！</text:span><text:span text:style-name="T26">N……</text:span><text:span text:style-name="T27">一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15">十裡劍神，構思十年，一書封神。此書乃是打臉裝比之大成。大比小比，比中比，連環比，可謂比仙。網文如海，皆是小白。都市修仙便是牢牢抓住了小白的心，只要喜歡看裝比打臉，就無法忽略此書的魅力。其裝比範本，被無數寫手借鑒，抄襲，覆蓋都市分類，養活了無數樓</text:span><text:span text:style-name="T16">b</text:span><text:span text:style-name="T17">。其地位，堪比鬥破。然此書雖妙，卻遭人妒。其子子孫孫不念生恩，反倒嫉妒萬分，以至此書評論區水黑機三毒齊聚，被黑的讓人懷疑人生。一脈之祖，竟要被不肖子孫欺師滅祖。黑暗迫近，萬千呼喚便要作者出手，掃清八方妖邪，一劍遮天。但想其絕無可能。一切只因陳凡雖有七情，要還自己一個光明公正，卻其力不足。北玄雖可出手，卻無人情六欲，卻其念不足。十裡劍神何時出手？</text:span></text:p>
          </table:table-cell>
          <table:table-cell table:style-name="ce1" office:value-type="string" calcext:value-type="string">
            <text:p>positive</text:p>
          </table:table-cell>
          <table:table-cell table:number-columns-repeated="1022"/>
        </table:table-row>
        <table:table-row table:style-name="ro1">
          <table:table-cell table:style-name="ce2" office:value-type="string" calcext:value-type="string">
            <text:p><text:span text:style-name="T7">不只我 多少人看了一遍又一遍 </text:span><text:span text:style-name="T8">&lt;br&gt;</text:span><text:span text:style-name="T9">回味的是那種氛圍 那種年少輕狂的心 </text:span><text:span text:style-name="T8">&lt;br&gt;</text:span><text:span text:style-name="T10">回味的是那抹纏繞心頭的一絲絲情 </text:span><text:span text:style-name="T8">&lt;br&gt;</text:span><text:span text:style-name="T10">多少死忠希望你能把這部書寫完 我也一樣 </text:span><text:span text:style-name="T8">&lt;br&gt;</text:span><text:span text:style-name="T10">你的停更 停的不只是一本書 是無數個青年的大學回憶 </text:span><text:span text:style-name="T8">&lt;br&gt;</text:span><text:span text:style-name="T10">最後一句 烽火 求更新，難道太監總管取名都是伏筆，求繼續調戲</text:span></text:p>
          </table:table-cell>
          <table:table-cell table:style-name="ce1" office:value-type="string" calcext:value-type="string">
            <text:p>positive</text:p>
          </table:table-cell>
          <table:table-cell table:number-columns-repeated="1022"/>
        </table:table-row>
        <table:table-row table:style-name="ro2" table:number-rows-repeated="1047174">
          <table:table-cell table:number-columns-repeated="1024"/>
        </table:table-row>
        <table:table-row table:style-name="ro2">
          <table:table-cell table:number-columns-repeated="1024"/>
        </table:table-row>
        <table:named-expressions>
          <table:named-range table:name="_xlnm._FilterDatabase" table:base-cell-address="$data.$A$1" table:cell-range-address="$data.$A$1:.$B$1401"/>
        </table:named-expressions>
      </table:table>
      <table:named-expressions/>
      <table:database-ranges>
        <table:database-range table:name="__Anonymous_Sheet_DB__0" table:target-range-address="data.A1:data.B140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nux Libertine G1" svg:font-family="'Linux Libertine G'"/>
    <style:font-face style:name="Linux libertine g" svg:font-family="'Linux libertine g'"/>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802" meta:object-count="0"/>
    <meta:generator>LibreOfficeDev/6.0.5.2$Linux_X86_64 LibreOffice_project/</meta:generator>
  </office:meta>
</office:document-meta>
</file>